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836f"/>
    </style:style>
    <style:style style:name="T2" style:family="text">
      <style:text-properties officeooo:rsid="0017fea9"/>
    </style:style>
    <style:style style:name="T3" style:family="text">
      <style:text-properties officeooo:rsid="0019154a"/>
    </style:style>
    <style:style style:name="T4" style:family="text">
      <style:text-properties officeooo:rsid="0019c8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 text:c="29"/>Dissertation</text:p>
      <text:p text:style-name="Preformatted_20_Text"><text:s text:c="5"/>Flux Compactifications, dS Vacua and the</text:p>
      <text:p text:style-name="Preformatted_20_Text"><text:s text:c="27"/>Swampland</text:p>
      <text:p text:style-name="Preformatted_20_Text"><text:s/>ausgeführt zum Zwecke der Erlangung des akademischen Grades</text:p>
      <text:p text:style-name="Preformatted_20_Text"><text:s text:c="14"/>eines Doktors der Naturwissenschaften</text:p>
      <text:p text:style-name="Preformatted_20_Text"><text:s text:c="24"/>unter der Leitung von</text:p>
      <text:p text:style-name="Preformatted_20_Text"><text:s text:c="13"/>Privatdozent Timm Michael Wrase, PhD</text:p>
      <text:p text:style-name="Preformatted_20_Text"><text:s text:c="32"/>E136</text:p>
      <text:p text:style-name="Preformatted_20_Text"><text:s text:c="18"/>Institut für Theoretische Physik</text:p>
      <text:p text:style-name="Preformatted_20_Text"><text:s text:c="9"/>eingereicht an der Technischen Universität Wien</text:p>
      <text:p text:style-name="Preformatted_20_Text"><text:s text:c="25"/>Fakultät für Physik</text:p>
      <text:p text:style-name="Preformatted_20_Text"><text:s text:c="33"/>von</text:p>
      <text:p text:style-name="Preformatted_20_Text"><text:s text:c="13"/>Christoph Oliver Roupec, MSc</text:p>
      <text:p text:style-name="Preformatted_20_Text"><text:s text:c="20"/>Matrikelnummer: 01108500</text:p>
      <text:p text:style-name="Preformatted_20_Text"><text:s text:c="12"/>Breitenseer Straße 39a, T23-24, 1140 Wien</text:p>
      <text:p text:style-name="Preformatted_20_Text">Wien, am XX. November 2021</text:p>
      <text:p text:style-name="Preformatted_20_Text">Kurzfassung</text:p>
      <text:p text:style-name="Preformatted_20_Text">Eines der Ziele der String Phänomenologie ist es, die grundlegenden Eigenschaften</text:p>
      <text:p text:style-name="Preformatted_20_Text">der Raumzeit des Universums in einer konsistenten, effektiven Theorie bei niedrigen</text:p>
      <text:p text:style-name="Preformatted_20_Text">Energien zu beschreiben. Von kosmologischen Observationen wissen wir, dass sich</text:p>
      <text:p text:style-name="Preformatted_20_Text">unser Universum beschleunigt ausdehnt. In Einsteins Relativitätstheorie kann dies</text:p>
      <text:p text:style-name="Preformatted_20_Text">durch eine positive kosmologische Konstante beschrieben werden. In String Theorie</text:p>
      <text:p text:style-name="Preformatted_20_Text">ist es möglich diese durch ein skalares Feld zu beschreiben, welches an einer Stelle</text:p>
      <text:p text:style-name="Preformatted_20_Text">in seinem Potential mit positiver Energie sitzt. Oft wird ein stabiles Minimum des</text:p>
      <text:p text:style-name="Preformatted_20_Text">skalaren Potentials verwendet, um eine de Sitter Raumzeit zu erhalten. Konstruk-</text:p>
      <text:p text:style-name="Preformatted_20_Text">tionen von de Sitter Raumzeiten in String Theorie sind nicht trivial und werden oft</text:p>
      <text:p text:style-name="Preformatted_20_Text">kritisiert. In dieser Dissertation werden Themen behandelt, die mit Konstruktionen</text:p>
      <text:p text:style-name="Preformatted_20_Text">von de Sitter Raumzeiten in effektiven Theorien, die von String Theorie kommen,</text:p>
      <text:p text:style-name="Preformatted_20_Text">zusammenhängen.</text:p>
      <text:p text:style-name="Preformatted_20_Text">Ein wichtiger Bestandteil einer Klasse von Modellen sind (anti)-D-Branen, welche</text:p>
      <text:p text:style-name="Preformatted_20_Text">wir im Rahmen von Supergravitation beschreiben werden. Besonderes Augenmerk</text:p>
      <text:p text:style-name="Preformatted_20_Text">liegt auf der anti-D3-Brane im KKLT Modell, welche dazu dient, die Energie des</text:p>
      <text:p text:style-name="Preformatted_20_Text">Vakuums positiv zu machen. Hier geben wir eine vollständige Beschreibung, inklu-</text:p>
      <text:p text:style-name="Preformatted_20_Text">sive aller Felder, die im Volumen der Brane vorkommen. Des Weiteren zeigen wir,</text:p>
      <text:p text:style-name="Preformatted_20_Text">wie das KKLT Modell, welches ursprünglich in Typ IIB String Theorie erfunden</text:p>
      <text:p text:style-name="Preformatted_20_Text">wurde, auch in Typ IIA mittels anti-D6-Branen funktioniert. Außerdem führen wir</text:p>
      <text:p text:style-name="Preformatted_20_Text">eine “massenproduktions Methode” ein, welche es erlaubt, unkompliziert viele de</text:p>
      <text:p text:style-name="Preformatted_20_Text">Sitter Vakua zu konstruieren. Aufbauend darauf untersuchen wir Modelle, die auf</text:p>
      <text:p text:style-name="Preformatted_20_Text">7 Torus Kompaktifizierungen von M Theorie basieren. Wir finden, dass auch solche</text:p>
      <text:p text:style-name="Preformatted_20_Text">Konstruktionen zu de Sitter Raumzeiten führen können und zeigen, wie sie mit Typ</text:p>
      <text:p text:style-name="Preformatted_20_Text">II Supergravitation zusammenhängen.</text:p>
      <text:p text:style-name="Preformatted_20_Text">Eine neuere Entwicklung im Bereich der String Phänomenologie sind die sogenan-</text:p>
      <text:p text:style-name="Preformatted_20_Text">nten Sumpfland Vermutungen. Hier liegt unser Augenmerk auf der de Sitter Vermu-</text:p>
      <text:p text:style-name="Preformatted_20_Text">tung, welche behauptet, dass konsistente Konstruktionen von de Sitter Raumzeiten</text:p>
      <text:p text:style-name="Preformatted_20_Text">in String Theorie nicht möglich sind. Wir zeigen, dass es schwierig ist, de Sitter</text:p>
      <text:p text:style-name="Preformatted_20_Text">Minima in klassischen Typ IIA String Kompaktifizierungen zu finden. Nachdem wir</text:p>
      <text:p text:style-name="Preformatted_20_Text">die ursprüngliche Behauptung durch explizite instabile Lösungen widerlegen, präsen-</text:p>
      <text:p text:style-name="Preformatted_20_Text">tieren wir unsere eigene, verbesserte de Sitter Sumpfland Behauptung, welche sich</text:p>
      <text:p text:style-name="Preformatted_20_Text">von der überarbeiteten Version der ersten Behauptung in einigen Aspekten unter-</text:p>
      <text:p text:style-name="Preformatted_20_Text">scheidet.</text:p>
      <text:p text:style-name="Preformatted_20_Text">Die vorliegende Dissertation basiert auf den Publikationen [1–8], an welchen ich</text:p>
      <text:p text:style-name="Preformatted_20_Text">während meines Doktoratsstudiums gearbeitet habe.</text:p>
      <text:p text:style-name="Preformatted_20_Text"><text:s text:c="43"/>i</text:p>
      <text:p text:style-name="Preformatted_20_Text">Abstract</text:p>
      <text:p text:style-name="Preformatted_20_Text">One of the main goals of the field of string phenomenology is to describe the properties of our spacetime in low-energy effective models related to and consistent with</text:p>
      <text:p text:style-name="Preformatted_20_Text">string theory. It is known from observations that our universe undergoes <text:soft-page-break/>accelerated expansion, which can be described in Einstein’s theory of general relativity as</text:p>
      <text:p text:style-name="Preformatted_20_Text">a positive cosmological constant. Within string theory descriptions, this is realized</text:p>
      <text:p text:style-name="Preformatted_20_Text">by a scalar field with a positive value of its potential. Oftentimes, this is modelled</text:p>
      <text:p text:style-name="Preformatted_20_Text">by having the scalar at a stable, positive minimum. One then obtains a de Sitter</text:p>
      <text:p text:style-name="Preformatted_20_Text">spacetime. Constructions of de Sitter spaces from string theory are not straightfor-</text:p>
      <text:p text:style-name="Preformatted_20_Text">ward and face many criticisms. In this thesis we adress several aspects related to</text:p>
      <text:p text:style-name="Preformatted_20_Text">this topic.</text:p>
      <text:p text:style-name="Preformatted_20_Text">We investigate the description of general branes in supergravity and in particular</text:p>
      <text:p text:style-name="Preformatted_20_Text">describe the uplifting anti-D3-brane of the KKLT model, including all world vol-</text:p>
      <text:p text:style-name="Preformatted_20_Text">ume fields. Additionally, we translate the type IIB based KKLT model into type</text:p>
      <text:p text:style-name="Preformatted_20_Text">IIA and introduce a mechanism that allows for the rapid construction of many de</text:p>
      <text:p text:style-name="Preformatted_20_Text">Sitter solutions. Related to this we investigate models based on twisted 7-tori from</text:p>
      <text:p text:style-name="Preformatted_20_Text">M-theory and their relation to type II supergravity. These setups can also yield de</text:p>
      <text:p text:style-name="Preformatted_20_Text">Sitter solutions using the same mass production mechanism.</text:p>
      <text:p text:style-name="Preformatted_20_Text">One of the more recent and serious claims against the construction of de Sitter spaces</text:p>
      <text:p text:style-name="Preformatted_20_Text">in string theory, the de Sitter swampland conjecture, is also ad<text:span text:style-name="T1">d</text:span>ressed here. We high-</text:p>
      <text:p text:style-name="Preformatted_20_Text">light the difficulty of obtaining a stable, positive vacuum energy in classical type</text:p>
      <text:p text:style-name="Preformatted_20_Text">IIA flux compactifications and their reliance on O-plane sources. Then, we turn</text:p>
      <text:p text:style-name="Preformatted_20_Text">our attention to the conjecture itself. Contrary to the initial claim, we find many</text:p>
      <text:p text:style-name="Preformatted_20_Text">unstable de Sitter points in numerical searches and go on to present our own refined</text:p>
      <text:p text:style-name="Preformatted_20_Text">conjecture that differs in several key apects from the refined version of the original</text:p>
      <text:p text:style-name="Preformatted_20_Text">conjecture.</text:p>
      <text:p text:style-name="Preformatted_20_Text">This thesis is based on the publications [1–8] that I worked on during my doctoral</text:p>
      <text:p text:style-name="Preformatted_20_Text">studies.</text:p>
      <text:p text:style-name="Preformatted_20_Text"><text:s text:c="42"/>iii</text:p>
      <text:p text:style-name="Preformatted_20_Text">Contents</text:p>
      <text:p text:style-name="Preformatted_20_Text">Kurzfassung <text:s text:c="51"/>i</text:p>
      <text:p text:style-name="Preformatted_20_Text">Abstract <text:s text:c="52"/>iii</text:p>
      <text:p text:style-name="Preformatted_20_Text">0 For the Uninitiated <text:s text:c="40"/>1</text:p>
      <text:p text:style-name="Preformatted_20_Text">1 Introduction <text:s text:c="47"/>5</text:p>
      <text:p text:style-name="Preformatted_20_Text">2 D-Branes in 4d Supergravity <text:s text:c="32"/>9</text:p>
      <text:p text:style-name="Preformatted_20_Text"><text:s text:c="2"/>2.1 Non-linear Supersymmetry and Supergravity <text:s text:c="14"/>9</text:p>
      <text:p text:style-name="Preformatted_20_Text"><text:s text:c="7"/>2.1.1 Constrained Superfields in local Supersymmetry <text:s text:c="2"/>9</text:p>
      <text:p text:style-name="Preformatted_20_Text"><text:s text:c="7"/>2.1.2 Supergravity and constrained Multiplets <text:s text:c="8"/>12</text:p>
      <text:p text:style-name="Preformatted_20_Text"><text:s text:c="7"/>2.1.3 Coupling to Gravity <text:s text:c="28"/>13</text:p>
      <text:p text:style-name="Preformatted_20_Text"><text:s text:c="7"/>2.1.4 Constrained Multiplets in Supergravity <text:s text:c="9"/>14</text:p>
      <text:p text:style-name="Preformatted_20_Text"><text:s text:c="7"/>2.1.5 The new D-Term <text:s text:c="33"/>16</text:p>
      <text:p text:style-name="Preformatted_20_Text"><text:s text:c="2"/>2.2 Non-supersymmetric Branes <text:s text:c="29"/>18</text:p>
      <text:p text:style-name="Preformatted_20_Text"><text:s text:c="7"/>2.2.1 Dp-Branes in flat Space <text:s text:c="24"/>19</text:p>
      <text:p text:style-name="Preformatted_20_Text"><text:s text:c="7"/>2.2.2 Linear + non-linear = non-linear <text:s text:c="15"/>21</text:p>
      <text:p text:style-name="Preformatted_20_Text"><text:s text:c="7"/>2.2.3 Supersymmetry Breaking and Unitarity <text:s text:c="11"/>23</text:p>
      <text:p text:style-name="Preformatted_20_Text"><text:s text:c="7"/>2.2.4 Non-supersymmetric Branes in 4d, N = 1 Theories 25</text:p>
      <text:p text:style-name="Preformatted_20_Text"><text:s text:c="7"/>2.2.5 Examples of genuine non-supersymmetric Branes <text:s text:c="2"/>28</text:p>
      <text:p text:style-name="Preformatted_20_Text"><text:s text:c="7"/>2.2.6 Non-linear SUGRA Description for any Brane <text:s text:c="5"/>31</text:p>
      <text:p text:style-name="Preformatted_20_Text"><text:s text:c="7"/>2.2.7 Non-supersymmetric Branes - Interim Summary <text:s text:c="4"/>33</text:p>
      <text:p text:style-name="Preformatted_20_Text"><text:s text:c="2"/>2.3 The Anti-D3-Brane in the KKLT Scenario <text:s text:c="16"/>34</text:p>
      <text:p text:style-name="Preformatted_20_Text"><text:s text:c="7"/>2.3.1 Action of the Anti-D3-Brane in KKLT <text:s text:c="12"/>35</text:p>
      <text:p text:style-name="Preformatted_20_Text"><text:s text:c="7"/>2.3.2 The D3-Brane Action and Supergravity <text:s text:c="11"/>44</text:p>
      <text:p text:style-name="Preformatted_20_Text"><text:s text:c="7"/>2.3.3 The Anti-D3-Brane Action in Supergravity <text:s text:c="7"/>49</text:p>
      <text:p text:style-name="Preformatted_20_Text"><text:soft-page-break/><text:s text:c="7"/>2.3.4 Anti-D3-brane Action - Formulas <text:s text:c="16"/>56</text:p>
      <text:p text:style-name="Preformatted_20_Text"><text:s text:c="7"/>2.3.5 The anti-D3-brane in KKLT - Interim Summary <text:s text:c="4"/>59</text:p>
      <text:p text:style-name="Preformatted_20_Text"><text:s text:c="38"/>v</text:p>
      <text:p text:style-name="Preformatted_20_Text">3 KKLT-like Constructions <text:s text:c="40"/>61</text:p>
      <text:p text:style-name="Preformatted_20_Text"><text:s text:c="2"/>3.1 KKL(MM)T <text:s text:c="51"/>61</text:p>
      <text:p text:style-name="Preformatted_20_Text"><text:s text:c="2"/>3.2 Uplifting in Type IIA <text:s text:c="38"/>63</text:p>
      <text:p text:style-name="Preformatted_20_Text"><text:s text:c="6"/>3.2.1 The Type IIA STU-Model <text:s text:c="31"/>64</text:p>
      <text:p text:style-name="Preformatted_20_Text"><text:s text:c="6"/>3.2.2 Origin of the non-perturbative Corrections <text:s text:c="11"/>65</text:p>
      <text:p text:style-name="Preformatted_20_Text"><text:s text:c="6"/>3.2.3 The uplifting Anti-D6-Brane <text:s text:c="26"/>66</text:p>
      <text:p text:style-name="Preformatted_20_Text"><text:s text:c="6"/>3.2.4 Explicit Models <text:s text:c="38"/>67</text:p>
      <text:p text:style-name="Preformatted_20_Text"><text:s text:c="2"/>3.3 Mass Production of de Sitter Vacua in Type IIA and IIB <text:s text:c="5"/>72</text:p>
      <text:p text:style-name="Preformatted_20_Text"><text:s text:c="6"/>3.3.1 The mass Production Procedure <text:s text:c="24"/>72</text:p>
      <text:p text:style-name="Preformatted_20_Text"><text:s text:c="6"/>3.3.2 The Kallosh-Linde Racetrack Potential <text:s text:c="16"/>74</text:p>
      <text:p text:style-name="Preformatted_20_Text"><text:s text:c="6"/>3.3.3 The Mass Matrix during the mass Production Process <text:s text:c="3"/>75</text:p>
      <text:p text:style-name="Preformatted_20_Text"><text:s text:c="6"/>3.3.4 Model Choices in Type IIA and IIB <text:s text:c="20"/>79</text:p>
      <text:p text:style-name="Preformatted_20_Text"><text:s text:c="6"/>3.3.5 Explicit Examples in Type IIA <text:s text:c="24"/>81</text:p>
      <text:p text:style-name="Preformatted_20_Text"><text:s text:c="6"/>3.3.6 Explicit Examples in Type IIB <text:s text:c="24"/>86</text:p>
      <text:p text:style-name="Preformatted_20_Text"><text:s text:c="6"/>3.3.7 Models with large Downshifts and Uplifts <text:s text:c="13"/>95</text:p>
      <text:p text:style-name="Preformatted_20_Text"><text:s text:c="2"/>3.4 de Sitter Minima from M-theory and String Theory <text:s text:c="11"/>97</text:p>
      <text:p text:style-name="Preformatted_20_Text"><text:s text:c="6"/>3.4.1 The Generalized twisted Seven Torus <text:s text:c="18"/>98</text:p>
      <text:p text:style-name="Preformatted_20_Text"><text:s text:c="6"/>3.4.2 Connection to Type IIA <text:s text:c="31"/>99</text:p>
      <text:p text:style-name="Preformatted_20_Text"><text:s text:c="6"/>3.4.3 M-Theory Examples <text:s text:c="35"/>100</text:p>
      <text:p text:style-name="Preformatted_20_Text"><text:s text:c="6"/>3.4.4 Type IIB Examples <text:s text:c="35"/>103</text:p>
      <text:p text:style-name="Preformatted_20_Text"><text:s text:c="2"/>3.5 de Sitter Models from Anti-Branes - Interim Summary <text:s text:c="7"/>104</text:p>
      <text:p text:style-name="Preformatted_20_Text">4 The de Sitter Swampland Conjecture <text:s text:c="28"/>107</text:p>
      <text:p text:style-name="Preformatted_20_Text"><text:s text:c="2"/>4.1 de Sitter Space and the Swampland <text:s text:c="25"/>109</text:p>
      <text:p text:style-name="Preformatted_20_Text"><text:s text:c="2"/>4.2 Scaling Limits of de Sitter Vacua <text:s text:c="25"/>110</text:p>
      <text:p text:style-name="Preformatted_20_Text"><text:s text:c="6"/>4.2.1 Type II Flux Compactifications <text:s text:c="22"/>110</text:p>
      <text:p text:style-name="Preformatted_20_Text"><text:s text:c="6"/>4.2.2 Maldacena-Nuñez like No-Go Theorem <text:s text:c="18"/>112</text:p>
      <text:p text:style-name="Preformatted_20_Text"><text:s text:c="6"/>4.2.3 The large F4 -Flux Limit for Anti-de Sitter <text:s text:c="9"/>113</text:p>
      <text:p text:style-name="Preformatted_20_Text"><text:s text:c="6"/>4.2.4 The large F4 -Flux Limit in de Sitter <text:s text:c="15"/>115</text:p>
      <text:p text:style-name="Preformatted_20_Text"><text:s text:c="6"/>4.2.5 Additional Ingredients <text:s text:c="30"/>119</text:p>
      <text:p text:style-name="Preformatted_20_Text"><text:s text:c="6"/>4.2.6 Isotropic Compactification of massive Type IIA <text:s text:c="6"/>121</text:p>
      <text:p text:style-name="Preformatted_20_Text"><text:s text:c="6"/>4.2.7 Explicit Solutions to the isotropic Compactification 123</text:p>
      <text:p text:style-name="Preformatted_20_Text"><text:s text:c="6"/>4.2.8 Scaling Limits of de Sitter - Interim Summary <text:s text:c="7"/>125</text:p>
      <text:p text:style-name="Preformatted_20_Text"><text:s text:c="2"/>4.3 de Sitter Extrema <text:s text:c="41"/>125</text:p>
      <text:p text:style-name="Preformatted_20_Text"><text:s text:c="6"/>4.3.1 Potential Issues <text:s text:c="36"/>126</text:p>
      <text:p text:style-name="Preformatted_20_Text"><text:s text:c="6"/>4.3.2 Critical de Sitter Points <text:s text:c="27"/>128</text:p>
      <text:p text:style-name="Preformatted_20_Text"><text:s text:c="6"/>4.3.3 de Sitter Extrema - Interim Summary <text:s text:c="17"/>130</text:p>
      <text:p text:style-name="Preformatted_20_Text"><text:s text:c="38"/>vi</text:p>
      <text:p text:style-name="Preformatted_20_Text"><text:s text:c="3"/>4.4 <text:s/>A refined dS Conjecture <text:s text:c="35"/>131</text:p>
      <text:p text:style-name="Preformatted_20_Text"><text:s text:c="8"/>4.4.1 Single Expression Conjecture <text:s text:c="24"/>131</text:p>
      <text:p text:style-name="Preformatted_20_Text"><text:s text:c="8"/>4.4.2 Constraining Parameters with known Examples <text:s text:c="9"/>137</text:p>
      <text:p text:style-name="Preformatted_20_Text"><text:s text:c="8"/>4.4.3 A Note on cosmological Implications <text:s text:c="17"/>139</text:p>
      <text:p text:style-name="Preformatted_20_Text"><text:s text:c="8"/>4.4.4 Refined de Sitter Conjecture - Interim Summary <text:s text:c="6"/>142</text:p>
      <text:p text:style-name="Preformatted_20_Text">5 Summary and Outlook <text:s text:c="45"/>145</text:p>
      <text:p text:style-name="Preformatted_20_Text">A Some more Details <text:s text:c="47"/>151</text:p>
      <text:p text:style-name="Preformatted_20_Text"><text:s text:c="3"/>A.1 Modular Properties of the anti-D3-brane Action <text:s text:c="13"/>151</text:p>
      <text:p text:style-name="Preformatted_20_Text"><text:s text:c="8"/>A.1.1 Modular Invariance of the Goldstino and the Fermions 151</text:p>
      <text:p text:style-name="Preformatted_20_Text"><text:s text:c="8"/>A.1.2 Self-Duality of the Vector <text:s text:c="26"/>152</text:p>
      <text:p text:style-name="Preformatted_20_Text">Bibliography <text:s text:c="54"/>155</text:p>
      <text:p text:style-name="Preformatted_20_Text">Curriculum Vitae <text:s text:c="50"/>173</text:p>
      <text:p text:style-name="Preformatted_20_Text"><text:s text:c="38"/>vii</text:p>
      <text:p text:style-name="Preformatted_20_Text">Chapter 0</text:p>
      <text:p text:style-name="Preformatted_20_Text">For the Uninitiated</text:p>
      <text:p text:style-name="Preformatted_20_Text">The world we live in is a curious place and we humans are trying to comprehend</text:p>
      <text:p text:style-name="Preformatted_20_Text">as much about it as possible. This lead us to develop different subjects of natural science. Physics represents the most fundamental of those theories, beating out</text:p>
      <text:p text:style-name="Preformatted_20_Text">mathematics due to formality. However, physics is still divided into many different</text:p>
      <text:p text:style-name="Preformatted_20_Text"><text:soft-page-break/>categories ranging from applied, like condensed matter physics, to theoretical and</text:p>
      <text:p text:style-name="Preformatted_20_Text">fundamental, sometimes bordering on the field of pure mathematics 1 . During the</text:p>
      <text:p text:style-name="Preformatted_20_Text">human pursuit to understand the laws of nature physicists have pushed to ever more</text:p>
      <text:p text:style-name="Preformatted_20_Text">fundamental theories. This lead to the discovery of the theories of the very small</text:p>
      <text:p text:style-name="Preformatted_20_Text">with Quantum Mechanics, and the very large, described by General Relativity. Unfortunately, the combination of the two proves to be troublesome. Theories that</text:p>
      <text:p text:style-name="Preformatted_20_Text">attempt to quantize gravity are collected under the umbrella of Quantum Gravity.</text:p>
      <text:p text:style-name="Preformatted_20_Text">Perhaps the most promising theory to date is known as String Theory and considers</text:p>
      <text:p text:style-name="Preformatted_20_Text">tiny, vibrating strings as the fundamental object of the theory. String Theory does</text:p>
      <text:p text:style-name="Preformatted_20_Text">allow for a quantum theory that includes gravity but the connection to the physics</text:p>
      <text:p text:style-name="Preformatted_20_Text">at energy scales that we can probe in experiments is not clear. In particular we need</text:p>
      <text:p text:style-name="Preformatted_20_Text">to be able to obtain both the Standard Model of Particle Physics and the spacetime</text:p>
      <text:p text:style-name="Preformatted_20_Text">properties of the universe from string theory. The present work is motivated by the</text:p>
      <text:p text:style-name="Preformatted_20_Text">latter.</text:p>
      <text:p text:style-name="Preformatted_20_Text">In 1998 a curious property of the universe was detected. The space around us is</text:p>
      <text:p text:style-name="Preformatted_20_Text">expanding at an accelerated rate. This statement might seem mundane at first but</text:p>
      <text:p text:style-name="Preformatted_20_Text">has important implications. For one it implies that, as time progresses, certain parts</text:p>
      <text:p text:style-name="Preformatted_20_Text">of the universe will become un observable as not even light will be able to reach us.</text:p>
      <text:p text:style-name="Preformatted_20_Text"><text:s text:c="3"/>1</text:p>
      <text:p text:style-name="Preformatted_20_Text"><text:s text:c="5"/>The reader may feel free to consider physics as little more than “applied mathematics”. If the</text:p>
      <text:p text:style-name="Preformatted_20_Text">reader is a mathematician he may find the mercy in his heart to forgive me for this statement.</text:p>
      <text:p text:style-name="Preformatted_20_Text"><text:s text:c="49"/>1</text:p>
      <text:p text:style-name="Preformatted_20_Text">More importantly for this work is, however, that it leads to the following question:</text:p>
      <text:p text:style-name="Preformatted_20_Text">What causes this expansion? Due to the lack of any concrete ideas and the behavior</text:p>
      <text:p text:style-name="Preformatted_20_Text">of the expansion matching a positive and constant vacuum energy very precisely the</text:p>
      <text:p text:style-name="Preformatted_20_Text">name Dark Energy has been coined. Geometrically, a universe with accelerated ex-</text:p>
      <text:p text:style-name="Preformatted_20_Text">pansion can be described, on large scales, as a de Sitter spacetime, a geometry with</text:p>
      <text:p text:style-name="Preformatted_20_Text">positive and constant cosmological constant.</text:p>
      <text:p text:style-name="Preformatted_20_Text">At this point the reader might ask them self how this connects to string theory ex-</text:p>
      <text:p text:style-name="Preformatted_20_Text">actly. In string theory, unlike general relativity, we cannot add an arbitrary constant</text:p>
      <text:p text:style-name="Preformatted_20_Text">to our theory in order to obtain the desired spacetime geometry. In fact, the geom-</text:p>
      <text:p text:style-name="Preformatted_20_Text">etry is obtained in the process of building a model. One important feature of string</text:p>
      <text:p text:style-name="Preformatted_20_Text">theory is that it lives naturally in higher dimensions than the usual 3+1 that we</text:p>
      <text:p text:style-name="Preformatted_20_Text">observe in our daily lives and indeed also in all experiments to date. Superstring</text:p>
      <text:p text:style-name="Preformatted_20_Text">Theory requires 10 dimensions in order to be consistent and anomaly free. This</text:p>
      <text:p text:style-name="Preformatted_20_Text">theory, furthermore, has the property of supersymmetry, which relates bosons with</text:p>
      <text:p text:style-name="Preformatted_20_Text">fermions. This is currently the most popular method in order to include fermions,</text:p>
      <text:p text:style-name="Preformatted_20_Text">such as electrons, in the theory. Supersymmetry, like extra dimensions, has also not</text:p>
      <text:p text:style-name="Preformatted_20_Text">been observed in experiments up to this date.</text:p>
      <text:p text:style-name="Preformatted_20_Text">This raises the question why theoretical physicists are still investigating string theory</text:p>
      <text:p text:style-name="Preformatted_20_Text">if it describes a universe with a wrong number of spatial dimensions and includes</text:p>
      <text:p text:style-name="Preformatted_20_Text">a symmetry that is not observed in nature. The answer has to do with the notion</text:p>
      <text:p text:style-name="Preformatted_20_Text">of effective theories. In short, full string theory is constructed to be valid up to</text:p>
      <text:p text:style-name="Preformatted_20_Text">energies close to the Planck scale. At significantly lower energies, however, not all</text:p>
      <text:p text:style-name="Preformatted_20_Text">details of string theory matter. Nature is then approximated sufficiently well2 by</text:p>
      <text:p text:style-name="Preformatted_20_Text">an effective theory. At the energies we currently probe these theories would be the</text:p>
      <text:p text:style-name="Preformatted_20_Text"><text:soft-page-break/>Standard Model and General Relativity. We thus expect that, in the process of going</text:p>
      <text:p text:style-name="Preformatted_20_Text">to lower energies, the extra dimensions become small and supersymmetry breaks at</text:p>
      <text:p text:style-name="Preformatted_20_Text">some point. Both of these things can be accomplished, in principle.</text:p>
      <text:p text:style-name="Preformatted_20_Text">In order to go from 10 dimensions down to our familiar 4 we perform what is called</text:p>
      <text:p text:style-name="Preformatted_20_Text">a Compactification. For this we split spacetime in two parts, the 3+1 dimensions we</text:p>
      <text:p text:style-name="Preformatted_20_Text">observe and a compact space with 6 dimensions. The choice of the internal geom-</text:p>
      <text:p text:style-name="Preformatted_20_Text">etry is crucial for the resulting effective theory. In the process of compactification</text:p>
      <text:p text:style-name="Preformatted_20_Text">scalar fields, so-called moduli, that describe the properties of this manifold have to</text:p>
      <text:p text:style-name="Preformatted_20_Text">be considered. These moduli contain information about the size and shape of the</text:p>
      <text:p text:style-name="Preformatted_20_Text">space and are dynamical. During the compactification we need to stabilize them</text:p>
      <text:p text:style-name="Preformatted_20_Text">such that their dynamics does not appear in the effective theory. While this is a</text:p>
      <text:p text:style-name="Preformatted_20_Text">difficult task in general it also opens up possibilities. For example, if a modulus is</text:p>
      <text:p text:style-name="Preformatted_20_Text"><text:s text:c="4"/>2</text:p>
      <text:p text:style-name="Preformatted_20_Text"><text:s text:c="6"/>Read: Indistinguishable in experiments due to insufficient of precision.</text:p>
      <text:p text:style-name="Preformatted_20_Text"><text:s text:c="49"/>2</text:p>
      <text:p text:style-name="Preformatted_20_Text">stabilized at the minimum of a potential with a positive energy this can act as a</text:p>
      <text:p text:style-name="Preformatted_20_Text">cosmological constant in the effective theory! Thus, a string compactification can</text:p>
      <text:p text:style-name="Preformatted_20_Text">solve the dark energy problem. The properties of the internal manifold also play a</text:p>
      <text:p text:style-name="Preformatted_20_Text">role in supersymmetry breaking, however, also other ingredients like D-Branes, can</text:p>
      <text:p text:style-name="Preformatted_20_Text">play a role. Branes are extended objects in string theory on which strings can end.</text:p>
      <text:p text:style-name="Preformatted_20_Text">They play an important role in many models and, as already mentioned, can break</text:p>
      <text:p text:style-name="Preformatted_20_Text">supersymmetry, depending on their orientation.</text:p>
      <text:p text:style-name="Preformatted_20_Text">At this point the reader might conclude that string theory allows for a realistic description of the nature we observe3 . The devil, however, lies in the details. Currently,</text:p>
      <text:p text:style-name="Preformatted_20_Text">no model is known that reproduces even the basic properties of our spacetime and</text:p>
      <text:p text:style-name="Preformatted_20_Text">is without major criticism. There are numerous properties one needs to achieve that</text:p>
      <text:p text:style-name="Preformatted_20_Text">go beyond the scope of this simple overview. Due to this, it is necessary to tackle</text:p>
      <text:p text:style-name="Preformatted_20_Text">one problem at a time before one can hope to fit the pieces of the puzzle together.</text:p>
      <text:p text:style-name="Preformatted_20_Text">To this end several different aspects of string compactifications will be described in</text:p>
      <text:p text:style-name="Preformatted_20_Text">this thesis in the hope that they may contribute to the field as a whole and bring us</text:p>
      <text:p text:style-name="Preformatted_20_Text">closer to understanding the fundamental nature of the world we live in.</text:p>
      <text:p text:style-name="Preformatted_20_Text"><text:s text:c="3"/>3</text:p>
      <text:p text:style-name="Preformatted_20_Text"><text:s text:c="5"/>The valued reader might also think that this is contrived beyond reason. Unfortunately, convincing them of the contrary would require more space than is available in this thesis.</text:p>
      <text:p text:style-name="Preformatted_20_Text"><text:s text:c="47"/>3</text:p>
      <text:p text:style-name="Preformatted_20_Text">Chapter 1</text:p>
      <text:p text:style-name="Preformatted_20_Text">Introduction</text:p>
      <text:p text:style-name="Preformatted_20_Text">The goals of applying string theory to our physical world are roughly split into two</text:p>
      <text:p text:style-name="Preformatted_20_Text">categories. One half is trying to reproduce the Standard Model of particle physics,</text:p>
      <text:p text:style-name="Preformatted_20_Text">one of the most successful physical theories in history. The other, is concerned with</text:p>
      <text:p text:style-name="Preformatted_20_Text">gravity and the large scale universe. From cosmological observations we know that</text:p>
      <text:p text:style-name="Preformatted_20_Text">the universe is expanding in an accelerated manner [9]. The two most popular at-</text:p>
      <text:p text:style-name="Preformatted_20_Text">tempts to describe this behavior are that either the spacetime of our universe is de</text:p>
      <text:p text:style-name="Preformatted_20_Text">Sitter or that it is undergoing quintessence. In the context of low-energy effective</text:p>
      <text:p text:style-name="Preformatted_20_Text">theories obtained from string theory, both situations are described by a scalar field in</text:p>
      <text:p text:style-name="Preformatted_20_Text">a potential. For de Sitter, the scalar rests at a (meta-) stable minimum with positive</text:p>
      <text:p text:style-name="Preformatted_20_Text"><text:soft-page-break/>vacuum energy. In the case of quintessence, the scalar rolls slowly on a flat slope such</text:p>
      <text:p text:style-name="Preformatted_20_Text">that the positive vacuum energy changes only by an amount that is unobservable on</text:p>
      <text:p text:style-name="Preformatted_20_Text">timescales below the cosmological. In both scenarios one needs to build low-energy</text:p>
      <text:p text:style-name="Preformatted_20_Text">effective models that are consistent with string theory. The framework of these models is supergravity. Unfortunately, supergravity does not sufficiently restrict models</text:p>
      <text:p text:style-name="Preformatted_20_Text">in order to ensure that they consistently lift to string theory. This is the concern of a</text:p>
      <text:p text:style-name="Preformatted_20_Text">field that has recently emerged under the name of the swampland program [10–12].</text:p>
      <text:p text:style-name="Preformatted_20_Text">While this program has yielded several so-called swampland conjectures, here we are</text:p>
      <text:p text:style-name="Preformatted_20_Text">mostly interested in the de Sitter swampland conjecture [13], that effectively forbids</text:p>
      <text:p text:style-name="Preformatted_20_Text">dS solutions to be consistent with string theory. In this thesis we will investigate</text:p>
      <text:p text:style-name="Preformatted_20_Text">several aspects related to the description of spacetime in string theory motivated</text:p>
      <text:p text:style-name="Preformatted_20_Text">models.</text:p>
      <text:p text:style-name="Preformatted_20_Text">In chapter 2, based on [4, 8], we consider important ingredients that are used in one</text:p>
      <text:p text:style-name="Preformatted_20_Text">of the the most successful classes of constructions of de Sitter spaces from string</text:p>
      <text:p text:style-name="Preformatted_20_Text">theory, namely the anti-branes of the Kachru-Kallosh-Linde-Trivedi (KKLT) model</text:p>
      <text:p text:style-name="Preformatted_20_Text"><text:s text:c="44"/>5</text:p>
      <text:p text:style-name="Preformatted_20_Text">[14]. First, we review, in detail, non-linear supergravity and how it can be used</text:p>
      <text:p text:style-name="Preformatted_20_Text">in order to incorporate different contributions into the supergravity potentials. For</text:p>
      <text:p text:style-name="Preformatted_20_Text">this constrained supermultiplets [15–20] are used that allow us to write a situation</text:p>
      <text:p text:style-name="Preformatted_20_Text">that has broken supersymmetry in terms of a (seemingly) linear Lagrangian. In the</text:p>
      <text:p text:style-name="Preformatted_20_Text">second section of this chapter we show how any Dp-brane can be written using this</text:p>
      <text:p text:style-name="Preformatted_20_Text">formalism [8] and we investigate general, supersymmetry-breaking branes [21–27].</text:p>
      <text:p text:style-name="Preformatted_20_Text">The focus will be on intersecting D6-branes and we clear up a long-standing mis-</text:p>
      <text:p text:style-name="Preformatted_20_Text">conception about the description of such setups in the 4d effective theory [28–31].</text:p>
      <text:p text:style-name="Preformatted_20_Text">In particular, we show that the description of a supersymmetric brane intersecting</text:p>
      <text:p text:style-name="Preformatted_20_Text">another brane that breaks supersymmetry is always non-supersymmetric. Following</text:p>
      <text:p text:style-name="Preformatted_20_Text">this, we give the complete description of the anti-D3-brane in the KKLT setup [4],</text:p>
      <text:p text:style-name="Preformatted_20_Text">including all world volume fields [32]. This includes all bosonic and fermionic contributions and once again utilizes constrained multiplets.</text:p>
      <text:p text:style-name="Preformatted_20_Text">In the next chapter 3, following [5–7], we move on to construct de Sitter vacua of</text:p>
      <text:p text:style-name="Preformatted_20_Text">our own. After reviewing the basic KKL(MM)T model [14, 33] we port it from type</text:p>
      <text:p text:style-name="Preformatted_20_Text">IIB to IIA in section 3.2 [5]. In type IIA we can only utilize anti-D6-branes in order</text:p>
      <text:p text:style-name="Preformatted_20_Text">to lift a stable anti-de Sitter solution to a positive vacuum energy. We work with</text:p>
      <text:p text:style-name="Preformatted_20_Text">the so-called STU-model in a particular setup with only F6 -flux. The superpotential</text:p>
      <text:p text:style-name="Preformatted_20_Text">incorporates non-perturbative corrections in all moduli directions, that are vital to</text:p>
      <text:p text:style-name="Preformatted_20_Text">the success of the setup. We argue that these corrections can appear, even for the</text:p>
      <text:p text:style-name="Preformatted_20_Text">volume modulus due to M-theory U-duality. The anti-brane is again introduced by</text:p>
      <text:p text:style-name="Preformatted_20_Text">the use of constrained superfields. We find explicit models where the masses of all</text:p>
      <text:p text:style-name="Preformatted_20_Text">moduli are positive and we are able to satisfy basic string theory consistency conditions such as a large internal volume and small coupling. In section 3.3 we expand</text:p>
      <text:p text:style-name="Preformatted_20_Text">upon a mechanism [6], first discovered in [34], where, by going first to Minkowski</text:p>
      <text:p text:style-name="Preformatted_20_Text">space, it is possible to guarantee that the procedure yields a stable de Sitter solution</text:p>
      <text:p text:style-name="Preformatted_20_Text">after the uplift. This works as follows: One first constructs a Minkowski minimum</text:p>
      <text:p text:style-name="Preformatted_20_Text">with no flat directions. Then, a parametrically small downshift, included into the superpotential, will yield a stabl<text:span text:style-name="T2">e</text:span> AdS point. After this one can perform an uplift either</text:p>
      <text:p text:style-name="Preformatted_20_Text"><text:soft-page-break/>via an anti-D3-brane in type IIB or an anti-D6-brane in IIA. For this procedure we</text:p>
      <text:p text:style-name="Preformatted_20_Text">utilize the Kallosh-Linde double exponent superpotential [35] for which we also proof</text:p>
      <text:p text:style-name="Preformatted_20_Text">that the resulting de Sitter point has positive masses if the Minkowski progenitor</text:p>
      <text:p text:style-name="Preformatted_20_Text">has no flat directions and the downshift is small. A further nice feature of the mass</text:p>
      <text:p text:style-name="Preformatted_20_Text">production procedure is that there is no need for an extreme fine-tuning of the uplift.</text:p>
      <text:p text:style-name="Preformatted_20_Text">Since we can vary the downshift, the uplift can be a lot larger then it would be if</text:p>
      <text:p text:style-name="Preformatted_20_Text">performed from Minkowski space directly. We also present several explicit examples,</text:p>
      <text:p text:style-name="Preformatted_20_Text">both in type IIA and IIB, based on different internal manifolds and show that the</text:p>
      <text:p text:style-name="Preformatted_20_Text"><text:s text:c="44"/>6</text:p>
      <text:p text:style-name="Preformatted_20_Text">procedure works in each of them. In the second to last section 3.4 of chapter 3, we</text:p>
      <text:p text:style-name="Preformatted_20_Text">consider more general, M-theory inspired models [7], based on compactifications on</text:p>
      <text:p text:style-name="Preformatted_20_Text">a generalized, twisted 7-torus [36–39]. Interestingly, we find models that allow us to</text:p>
      <text:p text:style-name="Preformatted_20_Text">forego the racetrack potential by inclusion of tree-level flux terms. We investigate</text:p>
      <text:p text:style-name="Preformatted_20_Text">different kinds of models and their relation to type II supergravity compactifications.</text:p>
      <text:p text:style-name="Preformatted_20_Text">It is even possible to not include any non-perturbative contributions in certain directions, due to the included fluxes. A particular case relies on conjectured S-fluxes.</text:p>
      <text:p text:style-name="Preformatted_20_Text">Using these we are able to build a model in type IIB that does not require any sort</text:p>
      <text:p text:style-name="Preformatted_20_Text">of non-perturbative contributions. We also present explicit, numerical solutions for</text:p>
      <text:p text:style-name="Preformatted_20_Text">all of these models and show that the mass-production procedure works in each of</text:p>
      <text:p text:style-name="Preformatted_20_Text">them.</text:p>
      <text:p text:style-name="Preformatted_20_Text">In chapter 4 we review the works [1–3] and turn our interest to the de Sitter swamp-</text:p>
      <text:p text:style-name="Preformatted_20_Text">land conjecture [13] and related issues. We first briefly review the general idea of the</text:p>
      <text:p text:style-name="Preformatted_20_Text">swampland program [10–12] before turning our attention to the de Sitter conjecture</text:p>
      <text:p text:style-name="Preformatted_20_Text">[13, 40] and its implications. After earlier considerations along similar lines [41], the</text:p>
      <text:p text:style-name="Preformatted_20_Text">original de Sitter conjecture [13] proposed a bound on the ratio of the first derivative of the scalar potential to the value of the potential that effectively forbids any</text:p>
      <text:p text:style-name="Preformatted_20_Text">extremum with positive vacuum energy. In section 4.2 we discuss scaling limits of a</text:p>
      <text:p text:style-name="Preformatted_20_Text">particularly simple compactification in type IIA [2], inspired by the AdS solutions of</text:p>
      <text:p text:style-name="Preformatted_20_Text">[42], where the 4-flux is unconstrained. The goal is to find a limit where the solutions</text:p>
      <text:p text:style-name="Preformatted_20_Text">are trustworthy, with large internal volume and small string coupling. To that end,</text:p>
      <text:p text:style-name="Preformatted_20_Text">we review different ingredients that can appear in such compactifications and we</text:p>
      <text:p text:style-name="Preformatted_20_Text">also present an explicit example. Next, we show that the initial de Sitter swampland</text:p>
      <text:p text:style-name="Preformatted_20_Text">conjecture is too strict [1], as it also forbids unstable extrema with positive vacuum</text:p>
      <text:p text:style-name="Preformatted_20_Text">energy. We highlight that such points have been found previously [43, 44] and, in</text:p>
      <text:p text:style-name="Preformatted_20_Text">addition, present many new solutions that we obtained via a numerical search. Together with other issues of the original conjecture [45] this lead to a refinement in</text:p>
      <text:p text:style-name="Preformatted_20_Text">[40]. Finally, in section 4.4 we present our own refinement of the de Sitter swamp-</text:p>
      <text:p text:style-name="Preformatted_20_Text">land conjecture [3]. It is given as a single expression inequality on both the first and</text:p>
      <text:p text:style-name="Preformatted_20_Text">second derivative of the scalar potential which translates nicely into constraints on</text:p>
      <text:p text:style-name="Preformatted_20_Text">the slow-roll parameters of cosmology. We also show that our conjecture differs <text:soft-page-break/>from</text:p>
      <text:p text:style-name="Preformatted_20_Text">the refined original one [40] in some areas of parameter space. This has implications</text:p>
      <text:p text:style-name="Preformatted_20_Text">on the allowed cosmological models. In particular our conjecture does allow for slow</text:p>
      <text:p text:style-name="Preformatted_20_Text">roll inflation in certain cases and does restrict quintessence models.</text:p>
      <text:p text:style-name="Preformatted_20_Text">The present thesis is based on the works [1–8] published during the course of my</text:p>
      <text:p text:style-name="Preformatted_20_Text">doctoral studies at TU Wien under the supervision of Timm Wrase.</text:p>
      <text:p text:style-name="Preformatted_20_Text"><text:s text:c="45"/>7</text:p>
      <text:p text:style-name="Preformatted_20_Text">Chapter 2</text:p>
      <text:p text:style-name="Preformatted_20_Text">D-Branes in 4d Supergravity</text:p>
      <text:p text:style-name="Preformatted_20_Text">2.1 <text:s text:c="4"/>Non-linear Supersymmetry and Supergravity</text:p>
      <text:p text:style-name="Preformatted_20_Text">Before we can come to the two main topics of this chapter, non-supersymmetric</text:p>
      <text:p text:style-name="Preformatted_20_Text">branes, that we discussed in [8], and the complete action of the anti-D3-brane in the</text:p>
      <text:p text:style-name="Preformatted_20_Text">KKLT setup, as per our work [4], we have to review some tools that we will be using</text:p>
      <text:p text:style-name="Preformatted_20_Text">that might be not as well known as necessary. These are non-linear supersymmetry,</text:p>
      <text:p text:style-name="Preformatted_20_Text">its description via constrained multiplets and the so-called new D-term. Since these</text:p>
      <text:p text:style-name="Preformatted_20_Text">methodes play an important role throughout this thesis we dedicate this section to</text:p>
      <text:p text:style-name="Preformatted_20_Text">this purpose.</text:p>
      <text:p text:style-name="Preformatted_20_Text">2.1.1 <text:s text:c="3"/>Constrained Superfields in local Supersymmetry</text:p>
      <text:p text:style-name="Preformatted_20_Text">When supersymmetry is broken spontaneously, it is still realized in a non-linear manner on the multiplets in supergravity. This means that there is still an identification</text:p>
      <text:p text:style-name="Preformatted_20_Text">of fields, however, this identification now follows a non-linear transformation. Al-</text:p>
      <text:p text:style-name="Preformatted_20_Text">though originally conceived as a model to get massless neutrinos, we can use the</text:p>
      <text:p text:style-name="Preformatted_20_Text">Volkov-Akulov (VA) action [46] as a simple example to highlight non-linear super-</text:p>
      <text:p text:style-name="Preformatted_20_Text">symmetry [47]: <text:s text:c="20"/>Z</text:p>
      <text:p text:style-name="Preformatted_20_Text"><text:s text:c="21"/>SVA = −M 4 <text:s text:c="6"/>E0 ∧ E1 ∧ E2 ∧ E3 <text:s text:c="4"/>with ,</text:p>
      <text:p text:style-name="Preformatted_20_Text"><text:s text:c="80"/>(2.1.1)</text:p>
      <text:p text:style-name="Preformatted_20_Text"><text:s text:c="24"/>μ <text:s text:c="5"/>μ <text:s text:c="5"/>μ</text:p>
      <text:p text:style-name="Preformatted_20_Text"><text:s text:c="22"/>E = dσ + λ̄γ dλ .</text:p>
      <text:p text:style-name="Preformatted_20_Text">In this case the λ is the 4d Goldstino associated with the breaking of N = 1 super-</text:p>
      <text:p text:style-name="Preformatted_20_Text">symmetry. This action is still invariant under a non-linear transformation:</text:p>
      <text:p text:style-name="Preformatted_20_Text"><text:s text:c="34"/>δ# = # + λ̄γ μ # ∂μ λ . <text:s text:c="22"/>(2.1.2)</text:p>
      <text:p text:style-name="Preformatted_20_Text"><text:s text:c="50"/>#</text:p>
      <text:p text:style-name="Preformatted_20_Text"><text:s text:c="44"/>9</text:p>
      <text:p text:style-name="Preformatted_20_Text">However, this can be re-written in a way that looks linear by the use of constrained</text:p>
      <text:p text:style-name="Preformatted_20_Text">superfields [15–18]. The principles of constrained superfields were investigated in</text:p>
      <text:p text:style-name="Preformatted_20_Text">these earlier works but only rather recently they have been re-discovered and applied</text:p>
      <text:p text:style-name="Preformatted_20_Text">in supergravity modern model building, for some examples see: [4, 5, 8, 32, 34, 47–51].</text:p>
      <text:p text:style-name="Preformatted_20_Text">Here, we can use a nilpotent chiral field in order to re-write the VA-action. A chiral</text:p>
      <text:p text:style-name="Preformatted_20_Text">superfield X has an expansion in superspace that is given to be:</text:p>
      <text:p text:style-name="Preformatted_20_Text"><text:s text:c="43"/>√</text:p>
      <text:p text:style-name="Preformatted_20_Text"><text:s text:c="33"/>X =x+ <text:s text:c="5"/>2ψθ + F θ2 . <text:s text:c="23"/>(2.1.3)</text:p>
      <text:p text:style-name="Preformatted_20_Text">Where x is a scalar, ψ a spinor and F an auxiliary field. Note that ψ 6= λ and that</text:p>
      <text:p text:style-name="Preformatted_20_Text">there is no simple identification between the ψ in the expansion of X and the fermion</text:p>
      <text:p text:style-name="Preformatted_20_Text">of th<text:span text:style-name="T2">e</text:span> VA-action λ. Rather, they are related via a non linear field redefinition [52].</text:p>
      <text:p text:style-name="Preformatted_20_Text"><text:soft-page-break/>Finally, the superspace coordinates are θ and due to their grassmannian nature this</text:p>
      <text:p text:style-name="Preformatted_20_Text">expansion is exact. Now, if we impose the nilpotency constraint</text:p>
      <text:p text:style-name="Preformatted_20_Text"><text:s text:c="41"/>X2 = 0 , <text:s text:c="30"/>(2.1.4)</text:p>
      <text:p text:style-name="Preformatted_20_Text">we find that the only remaining degree of freedom is the fermion ψ, as the scalar is</text:p>
      <text:p text:style-name="Preformatted_20_Text">fixed to be:</text:p>
      <text:p text:style-name="Preformatted_20_Text"><text:s text:c="45"/>ψ2</text:p>
      <text:p text:style-name="Preformatted_20_Text"><text:s text:c="41"/>x= <text:s text:c="5"/>, <text:s text:c="29"/>(2.1.5)</text:p>
      <text:p text:style-name="Preformatted_20_Text"><text:s text:c="45"/>2F</text:p>
      <text:p text:style-name="Preformatted_20_Text">which requires hF i 6= 0, for consistency. Using X we then can write the Volkov-</text:p>
      <text:p text:style-name="Preformatted_20_Text">Akulov action (2.1.1) as:</text:p>
      <text:p text:style-name="Preformatted_20_Text"><text:s text:c="15"/>Z <text:s text:c="6"/>Z <text:s text:c="4"/>Z <text:s text:c="16"/>#Z <text:s text:c="7"/>Z <text:s text:c="13"/>#</text:p>
      <text:p text:style-name="Preformatted_20_Text"><text:s text:c="8"/>SVA = <text:s text:c="6"/>4</text:p>
      <text:p text:style-name="Preformatted_20_Text"><text:s text:c="19"/>dx <text:s text:c="5"/>2</text:p>
      <text:p text:style-name="Preformatted_20_Text"><text:s text:c="26"/>dθ <text:s text:c="4"/>2</text:p>
      <text:p text:style-name="Preformatted_20_Text"><text:s text:c="32"/>d θ̄X X̄ + M 2 <text:s text:c="6"/>4</text:p>
      <text:p text:style-name="Preformatted_20_Text"><text:s text:c="52"/>dx <text:s text:c="6"/>2</text:p>
      <text:p text:style-name="Preformatted_20_Text"><text:s text:c="60"/>d θX + h.c. <text:s text:c="2"/>. <text:s text:c="4"/>(2.1.6)</text:p>
      <text:p text:style-name="Preformatted_20_Text">After employing the nilpotency condition and performing the superspace integral we</text:p>
      <text:p text:style-name="Preformatted_20_Text">can recover the original Volkov-Akulov action if we also perform the correct field</text:p>
      <text:p text:style-name="Preformatted_20_Text">redefinition [52], relating ψ to λ.</text:p>
      <text:p text:style-name="Preformatted_20_Text">Furthermore, if we decide to add the secondary constraint</text:p>
      <text:p text:style-name="Preformatted_20_Text"><text:s text:c="21"/>1</text:p>
      <text:p text:style-name="Preformatted_20_Text"><text:s text:c="17"/>− X D̄2 X̄ = M 2 X <text:s text:c="8"/>⇒ <text:s text:c="6"/>F = M 2 + fermions <text:s text:c="9"/>(2.1.7)</text:p>
      <text:p text:style-name="Preformatted_20_Text"><text:s text:c="21"/>4</text:p>
      <text:p text:style-name="Preformatted_20_Text">to the above it is possible to write an equivalent action to the VA-action either as a</text:p>
      <text:p text:style-name="Preformatted_20_Text">pure F - or pure D-term:</text:p>
      <text:p text:style-name="Preformatted_20_Text"><text:s text:c="36"/>Z <text:s text:c="4"/>Z <text:s text:c="6"/>Z</text:p>
      <text:p text:style-name="Preformatted_20_Text"><text:s text:c="27"/>SVA,F = <text:s text:c="5"/>4</text:p>
      <text:p text:style-name="Preformatted_20_Text"><text:s text:c="39"/>dx <text:s text:c="3"/>dθ2</text:p>
      <text:p text:style-name="Preformatted_20_Text"><text:s text:c="52"/>d2 θ̄X X̄ , <text:s text:c="16"/>(2.1.8)</text:p>
      <text:p text:style-name="Preformatted_20_Text"><text:s text:c="43"/>10</text:p>
      <text:p text:style-name="Preformatted_20_Text"><text:s text:c="38"/>#Z <text:s text:c="7"/>Z <text:s text:c="14"/>#</text:p>
      <text:p text:style-name="Preformatted_20_Text"><text:s text:c="23"/>SVA,D = M <text:s text:c="2"/>2</text:p>
      <text:p text:style-name="Preformatted_20_Text"><text:s text:c="43"/>dx4 <text:s text:c="7"/>2</text:p>
      <text:p text:style-name="Preformatted_20_Text"><text:s text:c="52"/>d θX + h.c. <text:s text:c="4"/>. <text:s text:c="11"/>(2.1.9)</text:p>
      <text:p text:style-name="Preformatted_20_Text">The equivalence of these two formulations is implied by the secondary constraint</text:p>
      <text:p text:style-name="Preformatted_20_Text">given in equation (2.1.7).</text:p>
      <text:p text:style-name="Preformatted_20_Text">Importantly, the choice of constrained multiplet is not unique. Many different options</text:p>
      <text:p text:style-name="Preformatted_20_Text">are available [32, 53]. Not limiting ourselves to their applicability to the VA theory</text:p>
      <text:p text:style-name="Preformatted_20_Text">and repeating the nilpotent chiral field for completeness, we mention the following</text:p>
      <text:p text:style-name="Preformatted_20_Text">options:</text:p>
      <text:p text:style-name="Preformatted_20_Text"><text:s text:c="47"/>√</text:p>
      <text:p text:style-name="Preformatted_20_Text"><text:s text:c="3"/>• The nilpotent chiral field X = x + <text:s text:c="9"/>2ψθ + F θ2 with X 2 = 0 gives:</text:p>
      <text:p text:style-name="Preformatted_20_Text"><text:s text:c="42"/>ψ2 √</text:p>
      <text:p text:style-name="Preformatted_20_Text"><text:s text:c="35"/>X= <text:s text:c="10"/>+ 2θψ + θ2 F . <text:s text:c="17"/>(2.1.10)</text:p>
      <text:p text:style-name="Preformatted_20_Text"><text:s text:c="42"/>2F</text:p>
      <text:p text:style-name="Preformatted_20_Text"><text:s text:c="37"/>√</text:p>
      <text:p text:style-name="Preformatted_20_Text"><text:s text:c="3"/>• A chiral superfield Y = y + <text:s text:c="7"/>2χθ + G2 θ2 satisfying XY = 0 (X 2 = 0) <text:soft-page-break/>yields:</text:p>
      <text:p text:style-name="Preformatted_20_Text"><text:s text:c="36"/>ψχ <text:s text:c="7"/>ψ2 <text:s text:c="7"/>√</text:p>
      <text:p text:style-name="Preformatted_20_Text"><text:s text:c="30"/>Y = <text:s text:c="7"/>− <text:s text:c="6"/>2</text:p>
      <text:p text:style-name="Preformatted_20_Text"><text:s text:c="51"/>G + 2θχ + θ2 G . <text:s text:c="12"/>(2.1.11)</text:p>
      <text:p text:style-name="Preformatted_20_Text"><text:s text:c="37"/>F <text:s text:c="5"/>2F</text:p>
      <text:p text:style-name="Preformatted_20_Text"><text:s text:c="75"/>√</text:p>
      <text:p text:style-name="Preformatted_20_Text"><text:s text:c="3"/>• One can remove the fermion from a chiral superfield Z = z + 2θω + θ2 H by</text:p>
      <text:p text:style-name="Preformatted_20_Text"><text:s text:c="6"/>the condition X D̄α̇ Z̄ = 0 (X 2 = 0). Then both the fermion and the auxiliary</text:p>
      <text:p text:style-name="Preformatted_20_Text"><text:s text:c="6"/>field are determined:</text:p>
      <text:p text:style-name="Preformatted_20_Text"><text:s text:c="33"/># #</text:p>
      <text:p text:style-name="Preformatted_20_Text"><text:s text:c="31"/>μ <text:s text:c="2"/>ψ̄</text:p>
      <text:p text:style-name="Preformatted_20_Text"><text:s text:c="24"/>ω = iσ <text:s text:c="10"/>∂μ z ,</text:p>
      <text:p text:style-name="Preformatted_20_Text"><text:s text:c="35"/>F̄</text:p>
      <text:p text:style-name="Preformatted_20_Text"><text:s text:c="34"/># # <text:s text:c="12"/># # <text:s text:c="9"/># 2 # <text:s text:c="11"/>(2.1.12)</text:p>
      <text:p text:style-name="Preformatted_20_Text"><text:s text:c="37"/>ψ̄ <text:s text:c="4"/>ν μ <text:s text:c="5"/>ψ̄ <text:s text:c="9"/>ψ̄</text:p>
      <text:p text:style-name="Preformatted_20_Text"><text:s text:c="24"/>H = −∂μ <text:s text:c="10"/>σ̄ σ <text:s text:c="9"/>∂ν z + <text:s text:c="7"/>#z .</text:p>
      <text:p text:style-name="Preformatted_20_Text"><text:s text:c="37"/>F̄ <text:s text:c="12"/>F̄ <text:s text:c="9"/>2F̄ 2</text:p>
      <text:p text:style-name="Preformatted_20_Text"><text:s text:c="3"/>• The constraint that removes the gaugino Λα from a real vector field V is XWα =</text:p>
      <text:p text:style-name="Preformatted_20_Text"><text:s text:c="6"/>0, where we used the field strength chiral superfield</text:p>
      <text:p text:style-name="Preformatted_20_Text"><text:s text:c="27"/>1</text:p>
      <text:p text:style-name="Preformatted_20_Text"><text:s text:c="18"/>Wα = − D̄2 Dα V = −iΛα + Lβα θβ + σαμα̇ ∂μ Λ̄α̇ θ2 , <text:s text:c="9"/>(2.1.13)</text:p>
      <text:p text:style-name="Preformatted_20_Text"><text:s text:c="27"/>4</text:p>
      <text:p text:style-name="Preformatted_20_Text"><text:s text:c="6"/>with</text:p>
      <text:p text:style-name="Preformatted_20_Text"><text:s text:c="52"/>i</text:p>
      <text:p text:style-name="Preformatted_20_Text"><text:s text:c="33"/>Lβα = δαβ D − (σ μ σ ν )βα Fμν . <text:s text:c="14"/>(2.1.14)</text:p>
      <text:p text:style-name="Preformatted_20_Text"><text:s text:c="51"/>2</text:p>
      <text:p text:style-name="Preformatted_20_Text"><text:s text:c="46"/>11</text:p>
      <text:p text:style-name="Preformatted_20_Text"><text:s text:c="7"/>The gaugino Λα can then be expressed as:</text:p>
      <text:p text:style-name="Preformatted_20_Text"><text:s text:c="54"/>Ḡα̇ ̄ L̄α̇β̇</text:p>
      <text:p text:style-name="Preformatted_20_Text"><text:s text:c="67"/>!</text:p>
      <text:p text:style-name="Preformatted_20_Text"><text:s text:c="26"/>i 1 β <text:s text:c="10"/>ψ2</text:p>
      <text:p text:style-name="Preformatted_20_Text"><text:s text:c="16"/>Λα = + √ <text:s text:c="7"/>Lα ψβ − <text:s text:c="6"/>∂</text:p>
      <text:p text:style-name="Preformatted_20_Text"><text:s text:c="44"/>2 μ</text:p>
      <text:p text:style-name="Preformatted_20_Text"><text:s text:c="55"/>√ <text:s text:c="12"/>σ̄ μβ̇γ #γα</text:p>
      <text:p text:style-name="Preformatted_20_Text"><text:s text:c="27"/>2 F <text:s text:c="10"/>2F <text:s text:c="14"/>2F̄</text:p>
      <text:p text:style-name="Preformatted_20_Text"><text:s text:c="42"/>" <text:s text:c="25"/>!#</text:p>
      <text:p text:style-name="Preformatted_20_Text"><text:s text:c="25"/>i ψ 2 μ ν β̇γ <text:s text:c="6"/>ψ̄ 2 <text:s text:c="9"/>Lδγ ψδ</text:p>
      <text:p text:style-name="Preformatted_20_Text"><text:s text:c="22"/>− <text:s text:c="7"/>σ σ̄ ∂μ <text:s text:c="12"/>∂ν √ <text:s text:c="34"/>(2.1.15)</text:p>
      <text:p text:style-name="Preformatted_20_Text"><text:s text:c="25"/>2 F 2 αβ̇ <text:s text:c="9"/>2F̄ 2 <text:s text:c="12"/>2F</text:p>
      <text:p text:style-name="Preformatted_20_Text"><text:s text:c="62"/>ψ̄α̇ L̄α̇β̇</text:p>
      <text:p text:style-name="Preformatted_20_Text"><text:s text:c="74"/>!</text:p>
      <text:p text:style-name="Preformatted_20_Text"><text:s text:c="52"/>2</text:p>
      <text:p text:style-name="Preformatted_20_Text"><text:s text:c="25"/>1 ψ 2 ψ̄ 2</text:p>
      <text:p text:style-name="Preformatted_20_Text"><text:s text:c="36"/># <text:s/># <text:s text:c="5"/>##</text:p>
      <text:p text:style-name="Preformatted_20_Text"><text:s text:c="42"/>ψ</text:p>
      <text:p text:style-name="Preformatted_20_Text"><text:s text:c="22"/>− <text:s text:c="14"/>∂ √ <text:s text:c="12"/>∂μ √ <text:s text:c="17"/>σ̄ μβ̇γ #γα .</text:p>
      <text:p text:style-name="Preformatted_20_Text"><text:s text:c="25"/>2 F 2 F̄ 2 <text:s text:c="6"/>2F <text:s text:c="22"/>2F̄</text:p>
      <text:p text:style-name="Preformatted_20_Text">These expressions are valid for supersymmetric theories using the superspace formalism. How constrained multiplets can be used in the context of supergravity was</text:p>
      <text:p text:style-name="Preformatted_20_Text">discussed in [54], for a review about constrained superfields in SUSY and SUGRA</text:p>
      <text:p text:style-name="Preformatted_20_Text">see [55]. Here we will review what is needed for the action of the anti-D3-brane in</text:p>
      <text:p text:style-name="Preformatted_20_Text">the KKLT setup in the following section.</text:p>
      <text:p text:style-name="Preformatted_20_Text"><text:soft-page-break/>2.1.2 <text:s text:c="3"/>Supergravity and constrained Multiplets</text:p>
      <text:p text:style-name="Preformatted_20_Text">In this section we focus on the explicit constrained multiplets we are going to use</text:p>
      <text:p text:style-name="Preformatted_20_Text">in order to describe the anti-D3-brane in the KKLT setup. This set is not unique</text:p>
      <text:p text:style-name="Preformatted_20_Text">but instead based on convenience and it is possible to find different descriptions.</text:p>
      <text:p text:style-name="Preformatted_20_Text">Here, we work in the conventions of [56], as opposed to the last section, where 4d</text:p>
      <text:p text:style-name="Preformatted_20_Text">fermions are described using four-component Majorana spinors. They are related to</text:p>
      <text:p text:style-name="Preformatted_20_Text">the spinors from before in the following way:</text:p>
      <text:p text:style-name="Preformatted_20_Text"><text:s text:c="45"/> </text:p>
      <text:p text:style-name="Preformatted_20_Text"><text:s text:c="49"/>ψ</text:p>
      <text:p text:style-name="Preformatted_20_Text"><text:s text:c="40"/>Ω= . <text:s text:c="43"/>(2.1.16)</text:p>
      <text:p text:style-name="Preformatted_20_Text"><text:s text:c="49"/>ψ̄</text:p>
      <text:p text:style-name="Preformatted_20_Text">In order to bridge the gap between the notation of the previous section, where we</text:p>
      <text:p text:style-name="Preformatted_20_Text">dealt with constrained superfields in the superspace formulation, we quickly re-write</text:p>
      <text:p text:style-name="Preformatted_20_Text">the VA-model in the notation of this chapter. The chiral multiplet we consider here</text:p>
      <text:p text:style-name="Preformatted_20_Text">is called X and consists of the scalar we call X as well, a fermion PL Ω and the</text:p>
      <text:p text:style-name="Preformatted_20_Text">auxiliary field F . We impose the same nilpotency condition X 2 = 0 as before, in</text:p>
      <text:p text:style-name="Preformatted_20_Text">order to remove the scalar, and find that it is given to be:</text:p>
      <text:p text:style-name="Preformatted_20_Text"><text:s text:c="45"/>Ω̄PL Ω</text:p>
      <text:p text:style-name="Preformatted_20_Text"><text:s text:c="40"/>X= <text:s text:c="13"/>. <text:s text:c="32"/>(2.1.17)</text:p>
      <text:p text:style-name="Preformatted_20_Text"><text:s text:c="48"/>2F</text:p>
      <text:p text:style-name="Preformatted_20_Text">Coming to the VA action we finally see significant differences in the notation. In the</text:p>
      <text:p text:style-name="Preformatted_20_Text">notation of [56] we can write an invariant action for the chiral multiplet X in the</text:p>
      <text:p text:style-name="Preformatted_20_Text"><text:s text:c="45"/>12</text:p>
      <text:p text:style-name="Preformatted_20_Text">following way:</text:p>
      <text:p text:style-name="Preformatted_20_Text"><text:s text:c="7"/>S = [X X̄]D + M 2 [X]F</text:p>
      <text:p text:style-name="Preformatted_20_Text"><text:s text:c="12"/>Z <text:s text:c="6"/>#</text:p>
      <text:p text:style-name="Preformatted_20_Text"><text:s text:c="38"/>Ω̄PL Ω Ω̄PR Ω</text:p>
      <text:p text:style-name="Preformatted_20_Text"><text:s text:c="77"/># <text:s text:c="4"/>(2.1.18)</text:p>
      <text:p text:style-name="Preformatted_20_Text"><text:s text:c="17"/>4 <text:s text:c="11"/>/ <text:s text:c="36"/>2</text:p>
      <text:p text:style-name="Preformatted_20_Text"><text:s text:c="10"/>= d x −Ω̄PL ∂ Ω + <text:s text:c="17"/># <text:s text:c="9"/>+ F F̄ + M (F + F̄ ) .</text:p>
      <text:p text:style-name="Preformatted_20_Text"><text:s text:c="40"/>2F <text:s text:c="6"/>2F̄</text:p>
      <text:p text:style-name="Preformatted_20_Text">Immediately, it is evident that the equation of motion for the auxiliary field changes</text:p>
      <text:p text:style-name="Preformatted_20_Text">as it now also appears as part of the composite expression replacing the supersymmetric partner of the Goldstino. Due to this fact one has the be careful when going</text:p>
      <text:p text:style-name="Preformatted_20_Text">on-shell if supersymmetry is realized non-linearly. The equation of motion for the</text:p>
      <text:p text:style-name="Preformatted_20_Text">auxiliary field is:</text:p>
      <text:p text:style-name="Preformatted_20_Text"><text:s text:c="31"/>1</text:p>
      <text:p text:style-name="Preformatted_20_Text"><text:s text:c="12"/>F = − M2 −</text:p>
      <text:p text:style-name="Preformatted_20_Text"><text:s text:c="44"/># <text:s text:c="11"/>#</text:p>
      <text:p text:style-name="Preformatted_20_Text"><text:s text:c="34"/>6</text:p>
      <text:p text:style-name="Preformatted_20_Text"><text:s text:c="37"/>Ω̄PR Ω # Ω̄PL Ω</text:p>
      <text:p text:style-name="Preformatted_20_Text"><text:s text:c="28"/>4M <text:s text:c="52"/>(2.1.19)</text:p>
      <text:p text:style-name="Preformatted_20_Text"><text:s text:c="24"/>3 <text:s text:c="14"/># <text:s text:c="7"/># <text:s text:c="12"/># <text:s text:c="9"/>#</text:p>
      <text:p text:style-name="Preformatted_20_Text"><text:s text:c="19"/>+ <text:s text:c="5"/>14</text:p>
      <text:p text:style-name="Preformatted_20_Text"><text:s text:c="31"/>Ω̄PR Ω Ω̄PL Ω # Ω̄PR Ω # Ω̄PL Ω ,</text:p>
      <text:p text:style-name="Preformatted_20_Text"><text:s text:c="21"/>16M</text:p>
      <text:p text:style-name="Preformatted_20_Text">which yields the on-shell action that reproduces the Volkov-Akulov action (2.1.1) up</text:p>
      <text:p text:style-name="Preformatted_20_Text">to a field redefinition [57]:</text:p>
      <text:p text:style-name="Preformatted_20_Text"><text:s text:c="12"/>Z <text:s text:c="6"/>#</text:p>
      <text:p text:style-name="Preformatted_20_Text"><text:s text:c="47"/>1</text:p>
      <text:p text:style-name="Preformatted_20_Text"><text:soft-page-break/><text:s text:c="15"/>d x − M 2 − Ω̄PL ∂/Ω +</text:p>
      <text:p text:style-name="Preformatted_20_Text"><text:s text:c="17"/>4</text:p>
      <text:p text:style-name="Preformatted_20_Text"><text:s text:c="60"/># <text:s text:c="10"/>#</text:p>
      <text:p text:style-name="Preformatted_20_Text"><text:s text:c="7"/>S= <text:s text:c="43"/>Ω̄P L Ω <text:s/># <text:s/>Ω̄P R Ω</text:p>
      <text:p text:style-name="Preformatted_20_Text"><text:s text:c="45"/>4M 4</text:p>
      <text:p text:style-name="Preformatted_20_Text"><text:s text:c="78"/># <text:s text:c="3"/>(2.1.20)</text:p>
      <text:p text:style-name="Preformatted_20_Text"><text:s text:c="28"/>1 <text:s text:c="13"/># <text:s text:c="8"/># <text:s text:c="10"/># <text:s text:c="9"/>#</text:p>
      <text:p text:style-name="Preformatted_20_Text"><text:s text:c="22"/>− <text:s text:c="12"/>Ω̄PR Ω Ω̄PL Ω # Ω̄PR Ω # Ω̄PL Ω <text:s text:c="12"/>.</text:p>
      <text:p text:style-name="Preformatted_20_Text"><text:s text:c="25"/>16M 12</text:p>
      <text:p text:style-name="Preformatted_20_Text">2.1.3 <text:s text:c="3"/>Coupling to Gravity</text:p>
      <text:p text:style-name="Preformatted_20_Text">Since we are interested in a supergravity action, where our constrained multiplets</text:p>
      <text:p text:style-name="Preformatted_20_Text">couple to gravity, we will employ the superconformal approach of [56]. The supercon-</text:p>
      <text:p text:style-name="Preformatted_20_Text">formal symmetry is very useful for computations but not realized in nature, hence we</text:p>
      <text:p text:style-name="Preformatted_20_Text">will need to break it in order to recover the typical Poincaré symmetry of spacetime.</text:p>
      <text:p text:style-name="Preformatted_20_Text">An important feature of the superconformal approach is that it is not necessary to do</text:p>
      <text:p text:style-name="Preformatted_20_Text">field re definitions when going to Einstein frame. The type of action that we employ</text:p>
      <text:p text:style-name="Preformatted_20_Text">here is of the following form:</text:p>
      <text:p text:style-name="Preformatted_20_Text"><text:s text:c="10"/>h <text:s text:c="21"/>i</text:p>
      <text:p text:style-name="Preformatted_20_Text"><text:s text:c="83"/>(2.1.21)</text:p>
      <text:p text:style-name="Preformatted_20_Text"><text:s text:c="25"/>K(X,X̄)</text:p>
      <text:p text:style-name="Preformatted_20_Text"><text:s text:c="5"/>S = −3X 0 X̄ 0 e− 3 <text:s text:c="12"/>+ (X 0 )3 W (X) F + fAB (X)Λ̄A PL ΛB F ,</text:p>
      <text:p text:style-name="Preformatted_20_Text"><text:s text:c="40"/># <text:s text:c="13"/># <text:s text:c="4"/># <text:s text:c="15"/>#</text:p>
      <text:p text:style-name="Preformatted_20_Text"><text:s text:c="34"/>D</text:p>
      <text:p text:style-name="Preformatted_20_Text">with a set of chiral multiplets {X I }, I = 0, . . . , n and {ΛA }, A = 1, . . . , m a set</text:p>
      <text:p text:style-name="Preformatted_20_Text">of vector multiplets. X 0 plays the special role of the compensator field with Weyl</text:p>
      <text:p text:style-name="Preformatted_20_Text">weight 1, as opposed to the other chiral multiplets with weight 0. As is usual, K is</text:p>
      <text:p text:style-name="Preformatted_20_Text">the Kähler potential, W the superpotential and fAB the gauge kinetic function. In</text:p>
      <text:p text:style-name="Preformatted_20_Text"><text:s text:c="48"/>13</text:p>
      <text:p text:style-name="Preformatted_20_Text">order go from the superconformal theory to Poincaré supergravity the compensator</text:p>
      <text:p text:style-name="Preformatted_20_Text">is fixed to:</text:p>
      <text:p text:style-name="Preformatted_20_Text"><text:s text:c="47"/>1 K</text:p>
      <text:p text:style-name="Preformatted_20_Text"><text:s text:c="40"/>X0 = e 6 , <text:s text:c="28"/>(2.1.22)</text:p>
      <text:p text:style-name="Preformatted_20_Text"><text:s text:c="47"/>κ</text:p>
      <text:p text:style-name="Preformatted_20_Text">which introduces the Planck scale into the theory. In our conventions we will set</text:p>
      <text:p text:style-name="Preformatted_20_Text">κ = 1.</text:p>
      <text:p text:style-name="Preformatted_20_Text">The supergravity equivalent to the global supersymmetry Volkov-Akulov model (2.1.18)</text:p>
      <text:p text:style-name="Preformatted_20_Text">can be obtained by choosing Kähler- and superpotential:</text:p>
      <text:p text:style-name="Preformatted_20_Text"><text:s text:c="37"/>K = X X̄ ,</text:p>
      <text:p text:style-name="Preformatted_20_Text"><text:s text:c="79"/>(2.1.23)</text:p>
      <text:p text:style-name="Preformatted_20_Text"><text:s text:c="36"/>W = W0 + M 2 X ,</text:p>
      <text:p text:style-name="Preformatted_20_Text">with a nilpotent chiral multiplet X that contains the Goldstino. Applying the superconformal action to this example with just one chiral multiplet we find:</text:p>
      <text:p text:style-name="Preformatted_20_Text"><text:s text:c="11"/>S = −3X 0 X̄ 0 + X 0 X̄ 0 X X̄ D + (X 0 )3 (W0 + M 2 X) F . <text:s text:c="8"/>(2.1.24)</text:p>
      <text:p text:style-name="Preformatted_20_Text"><text:s text:c="16"/># <text:s text:c="23"/># <text:s text:c="4"/># <text:s text:c="17"/>#</text:p>
      <text:p text:style-name="Preformatted_20_Text">In solving this model one has to keep in mind to break the superconformal symmetry and use the constraint coming from the nilpotency before going on-shell. The</text:p>
      <text:p text:style-name="Preformatted_20_Text"><text:soft-page-break/>obtained theory is the generalization of the supersymmetric Volkov-Akulov theory</text:p>
      <text:p text:style-name="Preformatted_20_Text">(2.1.18) and is called pure de Sitter supergravity [58–62] as it only has the graviton</text:p>
      <text:p text:style-name="Preformatted_20_Text">and its supersymmetric partner as degrees of freedom while the Goldstino is a pure</text:p>
      <text:p text:style-name="Preformatted_20_Text">gauge mode.</text:p>
      <text:p text:style-name="Preformatted_20_Text">2.1.4 <text:s text:c="3"/>Constrained Multiplets in Supergravity</text:p>
      <text:p text:style-name="Preformatted_20_Text">In this section we will review all constrained multiplets that will be needed for the</text:p>
      <text:p text:style-name="Preformatted_20_Text">description of the anti-D3-brane action in the KKLT setup and non-supersymmetric</text:p>
      <text:p text:style-name="Preformatted_20_Text">branes in general. It has been shown that there are ways to remove any component</text:p>
      <text:p text:style-name="Preformatted_20_Text">from a supersymmetry multiplet in [19]. Going beyond the scope of what we use</text:p>
      <text:p text:style-name="Preformatted_20_Text">here it is even possible to have off-shell linear supersymmetry by the use of Lagrange</text:p>
      <text:p text:style-name="Preformatted_20_Text">multipliers [20].</text:p>
      <text:p text:style-name="Preformatted_20_Text">For completeness, we start with the nilpotent chiral field X one final time.</text:p>
      <text:p text:style-name="Preformatted_20_Text">It has the components X = {X, PL Ω, F } and the constraint</text:p>
      <text:p text:style-name="Preformatted_20_Text"><text:s text:c="42"/>X2 = 0 , <text:s text:c="28"/>(2.1.25)</text:p>
      <text:p text:style-name="Preformatted_20_Text"><text:s text:c="45"/>14</text:p>
      <text:p text:style-name="Preformatted_20_Text">gives the scalar in terms of the fermion in the following way:</text:p>
      <text:p text:style-name="Preformatted_20_Text"><text:s text:c="48"/>Ω̄PL Ω</text:p>
      <text:p text:style-name="Preformatted_20_Text"><text:s text:c="41"/>X= <text:s text:c="11"/>. <text:s text:c="28"/>(2.1.26)</text:p>
      <text:p text:style-name="Preformatted_20_Text"><text:s text:c="50"/>2F</text:p>
      <text:p text:style-name="Preformatted_20_Text">Constraining chiral multiplets Yi with Y i = {Y i , PL Ωi , F i } by the conditions</text:p>
      <text:p text:style-name="Preformatted_20_Text"><text:s text:c="43"/>XY i = 0 , <text:s text:c="31"/>(2.1.27)</text:p>
      <text:p text:style-name="Preformatted_20_Text">where here and in the following X will be the nilpotent chiral field from above, gives</text:p>
      <text:p text:style-name="Preformatted_20_Text">the scalar of the multiplet as [63, 64]:</text:p>
      <text:p text:style-name="Preformatted_20_Text"><text:s text:c="40"/>Ω̄i PL Ω Ω̄PL Ω i</text:p>
      <text:p text:style-name="Preformatted_20_Text"><text:s text:c="33"/>Y =i</text:p>
      <text:p text:style-name="Preformatted_20_Text"><text:s text:c="50"/>− <text:s text:c="7"/>F . <text:s text:c="22"/>(2.1.28)</text:p>
      <text:p text:style-name="Preformatted_20_Text"><text:s text:c="44"/>F <text:s text:c="7"/>2F 2</text:p>
      <text:p text:style-name="Preformatted_20_Text">Since we once more have removed the scalar, the remaining degrees of freedom are</text:p>
      <text:p text:style-name="Preformatted_20_Text">fermionic in nature. These multiplets have been successfully used in order to describe</text:p>
      <text:p text:style-name="Preformatted_20_Text">the world-volume spinors of the anti-D3-brane [47, 48] which will be very useful for</text:p>
      <text:p text:style-name="Preformatted_20_Text">our work here.</text:p>
      <text:p text:style-name="Preformatted_20_Text">The chiral multiplets Ha <text:s text:c="11"/>with H a = {H a , PL Ωa , F a } will be constrained such</text:p>
      <text:p text:style-name="Preformatted_20_Text">that:</text:p>
      <text:p text:style-name="Preformatted_20_Text"><text:s text:c="40"/>X H̄ a = chiral. <text:s text:c="28"/>(2.1.29)</text:p>
      <text:p text:style-name="Preformatted_20_Text">This removes the fermion and the auxiliary field [18]1 :</text:p>
      <text:p text:style-name="Preformatted_20_Text"><text:s text:c="28"/>/ a</text:p>
      <text:p text:style-name="Preformatted_20_Text"><text:s text:c="28"/>DH</text:p>
      <text:p text:style-name="Preformatted_20_Text"><text:s text:c="17"/>PL Ω a = <text:s text:c="7"/>PR Ω ,</text:p>
      <text:p text:style-name="Preformatted_20_Text"><text:s text:c="29"/>F̄# # <text:s text:c="10"/># <text:s text:c="5"/># <text:s text:c="31"/>(2.1.30)</text:p>
      <text:p text:style-name="Preformatted_20_Text"><text:s text:c="22"/>a <text:s text:c="9"/>Ω̄ <text:s text:c="3"/>ν μ <text:s text:c="4"/>PR Ω <text:s text:c="12"/>Ω̄PR Ω</text:p>
      <text:p text:style-name="Preformatted_20_Text"><text:s text:c="20"/>F = Dμ <text:s text:c="11"/>γ γ <text:s text:c="13"/>Dν H a + <text:s text:c="8"/>#H a .</text:p>
      <text:p text:style-name="Preformatted_20_Text"><text:s text:c="33"/>F̄ <text:s text:c="13"/>F̄ <text:s text:c="14"/>2F̄ 2</text:p>
      <text:p text:style-name="Preformatted_20_Text">With this we have removed all fermionic degrees of freedom from the multiplets H a .</text:p>
      <text:p text:style-name="Preformatted_20_Text">Note, that a superpotential W (H) will not lead to masses for the scalars in H a but</text:p>
      <text:p text:style-name="Preformatted_20_Text"><text:soft-page-break/>instead to fermionic Goldstino interactions. Scalar masses can be introduced into</text:p>
      <text:p text:style-name="Preformatted_20_Text">the theory via the Kähler potential if desired.</text:p>
      <text:p text:style-name="Preformatted_20_Text"><text:s text:c="3"/>1</text:p>
      <text:p text:style-name="Preformatted_20_Text"><text:s text:c="5"/>We remind the reader that we are using the supergravity conventions of [56].</text:p>
      <text:p text:style-name="Preformatted_20_Text"><text:s text:c="47"/>15</text:p>
      <text:p text:style-name="Preformatted_20_Text">Finally, we will use a chiral field strength multiplet PL Λα <text:s text:c="20"/>with components</text:p>
      <text:p text:style-name="Preformatted_20_Text">{PL Λα , (PL χ)βα , FαΛ }. We further specify the components:</text:p>
      <text:p text:style-name="Preformatted_20_Text"><text:s text:c="32"/>√</text:p>
      <text:p text:style-name="Preformatted_20_Text"><text:s text:c="38"/># <text:s text:c="39"/>#</text:p>
      <text:p text:style-name="Preformatted_20_Text"><text:s text:c="42"/>1 <text:s text:c="6"/>ab <text:s text:c="13"/>i</text:p>
      <text:p text:style-name="Preformatted_20_Text"><text:s text:c="19"/>(PL χ)βα = <text:s text:c="5"/>2 − (PL γ C)βα F̂ab + D(PL C)βα ,</text:p>
      <text:p text:style-name="Preformatted_20_Text"><text:s text:c="42"/>4 <text:s text:c="22"/>2</text:p>
      <text:p text:style-name="Preformatted_20_Text"><text:s text:c="89"/>(2.1.31)</text:p>
      <text:p text:style-name="Preformatted_20_Text"><text:s text:c="25"/>F̂ab = eμa eνb (2∂[μ Aν] + ψ̄[μ γν] λ) ,</text:p>
      <text:p text:style-name="Preformatted_20_Text"><text:s text:c="25"/>FαΛ = (DP/ R Λ)α .</text:p>
      <text:p text:style-name="Preformatted_20_Text">Here, F̂ is the covariant vector field strength and D a real auxiliary field. The</text:p>
      <text:p text:style-name="Preformatted_20_Text">matrix Cαβ is used to raise and lower spinor indices and satisfies C T = −C. PL Λα is</text:p>
      <text:p text:style-name="Preformatted_20_Text">analogous to the superfield strength Wα in the superspace approach. The constraint</text:p>
      <text:p text:style-name="Preformatted_20_Text">we employ removes the gaugino and is:</text:p>
      <text:p text:style-name="Preformatted_20_Text"><text:s text:c="44"/>XPL Λα = 0 . <text:s text:c="32"/>(2.1.32)</text:p>
      <text:p text:style-name="Preformatted_20_Text">This will set the lowest component of the field to:</text:p>
      <text:p text:style-name="Preformatted_20_Text"><text:s text:c="64"/># <text:s text:c="9"/>#</text:p>
      <text:p text:style-name="Preformatted_20_Text"><text:s text:c="39"/>1 <text:s text:c="15"/>X β (Ω̄PR χ)β</text:p>
      <text:p text:style-name="Preformatted_20_Text"><text:s text:c="24"/>PL Λα = + (Ω̄PL χ)α − D <text:s text:c="11"/>/</text:p>
      <text:p text:style-name="Preformatted_20_Text"><text:s text:c="39"/>F <text:s text:c="15"/>F α <text:s text:c="10"/>F̄</text:p>
      <text:p text:style-name="Preformatted_20_Text"><text:s text:c="46"/># <text:s text:c="7"/># <text:s text:c="11"/>##</text:p>
      <text:p text:style-name="Preformatted_20_Text"><text:s text:c="39"/>X β X̄ γ (Ω̄PL χ)γ</text:p>
      <text:p text:style-name="Preformatted_20_Text"><text:s text:c="34"/>+ D <text:s text:c="4"/>/ <text:s text:c="7"/>/</text:p>
      <text:p text:style-name="Preformatted_20_Text"><text:s text:c="51"/>D <text:s text:c="36"/>(2.1.33)</text:p>
      <text:p text:style-name="Preformatted_20_Text"><text:s text:c="39"/>F α F̄ β <text:s text:c="14"/>F</text:p>
      <text:p text:style-name="Preformatted_20_Text"><text:s text:c="40"/>X X̄</text:p>
      <text:p text:style-name="Preformatted_20_Text"><text:s text:c="34"/>− 2 2 (D <text:s text:c="7"/>/ αβ (γ μ )βδ (Dμ Ω̄PR χ)δ .</text:p>
      <text:p text:style-name="Preformatted_20_Text"><text:s text:c="47"/>/ DX)</text:p>
      <text:p text:style-name="Preformatted_20_Text"><text:s text:c="39"/>F F̄</text:p>
      <text:p text:style-name="Preformatted_20_Text">Here, (Ω̄PL χ)α = Ωβ (PL )βγ χγα and we have to remember that the scalar in X is</text:p>
      <text:p text:style-name="Preformatted_20_Text">given as X = (Ω̄PL Ω)/(2F ). With this PL Λα describes an abelian gauge vector and</text:p>
      <text:p text:style-name="Preformatted_20_Text">nothing else.</text:p>
      <text:p text:style-name="Preformatted_20_Text">2.1.5 <text:s text:c="3"/>The new D-Term</text:p>
      <text:p text:style-name="Preformatted_20_Text">The final ingredient we will need is the so called new Fayet-Iliopoulos (FI) D-term</text:p>
      <text:p text:style-name="Preformatted_20_Text">[55, 65–68]. This term will play an important role in constructing the action for</text:p>
      <text:p text:style-name="Preformatted_20_Text">the anti-D3-brane. It will help to resolve an issue about the gauge kinetic function</text:p>
      <text:p text:style-name="Preformatted_20_Text">which will be discussed in section 2.3.1. We are only going to focus on what we</text:p>
      <text:p text:style-name="Preformatted_20_Text">need in the following and thus start by considering the chiral field strength multiplet</text:p>
      <text:p text:style-name="Preformatted_20_Text">PL Λα with components {PL Λα , (PL χ)βα , FαΛ } and weight 3/2. The gaugino is PL Λα ,</text:p>
      <text:p text:style-name="Preformatted_20_Text">Fab is the U (1) covariant field strength and D a real auxiliary field, see (2.1.31) and</text:p>
      <text:p text:style-name="Preformatted_20_Text">the paragraph below that equation for more details. The standard Fayet-Iliopoulos</text:p>
      <text:p text:style-name="Preformatted_20_Text">D-term [69, 70]:</text:p>
      <text:p text:style-name="Preformatted_20_Text"><text:s text:c="56"/>√</text:p>
      <text:p text:style-name="Preformatted_20_Text"><text:s text:c="48"/>Z</text:p>
      <text:p text:style-name="Preformatted_20_Text"><text:s text:c="36"/>SFI = −ξ d4 x −g4 D , <text:s text:c="31"/><text:soft-page-break/>(2.1.34)</text:p>
      <text:p text:style-name="Preformatted_20_Text"><text:s text:c="51"/>16</text:p>
      <text:p text:style-name="Preformatted_20_Text">breaks supersymmetry in supergravity spontaneously, however, it requires a gauging</text:p>
      <text:p text:style-name="Preformatted_20_Text">of the R-symmetry, which prevents, for example, a gravitino mass in the Lagrangian.</text:p>
      <text:p text:style-name="Preformatted_20_Text">The new FI-term does not require gauged R-symmetry while keeping all the nice</text:p>
      <text:p text:style-name="Preformatted_20_Text">properties we desire. Utilizing a chiral compensator field X 0 and a real multiplet D,</text:p>
      <text:p text:style-name="Preformatted_20_Text">that has components {D, DΛ, <text:s text:c="3"/>/ 0, Db F̂ab , −D <text:s text:c="9"/>/ −#D}2 , we write the new FI D-term</text:p>
      <text:p text:style-name="Preformatted_20_Text"><text:s text:c="54"/>/ DΛ,</text:p>
      <text:p text:style-name="Preformatted_20_Text">as:</text:p>
      <text:p text:style-name="Preformatted_20_Text"><text:s text:c="53"/>ω 2 ω̄ 2</text:p>
      <text:p text:style-name="Preformatted_20_Text"><text:s text:c="45"/># <text:s text:c="25"/>#</text:p>
      <text:p text:style-name="Preformatted_20_Text"><text:s text:c="67"/>0 0</text:p>
      <text:p text:style-name="Preformatted_20_Text"><text:s text:c="26"/>SFI, new = −ξ <text:s text:c="24"/>X X̄ D</text:p>
      <text:p text:style-name="Preformatted_20_Text"><text:s text:c="47"/>Σ(ω ̄2 )Σ̄(ω 2 ) <text:s text:c="10"/>D <text:s text:c="13"/>(2.1.35)</text:p>
      <text:p text:style-name="Preformatted_20_Text"><text:s text:c="54"/>√</text:p>
      <text:p text:style-name="Preformatted_20_Text"><text:s text:c="45"/>Z</text:p>
      <text:p text:style-name="Preformatted_20_Text"><text:s text:c="51"/>4 <text:s text:c="12"/>0 0</text:p>
      <text:p text:style-name="Preformatted_20_Text"><text:s text:c="36"/>= −ξ d x −g4 X X̄ D + . . . ,</text:p>
      <text:p text:style-name="Preformatted_20_Text">where the dots represent fermionic terms. Furthermore, we used the multiplets</text:p>
      <text:p text:style-name="Preformatted_20_Text"><text:s text:c="54"/>Λ̄PL Λ</text:p>
      <text:p text:style-name="Preformatted_20_Text"><text:s text:c="43"/>ω2 = <text:s text:c="14"/>#2 ,</text:p>
      <text:p text:style-name="Preformatted_20_Text"><text:s text:c="53"/>X 0 X̄ 0</text:p>
      <text:p text:style-name="Preformatted_20_Text"><text:s text:c="88"/>(2.1.36)</text:p>
      <text:p text:style-name="Preformatted_20_Text"><text:s text:c="45"/>2 <text:s text:c="7"/>Λ̄PR Λ</text:p>
      <text:p text:style-name="Preformatted_20_Text"><text:s text:c="43"/>ω̄ = <text:s text:c="14"/>#2 ,</text:p>
      <text:p text:style-name="Preformatted_20_Text"><text:s text:c="53"/>X 0 X̄ 0</text:p>
      <text:p text:style-name="Preformatted_20_Text">with components</text:p>
      <text:p text:style-name="Preformatted_20_Text"><text:s text:c="27"/>√</text:p>
      <text:p text:style-name="Preformatted_20_Text"><text:s text:c="35"/># <text:s text:c="15"/>#</text:p>
      <text:p text:style-name="Preformatted_20_Text"><text:s text:c="47"/>1 /̂</text:p>
      <text:p text:style-name="Preformatted_20_Text"><text:s text:c="7"/>Λ̄PL Λ = {Λ̄PL Λ , 2PL iD − F Λ , 2Λ̄PL DΛ <text:s text:c="17"/>/ + F̂ − · F̂ − − D} (2.1.37)</text:p>
      <text:p text:style-name="Preformatted_20_Text"><text:s text:c="47"/>2</text:p>
      <text:p text:style-name="Preformatted_20_Text">and generalizations of the chiral projectors on superspace to the superconformal formalism in Σ and Σ̄ [20]. These projectors act on multiplets with weights (Weyl, chiral) =</text:p>
      <text:p text:style-name="Preformatted_20_Text">(w, ±(w − 2)) and produce new multiplets with weights</text:p>
      <text:p text:style-name="Preformatted_20_Text"><text:s text:c="29"/>Σ : (w, +w − 2) → (w + 1, w + 1) ,</text:p>
      <text:p text:style-name="Preformatted_20_Text"><text:s text:c="88"/>(2.1.38)</text:p>
      <text:p text:style-name="Preformatted_20_Text"><text:s text:c="29"/>Σ̄ : (w, −w + 2) → (w + 1, w − 1) ,</text:p>
      <text:p text:style-name="Preformatted_20_Text">that are chiral or anti-chiral. The action of the projectors on ω 2 is:</text:p>
      <text:p text:style-name="Preformatted_20_Text"><text:s text:c="54"/>i #μνρσ</text:p>
      <text:p text:style-name="Preformatted_20_Text"><text:s text:c="33"/># <text:s text:c="50"/>#</text:p>
      <text:p text:style-name="Preformatted_20_Text"><text:s text:c="36"/>1</text:p>
      <text:p text:style-name="Preformatted_20_Text"><text:s text:c="14"/>2 <text:s text:c="7"/>0 <text:s text:c="2"/>0 −2</text:p>
      <text:p text:style-name="Preformatted_20_Text"><text:s text:c="38"/>Fμν F μν + √ <text:s text:c="13"/>Fμν Fρσ − D2 + . . . <text:s text:c="3"/>(2.1.39)</text:p>
      <text:p text:style-name="Preformatted_20_Text"><text:s text:c="28"/>#</text:p>
      <text:p text:style-name="Preformatted_20_Text"><text:s text:c="9"/>Σ̄(ω ) = X X̄</text:p>
      <text:p text:style-name="Preformatted_20_Text"><text:s text:c="36"/>2 <text:s text:c="16"/>4 −g4</text:p>
      <text:p text:style-name="Preformatted_20_Text">where we have once again neglected fermionic contributions.</text:p>
      <text:p text:style-name="Preformatted_20_Text">The new D-term (2.1.36) has only D as its pure bosonic sector. All further terms are</text:p>
      <text:p text:style-name="Preformatted_20_Text"><text:soft-page-break/>required by the superconformal symmetry that our formalism employs. After going</text:p>
      <text:p text:style-name="Preformatted_20_Text">to Poincaré supergravity by fixing the compensator X 0 = κ−1 eK/6 , as discussed in</text:p>
      <text:p text:style-name="Preformatted_20_Text"><text:s text:c="3"/>2</text:p>
      <text:p text:style-name="Preformatted_20_Text"><text:s text:c="5"/>For conventions please refer to [56].</text:p>
      <text:p text:style-name="Preformatted_20_Text"><text:s text:c="53"/>17</text:p>
      <text:p text:style-name="Preformatted_20_Text">section 2.1.3, the new D-term yields</text:p>
      <text:p text:style-name="Preformatted_20_Text"><text:s text:c="49"/>√</text:p>
      <text:p text:style-name="Preformatted_20_Text"><text:s text:c="42"/>Z</text:p>
      <text:p text:style-name="Preformatted_20_Text"><text:s text:c="83"/>(2.1.40)</text:p>
      <text:p text:style-name="Preformatted_20_Text"><text:s text:c="60"/>K</text:p>
      <text:p text:style-name="Preformatted_20_Text"><text:s text:c="27"/>SFI,new = −ξ <text:s text:c="5"/>d4 x −g4 e 3 D + . . . ,</text:p>
      <text:p text:style-name="Preformatted_20_Text">with κ = 1. Like the original FI D-term this expression will break supersymmetry</text:p>
      <text:p text:style-name="Preformatted_20_Text">spontaneously when added to the standard supergravity action due to the fact that</text:p>
      <text:p text:style-name="Preformatted_20_Text">the auxiliary field D acquires a non-zero vacuum expectation value. The fermionic</text:p>
      <text:p text:style-name="Preformatted_20_Text">contributions in the . . . can be removed by setting the Goldstino equal to zero via a</text:p>
      <text:p text:style-name="Preformatted_20_Text">unitary gauge choice. However, there remains one issue. Comparing the result of the</text:p>
      <text:p text:style-name="Preformatted_20_Text">new D-term (2.1.40) to the original FI D-term (2.1.34) a contribution of the Kähler</text:p>
      <text:p text:style-name="Preformatted_20_Text">potential appears. This spoils the Kähler invariance of the theory. Luckily, this can</text:p>
      <text:p text:style-name="Preformatted_20_Text">be remedied by performing a substitution [71]:</text:p>
      <text:p text:style-name="Preformatted_20_Text"><text:s text:c="83"/>(2.1.41)</text:p>
      <text:p text:style-name="Preformatted_20_Text"><text:s text:c="60"/>K</text:p>
      <text:p text:style-name="Preformatted_20_Text"><text:s text:c="35"/>X 0 X̄ 0 → X 0 X̄ 0 e− 3 .</text:p>
      <text:p text:style-name="Preformatted_20_Text">With this replacement the new D-term (2.1.36) can be viewed as containing two real</text:p>
      <text:p text:style-name="Preformatted_20_Text">multiplets with weights (−2, 0) and (4, 0), respectively:</text:p>
      <text:p text:style-name="Preformatted_20_Text"><text:s text:c="48"/>ω 2 ω̄ 2</text:p>
      <text:p text:style-name="Preformatted_20_Text"><text:s text:c="36"/>R1 = <text:s text:c="20"/>,</text:p>
      <text:p text:style-name="Preformatted_20_Text"><text:s text:c="44"/>Σ(ω̄ 2 )Σ̄(ω 2 ) <text:s text:c="22"/>(2.1.42)</text:p>
      <text:p text:style-name="Preformatted_20_Text"><text:s text:c="46"/>0 <text:s text:c="2"/>0 −K</text:p>
      <text:p text:style-name="Preformatted_20_Text"><text:s text:c="36"/>R2 = X X̄ e <text:s text:c="9"/>3 D.</text:p>
      <text:p text:style-name="Preformatted_20_Text">The expansion in components begins with the lowest component of R2 while R1 provides higher order fermionic terms that are required to complete the superconformal</text:p>
      <text:p text:style-name="Preformatted_20_Text">embedding. This method is readily generalized in order to complete any arbitrary</text:p>
      <text:p text:style-name="Preformatted_20_Text">real multiplet R2 with weights (4, 0). We will use this procedure in order to complete</text:p>
      <text:p text:style-name="Preformatted_20_Text">the action of the anti-D3-brane in the KKLT scenario.</text:p>
      <text:p text:style-name="Preformatted_20_Text">2.2 <text:s text:c="3"/>Non-supersymmetric Branes</text:p>
      <text:p text:style-name="Preformatted_20_Text">Supersymmetry has not been observed in any experiments or natural phenomena</text:p>
      <text:p text:style-name="Preformatted_20_Text">thus far. If we want to investigate whether or not string theory can describe the</text:p>
      <text:p text:style-name="Preformatted_20_Text">universe we live in, we have to consider effective low energy theories that come from</text:p>
      <text:p text:style-name="Preformatted_20_Text">string theory and that break supersymmetry during the compactification process</text:p>
      <text:p text:style-name="Preformatted_20_Text">spontaneously. When supersymmetry is spontaneously broken, a non-linear trans-</text:p>
      <text:p text:style-name="Preformatted_20_Text">formation of the fields can still be realized and in that case we are able to use the tools</text:p>
      <text:p text:style-name="Preformatted_20_Text">of non-linear supersymmetry or supergravity and constrained multiplets to describe</text:p>
      <text:p text:style-name="Preformatted_20_Text">it. One way to achieve spontaneous supersymmetry breaking is by including objects</text:p>
      <text:p text:style-name="Preformatted_20_Text">in the theory that achieve this. In particular, here we are interested in Dp-brane</text:p>
      <text:p text:style-name="Preformatted_20_Text"><text:s text:c="47"/>18</text:p>
      <text:p text:style-name="Preformatted_20_Text">supersymmetry breaking [21–27], for a review see [72]. Other ingredients, like for</text:p>
      <text:p text:style-name="Preformatted_20_Text">example Op-planes, can also break supersymmetry in a similar way. Importantly, if</text:p>
      <text:p text:style-name="Preformatted_20_Text">supersymmetry is broken at or near the string scale, it is not possible to restore it</text:p>
      <text:p text:style-name="Preformatted_20_Text">below that scale.</text:p>
      <text:p text:style-name="Preformatted_20_Text"><text:soft-page-break/>Here, we focus on the description of non-supersymmetric Dp-branes in flux compactifications on SU (3) × SU (3) structure manifolds [73]. These theories compactify 10d</text:p>
      <text:p text:style-name="Preformatted_20_Text">superstring theory to 4d, N = 1 supergravity. A space filling Dp-brane then can</text:p>
      <text:p text:style-name="Preformatted_20_Text">break the remaining supersymmetry, not broken by the background, spontaneously.</text:p>
      <text:p text:style-name="Preformatted_20_Text">Our main goal here is to find the correct description of the supersymmetry breaking</text:p>
      <text:p text:style-name="Preformatted_20_Text">object in terms of the resulting supergravity. It is important to stress that the correct</text:p>
      <text:p text:style-name="Preformatted_20_Text">10d results are known [28–31] but they have often been wrongly interpreted in the</text:p>
      <text:p text:style-name="Preformatted_20_Text">language of the 4d supergravity as a D-term. This section is based on [8] where we</text:p>
      <text:p text:style-name="Preformatted_20_Text">rectified this issue and gave the correct description of any SUSY breaking Dp-brane</text:p>
      <text:p text:style-name="Preformatted_20_Text">utilizing non-linear supergravity and constrained multiplets.</text:p>
      <text:p text:style-name="Preformatted_20_Text">2.2.1 <text:s text:c="3"/>Dp-Branes in flat Space</text:p>
      <text:p text:style-name="Preformatted_20_Text">Let us review Dp-branes in type II supergravity on flat space R9,1 [74–79], for some</text:p>
      <text:p text:style-name="Preformatted_20_Text">basic facts. On this background we have maximal N = 8 supersymmetry with</text:p>
      <text:p text:style-name="Preformatted_20_Text">32 supercharges, conveniently packaged into two Majorana-Weyl spinors ε1 and ε2 .</text:p>
      <text:p text:style-name="Preformatted_20_Text">Since we will not specify whether we consider type IIA or IIB supergravity the</text:p>
      <text:p text:style-name="Preformatted_20_Text">chirality of the spinors is irrelevant, nevertheless, we mention that in IIA the spinors</text:p>
      <text:p text:style-name="Preformatted_20_Text">have the same chirality while in IIB they have opposite chirality. If we add a Dp-brane</text:p>
      <text:p text:style-name="Preformatted_20_Text">in the directions x0 , x1 , . . . , xp it will break half of the supersymmetry spontaneously</text:p>
      <text:p text:style-name="Preformatted_20_Text">[74]. This divides the supercharges into two groups. The ones acting linearly on the</text:p>
      <text:p text:style-name="Preformatted_20_Text">Dp-brane world-volume fields satisfy:</text:p>
      <text:p text:style-name="Preformatted_20_Text"><text:s text:c="38"/>ε1 = Γ01...p ε2 =: ΓDp ε2 , <text:s text:c="20"/>(2.2.1)</text:p>
      <text:p text:style-name="Preformatted_20_Text">with Γ01...p = Γ0 Γ1 . . . Γp where we used the gamma matrices of 10 dimensional flat</text:p>
      <text:p text:style-name="Preformatted_20_Text">space. On the other hand, the non-linearly realized supersymmetries have a sign flip</text:p>
      <text:p text:style-name="Preformatted_20_Text">in their behavior:</text:p>
      <text:p text:style-name="Preformatted_20_Text"><text:s text:c="43"/>ε1 = −ΓDp ε2 . <text:s text:c="28"/>(2.2.2)</text:p>
      <text:p text:style-name="Preformatted_20_Text">Meanwhile, an anti-Dp-brane behaves exactly opposite to a Dp-brane:</text:p>
      <text:p text:style-name="Preformatted_20_Text"><text:s text:c="33"/>linear: <text:s text:c="5"/>ε1 = −ΓDp ε2 =: ΓDp ε2 ,</text:p>
      <text:p text:style-name="Preformatted_20_Text"><text:s text:c="86"/>(2.2.3)</text:p>
      <text:p text:style-name="Preformatted_20_Text"><text:s text:c="29"/>non-linear: ε1 = ΓDp ε2 = −ΓDp ε2 .</text:p>
      <text:p text:style-name="Preformatted_20_Text"><text:s text:c="50"/>19</text:p>
      <text:p text:style-name="Preformatted_20_Text">In general, we can put a Dp-brane at an arbitrary angle, where it extends along the</text:p>
      <text:p text:style-name="Preformatted_20_Text">directions x0 , x1 , . . . , xp−1 while it intersects the axis xp with an angle φ in the plane</text:p>
      <text:p text:style-name="Preformatted_20_Text">(xp , xp+1 ). In this case the unbroken supercharges satisfy:</text:p>
      <text:p text:style-name="Preformatted_20_Text"><text:s text:c="87"/>(2.2.4)</text:p>
      <text:p text:style-name="Preformatted_20_Text"><text:s text:c="64"/>#</text:p>
      <text:p text:style-name="Preformatted_20_Text"><text:s text:c="18"/>ε1 = cos(φ)Γ01...p + sin(φ)Γ01...(p−1)(p+1) ε2 =: ΓDp (φ)ε2 ,</text:p>
      <text:p text:style-name="Preformatted_20_Text">and again, the broken charges have again a minus instead of a plus in their relation.</text:p>
      <text:p text:style-name="Preformatted_20_Text">Of course, in flat space, this distinction between branes, anti-branes and branes at</text:p>
      <text:p text:style-name="Preformatted_20_Text">some angle φ is rather forced, as we simply could change our coordinate system in</text:p>
      <text:p text:style-name="Preformatted_20_Text">order to transform any of the above cases into a simple Dp-brane and thus they</text:p>
      <text:p text:style-name="Preformatted_20_Text">are physically equivalent. If the background is more involved, like, for example,</text:p>
      <text:p text:style-name="Preformatted_20_Text">SU (3) × SU (3) structure manifolds, this will no longer be the case. Nevertheless we</text:p>
      <text:p text:style-name="Preformatted_20_Text"><text:soft-page-break/>mention that:</text:p>
      <text:p text:style-name="Preformatted_20_Text"><text:s text:c="43"/>ΓDp (0) = ΓDp ,</text:p>
      <text:p text:style-name="Preformatted_20_Text"><text:s text:c="87"/>(2.2.5)</text:p>
      <text:p text:style-name="Preformatted_20_Text"><text:s text:c="42"/>ΓDp (π) = ΓDp .</text:p>
      <text:p text:style-name="Preformatted_20_Text">Another way to get a physical distinction between different brane orientations is to</text:p>
      <text:p text:style-name="Preformatted_20_Text">add a reference object, like an Op-plane. Let us assume we have an Op-plane along</text:p>
      <text:p text:style-name="Preformatted_20_Text">the directions x0 , x1 , . . . , xp−1 which projects out half of the supersymmetry. We</text:p>
      <text:p text:style-name="Preformatted_20_Text">are left with 16 linearly realized supercharges:</text:p>
      <text:p text:style-name="Preformatted_20_Text"><text:s text:c="37"/>ε1 = Γ01...p ε2 =: ΓOp ε2 . <text:s text:c="22"/>(2.2.6)</text:p>
      <text:p text:style-name="Preformatted_20_Text">If we add a Dp-brane without angle to this setup nothing will change for the super-</text:p>
      <text:p text:style-name="Preformatted_20_Text">symmetry. On the other hand, adding an anti-Dp-brane will break the remaining 16</text:p>
      <text:p text:style-name="Preformatted_20_Text">supercharges and supersymmetry will be broken completely. Naturally, the case of a</text:p>
      <text:p text:style-name="Preformatted_20_Text">Dp-brane at an angle φ is the most interesting one. There, the 16 charges, preserved</text:p>
      <text:p text:style-name="Preformatted_20_Text">by the background3 will be realized as a combination of linear and non-linear trans-</text:p>
      <text:p text:style-name="Preformatted_20_Text">formations on the brane world-volume fields. This combination will be necessarily</text:p>
      <text:p text:style-name="Preformatted_20_Text">non-linear in total, which will be one of the main conclusions of this section.</text:p>
      <text:p text:style-name="Preformatted_20_Text">Another way to break supersymmetry via branes is by considering a world-volume</text:p>
      <text:p text:style-name="Preformatted_20_Text">flux F = B +F , with B the pullback of the Kalb-Ramond field and F = dA a typical</text:p>
      <text:p text:style-name="Preformatted_20_Text">field strength on the brane. As discussed in [80], such a situation for a D(p+1)-brane</text:p>
      <text:p text:style-name="Preformatted_20_Text">is T -dual to two Dp-branes intersection at an angle φ such that:</text:p>
      <text:p text:style-name="Preformatted_20_Text"><text:s text:c="37"/>F = tan(φ)dxp ∧ dxp+1 . <text:s text:c="26"/>(2.2.7)</text:p>
      <text:p text:style-name="Preformatted_20_Text"><text:s text:c="4"/>3</text:p>
      <text:p text:style-name="Preformatted_20_Text"><text:s text:c="6"/>In this sense we include the Op-plane in the background.</text:p>
      <text:p text:style-name="Preformatted_20_Text"><text:s text:c="50"/>20</text:p>
      <text:p text:style-name="Preformatted_20_Text">Due to this duality, we expect that branes with world-volume flux generically break</text:p>
      <text:p text:style-name="Preformatted_20_Text">some of the supersymmetry that would be preserved in the absence of flux. In</text:p>
      <text:p text:style-name="Preformatted_20_Text">particular, the linearly preserved supersymmetries now satisfy [81]:</text:p>
      <text:p text:style-name="Preformatted_20_Text"><text:s text:c="17"/>1 <text:s text:c="6"/>X <text:s text:c="8"/>1 a1 ...a2n b1 ...bl</text:p>
      <text:p text:style-name="Preformatted_20_Text"><text:s text:c="4"/>ε1 = − √ <text:s text:c="25"/>n</text:p>
      <text:p text:style-name="Preformatted_20_Text"><text:s text:c="40"/># <text:s text:c="14"/>Fa1 a2 . . . Fa2n−1 a2n Γb1 ...bl ε2 =: ΓF</text:p>
      <text:p text:style-name="Preformatted_20_Text"><text:s text:c="97"/>Dp ε2 ,</text:p>
      <text:p text:style-name="Preformatted_20_Text"><text:s text:c="16"/>g+F <text:s text:c="3"/>2n+l=p+1</text:p>
      <text:p text:style-name="Preformatted_20_Text"><text:s text:c="32"/>n!l!2</text:p>
      <text:p text:style-name="Preformatted_20_Text"><text:s text:c="100"/>(2.2.8)</text:p>
      <text:p text:style-name="Preformatted_20_Text">where here our convention is #01...p = −1 and the pullback of the gamma matrices</text:p>
      <text:p text:style-name="Preformatted_20_Text">onto the brane world-volume is Γa = ∂a y M ΓM .</text:p>
      <text:p text:style-name="Preformatted_20_Text">The examples we have discussed thus far in flat space can be generalized to other</text:p>
      <text:p text:style-name="Preformatted_20_Text">spaces. Then, the internal manifold can already break some of the supersymmetry</text:p>
      <text:p text:style-name="Preformatted_20_Text">and we have to consider the Gauß law for all ingredients. This generally leads to</text:p>
      <text:p text:style-name="Preformatted_20_Text">reduced supersymmetry, some examples are:</text:p>
      <text:p text:style-name="Preformatted_20_Text"><text:s text:c="41"/>T6 <text:s text:c="5"/>⇒ N =8</text:p>
      <text:p text:style-name="Preformatted_20_Text"><text:s text:c="36"/>T 2 × K3 ⇒ N = 4 <text:s text:c="47"/>(2.2.9)</text:p>
      <text:p text:style-name="Preformatted_20_Text"><text:s text:c="40"/>CY3 <text:s text:c="5"/>⇒ N = 2.</text:p>
      <text:p text:style-name="Preformatted_20_Text">Onto these backgrounds we still can add Op-planes, removing some supersymmetry,</text:p>
      <text:p text:style-name="Preformatted_20_Text">before we add our Dp-branes.</text:p>
      <text:p text:style-name="Preformatted_20_Text">2.2.2 <text:s text:c="3"/>Linear + non-linear = non-linear</text:p>
      <text:p text:style-name="Preformatted_20_Text">In this subsection we show that the description of a combination of linear and non-</text:p>
      <text:p text:style-name="Preformatted_20_Text"><text:soft-page-break/>linear supersymmetry in the end necessarily has to be non-linear. If we have a</text:p>
      <text:p text:style-name="Preformatted_20_Text">background that has preserved supercharges {QA }, A = 1, . . . , N and then add</text:p>
      <text:p text:style-name="Preformatted_20_Text">a supersymmetry breaking source, for example a Dp-brane, only a subset of the</text:p>
      <text:p text:style-name="Preformatted_20_Text">supersymmetry charges, that can be empty, will still be realized linearly: {Qa },</text:p>
      <text:p text:style-name="Preformatted_20_Text">a = 1, . . . , n &lt; N . We then want to investigate the behavior of the other remaining</text:p>
      <text:p text:style-name="Preformatted_20_Text">charges {Qi }, i = n + 1, . . . , N .</text:p>
      <text:p text:style-name="Preformatted_20_Text">For this, let us consider a simplified situation where only one set of scalars φA is related to fermions λA via supersymmetry. The transfo<text:span text:style-name="T3">r</text:span>mation can be written as</text:p>
      <text:p text:style-name="Preformatted_20_Text"><text:s text:c="34"/>δλA = S A ε + ∂/φA ε + . . . , <text:s text:c="34"/>(2.2.10)</text:p>
      <text:p text:style-name="Preformatted_20_Text">with complex constants S A that are not all equal to zero and with additional terms</text:p>
      <text:p text:style-name="Preformatted_20_Text">in the . . . that are not relevant for our discussion here. Splitting the constants</text:p>
      <text:p text:style-name="Preformatted_20_Text">as S A = {S a , S i }, with S a = 0 related to the unbroken supersymmetries, we break</text:p>
      <text:p text:style-name="Preformatted_20_Text">supersymmetry spontaneously in the directions that are related to the fermionic shifts</text:p>
      <text:p text:style-name="Preformatted_20_Text"><text:s text:c="47"/>21</text:p>
      <text:p text:style-name="Preformatted_20_Text">S i 6= 0. We call a supersymmetry transformation non-linear if the shift, related to</text:p>
      <text:p text:style-name="Preformatted_20_Text">{S A } is present:</text:p>
      <text:p text:style-name="Preformatted_20_Text"><text:s text:c="43"/>δs λa = 0 ,</text:p>
      <text:p text:style-name="Preformatted_20_Text"><text:s text:c="79"/>(2.2.11)</text:p>
      <text:p text:style-name="Preformatted_20_Text"><text:s text:c="40"/>δs λi = S i ε .</text:p>
      <text:p text:style-name="Preformatted_20_Text">One may wonder if it is possible to remove the shift by some sort of allowed transformation. For example, focusing on the set {λi } that has non-linear supersymmetry,</text:p>
      <text:p text:style-name="Preformatted_20_Text">we define:</text:p>
      <text:p text:style-name="Preformatted_20_Text"><text:s text:c="33"/>v = Ki̄ λi S ̄ =: λT g S̄ , <text:s text:c="16"/>(2.2.12)</text:p>
      <text:p text:style-name="Preformatted_20_Text">with the Kähler metric Ki̄ . The action of the shift on the new field v is given to</text:p>
      <text:p text:style-name="Preformatted_20_Text">be:</text:p>
      <text:p text:style-name="Preformatted_20_Text"><text:s text:c="28"/>δs v = Ki̄ S i S ̄ ε = S T KS ε , <text:s text:c="15"/>(2.2.13)</text:p>
      <text:p text:style-name="Preformatted_20_Text"><text:s text:c="63"/>#</text:p>
      <text:p text:style-name="Preformatted_20_Text">in matrix notation where, in this case, K is still the Kähler metric. With this we</text:p>
      <text:p text:style-name="Preformatted_20_Text">can redefine the remaining fields as</text:p>
      <text:p text:style-name="Preformatted_20_Text"><text:s text:c="55"/>Si</text:p>
      <text:p text:style-name="Preformatted_20_Text"><text:s text:c="35"/>λ̃i = λi − <text:s text:c="15"/>, <text:s text:c="16"/>(2.2.14)</text:p>
      <text:p text:style-name="Preformatted_20_Text"><text:s text:c="52"/>S T K S̄</text:p>
      <text:p text:style-name="Preformatted_20_Text">with</text:p>
      <text:p text:style-name="Preformatted_20_Text"><text:s text:c="39"/>λ̃i Ki̄ S ̄ = 0 . <text:s text:c="20"/>(2.2.15)</text:p>
      <text:p text:style-name="Preformatted_20_Text">The λ̃i now have the property that they do not have a shift part in their supersymmetry transformations:</text:p>
      <text:p text:style-name="Preformatted_20_Text"><text:s text:c="42"/>δs λ̃i = 0 . <text:s text:c="24"/>(2.2.16)</text:p>
      <text:p text:style-name="Preformatted_20_Text">With this we have transformed all degrees of freedom initially present in the {λi }</text:p>
      <text:p text:style-name="Preformatted_20_Text">into the λ̃i and v. Importantly, for this to be consistent, we require that S T KS =</text:p>
      <text:p text:style-name="Preformatted_20_Text"><text:s text:c="83"/>#</text:p>
      <text:p text:style-name="Preformatted_20_Text">kSk2 6= 0. This means that the best thing we can achieve is to transform the non-</text:p>
      <text:p text:style-name="Preformatted_20_Text">linear behavior into one direction. We conclude that supersymmetry, realized as a</text:p>
      <text:p text:style-name="Preformatted_20_Text">combination of linear and non-linear transformations, will in total always require a</text:p>
      <text:p text:style-name="Preformatted_20_Text">non-linear description. An important caveat is that the parameter, giving the SUSY</text:p>
      <text:p text:style-name="Preformatted_20_Text">breaking scale, has to contain a constant piece that cannot be removed via field</text:p>
      <text:p text:style-name="Preformatted_20_Text"><text:soft-page-break/>re definitions. Such cases are readily available, for example, non-supersymmetric Dp-</text:p>
      <text:p text:style-name="Preformatted_20_Text">branes wrapping tori in the internal manifold. In such a scenario the SUSY breaking</text:p>
      <text:p text:style-name="Preformatted_20_Text">parameter is related to the wrapping numbers and cannot be removed.</text:p>
      <text:p text:style-name="Preformatted_20_Text">Compactifications that include SUSY breaking sources thus necessarily require a</text:p>
      <text:p text:style-name="Preformatted_20_Text">non-linear realization of the transformations on the world volume fields. This can,</text:p>
      <text:p text:style-name="Preformatted_20_Text">for example, lead to 4d theories with all supersymmetries realized non-linearly which</text:p>
      <text:p text:style-name="Preformatted_20_Text">are called de Sitter supergravity [59–61, 82–84].</text:p>
      <text:p text:style-name="Preformatted_20_Text"><text:s text:c="48"/>22</text:p>
      <text:p text:style-name="Preformatted_20_Text">2.2.3 <text:s text:c="3"/>Supersymmetry Breaking and Unitarity</text:p>
      <text:p text:style-name="Preformatted_20_Text">When any symmetry is broken at some scale F it is expected that it will, likewise,</text:p>
      <text:p text:style-name="Preformatted_20_Text">be restored when going to, or above, that scale. If we naively follow our effective</text:p>
      <text:p text:style-name="Preformatted_20_Text">theory to this scale we anticipate that new fields or other degrees of freedom appear</text:p>
      <text:p text:style-name="Preformatted_20_Text">in order to complete the symmetry. This manifests itself in unitarity violations of</text:p>
      <text:p text:style-name="Preformatted_20_Text">the effective theory. Examples of this happening include the Volkov-Akulov theory</text:p>
      <text:p text:style-name="Preformatted_20_Text">[46, 85] or when coupling a very heavy scalar in a chiral multiplet to supergravity</text:p>
      <text:p text:style-name="Preformatted_20_Text">[86]. We will study this problem in the case of some examples in this subsection.</text:p>
      <text:p text:style-name="Preformatted_20_Text">Before we begin let us mention one notable exception to the above statement. In</text:p>
      <text:p text:style-name="Preformatted_20_Text">inflation the Hubble scale H changes the SUSY breaking scale to be:</text:p>
      <text:p text:style-name="Preformatted_20_Text"><text:s text:c="41"/>q</text:p>
      <text:p text:style-name="Preformatted_20_Text"><text:s text:c="32"/>F ∼ MP2 <text:s text:c="4"/>m2(3/2) + H 2 , <text:s text:c="20"/>(2.2.17)</text:p>
      <text:p text:style-name="Preformatted_20_Text">with the gravitino mass m(3/2) and MP the Planck scale [20, 87–90]. In <text:s text:c="8"/>the case</text:p>
      <text:p text:style-name="Preformatted_20_Text">of a vanishing scalar potential V = 0 the gravitino mass m(3/2) would <text:s text:c="9"/>give the</text:p>
      <text:p text:style-name="Preformatted_20_Text">SUSY breaking scale. When considering non-linear supergravity models of <text:s text:c="7"/>inflation</text:p>
      <text:p text:style-name="Preformatted_20_Text">one would need to keep this change in mind. For simplicity, we will only <text:s text:c="6"/>consider</text:p>
      <text:p text:style-name="Preformatted_20_Text">situations where we can safely neglect the Hubble scale.</text:p>
      <text:p text:style-name="Preformatted_20_Text">In the KKLT scenario we have a 4d AdS vacuum with N = 1 supersymmetry.</text:p>
      <text:p text:style-name="Preformatted_20_Text">The vacuum gets lifted to de Sitter by the inclusion of an anti-D3-brane at the</text:p>
      <text:p text:style-name="Preformatted_20_Text">bottom of a warped throat which breaks SUSY spontaneously at the same time</text:p>
      <text:p text:style-name="Preformatted_20_Text">[14, 33]. Here, the breaking scale is given by the uplift energy in turn corresponding</text:p>
      <text:p text:style-name="Preformatted_20_Text">to the warped down string scale. Likewise, the whole tower of open string states is</text:p>
      <text:p text:style-name="Preformatted_20_Text">warped down as well. Hence, when going to the SUSY breaking scale, one expects</text:p>
      <text:p text:style-name="Preformatted_20_Text">these states to become relevant and invalidate the initial effective theory.</text:p>
      <text:p text:style-name="Preformatted_20_Text">For the KKLT scenario this is not the whole story. When considering the throat to</text:p>
      <text:p text:style-name="Preformatted_20_Text">be of Klebanov-Strassler (KS) type [91], there is a non-trivial 3-cycle at its bottom.</text:p>
      <text:p text:style-name="Preformatted_20_Text">This introduces a warped down KK- scale that can be below the string scale, meaning</text:p>
      <text:p text:style-name="Preformatted_20_Text">that massive states enter at this scale instead. When anti-D3-branes at the bottom</text:p>
      <text:p text:style-name="Preformatted_20_Text">of the KS-throat polarize into an N S5-brane [92], it can wrap a meta-stable cycle</text:p>
      <text:p text:style-name="Preformatted_20_Text">and linear supersymmetry can be restored by the KK modes [93].</text:p>
      <text:p text:style-name="Preformatted_20_Text">Two Dp-branes that enclose a small angle φ # 1 have a supersymmetry</text:p>
      <text:p text:style-name="Preformatted_20_Text"><text:s text:c="28"/>√</text:p>
      <text:p text:style-name="Preformatted_20_Text">breaking scale given by φ/ α0 , with the string tension 1/(2πα0 ). Letting φ become</text:p>
      <text:p text:style-name="Preformatted_20_Text">ever smaller will give us an arbitrarily small SUSY breaking scale. Still, it is not</text:p>
      <text:p text:style-name="Preformatted_20_Text">possible to describe such a situation using standard supergravity, as we have already</text:p>
      <text:p text:style-name="Preformatted_20_Text">shown. The way supersymmetry is restored when going to the breaking scale is by</text:p>
      <text:p text:style-name="Preformatted_20_Text"><text:s text:c="43"/>23</text:p>
      <text:p text:style-name="Preformatted_20_Text">a set of open string states that stretch between the two branes [94–96]. Remember,</text:p>
      <text:p text:style-name="Preformatted_20_Text">this means that our or initial effective theory breaks down and no longer correctly</text:p>
      <text:p text:style-name="Preformatted_20_Text"><text:soft-page-break/>describes the physics. It is important to find a new theory that replaces it. In the</text:p>
      <text:p text:style-name="Preformatted_20_Text">case of two branes at very small angle this can be done by guessing. It is natural</text:p>
      <text:p text:style-name="Preformatted_20_Text">to expect an SU (2) gauge theory for two branes on top of each other. If the angle</text:p>
      <text:p text:style-name="Preformatted_20_Text">is non-zero a scalar will get an expectation value and the SU (2) theory breaks to</text:p>
      <text:p text:style-name="Preformatted_20_Text">U (1) × U (1). Interestingly, in this example, one finds an infinite tower of states even</text:p>
      <text:p text:style-name="Preformatted_20_Text">though we have a particularly small SUSY breaking scale. It is, however, possible to</text:p>
      <text:p text:style-name="Preformatted_20_Text">find examples that lack such an explicit tower.</text:p>
      <text:p text:style-name="Preformatted_20_Text">Two branes intersecting perpendicular on a toroidal orbifold preserve supersymmetry partially. Again, we can rotate one brane slightly away from the special</text:p>
      <text:p text:style-name="Preformatted_20_Text">angle in order to break supersymmetry completely. In this case the SUSY breaking</text:p>
      <text:p text:style-name="Preformatted_20_Text">scale can be below both the KK and string scale and thus no obvious heavy states are</text:p>
      <text:p text:style-name="Preformatted_20_Text">present that can restore the symmetry at the breaking scale. The solution is some-</text:p>
      <text:p text:style-name="Preformatted_20_Text">what different in this case. While supersymmetry is still realized non-linearly, the</text:p>
      <text:p text:style-name="Preformatted_20_Text">theory is nevertheless almost invariant under linear supersymmetry and the world</text:p>
      <text:p text:style-name="Preformatted_20_Text">volume fields are in almost regular multiplets. The contributions from the different</text:p>
      <text:p text:style-name="Preformatted_20_Text">fields then cancel in divergent cross sections and hence no new massive states are</text:p>
      <text:p text:style-name="Preformatted_20_Text">required.</text:p>
      <text:p text:style-name="Preformatted_20_Text">In two of the examples above we found that supersymmetry gets restored by a tower</text:p>
      <text:p text:style-name="Preformatted_20_Text">of states coming in at the symmetry breaking scale, as opposed to a single additional</text:p>
      <text:p text:style-name="Preformatted_20_Text">state. This means that at this scale the initial low-energy effective theory breaks</text:p>
      <text:p text:style-name="Preformatted_20_Text">down and needs to be replaced. This seems to be a generic feature for theories that</text:p>
      <text:p text:style-name="Preformatted_20_Text">break supersymmetry by the inclusion of some source, that is not specifically aligned</text:p>
      <text:p text:style-name="Preformatted_20_Text">in order to avoid this conclusion (see our last example).</text:p>
      <text:p text:style-name="Preformatted_20_Text">This, fairly strong claim, requires some remarks. First, the significant changes do not</text:p>
      <text:p text:style-name="Preformatted_20_Text">need to affect all sectors of the theory. For example, in the KKLT model the SUSY</text:p>
      <text:p text:style-name="Preformatted_20_Text">breaking source sits at the bottom of the warped throat. It follows that effects that</text:p>
      <text:p text:style-name="Preformatted_20_Text">appear in the bulk will not be changed significantly due to the warping. Secondly, it</text:p>
      <text:p text:style-name="Preformatted_20_Text">might be that sources that (almost) preserve supersymmetry are favored by nature,</text:p>
      <text:p text:style-name="Preformatted_20_Text">as they minimize energy. This means that seemingly contrived setups could actually</text:p>
      <text:p text:style-name="Preformatted_20_Text">be more natural than expected. Finally, if supersymmetry is broken by background</text:p>
      <text:p text:style-name="Preformatted_20_Text">effects, like fluxes, and sources are supersymmetric we would not expect to encounter</text:p>
      <text:p text:style-name="Preformatted_20_Text">heavy states near the breaking scale.</text:p>
      <text:p text:style-name="Preformatted_20_Text"><text:s text:c="44"/>24</text:p>
      <text:p text:style-name="Preformatted_20_Text">2.2.4 <text:s text:c="2"/>Non-supersymmetric Branes in 4d, N = 1 theories</text:p>
      <text:p text:style-name="Preformatted_20_Text">We now move on to describe the inclusion of supersymmetry breaking branes in 4d,</text:p>
      <text:p text:style-name="Preformatted_20_Text">N = 1 supergravity formalism s. Dp-branes are used in a variety of string models</text:p>
      <text:p text:style-name="Preformatted_20_Text">including applications to cosmology [97, 98] and for constructing standard model like</text:p>
      <text:p text:style-name="Preformatted_20_Text">theories [99, 100]. For convenience we will neglect the model dependent world volume</text:p>
      <text:p text:style-name="Preformatted_20_Text">fields on the branes as their inclusion is technically difficult. Including all of these</text:p>
      <text:p text:style-name="Preformatted_20_Text">world volume fields has been done in certain cases, see for some examples [4, 14, 32,</text:p>
      <text:p text:style-name="Preformatted_20_Text">47, 48, 101]. Furthermore, here we will restrict to compactifications that initially</text:p>
      <text:p text:style-name="Preformatted_20_Text">preserve N = 2 supersymmetry and then add an orientifold projection that removes</text:p>
      <text:p text:style-name="Preformatted_20_Text"><text:soft-page-break/>one supersymmetry and leaves us with N = 1 SUSY. The internal manifolds will thus</text:p>
      <text:p text:style-name="Preformatted_20_Text">be either CY3-folds in the flux less case or general SU (3) structure manifolds.</text:p>
      <text:p text:style-name="Preformatted_20_Text">Let us mention a pecul<text:span text:style-name="T3">i</text:span>arity of the D3-brane before we come to the description of general Dp-branes in supergravity. In order to not violate Lorentz symmetry</text:p>
      <text:p text:style-name="Preformatted_20_Text">branes need to be spacetime filling. For the case of D3-branes this means that they</text:p>
      <text:p text:style-name="Preformatted_20_Text">cannot be at arbitrary angles. For a type IIB compactification on a CY3-fold we have</text:p>
      <text:p text:style-name="Preformatted_20_Text">N = 2 supersymmetry of the background. Introducing an orientifold projection we</text:p>
      <text:p text:style-name="Preformatted_20_Text">find:</text:p>
      <text:p text:style-name="Preformatted_20_Text"><text:s text:c="33"/>ε1 = Γ0123 ε2 =: ΓO3 ε2 , <text:s text:c="23"/>(2.2.18)</text:p>
      <text:p text:style-name="Preformatted_20_Text">Putting, on the other hand, a D3-brane along some angle φ in the (x3 , x4 ) plane</text:p>
      <text:p text:style-name="Preformatted_20_Text">gives:</text:p>
      <text:p text:style-name="Preformatted_20_Text"><text:s text:c="27"/>ε1 = (cos(φ)Γ0123 + sin(φ)Γ0124 ) ε2 , <text:s text:c="16"/>(2.2.19)</text:p>
      <text:p text:style-name="Preformatted_20_Text">meaning we would break Lorentz invariance in the 4d directions since for sin(φ) 6= 0</text:p>
      <text:p text:style-name="Preformatted_20_Text">the above is proportional to Γ0124 . One concludes that the only allowed angles for</text:p>
      <text:p text:style-name="Preformatted_20_Text">a D3-brane with 4 extended direc<text:span text:style-name="T3">t</text:span>ions are {0, π}, corresponding to what is usually</text:p>
      <text:p text:style-name="Preformatted_20_Text">called a brane or an anti-brane. Note that, according to the discussion in section</text:p>
      <text:p text:style-name="Preformatted_20_Text">2.2.1 this also excludes D3-branes with non-zero flux F, even for the allowed values</text:p>
      <text:p text:style-name="Preformatted_20_Text">of φ.</text:p>
      <text:p text:style-name="Preformatted_20_Text">For Dp-branes with p &gt; 3 we find that they still need to extend in the non-</text:p>
      <text:p text:style-name="Preformatted_20_Text">compact space and, internally, wrap a p − 3 cycle Σ. The action consists of a DBI</text:p>
      <text:p text:style-name="Preformatted_20_Text">part as well as a CS part and is given to be:</text:p>
      <text:p text:style-name="Preformatted_20_Text"><text:s text:c="16"/>Z <text:s text:c="20"/>p <text:s text:c="26"/>Z</text:p>
      <text:p text:style-name="Preformatted_20_Text"><text:s text:c="30"/>p−3 −φΣ</text:p>
      <text:p text:style-name="Preformatted_20_Text"><text:s text:c="4"/>SDp = TDp <text:s text:c="11"/>4</text:p>
      <text:p text:style-name="Preformatted_20_Text"><text:s text:c="24"/>d x d ye <text:s text:c="7"/>det(−gΣ + F|Σ ) −TDp <text:s text:c="14"/>C|Σ ∧ eF|Σ ,</text:p>
      <text:p text:style-name="Preformatted_20_Text"><text:s text:c="19"/>3,1</text:p>
      <text:p text:style-name="Preformatted_20_Text"><text:s text:c="17"/>M ×Σ <text:s text:c="46"/>3,1</text:p>
      <text:p text:style-name="Preformatted_20_Text"><text:s text:c="67"/>M ×Σ</text:p>
      <text:p text:style-name="Preformatted_20_Text"><text:s text:c="11"/>| <text:s text:c="21"/>{z <text:s text:c="22"/>} | <text:s text:c="9"/>{z <text:s text:c="9"/>}</text:p>
      <text:p text:style-name="Preformatted_20_Text"><text:s text:c="33"/>DBI <text:s text:c="35"/>CS</text:p>
      <text:p text:style-name="Preformatted_20_Text"><text:s text:c="82"/>(2.2.20)</text:p>
      <text:p text:style-name="Preformatted_20_Text"><text:s text:c="43"/>25</text:p>
      <text:p text:style-name="Preformatted_20_Text">with the brane tension TDp , the dilaton φ, the metric g and the sum over all RR-</text:p>
      <text:p text:style-name="Preformatted_20_Text">fields C. Furthermore, |Σ denotes the pullback of the quantities onto the brane</text:p>
      <text:p text:style-name="Preformatted_20_Text">world volume. In the following all quantities will be understood as pulled back</text:p>
      <text:p text:style-name="Preformatted_20_Text">automatically. Considering branes on either CY3 or SU (3) structure manifolds we</text:p>
      <text:p text:style-name="Preformatted_20_Text">note that these types of spaces do not have non-trivial 1- or 5- cycles, which rules</text:p>
      <text:p text:style-name="Preformatted_20_Text">out D4- and D8-branes. The manifolds are described by a Kähler (1, 1)-form J</text:p>
      <text:p text:style-name="Preformatted_20_Text">and a holomorphic (3, 0)-form Ω. We note that this is only strictly true in the CY</text:p>
      <text:p text:style-name="Preformatted_20_Text">case whereas in the case of SU (3) structure manifolds one has a real 2-form J and a</text:p>
      <text:p text:style-name="Preformatted_20_Text">complex 3-form Ω as such manifolds are not Kähler, see [97] for a detailed description.</text:p>
      <text:p text:style-name="Preformatted_20_Text">With these words of caution out of the way we will continue to slightly abuse these</text:p>
      <text:p text:style-name="Preformatted_20_Text">terms and treat both cases in the same way. In [99] it was show that one can write</text:p>
      <text:p text:style-name="Preformatted_20_Text">the DBI part of a supersymmetric Dp-brane action using the characteristic forms of</text:p>
      <text:p text:style-name="Preformatted_20_Text">the internal manifold:</text:p>
      <text:p text:style-name="Preformatted_20_Text"><text:s text:c="22"/>Z</text:p>
      <text:p text:style-name="Preformatted_20_Text"><text:s text:c="9"/>SDBI,5 = TD5 <text:s text:c="12"/>d4 x e−φ J ,</text:p>
      <text:p text:style-name="Preformatted_20_Text"><text:s text:c="26"/>3,1</text:p>
      <text:p text:style-name="Preformatted_20_Text"><text:soft-page-break/><text:s text:c="22"/>ZM ×Σ2</text:p>
      <text:p text:style-name="Preformatted_20_Text"><text:s text:c="9"/>SDBI,6 = TD6 <text:s text:c="12"/>d4 x e−φ Re(Ω) ,</text:p>
      <text:p text:style-name="Preformatted_20_Text"><text:s text:c="80"/>(2.2.21)</text:p>
      <text:p text:style-name="Preformatted_20_Text"><text:s text:c="26"/>3,1</text:p>
      <text:p text:style-name="Preformatted_20_Text"><text:s text:c="22"/>ZM ×Σ3</text:p>
      <text:p text:style-name="Preformatted_20_Text"><text:s text:c="35"/>4 <text:s text:c="3"/>−φ 1</text:p>
      <text:p text:style-name="Preformatted_20_Text"><text:s text:c="9"/>SDBI,7 = TD7 <text:s text:c="12"/>d xe <text:s text:c="7"/>(J ∧ J − B ∧ B) ,</text:p>
      <text:p text:style-name="Preformatted_20_Text"><text:s text:c="24"/>M 3,1 ×Σ4 <text:s text:c="9"/>2</text:p>
      <text:p text:style-name="Preformatted_20_Text"><text:s text:c="22"/>Z <text:s text:c="19"/># <text:s text:c="24"/>#</text:p>
      <text:p text:style-name="Preformatted_20_Text"><text:s text:c="35"/>4 <text:s text:c="3"/>−φ <text:s text:c="3"/>1 <text:s text:c="11"/>1</text:p>
      <text:p text:style-name="Preformatted_20_Text"><text:s text:c="9"/>SDBI,9 = TD9 <text:s text:c="12"/>d xe <text:s text:c="9"/>J ∧J ∧J − J ∧B∧B ,</text:p>
      <text:p text:style-name="Preformatted_20_Text"><text:s text:c="24"/>M 3,1 ×Σ6 <text:s text:c="12"/>6 <text:s text:c="11"/>2</text:p>
      <text:p text:style-name="Preformatted_20_Text">where B is the Kalb-Ramond 2 form and we work in string frame with zero gauge flux</text:p>
      <text:p text:style-name="Preformatted_20_Text">F . These equations are called calibration conditions and readily generalize to non-</text:p>
      <text:p text:style-name="Preformatted_20_Text">vanishing gauge flux F [102–104]. For anti-Dp-branes similar calibration conditions</text:p>
      <text:p text:style-name="Preformatted_20_Text">hold where the main difference to the equations (2.2.20) and (2.2.21) is a minus sign</text:p>
      <text:p text:style-name="Preformatted_20_Text">for the CS-part of the action [49].</text:p>
      <text:p text:style-name="Preformatted_20_Text">The description of general non-supersymmetric branes will require the tools</text:p>
      <text:p text:style-name="Preformatted_20_Text">of non-linear supergravity and we will show in the following how it is possible to</text:p>
      <text:p text:style-name="Preformatted_20_Text">correctly describe such branes in the low-energy effective SUGRA action. This generalizes the result of [49], where the same was done for anti-Dp-branes. One main</text:p>
      <text:p text:style-name="Preformatted_20_Text">ingredient for this procedure is the nilpotent chiral field X that we already discussed</text:p>
      <text:p text:style-name="Preformatted_20_Text">in section 2.1. When supersymmetry is broken spontaneously, the transformation is</text:p>
      <text:p text:style-name="Preformatted_20_Text">still realized in a non-linear way but fields no longer sit in regular multiplets. Nevertheless, constrained multiplets can be used in order to describe fields in such a</text:p>
      <text:p text:style-name="Preformatted_20_Text">case. The nilpotent chiral field X is able to correctly describe the Goldstino related</text:p>
      <text:p text:style-name="Preformatted_20_Text">to spontaneous supersymmetry breaking by the brane. This will be an important</text:p>
      <text:p text:style-name="Preformatted_20_Text"><text:s text:c="48"/>26</text:p>
      <text:p text:style-name="Preformatted_20_Text">topic in the next section 2.3.1 where we discuss one particular setup in great detail.</text:p>
      <text:p text:style-name="Preformatted_20_Text">See the same section as well for a detailed discussion how the brane provides the</text:p>
      <text:p text:style-name="Preformatted_20_Text">Goldstino.</text:p>
      <text:p text:style-name="Preformatted_20_Text">To begin with, we consider the theory before the addition of the supersymmetry</text:p>
      <text:p text:style-name="Preformatted_20_Text">breaking brane. It is described by a Kähler potential Kb4 and a superpotential Wb4 4 .</text:p>
      <text:p text:style-name="Preformatted_20_Text">Additionally a gauge kinetic function and potential D-terms could be present in the</text:p>
      <text:p text:style-name="Preformatted_20_Text">theory but we will ignore these possibilities for now. The potentials are obtained by</text:p>
      <text:p text:style-name="Preformatted_20_Text">performing a string theory compactification and they depend on chiral multiplets Φa .</text:p>
      <text:p text:style-name="Preformatted_20_Text">The goal now is to add a general brane to this setup and compute the back reaction</text:p>
      <text:p text:style-name="Preformatted_20_Text">onto the fields Φa . This back reaction is given by the scalar potential VDp (Φa , Φ̄a ) that</text:p>
      <text:p text:style-name="Preformatted_20_Text">newly appears due to the inclusion of the brane. In the language of supergravity,</text:p>
      <text:p text:style-name="Preformatted_20_Text">this can be achieved by a modification of the Kähler- and superpotential:</text:p>
      <text:p text:style-name="Preformatted_20_Text"><text:s text:c="50"/>X X̄</text:p>
      <text:p text:style-name="Preformatted_20_Text"><text:s text:c="33"/>K = Kb4 + eKb4 <text:s text:c="8"/>,</text:p>
      <text:p text:style-name="Preformatted_20_Text"><text:s text:c="51"/>VDp <text:s text:c="28"/>(2.2.22)</text:p>
      <text:p text:style-name="Preformatted_20_Text"><text:s text:c="33"/>W = Wb4 + X .</text:p>
      <text:p text:style-name="Preformatted_20_Text">Calculating the scalar potential using these potentials with the usual formula yields:</text:p>
      <text:p text:style-name="Preformatted_20_Text"><text:soft-page-break/><text:s text:c="26"/># <text:s text:c="24"/>#</text:p>
      <text:p text:style-name="Preformatted_20_Text"><text:s text:c="83"/>(2.2.23)</text:p>
      <text:p text:style-name="Preformatted_20_Text"><text:s text:c="31"/>̄</text:p>
      <text:p text:style-name="Preformatted_20_Text"><text:s text:c="18"/>V = eK K I J DI W DJ W − 3|W |2 <text:s text:c="9"/>= Vb4 + VDp ,</text:p>
      <text:p text:style-name="Preformatted_20_Text"><text:s text:c="55"/>X=0</text:p>
      <text:p text:style-name="Preformatted_20_Text">which is exactly what one expects. Note that the indices I and J run over all fields,</text:p>
      <text:p text:style-name="Preformatted_20_Text">including the nilpotent field X. In the end, one has to set that field equal to zero as</text:p>
      <text:p text:style-name="Preformatted_20_Text">it only contains fermionic degrees of freedom. This means that</text:p>
      <text:p text:style-name="Preformatted_20_Text"><text:s text:c="33"/>K X X̄ |X=0 = e−Kb4 VDp ,</text:p>
      <text:p text:style-name="Preformatted_20_Text"><text:s text:c="83"/>(2.2.24)</text:p>
      <text:p text:style-name="Preformatted_20_Text"><text:s text:c="32"/>DX W |X=0 = 1 .</text:p>
      <text:p text:style-name="Preformatted_20_Text">It turns out that (2.2.22) actually gives the correct result, even for backgrounds</text:p>
      <text:p text:style-name="Preformatted_20_Text">that do not preserve supersymmetry. Furthermore the description is not necessarily</text:p>
      <text:p text:style-name="Preformatted_20_Text">limited to Dp-branes. Indeed, any SUSY breaking ingredient that can be described</text:p>
      <text:p text:style-name="Preformatted_20_Text">using a nilpotent chiral field can be incorporated in this way. For this reason we</text:p>
      <text:p text:style-name="Preformatted_20_Text">occasionally replace VDp by Vnew in the following, when we discussing more general</text:p>
      <text:p text:style-name="Preformatted_20_Text">results. One thing that is not quite obvious is that Vnew is a real function of the fields</text:p>
      <text:p text:style-name="Preformatted_20_Text">Φa , which it needs to be since we include it in the Kähler potential K. Nevertheless,</text:p>
      <text:p text:style-name="Preformatted_20_Text">this should be always the case since Vnew has to be a function of the closed string</text:p>
      <text:p text:style-name="Preformatted_20_Text">degrees of freedom that get packaged into the fields Φa . One more thing to note is</text:p>
      <text:p text:style-name="Preformatted_20_Text"><text:s text:c="3"/>4</text:p>
      <text:p text:style-name="Preformatted_20_Text"><text:s text:c="5"/>Read b4 as “before”.</text:p>
      <text:p text:style-name="Preformatted_20_Text"><text:s text:c="44"/>27</text:p>
      <text:p text:style-name="Preformatted_20_Text">that in more general cases the Goldstino might not be completely given by the SUSY</text:p>
      <text:p text:style-name="Preformatted_20_Text">breaking ingredient. If the background fields also break supersymmetry the Goldstino</text:p>
      <text:p text:style-name="Preformatted_20_Text">will become a linear combination of the fermion contained in the nilpotent chiral field</text:p>
      <text:p text:style-name="Preformatted_20_Text">X and the fermions in the Φa . This can, for example, happen if the backreaction of</text:p>
      <text:p text:style-name="Preformatted_20_Text">the SUSY breaking source is significant and influences the background fields.</text:p>
      <text:p text:style-name="Preformatted_20_Text">The main task in applying this process to new examples is finding the correct form</text:p>
      <text:p text:style-name="Preformatted_20_Text">of Vnew . This might seem simple, given the expression in (2.2.22), but can become</text:p>
      <text:p text:style-name="Preformatted_20_Text">rather involved for some cases. In particular, when one wants to include all world</text:p>
      <text:p text:style-name="Preformatted_20_Text">volume fields in a given setup. Thus far, this has only been completely done for the</text:p>
      <text:p text:style-name="Preformatted_20_Text">anti-D3-brane in the KKLT setup, see [4] or the following section 2.3. The full result</text:p>
      <text:p text:style-name="Preformatted_20_Text">reduces exactly to our proposal here if one sets all world volume fields to zero. The</text:p>
      <text:p text:style-name="Preformatted_20_Text">reason that the simple prescription here works is that it seems to be an universal</text:p>
      <text:p text:style-name="Preformatted_20_Text">feature, at least for Dp-branes, that the Goldstino can be packaged into a nilpotent</text:p>
      <text:p text:style-name="Preformatted_20_Text">chiral field X while the features of the background, the brane dimension and other</text:p>
      <text:p text:style-name="Preformatted_20_Text">things get put into a scalar function Vnew . We will give some backup to this claim</text:p>
      <text:p text:style-name="Preformatted_20_Text">by investigating some examples in the following where we are able to validate this</text:p>
      <text:p text:style-name="Preformatted_20_Text">claim by recovering the correct results. Let us mention that thus far, whenever this</text:p>
      <text:p text:style-name="Preformatted_20_Text">method was car<text:span text:style-name="T3">e</text:span>fully carried out, it did give the correct answer.</text:p>
      <text:p text:style-name="Preformatted_20_Text">2.2.5 <text:s text:c="3"/>Examples of genuine non-supersymmetric Branes</text:p>
      <text:p text:style-name="Preformatted_20_Text">As a first example we consider the anti-D3-brane, which is of particular</text:p>
      <text:p text:style-name="Preformatted_20_Text">interest due to its inclusion as an ingredient in the KKLT model [14, 33]. Depending</text:p>
      <text:p text:style-name="Preformatted_20_Text">on the setup, the brane is either placed in the bulk of the internal manifold or</text:p>
      <text:p text:style-name="Preformatted_20_Text"><text:soft-page-break/>at the bottom of a warped throat. This gives different expressions for the scalar</text:p>
      <text:p text:style-name="Preformatted_20_Text">potential:</text:p>
      <text:p text:style-name="Preformatted_20_Text"><text:s text:c="8"/>bulk <text:s text:c="8"/>μ4</text:p>
      <text:p text:style-name="Preformatted_20_Text"><text:s text:c="6"/>VD3 <text:s text:c="3"/>= <text:s text:c="13"/>#3 <text:s text:c="3"/>for the brane in the bulk,</text:p>
      <text:p text:style-name="Preformatted_20_Text"><text:s text:c="16"/>−i(T − T̄ )</text:p>
      <text:p text:style-name="Preformatted_20_Text"><text:s text:c="6"/>throat <text:s text:c="8"/>μ4</text:p>
      <text:p text:style-name="Preformatted_20_Text"><text:s text:c="4"/>VD3 <text:s text:c="5"/>= <text:s text:c="13"/>#2 <text:s text:c="3"/>for the brane at the bottom of a warped throat.</text:p>
      <text:p text:style-name="Preformatted_20_Text"><text:s text:c="16"/>−i(T − T̄ )</text:p>
      <text:p text:style-name="Preformatted_20_Text"><text:s text:c="79"/>(2.2.25)</text:p>
      <text:p text:style-name="Preformatted_20_Text">Here T is the single Kähler modulus of the model and μ a parameter related to the</text:p>
      <text:p text:style-name="Preformatted_20_Text">number of branes and their tension. We will discuss the KKLT scenario in much</text:p>
      <text:p text:style-name="Preformatted_20_Text">more detail in the following sections of this thesis. Here, we focus on the description</text:p>
      <text:p text:style-name="Preformatted_20_Text"><text:s text:c="43"/>28</text:p>
      <text:p text:style-name="Preformatted_20_Text">using (2.2.22). The Kähler potentials for the two different cases are:</text:p>
      <text:p text:style-name="Preformatted_20_Text"><text:s text:c="31"/># X X̄</text:p>
      <text:p text:style-name="Preformatted_20_Text"><text:s text:c="3"/>K bulk = −3 log −i(T − T̄ ) + 4 ,</text:p>
      <text:p text:style-name="Preformatted_20_Text"><text:s text:c="19"/>#</text:p>
      <text:p text:style-name="Preformatted_20_Text"><text:s text:c="36"/>μ</text:p>
      <text:p text:style-name="Preformatted_20_Text"><text:s text:c="61"/># <text:s text:c="20"/>#</text:p>
      <text:p text:style-name="Preformatted_20_Text"><text:s text:c="4"/>throat</text:p>
      <text:p text:style-name="Preformatted_20_Text"><text:s text:c="19"/># <text:s text:c="10"/># <text:s text:c="7"/>X X̄ <text:s text:c="30"/># X X̄</text:p>
      <text:p text:style-name="Preformatted_20_Text"><text:s text:c="2"/>K <text:s text:c="7"/>= −3 log −i(T − T̄ ) + 4 <text:s text:c="15"/># = −3 log −i(T − T̄ ) − <text:s text:c="9"/>,</text:p>
      <text:p text:style-name="Preformatted_20_Text"><text:s text:c="35"/>μ −i(T − T̄ ) <text:s text:c="30"/>3μ4</text:p>
      <text:p text:style-name="Preformatted_20_Text"><text:s text:c="79"/>(2.2.26)</text:p>
      <text:p text:style-name="Preformatted_20_Text">where X 2 = 0 is required to perform the last step in the second line.</text:p>
      <text:p text:style-name="Preformatted_20_Text">The validity of the above description was verified in [52, 105] and this formalism was</text:p>
      <text:p text:style-name="Preformatted_20_Text">further used in [4, 32] to incorporate all world volume fields of the anti-D3-brane in</text:p>
      <text:p text:style-name="Preformatted_20_Text">the KKLT setup, see also the following section 2.3.</text:p>
      <text:p text:style-name="Preformatted_20_Text">Our next example will be intersecting D6-branes which are also the main</text:p>
      <text:p text:style-name="Preformatted_20_Text">motivation for our considerations here. Intersecting Dp-branes can be used as ingredients in flux compactifications and for building Standard Model like scenarios</text:p>
      <text:p text:style-name="Preformatted_20_Text">[99, 100]. We focus on situations where the background initially preserves N = 1</text:p>
      <text:p text:style-name="Preformatted_20_Text">supersymmetry and the branes are responsible for the full breaking of SUSY. Such</text:p>
      <text:p text:style-name="Preformatted_20_Text">constructions were initially viewed as being describable as a D-term in standard supergravity. In the following we will review the arguments that were used for this</text:p>
      <text:p text:style-name="Preformatted_20_Text">conclusion and then we will give the correct description using our methode. Let</text:p>
      <text:p text:style-name="Preformatted_20_Text">us, however, clarify that the 10d picture was always correct. The description was</text:p>
      <text:p text:style-name="Preformatted_20_Text">obtained using the correct DBI and world sheet action in 10d and the conclusions</text:p>
      <text:p text:style-name="Preformatted_20_Text">drawn from this are, to the best of our knowledge, correct. However, the 4d interpretation of the behavior as a D-term is the wrong point of view. It is necessary to</text:p>
      <text:p text:style-name="Preformatted_20_Text">use non-linear supersymmetry for that purpose.</text:p>
      <text:p text:style-name="Preformatted_20_Text">Let us review D6-branes wrapping some 3-cycle Σ3 in a type IIA compactification</text:p>
      <text:p text:style-name="Preformatted_20_Text">on T 6 /(Z2 × Z2 ) as our example [28]. For this we define, in our conventions, the</text:p>
      <text:p text:style-name="Preformatted_20_Text">3-form: <text:s text:c="34"/>Z</text:p>
      <text:p text:style-name="Preformatted_20_Text"><text:s text:c="36"/>ΩΣ = <text:s text:c="6"/>e−φ Ω , <text:s text:c="24"/>(2.2.27)</text:p>
      <text:p text:style-name="Preformatted_20_Text"><text:s text:c="44"/>Σ3</text:p>
      <text:p text:style-name="Preformatted_20_Text">and we find the scalar potential originating from the DBI action, as:</text:p>
      <text:p text:style-name="Preformatted_20_Text"><text:s text:c="79"/>(2.2.28)</text:p>
      <text:p text:style-name="Preformatted_20_Text"><text:soft-page-break/><text:s text:c="43"/>p</text:p>
      <text:p text:style-name="Preformatted_20_Text"><text:s text:c="21"/>VDBI = TD6 e−2φ vol6 <text:s text:c="4"/>Re(ΩΣ )2 + Im(ΩΣ )2 ,</text:p>
      <text:p text:style-name="Preformatted_20_Text">with vol6 the volume of the internal space. In the case that the brane is supersymmetric one finds that Im(ΩΣ ) = 0 and the DBI part of the scalar potential reduces</text:p>
      <text:p text:style-name="Preformatted_20_Text">to VDBI = TD6 e−2φ vol6 Re(ΩΣ ), as Re(Ω) &gt; 0 for SUSY branes. This actually follows</text:p>
      <text:p text:style-name="Preformatted_20_Text">from the action of the D6-brane given in equation (2.2.21) when going to 4d Einstein</text:p>
      <text:p text:style-name="Preformatted_20_Text"><text:s text:c="43"/>29</text:p>
      <text:p text:style-name="Preformatted_20_Text">frame. Changing to Einstein frame in four dimensions can be done by writing:</text:p>
      <text:p text:style-name="Preformatted_20_Text"><text:s text:c="11"/>Z <text:s text:c="5"/>q <text:s text:c="21"/>Z <text:s text:c="4"/>q</text:p>
      <text:p text:style-name="Preformatted_20_Text"><text:s text:c="14"/>d x −g10 e R10 = d x −g4string vol6 R4 + . . . ,</text:p>
      <text:p text:style-name="Preformatted_20_Text"><text:s text:c="15"/>10 <text:s text:c="6"/>string −2φ <text:s text:c="9"/>4</text:p>
      <text:p text:style-name="Preformatted_20_Text"><text:s text:c="86"/>(2.2.29)</text:p>
      <text:p text:style-name="Preformatted_20_Text">and then letting the metric g string → e4φ vol6−2 g Einstein . In particular, this means that</text:p>
      <text:p text:style-name="Preformatted_20_Text">the actions in (2.2.21) only pick up a factor of e4φ vol6−2 when changing frames. In [28]</text:p>
      <text:p text:style-name="Preformatted_20_Text">the authors followed [29] and re-wrote the scalar potential in the following way:</text:p>
      <text:p text:style-name="Preformatted_20_Text"><text:s text:c="11"/>VDBI = VF + VD ,</text:p>
      <text:p text:style-name="Preformatted_20_Text"><text:s text:c="13"/>VF = TD6 e4φ vol6−2 Re(Ω)Σ , <text:s text:c="44"/>(2.2.30)</text:p>
      <text:p text:style-name="Preformatted_20_Text"><text:s text:c="33"/>#p <text:s text:c="39"/>#</text:p>
      <text:p text:style-name="Preformatted_20_Text"><text:s text:c="13"/>VD = TD6 e4φ vol6−2 <text:s text:c="4"/>Re(ΩΣ )2 + Im(ΩΣ )2 − Re(ΩΣ ) .</text:p>
      <text:p text:style-name="Preformatted_20_Text">For supersymmetric branes this reduces correctly since then VD = 0 which has to</text:p>
      <text:p text:style-name="Preformatted_20_Text">be the case since the D-term cannot uplift the vacuum energy without breaking</text:p>
      <text:p text:style-name="Preformatted_20_Text">supersymmetry. One can then attempt to re-write everything in terms of a gauge</text:p>
      <text:p text:style-name="Preformatted_20_Text">kinetic function and a D-term:</text:p>
      <text:p text:style-name="Preformatted_20_Text"><text:s text:c="10"/>TD6 = e−2φ vol6 P ,</text:p>
      <text:p text:style-name="Preformatted_20_Text"><text:s text:c="86"/>(2.2.31)</text:p>
      <text:p text:style-name="Preformatted_20_Text"><text:s text:c="66"/># <text:s text:c="11"/>#</text:p>
      <text:p text:style-name="Preformatted_20_Text"><text:s text:c="21"/>p <text:s text:c="45"/>Im(Ω <text:s text:c="2"/>Σ )</text:p>
      <text:p text:style-name="Preformatted_20_Text"><text:s text:c="7"/>Re(f ) = TD6 Re(Ω)2 + Im(Ω)2 = TD6 Re(Ω) + O <text:s text:c="29"/>,</text:p>
      <text:p text:style-name="Preformatted_20_Text"><text:s text:c="68"/>Re(ΩΣ )</text:p>
      <text:p text:style-name="Preformatted_20_Text">where the first line describes the moment map P. We now neglect the higher order</text:p>
      <text:p text:style-name="Preformatted_20_Text">terms in the above expressions and use everything to write:</text:p>
      <text:p text:style-name="Preformatted_20_Text"><text:s text:c="40"/>Im(ΩΣ )2 <text:s text:c="15"/>1</text:p>
      <text:p text:style-name="Preformatted_20_Text"><text:s text:c="19"/>VD = TD6 e4φ vol6−2 <text:s text:c="17"/>r</text:p>
      <text:p text:style-name="Preformatted_20_Text"><text:s text:c="40"/>Re(ΩΣ ) <text:s text:c="17"/># <text:s text:c="8"/>#2</text:p>
      <text:p text:style-name="Preformatted_20_Text"><text:s text:c="50"/>1+ <text:s text:c="7"/>1 + Im(Ω <text:s text:c="2"/>Σ)</text:p>
      <text:p text:style-name="Preformatted_20_Text"><text:s text:c="67"/>Re(ΩΣ )</text:p>
      <text:p text:style-name="Preformatted_20_Text"><text:s text:c="86"/>(2.2.32)</text:p>
      <text:p text:style-name="Preformatted_20_Text"><text:s text:c="30"/>1 <text:s text:c="16"/>2</text:p>
      <text:p text:style-name="Preformatted_20_Text"><text:s text:c="22"/>= <text:s text:c="11"/>P2 <text:s text:c="4"/>r <text:s text:c="16"/>#2 .</text:p>
      <text:p text:style-name="Preformatted_20_Text"><text:s text:c="26"/>2Re(f ) <text:s text:c="15"/>#</text:p>
      <text:p text:style-name="Preformatted_20_Text"><text:s text:c="52"/>Im(ΩΣ )</text:p>
      <text:p text:style-name="Preformatted_20_Text"><text:s text:c="38"/>1 + 1 + Re(ΩΣ )</text:p>
      <text:p text:style-name="Preformatted_20_Text">One could argue that this is compatible with standard N = 1 supergravity for as</text:p>
      <text:p text:style-name="Preformatted_20_Text">long as |Im(ΩΣ )|/|Re(ΩΣ )| # 1 [28]. Strictly speaking, however, this is only true</text:p>
      <text:p text:style-name="Preformatted_20_Text">iff Im(ΩΣ ) = 0, which is, for example, the case for supersymmetric branes. Then,</text:p>
      <text:p text:style-name="Preformatted_20_Text">everything can be written using a standard D-term and standard supergravity is</text:p>
      <text:p text:style-name="Preformatted_20_Text">applicable. If the brane is not supersymmetric, higher order terms need to appear to</text:p>
      <text:p text:style-name="Preformatted_20_Text">mend this discrepancy. These are exactly provided by non-linear supergravity. There</text:p>
      <text:p text:style-name="Preformatted_20_Text">is one more relevant example we would like to mention where standard supergravity</text:p>
      <text:p text:style-name="Preformatted_20_Text"><text:soft-page-break/>formulas can correctly describe the situation. When anti-D6-branes wrap SUSY</text:p>
      <text:p text:style-name="Preformatted_20_Text"><text:s text:c="44"/>30</text:p>
      <text:p text:style-name="Preformatted_20_Text">cycles that have the opposite orientation we also have Im(ΩΣ ) = 0 and everything</text:p>
      <text:p text:style-name="Preformatted_20_Text">works out. In [49] the correct description of anti-branes using non-linear supergravity</text:p>
      <text:p text:style-name="Preformatted_20_Text">and constrained fields was given. In the following we will generalize their result to</text:p>
      <text:p text:style-name="Preformatted_20_Text">arbitrary branes.</text:p>
      <text:p text:style-name="Preformatted_20_Text">2.2.6 <text:s text:c="2"/>Non-linear SUGRA Description for any Brane</text:p>
      <text:p text:style-name="Preformatted_20_Text">Let us begin by describing arbitrary D6-branes by utilizing the method in</text:p>
      <text:p text:style-name="Preformatted_20_Text">equation (2.2.22). This is easy because all we have to do is use the DBI contribution</text:p>
      <text:p text:style-name="Preformatted_20_Text">to the scalar potential and find the modified Kähler and superpotential:</text:p>
      <text:p text:style-name="Preformatted_20_Text"><text:s text:c="51"/>X X̄</text:p>
      <text:p text:style-name="Preformatted_20_Text"><text:s text:c="17"/>K = Kb4 + eKb4 <text:s text:c="39"/>,</text:p>
      <text:p text:style-name="Preformatted_20_Text"><text:s text:c="81"/>(2.2.33)</text:p>
      <text:p text:style-name="Preformatted_20_Text"><text:s text:c="48"/>p</text:p>
      <text:p text:style-name="Preformatted_20_Text"><text:s text:c="34"/>TD6 e−2φ vol6 Re(ΩΣ ))2 + Im(ΩΣ )2</text:p>
      <text:p text:style-name="Preformatted_20_Text"><text:s text:c="17"/>W = Wb4 + X ,</text:p>
      <text:p text:style-name="Preformatted_20_Text">where we again used the nilpotent chiral field X. As we mentioned before, the</text:p>
      <text:p text:style-name="Preformatted_20_Text">brane provides the Goldstino via the only degree of freedom of X and we neglect</text:p>
      <text:p text:style-name="Preformatted_20_Text">other, model specific, world volume fields. This readily generalizes to multiple D6-</text:p>
      <text:p text:style-name="Preformatted_20_Text">branes by adding a sum over the individual contributions in the above formulae. The</text:p>
      <text:p text:style-name="Preformatted_20_Text">Goldstino, contained in X, is a linear combination of the fermions coming from each</text:p>
      <text:p text:style-name="Preformatted_20_Text">brane individually. Including world volume fields in this description, in particular in</text:p>
      <text:p text:style-name="Preformatted_20_Text">the case where the background contributes to the supersymmetry breaking due to</text:p>
      <text:p text:style-name="Preformatted_20_Text">the back reaction of the brane, would significantly complicate the description and is</text:p>
      <text:p text:style-name="Preformatted_20_Text">model dependent.</text:p>
      <text:p text:style-name="Preformatted_20_Text">In every case one still needs to make sure that the scalar potential contribution, Vnew ,</text:p>
      <text:p text:style-name="Preformatted_20_Text">only depends on the closed string degrees of freedom and is a real function. To be</text:p>
      <text:p text:style-name="Preformatted_20_Text">more specific Vnew has to be a real function of the complex structure moduli Z N . Let</text:p>
      <text:p text:style-name="Preformatted_20_Text">us give an argument that this holds in our simple example here before we move on</text:p>
      <text:p text:style-name="Preformatted_20_Text">to general branes. For this we note that the complex structure moduli in type IIA</text:p>
      <text:p text:style-name="Preformatted_20_Text">can be written as <text:s text:c="13"/>Z # <text:s text:c="27"/>#</text:p>
      <text:p text:style-name="Preformatted_20_Text"><text:s text:c="37"/>1</text:p>
      <text:p text:style-name="Preformatted_20_Text"><text:s text:c="81"/>(2.2.34)</text:p>
      <text:p text:style-name="Preformatted_20_Text"><text:s text:c="50"/>p</text:p>
      <text:p text:style-name="Preformatted_20_Text"><text:s text:c="26"/>N <text:s text:c="19"/>−φ</text:p>
      <text:p text:style-name="Preformatted_20_Text"><text:s text:c="24"/>Z = <text:s text:c="11"/>C3 + ie <text:s text:c="4"/>vol6 Re(Ω) ,</text:p>
      <text:p text:style-name="Preformatted_20_Text"><text:s text:c="32"/>ΣN <text:s text:c="2"/>2</text:p>
      <text:p text:style-name="Preformatted_20_Text">with the ΣN a basis of the orientifold odd 3-homology. Using this we conclude</text:p>
      <text:p text:style-name="Preformatted_20_Text">that: <text:s text:c="33"/>Z</text:p>
      <text:p text:style-name="Preformatted_20_Text"><text:s text:c="81"/>(2.2.35)</text:p>
      <text:p text:style-name="Preformatted_20_Text"><text:s text:c="48"/>p</text:p>
      <text:p text:style-name="Preformatted_20_Text"><text:s text:c="33"/>N</text:p>
      <text:p text:style-name="Preformatted_20_Text"><text:s text:c="28"/>Im(Z ) = <text:s text:c="7"/>e−φ vol6 Re(Ω) ,</text:p>
      <text:p text:style-name="Preformatted_20_Text"><text:s text:c="40"/>ΣN</text:p>
      <text:p text:style-name="Preformatted_20_Text">and since the dilaton and the volume are always given by the closed string moduli</text:p>
      <text:p text:style-name="Preformatted_20_Text">Re(ΩΣ ) is a real function of the complex structure moduli. For the imaginary part of</text:p>
      <text:p text:style-name="Preformatted_20_Text">ΩΣ that also gives contributions to the scalar potential we have to do a little bit <text:soft-page-break/>more</text:p>
      <text:p text:style-name="Preformatted_20_Text">work as it does not appear in the above expression for the Z N . The resolution lies</text:p>
      <text:p text:style-name="Preformatted_20_Text"><text:s text:c="43"/>31</text:p>
      <text:p text:style-name="Preformatted_20_Text">in the orientifold involution of the O6-plane that is part of the example we consider.</text:p>
      <text:p text:style-name="Preformatted_20_Text">It maps:</text:p>
      <text:p text:style-name="Preformatted_20_Text"><text:s text:c="42"/>σ : Ω → Ω̄ , <text:s text:c="27"/>(2.2.36)</text:p>
      <text:p text:style-name="Preformatted_20_Text">which in turn allows us to write Im(ΩΣ ) as a real function in terms of Re(ΩΣ ), for</text:p>
      <text:p text:style-name="Preformatted_20_Text">details see [106]. All of this leads us to conclude that Vnew in our example here is</text:p>
      <text:p text:style-name="Preformatted_20_Text">indeed a real function of the closed string degrees of freedom and the formalism works</text:p>
      <text:p text:style-name="Preformatted_20_Text">as intended.</text:p>
      <text:p text:style-name="Preformatted_20_Text">We now generalize further to give the description for arbitrary Dp-branes</text:p>
      <text:p text:style-name="Preformatted_20_Text">utilizing the same tools as above. For the Dp-brane actions we will take the results</text:p>
      <text:p text:style-name="Preformatted_20_Text">found in [102, 103]. As our Ansatz for the metric we use:</text:p>
      <text:p text:style-name="Preformatted_20_Text"><text:s text:c="30"/>ds2 = e2A(y) gμν dxμ dxν + gmn dy m dy n , <text:s text:c="9"/>(2.2.37)</text:p>
      <text:p text:style-name="Preformatted_20_Text">with the warp factor A(y) that depends only on the internal coordinates. Further-</text:p>
      <text:p text:style-name="Preformatted_20_Text">more, we will assume that the internal space has SU (3) × SU (3) structure and use</text:p>
      <text:p text:style-name="Preformatted_20_Text">the pure spinors Ψ̂1 and Ψ̂2 to describe the manifold [102]. Importantly, the definition of those spinors depends on w<text:span text:style-name="T3">h</text:span>ether we consider type IIA or type IIB theory. We</text:p>
      <text:p text:style-name="Preformatted_20_Text">re-iterate that the branes fill the 4 extended dimensions of spacetime and they wrap</text:p>
      <text:p text:style-name="Preformatted_20_Text">(p − 3)-cycles Σ in the internal manifold. Using a subscript Σ to denote the pullback</text:p>
      <text:p text:style-name="Preformatted_20_Text">of a quantity onto the world volume of the brane and (p − 3) for quantities where we</text:p>
      <text:p text:style-name="Preformatted_20_Text">are only interested in the (p − 3)-form part of the expression we define:</text:p>
      <text:p text:style-name="Preformatted_20_Text"><text:s text:c="35"/>(−1)p h 3A−φ <text:s text:c="18"/># i</text:p>
      <text:p text:style-name="Preformatted_20_Text"><text:s text:c="4"/>Wm dσ 1 ∧ . . . ∧ dσ p−3 = <text:s text:c="12"/>e <text:s text:c="6"/>im + gmk dy k ∧ Ψ̂2 ∧ eF <text:s text:c="4"/>,</text:p>
      <text:p text:style-name="Preformatted_20_Text"><text:s text:c="38"/>2 <text:s text:c="33"/>Σ <text:s/>p−3</text:p>
      <text:p text:style-name="Preformatted_20_Text"><text:s text:c="82"/>(2.2.38)</text:p>
      <text:p text:style-name="Preformatted_20_Text"><text:s text:c="35"/>h <text:s text:c="13"/>i</text:p>
      <text:p text:style-name="Preformatted_20_Text"><text:s text:c="6"/>D dσ 1 ∧ . . . ∧ dσ p−3 <text:s text:c="2"/>= e4A−φ Im(Ψ̂1 ) ∧ eF <text:s text:c="8"/>,</text:p>
      <text:p text:style-name="Preformatted_20_Text"><text:s text:c="52"/>Σ <text:s text:c="4"/>p−3</text:p>
      <text:p text:style-name="Preformatted_20_Text"><text:s text:c="35"/>h <text:s text:c="13"/>i</text:p>
      <text:p text:style-name="Preformatted_20_Text"><text:s text:c="7"/>Θ dσ 1 ∧ . . . ∧ dσ p−3 <text:s/>= e4A−φ Re(Ψ̂1 ) ∧ eF <text:s text:c="8"/>.</text:p>
      <text:p text:style-name="Preformatted_20_Text"><text:s text:c="52"/>Σ <text:s text:c="4"/>p−3</text:p>
      <text:p text:style-name="Preformatted_20_Text">Utilizing these quantities we re-write the DBI action of the Dp-brane as</text:p>
      <text:p text:style-name="Preformatted_20_Text"><text:s text:c="24"/>Z <text:s text:c="10"/>Z <text:s text:c="13"/>p</text:p>
      <text:p text:style-name="Preformatted_20_Text"><text:s text:c="7"/>SDBI, p = TDp <text:s text:c="11"/>d x dp−3 y e−φ|Σ det(−g|Σ + F|Σ )</text:p>
      <text:p text:style-name="Preformatted_20_Text"><text:s text:c="33"/>4</text:p>
      <text:p text:style-name="Preformatted_20_Text"><text:s text:c="82"/>(2.2.39)</text:p>
      <text:p text:style-name="Preformatted_20_Text"><text:s text:c="28"/>3,1</text:p>
      <text:p text:style-name="Preformatted_20_Text"><text:s text:c="24"/>ZM <text:s text:c="9"/>Zσ <text:s text:c="6"/>p</text:p>
      <text:p text:style-name="Preformatted_20_Text"><text:s text:c="15"/>= TDp <text:s text:c="11"/>d x dp−3 σ Θ2 + e4A D2 + 2e2A g mn Wm Wn ,</text:p>
      <text:p text:style-name="Preformatted_20_Text"><text:s text:c="33"/>4</text:p>
      <text:p text:style-name="Preformatted_20_Text"><text:s text:c="25"/>M 3,1 <text:s text:c="6"/>σ</text:p>
      <text:p text:style-name="Preformatted_20_Text">which reduces to the previous D6- brane solution in equation (2.2.28) for p = 6,</text:p>
      <text:p text:style-name="Preformatted_20_Text">Wn = 0 and when going to Einstein frame in 4 dimensions.</text:p>
      <text:p text:style-name="Preformatted_20_Text">In general, Wn will alway<text:span text:style-name="T3">s</text:span> be zero for us since it is the derivative of a <text:soft-page-break/>holomorphic</text:p>
      <text:p text:style-name="Preformatted_20_Text">superpotential that includes the model dependent contributions from the open string</text:p>
      <text:p text:style-name="Preformatted_20_Text"><text:s text:c="49"/>32</text:p>
      <text:p text:style-name="Preformatted_20_Text">degrees of freedom. Since we choose to neglect world volume fields, except the</text:p>
      <text:p text:style-name="Preformatted_20_Text">Goldstino, we thus set Wn = 0. Now we still need to argue that the remainder,</text:p>
      <text:p text:style-name="Preformatted_20_Text">Θ2 + e4A D2 , is a real function of the closed string moduli. The general argument is</text:p>
      <text:p text:style-name="Preformatted_20_Text">that the moduli are a combination of the RR axions and the imaginary parts of the</text:p>
      <text:p text:style-name="Preformatted_20_Text">NSNS sector fields which we will call Z again for convenience. Similar to the D6</text:p>
      <text:p text:style-name="Preformatted_20_Text">example above, Im(Z) can be written directly as a function of Re(Ψ̂1 ) and Re(Z)</text:p>
      <text:p text:style-name="Preformatted_20_Text">can be related back to Im(Z) as discussed in [97]. Hence, we write generally:</text:p>
      <text:p text:style-name="Preformatted_20_Text"><text:s text:c="21"/>Z <text:s text:c="8"/>Z <text:s text:c="9"/>p</text:p>
      <text:p text:style-name="Preformatted_20_Text"><text:s text:c="29"/>4</text:p>
      <text:p text:style-name="Preformatted_20_Text"><text:s text:c="7"/>SDBI, p = TDp <text:s text:c="7"/>dx <text:s text:c="3"/>dp−3 σ <text:s text:c="3"/>Θ2 + e4A D2 + 2e2A g mn Wm Wn ,</text:p>
      <text:p text:style-name="Preformatted_20_Text"><text:s text:c="21"/>ZM 3,1 <text:s text:c="3"/>Zσ <text:s text:c="8"/>p <text:s text:c="35"/>(2.2.40)</text:p>
      <text:p text:style-name="Preformatted_20_Text"><text:s text:c="29"/>4 <text:s text:c="5"/>p−3</text:p>
      <text:p text:style-name="Preformatted_20_Text"><text:s text:c="15"/>= TDp <text:s text:c="7"/>dx <text:s text:c="3"/>d <text:s text:c="4"/>σ <text:s text:c="2"/>f (Im(Z a )) + g(Im(Z a )) .</text:p>
      <text:p text:style-name="Preformatted_20_Text"><text:s text:c="22"/>M 3,1 <text:s text:c="4"/>σ</text:p>
      <text:p text:style-name="Preformatted_20_Text">Here, f (Im(Z a )) and g(Im(Z a )) are real functions and we recover a supersymmetric</text:p>
      <text:p text:style-name="Preformatted_20_Text">Dp-brane for g(Im(Z a )) = 0. Since the behaviors of different brane setups get</text:p>
      <text:p text:style-name="Preformatted_20_Text">incorporated into real functions depending on the closed string moduli, this procedure</text:p>
      <text:p text:style-name="Preformatted_20_Text">is applicable in very general setups.</text:p>
      <text:p text:style-name="Preformatted_20_Text">2.2.7 <text:s text:c="3"/>Non-supersymmetric Branes - Interim Summary</text:p>
      <text:p text:style-name="Preformatted_20_Text">In this section we have discussed the correct description of branes in 4d, N = 1 supergravity, independent of their orientation and if they preserve supersymmetry. We</text:p>
      <text:p text:style-name="Preformatted_20_Text">have focused on type II compactifications where the background initially preserves</text:p>
      <text:p text:style-name="Preformatted_20_Text">N = 2 SUSY and added an orientifold projections that projects out one of these</text:p>
      <text:p text:style-name="Preformatted_20_Text">supersymmetries. Previously, while the 10d description and the results drawn from</text:p>
      <text:p text:style-name="Preformatted_20_Text">them have been correct, the re-packaging of the brane behavior into the language of</text:p>
      <text:p text:style-name="Preformatted_20_Text">4d SUGRA has been done incorrectly. Here we showed a general way to include any</text:p>
      <text:p text:style-name="Preformatted_20_Text">brane using non-linear supersymmetry and constrained superfields. Our method,</text:p>
      <text:p text:style-name="Preformatted_20_Text">given in equation (2.2.22), allows us to find the correct description. It is important</text:p>
      <text:p text:style-name="Preformatted_20_Text">to check that the scalar potential, coming from the supersymmetry breaking source,</text:p>
      <text:p text:style-name="Preformatted_20_Text">Vnew has to be a real function of the closed string degrees of freedom. We have shown</text:p>
      <text:p text:style-name="Preformatted_20_Text">how this can be argued for general branes. When neglecting the world volume fields</text:p>
      <text:p text:style-name="Preformatted_20_Text">on the branes and back reactions on the background, as we did here, the brane will be</text:p>
      <text:p text:style-name="Preformatted_20_Text">the sole provider of the Goldstino. It is the only degree of freedom of the nilpotent</text:p>
      <text:p text:style-name="Preformatted_20_Text">field X in our description. Including the world volume fields of the brane is model</text:p>
      <text:p text:style-name="Preformatted_20_Text">dependent and in general rather cumbersome. Also, it then can happen that the</text:p>
      <text:p text:style-name="Preformatted_20_Text">Goldstino is a linear combination of the fermion in X and the other world volume</text:p>
      <text:p text:style-name="Preformatted_20_Text">fermions in such cases. Likewise, it is possible that the brane back reacts onto the</text:p>
      <text:p text:style-name="Preformatted_20_Text">background which in turn leads to supersymmetry breaking by the background. If</text:p>
      <text:p text:style-name="Preformatted_20_Text">this is the case, the Goldstino will be a composite expression as well.</text:p>
      <text:p text:style-name="Preformatted_20_Text"><text:s text:c="45"/>33</text:p>
      <text:p text:style-name="Preformatted_20_Text">The result we obtained here is rather general and, in fact, should be applicable for</text:p>
      <text:p text:style-name="Preformatted_20_Text">other SUSY breaking sources, other than branes. Examples include KK- monopoles</text:p>
      <text:p text:style-name="Preformatted_20_Text">or N S5-branes. Other interesting applications for the procedure given here are specific models where one can study the situation in more detail and include model</text:p>
      <text:p text:style-name="Preformatted_20_Text">specific contributions, such as world-volume fields. We will investigate an <text:soft-page-break/>explicit</text:p>
      <text:p text:style-name="Preformatted_20_Text">example in the anti-D3-brane in the KKLT setup in the next section.</text:p>
      <text:p text:style-name="Preformatted_20_Text">2.3 <text:s text:c="4"/>The Anti-D3-Brane in the KKLT Scenario</text:p>
      <text:p text:style-name="Preformatted_20_Text">The anti-D3-brane in the KKL(MM)T scenario [14, 33] provides the uplifting contribution to the the scalar potential that raises the minimum from anti-de Sitter space</text:p>
      <text:p text:style-name="Preformatted_20_Text">to de Sitter. The description of the anti-brane in terms of 4d, N = 1 supergravity</text:p>
      <text:p text:style-name="Preformatted_20_Text">has been studied extensively in the last couple of years. Here we extend this description by including all world-volume fields in a complete effective action for the</text:p>
      <text:p text:style-name="Preformatted_20_Text">KKLT scenario. As will be shown, we find that the action breaks supersymmetry</text:p>
      <text:p text:style-name="Preformatted_20_Text">spontaneously, which might be expected as the anti-D3-branes in the KKLT model</text:p>
      <text:p text:style-name="Preformatted_20_Text">can be viewed as excited states in a supersymmetric description [92].</text:p>
      <text:p text:style-name="Preformatted_20_Text">The connection of the description of the anti-D3-brane to the uplifting contributions included in the KKLT scalar potential has only been fully understood fairly</text:p>
      <text:p text:style-name="Preformatted_20_Text">recently [52, 105, 107–109]. Nevertheless, a full description of the action has not</text:p>
      <text:p text:style-name="Preformatted_20_Text">been found before our contribution. The action consists of a bosonic part with three</text:p>
      <text:p text:style-name="Preformatted_20_Text">complex world-volume scalars and an U (1) gauge field and a fermionic contribution</text:p>
      <text:p text:style-name="Preformatted_20_Text">that contains four 4 dimensional fermions. In the context of flux compactifications</text:p>
      <text:p text:style-name="Preformatted_20_Text">the fermionic part is only know up to quadratic terms [110–115]. Naively, one would</text:p>
      <text:p text:style-name="Preformatted_20_Text">expect that the focus of the investigation would be on the bosonic part, as people typically dislike dealing with spinors. The usual argument would be that the fermionic</text:p>
      <text:p text:style-name="Preformatted_20_Text">contributions then are given by supersymmetry. However, the bosonic contributions</text:p>
      <text:p text:style-name="Preformatted_20_Text">on the brane can be projected out using an orientifold and thus, the focus has largely</text:p>
      <text:p text:style-name="Preformatted_20_Text">been on the fermionic part of the action [32, 52, 105, 108, 109, 116]. The combination</text:p>
      <text:p text:style-name="Preformatted_20_Text">of the fermionic action with the bosonic uplifting contribution can be merged into</text:p>
      <text:p text:style-name="Preformatted_20_Text">a Volkov-Akulov type action [85] which can be written using constrained superfields</text:p>
      <text:p text:style-name="Preformatted_20_Text">in 4d, N = 1 supergravity. In [32] the action for all GKP background fields and the</text:p>
      <text:p text:style-name="Preformatted_20_Text">four world-volume fermions has been derived. In [4] we extended the description to</text:p>
      <text:p text:style-name="Preformatted_20_Text">include the remaining contributions, namely the world-volume scalars and the U (1)</text:p>
      <text:p text:style-name="Preformatted_20_Text">gauge field. This will give a complete description of the uplifting anti-D3-brane in</text:p>
      <text:p text:style-name="Preformatted_20_Text">the KKLT background in terms of an effective 4d, N = 1 supergravity action.</text:p>
      <text:p text:style-name="Preformatted_20_Text"><text:s text:c="43"/>34</text:p>
      <text:p text:style-name="Preformatted_20_Text">2.3.1 <text:s text:c="3"/>Action of the Anti-D3-Brane in KKLT</text:p>
      <text:p text:style-name="Preformatted_20_Text">Before we can find the complete effective description of the anti-D3-brane we will</text:p>
      <text:p text:style-name="Preformatted_20_Text">review the action in the GKP [117] and the KKLT [14, 33] background. The fields</text:p>
      <text:p text:style-name="Preformatted_20_Text">that will appear in our description are</text:p>
      <text:p text:style-name="Preformatted_20_Text"><text:s text:c="4"/>• The axio-dilaton τ = C0 + ie−φ .</text:p>
      <text:p text:style-name="Preformatted_20_Text"><text:s text:c="4"/>• A single Kähler modulus T .</text:p>
      <text:p text:style-name="Preformatted_20_Text"><text:s text:c="4"/>• Complex structure moduli U A .</text:p>
      <text:p text:style-name="Preformatted_20_Text">The bosonic and fermionic parts of the D3-brane action are reviewed in the follow-</text:p>
      <text:p text:style-name="Preformatted_20_Text">ing.</text:p>
      <text:p text:style-name="Preformatted_20_Text">The bosonic action consists of a DBI and a Chern-Simons part that combine to</text:p>
      <text:p text:style-name="Preformatted_20_Text">give the complete expression. In 4d Einstein frame these can be written as:</text:p>
      <text:p text:style-name="Preformatted_20_Text"><text:s text:c="27"/>Z <text:s text:c="6"/>q</text:p>
      <text:p text:style-name="Preformatted_20_Text"><text:s text:c="19"/>DBI</text:p>
      <text:p text:style-name="Preformatted_20_Text"><text:s text:c="17"/>S <text:s text:c="4"/>= − d4 x −det (P [gμν + e−φ/2 Bμν ] + e−φ/2 Fμν ) ,</text:p>
      <text:p text:style-name="Preformatted_20_Text"><text:s text:c="27"/>Z <text:s text:c="67"/>(2.3.1)</text:p>
      <text:p text:style-name="Preformatted_20_Text"><text:s text:c="20"/>CS <text:s text:c="34"/>B2 <text:s text:c="4"/>F</text:p>
      <text:p text:style-name="Preformatted_20_Text"><text:s text:c="33"/># <text:s text:c="25"/>#</text:p>
      <text:p text:style-name="Preformatted_20_Text"><text:s text:c="18"/>S = − P (C0 + C2 + C4 ) ∧ e <text:s text:c="16"/>∧e .</text:p>
      <text:p text:style-name="Preformatted_20_Text"><text:s text:c="62"/>√</text:p>
      <text:p text:style-name="Preformatted_20_Text"><text:soft-page-break/>In our conventions here the string length is ls = 2π α0 = 1, B2 is the NSNS Kalb-</text:p>
      <text:p text:style-name="Preformatted_20_Text">Ramond field and Fμν denotes the field strength of the U (1) gauge field on the brane5 .</text:p>
      <text:p text:style-name="Preformatted_20_Text">P is the pullback operation onto the brane world-volume.</text:p>
      <text:p text:style-name="Preformatted_20_Text">The GKP background [117] is warped which makes the identification of the Kähler</text:p>
      <text:p text:style-name="Preformatted_20_Text">modulus Im(T ) rather tedious [118]. In the case of a single Kähler modulus a fixed</text:p>
      <text:p text:style-name="Preformatted_20_Text">overall scaling for all terms in the action exists. We will use the Ansatz [119]:</text:p>
      <text:p text:style-name="Preformatted_20_Text"><text:s text:c="32"/>#− 12 <text:s text:c="35"/># 16</text:p>
      <text:p text:style-name="Preformatted_20_Text"><text:s text:c="24"/>e−4A(z) <text:s text:c="33"/>e−4A(z)</text:p>
      <text:p text:style-name="Preformatted_20_Text"><text:s text:c="17"/># <text:s text:c="39"/>#</text:p>
      <text:p text:style-name="Preformatted_20_Text"><text:s text:c="2"/>ds2 = e−6u(x) <text:s text:c="3"/>1 + 4u(x) <text:s text:c="9"/>gμν dxμ dxν +e2u(x) <text:s text:c="3"/>1 + 4u(x) <text:s text:c="7"/>gab̄ dz a dz b̄ , (2.3.2)</text:p>
      <text:p text:style-name="Preformatted_20_Text"><text:s text:c="25"/>e <text:s text:c="39"/>e</text:p>
      <text:p text:style-name="Preformatted_20_Text">to identify Im(T ) later on. In this Ansatz the non-compact dimensions are labeled</text:p>
      <text:p text:style-name="Preformatted_20_Text">μ, ν = 0, 1, 2, 3 while the internal directions are a, b̄ = 1, 2, 3. The six-dimensional</text:p>
      <text:p text:style-name="Preformatted_20_Text">compact volume is given by e6u = vol6 and A(z) is the warp factor, depending only</text:p>
      <text:p text:style-name="Preformatted_20_Text">on the internal directions. The purpose of this metric is to interpolate between the</text:p>
      <text:p text:style-name="Preformatted_20_Text">bulk region and the throat. Note that this Ansatz does not solve the mixed parts of</text:p>
      <text:p text:style-name="Preformatted_20_Text">the Einstein equations, where the non-compact and internal coordinates mix. This</text:p>
      <text:p text:style-name="Preformatted_20_Text">will, however, not have any effect on our conclusions. Since we want to investigate</text:p>
      <text:p text:style-name="Preformatted_20_Text"><text:s text:c="3"/>5</text:p>
      <text:p text:style-name="Preformatted_20_Text"><text:s text:c="5"/>Note that we have re scaled the U (1) field strength by 2π compared to other typical conventions. Likewise, the action has been re scaled by 1/(2π) in order to remove the brane tension</text:p>
      <text:p text:style-name="Preformatted_20_Text">T3 = (2π)−3 (α0 )−2 = 2π.</text:p>
      <text:p text:style-name="Preformatted_20_Text"><text:s text:c="48"/>35</text:p>
      <text:p text:style-name="Preformatted_20_Text">the anti-D3-brane action at the bottom of a strongly warped throat we are interested</text:p>
      <text:p text:style-name="Preformatted_20_Text">in the regime where e−4A # e4u . In this limit the metric becomes</text:p>
      <text:p text:style-name="Preformatted_20_Text"><text:s text:c="85"/>(2.3.3)</text:p>
      <text:p text:style-name="Preformatted_20_Text"><text:s text:c="57"/>4 <text:s text:c="3"/>2</text:p>
      <text:p text:style-name="Preformatted_20_Text"><text:s text:c="16"/>ds2 = e−4u(x)+2A(z) gμν dxμ dxν + e 3 u(x)− 3 A(z) gab̄ dz a dz b̄ .</text:p>
      <text:p text:style-name="Preformatted_20_Text">Utilizing this we proceed our investigation of the DBI action [120] in (2.3.1):</text:p>
      <text:p text:style-name="Preformatted_20_Text"><text:s text:c="22"/>√</text:p>
      <text:p text:style-name="Preformatted_20_Text"><text:s text:c="15"/>Z <text:s text:c="12"/>#</text:p>
      <text:p text:style-name="Preformatted_20_Text"><text:s text:c="7"/>DBI <text:s text:c="41"/>1 4 <text:s text:c="8"/>8</text:p>
      <text:p text:style-name="Preformatted_20_Text"><text:s text:c="5"/>S <text:s text:c="4"/>= − d x −g4 e4A(H,H̄)−8u(x) + e 3 A(H,H̄)− 3 u(x) gab̄ (H, H̄)∂μ H a ∂ μ H̄ b̄</text:p>
      <text:p text:style-name="Preformatted_20_Text"><text:s text:c="19"/>4</text:p>
      <text:p text:style-name="Preformatted_20_Text"><text:s text:c="52"/>2</text:p>
      <text:p text:style-name="Preformatted_20_Text"><text:s text:c="62"/>#</text:p>
      <text:p text:style-name="Preformatted_20_Text"><text:s text:c="35"/>1 −φ(H,H̄) <text:s text:c="8"/>μν</text:p>
      <text:p text:style-name="Preformatted_20_Text"><text:s text:c="31"/>+ e <text:s text:c="13"/>Fμν F + . . . .</text:p>
      <text:p text:style-name="Preformatted_20_Text"><text:s text:c="35"/>4</text:p>
      <text:p text:style-name="Preformatted_20_Text"><text:s text:c="85"/>(2.3.4)</text:p>
      <text:p text:style-name="Preformatted_20_Text">Here, the H are the world-volume scalars that give the position of the brane, entering</text:p>
      <text:p text:style-name="Preformatted_20_Text"><text:s text:c="13"/>a</text:p>
      <text:p text:style-name="Preformatted_20_Text">the action via the pullback and the ellipses denote suppressed, higher order terms.</text:p>
      <text:p text:style-name="Preformatted_20_Text">In the following we will consider the brane to be sitting at some point in the strongly</text:p>
      <text:p text:style-name="Preformatted_20_Text">warped throat and then the H a will denote small fluctuations around that initial</text:p>
      <text:p text:style-name="Preformatted_20_Text">position.</text:p>
      <text:p text:style-name="Preformatted_20_Text">The DBI-part of the action yields all kinetic terms for the scalar fields. In 4d, N = 1</text:p>
      <text:p text:style-name="Preformatted_20_Text">supergravity this this can be described using the Kähler potential [121]:</text:p>
      <text:p text:style-name="Preformatted_20_Text"><text:soft-page-break/><text:s text:c="27"/>K = −3 log[−i(T − T̄ ) + k(H, H̄)] , <text:s text:c="21"/>(2.3.5)</text:p>
      <text:p text:style-name="Preformatted_20_Text">with k(H, H̄) the part of the Kähler potential that incorporates the metric of the</text:p>
      <text:p text:style-name="Preformatted_20_Text">compact manifold:</text:p>
      <text:p text:style-name="Preformatted_20_Text"><text:s text:c="53"/>1 4</text:p>
      <text:p text:style-name="Preformatted_20_Text"><text:s text:c="29"/>∂H a ∂H̄ b̄ k(H, H̄) ≈ e 3 (A+u) gab̄ . <text:s text:c="16"/>(2.3.6)</text:p>
      <text:p text:style-name="Preformatted_20_Text"><text:s text:c="53"/>6</text:p>
      <text:p text:style-name="Preformatted_20_Text">Subleading terms are again neglected [122]. Importantly, the no-scale structure of</text:p>
      <text:p text:style-name="Preformatted_20_Text">the Kähler potential is not violated by this contribution. The volume of the internal</text:p>
      <text:p text:style-name="Preformatted_20_Text">manifold depends on the open and closed string degrees of freedom and gets modified</text:p>
      <text:p text:style-name="Preformatted_20_Text">by k(H, H̄):</text:p>
      <text:p text:style-name="Preformatted_20_Text"><text:s text:c="69"/>#3</text:p>
      <text:p text:style-name="Preformatted_20_Text"><text:s text:c="24"/>vol6 = e6u = −i(T − T̄ ) + k(H, H̄) 2 . <text:s text:c="21"/>(2.3.7)</text:p>
      <text:p text:style-name="Preformatted_20_Text">The Chern-Simons part of the action simplifies in the GKP background [117] to:</text:p>
      <text:p text:style-name="Preformatted_20_Text"><text:s text:c="31"/>Z # <text:s text:c="38"/>#</text:p>
      <text:p text:style-name="Preformatted_20_Text"><text:s text:c="22"/>CS <text:s text:c="12"/>1</text:p>
      <text:p text:style-name="Preformatted_20_Text"><text:s text:c="20"/>S <text:s text:c="4"/>=− <text:s text:c="12"/>C0 (H, H̄)F ∧ F + C4 (H, H̄) <text:s text:c="7"/>, <text:s text:c="6"/>(2.3.8)</text:p>
      <text:p text:style-name="Preformatted_20_Text"><text:s text:c="37"/>2</text:p>
      <text:p text:style-name="Preformatted_20_Text">where one has to keep in mind that the contributions from B2 and C2 are projected</text:p>
      <text:p text:style-name="Preformatted_20_Text">out by the orientifold in this setup. We then expand the quantities around the</text:p>
      <text:p text:style-name="Preformatted_20_Text">position of the brane where we use, as mentioned before, H a as the distance from</text:p>
      <text:p text:style-name="Preformatted_20_Text">the brane sitting initially at (H a , H̄ a ) = (0, 0) in the warped throat. To leading order</text:p>
      <text:p text:style-name="Preformatted_20_Text"><text:s text:c="48"/>36</text:p>
      <text:p text:style-name="Preformatted_20_Text">we get: <text:s text:c="23"/>Z # <text:s text:c="36"/>#</text:p>
      <text:p text:style-name="Preformatted_20_Text"><text:s text:c="21"/>CS <text:s text:c="14"/>1</text:p>
      <text:p text:style-name="Preformatted_20_Text"><text:s text:c="20"/>S =− <text:s text:c="15"/>C0 (H, H̄)F ∧ F + C4 (H, H̄)</text:p>
      <text:p text:style-name="Preformatted_20_Text"><text:s text:c="38"/>2</text:p>
      <text:p text:style-name="Preformatted_20_Text"><text:s text:c="31"/>Z # <text:s text:c="39"/># <text:s text:c="15"/>(2.3.9)</text:p>
      <text:p text:style-name="Preformatted_20_Text"><text:s text:c="38"/>1</text:p>
      <text:p text:style-name="Preformatted_20_Text"><text:s text:c="25"/>=− <text:s text:c="12"/>C0 (0, 0)F ∧ F + C4 (0, 0) + . . . .</text:p>
      <text:p text:style-name="Preformatted_20_Text"><text:s text:c="38"/>2</text:p>
      <text:p text:style-name="Preformatted_20_Text"><text:s text:c="67"/>√</text:p>
      <text:p text:style-name="Preformatted_20_Text">We then use that C0 (0, 0) = Re(τ ) and C4 (0, 0) = α(z, z̄) −g4 dx0 ∧ dx1 ∧ dx2 ∧ dx3</text:p>
      <text:p text:style-name="Preformatted_20_Text">and find for the Chern-Simons action:</text:p>
      <text:p text:style-name="Preformatted_20_Text"><text:s text:c="21"/>√</text:p>
      <text:p text:style-name="Preformatted_20_Text"><text:s text:c="15"/>Z <text:s text:c="12"/># <text:s text:c="51"/>#</text:p>
      <text:p text:style-name="Preformatted_20_Text"><text:s text:c="6"/>CS <text:s text:c="29"/>1</text:p>
      <text:p text:style-name="Preformatted_20_Text"><text:s text:c="18"/>4</text:p>
      <text:p text:style-name="Preformatted_20_Text"><text:s text:c="4"/>S = − d x −g4 − √ <text:s text:c="21"/>Re(τ )# μνρσ</text:p>
      <text:p text:style-name="Preformatted_20_Text"><text:s text:c="56"/>Fμν Fρσ + α(H, H̄) + . . . . (2.3.10)</text:p>
      <text:p text:style-name="Preformatted_20_Text"><text:s text:c="33"/>8 −g4</text:p>
      <text:p text:style-name="Preformatted_20_Text">In order to merge the two parts of the bosonic action we first combine the first term</text:p>
      <text:p text:style-name="Preformatted_20_Text">in the DBI action (2.3.4) with the second term in the CS action (2.3.10) to:</text:p>
      <text:p text:style-name="Preformatted_20_Text"><text:s text:c="31"/>Φ± := e4A(H,H̄)−8u ± α(H, H̄) , <text:s text:c="27"/>(2.3.11)</text:p>
      <text:p text:style-name="Preformatted_20_Text">where the sign difference is for branes (minus) and anti-branes (plus). For the D3-</text:p>
      <text:p text:style-name="Preformatted_20_Text">brane the equations of motion in the GKP background enforce e4A(H,H̄)−8u = α(H, H̄)</text:p>
      <text:p text:style-name="Preformatted_20_Text">and thus Φ− = 0 but for the anti-brane the DBI and CS contributions add up and</text:p>
      <text:p text:style-name="Preformatted_20_Text">we find the combined action for the anti-D3-brane to be</text:p>
      <text:p text:style-name="Preformatted_20_Text"><text:s text:c="27"/>√</text:p>
      <text:p text:style-name="Preformatted_20_Text"><text:soft-page-break/><text:s text:c="19"/>Z <text:s text:c="14"/>#</text:p>
      <text:p text:style-name="Preformatted_20_Text"><text:s text:c="55"/>1 4 <text:s text:c="8"/>8</text:p>
      <text:p text:style-name="Preformatted_20_Text"><text:s text:c="6"/>Sbosonic = − d x −g4 2e4A(H,H̄)−8u + e 3 A(H,H̄)− 3 u(x) gab̄ ∂μ H a ∂ μ H̄ b̄</text:p>
      <text:p text:style-name="Preformatted_20_Text"><text:s text:c="8"/>D3 <text:s text:c="12"/>4</text:p>
      <text:p text:style-name="Preformatted_20_Text"><text:s text:c="55"/>2</text:p>
      <text:p text:style-name="Preformatted_20_Text"><text:s text:c="90"/>#</text:p>
      <text:p text:style-name="Preformatted_20_Text"><text:s text:c="41"/>1 <text:s text:c="13"/>μν <text:s text:c="5"/>1 <text:s text:c="4"/>μνρσ</text:p>
      <text:p text:style-name="Preformatted_20_Text"><text:s text:c="37"/>+ Im(τ )Fμν F − √ <text:s text:c="14"/># <text:s text:c="4"/>Fμν Fρσ + . . . .</text:p>
      <text:p text:style-name="Preformatted_20_Text"><text:s text:c="41"/>4 <text:s text:c="18"/>8 −g4</text:p>
      <text:p text:style-name="Preformatted_20_Text"><text:s text:c="90"/>(2.3.12)</text:p>
      <text:p text:style-name="Preformatted_20_Text">It is evident that, combining the DBI with the CS action, we get a typical Maxwell</text:p>
      <text:p text:style-name="Preformatted_20_Text">term for the U (1) gauge field. For a D3-brane in our setup we would have preserved</text:p>
      <text:p text:style-name="Preformatted_20_Text">N = 1 supersymmetry and one would use a gauge kinetic function f (τ ) = −iτ for</text:p>
      <text:p text:style-name="Preformatted_20_Text">the supergravity description. At this point it is important to note that the gauge</text:p>
      <text:p text:style-name="Preformatted_20_Text">kinetic function has to be holomorphic and may only depend on the axio-dilaton.</text:p>
      <text:p text:style-name="Preformatted_20_Text">The coupling at the brane for the U (1) gauge interaction is given by Re(f (τ )) =</text:p>
      <text:p text:style-name="Preformatted_20_Text">Im(τ ) = e−φ . On the other hand, Im(f (τ )) = −Re(τ ) = −C0 , controlling the theta</text:p>
      <text:p text:style-name="Preformatted_20_Text">term of the Maxwell part of the action. If we now want to consider our anti-D3-</text:p>
      <text:p text:style-name="Preformatted_20_Text">brane, the Chern-Simons action comes with a sign difference and thus it seems that,</text:p>
      <text:p text:style-name="Preformatted_20_Text">in order to match equation (2.3.10), we would need an anti-holomorphic gauge kinetic</text:p>
      <text:p text:style-name="Preformatted_20_Text">function, satisfying f (τ̄ ) = iτ̄ . Supersymmetry does not allow for this since τ is part</text:p>
      <text:p text:style-name="Preformatted_20_Text">of an unconstrained chiral multiplet. The resolution of this issue is one of the main</text:p>
      <text:p text:style-name="Preformatted_20_Text">points of this chapter and will be discussed later on in 2.3.3. The important physical</text:p>
      <text:p text:style-name="Preformatted_20_Text">conclusion will be that the anti-D3-brane preserves non-linear N = 1 supersymmetry.</text:p>
      <text:p text:style-name="Preformatted_20_Text"><text:s text:c="49"/>37</text:p>
      <text:p text:style-name="Preformatted_20_Text">Moving on, we can identify a scalar potential</text:p>
      <text:p text:style-name="Preformatted_20_Text"><text:s text:c="28"/>V D3 (H, H̄) = Φ+ = 2e4A(H,H̄)−8u , <text:s text:c="22"/>(2.3.13)</text:p>
      <text:p text:style-name="Preformatted_20_Text">that gives the attraction of the brane towards the bottom of the warped throat, as</text:p>
      <text:p text:style-name="Preformatted_20_Text">the warp factor A is minimized there. As usual, we expand the scalar potential in</text:p>
      <text:p text:style-name="Preformatted_20_Text">terms of the H a and H̄ b̄ around the point of attraction:</text:p>
      <text:p text:style-name="Preformatted_20_Text"><text:s text:c="6"/>V D3 (H, H̄) = 2e4A0 −8u0 1 + 2H a H b ∂H a ∂H b A0 + 4H a H̄ b̄ ∂H a ∂H̄ b̄ A0</text:p>
      <text:p text:style-name="Preformatted_20_Text"><text:s text:c="86"/>(2.3.14)</text:p>
      <text:p text:style-name="Preformatted_20_Text"><text:s text:c="36"/>+ 2H̄ ā H̄ b̄ ∂H̄ ā ∂H̄ b̄ A0 + . . . .</text:p>
      <text:p text:style-name="Preformatted_20_Text"><text:s text:c="75"/>#</text:p>
      <text:p text:style-name="Preformatted_20_Text">The quantities with index “0” are evaluated at H = 0 and we once more neglect</text:p>
      <text:p text:style-name="Preformatted_20_Text">higher order contributions, suppressed by the string scale [120]. From the first term</text:p>
      <text:p text:style-name="Preformatted_20_Text">in this expression we get the typical uplifting term from an anti-D3-brane in a warped</text:p>
      <text:p text:style-name="Preformatted_20_Text">throat which scales like 1/vol6 [33].</text:p>
      <text:p text:style-name="Preformatted_20_Text"><text:s text:c="33"/>4/3</text:p>
      <text:p text:style-name="Preformatted_20_Text">Before we continue, a remark about the KKLT scenario is in order. The volume</text:p>
      <text:p text:style-name="Preformatted_20_Text">modulus in a GKP background is flat and together with the scalar potential of the</text:p>
      <text:p text:style-name="Preformatted_20_Text">anti-D3-brane this would lead to an instability for the Kähler modulus. This gets</text:p>
      <text:p text:style-name="Preformatted_20_Text">remedied via the inclusion of non-perturbative corrections, usually from gaugino</text:p>
      <text:p text:style-name="Preformatted_20_Text">condensation on D7-branes in the bulk. The argument then is that, since the non-</text:p>
      <text:p text:style-name="Preformatted_20_Text">perturbative effect happens in the bulk and we consider the anti-D3-brane at the</text:p>
      <text:p text:style-name="Preformatted_20_Text">bottom of a highly warped throat, these contributions can safely be neglected. Issues</text:p>
      <text:p text:style-name="Preformatted_20_Text"><text:soft-page-break/>around these non-perturbative corrections have been discussed in the literature to a</text:p>
      <text:p text:style-name="Preformatted_20_Text">great extend [123–135] and, as of now, it seems reasonable to proceed along, following</text:p>
      <text:p text:style-name="Preformatted_20_Text">the argument given here.</text:p>
      <text:p text:style-name="Preformatted_20_Text">The fermionic part of the anti-D3-brane action has to contain a Goldstino,</text:p>
      <text:p text:style-name="Preformatted_20_Text">responsible for the spontaneous breaking of supersymmetry by the anti-brane. The</text:p>
      <text:p text:style-name="Preformatted_20_Text">goal of this part of the thesis is to offer a complete description of the anti-D3-brane in</text:p>
      <text:p text:style-name="Preformatted_20_Text">the KKLT setup in the language of 4d, N = 1 supergravity. For this, the Goldstino</text:p>
      <text:p text:style-name="Preformatted_20_Text">will be described using a constrained superfield, to be precise, it will be contained in</text:p>
      <text:p text:style-name="Preformatted_20_Text">a nilpotent chiral field.</text:p>
      <text:p text:style-name="Preformatted_20_Text">Before we come to the fermionic action of the anti-D3-brane we need to figure out</text:p>
      <text:p text:style-name="Preformatted_20_Text">how the anti-D3-brane action contains the Goldstino. General Dp-brane actions in</text:p>
      <text:p text:style-name="Preformatted_20_Text">flux backgrounds are know only up to quadratic orders in fermions [110–115]. Discussions focused on the anti-D3-brane in this context can be found in [32, 52, 105, 120].</text:p>
      <text:p text:style-name="Preformatted_20_Text">There are four world-volume fermions on the anti-D3-brane, part of the SU (3) holonomy group of the internal manifold. One singlet λ and three χi , forming a triplet. The</text:p>
      <text:p text:style-name="Preformatted_20_Text"><text:s text:c="51"/>38</text:p>
      <text:p text:style-name="Preformatted_20_Text">behavior of these fermions is determined by the imaginary self dual (ISD) part:</text:p>
      <text:p text:style-name="Preformatted_20_Text"><text:s text:c="39"/>1</text:p>
      <text:p text:style-name="Preformatted_20_Text"><text:s text:c="32"/>GISD</text:p>
      <text:p text:style-name="Preformatted_20_Text"><text:s text:c="34"/>3 <text:s/>= <text:s text:c="2"/>(G3 − i ?6 G3 ) , <text:s text:c="21"/>(2.3.15)</text:p>
      <text:p text:style-name="Preformatted_20_Text"><text:s text:c="39"/>2</text:p>
      <text:p text:style-name="Preformatted_20_Text">of the background 3-flux [52, 120]:</text:p>
      <text:p text:style-name="Preformatted_20_Text"><text:s text:c="21"/>G3 = F3 − ie−φ H3 = dC2 − C0 + ie−φ H3 . <text:s text:c="18"/>(2.3.16)</text:p>
      <text:p text:style-name="Preformatted_20_Text"><text:s text:c="61"/>#</text:p>
      <text:p text:style-name="Preformatted_20_Text">The flux gives rise to the following contributions:</text:p>
      <text:p text:style-name="Preformatted_20_Text"><text:s text:c="4"/>• The (0, 3)-flux gives a mass to the singlet λ.</text:p>
      <text:p text:style-name="Preformatted_20_Text"><text:s text:c="4"/>• The interactions between the singlet λ and the triplet χi are determined by</text:p>
      <text:p text:style-name="Preformatted_20_Text"><text:s text:c="7"/>non-primitive (2, 1)-flux.</text:p>
      <text:p text:style-name="Preformatted_20_Text"><text:s text:c="4"/>• The primitive (2, 1)-flux gives the masses for the triplet χi .</text:p>
      <text:p text:style-name="Preformatted_20_Text">In a supersymmetric GKP background the anti-D3-brane is the sole source of super-</text:p>
      <text:p text:style-name="Preformatted_20_Text">symmetry breaking and then λ will be identified as the Goldstino. It does not mix</text:p>
      <text:p text:style-name="Preformatted_20_Text">with the fermion triplet χi and does not receive a mass [52].</text:p>
      <text:p text:style-name="Preformatted_20_Text">If the background already has broken supersymmetry there is a Gukov-Vafa-Witten</text:p>
      <text:p text:style-name="Preformatted_20_Text">(GVW) superpotential [136]:</text:p>
      <text:p text:style-name="Preformatted_20_Text"><text:s text:c="44"/>Z</text:p>
      <text:p text:style-name="Preformatted_20_Text"><text:s text:c="36"/>WGVW = <text:s text:c="4"/>G3 ∧ Ω <text:s text:c="26"/>(2.3.17)</text:p>
      <text:p text:style-name="Preformatted_20_Text">that is non-zero. Here, the characteristic 3-form Ω of the Calabi-Yau gives rise to an</text:p>
      <text:p text:style-name="Preformatted_20_Text">F-term for the modulus T :</text:p>
      <text:p text:style-name="Preformatted_20_Text"><text:s text:c="31"/>DT WGVW = KT WGVW 6= 0 , <text:s text:c="24"/>(2.3.18)</text:p>
      <text:p text:style-name="Preformatted_20_Text">where the Kähler- covariant derivative with respect to T acting on W is: DT W =</text:p>
      <text:p text:style-name="Preformatted_20_Text">∂T W + (∂T K)W = KT W . It follows that G3 has to contain a non-vanishing (0, 3)</text:p>
      <text:p text:style-name="Preformatted_20_Text">contribution which leads to spontaneous supersymmetry breaking due to the back-</text:p>
      <text:p text:style-name="Preformatted_20_Text">ground itself. In this scenario a closed string fermion will be identified as the Goldstino. Adding an anti-D3-brane to such a background, λ would no longer be the</text:p>
      <text:p text:style-name="Preformatted_20_Text">Goldstino and, in fact, will get a mass from the (0, 3) part of the 3-flux G3 .</text:p>
      <text:p text:style-name="Preformatted_20_Text">Our interest here is the KKLT scenario where, in addition to a non-vanishing GVW</text:p>
      <text:p text:style-name="Preformatted_20_Text">superpotential (2.3.17), we have non-perturbative corrections also depending on the</text:p>
      <text:p text:style-name="Preformatted_20_Text"><text:s text:c="42"/>39</text:p>
      <text:p text:style-name="Preformatted_20_Text"><text:soft-page-break/>Kähler modulus T of form6 :</text:p>
      <text:p text:style-name="Preformatted_20_Text"><text:s text:c="45"/>Wnp = AeiaT . <text:s text:c="30"/>(2.3.19)</text:p>
      <text:p text:style-name="Preformatted_20_Text">The parameter A can, in general, depend on the moduli but, under certain conditions,</text:p>
      <text:p text:style-name="Preformatted_20_Text">we can neglect this as those terms are suppressed. The non-perturbative corrections</text:p>
      <text:p text:style-name="Preformatted_20_Text">allow us to find a supersymmetric solution to</text:p>
      <text:p text:style-name="Preformatted_20_Text"><text:s text:c="38"/>DT (WGVW + Wnp ) = 0 , <text:s text:c="28"/>(2.3.20)</text:p>
      <text:p text:style-name="Preformatted_20_Text">which will give a supersymmetric AdS vacuum with ∂T Wnp = −KT (WGVW + Wnp ).</text:p>
      <text:p text:style-name="Preformatted_20_Text">If we add one or more anti-D3-branes to this setup we can lift the AdS minimum to</text:p>
      <text:p text:style-name="Preformatted_20_Text">dS. However, then the anti-brane is the source of supersymmetry breaking and needs</text:p>
      <text:p text:style-name="Preformatted_20_Text">to come with a mass less Goldstino. On the other hand, we saw that the background</text:p>
      <text:p text:style-name="Preformatted_20_Text">has non-zero (0, 3) flux which means the fermion singlet λ obtains a non-vanishing</text:p>
      <text:p text:style-name="Preformatted_20_Text">mass term. Fu<text:span text:style-name="T4">r</text:span>thermore, all χi also obtain masses and thus can’t act as the Goldstino</text:p>
      <text:p text:style-name="Preformatted_20_Text">either [52]. The solution to this peculiar problem is that the (0, 3) part of the G3 flux</text:p>
      <text:p text:style-name="Preformatted_20_Text">localizes on the source of the non-perturbative contributions [137, 138]. Namely, the</text:p>
      <text:p text:style-name="Preformatted_20_Text">stack of D7-branes that is localized in the bulk of the internal manifold, as opposed</text:p>
      <text:p text:style-name="Preformatted_20_Text">to the location of the anti-D3-brane at the bottom of a warped throat. If the flux</text:p>
      <text:p text:style-name="Preformatted_20_Text">is pulled back onto the anti-brane the contribution vanishes due to the warping.</text:p>
      <text:p text:style-name="Preformatted_20_Text">Then, the fermion singlet λ does not obtain a mass and can act as the Goldstino.</text:p>
      <text:p text:style-name="Preformatted_20_Text">Note however that, once we go beyond the probe limit, this will not be exactly true</text:p>
      <text:p text:style-name="Preformatted_20_Text">anymore. The back reaction of the uplifting anti-D3-brane onto the geometry will</text:p>
      <text:p text:style-name="Preformatted_20_Text">shift the Kähler modulus T away from the position of the supersymmetric minimum</text:p>
      <text:p text:style-name="Preformatted_20_Text">and then DT W 6= 0. Thus, the Goldstino becomes a combination of the singlet λ</text:p>
      <text:p text:style-name="Preformatted_20_Text">and the fermionic partner of T .</text:p>
      <text:p text:style-name="Preformatted_20_Text">With this discussion out of the way we go on to investigate the couplings of the</text:p>
      <text:p text:style-name="Preformatted_20_Text">four fermions provided by the anti-D3-brane to the moduli τ , T and U A from the</text:p>
      <text:p text:style-name="Preformatted_20_Text">closed string sector. The fermionic action of the anti-D3-brane [32, 52, 110, 120] to</text:p>
      <text:p text:style-name="Preformatted_20_Text">quadratic order in the world-sheet fermions is given to be [52, 114, 139]:</text:p>
      <text:p text:style-name="Preformatted_20_Text"><text:s text:c="24"/>√</text:p>
      <text:p text:style-name="Preformatted_20_Text"><text:s text:c="16"/>Z <text:s text:c="13"/># <text:s text:c="13"/># <text:s text:c="18"/>#</text:p>
      <text:p text:style-name="Preformatted_20_Text"><text:s text:c="2"/>D3 <text:s text:c="16"/>4 <text:s text:c="11"/>4A−8u <text:s text:c="4"/>μ <text:s text:c="8"/>1 φ</text:p>
      <text:p text:style-name="Preformatted_20_Text">Sfermionic =2 <text:s text:c="6"/>d x −g4 e <text:s text:c="11"/>θ̄Γ <text:s text:c="4"/>∇μ − e Fμ Γ̃0123 θ</text:p>
      <text:p text:style-name="Preformatted_20_Text"><text:s text:c="54"/>4</text:p>
      <text:p text:style-name="Preformatted_20_Text"><text:s text:c="36"/># <text:s text:c="52"/>#</text:p>
      <text:p text:style-name="Preformatted_20_Text"><text:s text:c="29"/>1 <text:s text:c="8"/>16</text:p>
      <text:p text:style-name="Preformatted_20_Text"><text:s text:c="42"/>A− 32</text:p>
      <text:p text:style-name="Preformatted_20_Text"><text:s text:c="48"/>u μmnpq <text:s text:c="12"/>8</text:p>
      <text:p text:style-name="Preformatted_20_Text"><text:s text:c="70"/>A− 16</text:p>
      <text:p text:style-name="Preformatted_20_Text"><text:s text:c="76"/>u μνρmn</text:p>
      <text:p text:style-name="Preformatted_20_Text"><text:s text:c="25"/>+ <text:s text:c="7"/>θ̄ e 3 <text:s text:c="4"/>3 Γ <text:s text:c="7"/>Fμmnpq − 2e 3 3 Γ <text:s text:c="10"/>Fμνρmn Γ̃0123 θ</text:p>
      <text:p text:style-name="Preformatted_20_Text"><text:s text:c="27"/>8 · 4!</text:p>
      <text:p text:style-name="Preformatted_20_Text"><text:s text:c="70"/>#</text:p>
      <text:p text:style-name="Preformatted_20_Text"><text:s text:c="28"/>i 6A−12u 1 φ ISD <text:s text:c="12"/>ISD</text:p>
      <text:p text:style-name="Preformatted_20_Text"><text:s text:c="61"/># mnp</text:p>
      <text:p text:style-name="Preformatted_20_Text"><text:s text:c="25"/>− e <text:s text:c="11"/>e 2 Gmnp − Ḡmnp θ̄Γ θ ,</text:p>
      <text:p text:style-name="Preformatted_20_Text"><text:s text:c="27"/>24</text:p>
      <text:p text:style-name="Preformatted_20_Text"><text:s text:c="89"/>(2.3.21)</text:p>
      <text:p text:style-name="Preformatted_20_Text"><text:s text:c="3"/>6</text:p>
      <text:p text:style-name="Preformatted_20_Text"><text:s text:c="5"/>See also section 3.1.</text:p>
      <text:p text:style-name="Preformatted_20_Text"><text:soft-page-break/><text:s text:c="51"/>40</text:p>
      <text:p text:style-name="Preformatted_20_Text">where we are in Einstein frame, as per usual. Greek letters label the non-compact</text:p>
      <text:p text:style-name="Preformatted_20_Text">directions 0, 1, 2, 3 and Latin letters the internal directions 4, 5, 6, 7, 8, 9. θ is the</text:p>
      <text:p text:style-name="Preformatted_20_Text">Majorana-Weyl spinor of type IIB theory with 16 components and we will decompose</text:p>
      <text:p text:style-name="Preformatted_20_Text">it into 4d Weyl spinors [52, 110]. The gamma matrix Γ has un warped but curved</text:p>
      <text:p text:style-name="Preformatted_20_Text">indices while Γ̃ has flat indices. In supergravity language [56] the fermions are an</text:p>
      <text:p text:style-name="Preformatted_20_Text">SU (3) singlet PL λ and three fermions PL χi , forming a triplet. In [52] the kinetic and</text:p>
      <text:p text:style-name="Preformatted_20_Text">the G-flux part of (2.3.21) were considered in a fixed background and we will use</text:p>
      <text:p text:style-name="Preformatted_20_Text">these results here. There it was found that all other terms vanish. Here, we consider</text:p>
      <text:p text:style-name="Preformatted_20_Text">a dynamical background where these terms will give important contributions [4].</text:p>
      <text:p text:style-name="Preformatted_20_Text">First off, we will consider the spin connection term where we adopt the convention</text:p>
      <text:p text:style-name="Preformatted_20_Text">to put a tilde on flat quantities and indices. It is given to be:</text:p>
      <text:p text:style-name="Preformatted_20_Text"><text:s text:c="46"/># <text:s text:c="31"/>#</text:p>
      <text:p text:style-name="Preformatted_20_Text"><text:s text:c="62"/>1 ãb̃ <text:s text:c="3"/>1 iı̄</text:p>
      <text:p text:style-name="Preformatted_20_Text"><text:s text:c="31"/>μ</text:p>
      <text:p text:style-name="Preformatted_20_Text"><text:s text:c="27"/>θ̄Γ ∇μ θ = θ̄Γ <text:s text:c="2"/>μ</text:p>
      <text:p text:style-name="Preformatted_20_Text"><text:s text:c="49"/>∂μ + ωμ Γ̃ãb̃ + ωμ Γ̃iı̄ θ , <text:s text:c="9"/>(2.3.22)</text:p>
      <text:p text:style-name="Preformatted_20_Text"><text:s text:c="62"/>4 <text:s text:c="8"/>4</text:p>
      <text:p text:style-name="Preformatted_20_Text">where the indices run over ã, b̃ = 0, 1, 2, 3 and i, ı̄ = 1, 2, 3. Terms with mixed indices</text:p>
      <text:p text:style-name="Preformatted_20_Text">in the spin connection, like ωμãi , vanish and thus are omitted. In the above expression</text:p>
      <text:p text:style-name="Preformatted_20_Text">the first two terms form the usual covariant derivative while the last term introduces</text:p>
      <text:p text:style-name="Preformatted_20_Text">an interaction of the fermions and the complex structure moduli U A . In order to</text:p>
      <text:p text:style-name="Preformatted_20_Text">write the spin connection in terms of the vielbein and the moduli we note that our</text:p>
      <text:p text:style-name="Preformatted_20_Text">metric is block diagonal, consisting of the 4d block of the non-compact directions</text:p>
      <text:p text:style-name="Preformatted_20_Text">and a 6d block of the internal manifold. This immediately tells us that the vielbein</text:p>
      <text:p text:style-name="Preformatted_20_Text">is also block diagonal. Then, the internal part of the vielbein satisfies</text:p>
      <text:p text:style-name="Preformatted_20_Text"><text:s text:c="48"/>eai gab̄ eb̄ı̄ = δiı̄ . <text:s text:c="16"/>(2.3.23)</text:p>
      <text:p text:style-name="Preformatted_20_Text">Since the geometry of the compact Calabi-Yau (CY) manifold is described by the</text:p>
      <text:p text:style-name="Preformatted_20_Text">Kähler modulus T and the complex structure moduli U A this means that the “internal” vielbein eai is a function of those moduli. Furthermore, the holomorphic 3-form</text:p>
      <text:p text:style-name="Preformatted_20_Text">Ωabc = #ijk eia ejb ekc of the CY manifold does not depend on the Ū A and thus we know</text:p>
      <text:p text:style-name="Preformatted_20_Text">that eia and its inverse can only be a function of T , T̄ and U A . Thus, we write:</text:p>
      <text:p text:style-name="Preformatted_20_Text"><text:s text:c="25"/>∂μ eai = (∂T eai )∂μ T + (∂T̄ eai )∂μ T̄ + (∂U A eai )∂μ U A . (2.3.24)</text:p>
      <text:p text:style-name="Preformatted_20_Text">The Kähler modulus gives the overall volume of the CY manifold and since we only</text:p>
      <text:p text:style-name="Preformatted_20_Text">have one such modulus the volume has to depend on some power of (T − T̄ ), to</text:p>
      <text:p text:style-name="Preformatted_20_Text">leading order:</text:p>
      <text:p text:style-name="Preformatted_20_Text"><text:s text:c="43"/>∂T eai = −∂T̄ eai ∝ eai . <text:s text:c="19"/>(2.3.25)</text:p>
      <text:p text:style-name="Preformatted_20_Text"><text:s text:c="57"/>41</text:p>
      <text:p text:style-name="Preformatted_20_Text">With this the internal part of the spin connection simplifies to:</text:p>
      <text:p text:style-name="Preformatted_20_Text"><text:s text:c="12"/>ωμiı̄ = eāi ∂μ eı̄ā − eaı̄ ∂μ eia = eāi (∂Ū A eı̄ā )∂μ Ū A − eaı̄ (∂U A eia )∂μ U A . <text:s text:c="3"/>(2.3.26)</text:p>
      <text:p text:style-name="Preformatted_20_Text">This expression can be further simplified due to the fact that we only have a single</text:p>
      <text:p text:style-name="Preformatted_20_Text">Kähler modulus and thus only one (1, 1)-form. Using the spin connection we can</text:p>
      <text:p text:style-name="Preformatted_20_Text">define a 2-form. If it is in co homology it has to be proportional to the Kähler form J</text:p>
      <text:p text:style-name="Preformatted_20_Text"><text:soft-page-break/>of the Calabi-Yau manifold. In flat indices this means it is proportional to δiı̄ :</text:p>
      <text:p text:style-name="Preformatted_20_Text"><text:s text:c="52"/>ωμiı̄ eia eı̄b̄ ∝ δiı̄ eia eı̄b̄ . <text:s text:c="20"/>(2.3.27)</text:p>
      <text:p text:style-name="Preformatted_20_Text">With this we can use ωμiı̄ Γ̃iı̄ = ωμiı̄ δiı̄ δ j̄ Γ̃j̄ /3 to write the following fermionic contri<text:span text:style-name="T4">b</text:span>ution that has not been considered in earlier works:</text:p>
      <text:p text:style-name="Preformatted_20_Text"><text:s text:c="23"/>1</text:p>
      <text:p text:style-name="Preformatted_20_Text"><text:s/>θ̄Γμ ωμiı̄ Γ̃iı̄ θ = ωμiı̄ δiı̄ δ j̄ Γ̃j̄</text:p>
      <text:p text:style-name="Preformatted_20_Text"><text:s text:c="23"/>3</text:p>
      <text:p text:style-name="Preformatted_20_Text"><text:s text:c="23"/>1</text:p>
      <text:p text:style-name="Preformatted_20_Text"><text:s text:c="20"/>= ωμkk̄ δkk̄ 3λ̄PR γ μ λ − δi̄ χ̄̄ PR γ μ χi</text:p>
      <text:p text:style-name="Preformatted_20_Text"><text:s text:c="77"/>#</text:p>
      <text:p text:style-name="Preformatted_20_Text"><text:s text:c="23"/>3</text:p>
      <text:p text:style-name="Preformatted_20_Text"><text:s text:c="23"/>1</text:p>
      <text:p text:style-name="Preformatted_20_Text"><text:s text:c="20"/>= δiı̄ eāi (∂Ū A eı̄ā )∂μ Ū A − eaı̄ (∂U A eia )∂μ U A 3λ̄PR γ μ λ − δj̄ χ̄̄ PR γ μ χj .</text:p>
      <text:p text:style-name="Preformatted_20_Text"><text:s text:c="88"/># <text:s text:c="22"/>#</text:p>
      <text:p text:style-name="Preformatted_20_Text"><text:s text:c="23"/>3</text:p>
      <text:p text:style-name="Preformatted_20_Text"><text:s text:c="107"/>(2.3.28)</text:p>
      <text:p text:style-name="Preformatted_20_Text">The next new contribution comes from the Fμ term in (2.3.21). Keeping in mind</text:p>
      <text:p text:style-name="Preformatted_20_Text">that Fμ = ∂μ C0 = ∂μ Re(τ ) it is straight forward to compute:</text:p>
      <text:p text:style-name="Preformatted_20_Text"><text:s text:c="46"/>(∂μ Re(τ ) μ</text:p>
      <text:p text:style-name="Preformatted_20_Text"><text:s text:c="18"/>eφ Fμ θ̄Γμ Γ̃0123 θ = <text:s text:c="18"/>θ̄Γ Γ̃0123 θ</text:p>
      <text:p text:style-name="Preformatted_20_Text"><text:s text:c="48"/>Im(τ )</text:p>
      <text:p text:style-name="Preformatted_20_Text"><text:s text:c="107"/>(2.3.29)</text:p>
      <text:p text:style-name="Preformatted_20_Text"><text:s text:c="49"/>(∂μ Re(τ )</text:p>
      <text:p text:style-name="Preformatted_20_Text"><text:s text:c="67"/>λ̄PR γ μ λ + δi̄ χ̄̄ PR γ μ χi .</text:p>
      <text:p text:style-name="Preformatted_20_Text"><text:s text:c="99"/>#</text:p>
      <text:p text:style-name="Preformatted_20_Text"><text:s text:c="41"/>= −i</text:p>
      <text:p text:style-name="Preformatted_20_Text"><text:s text:c="51"/>Im(τ )</text:p>
      <text:p text:style-name="Preformatted_20_Text">There are two more new contribution in (2.3.21) that we need to investigate, both</text:p>
      <text:p text:style-name="Preformatted_20_Text">of them related to C4 . The first comes from the derivative coupling to the axion C4 .</text:p>
      <text:p text:style-name="Preformatted_20_Text">For this we need to know that a Calabi-Yau manifold with a single Kähler modulus</text:p>
      <text:p text:style-name="Preformatted_20_Text">has one (2, 2)-form Y2,2 . The normalization of this form is such that it evaluates to</text:p>
      <text:p text:style-name="Preformatted_20_Text">1 when integrated over the 4-cycle Σ4 . The volume or Kähler modulus T is made</text:p>
      <text:p text:style-name="Preformatted_20_Text">up of this 2-form and J ∧ J, with J the characteristic 2-form of the Calabi-Yau.</text:p>
      <text:p text:style-name="Preformatted_20_Text">Since T is described in 4d supergravity via a chiral multiplet it furthermore has to</text:p>
      <text:p text:style-name="Preformatted_20_Text">be holomorphic. Using Y2,2 to build a basis we find that the Kähler modulus is given</text:p>
      <text:p text:style-name="Preformatted_20_Text">as: <text:s text:c="43"/>Z # <text:s text:c="25"/>#</text:p>
      <text:p text:style-name="Preformatted_20_Text"><text:s text:c="66"/>i</text:p>
      <text:p text:style-name="Preformatted_20_Text"><text:s text:c="37"/>T := <text:s text:c="12"/>C4 − J ∧ J</text:p>
      <text:p text:style-name="Preformatted_20_Text"><text:s text:c="66"/>2</text:p>
      <text:p text:style-name="Preformatted_20_Text"><text:s text:c="47"/>Z Σ4</text:p>
      <text:p text:style-name="Preformatted_20_Text"><text:s text:c="87"/>Z <text:s text:c="18"/>(2.3.30)</text:p>
      <text:p text:style-name="Preformatted_20_Text"><text:s text:c="58"/>μ</text:p>
      <text:p text:style-name="Preformatted_20_Text"><text:s text:c="45"/>= <text:s text:c="5"/>c4 (x )Y2,2 + iIm(T ) <text:s text:c="17"/>Y2,2 ,</text:p>
      <text:p text:style-name="Preformatted_20_Text"><text:s text:c="49"/>Σ4 <text:s text:c="36"/>Σ4</text:p>
      <text:p text:style-name="Preformatted_20_Text"><text:s text:c="67"/>42</text:p>
      <text:p text:style-name="Preformatted_20_Text"><text:soft-page-break/>where we also read of that c4 (xμ ) Y2,2 = −c4 (xμ ) [2Im(T )]−1 J ∧ J. We can now use</text:p>
      <text:p text:style-name="Preformatted_20_Text">that ieui eūı̄ Juū = δiı̄ , with curved indices u and ū to find the first contribution from</text:p>
      <text:p text:style-name="Preformatted_20_Text">C4 to the fermionic action of the anti-D3-brane:</text:p>
      <text:p text:style-name="Preformatted_20_Text"><text:s text:c="7"/>1 4 A− 8 u μnpqr <text:s text:c="21"/>Re(T )</text:p>
      <text:p text:style-name="Preformatted_20_Text"><text:s text:c="10"/>e 3 3 θ̄Γ <text:s text:c="12"/>Fμnpqr θ = <text:s text:c="13"/>θ̄δiı̄ δj̄ Γμ Γ̃iı̄j̄ Γ̃0123 θ</text:p>
      <text:p text:style-name="Preformatted_20_Text"><text:s text:c="7"/>4! <text:s text:c="34"/>2Im(T )</text:p>
      <text:p text:style-name="Preformatted_20_Text"><text:s text:c="110"/>(2.3.31)</text:p>
      <text:p text:style-name="Preformatted_20_Text"><text:s text:c="47"/>∂μ Re(T )</text:p>
      <text:p text:style-name="Preformatted_20_Text"><text:s text:c="66"/>3λ̄PR γ μ λ − δi̄ χ̄̄ PR γ μ χi .</text:p>
      <text:p text:style-name="Preformatted_20_Text"><text:s text:c="100"/>#</text:p>
      <text:p text:style-name="Preformatted_20_Text"><text:s text:c="42"/>= −i</text:p>
      <text:p text:style-name="Preformatted_20_Text"><text:s text:c="49"/>Im(T )</text:p>
      <text:p text:style-name="Preformatted_20_Text">The remaining term coming from C4 can be related to the above one due to the</text:p>
      <text:p text:style-name="Preformatted_20_Text">self-duality of dC4 in 10d. Using this property one finds that:</text:p>
      <text:p text:style-name="Preformatted_20_Text"><text:s text:c="110"/>(2.3.32)</text:p>
      <text:p text:style-name="Preformatted_20_Text"><text:s text:c="56"/>8 <text:s text:c="6"/>16</text:p>
      <text:p text:style-name="Preformatted_20_Text"><text:s text:c="30"/>Fμnpqr Γμnpqr = −2e 3 A+ 3 u Fμνρmn Γμνρmn Γ̃? .</text:p>
      <text:p text:style-name="Preformatted_20_Text">Finally, we can combine all parts from above in order to find the complete fermionic</text:p>
      <text:p text:style-name="Preformatted_20_Text">part of the anti-D3-brane action up to total derivatives:</text:p>
      <text:p text:style-name="Preformatted_20_Text"><text:s text:c="33"/>√</text:p>
      <text:p text:style-name="Preformatted_20_Text"><text:s text:c="23"/>Z <text:s text:c="23"/>#</text:p>
      <text:p text:style-name="Preformatted_20_Text"><text:s text:c="6"/>D3 <text:s text:c="21"/>4 <text:s text:c="10"/>4A−8u</text:p>
      <text:p text:style-name="Preformatted_20_Text"><text:s text:c="5"/>Sfermionic <text:s text:c="3"/>=2 <text:s text:c="7"/>d x −g4 e <text:s text:c="11"/>λ̄PR γ μ ∇μ λ + δi̄ χ̄̄ PR γ μ ∇μ χi</text:p>
      <text:p text:style-name="Preformatted_20_Text"><text:s text:c="51"/>i (∂μ Re(τ ))</text:p>
      <text:p text:style-name="Preformatted_20_Text"><text:s text:c="73"/>λ̄PR γ μ λ + δi̄ χ̄̄ PR γ μ χi</text:p>
      <text:p text:style-name="Preformatted_20_Text"><text:s text:c="106"/>#</text:p>
      <text:p text:style-name="Preformatted_20_Text"><text:s text:c="47"/>+</text:p>
      <text:p text:style-name="Preformatted_20_Text"><text:s text:c="50"/>4 Im(τ )</text:p>
      <text:p text:style-name="Preformatted_20_Text"><text:s text:c="51"/>i (∂μ Re(T ))</text:p>
      <text:p text:style-name="Preformatted_20_Text"><text:s text:c="74"/>3λ̄PR γ μ λ − δi̄ χ̄̄ PR γ μ χi</text:p>
      <text:p text:style-name="Preformatted_20_Text"><text:s text:c="108"/>#</text:p>
      <text:p text:style-name="Preformatted_20_Text"><text:s text:c="46"/>−</text:p>
      <text:p text:style-name="Preformatted_20_Text"><text:s text:c="50"/>4 Im(T )</text:p>
      <text:p text:style-name="Preformatted_20_Text"><text:s text:c="52"/>1</text:p>
      <text:p text:style-name="Preformatted_20_Text"><text:s text:c="47"/>+ ωμkk̄ δkk̄ 3λ̄PR γ μ λ − δi̄ χ̄̄ PR γ μ χi</text:p>
      <text:p text:style-name="Preformatted_20_Text"><text:s text:c="103"/>#</text:p>
      <text:p text:style-name="Preformatted_20_Text"><text:s text:c="50"/>12 <text:s text:c="59"/>#</text:p>
      <text:p text:style-name="Preformatted_20_Text"><text:s text:c="50"/>1 <text:s text:c="37"/>1</text:p>
      <text:p text:style-name="Preformatted_20_Text"><text:s text:c="47"/>+ mλ̄PL λ + mi λ̄PL χ + mij χ̄ PL χ + c.c. ,</text:p>
      <text:p text:style-name="Preformatted_20_Text"><text:s text:c="85"/>i <text:s text:c="10"/>i <text:s text:c="5"/>j</text:p>
      <text:p text:style-name="Preformatted_20_Text"><text:s text:c="50"/>2 <text:s text:c="37"/><text:soft-page-break/>2</text:p>
      <text:p text:style-name="Preformatted_20_Text"><text:s text:c="110"/>(2.3.33)</text:p>
      <text:p text:style-name="Preformatted_20_Text">where we wrote everything in terms of 4d spinors. As discussed, the masses depend</text:p>
      <text:p text:style-name="Preformatted_20_Text">on the the imaginary self dual 3-flux GISD <text:s text:c="12"/>3 . They are given as:</text:p>
      <text:p text:style-name="Preformatted_20_Text"><text:s text:c="35"/>√</text:p>
      <text:p text:style-name="Preformatted_20_Text"><text:s text:c="37"/>2 2A−4u φ abc ISD</text:p>
      <text:p text:style-name="Preformatted_20_Text"><text:s text:c="28"/>m =i <text:s text:c="7"/>e <text:s text:c="6"/>e 2 Ω̄ Ḡabc ,</text:p>
      <text:p text:style-name="Preformatted_20_Text"><text:s text:c="35"/>12√</text:p>
      <text:p text:style-name="Preformatted_20_Text"><text:s text:c="40"/>2 2A−4u φ a ISD bc̄ <text:s text:c="50"/>(2.3.34)</text:p>
      <text:p text:style-name="Preformatted_20_Text"><text:s text:c="25"/>mi = − <text:s text:c="10"/>e <text:s text:c="7"/>e 2 ei Ḡabc̄ J ,</text:p>
      <text:p text:style-name="Preformatted_20_Text"><text:s text:c="35"/>√4</text:p>
      <text:p text:style-name="Preformatted_20_Text"><text:s text:c="37"/>2 2A−4u φ c d</text:p>
      <text:p text:style-name="Preformatted_20_Text"><text:s text:c="48"/>e 2 ei ej + ecj edi Ωabc g aā g bb̄ Ḡdāb̄ .</text:p>
      <text:p text:style-name="Preformatted_20_Text"><text:s text:c="73"/>#</text:p>
      <text:p text:style-name="Preformatted_20_Text"><text:s text:c="24"/>mij = i <text:s text:c="8"/>e</text:p>
      <text:p text:style-name="Preformatted_20_Text"><text:s text:c="36"/>8</text:p>
      <text:p text:style-name="Preformatted_20_Text">Since we consider the KKLT setup with gaugino condensation on a stack of D7-</text:p>
      <text:p text:style-name="Preformatted_20_Text">branes in the bulk of the internal manifold, the pullback of the G3 -flux onto the</text:p>
      <text:p text:style-name="Preformatted_20_Text">anti-brane does vanish. Furthermore, in this background the (2, 1) part of GISD <text:s text:c="33"/>3 <text:s/>is</text:p>
      <text:p text:style-name="Preformatted_20_Text"><text:s text:c="57"/>43</text:p>
      <text:p text:style-name="Preformatted_20_Text">primitive and thus GISD abc̄ J</text:p>
      <text:p text:style-name="Preformatted_20_Text"><text:s text:c="31"/>bc̄</text:p>
      <text:p text:style-name="Preformatted_20_Text"><text:s text:c="35"/>= 0 and thus we find that, for our particular setup, two</text:p>
      <text:p text:style-name="Preformatted_20_Text">of the mass terms from above vanish:</text:p>
      <text:p text:style-name="Preformatted_20_Text"><text:s text:c="49"/>m =0</text:p>
      <text:p text:style-name="Preformatted_20_Text"><text:s text:c="98"/>(2.3.35)</text:p>
      <text:p text:style-name="Preformatted_20_Text"><text:s text:c="47"/>mi = 0 .</text:p>
      <text:p text:style-name="Preformatted_20_Text">As already discussed, this means that λ remains mass less and is the Goldstino related</text:p>
      <text:p text:style-name="Preformatted_20_Text">to supersymmetry breaking. The fermion triplet χi meanwhile does acquire non-zero</text:p>
      <text:p text:style-name="Preformatted_20_Text">masses. Hence, we have a unique Goldstino arising from the source of supersymmetry</text:p>
      <text:p text:style-name="Preformatted_20_Text">breaking, namely the fermion singlet λ.</text:p>
      <text:p text:style-name="Preformatted_20_Text">The complete anti-D3-action for the KKLT model from the perspective of</text:p>
      <text:p text:style-name="Preformatted_20_Text">string theory is the sum of the bosonic part (2.3.12) and the fermionic contribution</text:p>
      <text:p text:style-name="Preformatted_20_Text">(2.3.33), with the masses m and mi set to zero:</text:p>
      <text:p text:style-name="Preformatted_20_Text"><text:s text:c="4"/>S D3 =Sbosonic</text:p>
      <text:p text:style-name="Preformatted_20_Text"><text:s text:c="12"/>D3 <text:s text:c="8"/>D3</text:p>
      <text:p text:style-name="Preformatted_20_Text"><text:s text:c="19"/>+ Sfermionic</text:p>
      <text:p text:style-name="Preformatted_20_Text"><text:s text:c="21"/>√</text:p>
      <text:p text:style-name="Preformatted_20_Text"><text:s text:c="13"/>Z <text:s text:c="13"/>#</text:p>
      <text:p text:style-name="Preformatted_20_Text"><text:s text:c="44"/>1 4 8</text:p>
      <text:p text:style-name="Preformatted_20_Text"><text:s text:c="9"/>= − d x −g4 2e4A−8u + e 3 A− 3 u ∂μ H a ∂ μ H̄ b̄</text:p>
      <text:p text:style-name="Preformatted_20_Text"><text:s text:c="18"/>4</text:p>
      <text:p text:style-name="Preformatted_20_Text"><text:s text:c="44"/>2</text:p>
      <text:p text:style-name="Preformatted_20_Text"><text:s text:c="55"/>Re(τ ) #μνρσ</text:p>
      <text:p text:style-name="Preformatted_20_Text"><text:s text:c="85"/>#</text:p>
      <text:p text:style-name="Preformatted_20_Text"><text:s text:c="35"/>Im(τ ) <text:s text:c="7"/>μν</text:p>
      <text:p text:style-name="Preformatted_20_Text"><text:s text:c="30"/>+ <text:s text:c="11"/>Fμν F − <text:s text:c="14"/>√ <text:s text:c="8"/>Fμν Fρσ</text:p>
      <text:p text:style-name="Preformatted_20_Text"><text:s text:c="37"/>4 <text:s text:c="18"/>8 <text:s text:c="9"/>−g4</text:p>
      <text:p text:style-name="Preformatted_20_Text"><text:s text:c="22"/>√</text:p>
      <text:p text:style-name="Preformatted_20_Text"><text:s text:c="15"/>Z <text:s text:c="22"/>#</text:p>
      <text:p text:style-name="Preformatted_20_Text"><text:soft-page-break/><text:s text:c="20"/>4 <text:s text:c="9"/>4A−8u</text:p>
      <text:p text:style-name="Preformatted_20_Text"><text:s text:c="11"/>+ 2 d x −g4 e <text:s text:c="16"/>λ̄PR γ μ ∇μ λ + δi̄ χ̄̄ PR γ μ ∇μ χi</text:p>
      <text:p text:style-name="Preformatted_20_Text"><text:s text:c="44"/>i (∂μ Re(τ )) <text:s text:c="40"/>(2.3.36)</text:p>
      <text:p text:style-name="Preformatted_20_Text"><text:s text:c="60"/>λ̄PR γ μ λ + δi̄ χ̄̄ PR γ μ χi</text:p>
      <text:p text:style-name="Preformatted_20_Text"><text:s text:c="93"/>#</text:p>
      <text:p text:style-name="Preformatted_20_Text"><text:s text:c="41"/>+</text:p>
      <text:p text:style-name="Preformatted_20_Text"><text:s text:c="44"/>4 Im(τ )</text:p>
      <text:p text:style-name="Preformatted_20_Text"><text:s text:c="44"/>i (∂μ Re(T ))</text:p>
      <text:p text:style-name="Preformatted_20_Text"><text:s text:c="62"/>3λ̄PR γ μ λ − δi̄ χ̄̄ PR γ μ χi</text:p>
      <text:p text:style-name="Preformatted_20_Text"><text:s text:c="96"/>#</text:p>
      <text:p text:style-name="Preformatted_20_Text"><text:s text:c="41"/>−</text:p>
      <text:p text:style-name="Preformatted_20_Text"><text:s text:c="44"/>4 Im(T )</text:p>
      <text:p text:style-name="Preformatted_20_Text"><text:s text:c="45"/>1 kk̄</text:p>
      <text:p text:style-name="Preformatted_20_Text"><text:s text:c="47"/>ωμ δkk̄ 3λ̄PR γ μ λ − δi̄ χ̄̄ PR γ μ χi</text:p>
      <text:p text:style-name="Preformatted_20_Text"><text:s text:c="90"/>#</text:p>
      <text:p text:style-name="Preformatted_20_Text"><text:s text:c="41"/>+</text:p>
      <text:p text:style-name="Preformatted_20_Text"><text:s text:c="44"/>12 <text:s text:c="36"/>#</text:p>
      <text:p text:style-name="Preformatted_20_Text"><text:s text:c="44"/>1 <text:s text:c="6"/>i <text:s text:c="3"/>j <text:s text:c="5"/>1 <text:s text:c="8"/>ı̄ <text:s text:c="3"/>̄</text:p>
      <text:p text:style-name="Preformatted_20_Text"><text:s text:c="41"/>+ <text:s text:c="3"/>mij χ̄ PL χ + m̄ı̄̄ χ̄ PR χ .</text:p>
      <text:p text:style-name="Preformatted_20_Text"><text:s text:c="44"/>2 <text:s text:c="18"/>2</text:p>
      <text:p text:style-name="Preformatted_20_Text">2.3.2 <text:s text:c="3"/>The D3-Brane Action and Supergravity</text:p>
      <text:p text:style-name="Preformatted_20_Text">Even though our goal is to describe the anti-D3-brane action in the KKLT back-</text:p>
      <text:p text:style-name="Preformatted_20_Text">ground it will be useful to first have a look at the supersymmetric action of the</text:p>
      <text:p text:style-name="Preformatted_20_Text">normal D3-brane. The results of this section will proof useful for the investigation</text:p>
      <text:p text:style-name="Preformatted_20_Text">of the anti-D3-brane case. In particular, we will match the action with the standard</text:p>
      <text:p text:style-name="Preformatted_20_Text">N = 1 supergravity action for a single vector multiplet and three chiral multiplets</text:p>
      <text:p text:style-name="Preformatted_20_Text">because for the D3-brane equation (2.3.12) reduces exactly to that. First, the “up-</text:p>
      <text:p text:style-name="Preformatted_20_Text">lift” term of the bosonic action vanishes for the supersymmetric D3-brane as do</text:p>
      <text:p text:style-name="Preformatted_20_Text"><text:s text:c="51"/>44</text:p>
      <text:p text:style-name="Preformatted_20_Text">the fermionic mass terms. Taking into account the sign flip in the RR-fields only</text:p>
      <text:p text:style-name="Preformatted_20_Text">one vector multiplet, containing λ and Aμ , and three chiral multiplets with H a and</text:p>
      <text:p text:style-name="Preformatted_20_Text">χa := eai χi remain.</text:p>
      <text:p text:style-name="Preformatted_20_Text">The D3-brane action is then given to be:</text:p>
      <text:p text:style-name="Preformatted_20_Text"><text:s text:c="3"/>S D3 =Sbosonic</text:p>
      <text:p text:style-name="Preformatted_20_Text"><text:s text:c="12"/>D3 <text:s text:c="8"/>D3</text:p>
      <text:p text:style-name="Preformatted_20_Text"><text:s text:c="19"/>+ Sfermionic</text:p>
      <text:p text:style-name="Preformatted_20_Text"><text:s text:c="21"/>√</text:p>
      <text:p text:style-name="Preformatted_20_Text"><text:s text:c="14"/>Z <text:s text:c="11"/>#</text:p>
      <text:p text:style-name="Preformatted_20_Text"><text:s text:c="30"/>1 4 8</text:p>
      <text:p text:style-name="Preformatted_20_Text"><text:s text:c="8"/>= − d x −g4 e 3 A− 3 u ∂μ H a ∂ μ H̄ b̄</text:p>
      <text:p text:style-name="Preformatted_20_Text"><text:s text:c="18"/>4</text:p>
      <text:p text:style-name="Preformatted_20_Text"><text:s text:c="30"/>2</text:p>
      <text:p text:style-name="Preformatted_20_Text"><text:s text:c="55"/>Re(τ ) #μνρσ</text:p>
      <text:p text:style-name="Preformatted_20_Text"><text:s text:c="85"/>#</text:p>
      <text:p text:style-name="Preformatted_20_Text"><text:s text:c="34"/>Im(τ ) <text:s text:c="8"/>μν</text:p>
      <text:p text:style-name="Preformatted_20_Text"><text:s text:c="30"/>+ <text:s text:c="9"/>Fμν F − <text:s text:c="14"/>√ <text:s text:c="7"/>Fμν Fρσ</text:p>
      <text:p text:style-name="Preformatted_20_Text"><text:s text:c="36"/>4 <text:s text:c="19"/>8 <text:s text:c="7"/>−g4</text:p>
      <text:p text:style-name="Preformatted_20_Text"><text:s text:c="22"/>√</text:p>
      <text:p text:style-name="Preformatted_20_Text"><text:soft-page-break/><text:s text:c="16"/>Z <text:s text:c="20"/>#</text:p>
      <text:p text:style-name="Preformatted_20_Text"><text:s text:c="20"/>4 <text:s text:c="10"/>4A−8u</text:p>
      <text:p text:style-name="Preformatted_20_Text"><text:s text:c="11"/>+ 2 d x −g4 e <text:s text:c="14"/>λ̄PR γ μ ∇μ λ + δi̄ χ̄̄ PR γ μ ∇μ χi <text:s text:c="21"/>(2.3.37)</text:p>
      <text:p text:style-name="Preformatted_20_Text"><text:s text:c="44"/>i (∂μ Re(τ ))</text:p>
      <text:p text:style-name="Preformatted_20_Text"><text:s text:c="59"/>λ̄PR γ μ λ + δi̄ χ̄̄ PR γ μ χi</text:p>
      <text:p text:style-name="Preformatted_20_Text"><text:s text:c="95"/>#</text:p>
      <text:p text:style-name="Preformatted_20_Text"><text:s text:c="40"/>−</text:p>
      <text:p text:style-name="Preformatted_20_Text"><text:s text:c="44"/>4 Im(τ )</text:p>
      <text:p text:style-name="Preformatted_20_Text"><text:s text:c="44"/>i (∂μ Re(T ))</text:p>
      <text:p text:style-name="Preformatted_20_Text"><text:s text:c="60"/>3λ̄PR γ μ λ − δi̄ χ̄̄ PR γ μ χi</text:p>
      <text:p text:style-name="Preformatted_20_Text"><text:s text:c="97"/>#</text:p>
      <text:p text:style-name="Preformatted_20_Text"><text:s text:c="40"/>+</text:p>
      <text:p text:style-name="Preformatted_20_Text"><text:s text:c="44"/>4 Im(T )</text:p>
      <text:p text:style-name="Preformatted_20_Text"><text:s text:c="95"/>#</text:p>
      <text:p text:style-name="Preformatted_20_Text"><text:s text:c="45"/>1 kk̄ <text:s text:c="15"/>μ <text:s text:c="13"/>̄ <text:s text:c="5"/>μ i</text:p>
      <text:p text:style-name="Preformatted_20_Text"><text:s text:c="93"/>#</text:p>
      <text:p text:style-name="Preformatted_20_Text"><text:s text:c="40"/>+ ωμ δkk̄ 3λ̄PR γ λ − δi̄ χ̄ PR γ χ <text:s text:c="20"/>.</text:p>
      <text:p text:style-name="Preformatted_20_Text"><text:s text:c="44"/>12</text:p>
      <text:p text:style-name="Preformatted_20_Text">First we will investigate the derivative coupling of the fermions to τ .</text:p>
      <text:p text:style-name="Preformatted_20_Text">The chiral multiplets containing the fermions do not carry any U (1) charge but</text:p>
      <text:p text:style-name="Preformatted_20_Text">couple to all scalars due to the Kähler covariant derivative. The relevant part of the</text:p>
      <text:p text:style-name="Preformatted_20_Text">supergravity action is [56]:</text:p>
      <text:p text:style-name="Preformatted_20_Text"><text:s text:c="39"/># <text:s text:c="39"/>#</text:p>
      <text:p text:style-name="Preformatted_20_Text"><text:s text:c="13"/>SUGRA <text:s text:c="30"/>1</text:p>
      <text:p text:style-name="Preformatted_20_Text"><text:s text:c="11"/>L <text:s text:c="7"/>⊃ − δi̄ χ̄ PR γ ∂μ − [∂μ τ ∂τ K − ∂μ τ̄ ∂τ̄ K] χi</text:p>
      <text:p text:style-name="Preformatted_20_Text"><text:s text:c="31"/>̄ <text:s text:c="2"/>μ</text:p>
      <text:p text:style-name="Preformatted_20_Text"><text:s text:c="49"/>4 <text:s text:c="48"/>(2.3.38)</text:p>
      <text:p text:style-name="Preformatted_20_Text"><text:s text:c="25"/>1 <text:s text:c="29"/>1</text:p>
      <text:p text:style-name="Preformatted_20_Text"><text:s text:c="22"/>− δi̄ χ̄̄ PR γ μ Γikτ ∂μ τ χk − δi̄ χ̄i PL γ μ Γ̄k̄τ̄ ∂μ τ̄ χk̄ .</text:p>
      <text:p text:style-name="Preformatted_20_Text"><text:s text:c="25"/>2 <text:s text:c="29"/>2</text:p>
      <text:p text:style-name="Preformatted_20_Text">If we choose the Kähler potential for τ to be:</text:p>
      <text:p text:style-name="Preformatted_20_Text"><text:s text:c="35"/>K (τ ) = − log[−i(τ − τ̄ )] , <text:s text:c="34"/>(2.3.39)</text:p>
      <text:p text:style-name="Preformatted_20_Text">we obtain exactly the coupling proportional to ∂μ Re(τ ) in (2.3.37) from the square</text:p>
      <text:p text:style-name="Preformatted_20_Text">brackets above. Furthermore, the pre factor also is correct which tells us that the</text:p>
      <text:p text:style-name="Preformatted_20_Text">mixed index Christoffel symbols Γijτ have to be zero.</text:p>
      <text:p text:style-name="Preformatted_20_Text"><text:s text:c="51"/>45</text:p>
      <text:p text:style-name="Preformatted_20_Text">For the couplings to ∂μ Re(T) <text:s text:c="14"/>we have to investigate the very similar looking</text:p>
      <text:p text:style-name="Preformatted_20_Text">part of the Lagrangian:</text:p>
      <text:p text:style-name="Preformatted_20_Text"><text:s text:c="38"/># <text:s text:c="40"/>#</text:p>
      <text:p text:style-name="Preformatted_20_Text"><text:s text:c="12"/>SUGRA <text:s text:c="30"/>1</text:p>
      <text:p text:style-name="Preformatted_20_Text"><text:s text:c="10"/>L <text:s text:c="6"/>⊃ − δi̄ χ̄ PR γ ∂μ − [∂μ T ∂T K − ∂μ T̄ ∂T̄ K] χi</text:p>
      <text:p text:style-name="Preformatted_20_Text"><text:s text:c="29"/>̄ <text:s text:c="4"/>μ</text:p>
      <text:p text:style-name="Preformatted_20_Text"><text:s text:c="48"/>4 <text:s text:c="41"/>(2.3.40)</text:p>
      <text:p text:style-name="Preformatted_20_Text"><text:s text:c="24"/>1 <text:s text:c="30"/>1</text:p>
      <text:p text:style-name="Preformatted_20_Text"><text:soft-page-break/><text:s text:c="21"/>− δi̄ χ̄̄ PR γ μ ΓikT ∂μ T χk − δi̄ χ̄i PL γ μ Γ̄k̄T̄ ∂μ T̄ χk̄ ,</text:p>
      <text:p text:style-name="Preformatted_20_Text"><text:s text:c="24"/>2 <text:s text:c="30"/>2</text:p>
      <text:p text:style-name="Preformatted_20_Text">now with non vanishing contributions form the Christoffel symbols in the direction</text:p>
      <text:p text:style-name="Preformatted_20_Text">of T . In the limit of large volume we can find the corresponding Christoffel symbols</text:p>
      <text:p text:style-name="Preformatted_20_Text">from the Kähler potential (2.3.5) approximately to be:</text:p>
      <text:p text:style-name="Preformatted_20_Text"><text:s text:c="54"/>i</text:p>
      <text:p text:style-name="Preformatted_20_Text"><text:s text:c="42"/>ΓijT ≈ <text:s text:c="10"/>. <text:s text:c="30"/>(2.3.41)</text:p>
      <text:p text:style-name="Preformatted_20_Text"><text:s text:c="51"/>2Im(T )</text:p>
      <text:p text:style-name="Preformatted_20_Text">Together with the derivatives acting on the Kähler potential all contributions combine correctly and match (2.3.37), again including coefficients.</text:p>
      <text:p text:style-name="Preformatted_20_Text">In a similarly straightforward manner we can find the coupling of τ to</text:p>
      <text:p text:style-name="Preformatted_20_Text">λ from the supergravity action. For the D3-brane the gauge kinetic function is</text:p>
      <text:p text:style-name="Preformatted_20_Text">f (τ ) = −iτ and the kinetic term of the gaugino is normalized such that its pre factor</text:p>
      <text:p text:style-name="Preformatted_20_Text">is Re(f ) = Im(τ ) = e−φ . Thus, we have to re scale the fermion singlet like λ = e−φ/2 λ0 ,</text:p>
      <text:p text:style-name="Preformatted_20_Text">which does not lead to any new derivative terms since λ̄γ μ λ = 0 for 4d Majorana</text:p>
      <text:p text:style-name="Preformatted_20_Text">spinors. The supergravity action for the re scaled singlet λ0 is:</text:p>
      <text:p text:style-name="Preformatted_20_Text"><text:s text:c="40"/># <text:s text:c="42"/>#</text:p>
      <text:p text:style-name="Preformatted_20_Text"><text:s text:c="12"/>SUGRA <text:s text:c="6"/>1 <text:s text:c="24"/>1</text:p>
      <text:p text:style-name="Preformatted_20_Text"><text:s text:c="10"/>L <text:s text:c="6"/>⊃ − Re(f )λ̄ γ ∂μ + [∂μ τ ∂τ K − ∂μ τ̄ ∂τ̄ K]γ? λ0</text:p>
      <text:p text:style-name="Preformatted_20_Text"><text:s text:c="36"/>0 μ</text:p>
      <text:p text:style-name="Preformatted_20_Text"><text:s text:c="24"/>2 <text:s text:c="24"/>4 <text:s text:c="39"/>(2.3.42)</text:p>
      <text:p text:style-name="Preformatted_20_Text"><text:s text:c="24"/>i</text:p>
      <text:p text:style-name="Preformatted_20_Text"><text:s text:c="21"/>+ ∂μ Im(f )λ̄0 γ? γ μ λ0 ,</text:p>
      <text:p text:style-name="Preformatted_20_Text"><text:s text:c="24"/>4</text:p>
      <text:p text:style-name="Preformatted_20_Text">which reproduces the coupling of λ to ∂μ Re(τ ) in the D3-brane action.</text:p>
      <text:p text:style-name="Preformatted_20_Text">The terms coupling the gaugino to the modulus T do not involve any</text:p>
      <text:p text:style-name="Preformatted_20_Text">Christoffel symbols. Again, using λ0 we can write the standard supergravity action and the terms, when compared to equation (2.3.37), match up to a different</text:p>
      <text:p text:style-name="Preformatted_20_Text">pre factor that is caused by the lack of the Christoffel symbols:</text:p>
      <text:p text:style-name="Preformatted_20_Text"><text:s text:c="38"/># <text:s text:c="44"/>#</text:p>
      <text:p text:style-name="Preformatted_20_Text"><text:s text:c="11"/>SUGRA <text:s text:c="5"/>1 <text:s text:c="24"/>1</text:p>
      <text:p text:style-name="Preformatted_20_Text"><text:s text:c="9"/>L <text:s text:c="6"/>⊃ − Re(f )λ̄ γ ∂μ + [∂μ T ∂T K − ∂μ T̄ ∂T̄ K]γ? λ0 .</text:p>
      <text:p text:style-name="Preformatted_20_Text"><text:s text:c="34"/>0 μ</text:p>
      <text:p text:style-name="Preformatted_20_Text"><text:s text:c="91"/>(2.3.43)</text:p>
      <text:p text:style-name="Preformatted_20_Text"><text:s text:c="22"/>2 <text:s text:c="24"/>4</text:p>
      <text:p text:style-name="Preformatted_20_Text">The final terms to analyze contain the complex structure moduli UA . The</text:p>
      <text:p text:style-name="Preformatted_20_Text">spin connection (2.3.26) has two independent parts, that are proportional to ∂μ U A</text:p>
      <text:p text:style-name="Preformatted_20_Text"><text:s text:c="50"/>46</text:p>
      <text:p text:style-name="Preformatted_20_Text">and ∂μ Ū A , individually. By an analogous reasoning as below equation (2.3.26) we</text:p>
      <text:p text:style-name="Preformatted_20_Text">conclude that both terms are proportional to δiı̄ . Hence, we can write:</text:p>
      <text:p text:style-name="Preformatted_20_Text"><text:s text:c="31"/>∂U A eiv = −eiw (∂U A ewı̄ )evı̄</text:p>
      <text:p text:style-name="Preformatted_20_Text"><text:s text:c="49"/>1</text:p>
      <text:p text:style-name="Preformatted_20_Text"><text:s text:c="40"/>= − ejw (∂U A ew̄ )δj̄ δ iı̄ evı̄</text:p>
      <text:p text:style-name="Preformatted_20_Text"><text:s text:c="49"/>3 <text:s text:c="37"/>(2.3.44)</text:p>
      <text:p text:style-name="Preformatted_20_Text"><text:s text:c="49"/>1</text:p>
      <text:p text:style-name="Preformatted_20_Text"><text:s text:c="40"/>= − ejw (∂U A ew̄ )δj̄ eiv ,</text:p>
      <text:p text:style-name="Preformatted_20_Text"><text:s text:c="49"/>3</text:p>
      <text:p text:style-name="Preformatted_20_Text">where we used that ∂μ eiv evı̄ = 0 and v, w, . . . = 1, 2, 3 are curved and warped indices.</text:p>
      <text:p text:style-name="Preformatted_20_Text">We can related this to the (3, 0)-form Ω of the Calabi-Yau manifold in the <text:soft-page-break/>following</text:p>
      <text:p text:style-name="Preformatted_20_Text">way:</text:p>
      <text:p text:style-name="Preformatted_20_Text"><text:s text:c="25"/>1</text:p>
      <text:p text:style-name="Preformatted_20_Text"><text:s text:c="30"/>∂U A eiv ejw ekx #ijk dz v ∧ dz w ∧ dz x</text:p>
      <text:p text:style-name="Preformatted_20_Text"><text:s text:c="72"/>#</text:p>
      <text:p text:style-name="Preformatted_20_Text"><text:s text:c="13"/>∂U A Ω =</text:p>
      <text:p text:style-name="Preformatted_20_Text"><text:s text:c="22"/>3! · 3!</text:p>
      <text:p text:style-name="Preformatted_20_Text"><text:s text:c="25"/>3</text:p>
      <text:p text:style-name="Preformatted_20_Text"><text:s text:c="31"/>∂U A eiv ejw ekx #ijk dz v ∧ dz w ∧ dz x</text:p>
      <text:p text:style-name="Preformatted_20_Text"><text:s text:c="39"/>#</text:p>
      <text:p text:style-name="Preformatted_20_Text"><text:s text:c="20"/>=</text:p>
      <text:p text:style-name="Preformatted_20_Text"><text:s text:c="22"/>3! · 3! <text:s text:c="58"/>(2.3.45)</text:p>
      <text:p text:style-name="Preformatted_20_Text"><text:s text:c="27"/>1 l <text:s text:c="12"/>t̄</text:p>
      <text:p text:style-name="Preformatted_20_Text"><text:s text:c="47"/># <text:s text:c="4"/>i j k <text:s text:c="7"/>v <text:s text:c="8"/>w x</text:p>
      <text:p text:style-name="Preformatted_20_Text"><text:s text:c="20"/>=− <text:s text:c="9"/>e ∂ A e δl̄ ev ew ex #ijk dz ∧ dz ∧ dz</text:p>
      <text:p text:style-name="Preformatted_20_Text"><text:s text:c="24"/>3! · 3! t U</text:p>
      <text:p text:style-name="Preformatted_20_Text"><text:s text:c="20"/>= −ejw (∂U A ew̄ ) δj̄ Ω .</text:p>
      <text:p text:style-name="Preformatted_20_Text">In order to eventually match this with the component action of the D3-brane we will</text:p>
      <text:p text:style-name="Preformatted_20_Text">expand the 3-form Ω in a co homology basis as:</text:p>
      <text:p text:style-name="Preformatted_20_Text"><text:s text:c="37"/>Ω = Z K αK − FK β K , <text:s text:c="29"/>(2.3.46)</text:p>
      <text:p text:style-name="Preformatted_20_Text">with the 3-form basis given by αK and β K that satisfy αK ∧ β L = δK <text:s text:c="13"/>. The Z K and</text:p>
      <text:p text:style-name="Preformatted_20_Text"><text:s text:c="69"/>R <text:s text:c="9"/>L</text:p>
      <text:p text:style-name="Preformatted_20_Text">FK are functions of the complex structure moduli U A . The expansion of Ω together</text:p>
      <text:p text:style-name="Preformatted_20_Text">with (2.3.45) tells us that:</text:p>
      <text:p text:style-name="Preformatted_20_Text"><text:s text:c="32"/>∂U A Z K = −ejv (∂U A ev̄ ) δj̄ Z K ,</text:p>
      <text:p text:style-name="Preformatted_20_Text"><text:s text:c="88"/>(2.3.47)</text:p>
      <text:p text:style-name="Preformatted_20_Text"><text:s text:c="32"/>∂U A FK = −ejv (∂U A ev̄ ) δj̄ FK .</text:p>
      <text:p text:style-name="Preformatted_20_Text">The Kähler potential for the complex structure moduli is given in terms of the 3-form</text:p>
      <text:p text:style-name="Preformatted_20_Text">Ω and can be written using the expansion above:</text:p>
      <text:p text:style-name="Preformatted_20_Text"><text:s text:c="49"/># <text:s text:c="3"/>Z <text:s text:c="8"/>#</text:p>
      <text:p text:style-name="Preformatted_20_Text"><text:s text:c="31"/>(U )</text:p>
      <text:p text:style-name="Preformatted_20_Text"><text:s text:c="28"/>K <text:s text:c="6"/>= − log −i <text:s text:c="10"/>Ω ∧ Ω̄</text:p>
      <text:p text:style-name="Preformatted_20_Text"><text:s text:c="88"/>(2.3.48)</text:p>
      <text:p text:style-name="Preformatted_20_Text"><text:s text:c="36"/>= − log i(Z K F̄K − Z̄ K FK ) .</text:p>
      <text:p text:style-name="Preformatted_20_Text"><text:s text:c="49"/># <text:s text:c="23"/>#</text:p>
      <text:p text:style-name="Preformatted_20_Text">Finally, we can use this to write the relevant part of the spin connection using the</text:p>
      <text:p text:style-name="Preformatted_20_Text"><text:s text:c="52"/>47</text:p>
      <text:p text:style-name="Preformatted_20_Text">Kähler potential K (U ) as:</text:p>
      <text:p text:style-name="Preformatted_20_Text"><text:s text:c="20"/>ωμiı̄ δiı̄ = δiı̄ eāi (∂Ū A eı̄ā )∂μ Ū A − eaı̄ (∂U A eia )∂μ U A</text:p>
      <text:p text:style-name="Preformatted_20_Text"><text:s text:c="90"/>#</text:p>
      <text:p text:style-name="Preformatted_20_Text"><text:s text:c="104"/>(2.3.49)</text:p>
      <text:p text:style-name="Preformatted_20_Text"><text:s text:c="31"/>= ∂U A K (U ) ∂μ U A − ∂Ū A K (U ) ∂μ Ū A .</text:p>
      <text:p text:style-name="Preformatted_20_Text">Before we can use this result to match the component action (2.3.37) with a standard</text:p>
      <text:p text:style-name="Preformatted_20_Text">supergravity expression we need to propose a fitting Kähler potential. One might</text:p>
      <text:p text:style-name="Preformatted_20_Text">naively propose</text:p>
      <text:p text:style-name="Preformatted_20_Text"><text:s text:c="37"/># Z <text:s text:c="17"/>#</text:p>
      <text:p text:style-name="Preformatted_20_Text"><text:s text:c="2"/>K = − log [−i(τ − τ̄ )] − log −i Ω ∧ Ω̄ − 3 log −i(T − T̄ ) + k(H, H̄) , (2.3.50)</text:p>
      <text:p text:style-name="Preformatted_20_Text"><text:s text:c="69"/># <text:s text:c="28"/>#</text:p>
      <text:p text:style-name="Preformatted_20_Text"><text:soft-page-break/>this, however, is incapable of reproducing the correct D3-brane action. In order to</text:p>
      <text:p text:style-name="Preformatted_20_Text">find the correct expression, we note that the coupling of the fermions λ and χi to</text:p>
      <text:p text:style-name="Preformatted_20_Text">∂μ Re(U A ) has the same pre factor as the coupling to ∂μ Re(T ). Hence, the complex</text:p>
      <text:p text:style-name="Preformatted_20_Text">structure part has to couple in the same way to the chiral multiplets as the Kähler</text:p>
      <text:p text:style-name="Preformatted_20_Text">sector in the supergravity action. The Kähler potential</text:p>
      <text:p text:style-name="Preformatted_20_Text"><text:s text:c="38"/>" <text:s text:c="19"/># Z <text:s text:c="14"/># 13 <text:s text:c="15"/>#</text:p>
      <text:p text:style-name="Preformatted_20_Text"><text:s text:c="2"/>K = − log [−i(τ − τ̄ )] − 3 log −i(T − T̄ ) −i Ω ∧ Ω̄ <text:s text:c="27"/>+ k(H, H̄)</text:p>
      <text:p text:style-name="Preformatted_20_Text"><text:s text:c="69"/> <text:s text:c="37"/></text:p>
      <text:p text:style-name="Preformatted_20_Text"><text:s text:c="37"/># Z <text:s text:c="17"/>#</text:p>
      <text:p text:style-name="Preformatted_20_Text"><text:s text:c="96"/>k(H, H̄) </text:p>
      <text:p text:style-name="Preformatted_20_Text"><text:s text:c="4"/>= − log [−i(τ − τ̄ )] − log −i Ω ∧ Ω̄ − 3 log −i(T − T̄ ) + <text:s text:c="32"/>R <text:s text:c="6"/>#1 ,</text:p>
      <text:p text:style-name="Preformatted_20_Text"><text:s text:c="94"/>−i Ω ∧ Ω̄ 3</text:p>
      <text:p text:style-name="Preformatted_20_Text"><text:s text:c="104"/>(2.3.51)</text:p>
      <text:p text:style-name="Preformatted_20_Text">does reproduce all the required couplings to ∂μ Im(τ ), ∂μ Im(T ), χ and λ , via stan <text:s text:c="4"/>i <text:s text:c="6"/>0</text:p>
      <text:p text:style-name="Preformatted_20_Text">dard supergravity terms. Dropping, as above, the terms containing k(H, H̄) the</text:p>
      <text:p text:style-name="Preformatted_20_Text">relevant supergravity pieces are:</text:p>
      <text:p text:style-name="Preformatted_20_Text"><text:s text:c="34"/># <text:s text:c="53"/>#</text:p>
      <text:p text:style-name="Preformatted_20_Text"><text:s text:c="6"/>SUGRA <text:s text:c="32"/>1#</text:p>
      <text:p text:style-name="Preformatted_20_Text"><text:s text:c="13"/>⊃ − δi̄ χ̄ PR γ ∂μ − ∂μ U ∂U A K − ∂μ Ū ∂Ū A K χi</text:p>
      <text:p text:style-name="Preformatted_20_Text"><text:s text:c="24"/>̄ <text:s text:c="5"/>μ <text:s text:c="23"/>A <text:s text:c="17"/>A</text:p>
      <text:p text:style-name="Preformatted_20_Text"><text:s text:c="87"/>#</text:p>
      <text:p text:style-name="Preformatted_20_Text"><text:s text:c="4"/>L</text:p>
      <text:p text:style-name="Preformatted_20_Text"><text:s text:c="44"/>4</text:p>
      <text:p text:style-name="Preformatted_20_Text"><text:s text:c="18"/>1 <text:s text:c="41"/>1</text:p>
      <text:p text:style-name="Preformatted_20_Text"><text:s text:c="15"/>− δi̄ χ̄̄ PR γ μ ΓikU A ∂μ U A χk − δi̄ χ̄i PL γ μ Γ̄k̄Ū A ∂μ Ū A χk̄ <text:s text:c="13"/>(2.3.52)</text:p>
      <text:p text:style-name="Preformatted_20_Text"><text:s text:c="18"/>2 <text:s text:c="17"/># <text:s text:c="22"/>2 <text:s text:c="32"/>#</text:p>
      <text:p text:style-name="Preformatted_20_Text"><text:s text:c="18"/>1 <text:s text:c="27"/>1</text:p>
      <text:p text:style-name="Preformatted_20_Text"><text:s text:c="15"/>− Re(f )λ̄ γ ∂μ + ∂μ U ∂U A K − ∂μ Ū ∂Ū A K γ? λ0 .</text:p>
      <text:p text:style-name="Preformatted_20_Text"><text:s text:c="32"/>0 μ <text:s text:c="24"/>A <text:s text:c="17"/>A</text:p>
      <text:p text:style-name="Preformatted_20_Text"><text:s text:c="50"/># <text:s text:c="38"/>#</text:p>
      <text:p text:style-name="Preformatted_20_Text"><text:s text:c="18"/>2 <text:s text:c="27"/>4</text:p>
      <text:p text:style-name="Preformatted_20_Text">As a final note we remark that, in order to produce the correct kinetic terms involving</text:p>
      <text:p text:style-name="Preformatted_20_Text">the world-volume scalars H a , we require</text:p>
      <text:p text:style-name="Preformatted_20_Text"><text:s text:c="57"/>48</text:p>
      <text:p text:style-name="Preformatted_20_Text"><text:s text:c="55"/># Z <text:s text:c="12"/># 13</text:p>
      <text:p text:style-name="Preformatted_20_Text"><text:s text:c="45"/>1 4 (A+u)</text:p>
      <text:p text:style-name="Preformatted_20_Text"><text:s text:c="20"/>∂H a ∂H̄ b̄ k(H, H̄) ≈ e 3 <text:s text:c="12"/>−i Ω ∧ Ω̄ gab̄ . <text:s text:c="6"/>(2.3.53)</text:p>
      <text:p text:style-name="Preformatted_20_Text"><text:s text:c="45"/>6</text:p>
      <text:p text:style-name="Preformatted_20_Text">2.3.3 <text:s text:c="3"/>The Anti-D3-Brane Action in Supergravity</text:p>
      <text:p text:style-name="Preformatted_20_Text">We now move on to tackle the description of the supersymmetry breaking anti-D3-</text:p>
      <text:p text:style-name="Preformatted_20_Text">brane in the KKLT setup. This work is an extension of [32] to which we add the</text:p>
      <text:p text:style-name="Preformatted_20_Text">bosonic part of the action, the mixed terms of fermions and bosons as well as the U (1)</text:p>
      <text:p text:style-name="Preformatted_20_Text"><text:soft-page-break/>gauge sector with the vector multiplet. We will package all fields into the constrained</text:p>
      <text:p text:style-name="Preformatted_20_Text">multiplets of section 2.1 which allows us to use the language of linear supergravity for</text:p>
      <text:p text:style-name="Preformatted_20_Text">a system with broken and hence non-linearly realized, supersymmetry. The fact that</text:p>
      <text:p text:style-name="Preformatted_20_Text">it is possible to do this, using constrained multiplets to write a system with broken</text:p>
      <text:p text:style-name="Preformatted_20_Text">supersymmetry in a seemingly linear way, aligns with the fact that supersymmetry</text:p>
      <text:p text:style-name="Preformatted_20_Text">is broken spontaneously.</text:p>
      <text:p text:style-name="Preformatted_20_Text">We start by considering the Goldstino λ and the fermion triplet χi which</text:p>
      <text:p text:style-name="Preformatted_20_Text">we will put into a nilpotent chiral field X and into constrained chiral fields Y i ,</text:p>
      <text:p text:style-name="Preformatted_20_Text">respectively. The correct Kähler potential coupling the bulk moduli to the world-</text:p>
      <text:p text:style-name="Preformatted_20_Text">volume fermions is [32]:</text:p>
      <text:p text:style-name="Preformatted_20_Text"><text:s text:c="48"/>h <text:s text:c="27"/>#1 i</text:p>
      <text:p text:style-name="Preformatted_20_Text"><text:s text:c="51"/>−i(T − T̄ ) f U A , Ū A 3</text:p>
      <text:p text:style-name="Preformatted_20_Text"><text:s text:c="69"/>#</text:p>
      <text:p text:style-name="Preformatted_20_Text"><text:s text:c="9"/>K = − log [(−i(τ − τ̄ ))] − 3 log</text:p>
      <text:p text:style-name="Preformatted_20_Text"><text:s text:c="22"/>"</text:p>
      <text:p text:style-name="Preformatted_20_Text"><text:s text:c="50"/>e−4A X X̄</text:p>
      <text:p text:style-name="Preformatted_20_Text"><text:s text:c="15"/>− 3 log 1 −</text:p>
      <text:p text:style-name="Preformatted_20_Text"><text:s text:c="82"/>(2.3.54)</text:p>
      <text:p text:style-name="Preformatted_20_Text"><text:s text:c="65"/># <text:s text:c="9"/>#</text:p>
      <text:p text:style-name="Preformatted_20_Text"><text:s text:c="33"/>3 (−i(τ − τ̄ )) −i(T − T̄ ) f U A , Ū A</text:p>
      <text:p text:style-name="Preformatted_20_Text"><text:s text:c="80"/>#</text:p>
      <text:p text:style-name="Preformatted_20_Text"><text:s text:c="49"/>e−4A δi̄ Y i Ȳ ̄</text:p>
      <text:p text:style-name="Preformatted_20_Text"><text:s text:c="27"/>− <text:s text:c="36"/>#2 <text:s text:c="9"/>#1 ,</text:p>
      <text:p text:style-name="Preformatted_20_Text"><text:s text:c="33"/>3 (−i(τ − τ̄ )) −i(T − T̄ ) f U A , Ū A 3</text:p>
      <text:p text:style-name="Preformatted_20_Text">where we used f U A , Ū A = −i Ω ∧ Ω. From here on out, we will only use</text:p>
      <text:p text:style-name="Preformatted_20_Text"><text:s text:c="34"/># <text:s text:c="6"/>R</text:p>
      <text:p text:style-name="Preformatted_20_Text">f U A , Ū A as notation for the gauge kinetic function, in order to avoid confusion</text:p>
      <text:p text:style-name="Preformatted_20_Text"><text:s text:c="12"/>#</text:p>
      <text:p text:style-name="Preformatted_20_Text">between the (3, 0) form Ω of the internal manifold and the fermions in the multiplets</text:p>
      <text:p text:style-name="Preformatted_20_Text">X and Y i . We now need to obtain the correct couplings of the multiplets X and Y i</text:p>
      <text:p text:style-name="Preformatted_20_Text">to the bulk moduli:</text:p>
      <text:p text:style-name="Preformatted_20_Text"><text:s text:c="4"/>• The coupling of τ is fixed by the modular in variance of the world-volume action.</text:p>
      <text:p text:style-name="Preformatted_20_Text"><text:s text:c="7"/>For the details on this see appendix A.1.</text:p>
      <text:p text:style-name="Preformatted_20_Text"><text:s text:c="4"/>• For the Goldstino in X we have to match the coupling using the scalar potential</text:p>
      <text:p text:style-name="Preformatted_20_Text"><text:s text:c="7"/>contribution in (2.3.36). The kinetic term of λ will not be matched, as the</text:p>
      <text:p text:style-name="Preformatted_20_Text"><text:s text:c="7"/>couplings of a Goldstino are not physical and hence can be set to zero. It is</text:p>
      <text:p text:style-name="Preformatted_20_Text"><text:s text:c="50"/>49</text:p>
      <text:p text:style-name="Preformatted_20_Text"><text:s text:c="6"/>sufficient to write:</text:p>
      <text:p text:style-name="Preformatted_20_Text"><text:s text:c="40"/>P L Ω = PL λ + . . . , <text:s text:c="27"/>(2.3.55)</text:p>
      <text:p text:style-name="Preformatted_20_Text"><text:s text:c="6"/>where the dots represent higher order terms.</text:p>
      <text:p text:style-name="Preformatted_20_Text"><text:s text:c="3"/>• The couplings of the fermion triplet in Y i can be fixed by comparing with the</text:p>
      <text:p text:style-name="Preformatted_20_Text"><text:s text:c="6"/>kinetic terms of the massive spin-1/2 fields, as we did for the supersymmetric</text:p>
      <text:p text:style-name="Preformatted_20_Text"><text:s text:c="6"/>D3-brane in section 2.3.2. One finds that the Ωi are related to the χi via the</text:p>
      <text:p text:style-name="Preformatted_20_Text"><text:s text:c="6"/>field redefinition:</text:p>
      <text:p text:style-name="Preformatted_20_Text"><text:s text:c="64"/># 16</text:p>
      <text:p text:style-name="Preformatted_20_Text"><text:s text:c="90"/>(2.3.56)</text:p>
      <text:p text:style-name="Preformatted_20_Text"><text:soft-page-break/><text:s text:c="45"/>φ</text:p>
      <text:p text:style-name="Preformatted_20_Text"><text:s text:c="27"/>PL Ωi = 2ie4A− 2 f U A , Ū A <text:s text:c="12"/>PL χi + . . . ,</text:p>
      <text:p text:style-name="Preformatted_20_Text"><text:s text:c="6"/>with higher order terms suppressed.</text:p>
      <text:p text:style-name="Preformatted_20_Text">The superpotential of our model consists of the Gukov-Vafa-Witten flux-potential,</text:p>
      <text:p text:style-name="Preformatted_20_Text">non-perturbative contributions and an uplifting contribution that breaks supersymmetry:</text:p>
      <text:p text:style-name="Preformatted_20_Text"><text:s text:c="31"/>W = WGVW + Wnp + M 2 X . <text:s text:c="34"/>(2.3.57)</text:p>
      <text:p text:style-name="Preformatted_20_Text">M is related to the scale at which SUSY breaks, the warped-down string scale. By</text:p>
      <text:p text:style-name="Preformatted_20_Text"><text:s text:c="29"/>√</text:p>
      <text:p text:style-name="Preformatted_20_Text">re scaling X we set M 2 = 2 and the tension of the anti-D3-brane to TD3 = 2π =</text:p>
      <text:p text:style-name="Preformatted_20_Text">M 4 π. It is evident that the superpotential breaks SUSY via the inclusion of the nilpotent chiral multiplet X which, in turn, supports our choice to identify the fermion in</text:p>
      <text:p text:style-name="Preformatted_20_Text">X as the Goldstino.</text:p>
      <text:p text:style-name="Preformatted_20_Text">As of now the fermions are mass less in the supergravity description. A typical approach to give them masses would be to add a term Wmass = hij Y i Y j to the superpotential [32, 48]. Unfortunately, with a dynamical axio-dilaton, this requires hij ∝ Ḡ3</text:p>
      <text:p text:style-name="Preformatted_20_Text">to be anti-holomorphic in τ , which is incompatible with supersymmetry. Here, we</text:p>
      <text:p text:style-name="Preformatted_20_Text">instead choose to modify our Kähler potential in order to acquire the desired terms</text:p>
      <text:p text:style-name="Preformatted_20_Text">: <text:s text:c="39"/>h <text:s text:c="34"/>#1 i</text:p>
      <text:p text:style-name="Preformatted_20_Text"><text:s text:c="6"/>K = − log [(−i(τ − τ̄ ))] − 3 log −i(T − T̄ ) f U A , Ū A 3</text:p>
      <text:p text:style-name="Preformatted_20_Text"><text:s text:c="62"/>#</text:p>
      <text:p text:style-name="Preformatted_20_Text"><text:s text:c="20"/>"</text:p>
      <text:p text:style-name="Preformatted_20_Text"><text:s text:c="43"/>e−4A X X̄</text:p>
      <text:p text:style-name="Preformatted_20_Text"><text:s text:c="13"/>− 3 log 1 − <text:s text:c="33"/># <text:s text:c="16"/>#</text:p>
      <text:p text:style-name="Preformatted_20_Text"><text:s text:c="26"/>3 (−i(τ − τ̄ )) −i(T − T̄ ) f U A , Ū A</text:p>
      <text:p text:style-name="Preformatted_20_Text"><text:s text:c="42"/>e−4A δi̄ Y i Ȳ ̄ <text:s text:c="28"/>(2.3.58)</text:p>
      <text:p text:style-name="Preformatted_20_Text"><text:s text:c="23"/>− <text:s text:c="33"/>#2 <text:s text:c="16"/>#1</text:p>
      <text:p text:style-name="Preformatted_20_Text"><text:s text:c="26"/>3 (−i(τ − τ̄ )) −i(T − T̄ ) f U A , Ū A 3</text:p>
      <text:p text:style-name="Preformatted_20_Text"><text:s text:c="87"/>#</text:p>
      <text:p text:style-name="Preformatted_20_Text"><text:s text:c="33"/>e−8A mij X̄Y i Y j + m̄ı̄̄ X Ȳ ı̄ Ȳ ̄</text:p>
      <text:p text:style-name="Preformatted_20_Text"><text:s text:c="76"/>#</text:p>
      <text:p text:style-name="Preformatted_20_Text"><text:s text:c="23"/>+ <text:s text:c="21"/>3 <text:s text:c="21"/>#3 <text:s text:c="13"/>#5 ,</text:p>
      <text:p text:style-name="Preformatted_20_Text"><text:s text:c="26"/>6M 2 (−i(τ − τ̄ )) 2 −i(T − T̄ ) 2 f U A , Ū A 6</text:p>
      <text:p text:style-name="Preformatted_20_Text">where mij is the fermion mass matrix that we discussed above in equation (2.3.34).</text:p>
      <text:p text:style-name="Preformatted_20_Text"><text:s text:c="48"/>50</text:p>
      <text:p text:style-name="Preformatted_20_Text">This method of including the masses for the fermion triplet is consistent and compatible with modular invariance. Nevertheless, we will give an alternative description of</text:p>
      <text:p text:style-name="Preformatted_20_Text">these terms as part of the superpotential later on in this section. This relies on tools</text:p>
      <text:p text:style-name="Preformatted_20_Text">we will review when coupling the U (1) sector, namely, the new D-term, described in</text:p>
      <text:p text:style-name="Preformatted_20_Text">section 2.1.5.</text:p>
      <text:p text:style-name="Preformatted_20_Text">The world-volume scalars in the Ha give small fluctuations of the anti-brane</text:p>
      <text:p text:style-name="Preformatted_20_Text">around its rest position and come from the DBI part of the action. Hence, their</text:p>
      <text:p text:style-name="Preformatted_20_Text">kinetic terms are the same in the case of the anti-D3-brane as they are for the D3-</text:p>
      <text:p text:style-name="Preformatted_20_Text">brane that we discussed in section 2.3.2. As discussed there, the Kähler potential</text:p>
      <text:p text:style-name="Preformatted_20_Text">(2.3.51) accurately describes the H a for dynamical complex structure moduli and</text:p>
      <text:p text:style-name="Preformatted_20_Text">axio-dilaton. By putting the world-volume scalars into the constrained multiplets</text:p>
      <text:p text:style-name="Preformatted_20_Text">H a of section 2.1.4 we are able to modify the Kähler potential we have found thus</text:p>
      <text:p text:style-name="Preformatted_20_Text">far (2.3.58) in order to include the behavior of the scalars. For this we consider the</text:p>
      <text:p text:style-name="Preformatted_20_Text">warp factor A do depend on the H a and we shift the volume modulus T :</text:p>
      <text:p text:style-name="Preformatted_20_Text"><text:s text:c="60"/>k(H a , H̄ a )</text:p>
      <text:p text:style-name="Preformatted_20_Text"><text:soft-page-break/><text:s text:c="20"/>− i(T − T̄ ) → −i(T − T̄ ) + <text:s text:c="27"/>1 <text:s/>= e4u . <text:s text:c="13"/>(2.3.59)</text:p>
      <text:p text:style-name="Preformatted_20_Text"><text:s text:c="58"/>f (U A , Ū A ) 3</text:p>
      <text:p text:style-name="Preformatted_20_Text">Putting this into the (2.3.58) we find the Kähler potential that now also correctly</text:p>
      <text:p text:style-name="Preformatted_20_Text">reproduces the kinetic behavior of the world-volume scalars:</text:p>
      <text:p text:style-name="Preformatted_20_Text"><text:s text:c="41"/>h <text:s text:c="16"/># <text:s text:c="10"/>A <text:s text:c="4"/>A</text:p>
      <text:p text:style-name="Preformatted_20_Text"><text:s text:c="79"/># 13 <text:s text:c="10"/>a a</text:p>
      <text:p text:style-name="Preformatted_20_Text"><text:s text:c="98"/>#i</text:p>
      <text:p text:style-name="Preformatted_20_Text"><text:s text:c="8"/>K = − [(−i(τ − τ̄ ))] − 3 log −i(T − T̄ ) f U , Ū <text:s text:c="25"/>+ k H , H̄</text:p>
      <text:p text:style-name="Preformatted_20_Text"><text:s text:c="21"/>" <text:s text:c="21"/>a <text:s text:c="3"/>a</text:p>
      <text:p text:style-name="Preformatted_20_Text"><text:s text:c="33"/>e−4A(H ,H̄ )−4u</text:p>
      <text:p text:style-name="Preformatted_20_Text"><text:s text:c="14"/>− 3 log 1 − <text:s text:c="34"/># X X̄</text:p>
      <text:p text:style-name="Preformatted_20_Text"><text:s text:c="27"/>3 (−i(τ − t̄)) f U A , Ū A</text:p>
      <text:p text:style-name="Preformatted_20_Text"><text:s text:c="45"/>a ,H̄ a )−8u</text:p>
      <text:p text:style-name="Preformatted_20_Text"><text:s text:c="34"/>e−4A(H</text:p>
      <text:p text:style-name="Preformatted_20_Text"><text:s text:c="100"/>(2.3.60)</text:p>
      <text:p text:style-name="Preformatted_20_Text"><text:s text:c="73"/>i ̄</text:p>
      <text:p text:style-name="Preformatted_20_Text"><text:s text:c="25"/>− <text:s text:c="34"/># 13 δi̄ Y Ȳ</text:p>
      <text:p text:style-name="Preformatted_20_Text"><text:s text:c="27"/>3 (−i(τ − t̄)) f U A , Ū A</text:p>
      <text:p text:style-name="Preformatted_20_Text"><text:s text:c="35"/>a ,H̄ a )−6u <text:s text:c="41"/>##</text:p>
      <text:p text:style-name="Preformatted_20_Text"><text:s text:c="27"/>e−8A(H <text:s text:c="18"/>mij X̄Y i Y j + m̄ı̄̄ X Ȳ ı̄ Ȳ ̄</text:p>
      <text:p text:style-name="Preformatted_20_Text"><text:s text:c="25"/>+ <text:s text:c="31"/>3 <text:s text:c="18"/>#5 <text:s text:c="11"/>.</text:p>
      <text:p text:style-name="Preformatted_20_Text"><text:s text:c="33"/>6M 2 (−i(τ − t̄)) 2 f U A , Ū A 6</text:p>
      <text:p text:style-name="Preformatted_20_Text">The shift in −i(T − T̄ ) also leads to a dependence of the non-perturbative super-</text:p>
      <text:p text:style-name="Preformatted_20_Text">potential, Wnp on the scalars H a . However, these corrections are highly suppressed</text:p>
      <text:p text:style-name="Preformatted_20_Text">compared to our leading order contributions as the non-perturbative corrections originate from gaugino condensation on a stack of D7-branes in the bulk, while we are</text:p>
      <text:p text:style-name="Preformatted_20_Text">considering an anti-D3-brane at the bottom of a warped throat. Due to this fact we</text:p>
      <text:p text:style-name="Preformatted_20_Text">choose to neglect the contributions to the superpotential (2.3.57).</text:p>
      <text:p text:style-name="Preformatted_20_Text"><text:s text:c="50"/>51</text:p>
      <text:p text:style-name="Preformatted_20_Text">The vector field in the U (1) gauge sector of the anti-D3-brane action requires</text:p>
      <text:p text:style-name="Preformatted_20_Text">a kinetic term, coming from the DBI-part of the action, and contributions from</text:p>
      <text:p text:style-name="Preformatted_20_Text">the CS-part of the action. While the DBI part matches the considerations for the</text:p>
      <text:p text:style-name="Preformatted_20_Text">supersymmetric D3-brane exactly (see section 2.3.2) we have an issue with the CS</text:p>
      <text:p text:style-name="Preformatted_20_Text">action. There, a sign flip is present for the anti-D3-brane which is problematic since</text:p>
      <text:p text:style-name="Preformatted_20_Text">it would require an anti-holomorphic gauge kinetic function f (τ̄ ) = iτ̄ , which is</text:p>
      <text:p text:style-name="Preformatted_20_Text">forbidden, as discussed in section 2.3.1. We will be able to correctly incorporate</text:p>
      <text:p text:style-name="Preformatted_20_Text">the CS action here because of the non-linear realization of supersymmetry and the</text:p>
      <text:p text:style-name="Preformatted_20_Text">utilization of constrained superfields and the new D-term of section 2.1.5.</text:p>
      <text:p text:style-name="Preformatted_20_Text">For this we package the U (1) gauge vector into a chiral field strength multiplet</text:p>
      <text:p text:style-name="Preformatted_20_Text">PL Λ with the constraint XPL Λ = 0, which removes the gaugino (see section 2.1.4).</text:p>
      <text:p text:style-name="Preformatted_20_Text">The standard supergravity action for a vector multiplet, up to fermionic terms, is</text:p>
      <text:p text:style-name="Preformatted_20_Text">[56]:</text:p>
      <text:p text:style-name="Preformatted_20_Text"><text:s text:c="34"/>√</text:p>
      <text:p text:style-name="Preformatted_20_Text"><text:s text:c="27"/>Z <text:s text:c="11"/>#</text:p>
      <text:p text:style-name="Preformatted_20_Text"><text:s text:c="7"/>1# <text:s text:c="21"/>4 <text:s text:c="11"/>Re(f )</text:p>
      <text:p text:style-name="Preformatted_20_Text"><text:s text:c="51"/>Fμν F μν</text:p>
      <text:p text:style-name="Preformatted_20_Text"><text:s text:c="22"/>#</text:p>
      <text:p text:style-name="Preformatted_20_Text"><text:s text:c="5"/>− f (τ )Λ̄PL Λ F = <text:s text:c="6"/>d x −g4 −</text:p>
      <text:p text:style-name="Preformatted_20_Text"><text:s text:c="7"/>4 <text:s text:c="38"/>4</text:p>
      <text:p text:style-name="Preformatted_20_Text"><text:soft-page-break/><text:s text:c="44"/>Im(f ) #μνρσ</text:p>
      <text:p text:style-name="Preformatted_20_Text"><text:s text:c="84"/>#</text:p>
      <text:p text:style-name="Preformatted_20_Text"><text:s text:c="70"/>Re(f ) 2</text:p>
      <text:p text:style-name="Preformatted_20_Text"><text:s text:c="42"/>+ <text:s text:c="7"/>√ <text:s text:c="5"/>Fμν Fρσ + <text:s text:c="8"/>D + ... .</text:p>
      <text:p text:style-name="Preformatted_20_Text"><text:s text:c="47"/>8 <text:s text:c="5"/>−g4 <text:s text:c="14"/>2</text:p>
      <text:p text:style-name="Preformatted_20_Text"><text:s text:c="82"/>(2.3.61)</text:p>
      <text:p text:style-name="Preformatted_20_Text">Here, f (τ ) = −iτ and the term proportional to Im(f ) = −Re(τ ) has the opposite</text:p>
      <text:p text:style-name="Preformatted_20_Text">sign as compared to the component action of the anti-D3-brane in the KKLT setup</text:p>
      <text:p text:style-name="Preformatted_20_Text">(2.3.36). Because of this we need to effectively flip the sign of this term by subtrac<text:span text:style-name="T4">t</text:span>ing</text:p>
      <text:p text:style-name="Preformatted_20_Text"><text:s text:c="27"/>√</text:p>
      <text:p text:style-name="Preformatted_20_Text">2 · Im(f )#ννρσ Fμν Fρσ /(8 −g4 ). In order to achieve this in a supersymmetric way we</text:p>
      <text:p text:style-name="Preformatted_20_Text">will utilize the new D-term as first introduced in [65] and discussed already in section</text:p>
      <text:p text:style-name="Preformatted_20_Text">2.1.5. Here, we want to use it to include a typical U (1) θ-term</text:p>
      <text:p text:style-name="Preformatted_20_Text"><text:s text:c="35"/>Z</text:p>
      <text:p text:style-name="Preformatted_20_Text"><text:s text:c="33"/>1</text:p>
      <text:p text:style-name="Preformatted_20_Text"><text:s text:c="26"/>Sθ = − <text:s text:c="5"/>d4 xIm(f )#μνρσ Fμν Fρσ + . . . <text:s text:c="12"/>(2.3.62)</text:p>
      <text:p text:style-name="Preformatted_20_Text"><text:s text:c="33"/>4</text:p>
      <text:p text:style-name="Preformatted_20_Text">into an existing supersymmetric action. For once, the . . . do not stand for fermionic</text:p>
      <text:p text:style-name="Preformatted_20_Text">contributions but generally for additional terms that are needed for supersymmetry.</text:p>
      <text:p text:style-name="Preformatted_20_Text">In fact, our goal is to find these terms. Usually, one would use the Noether method</text:p>
      <text:p text:style-name="Preformatted_20_Text">to determine them. For this, we would vary the action and add terms in order</text:p>
      <text:p text:style-name="Preformatted_20_Text">to cancel the total variation and then start over again until the procedure does</text:p>
      <text:p text:style-name="Preformatted_20_Text">not produce extra terms. The problem with this method is that it is not clear</text:p>
      <text:p text:style-name="Preformatted_20_Text">when it will stop. For non-linear supersymmetry the result can instead be obtained</text:p>
      <text:p text:style-name="Preformatted_20_Text">immediately by considering the multiplets R1 and R2 of section 2.1.5. For our case</text:p>
      <text:p text:style-name="Preformatted_20_Text"><text:s text:c="44"/>52</text:p>
      <text:p text:style-name="Preformatted_20_Text">here we take:</text:p>
      <text:p text:style-name="Preformatted_20_Text"><text:s text:c="51"/>ω 2 ω̄ 2</text:p>
      <text:p text:style-name="Preformatted_20_Text"><text:s text:c="39"/>R1 = <text:s text:c="20"/>,</text:p>
      <text:p text:style-name="Preformatted_20_Text"><text:s text:c="47"/>Σ(ω̄ 2 )Σ̄(ω 2 ) <text:s text:c="28"/>(2.3.63)</text:p>
      <text:p text:style-name="Preformatted_20_Text"><text:s text:c="56"/>μνρσ</text:p>
      <text:p text:style-name="Preformatted_20_Text"><text:s text:c="39"/>R2 = Im(f )# <text:s text:c="10"/>Fμν Fρσ ,</text:p>
      <text:p text:style-name="Preformatted_20_Text">and view R2 as a real multiplet with weights (4, 0). The gauge kinetic function f (τ )</text:p>
      <text:p text:style-name="Preformatted_20_Text">is then the lowest component of a chiral multiplet with weight (0, 0). Unfortunately,</text:p>
      <text:p text:style-name="Preformatted_20_Text">there is an issue that needs to be addressed. Supersymmetry in our setup is not</text:p>
      <text:p text:style-name="Preformatted_20_Text">broken by the auxiliary field of the vector multiplet but rather by the nilpotent</text:p>
      <text:p text:style-name="Preformatted_20_Text">chiral multiplet X. This means that the auxiliary field of the vector does not acquire</text:p>
      <text:p text:style-name="Preformatted_20_Text">a vacuum expectation value and the quantity Σ̄(ω 2 ) vanishes. It can, however, be</text:p>
      <text:p text:style-name="Preformatted_20_Text">proven that we can formally replace ω 2 via the identification [65]:</text:p>
      <text:p text:style-name="Preformatted_20_Text"><text:s text:c="76"/>K</text:p>
      <text:p text:style-name="Preformatted_20_Text"><text:s text:c="11"/>ω 2 ω̄ 2 <text:s text:c="13"/>X 0 X̄ 0 X X̄ <text:s text:c="17"/>X 0 X̄ 0 e− 3 X X̄</text:p>
      <text:p text:style-name="Preformatted_20_Text"><text:s text:c="25"/>= <text:s text:c="26"/>= <text:s text:c="13"/>K <text:s text:c="14"/>K <text:s text:c="4"/>, (2.3.64)</text:p>
      <text:p text:style-name="Preformatted_20_Text"><text:s text:c="7"/>Σ(ω̄ 2 )Σ̄(ω 2 ) <text:s text:c="4"/>Σ(X̄ 0 X̄)Σ̄(X 0 X) <text:s text:c="9"/>Σ(X̄ 0 e− 6 X̄)Σ̄(X 0 e− 6 X)</text:p>
      <text:p text:style-name="Preformatted_20_Text">which holds for as long the auxiliary field F in the nilpotent chiral field X is non-</text:p>
      <text:p text:style-name="Preformatted_20_Text">vanishing, which is always the case in our setup. Then, in the above expression, <text:soft-page-break/>the</text:p>
      <text:p text:style-name="Preformatted_20_Text">right hand side never vanishes and we are able to write down the supersymmetric</text:p>
      <text:p text:style-name="Preformatted_20_Text">completion of the θ- action (2.3.62) as:</text:p>
      <text:p text:style-name="Preformatted_20_Text"><text:s text:c="23"/>" <text:s text:c="19"/>K</text:p>
      <text:p text:style-name="Preformatted_20_Text"><text:s text:c="83"/>#</text:p>
      <text:p text:style-name="Preformatted_20_Text"><text:s text:c="21"/>1 <text:s text:c="10"/>X 0 X̄ 0 e− 3 X X̄</text:p>
      <text:p text:style-name="Preformatted_20_Text"><text:s text:c="10"/>Sθ = − <text:s text:c="19"/>K <text:s text:c="15"/>K <text:s text:c="6"/>Im(f )#μνρσ Fμν Fρσ <text:s text:c="7"/>. <text:s text:c="2"/>(2.3.65)</text:p>
      <text:p text:style-name="Preformatted_20_Text"><text:s text:c="21"/>4 Σ(X̄ e 6 X̄)Σ̄(X e 6 X)</text:p>
      <text:p text:style-name="Preformatted_20_Text"><text:s text:c="31"/>0 <text:s/>− <text:s text:c="12"/>0 <text:s/>−</text:p>
      <text:p text:style-name="Preformatted_20_Text"><text:s text:c="85"/>D</text:p>
      <text:p text:style-name="Preformatted_20_Text">We go on to write #μνρσ Fμν Fρσ in terms of the field strength multiplet PL Λ:</text:p>
      <text:p text:style-name="Preformatted_20_Text"><text:s text:c="8"/>1 <text:s text:c="6"/>#μνρσ <text:s text:c="23"/># <text:s text:c="14"/>#2 1 #</text:p>
      <text:p text:style-name="Preformatted_20_Text"><text:s text:c="92"/>(2.3.66)</text:p>
      <text:p text:style-name="Preformatted_20_Text"><text:s text:c="59"/>K</text:p>
      <text:p text:style-name="Preformatted_20_Text"><text:s text:c="25"/>Fμν Fρσ = X X̄ X 0 X̄ 0 e− 2 <text:s text:c="15"/>Σ̄(ω 2 ) − Σ(ω̄ 2 ) ,</text:p>
      <text:p text:style-name="Preformatted_20_Text"><text:s text:c="88"/>#</text:p>
      <text:p text:style-name="Preformatted_20_Text"><text:s text:c="10"/>X X̄ √</text:p>
      <text:p text:style-name="Preformatted_20_Text"><text:s text:c="8"/>4 <text:s text:c="10"/>−g4 <text:s text:c="41"/>2i</text:p>
      <text:p text:style-name="Preformatted_20_Text">where we have multiplied both sides in order to remove fermionic contributions. We</text:p>
      <text:p text:style-name="Preformatted_20_Text">furthermore use that Σ̄(ω 2 ) − Σ(ω̄ 2 ) /(2i) = Im(Σ(ω̄ 2 )) such that we can finally</text:p>
      <text:p text:style-name="Preformatted_20_Text"><text:s text:c="28"/># <text:s text:c="19"/>#</text:p>
      <text:p text:style-name="Preformatted_20_Text">write the action for the U (1) gauge sector as:</text:p>
      <text:p text:style-name="Preformatted_20_Text"><text:s text:c="22"/>1# <text:s text:c="15"/>#</text:p>
      <text:p text:style-name="Preformatted_20_Text"><text:s text:c="10"/>SV = − <text:s text:c="8"/>f (τ )Λ̄PL Λ F</text:p>
      <text:p text:style-name="Preformatted_20_Text"><text:s text:c="22"/>4</text:p>
      <text:p text:style-name="Preformatted_20_Text"><text:s text:c="22"/> <text:s text:c="28"/>#3 <text:s text:c="28"/></text:p>
      <text:p text:style-name="Preformatted_20_Text"><text:s text:c="92"/>(2.3.67)</text:p>
      <text:p text:style-name="Preformatted_20_Text"><text:s text:c="36"/>#</text:p>
      <text:p text:style-name="Preformatted_20_Text"><text:s text:c="42"/>0 0 −K</text:p>
      <text:p text:style-name="Preformatted_20_Text"><text:s text:c="30"/>X X̄ X X̄ e 3</text:p>
      <text:p text:style-name="Preformatted_20_Text"><text:s text:c="19"/>+ #</text:p>
      <text:p text:style-name="Preformatted_20_Text"><text:s text:c="22"/></text:p>
      <text:p text:style-name="Preformatted_20_Text"><text:s text:c="34"/>K</text:p>
      <text:p text:style-name="Preformatted_20_Text"><text:s text:c="40"/># # <text:s text:c="10"/>K</text:p>
      <text:p text:style-name="Preformatted_20_Text"><text:s text:c="60"/># Im(f )Im(Σ(ω̄ 2 )) <text:s/> .</text:p>
      <text:p text:style-name="Preformatted_20_Text"><text:s text:c="24"/>Σ̄ X 0 e 6 X Σ X̄ 0 e− 6 X̄</text:p>
      <text:p text:style-name="Preformatted_20_Text"><text:s text:c="85"/>D</text:p>
      <text:p text:style-name="Preformatted_20_Text"><text:s text:c="53"/>53</text:p>
      <text:p text:style-name="Preformatted_20_Text">Importantly, the expansion of the D-term in the above expression is exactly twice</text:p>
      <text:p text:style-name="Preformatted_20_Text">the contribution of the θ-term that we wanted to obtain:</text:p>
      <text:p text:style-name="Preformatted_20_Text"><text:s text:c="34"/>Z</text:p>
      <text:p text:style-name="Preformatted_20_Text"><text:s text:c="32"/>1</text:p>
      <text:p text:style-name="Preformatted_20_Text"><text:s text:c="29"/>− <text:s text:c="7"/>d4 x Im(f )#μνρσ Fμν Fρσ + . . . , <text:s text:c="11"/>(2.3.68)</text:p>
      <text:p text:style-name="Preformatted_20_Text"><text:s text:c="32"/>4</text:p>
      <text:p text:style-name="Preformatted_20_Text">with the dots giving the fermionic terms required by supersymmetry. When going from the superconformal formalism to Poincaré supersymmetry by letting the</text:p>
      <text:p text:style-name="Preformatted_20_Text">compensator X 0 = κ−1 eK/6 and setting κ = 1 we obtain the result for the bosonic</text:p>
      <text:p text:style-name="Preformatted_20_Text">sector:</text:p>
      <text:p text:style-name="Preformatted_20_Text"><text:s text:c="24"/>√ <text:s text:c="41"/>#μνρσ</text:p>
      <text:p text:style-name="Preformatted_20_Text"><text:soft-page-break/><text:s text:c="17"/>Z <text:s text:c="13"/># <text:s text:c="47"/>#</text:p>
      <text:p text:style-name="Preformatted_20_Text"><text:s text:c="36"/>1 <text:s text:c="19"/>1</text:p>
      <text:p text:style-name="Preformatted_20_Text"><text:s text:c="22"/>4 <text:s text:c="22"/>μν</text:p>
      <text:p text:style-name="Preformatted_20_Text"><text:s text:c="6"/>SV, bos = d x −g4 − Im(τ )F Fμν + Re(τ ) √ <text:s text:c="25"/>Fμν Fρσ , (2.3.69)</text:p>
      <text:p text:style-name="Preformatted_20_Text"><text:s text:c="36"/>4 <text:s text:c="19"/>8 <text:s text:c="10"/>−g4</text:p>
      <text:p text:style-name="Preformatted_20_Text">where we went on-shell by using the equations of motion for D and the gauge kinetic function is f (τ ) = −iτ . Expression (2.3.67) contains higher order fermionic</text:p>
      <text:p text:style-name="Preformatted_20_Text">terms that do not appear in the action of the anti-D3-brane as written in equation</text:p>
      <text:p text:style-name="Preformatted_20_Text">(2.3.36). One might fear that this invalidates the match between the two expressions,</text:p>
      <text:p text:style-name="Preformatted_20_Text">however, due to the spontaneously broken supersymmetry, the fermions depend on</text:p>
      <text:p text:style-name="Preformatted_20_Text">the Goldstino and will vanish in unitary gauge. Since they can be set to zero via</text:p>
      <text:p text:style-name="Preformatted_20_Text">a gauge choice these couplings do not have a physical impact and hence the match</text:p>
      <text:p text:style-name="Preformatted_20_Text">holds. This is true for as long as the Goldstino is given only in terms of the fermion</text:p>
      <text:p text:style-name="Preformatted_20_Text">in our nilpotent chiral field X. If, for some reason, the Goldstino becomes a mixed</text:p>
      <text:p text:style-name="Preformatted_20_Text">expression of the fermion in X and the world-volume fermions, this argument be-</text:p>
      <text:p text:style-name="Preformatted_20_Text">comes invalid.</text:p>
      <text:p text:style-name="Preformatted_20_Text">It is still possible to bring (2.3.67) into a more familiar looking form. For this we</text:p>
      <text:p text:style-name="Preformatted_20_Text">need to make use of the constraints on the multiplets X and PL Λα in section 2.1.3.</text:p>
      <text:p text:style-name="Preformatted_20_Text">Furthermore, using Σ(AB) = AΣ(B) [20], for a chiral field A and a field B with</text:p>
      <text:p text:style-name="Preformatted_20_Text">weights (w, w − 2), we observer that</text:p>
      <text:p text:style-name="Preformatted_20_Text"><text:s text:c="41"/> # <text:s text:c="20"/># <text:s text:c="6"/></text:p>
      <text:p text:style-name="Preformatted_20_Text"><text:s text:c="49"/>0 −K</text:p>
      <text:p text:style-name="Preformatted_20_Text"><text:s text:c="20"/># <text:s text:c="12"/># <text:s text:c="7"/>Σ <text:s/>X̄ <text:s/>e <text:s text:c="2"/>6 X̄f (τ )</text:p>
      <text:p text:style-name="Preformatted_20_Text"><text:s text:c="21"/>f (τ )Λ̄PL Λ F =  <text:s text:c="7"/># <text:s text:c="12"/># Λ̄PL Λ</text:p>
      <text:p text:style-name="Preformatted_20_Text"><text:s text:c="52"/>0 <text:s/>−K</text:p>
      <text:p text:style-name="Preformatted_20_Text"><text:s text:c="45"/>Σ X̄ e 6 X̄</text:p>
      <text:p text:style-name="Preformatted_20_Text"><text:s text:c="41"/>  <text:s text:c="21"/> <text:s text:c="6"/>F</text:p>
      <text:p text:style-name="Preformatted_20_Text"><text:s text:c="75"/> <text:s text:c="7"/>(2.3.70)</text:p>
      <text:p text:style-name="Preformatted_20_Text"><text:s text:c="55"/>K</text:p>
      <text:p text:style-name="Preformatted_20_Text"><text:s text:c="50"/>0 −6</text:p>
      <text:p text:style-name="Preformatted_20_Text"><text:s text:c="47"/>X̄ e X̄f (τ ) </text:p>
      <text:p text:style-name="Preformatted_20_Text"><text:s text:c="38"/>= Σ  # <text:s text:c="11"/>K</text:p>
      <text:p text:style-name="Preformatted_20_Text"><text:s text:c="64"/># Λ̄PL Λ .</text:p>
      <text:p text:style-name="Preformatted_20_Text"><text:s text:c="47"/>Σ X̄ 0 e− 6 X̄</text:p>
      <text:p text:style-name="Preformatted_20_Text"><text:s text:c="76"/>F</text:p>
      <text:p text:style-name="Preformatted_20_Text"><text:s text:c="48"/>54</text:p>
      <text:p text:style-name="Preformatted_20_Text">Using this, the fact that PL Λα is constrained and [CD ] = [Σ(C)]F /2 [20] we can</text:p>
      <text:p text:style-name="Preformatted_20_Text">combine the two terms of the U (1) gauge sector into [4]:</text:p>
      <text:p text:style-name="Preformatted_20_Text"><text:s text:c="38"/>  <text:s text:c="22"/> <text:s text:c="8"/></text:p>
      <text:p text:style-name="Preformatted_20_Text"><text:s text:c="49"/>0 −K <text:s text:c="5"/>̄</text:p>
      <text:p text:style-name="Preformatted_20_Text"><text:s text:c="34"/>1 <text:s text:c="10"/>X̄ e X̄ f (τ ) </text:p>
      <text:p text:style-name="Preformatted_20_Text"><text:s text:c="53"/>6</text:p>
      <text:p text:style-name="Preformatted_20_Text"><text:s text:c="24"/>SV = − Σ  # <text:s text:c="25"/># Λ̄PL Λ</text:p>
      <text:p text:style-name="Preformatted_20_Text"><text:s text:c="34"/>4 <text:s text:c="19"/>−K</text:p>
      <text:p text:style-name="Preformatted_20_Text"><text:s text:c="83"/>(2.3.71)</text:p>
      <text:p text:style-name="Preformatted_20_Text"><text:s text:c="52"/>0</text:p>
      <text:p text:style-name="Preformatted_20_Text"><text:s text:c="46"/>Σ X̄ e X̄ <text:s/>6</text:p>
      <text:p text:style-name="Preformatted_20_Text"><text:s text:c="75"/>F</text:p>
      <text:p text:style-name="Preformatted_20_Text"><text:s text:c="34"/>1 ˆ h <text:s text:c="20"/>i</text:p>
      <text:p text:style-name="Preformatted_20_Text"><text:s text:c="26"/>: = − fD3 (τ̄ , X̄)Λ̄PL Λ ,</text:p>
      <text:p text:style-name="Preformatted_20_Text"><text:s text:c="34"/>4 <text:s text:c="26"/>F</text:p>
      <text:p text:style-name="Preformatted_20_Text">where we defined the generalized gauge kinetic function for the anti-D3-brane:</text:p>
      <text:p text:style-name="Preformatted_20_Text"><text:s text:c="49"/> <text:s text:c="19"/></text:p>
      <text:p text:style-name="Preformatted_20_Text"><text:soft-page-break/><text:s text:c="55"/>0 −K <text:s text:c="6"/>̄</text:p>
      <text:p text:style-name="Preformatted_20_Text"><text:s text:c="52"/>X̄ e X̄ f (τ ) </text:p>
      <text:p text:style-name="Preformatted_20_Text"><text:s text:c="60"/>6</text:p>
      <text:p text:style-name="Preformatted_20_Text"><text:s text:c="27"/>fˆD3 (τ̄ , X̄) := Σ  # <text:s text:c="13"/>K</text:p>
      <text:p text:style-name="Preformatted_20_Text"><text:s text:c="69"/># , <text:s text:c="10"/>(2.3.72)</text:p>
      <text:p text:style-name="Preformatted_20_Text"><text:s text:c="51"/>Σ X̄ 0 e− 6 X̄</text:p>
      <text:p text:style-name="Preformatted_20_Text">with f ̄ = Re(f ) − iIm(f ). In this case the gauge kinetic function is a chiral multiplet</text:p>
      <text:p text:style-name="Preformatted_20_Text">in τ and contains Goldstino interactions that are required for the non-linear realiza-</text:p>
      <text:p text:style-name="Preformatted_20_Text">tion of supersymmetry. Importantly, the lowest component of fˆD3 is just f ̄(τ̄ ) with</text:p>
      <text:p text:style-name="Preformatted_20_Text">higher order fermionic terms that vanish in unitary gauge. It is possible to put this</text:p>
      <text:p text:style-name="Preformatted_20_Text">into the language of constrained multiplets where fˆD3 is a chiral multiplet with the</text:p>
      <text:p text:style-name="Preformatted_20_Text">constraint:</text:p>
      <text:p text:style-name="Preformatted_20_Text"><text:s text:c="39"/>X X̄ fˆD3 = X X̄ f ̄(τ̄ ) . <text:s text:c="17"/>(2.3.73)</text:p>
      <text:p text:style-name="Preformatted_20_Text">A superpotential description of the fermion masses requires a way to con-</text:p>
      <text:p text:style-name="Preformatted_20_Text">sistently put τ̄ into the holomorphic superpotential W . In order to achieve this we</text:p>
      <text:p text:style-name="Preformatted_20_Text">follow the logic we used when constructing the generalized gauge kinetic function</text:p>
      <text:p text:style-name="Preformatted_20_Text">fˆD3 (2.3.72). We define the chiral multiplet</text:p>
      <text:p text:style-name="Preformatted_20_Text"><text:s text:c="21"/> <text:s text:c="13"/># <text:s text:c="8"/>K</text:p>
      <text:p text:style-name="Preformatted_20_Text"><text:s text:c="50"/># <text:s text:c="27"/></text:p>
      <text:p text:style-name="Preformatted_20_Text"><text:s text:c="38"/>X̄ 0 e− 6 X̄ e−4A−2u mij</text:p>
      <text:p text:style-name="Preformatted_20_Text"><text:s text:c="11"/>M̂ij = Σ  # <text:s text:c="18"/># <text:s text:c="15"/>1 <text:s text:c="12"/>#− 16  , (2.3.74)</text:p>
      <text:p text:style-name="Preformatted_20_Text"><text:s text:c="30"/>0 <text:s/>−K <text:s text:c="31"/>A <text:s text:c="2"/>A</text:p>
      <text:p text:style-name="Preformatted_20_Text"><text:s text:c="24"/>Σ X̄ e 6 X̄ (−i(τ − τ̄ )) 2 f U , Ū</text:p>
      <text:p text:style-name="Preformatted_20_Text">which one could call the chiral mass multiplet. Here, mij are the fermion masses</text:p>
      <text:p text:style-name="Preformatted_20_Text">given at the beginning of this section in equation (2.3.34). Again, the component</text:p>
      <text:p text:style-name="Preformatted_20_Text">expansion reads</text:p>
      <text:p text:style-name="Preformatted_20_Text"><text:s text:c="41"/>e−4A−2u</text:p>
      <text:p text:style-name="Preformatted_20_Text"><text:s text:c="19"/>M̂ij = <text:s text:c="18"/>1 <text:s text:c="12"/>#− 16 mij + fermions , <text:s text:c="2"/>(2.3.75)</text:p>
      <text:p text:style-name="Preformatted_20_Text"><text:s text:c="26"/>(−i(τ − τ̄ )) 2 f U A , Ū A</text:p>
      <text:p text:style-name="Preformatted_20_Text"><text:s text:c="50"/>55</text:p>
      <text:p text:style-name="Preformatted_20_Text">where the fermionic terms depend on the Goldstino and vanish in unitary gauge.</text:p>
      <text:p text:style-name="Preformatted_20_Text">Using a constraint to write this we find:</text:p>
      <text:p text:style-name="Preformatted_20_Text"><text:s text:c="34"/> <text:s text:c="42"/></text:p>
      <text:p text:style-name="Preformatted_20_Text"><text:s text:c="53"/>−4A−2u</text:p>
      <text:p text:style-name="Preformatted_20_Text"><text:s text:c="52"/>e</text:p>
      <text:p text:style-name="Preformatted_20_Text"><text:s text:c="17"/>X X̄ M̂ij = X X̄  <text:s text:c="18"/>1 <text:s text:c="13"/>#− 1 mij  . <text:s/>(2.3.76)</text:p>
      <text:p text:style-name="Preformatted_20_Text"><text:s text:c="38"/>(−i(τ − τ̄ )) f 2 <text:s text:c="3"/>U A , Ū A 6</text:p>
      <text:p text:style-name="Preformatted_20_Text">The superpotential contribution that we would add to (2.3.57) then is:</text:p>
      <text:p text:style-name="Preformatted_20_Text"><text:s text:c="52"/>1</text:p>
      <text:p text:style-name="Preformatted_20_Text"><text:s text:c="32"/>Wm (M̂ , Y ) = M̂ij Y i Y j . <text:s text:c="21"/>(2.3.77)</text:p>
      <text:p text:style-name="Preformatted_20_Text"><text:s text:c="52"/>2</text:p>
      <text:p text:style-name="Preformatted_20_Text">This gives the correct mass terms to the fermions contained in the multiplets Y i .</text:p>
      <text:p text:style-name="Preformatted_20_Text">Once again, this crucially depends on spontaneously broken supersymmetry, de-</text:p>
      <text:p text:style-name="Preformatted_20_Text">scribed by the nilpotent chiral multiplet X that has a non-vanishing auxiliary field</text:p>
      <text:p text:style-name="Preformatted_20_Text">F.</text:p>
      <text:p text:style-name="Preformatted_20_Text">The scalar potential V of our setup <text:s text:c="17"/>can now be found using the typical su-</text:p>
      <text:p text:style-name="Preformatted_20_Text"><text:soft-page-break/>pergravity formula and is of the form</text:p>
      <text:p text:style-name="Preformatted_20_Text"><text:s text:c="35"/>V = VKKLT + VD3 . <text:s text:c="30"/>(2.3.78)</text:p>
      <text:p text:style-name="Preformatted_20_Text">Here VKKLT contains the bulk fields of supergravity and for the anti-D3-brane con-</text:p>
      <text:p text:style-name="Preformatted_20_Text">tribution one needs to make sure to only use one description at a time and to set the</text:p>
      <text:p text:style-name="Preformatted_20_Text">constrained multiplets to zero at the end of the calculation as to eliminate fermionic</text:p>
      <text:p text:style-name="Preformatted_20_Text">contributions. We have chosen the Kähler potential (2.3.60) and superpotential</text:p>
      <text:p text:style-name="Preformatted_20_Text">(2.3.57) which gives the uplifting contribution to the scalarpotential as:</text:p>
      <text:p text:style-name="Preformatted_20_Text"><text:s text:c="58"/>a ,H̄ a )</text:p>
      <text:p text:style-name="Preformatted_20_Text"><text:s text:c="48"/>M 4 e4A(H</text:p>
      <text:p text:style-name="Preformatted_20_Text"><text:s text:c="20"/>VD3 = h <text:s text:c="47"/>#− 1 i2</text:p>
      <text:p text:style-name="Preformatted_20_Text"><text:s text:c="83"/>(2.3.79)</text:p>
      <text:p text:style-name="Preformatted_20_Text"><text:s text:c="45"/>#</text:p>
      <text:p text:style-name="Preformatted_20_Text"><text:s text:c="30"/>−i(T − T̄ ) + k(H a , H̄ a )f U A , Ū A 3</text:p>
      <text:p text:style-name="Preformatted_20_Text"><text:s text:c="34"/>a ,H̄ a )−8u</text:p>
      <text:p text:style-name="Preformatted_20_Text"><text:s text:c="16"/>⇒ VD3 = 2e4A(H <text:s text:c="16"/>.</text:p>
      <text:p text:style-name="Preformatted_20_Text">This matches correctly the expression (2.3.13) of section 2.3.1 but comes from a</text:p>
      <text:p text:style-name="Preformatted_20_Text">Kähler and superpotential, as we desired.</text:p>
      <text:p text:style-name="Preformatted_20_Text">2.3.4 <text:s text:c="2"/>Anti-D3-brane Action - Formulas</text:p>
      <text:p text:style-name="Preformatted_20_Text">For practical purposes we will condense the results of the previous subsection here in</text:p>
      <text:p text:style-name="Preformatted_20_Text">order to collect all relevant formulas in one place. The motivation and explanation</text:p>
      <text:p text:style-name="Preformatted_20_Text">for these expressions are found in the prior subsections. The goal of this section</text:p>
      <text:p text:style-name="Preformatted_20_Text">was to find a description of the anti-D3-brane in the KKLT setup in terms of a</text:p>
      <text:p text:style-name="Preformatted_20_Text"><text:s text:c="49"/>56</text:p>
      <text:p text:style-name="Preformatted_20_Text">Kähler and superpotential. For this we utilized the fact that the anti-brane breaks</text:p>
      <text:p text:style-name="Preformatted_20_Text">supersymmetry spontaneously and we used constrained multiplets in order to obtain</text:p>
      <text:p text:style-name="Preformatted_20_Text">the desired description. We stress once more that constrained superfields are a</text:p>
      <text:p text:style-name="Preformatted_20_Text">convenient description we used here but other ways to write these formulas exist.</text:p>
      <text:p text:style-name="Preformatted_20_Text">Furthermore, the specific choice of constrained multiplets is not unique.</text:p>
      <text:p text:style-name="Preformatted_20_Text">Up to terms quadratic in fermions we can write the anti-D3-brane action (2.3.36) in</text:p>
      <text:p text:style-name="Preformatted_20_Text">4d, N = 1 supergravity as:</text:p>
      <text:p text:style-name="Preformatted_20_Text"><text:s text:c="17"/>h <text:s text:c="16"/>i <text:s text:c="6"/>h <text:s text:c="17"/>i <text:s text:c="4"/>h <text:s text:c="4"/>#3 i</text:p>
      <text:p text:style-name="Preformatted_20_Text"><text:s text:c="95"/>(2.3.80)</text:p>
      <text:p text:style-name="Preformatted_20_Text"><text:s text:c="59"/>K</text:p>
      <text:p text:style-name="Preformatted_20_Text"><text:s text:c="8"/>SD3 = fˆD3 (τ̄ , X̄)Λ̄PL Λ + −3X 0 X̄ 0 e− 3 <text:s text:c="12"/>+ X0 W <text:s text:c="14"/>,</text:p>
      <text:p text:style-name="Preformatted_20_Text"><text:s text:c="37"/>f <text:s text:c="24"/>D <text:s text:c="18"/>F</text:p>
      <text:p text:style-name="Preformatted_20_Text">where we remind the reader that we are using the conventions of [56]. The generalized</text:p>
      <text:p text:style-name="Preformatted_20_Text">gauge kinetic function for the anti-D3-brane is defined as</text:p>
      <text:p text:style-name="Preformatted_20_Text"><text:s text:c="44"/> <text:s text:c="19"/></text:p>
      <text:p text:style-name="Preformatted_20_Text"><text:s text:c="50"/>0 −K <text:s text:c="6"/>̄</text:p>
      <text:p text:style-name="Preformatted_20_Text"><text:s text:c="48"/>X̄ e X̄ f (τ̄ ) </text:p>
      <text:p text:style-name="Preformatted_20_Text"><text:s text:c="54"/>6</text:p>
      <text:p text:style-name="Preformatted_20_Text"><text:s text:c="31"/>fˆD3 <text:s/>= Σ # <text:s text:c="14"/>K</text:p>
      <text:p text:style-name="Preformatted_20_Text"><text:s text:c="64"/># , <text:s text:c="27"/>(2.3.81)</text:p>
      <text:p text:style-name="Preformatted_20_Text"><text:s text:c="47"/>Σ X̄ 0 e− 6 X̄</text:p>
      <text:p text:style-name="Preformatted_20_Text">with f ̄(τ̄ ) = iτ̄ . The multiplets that contain the world-volume fields are constrained</text:p>
      <text:p text:style-name="Preformatted_20_Text">in the following way:</text:p>
      <text:p text:style-name="Preformatted_20_Text"><text:s text:c="58"/>Goldstino</text:p>
      <text:p text:style-name="Preformatted_20_Text"><text:s text:c="22"/> <text:s text:c="55"/></text:p>
      <text:p text:style-name="Preformatted_20_Text"><text:s text:c="24"/>X <text:s text:c="7"/>X2 = 0</text:p>
      <text:p text:style-name="Preformatted_20_Text"><text:soft-page-break/><text:s text:c="51"/>massive <text:s text:c="2"/>fermion <text:s text:c="2"/>triplet</text:p>
      <text:p text:style-name="Preformatted_20_Text"><text:s text:c="22"/> <text:s text:c="55"/></text:p>
      <text:p text:style-name="Preformatted_20_Text"><text:s text:c="22"/> Yi <text:s text:c="5"/>XY <text:s text:c="3"/>i</text:p>
      <text:p text:style-name="Preformatted_20_Text"><text:s text:c="40"/>= <text:s/>0 <text:s text:c="34"/></text:p>
      <text:p text:style-name="Preformatted_20_Text"><text:s text:c="79"/>. <text:s text:c="13"/>(2.3.82)</text:p>
      <text:p text:style-name="Preformatted_20_Text"><text:s text:c="22"/> <text:s text:c="55"/></text:p>
      <text:p text:style-name="Preformatted_20_Text"><text:s text:c="61"/>gauge <text:s text:c="2"/>vector</text:p>
      <text:p text:style-name="Preformatted_20_Text"><text:s text:c="22"/></text:p>
      <text:p text:style-name="Preformatted_20_Text"><text:s text:c="22"/>PL Λα XPL Λα = 0 <text:s text:c="13"/>U <text:s/>(1) <text:s text:c="19"/></text:p>
      <text:p text:style-name="Preformatted_20_Text"><text:s text:c="22"/> <text:s text:c="55"/></text:p>
      <text:p text:style-name="Preformatted_20_Text"><text:s text:c="24"/>H a</text:p>
      <text:p text:style-name="Preformatted_20_Text"><text:s text:c="29"/>X H̄ = chiral</text:p>
      <text:p text:style-name="Preformatted_20_Text"><text:s text:c="34"/>a</text:p>
      <text:p text:style-name="Preformatted_20_Text"><text:s text:c="53"/>3 complex scalars</text:p>
      <text:p text:style-name="Preformatted_20_Text">When generating the masses for the fermions from the Kähler potential</text:p>
      <text:p text:style-name="Preformatted_20_Text">we write</text:p>
      <text:p text:style-name="Preformatted_20_Text"><text:s text:c="40"/>h <text:s text:c="14"/># <text:s text:c="6"/>A</text:p>
      <text:p text:style-name="Preformatted_20_Text"><text:s text:c="71"/>#1</text:p>
      <text:p text:style-name="Preformatted_20_Text"><text:s text:c="69"/>A 3 <text:s text:c="11"/>a <text:s text:c="4"/>a</text:p>
      <text:p text:style-name="Preformatted_20_Text"><text:s text:c="92"/>#i</text:p>
      <text:p text:style-name="Preformatted_20_Text"><text:s text:c="2"/>KK = − log (−i(τ − τ̄ )) − 3 log −i(T − T̄ ) f U , Ū <text:s text:c="18"/>+ k H , H̄</text:p>
      <text:p text:style-name="Preformatted_20_Text"><text:s text:c="95"/>(2.3.83)</text:p>
      <text:p text:style-name="Preformatted_20_Text"><text:s text:c="41"/>i ̄ <text:s text:c="16"/>i j <text:s text:c="11"/>ı̄ ̄</text:p>
      <text:p text:style-name="Preformatted_20_Text"><text:s text:c="20"/># <text:s text:c="61"/>##</text:p>
      <text:p text:style-name="Preformatted_20_Text"><text:s text:c="10"/>− 3 log 1 − aX X̄ − bδij Y Ȳ + c mij X̄Y Y + m̄ı̄̄ X Ȳ Ȳ <text:s text:c="17"/>,</text:p>
      <text:p text:style-name="Preformatted_20_Text">with the gauge kinetic function given as</text:p>
      <text:p text:style-name="Preformatted_20_Text"><text:s text:c="56"/>Z</text:p>
      <text:p text:style-name="Preformatted_20_Text"><text:s text:c="40"/>A <text:s text:c="4"/>A</text:p>
      <text:p text:style-name="Preformatted_20_Text"><text:s text:c="95"/>(2.3.84)</text:p>
      <text:p text:style-name="Preformatted_20_Text"><text:s text:c="48"/>#</text:p>
      <text:p text:style-name="Preformatted_20_Text"><text:s text:c="33"/>f U , Ū <text:s text:c="8"/>= −i <text:s text:c="5"/>Ω ∧ Ω̄ ,</text:p>
      <text:p text:style-name="Preformatted_20_Text"><text:s text:c="50"/>57</text:p>
      <text:p text:style-name="Preformatted_20_Text">the a, b, and c are shorthand for</text:p>
      <text:p text:style-name="Preformatted_20_Text"><text:s text:c="50"/>a ,H̄ a )</text:p>
      <text:p text:style-name="Preformatted_20_Text"><text:s text:c="41"/>e−4A(H</text:p>
      <text:p text:style-name="Preformatted_20_Text"><text:s text:c="2"/>a= <text:s text:c="18"/>h <text:s text:c="12"/># <text:s text:c="21"/># <text:s text:c="15"/>#− 1 i <text:s text:c="14"/>#,</text:p>
      <text:p text:style-name="Preformatted_20_Text"><text:s text:c="7"/>3 (−i(τ − τ̄ )) <text:s text:c="2"/>−i(T − T̄ ) + k H a , H̄ a f U A , Ū A 3 f U A , Ū A</text:p>
      <text:p text:style-name="Preformatted_20_Text"><text:s text:c="52"/>a ,H̄ a )</text:p>
      <text:p text:style-name="Preformatted_20_Text"><text:s text:c="42"/>e−4A(H</text:p>
      <text:p text:style-name="Preformatted_20_Text"><text:s text:c="2"/>b= <text:s text:c="18"/>h <text:s text:c="12"/># <text:s text:c="21"/># <text:s text:c="15"/>#− 1 i2 <text:s text:c="14"/>#1 ,</text:p>
      <text:p text:style-name="Preformatted_20_Text"><text:s text:c="7"/>3 (−i(τ − τ̄ )) <text:s text:c="2"/>−i(T − T̄ ) + k H a , H̄ a f U A , Ū A 3 f U A , Ū A 3</text:p>
      <text:p text:style-name="Preformatted_20_Text"><text:s text:c="57"/>a ,H̄ a )</text:p>
      <text:p text:style-name="Preformatted_20_Text"><text:s text:c="47"/>e−8A(H</text:p>
      <text:p text:style-name="Preformatted_20_Text"><text:s text:c="2"/>c= <text:s text:c="85"/>i 32 <text:s text:c="18"/>,</text:p>
      <text:p text:style-name="Preformatted_20_Text"><text:s text:c="26"/>3</text:p>
      <text:p text:style-name="Preformatted_20_Text"><text:s text:c="28"/>h <text:s text:c="14"/># <text:s text:c="22"/># <text:s text:c="15"/>#− 1 <text:s text:c="18"/># 56</text:p>
      <text:p text:style-name="Preformatted_20_Text"><text:s text:c="7"/>6M 2 (−i(τ − τ̄ )) 2 <text:s text:c="2"/>−i(T − T̄ ) + k <text:s text:c="9"/>H a , H̄ a <text:s text:c="4"/>f <text:s text:c="2"/>U A , Ū A 3 <text:s text:c="8"/>f U A , Ū A</text:p>
      <text:p text:style-name="Preformatted_20_Text"><text:s text:c="104"/><text:soft-page-break/>(2.3.85)</text:p>
      <text:p text:style-name="Preformatted_20_Text">and finally the fermion mass matrix is (see also (2.3.34) and the discussion there):</text:p>
      <text:p text:style-name="Preformatted_20_Text"><text:s text:c="29"/>√</text:p>
      <text:p text:style-name="Preformatted_20_Text"><text:s text:c="31"/>2 2A−4u φ c d</text:p>
      <text:p text:style-name="Preformatted_20_Text"><text:s text:c="42"/>e 2 ei ej + ecj edi Ωabc g aā g bb̄ Ḡdāb̄ . <text:s text:c="15"/>(2.3.86)</text:p>
      <text:p text:style-name="Preformatted_20_Text"><text:s text:c="67"/>#</text:p>
      <text:p text:style-name="Preformatted_20_Text"><text:s text:c="20"/>mij = i <text:s text:c="4"/>e</text:p>
      <text:p text:style-name="Preformatted_20_Text"><text:s text:c="30"/>8</text:p>
      <text:p text:style-name="Preformatted_20_Text">The correct superpotential for this description is:</text:p>
      <text:p text:style-name="Preformatted_20_Text"><text:s text:c="31"/>WK = WGVW + Wnp + M 2 X , <text:s text:c="47"/>(2.3.87)</text:p>
      <text:p text:style-name="Preformatted_20_Text"><text:s text:c="14"/>√</text:p>
      <text:p text:style-name="Preformatted_20_Text">with M 2 = 2 here and also below. Note once more that the fermion mass terms</text:p>
      <text:p text:style-name="Preformatted_20_Text">do not appear in this superpotential.</text:p>
      <text:p text:style-name="Preformatted_20_Text">Writing the fermion masses as a superpotential contribution we have a</text:p>
      <text:p text:style-name="Preformatted_20_Text">Kähler potential</text:p>
      <text:p text:style-name="Preformatted_20_Text"><text:s text:c="39"/>h <text:s text:c="36"/>#1 <text:s text:c="18"/>#i</text:p>
      <text:p text:style-name="Preformatted_20_Text"><text:s text:c="2"/>KM = − log (−i(τ − τ̄ )) − 3 log −i(T − T̄ ) f U A , Ū A 3 + k H a , H̄ a</text:p>
      <text:p text:style-name="Preformatted_20_Text"><text:s text:c="60"/>#</text:p>
      <text:p text:style-name="Preformatted_20_Text"><text:s text:c="104"/>(2.3.88)</text:p>
      <text:p text:style-name="Preformatted_20_Text"><text:s text:c="10"/>− 3 log 1 − aX X̄ − bδi̄ Y i Ȳ ̄ ,</text:p>
      <text:p text:style-name="Preformatted_20_Text"><text:s text:c="17"/># <text:s text:c="26"/>#</text:p>
      <text:p text:style-name="Preformatted_20_Text">with the same a and b as above. The fermion masses are now included in the</text:p>
      <text:p text:style-name="Preformatted_20_Text">superpotential</text:p>
      <text:p text:style-name="Preformatted_20_Text"><text:s text:c="70"/>1</text:p>
      <text:p text:style-name="Preformatted_20_Text"><text:s text:c="24"/>WM = WGVW + Wnp + M 2 X + M̂ij Y i Y j , <text:s text:c="39"/>(2.3.89)</text:p>
      <text:p text:style-name="Preformatted_20_Text"><text:s text:c="70"/>2</text:p>
      <text:p text:style-name="Preformatted_20_Text">with the chiral mass multiplet</text:p>
      <text:p text:style-name="Preformatted_20_Text"><text:s text:c="22"/> <text:s text:c="10"/># <text:s text:c="13"/># <text:s text:c="35"/></text:p>
      <text:p text:style-name="Preformatted_20_Text"><text:s text:c="39"/>0 −K</text:p>
      <text:p text:style-name="Preformatted_20_Text"><text:s text:c="36"/>X̄ e X̄ e−4A−2u mij</text:p>
      <text:p text:style-name="Preformatted_20_Text"><text:s text:c="45"/>6</text:p>
      <text:p text:style-name="Preformatted_20_Text"><text:s text:c="11"/>M̂ij = Σ  # <text:s text:c="16"/># <text:s text:c="20"/>1 <text:s text:c="16"/>#− 16  . <text:s text:c="14"/>(2.3.90)</text:p>
      <text:p text:style-name="Preformatted_20_Text"><text:s text:c="30"/>0 −K <text:s text:c="37"/>A <text:s text:c="3"/>A</text:p>
      <text:p text:style-name="Preformatted_20_Text"><text:s text:c="25"/>Σ X̄ e 6 X̄ (−i(τ − τ̄ )) f U , Ū <text:s text:c="2"/>2</text:p>
      <text:p text:style-name="Preformatted_20_Text"><text:s text:c="50"/>58</text:p>
      <text:p text:style-name="Preformatted_20_Text">2.3.5 <text:s text:c="2"/>The anti-D3-brane in KKLT - Interim Summary</text:p>
      <text:p text:style-name="Preformatted_20_Text">In this section we studied the anti-D3-brane at the bottom of a warped throat in</text:p>
      <text:p text:style-name="Preformatted_20_Text">the KKLT scenario. We found a description that includes all world-volume fields</text:p>
      <text:p text:style-name="Preformatted_20_Text">and couplings using the language of non-linear supersymmetry. The action is super-</text:p>
      <text:p text:style-name="Preformatted_20_Text">symmetric and the symmetry gets broken spontaneously by the anti-brane. With</text:p>
      <text:p text:style-name="Preformatted_20_Text">the results presented here and originally in [4], we have found a complete descrip-</text:p>
      <text:p text:style-name="Preformatted_20_Text">tion that should find ample use in further studies of KKLT-like models and string</text:p>
      <text:p text:style-name="Preformatted_20_Text">phenomenology in general. In particular, in [140] an anti-D3-/D7 setup was dis-</text:p>
      <text:p text:style-name="Preformatted_20_Text">cussed using similar methodes as described here. Furthermore, it should be possible</text:p>
      <text:p text:style-name="Preformatted_20_Text">to extend the description here to stacks of anti-D3-branes by promoting the world-</text:p>
      <text:p text:style-name="Preformatted_20_Text">volume fields to have SU (ND3 )-symmetry [120]. Such a setup in the KKLT scenario</text:p>
      <text:p text:style-name="Preformatted_20_Text">leads, however, to the polarization of the stack of anti-D3-branes into an N S5-brane</text:p>
      <text:p text:style-name="Preformatted_20_Text">[92]. The resulting theory [93, 101] has been studied but a description in terms of</text:p>
      <text:p text:style-name="Preformatted_20_Text">constrained superfields has not yet been found. Another interesting extension of our</text:p>
      <text:p text:style-name="Preformatted_20_Text"><text:soft-page-break/>work here regards the large volume scenario (LVS) [141, 142]. There, SUSY is broken</text:p>
      <text:p text:style-name="Preformatted_20_Text">already in anti-de Sitter space before the uplifting brane is introduced. This leads</text:p>
      <text:p text:style-name="Preformatted_20_Text">to a Goldstino that is composed of the world-volume fermions and the closed string</text:p>
      <text:p text:style-name="Preformatted_20_Text">fermions. It should be possible to re-write the action of this situation in a similar</text:p>
      <text:p text:style-name="Preformatted_20_Text">manner as we did here for KKLT. This would be interesting as LVS is one of the</text:p>
      <text:p text:style-name="Preformatted_20_Text">main competitors to the KKLT setup.</text:p>
      <text:p text:style-name="Preformatted_20_Text"><text:s text:c="42"/>59</text:p>
      <text:p text:style-name="Preformatted_20_Text">Chapter 3</text:p>
      <text:p text:style-name="Preformatted_20_Text">KKLT-like Constructions</text:p>
      <text:p text:style-name="Preformatted_20_Text">In this chapter we review extensions of the class of de Sitter constructions based on</text:p>
      <text:p text:style-name="Preformatted_20_Text">the KKL(MM)T model [14, 33] that we published in [5–7]. After briefly reviewing the</text:p>
      <text:p text:style-name="Preformatted_20_Text">original setup, we first show a way to translate the setup to type IIA models [5] where</text:p>
      <text:p text:style-name="Preformatted_20_Text">one uses and anti-D6-brane instead of the anti-D3-brane of the original models that</text:p>
      <text:p text:style-name="Preformatted_20_Text">are based in type IIB theory. Importantly, we rely on non-perturbative corrections in</text:p>
      <text:p text:style-name="Preformatted_20_Text">order to achieve the uplift. We go on by introducing the ”mass production methode”</text:p>
      <text:p text:style-name="Preformatted_20_Text">[6] in section 3.3 that allows for the easy construction de Sitter vacua without the fear</text:p>
      <text:p text:style-name="Preformatted_20_Text">of tachyonic directions. Finally, based on [7], we consider more general, M-theory</text:p>
      <text:p text:style-name="Preformatted_20_Text">motivated, examples that allow for different kinds of non-perturbative corrections to</text:p>
      <text:p text:style-name="Preformatted_20_Text">be absent.</text:p>
      <text:p text:style-name="Preformatted_20_Text">3.1 <text:s text:c="4"/>KKL(MM)T</text:p>
      <text:p text:style-name="Preformatted_20_Text">The KKLT-scenario [14, 33] is a potentially possible way to obtain meta-stable de</text:p>
      <text:p text:style-name="Preformatted_20_Text">Sitter spaces from string theory. The initial setup is based on a simple type IIB model</text:p>
      <text:p text:style-name="Preformatted_20_Text">with 3 moduli. Here, S is the axio-dilaton, T the Kähler-modulus and U the complex</text:p>
      <text:p text:style-name="Preformatted_20_Text">structure modulus. Note that in more general setups the moduli T and U can split</text:p>
      <text:p text:style-name="Preformatted_20_Text">into many different, independent scalars each, depending on the Hodge-numbers h1,1</text:p>
      <text:p text:style-name="Preformatted_20_Text">and h2,1 of the internal manifold. In the simplest model these are taken to be the</text:p>
      <text:p text:style-name="Preformatted_20_Text">same and the model simplifies. Such an ST U -model has the following Kähler- and</text:p>
      <text:p text:style-name="Preformatted_20_Text">Superpotential in IIB supergravity:</text:p>
      <text:p text:style-name="Preformatted_20_Text"><text:s text:c="31"/># <text:s text:c="19"/># <text:s text:c="19"/>#</text:p>
      <text:p text:style-name="Preformatted_20_Text"><text:s text:c="8"/>K = − log −i(S − S̄ − 3 log −i(T − T̄ ) − 3 log −i(U − Ū ) ,</text:p>
      <text:p text:style-name="Preformatted_20_Text"><text:s text:c="82"/>(3.1.1)</text:p>
      <text:p text:style-name="Preformatted_20_Text"><text:s text:c="8"/>W = Wflux + Wnp .</text:p>
      <text:p text:style-name="Preformatted_20_Text"><text:s text:c="45"/>61</text:p>
      <text:p text:style-name="Preformatted_20_Text">In the superpotential the first term comes from introducing p-form fluxes on the</text:p>
      <text:p text:style-name="Preformatted_20_Text">internal manifold and the second term from non-perturbative contributions. In the</text:p>
      <text:p text:style-name="Preformatted_20_Text">KKLT-scenario one follows a three-step process:</text:p>
      <text:p text:style-name="Preformatted_20_Text"><text:s text:c="3"/>1. Use the flux superpotential in order to stabilize the axio-dilaton S and the</text:p>
      <text:p text:style-name="Preformatted_20_Text"><text:s text:c="6"/>complex structure moduli U .</text:p>
      <text:p text:style-name="Preformatted_20_Text"><text:s text:c="3"/>2. Introduce a non-perturbative contribution of the form</text:p>
      <text:p text:style-name="Preformatted_20_Text"><text:s text:c="41"/>Wnp = AeiaT , <text:s text:c="29"/>(3.1.2)</text:p>
      <text:p text:style-name="Preformatted_20_Text"><text:s text:c="6"/>in order to stabilize the Kähler moduli and obtain a stable AdS space.</text:p>
      <text:p text:style-name="Preformatted_20_Text"><text:s text:c="3"/>3. Add an anti-D3-brane at the bottom of a warped throat, effectively giving a</text:p>
      <text:p text:style-name="Preformatted_20_Text"><text:s text:c="6"/>positive energy contribution to the scalar potential, in order to lift the minimum</text:p>
      <text:p text:style-name="Preformatted_20_Text"><text:s text:c="6"/>of the scalar potential to positive energy.</text:p>
      <text:p text:style-name="Preformatted_20_Text">In figure 3.1 a rough example is given of how the stable AdS space from step 2, the</text:p>
      <text:p text:style-name="Preformatted_20_Text">contribution of the anti-D3-brane and the resulting meta-stable dS space are plotted.</text:p>
      <text:p text:style-name="Preformatted_20_Text">The cosmological constant is given by the value of the scalar potential</text:p>
      <text:p text:style-name="Preformatted_20_Text"><text:soft-page-break/><text:s text:c="9"/>105</text:p>
      <text:p text:style-name="Preformatted_20_Text"><text:s text:c="12"/>5</text:p>
      <text:p text:style-name="Preformatted_20_Text"><text:s text:c="15"/>V</text:p>
      <text:p text:style-name="Preformatted_20_Text"><text:s text:c="12"/>4</text:p>
      <text:p text:style-name="Preformatted_20_Text"><text:s text:c="12"/>3</text:p>
      <text:p text:style-name="Preformatted_20_Text"><text:s text:c="92"/>V= 1</text:p>
      <text:p text:style-name="Preformatted_20_Text"><text:s text:c="12"/>2</text:p>
      <text:p text:style-name="Preformatted_20_Text"><text:s text:c="92"/>VD6</text:p>
      <text:p text:style-name="Preformatted_20_Text"><text:s text:c="94"/>_</text:p>
      <text:p text:style-name="Preformatted_20_Text"><text:s text:c="12"/>1</text:p>
      <text:p text:style-name="Preformatted_20_Text"><text:s text:c="92"/>Vtot</text:p>
      <text:p text:style-name="Preformatted_20_Text"><text:s text:c="22"/>0.5 <text:s text:c="5"/>1.0 <text:s text:c="5"/>1.5 <text:s text:c="5"/>2.0 <text:s text:c="6"/>2.5 <text:s text:c="5"/>3.0</text:p>
      <text:p text:style-name="Preformatted_20_Text"><text:s text:c="72"/>Im(T)</text:p>
      <text:p text:style-name="Preformatted_20_Text"><text:s text:c="10"/>-1</text:p>
      <text:p text:style-name="Preformatted_20_Text"><text:s text:c="10"/>-2</text:p>
      <text:p text:style-name="Preformatted_20_Text">Figure 3.1. Example depiction of the three scalar potentials in KKLT. The dash-dotted</text:p>
      <text:p text:style-name="Preformatted_20_Text">(blue) line is the stable AdS progenitor that gets uplifted by the dashed (green) positive</text:p>
      <text:p text:style-name="Preformatted_20_Text">energy contribution from the anti-D3-brane, in this example placed at the bottom of a</text:p>
      <text:p text:style-name="Preformatted_20_Text">warped throat. The result is a (meta-) stabel de Sitter vacuum in the solid (red) line.</text:p>
      <text:p text:style-name="Preformatted_20_Text"><text:s text:c="44"/>62</text:p>
      <text:p text:style-name="Preformatted_20_Text"><text:s text:c="25"/>V = V0 + VD3 <text:s text:c="9"/>where:</text:p>
      <text:p text:style-name="Preformatted_20_Text"><text:s text:c="37"/># <text:s text:c="24"/>#</text:p>
      <text:p text:style-name="Preformatted_20_Text"><text:s text:c="44"/>̄</text:p>
      <text:p text:style-name="Preformatted_20_Text"><text:s text:c="25"/>V0 = e−K K I J DI W DJ W − 3|W |2 , <text:s text:c="20"/>(3.1.3)</text:p>
      <text:p text:style-name="Preformatted_20_Text"><text:s text:c="36"/>μ</text:p>
      <text:p text:style-name="Preformatted_20_Text"><text:s text:c="24"/>VD3 = <text:s text:c="15"/>with p = 2, 3 ,</text:p>
      <text:p text:style-name="Preformatted_20_Text"><text:s text:c="32"/>(T + T̄ )p</text:p>
      <text:p text:style-name="Preformatted_20_Text">at the minimum. The value of p depends on wether the brane is located in te bulk</text:p>
      <text:p text:style-name="Preformatted_20_Text">(p = 2) or at the bottom of a warped throat p = 3. The idea is that one can tune</text:p>
      <text:p text:style-name="Preformatted_20_Text">the amount of uplift in order to, in principle, match the cosmological constant. The</text:p>
      <text:p text:style-name="Preformatted_20_Text">description of the anti-D3-brane in terms of Kähler- and superpotential has been</text:p>
      <text:p text:style-name="Preformatted_20_Text">discussed in section 2.3 and relies on constrained superfields.</text:p>
      <text:p text:style-name="Preformatted_20_Text">This model has been investigated thoroughly since its inception and many questions</text:p>
      <text:p text:style-name="Preformatted_20_Text">have been raised, for an overview see [143]. A main concern regards the nature of</text:p>
      <text:p text:style-name="Preformatted_20_Text">the non-perturbative corrections. These can arise in 4d supergravity from gaugino</text:p>
      <text:p text:style-name="Preformatted_20_Text">condensation on D7-branes. However, this is a 4d effect that lacks an obvious physical</text:p>
      <text:p text:style-name="Preformatted_20_Text">counterpart in 10d and the description is likewise not immediately clear. Recently it</text:p>
      <text:p text:style-name="Preformatted_20_Text">has been shown that one can indeed match these effects to fermionic coupling terms</text:p>
      <text:p text:style-name="Preformatted_20_Text">in 10d [135], see [123, 128, 129, 132–134, 137, 138, 144, 145] for earlier works on this</text:p>
      <text:p text:style-name="Preformatted_20_Text">and related issues. Another topic under investigation is the stability and possible</text:p>
      <text:p text:style-name="Preformatted_20_Text">singularities of the anti-brane setup at the bottom of a warped throat [146–161].</text:p>
      <text:p text:style-name="Preformatted_20_Text">Currently, the consensus is that such setups can be meta-stable. A more recent,</text:p>
      <text:p text:style-name="Preformatted_20_Text">issue regards the sizes of the bulk of the internal manifold and the warped throat.</text:p>
      <text:p text:style-name="Preformatted_20_Text">It has been claimed [162] that the warped throat needs to be bigger than the rest of</text:p>
      <text:p text:style-name="Preformatted_20_Text">the bulk in order for the model to work, which goes against common intuition about</text:p>
      <text:p text:style-name="Preformatted_20_Text"><text:soft-page-break/>the internal manifold in typical setups.</text:p>
      <text:p text:style-name="Preformatted_20_Text">Nevertheless, the KKLT scenario remains one of the more promising candidates for</text:p>
      <text:p text:style-name="Preformatted_20_Text">the construction of dS space from string theory.</text:p>
      <text:p text:style-name="Preformatted_20_Text">3.2 <text:s text:c="3"/>Uplifting in Type IIA</text:p>
      <text:p text:style-name="Preformatted_20_Text">The KKLT-scenario [14, 33], as described in section 3.1, gives a possible way of</text:p>
      <text:p text:style-name="Preformatted_20_Text">constructing dS vacua from type IIB string theory using an uplifting anti-D3-brane.</text:p>
      <text:p text:style-name="Preformatted_20_Text">One may wonder if something similar is possible in type IIA as well. First off, since</text:p>
      <text:p text:style-name="Preformatted_20_Text">we are going to consider type IIA theory on SU (3) structure manifolds, only anti-D6-</text:p>
      <text:p text:style-name="Preformatted_20_Text">branes can appear because Dp-branes wrap p − 3 cycles in the internal manifold and</text:p>
      <text:p text:style-name="Preformatted_20_Text">no non-trivial 1- or 5-cycles exist for our choice. This leaves us with an unique choice</text:p>
      <text:p text:style-name="Preformatted_20_Text">for the uplifting brane. An anti-D6-brane in a similar setup was used first in order</text:p>
      <text:p text:style-name="Preformatted_20_Text">to stabilize an existing but unstable vacuum in [49]. The present section is based</text:p>
      <text:p text:style-name="Preformatted_20_Text"><text:s text:c="45"/>63</text:p>
      <text:p text:style-name="Preformatted_20_Text">on [5] where we instead were interested in uplifting a stable AdS point with the</text:p>
      <text:p text:style-name="Preformatted_20_Text">contribution from the anti-D6-brane, just like in the KKLT model.</text:p>
      <text:p text:style-name="Preformatted_20_Text">3.2.1 <text:s text:c="2"/>The Type IIA STU-Model</text:p>
      <text:p text:style-name="Preformatted_20_Text">For an explicit construction we will employ a simple 3 moduli setup with S being the</text:p>
      <text:p text:style-name="Preformatted_20_Text">axio-dilaton, T the complex structure modulus and U the Kähler modulus [163, 164].</text:p>
      <text:p text:style-name="Preformatted_20_Text">Note that T and U exchange their physical meaning when going from type IIB to IIA,</text:p>
      <text:p text:style-name="Preformatted_20_Text">due to T-duality. The model is a compactification to 4 dimensions on T 6 /(Z2 × Z2 )</text:p>
      <text:p text:style-name="Preformatted_20_Text">with added anti-D6-branes wrapping 3-cycles. These branes can either wrap only on</text:p>
      <text:p text:style-name="Preformatted_20_Text">one such 3-cycle (ND6 ) or wrap directions along both cycles of the geometry (ND6 <text:s text:c="5"/>).</text:p>
      <text:p text:style-name="Preformatted_20_Text"><text:s text:c="21"/>k <text:s text:c="62"/>⊥</text:p>
      <text:p text:style-name="Preformatted_20_Text">The Kähler- and Superpotential we will consider are:</text:p>
      <text:p text:style-name="Preformatted_20_Text"><text:s text:c="8"/>K = − log (−i(S − S̄)) − 3 log (−i(T − T̄ )) − 3 log(−i(U − Ū )) ,</text:p>
      <text:p text:style-name="Preformatted_20_Text"><text:s text:c="82"/>(3.2.1)</text:p>
      <text:p text:style-name="Preformatted_20_Text"><text:s text:c="7"/>W = f6 + Wnp .</text:p>
      <text:p text:style-name="Preformatted_20_Text">f6 corresponds to a 6-flux and we assume that all other p-form fluxes are turned off.</text:p>
      <text:p text:style-name="Preformatted_20_Text">This is not only due to simplicity but it turns out that including those fluxes leads to</text:p>
      <text:p text:style-name="Preformatted_20_Text">tachyons in the initial AdS space. The non-perturbative part Wnp is given as:</text:p>
      <text:p text:style-name="Preformatted_20_Text"><text:s text:c="24"/>Wnp = AS eiaS S + AT eiaT T + AU eiaU U , <text:s text:c="16"/>(3.2.2)</text:p>
      <text:p text:style-name="Preformatted_20_Text">where we take all parameters appearing to be real and constant. Note that, in</text:p>
      <text:p text:style-name="Preformatted_20_Text">principle, the parameters AS , AT and AU can be moduli dependent. For exam-</text:p>
      <text:p text:style-name="Preformatted_20_Text">ple of one field Φ and since we are interested in Im(Φ) as our modulus, we have:</text:p>
      <text:p text:style-name="Preformatted_20_Text"><text:s text:c="7"/>= A(0) + A0 (0)e−Im(Φ) + . . . which we will approximate by a constant expres-</text:p>
      <text:p text:style-name="Preformatted_20_Text">A(eΦ ) ∼</text:p>
      <text:p text:style-name="Preformatted_20_Text">sion for e−Im(Φ) # 1. For this reason we will require the last condition throughout</text:p>
      <text:p text:style-name="Preformatted_20_Text">our analysis. This corresponds to suppressed higher-order perturbative terms and α0</text:p>
      <text:p text:style-name="Preformatted_20_Text">corrections, which is a typical requirement for most string constructions.</text:p>
      <text:p text:style-name="Preformatted_20_Text">Further stringy requirements are flux quantisation and the non-trivial Bianchi iden-</text:p>
      <text:p text:style-name="Preformatted_20_Text">tity including the anti-D6-brane charges. The first condition is easily satisfied in</text:p>
      <text:p text:style-name="Preformatted_20_Text">our model as we can set f6 to any value we want. In fact, due to a scaling symme-</text:p>
      <text:p text:style-name="Preformatted_20_Text">try of the model, this can even be achieved after finding a model with non-integer</text:p>
      <text:p text:style-name="Preformatted_20_Text">flux by shifting the position in moduli space and changing the parameters in the</text:p>
      <text:p text:style-name="Preformatted_20_Text"><text:soft-page-break/><text:s text:c="43"/>64</text:p>
      <text:p text:style-name="Preformatted_20_Text">superpotential in the following way:</text:p>
      <text:p text:style-name="Preformatted_20_Text"><text:s text:c="22"/>S → λS S , <text:s text:c="7"/>T → λT T , <text:s text:c="7"/>U → λU U ,</text:p>
      <text:p text:style-name="Preformatted_20_Text"><text:s text:c="29"/>aS <text:s text:c="14"/>aT <text:s text:c="14"/>aU</text:p>
      <text:p text:style-name="Preformatted_20_Text"><text:s text:c="21"/>aS →</text:p>
      <text:p text:style-name="Preformatted_20_Text"><text:s text:c="29"/>λ</text:p>
      <text:p text:style-name="Preformatted_20_Text"><text:s text:c="32"/>, <text:s text:c="5"/>aT →</text:p>
      <text:p text:style-name="Preformatted_20_Text"><text:s text:c="46"/>λT</text:p>
      <text:p text:style-name="Preformatted_20_Text"><text:s text:c="49"/>, <text:s text:c="6"/>aU →</text:p>
      <text:p text:style-name="Preformatted_20_Text"><text:s text:c="63"/>λU</text:p>
      <text:p text:style-name="Preformatted_20_Text"><text:s text:c="66"/>, <text:s text:c="12"/>(3.2.3)</text:p>
      <text:p text:style-name="Preformatted_20_Text"><text:s text:c="29"/>qS <text:s text:c="24"/>q</text:p>
      <text:p text:style-name="Preformatted_20_Text"><text:s text:c="21"/>Ai → λS λ3T λ3U Ai , <text:s text:c="7"/>f6 → λS λ3T λ3U f6 .</text:p>
      <text:p text:style-name="Preformatted_20_Text">The Kähler potential shifts by a constant − log(λS λ3T λ3U ), which can be compensated</text:p>
      <text:p text:style-name="Preformatted_20_Text">via a Kähler transformation that does not change the physics.</text:p>
      <text:p text:style-name="Preformatted_20_Text">The Bianchi identity:</text:p>
      <text:p text:style-name="Preformatted_20_Text"><text:s text:c="25"/>Z</text:p>
      <text:p text:style-name="Preformatted_20_Text"><text:s text:c="28"/>dF2 − F0 H = −2NO6 + ND6 − ND6 , <text:s text:c="19"/>(3.2.4)</text:p>
      <text:p text:style-name="Preformatted_20_Text">on the other hand, needs to be satisfied for each 3-cycle independently. Since the only</text:p>
      <text:p text:style-name="Preformatted_20_Text">non-zero flux we have is F6 , we can satisfy this condition only by adding D6-branes</text:p>
      <text:p text:style-name="Preformatted_20_Text">in order to cancel the charges of our uplifting anti-D6-branes and any potential O6-</text:p>
      <text:p text:style-name="Preformatted_20_Text">planes. In principle having D6- and anti-D6-branes on the same cycle could prove</text:p>
      <text:p text:style-name="Preformatted_20_Text">problematic, since they can annihilate, but if one chooses the correct geometry this</text:p>
      <text:p text:style-name="Preformatted_20_Text">can work out [165]. Other possibilities to satisfy the Bianchi identity would require</text:p>
      <text:p text:style-name="Preformatted_20_Text">exotic ingredients, like anti-O6-planes, the study of which is not the subject of this</text:p>
      <text:p text:style-name="Preformatted_20_Text">work.</text:p>
      <text:p text:style-name="Preformatted_20_Text">3.2.2 <text:s text:c="3"/>Origin of the non-perturbative Corrections</text:p>
      <text:p text:style-name="Preformatted_20_Text">The non-perturbative corrections in the superpotential 3.2.2 can arise due to different</text:p>
      <text:p text:style-name="Preformatted_20_Text">effects [166]. For S and T one possibility that is often considered is gaugino con-</text:p>
      <text:p text:style-name="Preformatted_20_Text">densation. The terms then arise from a Yang-Mills (YM) theory on the D6-branes.</text:p>
      <text:p text:style-name="Preformatted_20_Text">Depending on the brane orientation the coupling constants of the YM-theory are</text:p>
      <text:p text:style-name="Preformatted_20_Text">related to the moduli via [164]:</text:p>
      <text:p text:style-name="Preformatted_20_Text"><text:s text:c="22"/># <text:s text:c="5"/>#−2</text:p>
      <text:p text:style-name="Preformatted_20_Text"><text:s text:c="80"/>(3.2.5)</text:p>
      <text:p text:style-name="Preformatted_20_Text"><text:s text:c="25"/>k <text:s text:c="29"/>#−2</text:p>
      <text:p text:style-name="Preformatted_20_Text"><text:s text:c="24"/>gY M <text:s text:c="5"/>∼ Im(S) , <text:s text:c="7"/>gY⊥M <text:s text:c="4"/>∼ Im(T ) .</text:p>
      <text:p text:style-name="Preformatted_20_Text">An alternative explanation for the appearance of non-perturbative contributions in</text:p>
      <text:p text:style-name="Preformatted_20_Text">the superpotential would be Euclidean D2-branes wrapping 3-cycles of the internal</text:p>
      <text:p text:style-name="Preformatted_20_Text">manifold. Such branes would give rise to the wanted terms with aS = aT = 2π.</text:p>
      <text:p text:style-name="Preformatted_20_Text">Thus far the exponent for the volume modulus U has not been motivated. Generally,</text:p>
      <text:p text:style-name="Preformatted_20_Text">such a non-perturbative correction is less established than the other two. Neverthe-</text:p>
      <text:p text:style-name="Preformatted_20_Text">less, there are possibilities for this contribution to arise.</text:p>
      <text:p text:style-name="Preformatted_20_Text">Here we argue that string theory U-duality should exist. String theories exhibit</text:p>
      <text:p text:style-name="Preformatted_20_Text"><text:s text:c="45"/>65</text:p>
      <text:p text:style-name="Preformatted_20_Text">S- and T -duality. In M-theory it is expected that the two combine into U-duality</text:p>
      <text:p text:style-name="Preformatted_20_Text">[167, 168]. The discrete U-duality contains S- and T-duality as subgroups: E7 (Z) ⊃</text:p>
      <text:p text:style-name="Preformatted_20_Text">SL(2, Z) × O(6, 6; Z). This suggests that non-perturbative corrections in the U -</text:p>
      <text:p text:style-name="Preformatted_20_Text"><text:soft-page-break/>direction can arise since they appear on equal footing in M-theory [169]. One phys-</text:p>
      <text:p text:style-name="Preformatted_20_Text">ical motivation for this claim comes from STU black holes, which exhibit a feature</text:p>
      <text:p text:style-name="Preformatted_20_Text">called string triality, see [170]. Still, the question remains which phenomenon in type</text:p>
      <text:p text:style-name="Preformatted_20_Text">IIA string theory can produce the required terms in the superpotential. One pos-</text:p>
      <text:p text:style-name="Preformatted_20_Text">sible explanation would be open string worldsheet instantons in N = 1 orientifold</text:p>
      <text:p text:style-name="Preformatted_20_Text">compactifications [171, 172].</text:p>
      <text:p text:style-name="Preformatted_20_Text">3.2.3 <text:s text:c="3"/>The uplifting Anti-D6-Brane</text:p>
      <text:p text:style-name="Preformatted_20_Text">The final step in the procedure is the lift from anti-de Sitter space to de Sitter via</text:p>
      <text:p text:style-name="Preformatted_20_Text">the inclusion of anti-D6-branes. This corresponds to an additional term in the scalar</text:p>
      <text:p text:style-name="Preformatted_20_Text">potential of the following form:</text:p>
      <text:p text:style-name="Preformatted_20_Text"><text:s text:c="41"/>μ41 <text:s text:c="11"/>μ42</text:p>
      <text:p text:style-name="Preformatted_20_Text"><text:s text:c="30"/>VD6 = <text:s text:c="11"/>+ <text:s text:c="14"/>. <text:s text:c="16"/>(3.2.6)</text:p>
      <text:p text:style-name="Preformatted_20_Text"><text:s text:c="37"/>Im(T )3 Im(T )2 Im(S)</text:p>
      <text:p text:style-name="Preformatted_20_Text">Here, μ41 = 2eA1 ND6 and μ42 = 2eA2 ND6 <text:s text:c="10"/>describe ND6 = ND6 + ND6 <text:s text:c="2"/>number of</text:p>
      <text:p text:style-name="Preformatted_20_Text"><text:s text:c="22"/>k <text:s text:c="22"/>⊥ <text:s text:c="20"/>k <text:s text:c="4"/>⊥</text:p>
      <text:p text:style-name="Preformatted_20_Text">anti-D6-branes wrapping, potentially warped, 3-cycles. The warp factors are given</text:p>
      <text:p text:style-name="Preformatted_20_Text">by eA1 and eA2 , respectively. The total scalar potential then is:</text:p>
      <text:p text:style-name="Preformatted_20_Text"><text:s text:c="18"/># <text:s text:c="28"/># <text:s text:c="5"/>μ41 <text:s text:c="8"/>μ42</text:p>
      <text:p text:style-name="Preformatted_20_Text"><text:s text:c="81"/>(3.2.7)</text:p>
      <text:p text:style-name="Preformatted_20_Text"><text:s text:c="25"/>̄</text:p>
      <text:p text:style-name="Preformatted_20_Text"><text:s text:c="7"/>Vtot = eK K I J DI W DJ W − 3W W + <text:s text:c="18"/>+ <text:s text:c="12"/>.</text:p>
      <text:p text:style-name="Preformatted_20_Text"><text:s text:c="52"/>Im(T )3 Im(T )2 Im(S)</text:p>
      <text:p text:style-name="Preformatted_20_Text">Adding the contribution of the anti-branes directly to the scalar potential might seem</text:p>
      <text:p text:style-name="Preformatted_20_Text">strange and ill-motivated. However, it is possible to include them in the 4 dimensional</text:p>
      <text:p text:style-name="Preformatted_20_Text">supergravity directly by including contributions in the Kähler- and superpotential.</text:p>
      <text:p text:style-name="Preformatted_20_Text">This can be achieved by using constrained superfields. In particular, for this case, one</text:p>
      <text:p text:style-name="Preformatted_20_Text"><text:s text:c="45"/>√</text:p>
      <text:p text:style-name="Preformatted_20_Text">can use a nilpotent chiral field X = φ + 2θχ + F θ2 with X 2 = 0. Here, φ is a scalar,</text:p>
      <text:p text:style-name="Preformatted_20_Text">χ a fermion, F and auxiliary field and θ the superspace coordinates. Importantly,</text:p>
      <text:p text:style-name="Preformatted_20_Text">after enforcing the nilpotency condition, the only remaining degree of freedom will</text:p>
      <text:p text:style-name="Preformatted_20_Text">be χ. Using this field, we can include the contribution of the anti-D6-brane into our</text:p>
      <text:p text:style-name="Preformatted_20_Text"><text:s text:c="47"/>66</text:p>
      <text:p text:style-name="Preformatted_20_Text">supergravity potentials in the following way [49]:</text:p>
      <text:p text:style-name="Preformatted_20_Text"><text:s text:c="3"/>K = − log −i(S − S̄ − log [−i(T − T̄ )]3</text:p>
      <text:p text:style-name="Preformatted_20_Text"><text:s text:c="29"/># <text:s text:c="22"/>#</text:p>
      <text:p text:style-name="Preformatted_20_Text"><text:s text:c="16"/># <text:s text:c="69"/>#</text:p>
      <text:p text:style-name="Preformatted_20_Text"><text:s text:c="62"/>X X̄</text:p>
      <text:p text:style-name="Preformatted_20_Text"><text:s text:c="10"/>− log [−i(U − Ū )] − A3</text:p>
      <text:p text:style-name="Preformatted_20_Text"><text:s text:c="90"/>(3.2.8)</text:p>
      <text:p text:style-name="Preformatted_20_Text"><text:s text:c="38"/>e 1 ND61 (−i(S − S̄)) + eA2 ND62 (−i(T − T̄ ))</text:p>
      <text:p text:style-name="Preformatted_20_Text"><text:s text:c="2"/>W =f6 + AS eiaS S + AT eiaT T + AU eiaU U + μ2 X ,</text:p>
      <text:p text:style-name="Preformatted_20_Text">where we identify μ41/2 = 1/8 μ4 eA1/2 ND61/2 . Using these two potentials and the usual</text:p>
      <text:p text:style-name="Preformatted_20_Text">formula for the scalar potential in supergravity V = eK K I J DI W DJ W − 3W W |X=0 ,</text:p>
      <text:p text:style-name="Preformatted_20_Text"><text:s text:c="75"/>̄ <text:s text:c="16"/><text:soft-page-break/>#</text:p>
      <text:p text:style-name="Preformatted_20_Text">returns the complete Vtot given in (3.2.7).</text:p>
      <text:p text:style-name="Preformatted_20_Text">Note that under the scaling symmetry that was discussed above, we need to let</text:p>
      <text:p text:style-name="Preformatted_20_Text">μ41 → λ3T μ41 and μ42 → λ2T λS μ42 in order to leave the model invariant when performing</text:p>
      <text:p text:style-name="Preformatted_20_Text">a rescaling.</text:p>
      <text:p text:style-name="Preformatted_20_Text">3.2.4 <text:s text:c="5"/>Explicit Models</text:p>
      <text:p text:style-name="Preformatted_20_Text">The first step in the procedure to find a de Sitter vacuum via an anti-D6-brane uplift</text:p>
      <text:p text:style-name="Preformatted_20_Text">in type IIA is to generate a stable anti-de Sitter minimum. For this we solve the</text:p>
      <text:p text:style-name="Preformatted_20_Text">equations</text:p>
      <text:p text:style-name="Preformatted_20_Text"><text:s text:c="35"/>DI W = 0 <text:s text:c="6"/>I = {S, T, U } . <text:s text:c="23"/>(3.2.9)</text:p>
      <text:p text:style-name="Preformatted_20_Text">and tune the free parameters such that all masses are positive. In principle, in anti-</text:p>
      <text:p text:style-name="Preformatted_20_Text">de Sitter, it would suffice to find masses above the Breitenlohner-Freedman bound,</text:p>
      <text:p text:style-name="Preformatted_20_Text">however, we choose to focus on strictly positive masses. Solving DI W = 0 implies</text:p>
      <text:p text:style-name="Preformatted_20_Text">∂I V = 01 . One simplification we can make is to set the axions Re(S), Re(T ) and</text:p>
      <text:p text:style-name="Preformatted_20_Text">Re(U ) to zero. This can consistently be done as long as all moduli masses are positive.</text:p>
      <text:p text:style-name="Preformatted_20_Text">We furthermore choose to fix the position of the minimum at Im(S) = S0 , Im(T ) = T0</text:p>
      <text:p text:style-name="Preformatted_20_Text">and Im(U ) = U0 . Then, we have to solve the equations DI W = 0 with W , given in</text:p>
      <text:p text:style-name="Preformatted_20_Text">equation (3.2.2), in terms of the parameters AI with I = {S, T, U }. Importantly, f6</text:p>
      <text:p text:style-name="Preformatted_20_Text">remains a free parameter, making flux quantization trivial. After a solution is found</text:p>
      <text:p text:style-name="Preformatted_20_Text">one needs to check the mass matrix</text:p>
      <text:p text:style-name="Preformatted_20_Text"><text:s text:c="46"/>1</text:p>
      <text:p text:style-name="Preformatted_20_Text"><text:s text:c="39"/>mIJ = K J K̄ ∇K̄ ∂I V , <text:s text:c="26"/>(3.2.10)</text:p>
      <text:p text:style-name="Preformatted_20_Text"><text:s text:c="46"/>2</text:p>
      <text:p text:style-name="Preformatted_20_Text">to ensure that all eigenvalues are positive at the minimum2 . The mass matrix now</text:p>
      <text:p text:style-name="Preformatted_20_Text">depends on several free parameters</text:p>
      <text:p text:style-name="Preformatted_20_Text"><text:s text:c="30"/>mIJ = mIJ (f6 , aS , aT , aU , S0 , T0 , U0 ) , <text:s text:c="11"/>(3.2.11)</text:p>
      <text:p text:style-name="Preformatted_20_Text"><text:s text:c="4"/>1</text:p>
      <text:p text:style-name="Preformatted_20_Text"><text:s text:c="6"/>Note that ∂I V = 0 does not imply DI W = 0.</text:p>
      <text:p text:style-name="Preformatted_20_Text"><text:s text:c="4"/>2</text:p>
      <text:p text:style-name="Preformatted_20_Text"><text:s text:c="6"/>This expression has to be considered with the Kähler metric in real coordinates.</text:p>
      <text:p text:style-name="Preformatted_20_Text"><text:s text:c="49"/>67</text:p>
      <text:p text:style-name="Preformatted_20_Text">that can be used to tune the values of the masses. One important restriction concerns</text:p>
      <text:p text:style-name="Preformatted_20_Text">the values of the aI . Those have to be chosen in order to guarantee that e−aI Im(I)</text:p>
      <text:p text:style-name="Preformatted_20_Text">is small, such that higher order corrections can safely be neglected. In particular,</text:p>
      <text:p text:style-name="Preformatted_20_Text">e−aI Im(I) &lt; O(10−1 ) was chosen as a numerical bound. Another condition that has</text:p>
      <text:p text:style-name="Preformatted_20_Text">to be met is that, in order to trust the supergravity approximation, we need to have</text:p>
      <text:p text:style-name="Preformatted_20_Text">a large internal volume. For this, we choose the minimum of the volume modulus to</text:p>
      <text:p text:style-name="Preformatted_20_Text">be U0 ∼ O(10). Similarly, we require for the axio-dilaton S0 ∼ O(1), such that we</text:p>
      <text:p text:style-name="Preformatted_20_Text">can neglect string loop corrections.</text:p>
      <text:p text:style-name="Preformatted_20_Text">It is relatively easy to find solutions to DI W = 0, even with all conditions mentioned</text:p>
      <text:p text:style-name="Preformatted_20_Text">above. Here, two such solutions are presented. For both of them our choice for the</text:p>
      <text:p text:style-name="Preformatted_20_Text">minimum in moduli space is</text:p>
      <text:p text:style-name="Preformatted_20_Text"><text:s text:c="28"/>S0 = T0 = 1 <text:s text:c="6"/>and <text:s text:c="5"/>U0 = 10 . <text:s text:c="16"/><text:soft-page-break/>(3.2.12)</text:p>
      <text:p text:style-name="Preformatted_20_Text">The parameters AI are set by the solution of the equations and for the remaining</text:p>
      <text:p text:style-name="Preformatted_20_Text">ones two choices can be seen in table 3.1. The parameter aU is a magnitude smaller</text:p>
      <text:p text:style-name="Preformatted_20_Text">than the other ones which is due to the fact that we have chosen U0 = 10 in order</text:p>
      <text:p text:style-name="Preformatted_20_Text">to obtain a large volume.</text:p>
      <text:p text:style-name="Preformatted_20_Text"><text:s text:c="40"/>f6 <text:s/>aS <text:s text:c="3"/>aT <text:s text:c="4"/>aU</text:p>
      <text:p text:style-name="Preformatted_20_Text"><text:s text:c="32"/>Set 1 <text:s text:c="2"/>1 <text:s text:c="3"/>3 <text:s text:c="4"/>3 <text:s text:c="4"/>0.5</text:p>
      <text:p text:style-name="Preformatted_20_Text"><text:s text:c="32"/>Set 2 <text:s text:c="2"/>2 <text:s text:c="2"/>3.1 <text:s text:c="2"/>3.3 <text:s text:c="2"/>0.32</text:p>
      <text:p text:style-name="Preformatted_20_Text"><text:s text:c="5"/>Table 3.1. Two possible choices of parameters for an anti-D6-uplift in type IIA.</text:p>
      <text:p text:style-name="Preformatted_20_Text">These choices of parameters lead to the masses given in table 3.3 that are all positive.</text:p>
      <text:p text:style-name="Preformatted_20_Text">Furthermore, as can be seen from table 3.2, we satisfy the condition required in order</text:p>
      <text:p text:style-name="Preformatted_20_Text">to neglect the moduli dependence of the parameters AI .</text:p>
      <text:p text:style-name="Preformatted_20_Text"><text:s text:c="23"/>AS <text:s text:c="6"/>AT <text:s text:c="6"/>AU <text:s text:c="4"/>e−aS ImS <text:s text:c="3"/>e−aT ImT e−aU ImU</text:p>
      <text:p text:style-name="Preformatted_20_Text"><text:s text:c="13"/>Set 1 <text:s text:c="2"/>−1.70 <text:s text:c="4"/>−5.11 <text:s text:c="2"/>−22.6 <text:s text:c="4"/>0.0498 <text:s text:c="5"/>0.0498 <text:s/>0.00674</text:p>
      <text:p text:style-name="Preformatted_20_Text"><text:s text:c="13"/>Set 2 <text:s text:c="2"/>−3.43 <text:s text:c="4"/>−11.8 <text:s text:c="2"/>−11.0 <text:s text:c="4"/>0.0450 <text:s text:c="5"/>0.0369 <text:s text:c="2"/>0.0408</text:p>
      <text:p text:style-name="Preformatted_20_Text"><text:s text:c="2"/>Table 3.2. The parameters AI and the conditions for them to be moduli-independent.</text:p>
      <text:p text:style-name="Preformatted_20_Text">With stable anti-de Sitter minima found, we can now attempt to lift them to de Sitter</text:p>
      <text:p text:style-name="Preformatted_20_Text">by introducing anti-D6-branes according to equation (3.2.7). For this we choose the</text:p>
      <text:p text:style-name="Preformatted_20_Text"><text:s text:c="45"/>68</text:p>
      <text:p text:style-name="Preformatted_20_Text">following values for μ1 and μ2 :</text:p>
      <text:p text:style-name="Preformatted_20_Text"><text:s text:c="21"/>Set 1 <text:s text:c="5"/>μ41 = 2.01 · 10−6 , <text:s text:c="4"/>μ2 = 5.21 · 10−6 ,</text:p>
      <text:p text:style-name="Preformatted_20_Text"><text:s text:c="82"/>(3.2.13)</text:p>
      <text:p text:style-name="Preformatted_20_Text"><text:s text:c="21"/>Set 2 <text:s text:c="5"/>μ42 = μ42 = 1.34 · 10−5 .</text:p>
      <text:p text:style-name="Preformatted_20_Text">These values were chosen for visibility of the behavior in the plots 3.2. In principle</text:p>
      <text:p text:style-name="Preformatted_20_Text">they can be tuned to achieve any desired value. A physical motivation would be to</text:p>
      <text:p text:style-name="Preformatted_20_Text">match the cosmological constant.</text:p>
      <text:p text:style-name="Preformatted_20_Text">With these uplift values one obtains new masses after the uplift, given in table 3.3.</text:p>
      <text:p text:style-name="Preformatted_20_Text">Importantly, the masses stay positive, which means that the resulting de Sitter space</text:p>
      <text:p text:style-name="Preformatted_20_Text">is meta-stable. Two dimensional plots of all directions are shown in figure 3.2, where</text:p>
      <text:p text:style-name="Preformatted_20_Text">it can be seen how we lift the potential from AdS to dS using the anti-D6-brane.</text:p>
      <text:p text:style-name="Preformatted_20_Text">The scalar potential of the brane does not depend on the U -direction and hence the</text:p>
      <text:p text:style-name="Preformatted_20_Text">contribution is constant for the U -slice. In figure 3.3 three dimensional plots for all</text:p>
      <text:p text:style-name="Preformatted_20_Text">slices of two moduli are presented, visualizing the (meta-)stability of the model.</text:p>
      <text:p text:style-name="Preformatted_20_Text"><text:s text:c="2"/>Set 1 <text:s text:c="7"/>m12 <text:s text:c="9"/>m22 <text:s text:c="11"/>m32 <text:s text:c="11"/>m42 <text:s text:c="8"/>m52 <text:s text:c="8"/>m62</text:p>
      <text:p text:style-name="Preformatted_20_Text"><text:s text:c="2"/>AdS <text:s text:c="5"/>4.36 · 10−4 <text:s/>3.79 · 10−4 <text:s text:c="3"/>1.01 · 10−4 <text:s text:c="2"/>7.37 · 10−5 <text:s/>5.66 · 10−5 3.64 · 10−5</text:p>
      <text:p text:style-name="Preformatted_20_Text"><text:s text:c="3"/>dS <text:s text:c="5"/>3.43 · 10−4 <text:s/>3.38 · 10−4 <text:s text:c="3"/>6.46 · 10−5 <text:s text:c="2"/>5.40 · 10−5 <text:s/>4.15 · 10−5 3.47 · 10−5</text:p>
      <text:p text:style-name="Preformatted_20_Text"><text:s text:c="2"/>Set 2 <text:s text:c="7"/>m12 <text:s text:c="9"/>m22 <text:s text:c="11"/>m32 <text:s text:c="11"/>m42 <text:s text:c="8"/>m52 <text:s text:c="8"/>m62</text:p>
      <text:p text:style-name="Preformatted_20_Text"><text:s text:c="2"/>AdS <text:s text:c="5"/>1.19 · 10−3 <text:s/>1.01 · 10−3 <text:s text:c="3"/>2.43 · 10−4 <text:s text:c="2"/>2.20 · 10−4 <text:s/>1.64 · 10−4 1.45 · 10−4</text:p>
      <text:p text:style-name="Preformatted_20_Text"><text:s text:c="3"/>dS <text:s text:c="5"/>8.00 · 10−4 <text:s/>7.40 · 10−4 <text:s text:c="3"/>1.76 · 10−4 <text:s text:c="2"/>1.63 · 10−4 <text:s/>1.61 · 10−4 1.50 · 10−4</text:p>
      <text:p text:style-name="Preformatted_20_Text"><text:s text:c="18"/>Table 3.3. All moduli masses before and after the uplift.</text:p>
      <text:p text:style-name="Preformatted_20_Text"><text:s text:c="46"/>69</text:p>
      <text:p text:style-name="Preformatted_20_Text">105 V <text:s text:c="39"/>105 V</text:p>
      <text:p text:style-name="Preformatted_20_Text"><text:soft-page-break/><text:s/>1.0 <text:s text:c="42"/>5</text:p>
      <text:p text:style-name="Preformatted_20_Text"><text:s text:c="47"/>4</text:p>
      <text:p text:style-name="Preformatted_20_Text"><text:s/>0.5</text:p>
      <text:p text:style-name="Preformatted_20_Text"><text:s text:c="47"/>3</text:p>
      <text:p text:style-name="Preformatted_20_Text"><text:s text:c="90"/>V=1</text:p>
      <text:p text:style-name="Preformatted_20_Text"><text:s text:c="47"/>2</text:p>
      <text:p text:style-name="Preformatted_20_Text"><text:s text:c="90"/>VD6</text:p>
      <text:p text:style-name="Preformatted_20_Text"><text:s text:c="92"/>_</text:p>
      <text:p text:style-name="Preformatted_20_Text"><text:s text:c="47"/>1</text:p>
      <text:p text:style-name="Preformatted_20_Text"><text:s text:c="90"/>Vtot</text:p>
      <text:p text:style-name="Preformatted_20_Text"><text:s text:c="7"/>0.5 <text:s text:c="2"/>1.0 <text:s text:c="3"/>1.5 2.0 2.5 <text:s text:c="3"/>3.0</text:p>
      <text:p text:style-name="Preformatted_20_Text"><text:s text:c="39"/>Im(S)</text:p>
      <text:p text:style-name="Preformatted_20_Text"><text:s text:c="52"/>0.5 <text:s text:c="2"/>1.0 <text:s text:c="3"/>1.5 2.0 2.5 <text:s text:c="3"/>3.0</text:p>
      <text:p text:style-name="Preformatted_20_Text"><text:s text:c="84"/>Im(S)</text:p>
      <text:p text:style-name="Preformatted_20_Text"><text:s text:c="46"/>-1</text:p>
      <text:p text:style-name="Preformatted_20_Text">-0.5</text:p>
      <text:p text:style-name="Preformatted_20_Text"><text:s text:c="46"/>-2</text:p>
      <text:p text:style-name="Preformatted_20_Text">105 V <text:s text:c="39"/>105 V</text:p>
      <text:p text:style-name="Preformatted_20_Text"><text:s/>1.0 <text:s text:c="42"/>5</text:p>
      <text:p text:style-name="Preformatted_20_Text"><text:s text:c="47"/>4</text:p>
      <text:p text:style-name="Preformatted_20_Text"><text:s text:c="47"/>3</text:p>
      <text:p text:style-name="Preformatted_20_Text"><text:s/>0.5 <text:s text:c="85"/>V=1</text:p>
      <text:p text:style-name="Preformatted_20_Text"><text:s text:c="47"/>2</text:p>
      <text:p text:style-name="Preformatted_20_Text"><text:s text:c="90"/>VD6</text:p>
      <text:p text:style-name="Preformatted_20_Text"><text:s text:c="92"/>_</text:p>
      <text:p text:style-name="Preformatted_20_Text"><text:s text:c="47"/>1</text:p>
      <text:p text:style-name="Preformatted_20_Text"><text:s text:c="39"/>Im(T) <text:s text:c="45"/>Vtot</text:p>
      <text:p text:style-name="Preformatted_20_Text"><text:s text:c="7"/>0.5 <text:s text:c="2"/>1.0 <text:s text:c="3"/>1.5 2.0 2.5 <text:s text:c="3"/>3.0</text:p>
      <text:p text:style-name="Preformatted_20_Text"><text:s text:c="52"/>0.5 <text:s text:c="2"/>1.0 <text:s text:c="3"/>1.5 2.0 2.5 <text:s text:c="3"/>3.0</text:p>
      <text:p text:style-name="Preformatted_20_Text"><text:s text:c="84"/>Im(T)</text:p>
      <text:p text:style-name="Preformatted_20_Text"><text:s text:c="46"/>-1</text:p>
      <text:p text:style-name="Preformatted_20_Text">-0.5</text:p>
      <text:p text:style-name="Preformatted_20_Text"><text:s text:c="46"/>-2</text:p>
      <text:p text:style-name="Preformatted_20_Text">105 V <text:s text:c="39"/>105 V</text:p>
      <text:p text:style-name="Preformatted_20_Text"><text:s/>1.0 <text:s text:c="42"/>5</text:p>
      <text:p text:style-name="Preformatted_20_Text"><text:s text:c="47"/>4</text:p>
      <text:p text:style-name="Preformatted_20_Text"><text:s/>0.5</text:p>
      <text:p text:style-name="Preformatted_20_Text"><text:s text:c="47"/>3</text:p>
      <text:p text:style-name="Preformatted_20_Text"><text:s text:c="90"/>V=1</text:p>
      <text:p text:style-name="Preformatted_20_Text"><text:s text:c="47"/>2</text:p>
      <text:p text:style-name="Preformatted_20_Text"><text:s text:c="90"/>VD6</text:p>
      <text:p text:style-name="Preformatted_20_Text"><text:s text:c="92"/>_</text:p>
      <text:p text:style-name="Preformatted_20_Text"><text:s text:c="47"/>1</text:p>
      <text:p text:style-name="Preformatted_20_Text"><text:s text:c="90"/>Vtot</text:p>
      <text:p text:style-name="Preformatted_20_Text"><text:s text:c="11"/>8 <text:s text:c="4"/>10 <text:s text:c="4"/>12 <text:s text:c="5"/>14</text:p>
      <text:p text:style-name="Preformatted_20_Text"><text:soft-page-break/><text:s text:c="39"/>Im(U)</text:p>
      <text:p text:style-name="Preformatted_20_Text"><text:s text:c="56"/>8 <text:s text:c="4"/>10 <text:s text:c="4"/>12 <text:s text:c="5"/>14</text:p>
      <text:p text:style-name="Preformatted_20_Text"><text:s text:c="84"/>Im(U)</text:p>
      <text:p text:style-name="Preformatted_20_Text"><text:s text:c="46"/>-1</text:p>
      <text:p text:style-name="Preformatted_20_Text">-0.5</text:p>
      <text:p text:style-name="Preformatted_20_Text"><text:s text:c="46"/>-2</text:p>
      <text:p text:style-name="Preformatted_20_Text">Figure 3.2. Two dimensional plots showing the scalar potential in the AdS minimum (blue,</text:p>
      <text:p text:style-name="Preformatted_20_Text">dash-dotted), the contribution from the anti-D6-brane (green, dotted) and the resulting,</text:p>
      <text:p text:style-name="Preformatted_20_Text">total dS scalar potential (red, solid) for each direction in moduli space. The left side is for</text:p>
      <text:p text:style-name="Preformatted_20_Text">Set 1 and the right for Set 2.</text:p>
      <text:p text:style-name="Preformatted_20_Text"><text:s text:c="49"/>70</text:p>
      <text:p text:style-name="Preformatted_20_Text">Figure 3.3. Three dimensional plots for Set 2, showing the (meta-) stability of the scalar</text:p>
      <text:p text:style-name="Preformatted_20_Text">potential. Top: Im(S) and Im(T ), Middle: Im(S) and Im(U ), Bottom: Im(U ) and Im(T ).</text:p>
      <text:p text:style-name="Preformatted_20_Text">Two final remarks are in order. First, the parameters are not particularly fine-tuned,</text:p>
      <text:p text:style-name="Preformatted_20_Text">meaning that it was easy to find the two sets presented here. In fact, it is not</text:p>
      <text:p text:style-name="Preformatted_20_Text">hard to find even more examples. The only requirement is to keep the consistency</text:p>
      <text:p text:style-name="Preformatted_20_Text">conditions in mind. Second, this can be extended to a more general 7-moduli model.</text:p>
      <text:p text:style-name="Preformatted_20_Text">For this the moduli T and U split into three independent fields each. When having 7</text:p>
      <text:p text:style-name="Preformatted_20_Text">independent directions the Kähler- and superpotential change to represent that fact</text:p>
      <text:p text:style-name="Preformatted_20_Text"><text:s text:c="42"/>71</text:p>
      <text:p text:style-name="Preformatted_20_Text">in the following way:</text:p>
      <text:p text:style-name="Preformatted_20_Text"><text:s text:c="34"/>3 <text:s text:c="28"/>3</text:p>
      <text:p text:style-name="Preformatted_20_Text"><text:s text:c="28"/># X <text:s text:c="24"/># X <text:s text:c="25"/>#</text:p>
      <text:p text:style-name="Preformatted_20_Text"><text:s text:c="3"/>K = − log −i(S − S̄) − <text:s text:c="11"/>log −i(Ti − T̄i ) − <text:s text:c="11"/>log −i(Ui − Ūi ) ,</text:p>
      <text:p text:style-name="Preformatted_20_Text"><text:s text:c="88"/>(3.2.14)</text:p>
      <text:p text:style-name="Preformatted_20_Text"><text:s text:c="32"/>i=1 <text:s text:c="25"/>i=1</text:p>
      <text:p text:style-name="Preformatted_20_Text"><text:s text:c="27"/>X3 <text:s text:c="18"/>X3</text:p>
      <text:p text:style-name="Preformatted_20_Text"><text:s text:c="3"/>W = f6 + AS eiaS S + <text:s text:c="7"/>AT,i eiaT,i Ti + <text:s text:c="4"/>AU,i eiaU,i Ui .</text:p>
      <text:p text:style-name="Preformatted_20_Text"><text:s text:c="27"/>i=1 <text:s text:c="17"/>i=1</text:p>
      <text:p text:style-name="Preformatted_20_Text">Furthermore, the contribution of the uplifting anti-D6-branes changes to represent</text:p>
      <text:p text:style-name="Preformatted_20_Text">the fact that there are now more cycles that can be wrapped:</text:p>
      <text:p text:style-name="Preformatted_20_Text"><text:s text:c="31"/>μ14 <text:s text:c="27"/>μ24</text:p>
      <text:p text:style-name="Preformatted_20_Text"><text:s text:c="14"/>VD6 = <text:s text:c="28"/>+</text:p>
      <text:p text:style-name="Preformatted_20_Text"><text:s text:c="21"/>Im(T1 )Im(T2 )Im(T3 ) Im(S)Im(T2 )Im(T3 )</text:p>
      <text:p text:style-name="Preformatted_20_Text"><text:s text:c="88"/>(3.2.15)</text:p>
      <text:p text:style-name="Preformatted_20_Text"><text:s text:c="31"/>μ34 <text:s text:c="26"/>μ44</text:p>
      <text:p text:style-name="Preformatted_20_Text"><text:s text:c="19"/>+ <text:s text:c="27"/>+ <text:s text:c="26"/>.</text:p>
      <text:p text:style-name="Preformatted_20_Text"><text:s text:c="21"/>Im(S)Im(T1 )Im(T3 ) Im(S)Im(T1 )Im(T2 )</text:p>
      <text:p text:style-name="Preformatted_20_Text">The procedure is otherwise analogous to what was done before. It is necessary to</text:p>
      <text:p text:style-name="Preformatted_20_Text">solve the 7 equations DI W = 0 in terms of the parameters AS , AT,i and AU,i . Then,</text:p>
      <text:p text:style-name="Preformatted_20_Text">using the remaining free coefficients, S0 , Ti,0 , Ui,0 , f6 , aS , aT,i and aU,i , one builds a</text:p>
      <text:p text:style-name="Preformatted_20_Text">stable anti-de Sitter minimum which gets lifted by the choice of the parameters μi</text:p>
      <text:p text:style-name="Preformatted_20_Text">(i = 1, 2, 3, 4) that correspond to the anti-D6-branes. Explicit examples are given in</text:p>
      <text:p text:style-name="Preformatted_20_Text">[5] but are left out here since they do not provide any new insights.</text:p>
      <text:p text:style-name="Preformatted_20_Text">3.3 <text:s text:c="4"/>Mass Production of de Sitter Vacua in Type IIA and</text:p>
      <text:p text:style-name="Preformatted_20_Text"><text:soft-page-break/><text:s text:c="8"/>IIB</text:p>
      <text:p text:style-name="Preformatted_20_Text">The method of the previous section is an easy way to obtain de Sitter vacua in type</text:p>
      <text:p text:style-name="Preformatted_20_Text">IIA supergravity models. However, there is no guarantee that one will arrive at a</text:p>
      <text:p text:style-name="Preformatted_20_Text">stable model following this procedure. In [34] it was noted that it is possible to</text:p>
      <text:p text:style-name="Preformatted_20_Text">predict that the masses will stay positive during the procedure if one performs a</text:p>
      <text:p text:style-name="Preformatted_20_Text">detour by first going to Minkowski space. This allows to generate many meta-stable</text:p>
      <text:p text:style-name="Preformatted_20_Text">de Sitter vacua via an easy process. In this section we review the work done in [6],</text:p>
      <text:p text:style-name="Preformatted_20_Text">where this procedure was supplied with explicit examples and generalized for use not</text:p>
      <text:p text:style-name="Preformatted_20_Text">only in IIA but also IIB settings.</text:p>
      <text:p text:style-name="Preformatted_20_Text">3.3.1 <text:s text:c="3"/>The mass Production Procedure</text:p>
      <text:p text:style-name="Preformatted_20_Text">The mass production procedure of meta-stable de Sitter vacua follows an easy 3-step</text:p>
      <text:p text:style-name="Preformatted_20_Text">process in 4d, N = 1 supergravity:</text:p>
      <text:p text:style-name="Preformatted_20_Text"><text:s text:c="4"/>1. Find a Minkowski progenitor model.</text:p>
      <text:p text:style-name="Preformatted_20_Text"><text:s text:c="48"/>72</text:p>
      <text:p text:style-name="Preformatted_20_Text"><text:s text:c="3"/>2. Downshift the model to anti-de Sitter via a perturbation to the superpotential.</text:p>
      <text:p text:style-name="Preformatted_20_Text"><text:s text:c="3"/>3. Introduce anti-branes in order to perform an uplift to de Sitter.</text:p>
      <text:p text:style-name="Preformatted_20_Text">Following this path guarantees that the resulting de Sitter point is meta-stable under</text:p>
      <text:p text:style-name="Preformatted_20_Text">certain conditions.</text:p>
      <text:p text:style-name="Preformatted_20_Text">Before going into the details of the construction some remarks are in order. Finding</text:p>
      <text:p text:style-name="Preformatted_20_Text">a Minkowski minimum requires us to solve not only the equations DI W = 0, as we</text:p>
      <text:p text:style-name="Preformatted_20_Text">did before, but also W = 0. This then leads to ∂I V = 0 and V = 0 at the minimum.</text:p>
      <text:p text:style-name="Preformatted_20_Text">Not every possible superpotential allows for such solutions. Importantly, the model</text:p>
      <text:p text:style-name="Preformatted_20_Text">we investigated in the previous section, with W = f6 + I AI eiaI ΦI (I = {S, T, U }),</text:p>
      <text:p text:style-name="Preformatted_20_Text"><text:s text:c="60"/>P</text:p>
      <text:p text:style-name="Preformatted_20_Text">cannot be solved for Minkowski space. The models of [35, 173, 174], however, are</text:p>
      <text:p text:style-name="Preformatted_20_Text">a generalization of our previous superpotential that do allow for Minkowski vacua.</text:p>
      <text:p text:style-name="Preformatted_20_Text">These are called racetrack models and are schematically of the following form:</text:p>
      <text:p text:style-name="Preformatted_20_Text"><text:s text:c="37"/>X# <text:s text:c="25"/>#</text:p>
      <text:p text:style-name="Preformatted_20_Text"><text:s text:c="82"/>(3.3.1)</text:p>
      <text:p text:style-name="Preformatted_20_Text"><text:s text:c="51"/>I <text:s text:c="10"/>I</text:p>
      <text:p text:style-name="Preformatted_20_Text"><text:s text:c="25"/>W = W0 + <text:s text:c="8"/>AI eiaI Φ − BI eibI Φ <text:s text:c="3"/>.</text:p>
      <text:p text:style-name="Preformatted_20_Text"><text:s text:c="39"/>I</text:p>
      <text:p text:style-name="Preformatted_20_Text">Here we generalized the f6 term of our type IIA models for use in general setups</text:p>
      <text:p text:style-name="Preformatted_20_Text">and the ΦI represent all appearing moduli. It has been shown that models with such</text:p>
      <text:p text:style-name="Preformatted_20_Text">a superpotential can in fact produce Minkowski minima, see for example [34, 35].</text:p>
      <text:p text:style-name="Preformatted_20_Text">Thus, the superpotential (3.3.1) will be the basis of our investigations in this section.</text:p>
      <text:p text:style-name="Preformatted_20_Text">We will go into detail about the Kallosh-Linde racetrack in section 3.3.2.</text:p>
      <text:p text:style-name="Preformatted_20_Text">The second step in our process, the AdS downshift, can be achieved via adding a</text:p>
      <text:p text:style-name="Preformatted_20_Text">small perturbation to the superpotential of the form W0 → W0 +∆W . This will result</text:p>
      <text:p text:style-name="Preformatted_20_Text">in pushing a Minkowski vacuum with vanishing scalar potential at the minimum to</text:p>
      <text:p text:style-name="Preformatted_20_Text">an AdS vacuum with negative vacuum energy. For small downshifts this is expected</text:p>
      <text:p text:style-name="Preformatted_20_Text">to not change the position of the minimum too much and will not make the vacuum</text:p>
      <text:p text:style-name="Preformatted_20_Text">unstable.</text:p>
      <text:p text:style-name="Preformatted_20_Text">Finally, the uplift follows as before and will lift the vacuum to de Sitter with positive</text:p>
      <text:p text:style-name="Preformatted_20_Text">vacuum energy. Note that we could have lifted starting from Minkowski space,</text:p>
      <text:p text:style-name="Preformatted_20_Text">however, this comes with an issue. Usually, one wants to match the cosmological</text:p>
      <text:p text:style-name="Preformatted_20_Text">constant in semi-realistic constructions. Since the cosmological constant is of order</text:p>
      <text:p text:style-name="Preformatted_20_Text">10−120 an uplift from Minkowski to de Sitter would require an extreme amount of</text:p>
      <text:p text:style-name="Preformatted_20_Text">fine tuning but also leads to a state that is very close to a supersymmetric one. <text:soft-page-break/>In</text:p>
      <text:p text:style-name="Preformatted_20_Text">fact, the uplift scale and SUSY breaking scale are related: ESUSY breaking ∼ Λ1/4 ∼</text:p>
      <text:p text:style-name="Preformatted_20_Text">10−30 MP ∼ 10−3 eV . This problem can be alleviated by first going to anti-de Sitter</text:p>
      <text:p text:style-name="Preformatted_20_Text">and thus disentangling the uplift scale from the SUSY breaking scale.</text:p>
      <text:p text:style-name="Preformatted_20_Text"><text:s text:c="43"/>73</text:p>
      <text:p text:style-name="Preformatted_20_Text">3.3.2 <text:s text:c="3"/>The Kallosh-Linde Racetrack Potential</text:p>
      <text:p text:style-name="Preformatted_20_Text">The simplest Kähler- and superpotential we can write down in order to explain the</text:p>
      <text:p text:style-name="Preformatted_20_Text">procedure can be written as follows:</text:p>
      <text:p text:style-name="Preformatted_20_Text"><text:s text:c="50"/>#</text:p>
      <text:p text:style-name="Preformatted_20_Text"><text:s text:c="24"/>K = −3 log −i(Φ − Φ̄) + X X̄ ,</text:p>
      <text:p text:style-name="Preformatted_20_Text"><text:s text:c="80"/>(3.3.2)</text:p>
      <text:p text:style-name="Preformatted_20_Text"><text:s text:c="23"/>W = W0 + ∆W + AeiaΦ − BeibΦ + μ2 X ,</text:p>
      <text:p text:style-name="Preformatted_20_Text">where X is again a nilpotent chiral field that is used to include the uplifting con-</text:p>
      <text:p text:style-name="Preformatted_20_Text">tributions of anti-D-branes. The Minkowski solution is found by only considering</text:p>
      <text:p text:style-name="Preformatted_20_Text">WKL = W0 + AeiaΦ − BeibΦ .</text:p>
      <text:p text:style-name="Preformatted_20_Text">To begin with, let us start by considering the Kallosh-Linde racetrack potential where</text:p>
      <text:p text:style-name="Preformatted_20_Text">we write the single field as Φ = φ + iθ. The solution to WKL = 0 and DW = 0 is</text:p>
      <text:p text:style-name="Preformatted_20_Text">given by:</text:p>
      <text:p text:style-name="Preformatted_20_Text"><text:s text:c="40"/>i <text:s text:c="5"/>aA</text:p>
      <text:p text:style-name="Preformatted_20_Text"><text:s text:c="27"/>Φ=φ= <text:s text:c="11"/>log <text:s text:c="13"/>with</text:p>
      <text:p text:style-name="Preformatted_20_Text"><text:s text:c="37"/>a−b <text:s text:c="7"/>bB</text:p>
      <text:p text:style-name="Preformatted_20_Text"><text:s text:c="36"/># <text:s text:c="4"/># a <text:s text:c="8"/># <text:s text:c="7"/># b <text:s text:c="13"/>(3.3.3)</text:p>
      <text:p text:style-name="Preformatted_20_Text"><text:s text:c="39"/>a A b−a <text:s text:c="11"/>a A b−a</text:p>
      <text:p text:style-name="Preformatted_20_Text"><text:s text:c="25"/>W0 = −A <text:s text:c="16"/>+B <text:s text:c="16"/>,</text:p>
      <text:p text:style-name="Preformatted_20_Text"><text:s text:c="39"/>bB <text:s text:c="16"/>bB</text:p>
      <text:p text:style-name="Preformatted_20_Text">where the axions have once again been set to zero. A solution to these equations</text:p>
      <text:p text:style-name="Preformatted_20_Text">exists for as long as a &gt; b and a · A &gt; b · B. The mass of the field at the minimum</text:p>
      <text:p text:style-name="Preformatted_20_Text">evaluates to:</text:p>
      <text:p text:style-name="Preformatted_20_Text"><text:s text:c="56"/># <text:s text:c="9"/>a+b</text:p>
      <text:p text:style-name="Preformatted_20_Text"><text:s text:c="64"/>#− a−b</text:p>
      <text:p text:style-name="Preformatted_20_Text"><text:s text:c="22"/>2φ0 <text:s text:c="11"/>2 <text:s text:c="21"/>aA <text:s text:c="12"/>aA</text:p>
      <text:p text:style-name="Preformatted_20_Text"><text:s text:c="80"/>(3.3.4)</text:p>
      <text:p text:style-name="Preformatted_20_Text"><text:s text:c="33"/>2</text:p>
      <text:p text:style-name="Preformatted_20_Text"><text:s text:c="15"/>m2Φ = <text:s text:c="5"/>(W 00 ) = a A b B (a − b) <text:s text:c="19"/>log <text:s text:c="3"/>.</text:p>
      <text:p text:style-name="Preformatted_20_Text"><text:s text:c="23"/>9 <text:s text:c="12"/>9 <text:s text:c="22"/>bB <text:s text:c="11"/>bB</text:p>
      <text:p text:style-name="Preformatted_20_Text">In order to go from Minkowski to AdS we now introduce a shift via W0 → W0 + ∆W .</text:p>
      <text:p text:style-name="Preformatted_20_Text">This changes the value of the scalar potential V to:</text:p>
      <text:p text:style-name="Preformatted_20_Text"><text:s text:c="62"/>!3</text:p>
      <text:p text:style-name="Preformatted_20_Text"><text:s text:c="33"/>3(∆W )2 <text:s text:c="6"/>3 <text:s text:c="4"/>a−b</text:p>
      <text:p text:style-name="Preformatted_20_Text"><text:s text:c="21"/>VAdS =− <text:s text:c="8"/>3</text:p>
      <text:p text:style-name="Preformatted_20_Text"><text:s text:c="42"/>=− <text:s text:c="20"/>(∆W )2 . <text:s text:c="6"/>(3.3.5)</text:p>
      <text:p text:style-name="Preformatted_20_Text"><text:s text:c="35"/>8φ0 <text:s text:c="8"/>8 <text:s text:c="3"/>log ab BA</text:p>
      <text:p text:style-name="Preformatted_20_Text">At leading order, this modification shifts the position of the vacuum in moduli space</text:p>
      <text:p text:style-name="Preformatted_20_Text">only by:</text:p>
      <text:p text:style-name="Preformatted_20_Text"><text:s text:c="45"/>KΦ ∆W</text:p>
      <text:p text:style-name="Preformatted_20_Text"><text:s text:c="36"/>∆Φ = − 2 <text:s text:c="11"/>. <text:s text:c="22"/>(3.3.6)</text:p>
      <text:p text:style-name="Preformatted_20_Text"><text:s text:c="47"/>∂Φ W</text:p>
      <text:p text:style-name="Preformatted_20_Text">Importantly, the changes, both in mass and position, depend on the tunable and</text:p>
      <text:p text:style-name="Preformatted_20_Text">small parameter ∆W .</text:p>
      <text:p text:style-name="Preformatted_20_Text">Now we can attempt to lift the minimum, with a negative value for the cosmological</text:p>
      <text:p text:style-name="Preformatted_20_Text"><text:soft-page-break/>constant, to a de Sitter point with nearly vanishing cosmological constant. This</text:p>
      <text:p text:style-name="Preformatted_20_Text"><text:s text:c="44"/>74</text:p>
      <text:p text:style-name="Preformatted_20_Text">requires an uplift parameter of approximately:</text:p>
      <text:p text:style-name="Preformatted_20_Text"><text:s text:c="38"/>μ4 ≈ 3(∆W )2 . <text:s text:c="27"/>(3.3.7)</text:p>
      <text:p text:style-name="Preformatted_20_Text">Then, the gravitino mass in dS is given as:</text:p>
      <text:p text:style-name="Preformatted_20_Text"><text:s text:c="48"/>(∆W )2 <text:s text:c="10"/>μ4</text:p>
      <text:p text:style-name="Preformatted_20_Text"><text:s text:c="26"/>m23/2 = eK (∆W )2 = <text:s text:c="16"/>= <text:s text:c="7"/>. <text:s text:c="7"/>(3.3.8)</text:p>
      <text:p text:style-name="Preformatted_20_Text"><text:s text:c="50"/>8φ30 <text:s text:c="9"/>24φ30</text:p>
      <text:p text:style-name="Preformatted_20_Text">This model readily generalizes to more moduli and more exponents for each modulus.</text:p>
      <text:p text:style-name="Preformatted_20_Text">In the following we will use the model as given here but for 2, 3 or 7 moduli.</text:p>
      <text:p text:style-name="Preformatted_20_Text">3.3.3 <text:s text:c="3"/>The Mass Matrix during the mass Production Process</text:p>
      <text:p text:style-name="Preformatted_20_Text">The most important claim of this section is that, given a Minkowski progenitor, we</text:p>
      <text:p text:style-name="Preformatted_20_Text">have a deterministic way to arrive at a meta-stable de Sitter vacuum. An important</text:p>
      <text:p text:style-name="Preformatted_20_Text">part of that claim is that masses in a supersymmetric Minkowski minimum are non-</text:p>
      <text:p text:style-name="Preformatted_20_Text">negative. This is discussed in detail in [34], based on earlier work from [173]. Here,</text:p>
      <text:p text:style-name="Preformatted_20_Text">the arguments of this claim will briefly be summarized.</text:p>
      <text:p text:style-name="Preformatted_20_Text">For this discussion it is useful to define a covariant, holomorphic superpotential, also</text:p>
      <text:p text:style-name="Preformatted_20_Text">called the complex gravitino mass as:</text:p>
      <text:p text:style-name="Preformatted_20_Text"><text:s text:c="35"/>eK/2 W =: m(z a , z̄ ā ) , <text:s text:c="17"/>(3.3.9)</text:p>
      <text:p text:style-name="Preformatted_20_Text">which depends on an arbitrary number of chiral matter superfields z a . In terms of</text:p>
      <text:p text:style-name="Preformatted_20_Text">this quantity the real gravitino mass is M3/2 = |mm̄|. The complex masses of the</text:p>
      <text:p text:style-name="Preformatted_20_Text"><text:s text:c="53"/>p</text:p>
      <text:p text:style-name="Preformatted_20_Text">chiral fermions are then given to be:</text:p>
      <text:p text:style-name="Preformatted_20_Text"><text:s text:c="26"/>Da Db m =: mab , <text:s text:c="5"/>D̄ā D̄b̄ m̄ =: m̄āb̄ . <text:s text:c="6"/>(3.3.10)</text:p>
      <text:p text:style-name="Preformatted_20_Text">Alternatively, this can be written as [56]:</text:p>
      <text:p text:style-name="Preformatted_20_Text"><text:s text:c="21"/>mab = eK/2 (∂a + Ka ) Db W − eK/2 Γc ab Dc W . <text:s text:c="11"/>(3.3.11)</text:p>
      <text:p text:style-name="Preformatted_20_Text">For a supersymmetric Minkowski minimum, W = 0 and Da W = 0, the</text:p>
      <text:p text:style-name="Preformatted_20_Text">expression for the fermion masses simplifies to:</text:p>
      <text:p text:style-name="Preformatted_20_Text"><text:s text:c="35"/>mMink</text:p>
      <text:p text:style-name="Preformatted_20_Text"><text:s text:c="37"/>ab <text:s text:c="2"/>= eK/2 ∂a ∂b W . <text:s text:c="20"/>(3.3.12)</text:p>
      <text:p text:style-name="Preformatted_20_Text"><text:s text:c="44"/>75</text:p>
      <text:p text:style-name="Preformatted_20_Text">Rewriting the scalar potential V = eK (|DW |2 − 3|W |) with this notation we find:</text:p>
      <text:p text:style-name="Preformatted_20_Text"><text:s text:c="25"/>V = ma K ab̄ m̄b̄ − 3|m|2 =: |ma |2 − 3|m|2 , <text:s text:c="16"/>(3.3.13)</text:p>
      <text:p text:style-name="Preformatted_20_Text">where the Kähler metric is defined as Kab̄ = ∂a ∂b̄ K. This scalar potential has an</text:p>
      <text:p text:style-name="Preformatted_20_Text">extremum for:</text:p>
      <text:p text:style-name="Preformatted_20_Text"><text:s text:c="33"/>∂a V = −2ma m̄ + mab K bb̄ m̄b̄ = 0 , <text:s text:c="16"/>(3.3.14)</text:p>
      <text:p text:style-name="Preformatted_20_Text">and it is supersymmetric if ma = m̄b̄ = 0. Note that non-supersymmetric extrema</text:p>
      <text:p text:style-name="Preformatted_20_Text">are possible as well for 2ma m̄ = mab K bb̄ m̄b̄ with ma 6= 0 and m̄b̄ 6= 0.</text:p>
      <text:p text:style-name="Preformatted_20_Text">Writing the scalar mass-matrix as:</text:p>
      <text:p text:style-name="Preformatted_20_Text"><text:s text:c="48"/> <text:s text:c="14"/></text:p>
      <text:p text:style-name="Preformatted_20_Text"><text:s text:c="51"/>Vab̄ Vab</text:p>
      <text:p text:style-name="Preformatted_20_Text"><text:s text:c="42"/>M2 =  <text:s text:c="15"/>, <text:s text:c="20"/>(3.3.15)</text:p>
      <text:p text:style-name="Preformatted_20_Text"><text:s text:c="51"/>Vāb̄ Vāb</text:p>
      <text:p text:style-name="Preformatted_20_Text">we can go on about our study of the behavior of the masses under our mass production</text:p>
      <text:p text:style-name="Preformatted_20_Text">procedure. In a supersymmetric Minkowski vacuum the mass matrix becomes block</text:p>
      <text:p text:style-name="Preformatted_20_Text">diagonal: <text:s text:c="39"/> <text:s text:c="23"/></text:p>
      <text:p text:style-name="Preformatted_20_Text"><text:s text:c="39"/>2 Mink</text:p>
      <text:p text:style-name="Preformatted_20_Text"><text:s text:c="52"/>VaMink <text:s text:c="10"/>0</text:p>
      <text:p text:style-name="Preformatted_20_Text"><text:soft-page-break/><text:s text:c="55"/>b̄</text:p>
      <text:p text:style-name="Preformatted_20_Text"><text:s text:c="87"/>(3.3.16)</text:p>
      <text:p text:style-name="Preformatted_20_Text"><text:s text:c="41"/>#</text:p>
      <text:p text:style-name="Preformatted_20_Text"><text:s text:c="36"/>M <text:s text:c="9"/>= <text:s text:c="24"/>,</text:p>
      <text:p text:style-name="Preformatted_20_Text"><text:s text:c="56"/>0 <text:s text:c="7"/>VābMink</text:p>
      <text:p text:style-name="Preformatted_20_Text">with VaMink</text:p>
      <text:p text:style-name="Preformatted_20_Text"><text:s text:c="8"/>b̄</text:p>
      <text:p text:style-name="Preformatted_20_Text"><text:s text:c="13"/>= mac K cc̄ m̄c̄b̄ . Since the diagonal blocks are positive definite we conclude</text:p>
      <text:p text:style-name="Preformatted_20_Text">that all eigenvalues, corresponding to the masses of the scalars in our model, are</text:p>
      <text:p text:style-name="Preformatted_20_Text">non-negative. This can be further underlined by considering an arbitrary vector</text:p>
      <text:p text:style-name="Preformatted_20_Text">φ:</text:p>
      <text:p text:style-name="Preformatted_20_Text"><text:s text:c="25"/>φa VaMink</text:p>
      <text:p text:style-name="Preformatted_20_Text"><text:s text:c="33"/>b̄ <text:s/>φ̄b̄ = φa mac K cc̄ m̄c̄b̄ φ̄b̄ = Φc K cc̄ Φ̄c̄ , (3.3.17)</text:p>
      <text:p text:style-name="Preformatted_20_Text">with Φc = φa mac . Since the Kähler metric K cc̄ is positive definite the same holds for</text:p>
      <text:p text:style-name="Preformatted_20_Text">the above combination. For the special choice of a racetrack superpotential (3.3.2)</text:p>
      <text:p text:style-name="Preformatted_20_Text">the masses will in fact be strictly larger than zero and this property, as per the</text:p>
      <text:p text:style-name="Preformatted_20_Text">following discussion, will transfer to the resulting de Sitter minimum.</text:p>
      <text:p text:style-name="Preformatted_20_Text">Performing the downshift to anti-de Sitter space is done via the inclusion</text:p>
      <text:p text:style-name="Preformatted_20_Text">of a small shift in W0 : W0 → W0 + ∆W . Including such a term in the superpotential</text:p>
      <text:p text:style-name="Preformatted_20_Text">will yield an AdS minimum (V &lt; 0). This means that Da W = 0 will still be satisfied</text:p>
      <text:p text:style-name="Preformatted_20_Text">but W = 0 will no longer be the case. Likewise, the complex gravitino mass will no</text:p>
      <text:p text:style-name="Preformatted_20_Text">longer be zero:</text:p>
      <text:p text:style-name="Preformatted_20_Text"><text:s text:c="43"/>m = eK W 6= 0 , <text:s text:c="28"/>(3.3.18)</text:p>
      <text:p text:style-name="Preformatted_20_Text"><text:s text:c="51"/>76</text:p>
      <text:p text:style-name="Preformatted_20_Text">while we still have</text:p>
      <text:p text:style-name="Preformatted_20_Text"><text:s text:c="43"/>ma = 0 . <text:s text:c="27"/>(3.3.19)</text:p>
      <text:p text:style-name="Preformatted_20_Text">The fermion mass matrix loses its block diagonality but due to the setup we can still</text:p>
      <text:p text:style-name="Preformatted_20_Text">quantify the change for a small shift ∆W . Under this change the Kähler potential</text:p>
      <text:p text:style-name="Preformatted_20_Text">will be unaffected. Going forward we will distinguish quantities by superscripts Mink</text:p>
      <text:p text:style-name="Preformatted_20_Text">and AdS when necessary. To investigate the AdS masses we consider the change</text:p>
      <text:p text:style-name="Preformatted_20_Text">of the position of the minimum: z a, Mink → z a, AdS . Since we still have unbroken</text:p>
      <text:p text:style-name="Preformatted_20_Text">supersymmetry which leads, at leading order, to</text:p>
      <text:p text:style-name="Preformatted_20_Text"><text:s text:c="31"/>δz a = −(mab )−1 Kb ∆m + . . . . <text:s text:c="15"/>(3.3.20)</text:p>
      <text:p text:style-name="Preformatted_20_Text">The change in the complex gravitino mass is ∆m = eK/2 ∆W . For the position of</text:p>
      <text:p text:style-name="Preformatted_20_Text">the minimum the change is small if ∆m is smaller than the smallest eigenvalue mχ</text:p>
      <text:p text:style-name="Preformatted_20_Text">of the fermion mass matrix. The fermion mass matrix in AdS at the point z + δz</text:p>
      <text:p text:style-name="Preformatted_20_Text">can be written as:</text:p>
      <text:p text:style-name="Preformatted_20_Text"><text:s text:c="32"/>VaAdS</text:p>
      <text:p text:style-name="Preformatted_20_Text"><text:s text:c="35"/>b̄ = mac K cc̄ − 2Kab̄ mm̄ . <text:s text:c="15"/>(3.3.21)</text:p>
      <text:p text:style-name="Preformatted_20_Text">The first part is still positive definite, as in the Minkowski case. We immediately see</text:p>
      <text:p text:style-name="Preformatted_20_Text">that the AdS minimum will be (meta-)stable if the gravitino mass is smaller than</text:p>
      <text:p text:style-name="Preformatted_20_Text">the lightest eigenvalue of the Minkowski fermion mass matrix:</text:p>
      <text:p text:style-name="Preformatted_20_Text"><text:s text:c="40"/>mχ # m3/2 . <text:s text:c="27"/>(3.3.22)</text:p>
      <text:p text:style-name="Preformatted_20_Text">If this condition is satisfied we are certain to find a stable, supersymmetric anti-de</text:p>
      <text:p text:style-name="Preformatted_20_Text">Sitter vacuum by performing a shift in the superpotential from a previously known</text:p>
      <text:p text:style-name="Preformatted_20_Text">Minkowski progenitor.</text:p>
      <text:p text:style-name="Preformatted_20_Text">Under the uplift to de Sitter we likewise need to check what happens to the</text:p>
      <text:p text:style-name="Preformatted_20_Text">position of the minimum and the masses of the model. The lift to dS is perfromed</text:p>
      <text:p text:style-name="Preformatted_20_Text"><text:soft-page-break/>by including a nilpotent, chiral field X into the Kähler- and superpotential as in</text:p>
      <text:p text:style-name="Preformatted_20_Text">equations (3.3.2). Because of X we now have new contributions to the scalar potential</text:p>
      <text:p text:style-name="Preformatted_20_Text">and mass matrix. We will include them by using the index I = {a, X}. The de Sitter</text:p>
      <text:p text:style-name="Preformatted_20_Text">scalar potential is</text:p>
      <text:p text:style-name="Preformatted_20_Text"><text:s text:c="19"/>V dS = eK |DI W |2 − 3|W |2 = |mI |2 − 3|m|2 &gt; 0 . <text:s text:c="9"/>(3.3.23)</text:p>
      <text:p text:style-name="Preformatted_20_Text"><text:s text:c="50"/>#</text:p>
      <text:p text:style-name="Preformatted_20_Text">All new contributions have been included by our change of the index. For a successful</text:p>
      <text:p text:style-name="Preformatted_20_Text">uplift the supersymmetry breaking terms in |mI |2 need to be larger than the gravitino</text:p>
      <text:p text:style-name="Preformatted_20_Text">mass. The holomorphic/anti-holomorphic part of the mass matrix now evaluates to</text:p>
      <text:p text:style-name="Preformatted_20_Text"><text:s text:c="46"/>77</text:p>
      <text:p text:style-name="Preformatted_20_Text">[175, 176]:</text:p>
      <text:p text:style-name="Preformatted_20_Text"><text:s text:c="12"/>VadS <text:s text:c="65"/>(3.3.24)</text:p>
      <text:p text:style-name="Preformatted_20_Text"><text:s text:c="26"/>IJ ̄ <text:s text:c="19"/>I <text:s text:c="13"/>I I ̄</text:p>
      <text:p text:style-name="Preformatted_20_Text"><text:s text:c="14"/>b̄ = maI K m̄J ̄b̄ − 2Kab̄ mI m̄ − Rab̄I I ̄m̄ m − ma m̄b̄ .</text:p>
      <text:p text:style-name="Preformatted_20_Text">Here, we have not considered the X direction in moduli space since they are funda-</text:p>
      <text:p text:style-name="Preformatted_20_Text">mentally fermionic in nature. Furthermore, Rab̄I I ̄ is the moduli space curvature ten-</text:p>
      <text:p text:style-name="Preformatted_20_Text">sor. The holomorphic/holomorphic part of the mass matrix in de Sitter reads:</text:p>
      <text:p text:style-name="Preformatted_20_Text"><text:s text:c="34"/>VabdS = −mab m̄ + mabI m̄I . <text:s text:c="19"/>(3.3.25)</text:p>
      <text:p text:style-name="Preformatted_20_Text">Once again, we will consider the mass change due to the introduction of the new</text:p>
      <text:p text:style-name="Preformatted_20_Text">contribution in terms of the shift of the minimum. For this we consider the AdS</text:p>
      <text:p text:style-name="Preformatted_20_Text">minimum at z a, AdS = zra, AdS +izia, AdS and then the change will be due to the uplifting</text:p>
      <text:p text:style-name="Preformatted_20_Text">contribution in the scalar potential:</text:p>
      <text:p text:style-name="Preformatted_20_Text"><text:s text:c="39"/>V up = μ4 eK KX X̄ . <text:s text:c="22"/>(3.3.26)</text:p>
      <text:p text:style-name="Preformatted_20_Text">The de Sitter minimum is located at</text:p>
      <text:p text:style-name="Preformatted_20_Text"><text:s text:c="36"/>∂zαa V AdS + V up = 0 , <text:s text:c="22"/>(3.3.27)</text:p>
      <text:p text:style-name="Preformatted_20_Text"><text:s text:c="40"/># <text:s text:c="15"/>#</text:p>
      <text:p text:style-name="Preformatted_20_Text">where α = {i, r}. Using our knowledge about the AdS minimum and the uplift</text:p>
      <text:p text:style-name="Preformatted_20_Text">potential we find for the two terms individually:</text:p>
      <text:p text:style-name="Preformatted_20_Text"><text:s text:c="14"/>AdS <text:s text:c="15"/>AdS</text:p>
      <text:p text:style-name="Preformatted_20_Text"><text:s text:c="50"/>∂zαa V up = μ4 ∂zαa eK KX X̄ .</text:p>
      <text:p text:style-name="Preformatted_20_Text"><text:s text:c="22"/># <text:s text:c="13"/>#</text:p>
      <text:p text:style-name="Preformatted_20_Text"><text:s text:c="39"/>δzβb , <text:s text:c="36"/>(3.3.28)</text:p>
      <text:p text:style-name="Preformatted_20_Text"><text:s text:c="78"/>#</text:p>
      <text:p text:style-name="Preformatted_20_Text"><text:s text:c="7"/>∂zαa V <text:s text:c="5"/>= ∂zαa ∂zβb V</text:p>
      <text:p text:style-name="Preformatted_20_Text">With this we can express the shift of the minimum, when going from AdS to dS</text:p>
      <text:p text:style-name="Preformatted_20_Text">as: <text:s text:c="46"/>#−1</text:p>
      <text:p text:style-name="Preformatted_20_Text"><text:s text:c="46"/>AdS</text:p>
      <text:p text:style-name="Preformatted_20_Text"><text:s text:c="35"/>#</text:p>
      <text:p text:style-name="Preformatted_20_Text"><text:s text:c="26"/>b</text:p>
      <text:p text:style-name="Preformatted_20_Text"><text:s text:c="56"/>μ4 ∂zαa eK KX X̄ . <text:s text:c="7"/>(3.3.29)</text:p>
      <text:p text:style-name="Preformatted_20_Text"><text:s text:c="72"/>#</text:p>
      <text:p text:style-name="Preformatted_20_Text"><text:s text:c="24"/>δzβ = − ∂zαa ∂zβb V</text:p>
      <text:p text:style-name="Preformatted_20_Text">Since the uplift is of the same order as the downshift we know that the anti-de Sitter</text:p>
      <text:p text:style-name="Preformatted_20_Text">masses ∂zαa ∂zβb V AdS are larger than the scale of the uplift and thus the shift of the</text:p>
      <text:p text:style-name="Preformatted_20_Text">position of the minimum will likewise be small. Using this result we furthermore <text:soft-page-break/>find</text:p>
      <text:p text:style-name="Preformatted_20_Text">that the amount of supersymmetry breaking in the direction of the unconstrained</text:p>
      <text:p text:style-name="Preformatted_20_Text">moduli is small compared to the nilpotent one [177]:</text:p>
      <text:p text:style-name="Preformatted_20_Text"><text:s text:c="40"/>|ma |2 # |mX |2 . <text:s text:c="24"/>(3.3.30)</text:p>
      <text:p text:style-name="Preformatted_20_Text">For stability of the de Sitter minimum we require the amount of supersymmetry</text:p>
      <text:p text:style-name="Preformatted_20_Text">breaking to be small compared to the chiral masses. We thus have, together with</text:p>
      <text:p text:style-name="Preformatted_20_Text"><text:s text:c="48"/>78</text:p>
      <text:p text:style-name="Preformatted_20_Text">our earlier requirement that the gravitino mass is parametrically small, for a positive</text:p>
      <text:p text:style-name="Preformatted_20_Text">value of the potential at the minimum the following conditions:</text:p>
      <text:p text:style-name="Preformatted_20_Text"><text:s text:c="20"/>mχ # |mI |2 <text:s text:c="8"/>m2χ # m23/2 <text:s text:c="8"/>|mI |2 &gt; 3m23/2 , <text:s text:c="2"/>(3.3.31)</text:p>
      <text:p text:style-name="Preformatted_20_Text">where mχ is once again the smallest eigenvalue of the mass matrix. As observed</text:p>
      <text:p text:style-name="Preformatted_20_Text">before, supersymmetry breaking in the chiral directions is very small and thus SUSY</text:p>
      <text:p text:style-name="Preformatted_20_Text">breaking in the nilpotent direction is of the order of the gravitino mass for an almost</text:p>
      <text:p text:style-name="Preformatted_20_Text">vanishing cosmological constant.</text:p>
      <text:p text:style-name="Preformatted_20_Text">Finally, we have to consider the mass matrix (3.3.24). The first term is positive</text:p>
      <text:p text:style-name="Preformatted_20_Text">definite and will be strictly positive if the progenitor Minkowski space has no flat</text:p>
      <text:p text:style-name="Preformatted_20_Text">directions. Because of the conditions in (3.3.31), all other terms in (3.3.24) are</text:p>
      <text:p text:style-name="Preformatted_20_Text">parametrically small and thus we conclude that the de Sitter mass matrix will be</text:p>
      <text:p text:style-name="Preformatted_20_Text">positive definite, or in the case of a Minkowski progenitor without flat directions,</text:p>
      <text:p text:style-name="Preformatted_20_Text">it will have strictly positive eigenvalues. With this we have shown how to obtain a</text:p>
      <text:p text:style-name="Preformatted_20_Text">(meta-) stable dS vacuum from our mass production procedure.</text:p>
      <text:p text:style-name="Preformatted_20_Text">3.3.4 <text:s text:c="3"/>Model Choices in Type IIA and IIB</text:p>
      <text:p text:style-name="Preformatted_20_Text">The discussion up until this point has been about fairly general Kähler- and superpo-</text:p>
      <text:p text:style-name="Preformatted_20_Text">tentials. By considering specific choices we can find stronger bounds on the masses</text:p>
      <text:p text:style-name="Preformatted_20_Text">in our de Sitter model. In the following sections we will show explicit examples in</text:p>
      <text:p text:style-name="Preformatted_20_Text">detail that are based on the choices of K and W we discuss in this section.</text:p>
      <text:p text:style-name="Preformatted_20_Text">For type IIA we consider models based on the superpotentials that were already</text:p>
      <text:p text:style-name="Preformatted_20_Text">studied in [34]:</text:p>
      <text:p text:style-name="Preformatted_20_Text"><text:s text:c="34"/>Xn</text:p>
      <text:p text:style-name="Preformatted_20_Text"><text:s text:c="39"/>NI log −i(ΦI − Φ̄I ) ,</text:p>
      <text:p text:style-name="Preformatted_20_Text"><text:s text:c="65"/>#</text:p>
      <text:p text:style-name="Preformatted_20_Text"><text:s text:c="25"/>K=−</text:p>
      <text:p text:style-name="Preformatted_20_Text"><text:s text:c="80"/>(3.3.32)</text:p>
      <text:p text:style-name="Preformatted_20_Text"><text:s text:c="34"/>I=1</text:p>
      <text:p text:style-name="Preformatted_20_Text"><text:s text:c="41"/>n # <text:s text:c="26"/>#</text:p>
      <text:p text:style-name="Preformatted_20_Text"><text:s text:c="50"/>iaI ΦI <text:s text:c="7"/>ibI ΦI</text:p>
      <text:p text:style-name="Preformatted_20_Text"><text:s text:c="39"/>X</text:p>
      <text:p text:style-name="Preformatted_20_Text"><text:s text:c="24"/>W = W0 + <text:s text:c="12"/>AI e <text:s text:c="7"/>− BI e <text:s text:c="10"/>.</text:p>
      <text:p text:style-name="Preformatted_20_Text"><text:s text:c="40"/>I=1</text:p>
      <text:p text:style-name="Preformatted_20_Text">Here, Φi runs over all the moduli we are considering and W0 , aI , bI , AI , BI and NI</text:p>
      <text:p text:style-name="Preformatted_20_Text">are real parameters. For this class of models we find that the mass matrix is diagonal</text:p>
      <text:p text:style-name="Preformatted_20_Text">at the Minkowski minimum when splitting the moduli as ΦI = φI + iθI with the φI</text:p>
      <text:p text:style-name="Preformatted_20_Text">and θI real: <text:s text:c="10"/> <text:s text:c="15"/> <text:s text:c="11"/> <text:s text:c="18"/></text:p>
      <text:p text:style-name="Preformatted_20_Text"><text:s text:c="58"/>2</text:p>
      <text:p text:style-name="Preformatted_20_Text"><text:s text:c="26"/>V I J V I J <text:s text:c="18"/>m I I 0</text:p>
      <text:p text:style-name="Preformatted_20_Text"><text:s text:c="23"/> φφ φθ  <text:s text:c="16"/>= φφ <text:s text:c="18"/>. <text:s text:c="4"/>(3.3.33)</text:p>
      <text:p text:style-name="Preformatted_20_Text"><text:s text:c="67"/>2</text:p>
      <text:p text:style-name="Preformatted_20_Text"><text:s text:c="26"/>VθI φJ VθI θJ <text:s text:c="4"/>Mink <text:s text:c="9"/>0 <text:s text:c="3"/>m <text:s text:c="2"/>θI θI</text:p>
      <text:p text:style-name="Preformatted_20_Text"><text:soft-page-break/><text:s text:c="46"/>79</text:p>
      <text:p text:style-name="Preformatted_20_Text">Furthermore, there is a mass degeneracy between the scalars and pseudo-scalars:</text:p>
      <text:p text:style-name="Preformatted_20_Text"><text:s text:c="41"/>m2φI φI = m2θI θI . <text:s text:c="33"/>(3.3.34)</text:p>
      <text:p text:style-name="Preformatted_20_Text">When perturbing the model in order to go to an anti-de Sitter minimum by a small</text:p>
      <text:p text:style-name="Preformatted_20_Text">∆W , the mass matrix will remain block-diagonal:</text:p>
      <text:p text:style-name="Preformatted_20_Text"><text:s text:c="12"/> <text:s text:c="15"/> <text:s text:c="8"/> <text:s text:c="39"/></text:p>
      <text:p text:style-name="Preformatted_20_Text"><text:s text:c="14"/>VφI φJ VφI θJ <text:s text:c="13"/>V Mink <text:s/>+ ∆ φI φJ <text:s text:c="11"/>0</text:p>
      <text:p text:style-name="Preformatted_20_Text"><text:s text:c="12"/> <text:s text:c="15"/> <text:s text:c="5"/>= <text:s/> φI φJ <text:s text:c="33"/>. <text:s text:c="11"/>(3.3.35)</text:p>
      <text:p text:style-name="Preformatted_20_Text"><text:s text:c="14"/>VθI φJ VθI θJ <text:s text:c="4"/>AdS <text:s text:c="13"/>0 <text:s text:c="9"/>VθMink</text:p>
      <text:p text:style-name="Preformatted_20_Text"><text:s text:c="63"/>I θ J + ∆θ I θ J</text:p>
      <text:p text:style-name="Preformatted_20_Text">Note that the terms ∆φI φJ and ∆θI θJ can appear in the off-diagonals of the blocks but,</text:p>
      <text:p text:style-name="Preformatted_20_Text">as per our previous analysis, they are parametrically small compared to the diagonal</text:p>
      <text:p text:style-name="Preformatted_20_Text">terms. Now, if we introduce the uplift, as discussed above, we will change the mass</text:p>
      <text:p text:style-name="Preformatted_20_Text">matrix one more time, however, by another parametrically small amount:</text:p>
      <text:p text:style-name="Preformatted_20_Text"><text:s text:c="2"/> <text:s text:c="15"/> <text:s text:c="8"/> <text:s text:c="59"/></text:p>
      <text:p text:style-name="Preformatted_20_Text"><text:s text:c="33"/>Mink <text:s text:c="14"/>̃</text:p>
      <text:p text:style-name="Preformatted_20_Text"><text:s text:c="5"/>VφI φJ VφI θJ <text:s text:c="12"/>V I J + ∆φI φJ + ∆φI φJ <text:s text:c="18"/>0</text:p>
      <text:p text:style-name="Preformatted_20_Text"><text:s text:c="2"/> <text:s text:c="15"/> <text:s text:c="4"/>= φφ <text:s text:c="59"/> . (3.3.36)</text:p>
      <text:p text:style-name="Preformatted_20_Text"><text:s text:c="5"/>VθI φJ VθI θJ <text:s text:c="2"/>dS <text:s text:c="19"/>0 <text:s text:c="14"/>VθMink <text:s text:c="17"/>̃</text:p>
      <text:p text:style-name="Preformatted_20_Text"><text:s text:c="62"/>I θ J + ∆θ I θ J + ∆θ I θ J</text:p>
      <text:p text:style-name="Preformatted_20_Text">Since all the contributions to the mass matrix during the mass production procedure</text:p>
      <text:p text:style-name="Preformatted_20_Text">are small we conclude that we should find VIJ <text:s text:c="7"/>dS</text:p>
      <text:p text:style-name="Preformatted_20_Text"><text:s text:c="56"/>≈ VIJ Mink</text:p>
      <text:p text:style-name="Preformatted_20_Text"><text:s text:c="69"/>, where I and J symbolically</text:p>
      <text:p text:style-name="Preformatted_20_Text">stand for the fields φ and θ . Furthermore, due to the the mass degeneracy in</text:p>
      <text:p text:style-name="Preformatted_20_Text"><text:s text:c="27"/>I <text:s text:c="7"/>I</text:p>
      <text:p text:style-name="Preformatted_20_Text">Minkowski space we also expect that in AdS and dS at least an approximate mass</text:p>
      <text:p text:style-name="Preformatted_20_Text">degeneracy is present.</text:p>
      <text:p text:style-name="Preformatted_20_Text">In type IIB the superpotential will be the same as in the type IIA case (3.3.32).</text:p>
      <text:p text:style-name="Preformatted_20_Text">The Kähler potential, on the other hand, will differ and in general be of the form:</text:p>
      <text:p text:style-name="Preformatted_20_Text"><text:s text:c="36"/>K = K −i(ΦI − Φ̄I ) . <text:s text:c="36"/>(3.3.37)</text:p>
      <text:p text:style-name="Preformatted_20_Text"><text:s text:c="62"/>#</text:p>
      <text:p text:style-name="Preformatted_20_Text">One immediate consequence of this is that already the Minkowski mass matrix is</text:p>
      <text:p text:style-name="Preformatted_20_Text">now only block-diagonal, instead of diagonal:</text:p>
      <text:p text:style-name="Preformatted_20_Text"><text:s text:c="47"/> <text:s text:c="15"/></text:p>
      <text:p text:style-name="Preformatted_20_Text"><text:s text:c="49"/>VφI φJ <text:s text:c="3"/>0</text:p>
      <text:p text:style-name="Preformatted_20_Text"><text:s text:c="34"/>VIJ |Mink =  <text:s text:c="16"/>. <text:s text:c="27"/>(3.3.38)</text:p>
      <text:p text:style-name="Preformatted_20_Text"><text:s text:c="52"/>0 <text:s text:c="3"/>VθI θJ</text:p>
      <text:p text:style-name="Preformatted_20_Text">Still, due to (3.3.17), this matrix is positive definite and there will be still a mass</text:p>
      <text:p text:style-name="Preformatted_20_Text">degeneracy between the scalars and pseudo-scalars. Nevertheless, the same argu-</text:p>
      <text:p text:style-name="Preformatted_20_Text"><text:s text:c="49"/>80</text:p>
      <text:p text:style-name="Preformatted_20_Text">ments as in type IIA hold and the changes in the masses in the process of going from</text:p>
      <text:p text:style-name="Preformatted_20_Text">Minkowski space to de Sitter will be small.</text:p>
      <text:p text:style-name="Preformatted_20_Text">3.3.5 <text:s text:c="2"/>Explicit Examples in Type IIA</text:p>
      <text:p text:style-name="Preformatted_20_Text">In this section two explicit examples in type IIA will be presented. We will discuss</text:p>
      <text:p text:style-name="Preformatted_20_Text">the seven moduli example and its simplification, the STU model. More details can</text:p>
      <text:p text:style-name="Preformatted_20_Text"><text:soft-page-break/>be found in [6], from which the numerical data and plots were taken as well.</text:p>
      <text:p text:style-name="Preformatted_20_Text">The Seven-Moduli model in IIA exhibits an SL[(2, R)]7 symmetry and is</text:p>
      <text:p text:style-name="Preformatted_20_Text">closely related to M-theory models and d = 4, N = 8 supergravity. These mod-</text:p>
      <text:p text:style-name="Preformatted_20_Text">els were constructed by compactifying from 10 to 4 on T 6 /(Z2 × Z2 ) in [178, 179] and</text:p>
      <text:p text:style-name="Preformatted_20_Text">are in particular interesting for future B-mode experiments as discussed in [39, 180].</text:p>
      <text:p text:style-name="Preformatted_20_Text">The model includes the seven moduli:</text:p>
      <text:p text:style-name="Preformatted_20_Text"><text:s text:c="28"/>ΦI = {S, T1 , T2 , T3 , U1 , U2 , U3 } , <text:s text:c="11"/>(3.3.39)</text:p>
      <text:p text:style-name="Preformatted_20_Text">where S is the axio-dilaton, the Ti (i = 1, 2, 3) are the complex structure moduli</text:p>
      <text:p text:style-name="Preformatted_20_Text">and the Ui are the Kähler moduli. The ΦI , in a sense, can be viewed as the coordi-</text:p>
      <text:p text:style-name="Preformatted_20_Text">nates of the [SL(2, R)/U (1)]7 coset. The Kähler- and superpotential for our example</text:p>
      <text:p text:style-name="Preformatted_20_Text">are: <text:s text:c="28"/>X</text:p>
      <text:p text:style-name="Preformatted_20_Text"><text:s text:c="39"/>log −i(ΦI − Φ̄I ) ,</text:p>
      <text:p text:style-name="Preformatted_20_Text"><text:s text:c="60"/>#</text:p>
      <text:p text:style-name="Preformatted_20_Text"><text:s text:c="25"/>K=−</text:p>
      <text:p text:style-name="Preformatted_20_Text"><text:s text:c="80"/>(3.3.40)</text:p>
      <text:p text:style-name="Preformatted_20_Text"><text:s text:c="35"/>I</text:p>
      <text:p text:style-name="Preformatted_20_Text"><text:s text:c="37"/>X# <text:s text:c="30"/>#</text:p>
      <text:p text:style-name="Preformatted_20_Text"><text:s text:c="47"/>iaI ΦI <text:s text:c="9"/>ibI ΦI</text:p>
      <text:p text:style-name="Preformatted_20_Text"><text:s text:c="25"/>W = f6 + <text:s text:c="9"/>AI e <text:s text:c="6"/>− BI e <text:s text:c="11"/>,</text:p>
      <text:p text:style-name="Preformatted_20_Text"><text:s text:c="39"/>I</text:p>
      <text:p text:style-name="Preformatted_20_Text">where we will utilize the Kallosh-Linde racetrack superpotential. Once again, we</text:p>
      <text:p text:style-name="Preformatted_20_Text">do not consider p-fluxes other than F6 . The shift to anti-de Sitter is performed by</text:p>
      <text:p text:style-name="Preformatted_20_Text">letting f6 → f6 + ∆f6 . The contribution of the uplift to the scalar potential due to</text:p>
      <text:p text:style-name="Preformatted_20_Text">the anti-D6-brane uplift is:</text:p>
      <text:p text:style-name="Preformatted_20_Text"><text:s text:c="20"/>up <text:s text:c="12"/>μ40 <text:s text:c="28"/>μ41</text:p>
      <text:p text:style-name="Preformatted_20_Text"><text:s text:c="18"/>VD6 <text:s/>= <text:s text:c="25"/>+</text:p>
      <text:p text:style-name="Preformatted_20_Text"><text:s text:c="25"/>Im(T1 )Im(T2 )Im(T3 ) Im(S)Im(T2 )Im(T3 )</text:p>
      <text:p text:style-name="Preformatted_20_Text"><text:s text:c="80"/>(3.3.41)</text:p>
      <text:p text:style-name="Preformatted_20_Text"><text:s text:c="35"/>μ42 <text:s text:c="27"/>μ43</text:p>
      <text:p text:style-name="Preformatted_20_Text"><text:s text:c="23"/>+ <text:s text:c="24"/>+ <text:s text:c="23"/>,</text:p>
      <text:p text:style-name="Preformatted_20_Text"><text:s text:c="25"/>Im(S)Im(T1 )Im(T3 ) Im(S)Im(T1 )Im(T2 )</text:p>
      <text:p text:style-name="Preformatted_20_Text">which can, again, can be obtained using a nilpotent field X [5, 49]. As is evident,</text:p>
      <text:p text:style-name="Preformatted_20_Text">we have now several cycles around which the anti-branes can be wrapped and the</text:p>
      <text:p text:style-name="Preformatted_20_Text">parameters μ4i can, but do not necessarily need to be, tuned individually.</text:p>
      <text:p text:style-name="Preformatted_20_Text">In order to find solutions to the equations DI W = 0 and W = 0, which will give a</text:p>
      <text:p text:style-name="Preformatted_20_Text">Minkowski minimum, we use the parameters BI and f6 . Thus, we can freely choose</text:p>
      <text:p text:style-name="Preformatted_20_Text">the point of the extremum in moduli space and the parameters AI , aI and bI . The</text:p>
      <text:p text:style-name="Preformatted_20_Text"><text:s text:c="44"/>81</text:p>
      <text:p text:style-name="Preformatted_20_Text">choices are given in table 3.4. Once again, we set the axions to zero, which will not</text:p>
      <text:p text:style-name="Preformatted_20_Text">produce any problems as discussed in section 3.2.4. The position of the Minkowski</text:p>
      <text:p text:style-name="Preformatted_20_Text">minimum will thus be at S = i S0 , Ti = i Ti,0 and Ui = i Ui,0 where i = 1, 2, 3.</text:p>
      <text:p text:style-name="Preformatted_20_Text">In choosing the parameters we had to keep the same requirements in mind as in</text:p>
      <text:p text:style-name="Preformatted_20_Text">section 3.2.1. Namely, aI ΦI needs to be small such that higher-order corrections can</text:p>
      <text:p text:style-name="Preformatted_20_Text">safely be neglected and we choose the Ui,0 large in order to obtain a large internal</text:p>
      <text:p text:style-name="Preformatted_20_Text">volume. Other than that, no particular care is required in choosing the values found</text:p>
      <text:p text:style-name="Preformatted_20_Text">in 3.4. Even with these conditions it is relatively easy to find positive masses, meaning</text:p>
      <text:p text:style-name="Preformatted_20_Text"><text:soft-page-break/>that the parameters are not particularly fine-tuned. For the downshift parameter we</text:p>
      <text:p text:style-name="Preformatted_20_Text">choose</text:p>
      <text:p text:style-name="Preformatted_20_Text"><text:s text:c="37"/>∆f6 = −10−5 . <text:s text:c="31"/>(3.3.42)</text:p>
      <text:p text:style-name="Preformatted_20_Text">The sign of this parameter does matter and can change the behavior but, for small</text:p>
      <text:p text:style-name="Preformatted_20_Text">downshifts, the qualitative effect will be independent of the sign. For the uplift we</text:p>
      <text:p text:style-name="Preformatted_20_Text">set all the parameters to be equal:</text:p>
      <text:p text:style-name="Preformatted_20_Text"><text:s text:c="25"/>μ40 = μ41 = μ42 = μ43 = 5.49028 · 10−15 . <text:s text:c="15"/>(3.3.43)</text:p>
      <text:p text:style-name="Preformatted_20_Text"><text:s text:c="2"/>AS = 1 <text:s text:c="3"/>AT1 = 3.1 <text:s text:c="3"/>AT2 = 3.2 <text:s text:c="3"/>AT3 = 3.3 <text:s text:c="5"/>AU1 = 11 <text:s text:c="5"/>AU2 = 12 <text:s text:c="4"/>AU3 = 13</text:p>
      <text:p text:style-name="Preformatted_20_Text"><text:s text:c="2"/>aS = 2 <text:s text:c="3"/>aT1 = 2.1 <text:s text:c="3"/>aT2 = 2.2 <text:s text:c="4"/>aT3 = 2.3 <text:s text:c="3"/>aU1 = 0.41 <text:s text:c="3"/>aU2 = 0.42 <text:s text:c="2"/>aU3 = 0.43</text:p>
      <text:p text:style-name="Preformatted_20_Text"><text:s text:c="2"/>bS = 3 <text:s text:c="3"/>bT1 = 3.1 <text:s text:c="3"/>bT2 = 3.2 <text:s text:c="4"/>bT3 = 3.3 <text:s text:c="4"/>bU1 = 1.1 <text:s text:c="4"/>bU2 = 1.2 <text:s text:c="3"/>bU3 = 1.3</text:p>
      <text:p text:style-name="Preformatted_20_Text"><text:s text:c="2"/>S0 = 1 <text:s text:c="3"/>T1, 0 = 1.1 <text:s/>T2, 0 = 1.2 <text:s/>T3, 0 = 1.3 <text:s text:c="2"/>U1, 0 = 5.1 <text:s text:c="3"/>U2, 0 = 5.2 U3, 0 = 5.3</text:p>
      <text:p text:style-name="Preformatted_20_Text">Table 3.4. Choices for the position in moduli space and parameters in the 7-moduli</text:p>
      <text:p text:style-name="Preformatted_20_Text">example in type IIA.</text:p>
      <text:p text:style-name="Preformatted_20_Text">The value chosen here, and in the following, have not been selected to match the</text:p>
      <text:p text:style-name="Preformatted_20_Text">observed cosmological constant but rather for illustrative purposes. With the choices</text:p>
      <text:p text:style-name="Preformatted_20_Text">in table 3.4 one obtains a Minkowski minimum with strictly positive values for the</text:p>
      <text:p text:style-name="Preformatted_20_Text">masses and thus, as by our prior discussion, the same should hold for the de Sitter</text:p>
      <text:p text:style-name="Preformatted_20_Text">masses. We give both, the Minkowski and de Sitter, masses in table 3.5. The change</text:p>
      <text:p text:style-name="Preformatted_20_Text">in masses is noticeable but small, as predicted. Furthermore, the mass degeneracy</text:p>
      <text:p text:style-name="Preformatted_20_Text">is broken in de Sitter, to a minute degree. In addition to its eigenvalues, below the</text:p>
      <text:p text:style-name="Preformatted_20_Text">upper right corner block of the dS mass matrix is shown. It is evident that the off-</text:p>
      <text:p text:style-name="Preformatted_20_Text">diagonal terms are much smaller than the diagonal entries, visualizing our discussion</text:p>
      <text:p text:style-name="Preformatted_20_Text">from section 3.3.3.</text:p>
      <text:p text:style-name="Preformatted_20_Text">Due to the sheer amount of plots necessary do properly represent the 7-moduli exam-</text:p>
      <text:p text:style-name="Preformatted_20_Text">ple we instead will use the related STU-model in order to visualize the behavior.</text:p>
      <text:p text:style-name="Preformatted_20_Text"><text:s text:c="45"/>82</text:p>
      <text:p text:style-name="Preformatted_20_Text"> <text:s text:c="120"/></text:p>
      <text:p text:style-name="Preformatted_20_Text"><text:s text:c="3"/>1.89809 · 10−5 <text:s/>−6.19837 · 10−10 −5.36624 · 10−10 −4.56280 · 10−10 <text:s text:c="2"/>−1.30375 · 10−9 −1.52470 · 10−9 <text:s/>−1.74268 · 10−9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<text:s text:c="2"/>−6.19837 · 10−10 <text:s/>1.30911 · 10−4 <text:s text:c="2"/>−7.38721 · 10−10 −6.46383 · 10−10 <text:s/>−1.24516 · 10−9 −1.44398 · 10−9 <text:s/>−1.64104 · 10−9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<text:soft-page-break/> <text:s text:c="120"/></text:p>
      <text:p text:style-name="Preformatted_20_Text"><text:s text:c="2"/>−5.36624 · 10−10 −7.38721 · 10−10 <text:s text:c="3"/>9.41667 · 10−5 −5.68241 · 10−10 <text:s/>−1.13520 · 10−9 −1.31758 · 10−9 <text:s/>−1.49834 · 10−9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<text:s text:c="2"/>−4.56280 · 10−10 −6.46383 · 10−10 −5.68241 · 10−10 <text:s text:c="2"/>6.37888 · 10−5 <text:s text:c="2"/>−1.04022 · 10−9 −1.20871 · 10−9 <text:s/>−1.37571 · 10−9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<text:s text:c="2"/>−1.30475 · 10−9 <text:s/>−1.24516 · 10−9 <text:s text:c="3"/>−1.13520 · 10−9 −1.04022 · 10−9 <text:s text:c="3"/>9.96472 · 10−4 −5.36645 · 10−10 −5.74900 · 10−10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 <text:s text:c="120"/></text:p>
      <text:p text:style-name="Preformatted_20_Text"></text:p>
      <text:p text:style-name="Preformatted_20_Text"> −1.52470 · 10−9 <text:s/>−1.44398 · 10−9 <text:s text:c="3"/>−1.31758 · 10−9 −1.20871 · 10−9 <text:s/>−5.36646 · 10−10 <text:s/>1.37262 · 10−3 <text:s/>−6.10079 · 10−10 </text:p>
      <text:p text:style-name="Preformatted_20_Text"><text:s text:c="122"/></text:p>
      <text:p text:style-name="Preformatted_20_Text"> <text:s text:c="120"/></text:p>
      <text:p text:style-name="Preformatted_20_Text"> <text:s text:c="120"/></text:p>
      <text:p text:style-name="Preformatted_20_Text"> <text:s text:c="120"/></text:p>
      <text:p text:style-name="Preformatted_20_Text"><text:s text:c="2"/>−1.74268 · 10−9 <text:s/>−1.64104 · 10−9 <text:s text:c="3"/>−1.49834 · 10−9 −1.37571 · 10−9 <text:s/>−5.74900 · 10−10 −6.10079 · 10−10 <text:s/>1.80465 · 10−3</text:p>
      <text:p text:style-name="Preformatted_20_Text"><text:s text:c="46"/>Minkowski <text:s text:c="16"/>de Sitter</text:p>
      <text:p text:style-name="Preformatted_20_Text"><text:s text:c="33"/>m12 <text:s text:c="7"/>1.80473 · 10−3 <text:s text:c="10"/>1.80465 · 10−3</text:p>
      <text:p text:style-name="Preformatted_20_Text"><text:s text:c="33"/>m22 <text:s text:c="7"/>1.80473 · 10−3 <text:s text:c="10"/>1.80465 · 10−3</text:p>
      <text:p text:style-name="Preformatted_20_Text"><text:s text:c="33"/>m32 <text:s text:c="7"/>1.37269 · 10−3 <text:s text:c="10"/>1.37262 · 10−3</text:p>
      <text:p text:style-name="Preformatted_20_Text"><text:soft-page-break/><text:s text:c="33"/>m42 <text:s text:c="7"/>1.37269 · 10−3 <text:s text:c="10"/>1.37262 · 10−3</text:p>
      <text:p text:style-name="Preformatted_20_Text"><text:s text:c="33"/>m52 <text:s text:c="7"/>9.96519 · 10−4 <text:s text:c="10"/>9.96472 · 10−4</text:p>
      <text:p text:style-name="Preformatted_20_Text"><text:s text:c="33"/>m62 <text:s text:c="7"/>9.96519 · 10−4 <text:s text:c="10"/>9.96471 · 10−4</text:p>
      <text:p text:style-name="Preformatted_20_Text"><text:s text:c="33"/>m72 <text:s text:c="7"/>1.30924 · 10−4 <text:s text:c="10"/>1.30911 · 10−4</text:p>
      <text:p text:style-name="Preformatted_20_Text"><text:s text:c="33"/>m82 <text:s text:c="7"/>1.30924 · 10−4 <text:s text:c="10"/>1.30911 · 10−4</text:p>
      <text:p text:style-name="Preformatted_20_Text"><text:s text:c="33"/>m92 <text:s text:c="7"/>9.41773 · 10−5 <text:s text:c="10"/>9.41667 · 10−5</text:p>
      <text:p text:style-name="Preformatted_20_Text"><text:s text:c="33"/>m102</text:p>
      <text:p text:style-name="Preformatted_20_Text"><text:s text:c="44"/>9.41773 · 10−5 <text:s text:c="10"/>9.41660 · 10−5</text:p>
      <text:p text:style-name="Preformatted_20_Text"><text:s text:c="33"/>m112</text:p>
      <text:p text:style-name="Preformatted_20_Text"><text:s text:c="44"/>6.37973 · 10−5 <text:s text:c="10"/>6.37888 · 10−5</text:p>
      <text:p text:style-name="Preformatted_20_Text"><text:s text:c="33"/>m122</text:p>
      <text:p text:style-name="Preformatted_20_Text"><text:s text:c="44"/>6.37973 · 10−5 <text:s text:c="10"/>6.37883 · 10−5</text:p>
      <text:p text:style-name="Preformatted_20_Text"><text:s text:c="33"/>m132</text:p>
      <text:p text:style-name="Preformatted_20_Text"><text:s text:c="44"/>1.89843 · 10−5 <text:s text:c="10"/>1.89809 · 10−5</text:p>
      <text:p text:style-name="Preformatted_20_Text"><text:s text:c="33"/>m142</text:p>
      <text:p text:style-name="Preformatted_20_Text"><text:s text:c="44"/>1.89843 · 10−5 <text:s text:c="10"/>1.89806 · 10−5</text:p>
      <text:p text:style-name="Preformatted_20_Text">Table 3.5. The masses in Minkowski and de Sitter for the 7 moduli IIA example. The</text:p>
      <text:p text:style-name="Preformatted_20_Text">changes during the procedure are small but noticeable. A very small deviation from the</text:p>
      <text:p text:style-name="Preformatted_20_Text">mass degeneracy, originally present in Minkowski space, is visible.</text:p>
      <text:p text:style-name="Preformatted_20_Text">The IIA STU model is a simplification of the above case where one identifies</text:p>
      <text:p text:style-name="Preformatted_20_Text">the different complex structure and Kähler moduli:</text:p>
      <text:p text:style-name="Preformatted_20_Text"><text:s text:c="31"/>Ti → T , <text:s text:c="12"/>Ui → U , <text:s text:c="10"/>for i = 1, 2, 3 . <text:s text:c="22"/>(3.3.44)</text:p>
      <text:p text:style-name="Preformatted_20_Text"><text:s text:c="59"/>83</text:p>
      <text:p text:style-name="Preformatted_20_Text">The model is then very similar to the model of section 3.2.1 but with the racetrack</text:p>
      <text:p text:style-name="Preformatted_20_Text">superpotential. The Kähler- and superpotential are:</text:p>
      <text:p text:style-name="Preformatted_20_Text"><text:s text:c="29"/># <text:s text:c="21"/># <text:s text:c="19"/>#</text:p>
      <text:p text:style-name="Preformatted_20_Text"><text:s text:c="7"/>K = − log −i(S − S̄) − 3 log −i(T − T̄ ) − 3 log −i(U − Ū ) ,</text:p>
      <text:p text:style-name="Preformatted_20_Text"><text:s text:c="6"/>W = f6 +</text:p>
      <text:p text:style-name="Preformatted_20_Text"><text:s text:c="20"/>X</text:p>
      <text:p text:style-name="Preformatted_20_Text"><text:s text:c="25"/>AΦ eiaΦ Φ − BΦ eibΦ Φ .</text:p>
      <text:p text:style-name="Preformatted_20_Text"><text:s text:c="47"/># <text:s text:c="33"/>(3.3.45)</text:p>
      <text:p text:style-name="Preformatted_20_Text"><text:s text:c="17"/>Φ=S,T,U</text:p>
      <text:p text:style-name="Preformatted_20_Text">The uplift contribution to the scalar potential in this model likewise simplifies to</text:p>
      <text:p text:style-name="Preformatted_20_Text"><text:s text:c="29"/>up <text:s text:c="6"/>μ40 <text:s text:c="11"/>μ41</text:p>
      <text:p text:style-name="Preformatted_20_Text"><text:s text:c="27"/>VD6 <text:s text:c="2"/>= <text:s text:c="10"/>+ <text:s text:c="14"/>. <text:s text:c="19"/>(3.3.46)</text:p>
      <text:p text:style-name="Preformatted_20_Text"><text:s text:c="36"/>Im(T )3 Im(S)Im(T )2</text:p>
      <text:p text:style-name="Preformatted_20_Text">Finding solutions to this proceeds as before by first setting the axions to zero and</text:p>
      <text:p text:style-name="Preformatted_20_Text">then solving in terms of f6 and the BI , while the other parameters remain free and</text:p>
      <text:p text:style-name="Preformatted_20_Text">are listed in table 3.6.</text:p>
      <text:p text:style-name="Preformatted_20_Text"><text:s text:c="28"/>AS = 1 <text:s text:c="7"/>AT = 3 <text:s text:c="2"/>AU = 11</text:p>
      <text:p text:style-name="Preformatted_20_Text"><text:s text:c="29"/>aS = 2 <text:s text:c="4"/>aT = 2.1 <text:s text:c="3"/>aU = 1</text:p>
      <text:p text:style-name="Preformatted_20_Text"><text:s text:c="29"/>bS = 3 <text:s text:c="5"/>bT = 3.1 <text:s/>bU = 1.2</text:p>
      <text:p text:style-name="Preformatted_20_Text"><text:s text:c="29"/>S0 = 1 <text:s text:c="6"/>T0 = 1 <text:s text:c="3"/>U0 = 5</text:p>
      <text:p text:style-name="Preformatted_20_Text"><text:s text:c="11"/>Table 3.6. Our choice of parameters for the 3 moduli IIA example.</text:p>
      <text:p text:style-name="Preformatted_20_Text">The downshift, once again, is</text:p>
      <text:p text:style-name="Preformatted_20_Text"><text:s text:c="37"/>∆f6 = −10−5 , <text:s text:c="31"/>(3.3.47)</text:p>
      <text:p text:style-name="Preformatted_20_Text">while the uplift is</text:p>
      <text:p text:style-name="Preformatted_20_Text"><text:s text:c="31"/>μ40 = μ41 = 1.93753 · 10−14 . <text:s text:c="21"/>(3.3.48)</text:p>
      <text:p text:style-name="Preformatted_20_Text">The resulting masses are given in table 3.7, where we see once more that the masses</text:p>
      <text:p text:style-name="Preformatted_20_Text">change only slightly and the mass degeneracy breaks in de Sitter space. For this</text:p>
      <text:p text:style-name="Preformatted_20_Text">model we illustrate the behavior via some exemplary plots. In figure 3.4 one can</text:p>
      <text:p text:style-name="Preformatted_20_Text"><text:soft-page-break/>see that the position of the minimum shifts slightly under the procedure. In figure</text:p>
      <text:p text:style-name="Preformatted_20_Text">3.5 the form of the potential for the Im(S) and Im(T ) directions is shown. The</text:p>
      <text:p text:style-name="Preformatted_20_Text">meta-stability of the minimum in these directions is evident. Similar plots can be</text:p>
      <text:p text:style-name="Preformatted_20_Text">obtained for the other directions. Finally, in figure 3.6 a close-up of the minimum,</text:p>
      <text:p text:style-name="Preformatted_20_Text">both in AdS and dS, for the same directions is depicted. The hole seen there is the</text:p>
      <text:p text:style-name="Preformatted_20_Text">part in AdS with negative values for the potential.</text:p>
      <text:p text:style-name="Preformatted_20_Text"><text:s text:c="45"/>84</text:p>
      <text:p text:style-name="Preformatted_20_Text"><text:s text:c="35"/>Minkowski <text:s text:c="14"/>de Sitter</text:p>
      <text:p text:style-name="Preformatted_20_Text"><text:s text:c="26"/>m12 <text:s text:c="2"/>9.91957 · 10−5 <text:s text:c="7"/>9.91570 · 10−5</text:p>
      <text:p text:style-name="Preformatted_20_Text"><text:s text:c="26"/>m22 <text:s text:c="2"/>9.91957 · 10−5 <text:s text:c="7"/>9.91551 · 10−5</text:p>
      <text:p text:style-name="Preformatted_20_Text"><text:s text:c="26"/>m32 <text:s text:c="2"/>3.66313 · 10−5 <text:s text:c="7"/>3.66189 · 10−5</text:p>
      <text:p text:style-name="Preformatted_20_Text"><text:s text:c="26"/>m42 <text:s text:c="2"/>3.66313 · 10−5 <text:s text:c="7"/>3.66183 · 10−5</text:p>
      <text:p text:style-name="Preformatted_20_Text"><text:s text:c="26"/>m52 <text:s text:c="2"/>9.15565 · 10−7 <text:s text:c="7"/>9.14587 · 10−7</text:p>
      <text:p text:style-name="Preformatted_20_Text"><text:s text:c="26"/>m62 <text:s text:c="2"/>9.15565 · 10−7 <text:s text:c="7"/>9.14550 · 10−7</text:p>
      <text:p text:style-name="Preformatted_20_Text">Table 3.7. Values for the masses in Minkowski and de Sitter for the STU-model. As in</text:p>
      <text:p text:style-name="Preformatted_20_Text">the 7-moduli case the change in going from Minkowski to de Sitter is evident as well as the</text:p>
      <text:p text:style-name="Preformatted_20_Text">breaking of the mass degeneracy.</text:p>
      <text:p text:style-name="Preformatted_20_Text"><text:s text:c="3"/>105 V</text:p>
      <text:p text:style-name="Preformatted_20_Text"><text:s text:c="3"/>0.10</text:p>
      <text:p text:style-name="Preformatted_20_Text"><text:s text:c="55"/>105 V</text:p>
      <text:p text:style-name="Preformatted_20_Text"><text:s text:c="50"/>1.× 10-8</text:p>
      <text:p text:style-name="Preformatted_20_Text"><text:s text:c="3"/>0.08</text:p>
      <text:p text:style-name="Preformatted_20_Text"><text:s text:c="50"/>8.× 10-9</text:p>
      <text:p text:style-name="Preformatted_20_Text"><text:s text:c="3"/>0.06</text:p>
      <text:p text:style-name="Preformatted_20_Text"><text:s text:c="50"/>6.× 10-9</text:p>
      <text:p text:style-name="Preformatted_20_Text"><text:s text:c="3"/>0.04 <text:s text:c="42"/>4.× 10-9</text:p>
      <text:p text:style-name="Preformatted_20_Text"><text:s text:c="50"/>2.× 10-9</text:p>
      <text:p text:style-name="Preformatted_20_Text"><text:s text:c="3"/>0.02</text:p>
      <text:p text:style-name="Preformatted_20_Text"><text:s text:c="64"/>0.99995 1.00000 1.00005</text:p>
      <text:p text:style-name="Preformatted_20_Text"><text:s text:c="94"/>Im(S)</text:p>
      <text:p text:style-name="Preformatted_20_Text"><text:s text:c="88"/>1.00010</text:p>
      <text:p text:style-name="Preformatted_20_Text"><text:s text:c="9"/>0.9 <text:s/>1.0 <text:s text:c="3"/>1.1 <text:s text:c="3"/>1.2 <text:s text:c="2"/>1.3</text:p>
      <text:p text:style-name="Preformatted_20_Text"><text:s text:c="40"/>Im(S) <text:s text:c="3"/>-2.× 10-9</text:p>
      <text:p text:style-name="Preformatted_20_Text">Figure 3.4. The shift of the position of the minimum in the IIA STU-model when going</text:p>
      <text:p text:style-name="Preformatted_20_Text">from AdS to dS for the Im(S) direction. On the left the AdS and dS scalar potential</text:p>
      <text:p text:style-name="Preformatted_20_Text">visually overlapp while the anti-brane contribution seems to be at zero. In the close-up on</text:p>
      <text:p text:style-name="Preformatted_20_Text">the right the differences become visible. The anti-D6-brane gives a flat contribution in this</text:p>
      <text:p text:style-name="Preformatted_20_Text">direction (dotted, green) and it is evident that the position of the minimum moves slightly</text:p>
      <text:p text:style-name="Preformatted_20_Text">when going from AdS (dash-dotted, blue) to dS (solid, red).</text:p>
      <text:p text:style-name="Preformatted_20_Text">Figure 3.5. <text:s text:c="6"/>The Im(S) and Im(T ) 3D slice of the scalar potential in the IIA STU-</text:p>
      <text:p text:style-name="Preformatted_20_Text">model. The potential shows a meta-stable behavior around the minimum. The form of</text:p>
      <text:p text:style-name="Preformatted_20_Text">this potential and the other possible slices do not change significantly during the 3 steps</text:p>
      <text:p text:style-name="Preformatted_20_Text">of the procedure.</text:p>
      <text:p text:style-name="Preformatted_20_Text"><text:s text:c="46"/>85</text:p>
      <text:p text:style-name="Preformatted_20_Text">Figure 3.6. The minimum of the scalar potential in the Im(S) and Im(T ) slice of the</text:p>
      <text:p text:style-name="Preformatted_20_Text">IIA STU-model. On the left the parts of the potential with negative values is <text:soft-page-break/>visible as</text:p>
      <text:p text:style-name="Preformatted_20_Text">the hole. On the right the whole of the potential is now positive due to the uplift term.</text:p>
      <text:p text:style-name="Preformatted_20_Text">3.3.6 <text:s text:c="3"/>Explicit Examples in Type IIB</text:p>
      <text:p text:style-name="Preformatted_20_Text">In type IIB we focus on models already investigated in [181–185]3 for their applica-</text:p>
      <text:p text:style-name="Preformatted_20_Text">tions in cosmology. There, they were studied using either LVS or KKLT type uplifts.</text:p>
      <text:p text:style-name="Preformatted_20_Text">The difference for us here is that we use our mass production method with the race-</text:p>
      <text:p text:style-name="Preformatted_20_Text">track superpotential (3.3.1).</text:p>
      <text:p text:style-name="Preformatted_20_Text">Flux compactifications in IIB are slightly different than in IIA. The 4 dimensional</text:p>
      <text:p text:style-name="Preformatted_20_Text">N = 1 supergravity theory in IIB is given by the Kähler- and superpotential [186]:</text:p>
      <text:p text:style-name="Preformatted_20_Text"><text:s text:c="26"/># Z <text:s text:c="10"/>#</text:p>
      <text:p text:style-name="Preformatted_20_Text"><text:s text:c="13"/>K = − log i Ω ∧ Ω̄ − log (−i(τ − τ̄ )) − 2 log (V6 ) ,</text:p>
      <text:p text:style-name="Preformatted_20_Text"><text:s text:c="19"/>Z <text:s text:c="68"/>(3.3.49)</text:p>
      <text:p text:style-name="Preformatted_20_Text"><text:s text:c="12"/>W = G3 ∧ Ω .</text:p>
      <text:p text:style-name="Preformatted_20_Text">Here, Ω is a function of the complex structure moduli, τ is the axio-dilaton and G3</text:p>
      <text:p text:style-name="Preformatted_20_Text">is a complex 3-form flux. For our purpose in this part we will only focus on the</text:p>
      <text:p text:style-name="Preformatted_20_Text">Kähler moduli, meaning that the complex structure moduli and the axio-dilaton are</text:p>
      <text:p text:style-name="Preformatted_20_Text">stabilized at an earlier stage which is typical for type IIB compactifications. V6 is</text:p>
      <text:p text:style-name="Preformatted_20_Text">the six dimensional, internal volume given by:</text:p>
      <text:p text:style-name="Preformatted_20_Text"><text:s text:c="40"/>Z</text:p>
      <text:p text:style-name="Preformatted_20_Text"><text:s text:c="37"/>1 <text:s text:c="18"/>1</text:p>
      <text:p text:style-name="Preformatted_20_Text"><text:s text:c="30"/>V6 = <text:s text:c="7"/>J ∧ J ∧ J = rijk ti tj tk . <text:s text:c="19"/>(3.3.50)</text:p>
      <text:p text:style-name="Preformatted_20_Text"><text:s text:c="37"/>3! <text:s text:c="17"/>3!</text:p>
      <text:p text:style-name="Preformatted_20_Text">The rijk are the Calabi-Yau intersection numbers and the ti are volumes of 2-cycles.</text:p>
      <text:p text:style-name="Preformatted_20_Text">We eventually have to make the connection to the notation we used up until now.</text:p>
      <text:p text:style-name="Preformatted_20_Text"><text:s text:c="3"/>3</text:p>
      <text:p text:style-name="Preformatted_20_Text"><text:s text:c="5"/>Note that there is difference in conventions between [181–185] and [6]. As is discussed in [6]</text:p>
      <text:p text:style-name="Preformatted_20_Text">this does not have any physical effects.</text:p>
      <text:p text:style-name="Preformatted_20_Text"><text:s text:c="49"/>86</text:p>
      <text:p text:style-name="Preformatted_20_Text">For this we use complexified Kähler moduli:</text:p>
      <text:p text:style-name="Preformatted_20_Text"><text:s text:c="65"/>∂V</text:p>
      <text:p text:style-name="Preformatted_20_Text"><text:s text:c="28"/>Ti = χi + iτi <text:s text:c="6"/>where <text:s text:c="5"/>τi = <text:s text:c="5"/>. <text:s text:c="8"/>(3.3.51)</text:p>
      <text:p text:style-name="Preformatted_20_Text"><text:s text:c="65"/>∂ti</text:p>
      <text:p text:style-name="Preformatted_20_Text">The τi are thus volumes of 4-cycles. This allows us to write V6 in terms of the 4-</text:p>
      <text:p text:style-name="Preformatted_20_Text">cycles.</text:p>
      <text:p text:style-name="Preformatted_20_Text">The uplift in type IIB is facilitated via anti-D3-branes, like in the KKLT scenario.</text:p>
      <text:p text:style-name="Preformatted_20_Text">The brane can be placed either in the bulk of the internal space or at the bottom of a</text:p>
      <text:p text:style-name="Preformatted_20_Text">warped throat [184]. Depending on the placement of the brane both the description</text:p>
      <text:p text:style-name="Preformatted_20_Text">in terms of the 4 dimensional Kähler potential as well as the effective contribution</text:p>
      <text:p text:style-name="Preformatted_20_Text">to the scalar potential change. The Kähler potentials are:</text:p>
      <text:p text:style-name="Preformatted_20_Text"><text:s text:c="30"/>Kbulk = −2 log (V6 (τi )) + X X̄ ,</text:p>
      <text:p text:style-name="Preformatted_20_Text"><text:s text:c="79"/>(3.3.52)</text:p>
      <text:p text:style-name="Preformatted_20_Text"><text:s text:c="47"/># <text:s text:c="17"/>#</text:p>
      <text:p text:style-name="Preformatted_20_Text"><text:s text:c="51"/>2 <text:s text:c="6"/>1</text:p>
      <text:p text:style-name="Preformatted_20_Text"><text:s text:c="28"/>Kthroat = −3 log V63 (τi ) − X X̄ ,</text:p>
      <text:p text:style-name="Preformatted_20_Text"><text:s text:c="59"/>3</text:p>
      <text:p text:style-name="Preformatted_20_Text">where X is our familiar nilpotent chiral multiplet. Note that from here on we will</text:p>
      <text:p text:style-name="Preformatted_20_Text">use the letters S, T and U to label different Kähler moduli, as opposed to type</text:p>
      <text:p text:style-name="Preformatted_20_Text"><text:soft-page-break/>IIA, where they labelled different types of moduli. With this changed convention</text:p>
      <text:p text:style-name="Preformatted_20_Text">we can use the racetrack superpotential (3.3.1) to compute the scalar potential and</text:p>
      <text:p text:style-name="Preformatted_20_Text">find:</text:p>
      <text:p text:style-name="Preformatted_20_Text"><text:s text:c="69"/>μ4</text:p>
      <text:p text:style-name="Preformatted_20_Text"><text:s text:c="21"/>VD3, bulk = eKbulk DX W K X X̄ DX W X=0 = 2 ,</text:p>
      <text:p text:style-name="Preformatted_20_Text"><text:s text:c="69"/>V6</text:p>
      <text:p text:style-name="Preformatted_20_Text"><text:s text:c="79"/>(3.3.53)</text:p>
      <text:p text:style-name="Preformatted_20_Text"><text:s text:c="36"/>Kthroat <text:s text:c="7"/>X X̄ <text:s text:c="16"/>μ4</text:p>
      <text:p text:style-name="Preformatted_20_Text"><text:s text:c="20"/>VD3, throat = e <text:s text:c="8"/>DX W K DX W X=0 = 4/3 .</text:p>
      <text:p text:style-name="Preformatted_20_Text"><text:s text:c="71"/>V6</text:p>
      <text:p text:style-name="Preformatted_20_Text">Armed with these formulas we are ready to tackle explicit examples.</text:p>
      <text:p text:style-name="Preformatted_20_Text">The 2 parameter K3-fibration in type IIB will be our first model that is not</text:p>
      <text:p text:style-name="Preformatted_20_Text">set in type IIA. This model depends on two moduli only and the internal volume is</text:p>
      <text:p text:style-name="Preformatted_20_Text">given as [181]: <text:s text:c="34"/># <text:s text:c="9"/>#</text:p>
      <text:p text:style-name="Preformatted_20_Text"><text:s text:c="45"/>1√ <text:s text:c="9"/>2</text:p>
      <text:p text:style-name="Preformatted_20_Text"><text:s text:c="33"/>V6 (τi ) = <text:s text:c="4"/>τ1 τ2 − τ1 . <text:s text:c="18"/>(3.3.54)</text:p>
      <text:p text:style-name="Preformatted_20_Text"><text:s text:c="45"/>2 <text:s text:c="10"/>3</text:p>
      <text:p text:style-name="Preformatted_20_Text">Importantly, this model does not allow for an LVS-type stabilization [141]. In our</text:p>
      <text:p text:style-name="Preformatted_20_Text">conventions the above expression translates to:</text:p>
      <text:p text:style-name="Preformatted_20_Text"><text:s text:c="41"/># <text:s text:c="34"/>#</text:p>
      <text:p text:style-name="Preformatted_20_Text"><text:s text:c="22"/>1 <text:s text:c="32"/># 2</text:p>
      <text:p text:style-name="Preformatted_20_Text"><text:s text:c="24"/>q</text:p>
      <text:p text:style-name="Preformatted_20_Text"><text:s text:c="79"/>(3.3.55)</text:p>
      <text:p text:style-name="Preformatted_20_Text"><text:s text:c="75"/>#</text:p>
      <text:p text:style-name="Preformatted_20_Text"><text:s text:c="9"/>V6 (S, T ) = <text:s text:c="6"/>−i(S − S̄) −i(T − T̄ ) − <text:s text:c="9"/>−i(S − S̄) .</text:p>
      <text:p text:style-name="Preformatted_20_Text"><text:s text:c="22"/>2 <text:s text:c="35"/>3</text:p>
      <text:p text:style-name="Preformatted_20_Text">Again, we will use the racetrack type potential (3.3.1), set the axions to zero and</text:p>
      <text:p text:style-name="Preformatted_20_Text">use S = iS0 , T = iT0 (and in the following U = iU0 ) as in the type IIA case.</text:p>
      <text:p text:style-name="Preformatted_20_Text"><text:s text:c="47"/>87</text:p>
      <text:p text:style-name="Preformatted_20_Text">The parameters we pug in are given in table 3.8 and for the downshift and uplift</text:p>
      <text:p text:style-name="Preformatted_20_Text">parameters we plug in:</text:p>
      <text:p text:style-name="Preformatted_20_Text"><text:s text:c="32"/>∆W0 = −10−5 ,</text:p>
      <text:p text:style-name="Preformatted_20_Text"><text:s text:c="81"/>(3.3.56)</text:p>
      <text:p text:style-name="Preformatted_20_Text"><text:s text:c="32"/>μ4bulk = 3.61516 · 10−10 .</text:p>
      <text:p text:style-name="Preformatted_20_Text"><text:s text:c="33"/>AS = 1.1 <text:s text:c="4"/>AT = 1.2</text:p>
      <text:p text:style-name="Preformatted_20_Text"><text:s text:c="33"/>aS = 2.1 <text:s text:c="4"/>aT = 2.2</text:p>
      <text:p text:style-name="Preformatted_20_Text"><text:s text:c="33"/>bS = 3.1 <text:s text:c="5"/>bT = 3.2</text:p>
      <text:p text:style-name="Preformatted_20_Text"><text:s text:c="35"/>S0 = 1 <text:s text:c="6"/>T0 = π</text:p>
      <text:p text:style-name="Preformatted_20_Text"><text:s text:c="10"/>Table 3.8. The chosen parameters for the two-moduli K3 fibration.</text:p>
      <text:p text:style-name="Preformatted_20_Text">For brevity and because the values of the masses barely change at all, we will only</text:p>
      <text:p text:style-name="Preformatted_20_Text">focus on the case where the brane is in the bulk of the internal space. As the model</text:p>
      <text:p text:style-name="Preformatted_20_Text">only has two moduli we are able to give all relevant plots. In figure 3.7 the scalar</text:p>
      <text:p text:style-name="Preformatted_20_Text">potential in AdS and dS can be seen for both moduli. As in the type IIA examples,</text:p>
      <text:p text:style-name="Preformatted_20_Text">the position of the minimum shifts only slightly. In the plot 3.8 the shape of the scalar</text:p>
      <text:p text:style-name="Preformatted_20_Text">potential around the minimum is depicted. The overall shape is nearly identical for</text:p>
      <text:p text:style-name="Preformatted_20_Text">AdS and dS, while in the close up the hole, where the values of the potential are</text:p>
      <text:p text:style-name="Preformatted_20_Text">below zero, is clearly visible. At the same point in de Sitter the potential is above</text:p>
      <text:p text:style-name="Preformatted_20_Text">zero.</text:p>
      <text:p text:style-name="Preformatted_20_Text"><text:s text:c="44"/>88</text:p>
      <text:p text:style-name="Preformatted_20_Text"><text:s text:c="7"/>V <text:s text:c="45"/>105 V</text:p>
      <text:p text:style-name="Preformatted_20_Text">0.0010</text:p>
      <text:p text:style-name="Preformatted_20_Text"><text:soft-page-break/><text:s text:c="48"/>5.× 10-11</text:p>
      <text:p text:style-name="Preformatted_20_Text">0.0008 <text:s text:c="41"/>4.× 10-11</text:p>
      <text:p text:style-name="Preformatted_20_Text"><text:s text:c="48"/>3.× 10-11</text:p>
      <text:p text:style-name="Preformatted_20_Text">0.0006</text:p>
      <text:p text:style-name="Preformatted_20_Text"><text:s text:c="48"/>2.× 10-11</text:p>
      <text:p text:style-name="Preformatted_20_Text">0.0004 <text:s text:c="41"/>1.× 10-11</text:p>
      <text:p text:style-name="Preformatted_20_Text">0.0002 <text:s text:c="51"/>0.99996 0.99998 1.00000 1.00002 1.00004 1.00006</text:p>
      <text:p text:style-name="Preformatted_20_Text"><text:s text:c="108"/>Im(S)</text:p>
      <text:p text:style-name="Preformatted_20_Text"><text:s text:c="47"/>-1.× 10-11</text:p>
      <text:p text:style-name="Preformatted_20_Text"><text:s text:c="12"/>1.0 <text:s text:c="2"/>1.2 <text:s text:c="2"/>1.4 <text:s text:c="3"/>1.6</text:p>
      <text:p text:style-name="Preformatted_20_Text"><text:s text:c="37"/>Im(S) <text:s text:c="4"/>-2.× 10-11</text:p>
      <text:p text:style-name="Preformatted_20_Text"><text:s text:c="57"/>V</text:p>
      <text:p text:style-name="Preformatted_20_Text"><text:s text:c="10"/>V <text:s text:c="36"/>5.× 10-11</text:p>
      <text:p text:style-name="Preformatted_20_Text"><text:s/>2.× 10-7</text:p>
      <text:p text:style-name="Preformatted_20_Text"><text:s text:c="48"/>4.× 10-11</text:p>
      <text:p text:style-name="Preformatted_20_Text">1.5 × 10-7 <text:s text:c="37"/>3.× 10-11</text:p>
      <text:p text:style-name="Preformatted_20_Text"><text:s text:c="48"/>2.× 10-11</text:p>
      <text:p text:style-name="Preformatted_20_Text"><text:s/>1.× 10-7</text:p>
      <text:p text:style-name="Preformatted_20_Text"><text:s text:c="48"/>1.× 10-11</text:p>
      <text:p text:style-name="Preformatted_20_Text"><text:s/>5.× 10-8</text:p>
      <text:p text:style-name="Preformatted_20_Text"><text:s text:c="63"/>3.138 <text:s text:c="2"/>3.140 <text:s text:c="2"/>3.142 <text:s text:c="2"/>3.144 <text:s text:c="2"/>3.146 <text:s text:c="2"/>3.148</text:p>
      <text:p text:style-name="Preformatted_20_Text"><text:s text:c="109"/>Im(T)</text:p>
      <text:p text:style-name="Preformatted_20_Text"><text:s text:c="47"/>-1.× 10-11</text:p>
      <text:p text:style-name="Preformatted_20_Text"><text:s text:c="14"/>3.0 <text:s text:c="2"/>3.2 <text:s/>3.4 <text:s text:c="2"/>3.6</text:p>
      <text:p text:style-name="Preformatted_20_Text"><text:s text:c="37"/>Im(T) <text:s text:c="4"/>-2.× 10-11</text:p>
      <text:p text:style-name="Preformatted_20_Text">Figure 3.7. 2d plots of the scalar potential for both moduli directions in the 2 moduli K3-</text:p>
      <text:p text:style-name="Preformatted_20_Text">fibration model. In the large-scale plot dS and AdS are not distinguishable. The close-ups,</text:p>
      <text:p text:style-name="Preformatted_20_Text">on the right hand side, show the AdS potential (blue, dash-dotted), the de Sitter potential</text:p>
      <text:p text:style-name="Preformatted_20_Text">(red, solid) and the uplifting contribution from the anti-D3-brane (green, dotted). The</text:p>
      <text:p text:style-name="Preformatted_20_Text">shift in the position is barely noticeable with our choice of parameters.</text:p>
      <text:p text:style-name="Preformatted_20_Text">Figure 3.8. Top: The overall shape of the scalar potential around the minimum of the 2</text:p>
      <text:p text:style-name="Preformatted_20_Text">moduli K3 fibration. The local stability is clearly visible but globally the minimum is only</text:p>
      <text:p text:style-name="Preformatted_20_Text">meta-stable. The change from AdS to dS would not be visible here. Bottom: Close up of</text:p>
      <text:p text:style-name="Preformatted_20_Text">the potential around the minimum for AdS (left) and dS (right).</text:p>
      <text:p text:style-name="Preformatted_20_Text"><text:s text:c="46"/>89</text:p>
      <text:p text:style-name="Preformatted_20_Text">Finally, the same basic picture for the masses unfolds as in type IIA, evident from</text:p>
      <text:p text:style-name="Preformatted_20_Text">table 3.9. There we give the masses in Minkowski space and de Sitter. The masses</text:p>
      <text:p text:style-name="Preformatted_20_Text">change slightly during the process and in de Sitter the loss of the degeneracy between</text:p>
      <text:p text:style-name="Preformatted_20_Text">scalars and pseudo-scalars can be seen.</text:p>
      <text:p text:style-name="Preformatted_20_Text"><text:s text:c="34"/>Minkowski <text:s text:c="12"/>de Sitter</text:p>
      <text:p text:style-name="Preformatted_20_Text"><text:s text:c="24"/>m12 <text:s text:c="4"/>5.22564 · 10−2 <text:s text:c="6"/>5.21884 · 10−2</text:p>
      <text:p text:style-name="Preformatted_20_Text"><text:s text:c="24"/>m22 <text:s text:c="4"/>5.22564 · 10−2 <text:s text:c="6"/>5.21875 · 10−2</text:p>
      <text:p text:style-name="Preformatted_20_Text"><text:s text:c="24"/>m32 <text:s text:c="4"/>1.38346 · 10−5 <text:s text:c="6"/>1.36014 · 10−5</text:p>
      <text:p text:style-name="Preformatted_20_Text"><text:s text:c="24"/>m42 <text:s text:c="4"/>1.38346 · 10−5 <text:s text:c="6"/>1.35926 · 10−5</text:p>
      <text:p text:style-name="Preformatted_20_Text">Table 3.9. The squared masses for the Minkowski and de Sitter case. Both the changes</text:p>
      <text:p text:style-name="Preformatted_20_Text">when going from Minkowski to de Sitter and the splitting of the degeneracy of <text:soft-page-break/>scalars and</text:p>
      <text:p text:style-name="Preformatted_20_Text">axionic partners can be seen.</text:p>
      <text:p text:style-name="Preformatted_20_Text">A K3 fibered Calabi Yau model can be used for so-called fibre inflation [182–</text:p>
      <text:p text:style-name="Preformatted_20_Text">184]. For this example, we first consider a generalization of the 2 moduli K3 fibration</text:p>
      <text:p text:style-name="Preformatted_20_Text">we just discussed by including a blow-up mode τ3 . This leads to an internal volume</text:p>
      <text:p text:style-name="Preformatted_20_Text">[182]: <text:s text:c="32"/>#√ <text:s text:c="26"/>#</text:p>
      <text:p text:style-name="Preformatted_20_Text"><text:s text:c="81"/>(3.3.57)</text:p>
      <text:p text:style-name="Preformatted_20_Text"><text:s text:c="64"/>3/2</text:p>
      <text:p text:style-name="Preformatted_20_Text"><text:s text:c="25"/>V6 (τi ) = α <text:s text:c="4"/>τ1 (τ2 − βτ1 ) − γτ3 <text:s text:c="7"/>.</text:p>
      <text:p text:style-name="Preformatted_20_Text">The parameters α, β and γ are positive and model dependent. An example for this</text:p>
      <text:p text:style-name="Preformatted_20_Text">general case is presented in detail in [6]. Here, instead, we immediately focus on the</text:p>
      <text:p text:style-name="Preformatted_20_Text">special case where β = 0, which gives</text:p>
      <text:p text:style-name="Preformatted_20_Text"><text:s text:c="43"/>#√ <text:s text:c="16"/>#</text:p>
      <text:p text:style-name="Preformatted_20_Text"><text:s text:c="81"/>(3.3.58)</text:p>
      <text:p text:style-name="Preformatted_20_Text"><text:s text:c="58"/>3/2</text:p>
      <text:p text:style-name="Preformatted_20_Text"><text:s text:c="30"/>V6 (τi ) = α <text:s text:c="4"/>τ1 τ2 − γτ3 <text:s text:c="6"/>,</text:p>
      <text:p text:style-name="Preformatted_20_Text">or in our conventions, using S, T and U for the three complex Kähler moduli:</text:p>
      <text:p text:style-name="Preformatted_20_Text"><text:s text:c="22"/>#q <text:s text:c="52"/>#</text:p>
      <text:p text:style-name="Preformatted_20_Text"><text:s text:c="81"/>(3.3.59)</text:p>
      <text:p text:style-name="Preformatted_20_Text"><text:s text:c="40"/># <text:s text:c="13"/># <text:s text:c="15"/>#3/2</text:p>
      <text:p text:style-name="Preformatted_20_Text"><text:s text:c="4"/>V6 (S, T, U ) = α <text:s text:c="5"/>−i(S − S̄) <text:s text:c="4"/>−i(T − T̄ ) − γ −i(U − Ū ) <text:s text:c="9"/>.</text:p>
      <text:p text:style-name="Preformatted_20_Text">The physical meaning of the moduli here is as follows:</text:p>
      <text:p text:style-name="Preformatted_20_Text"><text:s text:c="3"/>• Im(S) controls the volume of the K3 fiber.</text:p>
      <text:p text:style-name="Preformatted_20_Text"><text:s text:c="3"/>• Im(T ) is proportional to the overall volume of the compactification manifold.</text:p>
      <text:p text:style-name="Preformatted_20_Text"><text:s text:c="3"/>• Im(U ) corresponds to the blow-up volume.</text:p>
      <text:p text:style-name="Preformatted_20_Text">The special case with β = 0 can be used for fibre inflation that usually relies on</text:p>
      <text:p text:style-name="Preformatted_20_Text">an LVS type uplift [141]. It is not our intent to construct an inflation model here</text:p>
      <text:p text:style-name="Preformatted_20_Text"><text:s text:c="46"/>90</text:p>
      <text:p text:style-name="Preformatted_20_Text">but we are still inclined to investigate models that have potential for applications.</text:p>
      <text:p text:style-name="Preformatted_20_Text">Instead of the usual LVS uplift we will employ our mass production procedure with</text:p>
      <text:p text:style-name="Preformatted_20_Text">the racetrack superpotential (3.3.1) and the parameters given in table 3.10. Note</text:p>
      <text:p text:style-name="Preformatted_20_Text">that we also have to set the model specific parameters α, β and γ.</text:p>
      <text:p text:style-name="Preformatted_20_Text"><text:s text:c="27"/>AS = 1.1 <text:s text:c="5"/>AT = 1.2 <text:s text:c="3"/>AU = 1.3</text:p>
      <text:p text:style-name="Preformatted_20_Text"><text:s text:c="28"/>aS = 2.1 <text:s text:c="4"/>aT = 2.2 <text:s text:c="3"/>aU = 2.3</text:p>
      <text:p text:style-name="Preformatted_20_Text"><text:s text:c="28"/>bS = 3.1 <text:s text:c="4"/>bT = 3.2 <text:s text:c="3"/>bU = 3.3</text:p>
      <text:p text:style-name="Preformatted_20_Text"><text:s text:c="29"/>S0 = 1 <text:s text:c="6"/>T0 = 1 <text:s text:c="5"/>U0 = 1</text:p>
      <text:p text:style-name="Preformatted_20_Text"><text:s text:c="29"/>α=1 <text:s text:c="9"/>β=0 <text:s text:c="8"/>γ = 12</text:p>
      <text:p text:style-name="Preformatted_20_Text"><text:s text:c="7"/>Table 3.10. Chosen parameters for the 3-moduli K3 fibration with β = 0.</text:p>
      <text:p text:style-name="Preformatted_20_Text">For the downshift and uplift parameters we choose values</text:p>
      <text:p text:style-name="Preformatted_20_Text"><text:s text:c="32"/>∆W0 = −10−5</text:p>
      <text:p text:style-name="Preformatted_20_Text"><text:s text:c="80"/>(3.3.60)</text:p>
      <text:p text:style-name="Preformatted_20_Text"><text:s text:c="33"/>μ4bulk = 3.10079 · 10−10 ,</text:p>
      <text:p text:style-name="Preformatted_20_Text">where we once again will focus on the placement of the anti-D3-branes in the bulk.</text:p>
      <text:p text:style-name="Preformatted_20_Text">Placing the branes at the bottom of a warped throat and using μ4throat = 2.46069·10−10</text:p>
      <text:p text:style-name="Preformatted_20_Text">will produce similar results. The resulting potential is visualized in figures 3.9 and</text:p>
      <text:p text:style-name="Preformatted_20_Text">3.10.</text:p>
      <text:p text:style-name="Preformatted_20_Text">The values of the eigenvalues of the mass matrix are given in table 3.11, for Minkowski</text:p>
      <text:p text:style-name="Preformatted_20_Text">and de Sitter. Once again, we find the usual picture that they change slightly and</text:p>
      <text:p text:style-name="Preformatted_20_Text">that the degeneracy of scalars and pseudo-scalars is broken in dS.</text:p>
      <text:p text:style-name="Preformatted_20_Text"><text:soft-page-break/><text:s text:c="33"/>Minkowski <text:s text:c="10"/>de Sitter</text:p>
      <text:p text:style-name="Preformatted_20_Text"><text:s text:c="24"/>m12 <text:s text:c="3"/>1.01997 · 10 0 <text:s text:c="4"/>1.01957 · 10 0</text:p>
      <text:p text:style-name="Preformatted_20_Text"><text:s text:c="24"/>m22 <text:s text:c="3"/>1.01997 · 10 0 <text:s text:c="4"/>1.01957 · 10 0</text:p>
      <text:p text:style-name="Preformatted_20_Text"><text:s text:c="24"/>m32 <text:s text:c="3"/>1.31424 · 10−1 <text:s text:c="4"/>1.31344 · 10−1</text:p>
      <text:p text:style-name="Preformatted_20_Text"><text:s text:c="24"/>m42 <text:s text:c="3"/>1.31424 · 10−1 <text:s text:c="4"/>1.31338 · 10−1</text:p>
      <text:p text:style-name="Preformatted_20_Text"><text:s text:c="24"/>m52 <text:s text:c="3"/>2.44807 · 10−2 <text:s text:c="4"/>2.44724 · 10−2</text:p>
      <text:p text:style-name="Preformatted_20_Text"><text:s text:c="24"/>m62 <text:s text:c="3"/>2.44807 · 10−2 <text:s text:c="4"/>2.44665 · 10−2</text:p>
      <text:p text:style-name="Preformatted_20_Text">Table 3.11. The squared masses for the fibre inflation model. The masses change minutely</text:p>
      <text:p text:style-name="Preformatted_20_Text">when going from Minkowski to de Sitter and the degeneracy is broken in de Sitter.</text:p>
      <text:p text:style-name="Preformatted_20_Text"><text:s text:c="44"/>91</text:p>
      <text:p text:style-name="Preformatted_20_Text"><text:s text:c="10"/>V <text:s text:c="51"/>105 V</text:p>
      <text:p text:style-name="Preformatted_20_Text"><text:s text:c="5"/>0.010</text:p>
      <text:p text:style-name="Preformatted_20_Text"><text:s text:c="56"/>5.× 10-11</text:p>
      <text:p text:style-name="Preformatted_20_Text"><text:s text:c="5"/>0.008</text:p>
      <text:p text:style-name="Preformatted_20_Text"><text:s text:c="70"/>0.99995 <text:s/>1.00000 <text:s/>1.00005 <text:s/>1.00010</text:p>
      <text:p text:style-name="Preformatted_20_Text"><text:s text:c="112"/>Im(S)</text:p>
      <text:p text:style-name="Preformatted_20_Text"><text:s text:c="106"/>1.00015</text:p>
      <text:p text:style-name="Preformatted_20_Text"><text:s text:c="5"/>0.006</text:p>
      <text:p text:style-name="Preformatted_20_Text"><text:s text:c="55"/>-5.× 10-11</text:p>
      <text:p text:style-name="Preformatted_20_Text"><text:s text:c="5"/>0.004</text:p>
      <text:p text:style-name="Preformatted_20_Text"><text:s text:c="5"/>0.002 <text:s text:c="44"/>-1.× 10-10</text:p>
      <text:p text:style-name="Preformatted_20_Text"><text:s text:c="14"/>0.9 <text:s/>1.0 <text:s/>1.1 1.2 1.3 1.4 <text:s/>1.5</text:p>
      <text:p text:style-name="Preformatted_20_Text"><text:s text:c="46"/>Im(S) <text:s text:c="2"/>-1.5 × 10-10</text:p>
      <text:p text:style-name="Preformatted_20_Text"><text:s text:c="10"/>V <text:s text:c="54"/>V</text:p>
      <text:p text:style-name="Preformatted_20_Text"><text:s text:c="5"/>0.010</text:p>
      <text:p text:style-name="Preformatted_20_Text"><text:s text:c="56"/>5.× 10-11</text:p>
      <text:p text:style-name="Preformatted_20_Text"><text:s text:c="5"/>0.008</text:p>
      <text:p text:style-name="Preformatted_20_Text"><text:s text:c="70"/>0.99995 <text:s/>1.00000 <text:s/>1.00005 <text:s/>1.00010 <text:s/>1.00015</text:p>
      <text:p text:style-name="Preformatted_20_Text"><text:s text:c="113"/>Im(T)</text:p>
      <text:p text:style-name="Preformatted_20_Text"><text:s text:c="5"/>0.006</text:p>
      <text:p text:style-name="Preformatted_20_Text"><text:s text:c="55"/>-5.× 10-11</text:p>
      <text:p text:style-name="Preformatted_20_Text"><text:s text:c="5"/>0.004</text:p>
      <text:p text:style-name="Preformatted_20_Text"><text:s text:c="5"/>0.002 <text:s text:c="44"/>-1.× 10-10</text:p>
      <text:p text:style-name="Preformatted_20_Text"><text:s text:c="14"/>0.9 <text:s/>1.0 <text:s/>1.1 1.2 1.3 1.4 <text:s/>1.5</text:p>
      <text:p text:style-name="Preformatted_20_Text"><text:s text:c="46"/>Im(T) <text:s text:c="2"/>-1.5 × 10-10</text:p>
      <text:p text:style-name="Preformatted_20_Text"><text:s text:c="8"/>V</text:p>
      <text:p text:style-name="Preformatted_20_Text"><text:s text:c="4"/>0.10 <text:s text:c="56"/>V</text:p>
      <text:p text:style-name="Preformatted_20_Text"><text:s text:c="4"/>0.08 <text:s text:c="46"/>5.× 10-11</text:p>
      <text:p text:style-name="Preformatted_20_Text"><text:s text:c="4"/>0.06</text:p>
      <text:p text:style-name="Preformatted_20_Text"><text:s text:c="69"/>0.99995 <text:s/>1.00000 <text:s/>1.00005 <text:s/>1.00010</text:p>
      <text:p text:style-name="Preformatted_20_Text"><text:s text:c="111"/>Im(U)</text:p>
      <text:p text:style-name="Preformatted_20_Text"><text:s text:c="105"/>1.00015</text:p>
      <text:p text:style-name="Preformatted_20_Text"><text:s text:c="4"/>0.04 <text:s text:c="45"/>-5.× 10-11</text:p>
      <text:p text:style-name="Preformatted_20_Text"><text:s text:c="4"/>0.02 <text:s text:c="45"/>-1.× 10-10</text:p>
      <text:p text:style-name="Preformatted_20_Text"><text:s text:c="12"/>0.4 <text:s text:c="2"/>0.6 <text:s/>0.8 <text:s/>1.0 1.2 <text:s/>1.4</text:p>
      <text:p text:style-name="Preformatted_20_Text"><text:s text:c="45"/>Im(U) <text:s text:c="2"/>-1.5 × 10-10</text:p>
      <text:p text:style-name="Preformatted_20_Text">Figure 3.9. 2-dimensional plots of the minimum of the K3-fibration model used for</text:p>
      <text:p text:style-name="Preformatted_20_Text">fibre inflation. The large scale pictures on the left show the AdS and dS scalar potential</text:p>
      <text:p text:style-name="Preformatted_20_Text">overlapping. On the right the close up of the minimum depicts the AdS minimum <text:soft-page-break/>(blue,</text:p>
      <text:p text:style-name="Preformatted_20_Text">dash-dotted) being lifted to a dS minimum (red, solid). The anti-D3-brane contribution</text:p>
      <text:p text:style-name="Preformatted_20_Text">(green, dotted) is above the close up of the minimum in this case.</text:p>
      <text:p text:style-name="Preformatted_20_Text">Figure 3.10. Form of the scalar potential around the minimum of the fibre inflation model</text:p>
      <text:p text:style-name="Preformatted_20_Text">in the Im(T ) and Im(U ) slice in 3d.</text:p>
      <text:p text:style-name="Preformatted_20_Text"><text:s text:c="52"/>92</text:p>
      <text:p text:style-name="Preformatted_20_Text">Our final example is based on the Fano three-fold F 11 and is sometimes</text:p>
      <text:p text:style-name="Preformatted_20_Text">called a multi-hole Swiss-cheese model. This manifold is topologically equivalent to</text:p>
      <text:p text:style-name="Preformatted_20_Text">a Calabi-Yau three-fold with Hodge numbers h1,1 = 3 and h2,1 = 111. It has been</text:p>
      <text:p text:style-name="Preformatted_20_Text">studied in detail in [187]. The internal volume can be described by [182]:</text:p>
      <text:p text:style-name="Preformatted_20_Text"><text:s text:c="25"/># <text:s text:c="42"/>#</text:p>
      <text:p text:style-name="Preformatted_20_Text"><text:s text:c="22"/>1 <text:s text:c="19"/>3/2 <text:s text:c="11"/>3/2</text:p>
      <text:p text:style-name="Preformatted_20_Text"><text:s text:c="9"/>V6 (τi ) = √ 2[τ1 + τ2 + 2τ3 ] − [τ2 + 2τ3 ] − [τ2 ] <text:s text:c="3"/>3/2</text:p>
      <text:p text:style-name="Preformatted_20_Text"><text:s text:c="71"/>. <text:s text:c="8"/>(3.3.61)</text:p>
      <text:p text:style-name="Preformatted_20_Text"><text:s text:c="20"/>3 2</text:p>
      <text:p text:style-name="Preformatted_20_Text">Translating this to our complex Kähler moduli we obtain:</text:p>
      <text:p text:style-name="Preformatted_20_Text"><text:s text:c="23"/>#</text:p>
      <text:p text:style-name="Preformatted_20_Text"><text:s text:c="20"/>1 <text:s text:c="4"/># <text:s text:c="11"/># <text:s text:c="14"/># <text:s text:c="16"/>##3/2</text:p>
      <text:p text:style-name="Preformatted_20_Text"><text:s text:c="2"/>V6 (S, T, U ) = √ 2 −i(S − S̄) + −i(T − T̄ ) + 2 −i(U − Ū )</text:p>
      <text:p text:style-name="Preformatted_20_Text"><text:s text:c="18"/>3 2</text:p>
      <text:p text:style-name="Preformatted_20_Text"><text:s text:c="77"/># <text:s text:c="2"/>(3.3.62)</text:p>
      <text:p text:style-name="Preformatted_20_Text"><text:s text:c="21"/># <text:s text:c="10"/># <text:s text:c="17"/>##3/2 # <text:s text:c="12"/>#3/2</text:p>
      <text:p text:style-name="Preformatted_20_Text"><text:s text:c="19"/>− −i(T − T̄ ) + 2 −i(U − Ū ) <text:s text:c="9"/>− −i(T − T̄ ) <text:s text:c="7"/>.</text:p>
      <text:p text:style-name="Preformatted_20_Text">The mass production procedure continues as usual with:</text:p>
      <text:p text:style-name="Preformatted_20_Text"><text:s text:c="32"/>∆W = −5 · 10−6</text:p>
      <text:p text:style-name="Preformatted_20_Text"><text:s text:c="81"/>(3.3.63)</text:p>
      <text:p text:style-name="Preformatted_20_Text"><text:s text:c="32"/>μ4bulk = 9.62862 · 10−11 ,</text:p>
      <text:p text:style-name="Preformatted_20_Text">and the other parameters given in table 3.12.</text:p>
      <text:p text:style-name="Preformatted_20_Text"><text:s text:c="28"/>AS = 1.1 <text:s text:c="3"/>AT = 1.2 <text:s text:c="3"/>AU = 1.3</text:p>
      <text:p text:style-name="Preformatted_20_Text"><text:s text:c="28"/>aS = 2.1 <text:s text:c="4"/>aT = 2.2 <text:s text:c="2"/>aU = 2.3</text:p>
      <text:p text:style-name="Preformatted_20_Text"><text:s text:c="28"/>bS = 3.1 <text:s text:c="4"/>bT = 3.2 <text:s text:c="2"/>bU = 3.3</text:p>
      <text:p text:style-name="Preformatted_20_Text"><text:s text:c="29"/>S0 = 1 <text:s text:c="6"/>T0 = 1 <text:s text:c="4"/>U0 = 1</text:p>
      <text:p text:style-name="Preformatted_20_Text"><text:s text:c="6"/>Table 3.12. Parameter choices for the model based on the Fano 3-fold F11 .</text:p>
      <text:p text:style-name="Preformatted_20_Text">As before we show 2d and 3d plot of the minimum in figures 3.11 and 3.12. The</text:p>
      <text:p text:style-name="Preformatted_20_Text">masses obtained with these parameters are given in table 3.13.</text:p>
      <text:p text:style-name="Preformatted_20_Text"><text:s text:c="45"/>93</text:p>
      <text:p text:style-name="Preformatted_20_Text"><text:s text:c="10"/>V <text:s text:c="56"/>105 V</text:p>
      <text:p text:style-name="Preformatted_20_Text"><text:s text:c="4"/>0.0010</text:p>
      <text:p text:style-name="Preformatted_20_Text"><text:s text:c="62"/>1. ×10-11</text:p>
      <text:p text:style-name="Preformatted_20_Text"><text:s text:c="4"/>0.0008 <text:s text:c="51"/>8. ×10-12</text:p>
      <text:p text:style-name="Preformatted_20_Text"><text:s text:c="4"/>0.0006 <text:s text:c="51"/>6. ×10-12</text:p>
      <text:p text:style-name="Preformatted_20_Text"><text:s text:c="62"/>4. ×10-12</text:p>
      <text:p text:style-name="Preformatted_20_Text"><text:s text:c="4"/>0.0004</text:p>
      <text:p text:style-name="Preformatted_20_Text"><text:s text:c="62"/>2. ×10-12</text:p>
      <text:p text:style-name="Preformatted_20_Text"><text:s text:c="4"/>0.0002</text:p>
      <text:p text:style-name="Preformatted_20_Text"><text:s text:c="73"/>0.99998 0.99999 1.00000 1.00001 1.00002 1.00003</text:p>
      <text:p text:style-name="Preformatted_20_Text"><text:s text:c="120"/>Im(S)</text:p>
      <text:p text:style-name="Preformatted_20_Text"><text:s text:c="16"/>1.0 <text:s text:c="3"/>1.2 <text:s text:c="3"/>1.4 <text:s text:c="2"/>1.6 <text:s text:c="2"/>1.8 <text:s/>2.0</text:p>
      <text:p text:style-name="Preformatted_20_Text"><text:s text:c="52"/>Im(S) <text:s text:c="3"/>-2. ×10-12</text:p>
      <text:p text:style-name="Preformatted_20_Text"><text:s text:c="10"/>V</text:p>
      <text:p text:style-name="Preformatted_20_Text"><text:s text:c="4"/>0.0025 <text:s text:c="60"/>V</text:p>
      <text:p text:style-name="Preformatted_20_Text"><text:soft-page-break/><text:s text:c="62"/>1. ×10-11</text:p>
      <text:p text:style-name="Preformatted_20_Text"><text:s text:c="4"/>0.0020 <text:s text:c="51"/>8. ×10-12</text:p>
      <text:p text:style-name="Preformatted_20_Text"><text:s text:c="4"/>0.0015 <text:s text:c="51"/>6. ×10-12</text:p>
      <text:p text:style-name="Preformatted_20_Text"><text:s text:c="62"/>4. ×10-12</text:p>
      <text:p text:style-name="Preformatted_20_Text"><text:s text:c="4"/>0.0010</text:p>
      <text:p text:style-name="Preformatted_20_Text"><text:s text:c="62"/>2. ×10-12</text:p>
      <text:p text:style-name="Preformatted_20_Text"><text:s text:c="4"/>0.0005</text:p>
      <text:p text:style-name="Preformatted_20_Text"><text:s text:c="73"/>0.99998 0.99999 1.00000 1.00001 1.00002 1.00003</text:p>
      <text:p text:style-name="Preformatted_20_Text"><text:s text:c="120"/>Im(T)</text:p>
      <text:p text:style-name="Preformatted_20_Text"><text:s text:c="11"/>0.8 <text:s text:c="3"/>1.0 <text:s text:c="3"/>1.2 <text:s text:c="2"/>1.4 <text:s text:c="2"/>1.6 <text:s/>1.8 <text:s/>2.0</text:p>
      <text:p text:style-name="Preformatted_20_Text"><text:s text:c="52"/>Im(T) <text:s text:c="3"/>-2. ×10-12</text:p>
      <text:p text:style-name="Preformatted_20_Text"><text:s text:c="9"/>V</text:p>
      <text:p text:style-name="Preformatted_20_Text"><text:s text:c="3"/>0.0010 <text:s text:c="60"/>V</text:p>
      <text:p text:style-name="Preformatted_20_Text"><text:s text:c="61"/>1. ×10-11</text:p>
      <text:p text:style-name="Preformatted_20_Text"><text:s text:c="3"/>0.0008</text:p>
      <text:p text:style-name="Preformatted_20_Text"><text:s text:c="61"/>8. ×10-12</text:p>
      <text:p text:style-name="Preformatted_20_Text"><text:s text:c="3"/>0.0006 <text:s text:c="51"/>6. ×10-12</text:p>
      <text:p text:style-name="Preformatted_20_Text"><text:s text:c="61"/>4. ×10-12</text:p>
      <text:p text:style-name="Preformatted_20_Text"><text:s text:c="3"/>0.0004</text:p>
      <text:p text:style-name="Preformatted_20_Text"><text:s text:c="61"/>2. ×10-12</text:p>
      <text:p text:style-name="Preformatted_20_Text"><text:s text:c="3"/>0.0002</text:p>
      <text:p text:style-name="Preformatted_20_Text"><text:s text:c="72"/>0.99998 0.99999 1.00000 1.00001 1.00002 1.00003</text:p>
      <text:p text:style-name="Preformatted_20_Text"><text:s text:c="119"/>Im(U)</text:p>
      <text:p text:style-name="Preformatted_20_Text"><text:s text:c="15"/>1.0 <text:s text:c="3"/>1.2 <text:s text:c="3"/>1.4 <text:s text:c="2"/>1.6 <text:s text:c="2"/>1.8 <text:s/>2.0</text:p>
      <text:p text:style-name="Preformatted_20_Text"><text:s text:c="51"/>Im(U) <text:s text:c="3"/>-2. ×10-12</text:p>
      <text:p text:style-name="Preformatted_20_Text">Figure 3.11. 2d plots of the scalar potential in the Fano three-fold model. All 3 directions</text:p>
      <text:p text:style-name="Preformatted_20_Text">show a similar meta-stable behavior. The AdS potential (blue, dash-dotted) gets lifted to</text:p>
      <text:p text:style-name="Preformatted_20_Text">dS (red, solid) via the contribution of the ant-D3-brane (green, dotted).</text:p>
      <text:p text:style-name="Preformatted_20_Text">Figure 3.12. 3d plot of the Im(T ) and Im(U ) slice in the Fano three-fold model with the</text:p>
      <text:p text:style-name="Preformatted_20_Text">meta-stable minimum clearly visible.</text:p>
      <text:p text:style-name="Preformatted_20_Text"><text:s text:c="58"/>94</text:p>
      <text:p text:style-name="Preformatted_20_Text"><text:s text:c="34"/>Minkowski <text:s text:c="11"/>de Sitter</text:p>
      <text:p text:style-name="Preformatted_20_Text"><text:s text:c="25"/>m12 <text:s text:c="3"/>1.85578 · 10−1 <text:s text:c="4"/>1.85557 · 10−1</text:p>
      <text:p text:style-name="Preformatted_20_Text"><text:s text:c="25"/>m22 <text:s text:c="3"/>1.85578 · 10−1 <text:s text:c="4"/>1.85557 · 10−1</text:p>
      <text:p text:style-name="Preformatted_20_Text"><text:s text:c="25"/>m32 <text:s text:c="3"/>1.00760 · 10−1 <text:s text:c="4"/>1.00753 · 10−1</text:p>
      <text:p text:style-name="Preformatted_20_Text"><text:s text:c="25"/>m42 <text:s text:c="3"/>1.00760 · 10−1 <text:s text:c="4"/>1.00753 · 10−1</text:p>
      <text:p text:style-name="Preformatted_20_Text"><text:s text:c="25"/>m52 <text:s text:c="3"/>1.30646 · 10−2 <text:s text:c="4"/>1.30627 · 10−2</text:p>
      <text:p text:style-name="Preformatted_20_Text"><text:s text:c="25"/>m62 <text:s text:c="3"/>1.30646 · 10−2 <text:s text:c="4"/>1.30626 · 10−2</text:p>
      <text:p text:style-name="Preformatted_20_Text">Table 3.13. Squared masses of the Fano three-fold model in Minkowski space and de</text:p>
      <text:p text:style-name="Preformatted_20_Text">Sitter.</text:p>
      <text:p text:style-name="Preformatted_20_Text">3.3.7 <text:s text:c="3"/>Models with large Downshifts and Uplifts</text:p>
      <text:p text:style-name="Preformatted_20_Text">Up until now we looked at de Sitter models that were obtained by performing small</text:p>
      <text:p text:style-name="Preformatted_20_Text">deviations from Minkowski space. This is an intuitive safe bet if one hopes to be</text:p>
      <text:p text:style-name="Preformatted_20_Text">successful. The way to quantify what is considered small is by requiring that the</text:p>
      <text:p text:style-name="Preformatted_20_Text">gravitino mass is small compared to the lightest field in the mass matrix. During</text:p>
      <text:p text:style-name="Preformatted_20_Text">the investigation of all models presented in [6] it was found that this condition might</text:p>
      <text:p text:style-name="Preformatted_20_Text">not necessarily be required.</text:p>
      <text:p text:style-name="Preformatted_20_Text">First, let us mention that for small ∆W the sign did not matter too much as the</text:p>
      <text:p text:style-name="Preformatted_20_Text">downshift is proportional to its square. For large downshift the linear term becomes</text:p>
      <text:p text:style-name="Preformatted_20_Text">relevant and it is important to use ∆W &gt; 0. Then it is possible to use a large</text:p>
      <text:p text:style-name="Preformatted_20_Text"><text:soft-page-break/>downshift and a large uplift in order to obtain a stable de Sitter minimum. During</text:p>
      <text:p text:style-name="Preformatted_20_Text">this procedure the masses will now change significantly but they will stay positive,</text:p>
      <text:p text:style-name="Preformatted_20_Text">as will be shown in the example in the following. Another interesting feature ist that</text:p>
      <text:p text:style-name="Preformatted_20_Text">large uplifts allow to control the degree of supersymmetry breaking, which might be</text:p>
      <text:p text:style-name="Preformatted_20_Text">useful for certain applications.</text:p>
      <text:p text:style-name="Preformatted_20_Text">As an example for a model with large shifts we return to our familiar type IIA STU</text:p>
      <text:p text:style-name="Preformatted_20_Text">model4 of section 3.3.5. The relevant potentials (3.3.40) are utilized in the exact</text:p>
      <text:p text:style-name="Preformatted_20_Text">same way as before with the parameters in table 3.14. Here we solved for AS , BS ,</text:p>
      <text:p text:style-name="Preformatted_20_Text">BT and BU . The downshift and subsequent uplift are given by the parameters</text:p>
      <text:p text:style-name="Preformatted_20_Text"><text:s text:c="22"/>∆f6 = 1 <text:s text:c="6"/>and <text:s text:c="5"/>μ41 = μ42 = 8.1479 · 10−5 . <text:s text:c="11"/>(3.3.64)</text:p>
      <text:p text:style-name="Preformatted_20_Text">These values are several orders of magnitude larger than what we have used thus</text:p>
      <text:p text:style-name="Preformatted_20_Text">far. Nevertheless, as can be seen from figure 3.13 we obtain (meta-) stable minima in</text:p>
      <text:p text:style-name="Preformatted_20_Text">AdS and dS. The position of the minimum does shift significantly when going from</text:p>
      <text:p text:style-name="Preformatted_20_Text"><text:s text:c="3"/>4</text:p>
      <text:p text:style-name="Preformatted_20_Text"><text:s text:c="5"/>Here we use our type IIA notation with S being the axio-dilaton, T the complex structure</text:p>
      <text:p text:style-name="Preformatted_20_Text">modulus and U the Kähler modulus.</text:p>
      <text:p text:style-name="Preformatted_20_Text"><text:s text:c="45"/>95</text:p>
      <text:p text:style-name="Preformatted_20_Text">Minkowski do anti-de Sitter and then de Sitter:</text:p>
      <text:p text:style-name="Preformatted_20_Text"><text:s text:c="25"/>Im(S) : <text:s text:c="5"/>1 → 1.03367 → 1.11369</text:p>
      <text:p text:style-name="Preformatted_20_Text"><text:s text:c="25"/>Im(T ) : <text:s text:c="4"/>1 → 0.13319 → 0.51958 <text:s text:c="21"/>(3.3.65)</text:p>
      <text:p text:style-name="Preformatted_20_Text"><text:s text:c="25"/>Im(U ) : <text:s text:c="4"/>5 → 4.58783 → 3.88815 .</text:p>
      <text:p text:style-name="Preformatted_20_Text">While one does need to be careful to follow this minimum properly during the pro-</text:p>
      <text:p text:style-name="Preformatted_20_Text">cedure there are no obstacles to do so and the procedure works out properly. The</text:p>
      <text:p text:style-name="Preformatted_20_Text"><text:s text:c="29"/>aS = 1 <text:s text:c="4"/>aT = 3/4 <text:s text:c="2"/>aU = 1/2</text:p>
      <text:p text:style-name="Preformatted_20_Text"><text:s text:c="28"/>bS = 3/2 <text:s text:c="3"/>bT = 5/3 <text:s text:c="2"/>bU = 2/3</text:p>
      <text:p text:style-name="Preformatted_20_Text"><text:s text:c="29"/>f6 = 1 <text:s text:c="5"/>AT = 3 <text:s text:c="3"/>AU = 20</text:p>
      <text:p text:style-name="Preformatted_20_Text"><text:s text:c="29"/>S0 = 1 <text:s text:c="5"/>T0 = 1 <text:s text:c="4"/>U0 = 5</text:p>
      <text:p text:style-name="Preformatted_20_Text"><text:s text:c="2"/>Table 3.14. The parameters for the IIA STU model with large downshift and uplift.</text:p>
      <text:p text:style-name="Preformatted_20_Text">Figure 3.13. 3d plot of the STU model with large downshift and uplift in to dS. It is</text:p>
      <text:p text:style-name="Preformatted_20_Text">evident that a de Sitter vacuum with small cosmological constant can be obtained after a</text:p>
      <text:p text:style-name="Preformatted_20_Text">large downshift und subsequent uplift. The other possible slices show similar behavior.</text:p>
      <text:p text:style-name="Preformatted_20_Text">eigenvalues of the mass matrix do change significantly during the procedure but the</text:p>
      <text:p text:style-name="Preformatted_20_Text">minimum does not become unstable. Indeed, as can be seen from table 3.15 the</text:p>
      <text:p text:style-name="Preformatted_20_Text">fields become heavier. The deviation from the mass degeneracy also becomes more</text:p>
      <text:p text:style-name="Preformatted_20_Text">distinct. Still, there are no significant problems in the procedure and we obtain the</text:p>
      <text:p text:style-name="Preformatted_20_Text">desired result.</text:p>
      <text:p text:style-name="Preformatted_20_Text"><text:s text:c="44"/>96</text:p>
      <text:p text:style-name="Preformatted_20_Text"><text:s text:c="34"/>Minkowski <text:s text:c="9"/>de Sitter</text:p>
      <text:p text:style-name="Preformatted_20_Text"><text:s text:c="25"/>m12 <text:s text:c="3"/>1.07895 · 10−2 <text:s text:c="3"/>1.32013 · 10−1</text:p>
      <text:p text:style-name="Preformatted_20_Text"><text:s text:c="25"/>m22 <text:s text:c="3"/>1.07895 · 10−2 <text:s text:c="3"/>1.22573 · 10−1</text:p>
      <text:p text:style-name="Preformatted_20_Text"><text:s text:c="25"/>m32 <text:s text:c="3"/>1.29976 · 10−3 <text:s text:c="3"/>9.61218 · 10−2</text:p>
      <text:p text:style-name="Preformatted_20_Text"><text:s text:c="25"/>m42 <text:s text:c="3"/>1.29976 · 10−3 <text:s text:c="3"/>9.02659 · 10−2</text:p>
      <text:p text:style-name="Preformatted_20_Text"><text:s text:c="25"/>m52 <text:s text:c="3"/>1.05464 · 10−4 <text:s text:c="3"/>2.14932 · 10−3</text:p>
      <text:p text:style-name="Preformatted_20_Text"><text:s text:c="25"/>m62 <text:s text:c="3"/>1.05464 · 10−4 <text:s text:c="3"/>1.87824 · 10−3</text:p>
      <text:p text:style-name="Preformatted_20_Text">Table 3.15. Squared masses in the type IIA STU model with large downshift and uplift.</text:p>
      <text:p text:style-name="Preformatted_20_Text">The idea of large shifts was further investigated in [188] where it was shown that it</text:p>
      <text:p text:style-name="Preformatted_20_Text">is potentially possible to uplift to de Sitter even from models that do not have an</text:p>
      <text:p text:style-name="Preformatted_20_Text"><text:soft-page-break/>AdS minimum but rather a runaway potential.</text:p>
      <text:p text:style-name="Preformatted_20_Text">3.4 <text:s text:c="3"/>de Sitter Minima from M-theory and String Theory</text:p>
      <text:p text:style-name="Preformatted_20_Text">This section is based on [7] where we considered moduli stabilization on a twisted</text:p>
      <text:p text:style-name="Preformatted_20_Text">seven torus in M-theory. Generally, this is a special case of a manifold with G2 -</text:p>
      <text:p text:style-name="Preformatted_20_Text">structure as Z2 × Z2 × Z2 ⊂ G2 . The twisted seven torus is obtained as a toroidal</text:p>
      <text:p text:style-name="Preformatted_20_Text">orbifold X7 = T7 /(Z2 ×Z2 ×Z2 ) [36–39] with Betti numbers (b0 , b1 , b2 , b3 ) = (1, 0, 0, 7).</text:p>
      <text:p text:style-name="Preformatted_20_Text">The quotient can be made non-singular by a choice of a free orbifold action. The</text:p>
      <text:p text:style-name="Preformatted_20_Text">resulting theory corresponds to a maximal rank reduction on the seven torus and</text:p>
      <text:p text:style-name="Preformatted_20_Text">gives 4d, N = 1 supergravity with seven moduli. Finally, we introduce a twist which</text:p>
      <text:p text:style-name="Preformatted_20_Text">can be viewed as Scherk-Schwarz reduction [36, 189–192] of the initial torus.</text:p>
      <text:p text:style-name="Preformatted_20_Text">In 11d one can extend the action of 11d supergravity to a form where the potentials</text:p>
      <text:p text:style-name="Preformatted_20_Text">and dual curvatures appear at the same time. This democratic form results in a</text:p>
      <text:p text:style-name="Preformatted_20_Text">pseudo-action and was studied in [36]. In 10d the corresponding pseudo-action was</text:p>
      <text:p text:style-name="Preformatted_20_Text">proposed in [193]. Here, we follow [36, 38] in order to use these pseudo actions for</text:p>
      <text:p text:style-name="Preformatted_20_Text">moduli stabilization in 4d.</text:p>
      <text:p text:style-name="Preformatted_20_Text">Going one step further, one can consider the generalized twisted seven torus [38,</text:p>
      <text:p text:style-name="Preformatted_20_Text">194, 195]. In this model the inclusion of KK5 and KKO5-planes in 10d or KK6 and</text:p>
      <text:p text:style-name="Preformatted_20_Text">KKO6-planes in 11d allows to lift some restrictions, like the tadpole conditions.</text:p>
      <text:p text:style-name="Preformatted_20_Text">Our goal here is to use models from the generalized twisted seven torus in order to find</text:p>
      <text:p text:style-name="Preformatted_20_Text">Minkowski vacua that then can be used for the mass production procedure we already</text:p>
      <text:p text:style-name="Preformatted_20_Text">discussed [6, 34]. In this section we will always have 7 complex moduli, corresponding</text:p>
      <text:p text:style-name="Preformatted_20_Text">to 14 real fields. Previously, we used a superpotential that prominently featured non-</text:p>
      <text:p text:style-name="Preformatted_20_Text">perturbative corrections in all directions and lacked tree-level flux terms. Moreover,</text:p>
      <text:p text:style-name="Preformatted_20_Text">in the mass production procedure a Kallosh-Linde type double exponent was used.</text:p>
      <text:p text:style-name="Preformatted_20_Text"><text:s text:c="44"/>97</text:p>
      <text:p text:style-name="Preformatted_20_Text">Here, we will construct models that include quadratic flux terms in the superpotential</text:p>
      <text:p text:style-name="Preformatted_20_Text">and we will find not only that it is possible to have single exponential terms in the</text:p>
      <text:p text:style-name="Preformatted_20_Text">superpotential, but also models where it is not necessary to have exponents in all</text:p>
      <text:p text:style-name="Preformatted_20_Text">directions. The connection to type IIA on a six torus can be made for some of</text:p>
      <text:p text:style-name="Preformatted_20_Text">these models. Finally, by including conjectured non-geometric fluxes [196], we also</text:p>
      <text:p text:style-name="Preformatted_20_Text">present a model that is related to type IIB that does not rely on any non-perturbative</text:p>
      <text:p text:style-name="Preformatted_20_Text">corrections. The origin of the required terms is not clear but can be motivated by</text:p>
      <text:p text:style-name="Preformatted_20_Text">S-duality.</text:p>
      <text:p text:style-name="Preformatted_20_Text">3.4.1 <text:s text:c="3"/>The Generalized twisted Seven Torus</text:p>
      <text:p text:style-name="Preformatted_20_Text">The Kähler- and superpotential that we will use for the generalized twisted seven</text:p>
      <text:p text:style-name="Preformatted_20_Text">torus model are [36, 38]:</text:p>
      <text:p text:style-name="Preformatted_20_Text"><text:s text:c="33"/>X7</text:p>
      <text:p text:style-name="Preformatted_20_Text"><text:s text:c="37"/>log −i(ΦI − Φ̄I ) ,</text:p>
      <text:p text:style-name="Preformatted_20_Text"><text:s text:c="55"/>#</text:p>
      <text:p text:style-name="Preformatted_20_Text"><text:s text:c="25"/>K=−</text:p>
      <text:p text:style-name="Preformatted_20_Text"><text:s text:c="80"/>(3.4.1)</text:p>
      <text:p text:style-name="Preformatted_20_Text"><text:s text:c="33"/>I=1</text:p>
      <text:p text:style-name="Preformatted_20_Text"><text:s text:c="52"/>7</text:p>
      <text:p text:style-name="Preformatted_20_Text"><text:s text:c="36"/>1 <text:s text:c="13"/>X <text:s text:c="11"/>I</text:p>
      <text:p text:style-name="Preformatted_20_Text"><text:s text:c="25"/>W = g7 + MIJ ΦI ΦJ + <text:s text:c="9"/>AI eiaI Φ ,</text:p>
      <text:p text:style-name="Preformatted_20_Text"><text:s text:c="36"/>2 <text:s text:c="13"/>i=1</text:p>
      <text:p text:style-name="Preformatted_20_Text">where we already made some modifications to the superpotential. The complete</text:p>
      <text:p text:style-name="Preformatted_20_Text">perturbative part of W is</text:p>
      <text:p text:style-name="Preformatted_20_Text"><text:s text:c="49"/>1</text:p>
      <text:p text:style-name="Preformatted_20_Text"><text:soft-page-break/><text:s text:c="27"/>Wpert = g7 + GI ΦI + MIJ ΦI ΦJ , <text:s text:c="20"/>(3.4.2)</text:p>
      <text:p text:style-name="Preformatted_20_Text"><text:s text:c="49"/>2</text:p>
      <text:p text:style-name="Preformatted_20_Text">where all parameters are real. We have set the linear terms to zero via GI = 0 and</text:p>
      <text:p text:style-name="Preformatted_20_Text">introduced a single non-perturbative contribution for each field. Later on we will set</text:p>
      <text:p text:style-name="Preformatted_20_Text">some of those to zero as well, by enforcing the corresponding AI to be zero. For us,</text:p>
      <text:p text:style-name="Preformatted_20_Text">the relevant contributions are a seven flux g7 and the terms quadratic in the moduli</text:p>
      <text:p text:style-name="Preformatted_20_Text">that come from geometric fluxes. All parameters are real and the matrix MIJ has</text:p>
      <text:p text:style-name="Preformatted_20_Text">a vanishing entries on the diagonal and is symmetric. Thus, it gives 21 parameters</text:p>
      <text:p text:style-name="Preformatted_20_Text">in total. In this model, the non-perturbative contributions may arise from wrapping</text:p>
      <text:p text:style-name="Preformatted_20_Text">M2-branes around 3-cycles [197]. For T7 /(Z2 × Z2 × Z2 ) seven 3 cycles are available,</text:p>
      <text:p text:style-name="Preformatted_20_Text">allowing for non-perturbative corrections in all directions.</text:p>
      <text:p text:style-name="Preformatted_20_Text">The first step in the mass production procedure is to find a stable, supersymmetric</text:p>
      <text:p text:style-name="Preformatted_20_Text">vacuum state with vanishing scalar potential. This is done by solving W = 0 and</text:p>
      <text:p text:style-name="Preformatted_20_Text">∂I W = 0. Once, again we split the complex moduli ΦI = θI + iφI and set θI = 0,</text:p>
      <text:p text:style-name="Preformatted_20_Text">which is consistent for as long as the masses remain positive. The seven equations</text:p>
      <text:p text:style-name="Preformatted_20_Text"><text:s text:c="43"/>98</text:p>
      <text:p text:style-name="Preformatted_20_Text">∂I W = 0 can be solved in terms of the coefficients AI by setting:</text:p>
      <text:p text:style-name="Preformatted_20_Text"><text:s text:c="82"/>(3.4.3)</text:p>
      <text:p text:style-name="Preformatted_20_Text"><text:s text:c="51"/>I</text:p>
      <text:p text:style-name="Preformatted_20_Text"><text:s text:c="33"/>AI = ia−1</text:p>
      <text:p text:style-name="Preformatted_20_Text"><text:s text:c="41"/>I e</text:p>
      <text:p text:style-name="Preformatted_20_Text"><text:s text:c="45"/>−iaI Φ</text:p>
      <text:p text:style-name="Preformatted_20_Text"><text:s text:c="53"/>MIJ ΦJ .</text:p>
      <text:p text:style-name="Preformatted_20_Text">Then, we use g7 to solve the remaining condition W = 0, giving the desired Minkowski</text:p>
      <text:p text:style-name="Preformatted_20_Text">vacuum state. In our examples, we will also consider models where no exponent ap-</text:p>
      <text:p text:style-name="Preformatted_20_Text">pears in one or more directions. Then, the solutions to the supersymmetry equations</text:p>
      <text:p text:style-name="Preformatted_20_Text">are obtained in terms of flux parameters. By inclusion of some conjectured S-dual</text:p>
      <text:p text:style-name="Preformatted_20_Text">fluxes it is even possible to find a model that does not rely on any non-perturbative</text:p>
      <text:p text:style-name="Preformatted_20_Text">corrections. It is highly non-trivial and unexpected that such a solution can been</text:p>
      <text:p text:style-name="Preformatted_20_Text">found. In order to employ the mass production procedure we have to keep in mind</text:p>
      <text:p text:style-name="Preformatted_20_Text">that we require there to be no flat directions. We thus have to make sure that mass</text:p>
      <text:p text:style-name="Preformatted_20_Text">matrix in Minkowski space, given to be:</text:p>
      <text:p text:style-name="Preformatted_20_Text"><text:s text:c="23"/>VIMink</text:p>
      <text:p text:style-name="Preformatted_20_Text"><text:s text:c="25"/>J ̄ <text:s text:c="2"/>= mIL K LL̄ mL̄J ̄ = eK WIL K LL̄ W L̄J ̄ , <text:s text:c="10"/>(3.4.4)</text:p>
      <text:p text:style-name="Preformatted_20_Text">has no zero eigenvalues. This is different from the models considered in section 3.3,</text:p>
      <text:p text:style-name="Preformatted_20_Text">since there the double exponent superpotential guarantees that we will be able to</text:p>
      <text:p text:style-name="Preformatted_20_Text">find solutions with no flat directions. Still, in constructing the explicit examples in</text:p>
      <text:p text:style-name="Preformatted_20_Text">[7] and in the following, no particular tedious fine-tuning of the free parameters was</text:p>
      <text:p text:style-name="Preformatted_20_Text">necessary in order to find Minkowski solutions without flat directions.</text:p>
      <text:p text:style-name="Preformatted_20_Text">For convenience, we will use our type IIA notation where:</text:p>
      <text:p text:style-name="Preformatted_20_Text"><text:s text:c="28"/>ΦI = {S, Ti , Ui } , <text:s text:c="5"/>i = 1, 2, 3 , <text:s text:c="14"/>(3.4.5)</text:p>
      <text:p text:style-name="Preformatted_20_Text">but note that the physical interpretation of these fields is not necessarily the same as</text:p>
      <text:p text:style-name="Preformatted_20_Text">before. We also decompose the quadratic terms in the superpotential as [38]:</text:p>
      <text:p text:style-name="Preformatted_20_Text"><text:s text:c="7"/>1 <text:s text:c="38"/>U1 U2 U3 <text:s text:c="6"/>T1 T2 T3</text:p>
      <text:p text:style-name="Preformatted_20_Text"><text:s text:c="9"/>MIJ ΦI ΦJ = Sbk Uk + Ui C ij Tj + ai <text:s text:c="11"/>+ ci <text:s text:c="9"/>+ Sdk Tk . <text:soft-page-break/>(3.4.6)</text:p>
      <text:p text:style-name="Preformatted_20_Text"><text:s text:c="7"/>2 <text:s text:c="41"/>Ui <text:s text:c="12"/>Ti</text:p>
      <text:p text:style-name="Preformatted_20_Text">The 21 independent components of MIJ are translated to ai , bk , ci , dk and the C ij .</text:p>
      <text:p text:style-name="Preformatted_20_Text">It is not necessary to always use all of these terms in order to obtain a Minkowski</text:p>
      <text:p text:style-name="Preformatted_20_Text">minimum and several cases will be explored in section 3.4.3.</text:p>
      <text:p text:style-name="Preformatted_20_Text">3.4.2 <text:s text:c="3"/>Connection to Type IIA</text:p>
      <text:p text:style-name="Preformatted_20_Text">When considering type IIA string theory compactifications on T6 /(Z2 × Z2 ) not all</text:p>
      <text:p text:style-name="Preformatted_20_Text">terms in 3.4.6 are allowed [38, 194, 195]. Namely, the terms proportional to the ci</text:p>
      <text:p text:style-name="Preformatted_20_Text">and the dk have to vanish in standard IIA orientifold compactifications. Additionally,</text:p>
      <text:p text:style-name="Preformatted_20_Text"><text:s text:c="45"/>99</text:p>
      <text:p text:style-name="Preformatted_20_Text">g7 gets replaced by the six-flux parameter f6 . In type IIA we can give a physical</text:p>
      <text:p text:style-name="Preformatted_20_Text">interpretation to the various terms appearing in the superpotential.</text:p>
      <text:p text:style-name="Preformatted_20_Text"><text:s text:c="3"/>• ai U1 UU2i U3 are two-fluxes.</text:p>
      <text:p text:style-name="Preformatted_20_Text"><text:s text:c="3"/>• Ui C ij Tj and Sbk Uk correspond to non-geometric fluxes.</text:p>
      <text:p text:style-name="Preformatted_20_Text">There are more conditions that need to be satisfied, namely the tadpole constraints.</text:p>
      <text:p text:style-name="Preformatted_20_Text">Luckily, it is possible to include sources in order to fulfill them. The conditions</text:p>
      <text:p text:style-name="Preformatted_20_Text">are:</text:p>
      <text:p text:style-name="Preformatted_20_Text"><text:s text:c="3"/>• <text:s text:c="6"/>ai bi = 0 and <text:s text:c="6"/>ai C ij = 0 that can be satisfied by (O6/D6) sources.</text:p>
      <text:p text:style-name="Preformatted_20_Text"><text:s text:c="7"/>P <text:s text:c="17"/>P</text:p>
      <text:p text:style-name="Preformatted_20_Text"><text:s text:c="9"/>i <text:s text:c="18"/>i</text:p>
      <text:p text:style-name="Preformatted_20_Text"><text:s text:c="3"/>• bi C ij + bj C ii = 0 can be fulfilled by (KK5/KKO5).</text:p>
      <text:p text:style-name="Preformatted_20_Text"><text:s text:c="3"/>• C ij C jk + C ij C jj = 0 gets relaxed by including (KK5/KKO5)0 .</text:p>
      <text:p text:style-name="Preformatted_20_Text">The prime denotes a second set of KK-sources, wrapping a different cycle, see [194].</text:p>
      <text:p text:style-name="Preformatted_20_Text">In the various models we will discuss some of these conditions will be automatically</text:p>
      <text:p text:style-name="Preformatted_20_Text">satisfied while for others we will use them to further constrain some parameters.</text:p>
      <text:p text:style-name="Preformatted_20_Text">Then, no sources are necessary.</text:p>
      <text:p text:style-name="Preformatted_20_Text">3.4.3 <text:s text:c="3"/>M-Theory Examples</text:p>
      <text:p text:style-name="Preformatted_20_Text">Here we will review explicit examples based on the potentials (3.4.1) that were dis-</text:p>
      <text:p text:style-name="Preformatted_20_Text">cussed in detail in [7].</text:p>
      <text:p text:style-name="Preformatted_20_Text">Including only single exponents in each direction is the most straightforward</text:p>
      <text:p text:style-name="Preformatted_20_Text">thing we can try after exploring models with Kallosh-Linde type double exponents</text:p>
      <text:p text:style-name="Preformatted_20_Text">before. The superpotential we consider is:</text:p>
      <text:p text:style-name="Preformatted_20_Text"><text:s text:c="86"/>(3.4.7)</text:p>
      <text:p text:style-name="Preformatted_20_Text"><text:s text:c="52"/>X</text:p>
      <text:p text:style-name="Preformatted_20_Text"><text:s text:c="6"/>W1 = g7 + bk SUk + C ij Ui Tj + AS eiaS S + <text:s text:c="6"/>ATi eiaTi Ti + AUi eiaUi Ui .</text:p>
      <text:p text:style-name="Preformatted_20_Text"><text:s text:c="83"/>#</text:p>
      <text:p text:style-name="Preformatted_20_Text"><text:s text:c="53"/>i</text:p>
      <text:p text:style-name="Preformatted_20_Text">This model has 19 free parameters, only 8 of which will be required to solve the</text:p>
      <text:p text:style-name="Preformatted_20_Text">Minkowski equations W = 0 and ∂I W = 0 (I = {S, Ti , Ui }) at the point S0 , Ti,0 and</text:p>
      <text:p text:style-name="Preformatted_20_Text">Ui,0 . We choose to solve for the AI and g7 . The remaining parameters can be used</text:p>
      <text:p text:style-name="Preformatted_20_Text">to make sure all masses are positive. The uplift proceeds along the same lines as was</text:p>
      <text:p text:style-name="Preformatted_20_Text">discussed in the previous sections with the magnitude of the uplift given by μ. Our</text:p>
      <text:p text:style-name="Preformatted_20_Text">choice of parameters can be found in table 3.16 and the resulting masses are given</text:p>
      <text:p text:style-name="Preformatted_20_Text">in table 3.17.</text:p>
      <text:p text:style-name="Preformatted_20_Text"><text:s text:c="47"/>100</text:p>
      <text:p text:style-name="Preformatted_20_Text"><text:s text:c="17"/>S0 <text:s text:c="2"/>1.0 <text:s text:c="3"/>aS <text:s text:c="7"/>1.0 <text:s text:c="6"/>C 11 <text:s text:c="4"/>0.11 <text:s text:c="4"/>C 32 <text:s text:c="5"/>0.32</text:p>
      <text:p text:style-name="Preformatted_20_Text"><text:s text:c="16"/>T1,0 <text:s/>1.1 <text:s text:c="3"/>aT1 <text:s text:c="6"/>1.1 <text:s text:c="6"/>C 12 <text:s text:c="4"/>0.12 <text:s text:c="4"/>C 33 <text:s text:c="5"/>0.33</text:p>
      <text:p text:style-name="Preformatted_20_Text"><text:soft-page-break/><text:s text:c="16"/>T2,0 <text:s/>1.2 <text:s text:c="3"/>aT2 <text:s text:c="6"/>1.1 <text:s text:c="6"/>C 13 <text:s text:c="4"/>0.13 <text:s text:c="5"/>b1 <text:s text:c="6"/>0.55</text:p>
      <text:p text:style-name="Preformatted_20_Text"><text:s text:c="16"/>T3,0 <text:s/>1.3 <text:s text:c="3"/>aT3 <text:s text:c="6"/>1.1 <text:s text:c="6"/>C 21 <text:s text:c="4"/>0.21 <text:s text:c="5"/>b2 <text:s text:c="6"/>0.60</text:p>
      <text:p text:style-name="Preformatted_20_Text"><text:s text:c="16"/>U1,0 <text:s/>5.1 <text:s text:c="3"/>aU 1 <text:s text:c="4"/>0.51 <text:s text:c="6"/>C 22 <text:s text:c="4"/>0.22 <text:s text:c="5"/>b3 <text:s text:c="6"/>0.65</text:p>
      <text:p text:style-name="Preformatted_20_Text"><text:s text:c="16"/>U2,0 <text:s/>5.2 <text:s text:c="3"/>aU 2 <text:s text:c="4"/>0.52 <text:s text:c="6"/>C 23 <text:s text:c="4"/>0.23 <text:s text:c="4"/>∆g7 <text:s text:c="4"/>5 · 10−3</text:p>
      <text:p text:style-name="Preformatted_20_Text"><text:s text:c="16"/>U3,0 <text:s/>5.3 <text:s text:c="3"/>aU 3 <text:s text:c="4"/>0.53 <text:s text:c="6"/>C 31 <text:s text:c="4"/>0.31 <text:s text:c="5"/>μ4 <text:s text:c="4"/>9 · 10−9</text:p>
      <text:p text:style-name="Preformatted_20_Text"><text:s text:c="10"/>Table 3.16. Chosen parameters for the model with 3 single exponents.</text:p>
      <text:p text:style-name="Preformatted_20_Text"><text:s text:c="13"/>m12 <text:s text:c="6"/>m22 <text:s text:c="9"/>m32 <text:s text:c="10"/>m42 <text:s text:c="11"/>m52 <text:s text:c="9"/>m62 <text:s text:c="4"/>m72</text:p>
      <text:p text:style-name="Preformatted_20_Text"><text:s text:c="3"/>Mk <text:s text:c="4"/>0.41229 <text:s text:c="3"/>0.22090 <text:s text:c="5"/>0.10343 <text:s text:c="6"/>0.03087 <text:s text:c="6"/>0.01977 <text:s text:c="5"/>0.01275 <text:s/>0.00676</text:p>
      <text:p text:style-name="Preformatted_20_Text"><text:s text:c="3"/>dS <text:s text:c="4"/>0.41306 <text:s text:c="3"/>0.22137 <text:s text:c="5"/>0.10356 <text:s text:c="6"/>0.03091 <text:s text:c="6"/>0.01980 <text:s text:c="5"/>0.01277 <text:s/>0.00677</text:p>
      <text:p text:style-name="Preformatted_20_Text">Table 3.17. The eigenvalues of the mass matrix for the model with 3 single exponents in</text:p>
      <text:p text:style-name="Preformatted_20_Text">Minkowski and de Sitter. The axions are omitted for brevity.</text:p>
      <text:p text:style-name="Preformatted_20_Text">In this model, the amount of free parameters allows us to fulfill the tadpole conditions</text:p>
      <text:p text:style-name="Preformatted_20_Text">without including sources. The conditions not automatically satisfied are:</text:p>
      <text:p text:style-name="Preformatted_20_Text"><text:s text:c="40"/>bi C ij + bj C ii = 0 ,</text:p>
      <text:p text:style-name="Preformatted_20_Text"><text:s text:c="88"/>(3.4.8)</text:p>
      <text:p text:style-name="Preformatted_20_Text"><text:s text:c="35"/>C ij C jk + C ik C jj = 0 .</text:p>
      <text:p text:style-name="Preformatted_20_Text">These conditions can, for example, be solved in terms of the C ij with i 6= j. If</text:p>
      <text:p text:style-name="Preformatted_20_Text">we keep the other parameters as before in table 3.16 we obtain the masses in table</text:p>
      <text:p text:style-name="Preformatted_20_Text">3.18. Satisfying the tadpole conditions without sources can be a great advantage for</text:p>
      <text:p text:style-name="Preformatted_20_Text">model building as one has to be very careful about the origins of the sources and</text:p>
      <text:p text:style-name="Preformatted_20_Text">their stability in some cases.</text:p>
      <text:p text:style-name="Preformatted_20_Text"><text:s text:c="13"/>m12 <text:s text:c="6"/>m22 <text:s text:c="9"/>m32 <text:s text:c="10"/>m42 <text:s text:c="11"/>m52 <text:s text:c="9"/>m62 <text:s text:c="4"/>m72</text:p>
      <text:p text:style-name="Preformatted_20_Text"><text:s text:c="3"/>Mk <text:s text:c="4"/>0.09036 <text:s text:c="3"/>0.02693 <text:s text:c="5"/>0.01390 <text:s text:c="6"/>0.00558 <text:s text:c="6"/>0.00388 <text:s text:c="5"/>0.00159 <text:s/>0.00063</text:p>
      <text:p text:style-name="Preformatted_20_Text"><text:s text:c="3"/>dS <text:s text:c="4"/>0.08982 <text:s text:c="3"/>0.02680 <text:s text:c="5"/>0.01383 <text:s text:c="6"/>0.00555 <text:s text:c="6"/>0.00388 <text:s text:c="5"/>0.00158 <text:s/>0.00063</text:p>
      <text:p text:style-name="Preformatted_20_Text">Table 3.18. The masses squared in the 3 exponent model where the tadpole conditions</text:p>
      <text:p text:style-name="Preformatted_20_Text">are satisfied.</text:p>
      <text:p text:style-name="Preformatted_20_Text">Omitting the S-exponent <text:s text:c="11"/>can be done without including any new terms. The</text:p>
      <text:p text:style-name="Preformatted_20_Text">superpotential reads</text:p>
      <text:p text:style-name="Preformatted_20_Text"><text:s text:c="88"/>(3.4.9)</text:p>
      <text:p text:style-name="Preformatted_20_Text"><text:s text:c="47"/>X</text:p>
      <text:p text:style-name="Preformatted_20_Text"><text:s text:c="11"/>W1 = g7 + bk SUk + C ij Ui Tj + <text:s text:c="10"/>ATi eiaTi Ti + AUi eiaUi Ui ,</text:p>
      <text:p text:style-name="Preformatted_20_Text"><text:s text:c="80"/>#</text:p>
      <text:p text:style-name="Preformatted_20_Text"><text:s text:c="48"/>i</text:p>
      <text:p text:style-name="Preformatted_20_Text"><text:s text:c="47"/>101</text:p>
      <text:p text:style-name="Preformatted_20_Text">and, because AS is absent, we solve for b1 in addition to the usual parameters. Again,</text:p>
      <text:p text:style-name="Preformatted_20_Text">we use the parameters of table 3.16, except for those that are now determined by</text:p>
      <text:p text:style-name="Preformatted_20_Text">the equations W = 0 and ∂I W = 0. The masses obtained this way are given in table</text:p>
      <text:p text:style-name="Preformatted_20_Text">3.19.</text:p>
      <text:p text:style-name="Preformatted_20_Text"><text:s text:c="12"/>m12 <text:s text:c="7"/>m22 <text:s text:c="8"/>m32 <text:s text:c="8"/>m42 <text:s text:c="8"/>m52 <text:s text:c="7"/>m62 <text:s text:c="10"/>m72</text:p>
      <text:p text:style-name="Preformatted_20_Text"><text:s text:c="3"/>Mk <text:s text:c="4"/>0.40450 <text:s text:c="2"/>0.21428 <text:s text:c="4"/>0.10857 <text:s text:c="4"/>0.02223 <text:s text:c="4"/>0.01501 <text:s text:c="4"/>0.00998 <text:s text:c="6"/>0.00130</text:p>
      <text:p text:style-name="Preformatted_20_Text"><text:s text:c="3"/>dS <text:s text:c="4"/>0.40513 <text:s text:c="2"/>0.21465 <text:s text:c="4"/>0.10870 <text:s text:c="4"/>0.00223 <text:s text:c="4"/>0.01503 <text:s text:c="4"/>0.00999 <text:s text:c="6"/>0.00130</text:p>
      <text:p text:style-name="Preformatted_20_Text">Table 3.19. Eigenvalues of the mass matrix for the model without an exponent in the</text:p>
      <text:p text:style-name="Preformatted_20_Text">S-direction.</text:p>
      <text:p text:style-name="Preformatted_20_Text">The 3 exponents in the Ui directions can be left out by including the terms</text:p>
      <text:p text:style-name="Preformatted_20_Text"><text:soft-page-break/>proportional to ai in (3.4.6). The superpotential becomes:</text:p>
      <text:p text:style-name="Preformatted_20_Text"><text:s text:c="40"/>U1 U2 U3</text:p>
      <text:p text:style-name="Preformatted_20_Text"><text:s text:c="85"/>(3.4.10)</text:p>
      <text:p text:style-name="Preformatted_20_Text"><text:s text:c="64"/>X</text:p>
      <text:p text:style-name="Preformatted_20_Text"><text:s text:c="6"/>W = g7 + Sbk Uk + Ui C ij Tj + ai <text:s text:c="9"/>+ AS eiaS S + <text:s text:c="4"/>ATi eiaTi Ti .</text:p>
      <text:p text:style-name="Preformatted_20_Text"><text:s text:c="43"/>Ui <text:s text:c="19"/>i</text:p>
      <text:p text:style-name="Preformatted_20_Text">Instead of the AUi we now solve for the parameters ai . Keeping the remaining free</text:p>
      <text:p text:style-name="Preformatted_20_Text">parameters the same as in table 3.16 we find the squared masses in table 3.20.</text:p>
      <text:p text:style-name="Preformatted_20_Text"><text:s text:c="12"/>m12 <text:s text:c="7"/>m22 <text:s text:c="8"/>m32 <text:s text:c="8"/>m42 <text:s text:c="8"/>m52 <text:s text:c="7"/>m62 <text:s text:c="10"/>m72</text:p>
      <text:p text:style-name="Preformatted_20_Text"><text:s text:c="3"/>Mk <text:s text:c="4"/>0.06600 <text:s text:c="2"/>0.05485 <text:s text:c="4"/>0.02910 <text:s text:c="4"/>0.02028 <text:s text:c="4"/>0.01588 <text:s text:c="4"/>0.01061 <text:s text:c="6"/>0.00066</text:p>
      <text:p text:style-name="Preformatted_20_Text"><text:s text:c="3"/>dS <text:s text:c="4"/>0.06615 <text:s text:c="2"/>0.05494 <text:s text:c="4"/>0.02914 <text:s text:c="4"/>0.02031 <text:s text:c="4"/>0.01590 <text:s text:c="4"/>0.01061 <text:s text:c="6"/>0.00066</text:p>
      <text:p text:style-name="Preformatted_20_Text">Table 3.20. Squared masses for the case without non-perturbative corrections in the</text:p>
      <text:p text:style-name="Preformatted_20_Text">U -directions.</text:p>
      <text:p text:style-name="Preformatted_20_Text">This model is in particular interesting as it still corresponds to a type IIA model.</text:p>
      <text:p text:style-name="Preformatted_20_Text">In [5, 6] type IIA models were studied that had only 6-form flux as perturbative</text:p>
      <text:p text:style-name="Preformatted_20_Text">contributions but relied heavily on the inclusion of non-perturbative corrections in</text:p>
      <text:p text:style-name="Preformatted_20_Text">all directions. In particular, the origin of the exponents in the U -direction required</text:p>
      <text:p text:style-name="Preformatted_20_Text">some motivation as their origin is not fully understood.</text:p>
      <text:p text:style-name="Preformatted_20_Text">Building a model without T and U exponents requires the inclusion of the</text:p>
      <text:p text:style-name="Preformatted_20_Text">terms proportional to ci . The superpotential becomes</text:p>
      <text:p text:style-name="Preformatted_20_Text"><text:s text:c="42"/>U1 U2 U3 <text:s text:c="5"/>T1 T2 T3</text:p>
      <text:p text:style-name="Preformatted_20_Text"><text:s text:c="8"/>W = g7 + Sbk Uk + Ui C ij Tj + ai <text:s text:c="9"/>+ ci <text:s text:c="9"/>+ AS eiaS S , <text:s text:c="6"/>(3.4.11)</text:p>
      <text:p text:style-name="Preformatted_20_Text"><text:s text:c="45"/>Ui <text:s text:c="11"/>Ti</text:p>
      <text:p text:style-name="Preformatted_20_Text">and we solve for AS , the ai and the ci parameters. Note that this model can no</text:p>
      <text:p text:style-name="Preformatted_20_Text">longer be interpreted in terms of type IIA string theory, as discussed in section 3.4.2.</text:p>
      <text:p text:style-name="Preformatted_20_Text"><text:s text:c="44"/>102</text:p>
      <text:p text:style-name="Preformatted_20_Text">The parameters not set to zero or solved for are still taken from table 3.16 and lead</text:p>
      <text:p text:style-name="Preformatted_20_Text">to the masses in table 3.21.</text:p>
      <text:p text:style-name="Preformatted_20_Text"><text:s text:c="13"/>m12 <text:s text:c="9"/>m22 <text:s text:c="8"/>m32 <text:s text:c="7"/>m42 <text:s text:c="9"/>m52 <text:s text:c="9"/>m62 <text:s text:c="4"/>m72</text:p>
      <text:p text:style-name="Preformatted_20_Text"><text:s text:c="3"/>Mk <text:s text:c="3"/>0.06964 <text:s text:c="7"/>0.06350 <text:s text:c="4"/>0.02158 <text:s text:c="3"/>0.00380 <text:s text:c="5"/>0.00210 <text:s text:c="5"/>0.00113 0.00083</text:p>
      <text:p text:style-name="Preformatted_20_Text"><text:s text:c="3"/>dS <text:s text:c="3"/>0.06948 <text:s text:c="7"/>0.06315 <text:s text:c="4"/>0.02152 <text:s text:c="3"/>0.00380 <text:s text:c="5"/>0.00208 <text:s text:c="5"/>0.00113 0.00082</text:p>
      <text:p text:style-name="Preformatted_20_Text"><text:s/>Table 3.21. Eigenvalues of the mass matrix for the model without T and U exponents.</text:p>
      <text:p text:style-name="Preformatted_20_Text">3.4.4 <text:s text:c="2"/>Type IIB Examples</text:p>
      <text:p text:style-name="Preformatted_20_Text">In type IIB models the superpotential has contributions from F-, H- and Q-flux</text:p>
      <text:p text:style-name="Preformatted_20_Text">[163, 196, 198], which are all well-known and established. However, it has also been</text:p>
      <text:p text:style-name="Preformatted_20_Text">conjectured that, due to S-duality, P-fluxes should appear. These terms naturally</text:p>
      <text:p text:style-name="Preformatted_20_Text">appear in gauged supergravity in 4 dimensions [163]. Keeping only terms even in the</text:p>
      <text:p text:style-name="Preformatted_20_Text">moduli we use the following superpotential:</text:p>
      <text:p text:style-name="Preformatted_20_Text"><text:s text:c="26"/>U1 U2 U3</text:p>
      <text:p text:style-name="Preformatted_20_Text"><text:s text:c="8"/>W = a0 + ai <text:s text:c="15"/>+ S bi Ui + b3 U1 U2 U3</text:p>
      <text:p text:style-name="Preformatted_20_Text"><text:s text:c="59"/>#</text:p>
      <text:p text:style-name="Preformatted_20_Text"><text:s text:c="29"/>Ui</text:p>
      <text:p text:style-name="Preformatted_20_Text"><text:s text:c="54"/># <text:s text:c="20"/># <text:s text:c="6"/>(3.4.12)</text:p>
      <text:p text:style-name="Preformatted_20_Text"><text:soft-page-break/><text:s text:c="27"/>ik <text:s text:c="6"/>k <text:s text:c="19"/>k <text:s text:c="5"/>ik U1 U2 U3</text:p>
      <text:p text:style-name="Preformatted_20_Text"><text:s text:c="44"/>#</text:p>
      <text:p text:style-name="Preformatted_20_Text"><text:s text:c="19"/>+ Tk <text:s/>C Ui − c U1 U2 U3 − STk d − D <text:s text:c="23"/>.</text:p>
      <text:p text:style-name="Preformatted_20_Text"><text:s text:c="70"/>Ui</text:p>
      <text:p text:style-name="Preformatted_20_Text">The superpotential is made up of the following contributions:</text:p>
      <text:p text:style-name="Preformatted_20_Text"><text:s text:c="3"/>• a0 is a constant contribution, similar to W0 in previous sections.</text:p>
      <text:p text:style-name="Preformatted_20_Text"><text:s text:c="3"/>• ai U1 UU2i U3 comes from F-flux.</text:p>
      <text:p text:style-name="Preformatted_20_Text"><text:s text:c="3"/>• S (bi Ui + b3 U1 U2 U3 ) gives H-flux contributions.</text:p>
      <text:p text:style-name="Preformatted_20_Text"><text:s text:c="3"/>• Tk C ik Ui − ck U1 U2 U3 represents Q-flux.</text:p>
      <text:p text:style-name="Preformatted_20_Text"><text:s text:c="33"/>#</text:p>
      <text:p text:style-name="Preformatted_20_Text"><text:s text:c="16"/># <text:s text:c="16"/>#</text:p>
      <text:p text:style-name="Preformatted_20_Text"><text:s text:c="3"/>• −STk dk − Dik U1 UU2i U3 are the conjectured P-fluxes.</text:p>
      <text:p text:style-name="Preformatted_20_Text">Using (3.4.12) we can build a model that does not rely at all on non-perturbative</text:p>
      <text:p text:style-name="Preformatted_20_Text">terms. First, we set the Dik = 0, as they are not required. Then, we find a Minkowski</text:p>
      <text:p text:style-name="Preformatted_20_Text">vacuum without flat directions by solving for a0 , ai , b3 and ck and using the param-</text:p>
      <text:p text:style-name="Preformatted_20_Text">eters in table 3.22. Following the mass production procedure we then obtain a</text:p>
      <text:p text:style-name="Preformatted_20_Text">meta-stable de Sitter point with the downshift and uplift parameters</text:p>
      <text:p text:style-name="Preformatted_20_Text"><text:s text:c="26"/>∆a0 = 5 · 10−3 <text:s text:c="6"/>and <text:s text:c="6"/>μ4 = 9 · 10−9 . <text:s text:c="11"/>(3.4.13)</text:p>
      <text:p text:style-name="Preformatted_20_Text">The resulting masses are given in table 3.23.</text:p>
      <text:p text:style-name="Preformatted_20_Text"><text:s text:c="46"/>103</text:p>
      <text:p text:style-name="Preformatted_20_Text"><text:s text:c="8"/>b1 <text:s text:c="3"/>0.55 <text:s text:c="3"/>C 11 <text:s/>−0.11 <text:s text:c="5"/>C 21 <text:s text:c="3"/>0.21 <text:s text:c="2"/>C 31 <text:s text:c="3"/>0.31 <text:s text:c="3"/>d1 <text:s text:c="3"/>5.1</text:p>
      <text:p text:style-name="Preformatted_20_Text"><text:s text:c="8"/>b2 <text:s text:c="3"/>0.60 <text:s text:c="3"/>C 12 <text:s text:c="3"/>0.12 <text:s text:c="4"/>C 22 <text:s/>−0.22 <text:s text:c="3"/>C 32 <text:s text:c="3"/>0.32 <text:s text:c="3"/>d2 <text:s/>−5.2</text:p>
      <text:p text:style-name="Preformatted_20_Text"><text:s text:c="8"/>b3 <text:s text:c="3"/>0.65 <text:s text:c="3"/>C 13 <text:s text:c="3"/>0.13 <text:s text:c="4"/>C 23 <text:s text:c="3"/>0.23 <text:s text:c="2"/>C 33 <text:s text:c="2"/>−0.33 <text:s text:c="3"/>d3 <text:s text:c="3"/>5.3</text:p>
      <text:p text:style-name="Preformatted_20_Text">Table 3.22. Parameter choices for the model without any exponents in IIB string the-</text:p>
      <text:p text:style-name="Preformatted_20_Text">ory/gauged supergravity.</text:p>
      <text:p text:style-name="Preformatted_20_Text"><text:s text:c="12"/>m12 <text:s text:c="7"/>m22 <text:s text:c="8"/>m32 <text:s text:c="7"/>m42 <text:s text:c="7"/>m52 <text:s text:c="7"/>m62 <text:s text:c="7"/>m72</text:p>
      <text:p text:style-name="Preformatted_20_Text"><text:s text:c="4"/>Mk <text:s text:c="3"/>0.29074 <text:s text:c="3"/>0.20712 <text:s text:c="4"/>0.01075 <text:s text:c="3"/>0.00383 <text:s text:c="2"/>0.00287 <text:s text:c="4"/>0.00057 <text:s text:c="2"/>0.00016</text:p>
      <text:p text:style-name="Preformatted_20_Text"><text:s text:c="4"/>dS <text:s text:c="3"/>0.29063 <text:s text:c="3"/>0.20721 <text:s text:c="4"/>0.01073 <text:s text:c="3"/>0.00382 <text:s text:c="2"/>0.00287 <text:s text:c="4"/>0.00057 <text:s text:c="2"/>0.00016</text:p>
      <text:p text:style-name="Preformatted_20_Text">Table 3.23. Eigenvalues of the mass matrix for the IIB model without non-perturbative</text:p>
      <text:p text:style-name="Preformatted_20_Text">corrections.</text:p>
      <text:p text:style-name="Preformatted_20_Text">3.5 <text:s text:c="4"/>de Sitter Models from Anti-Branes - Interim Summary</text:p>
      <text:p text:style-name="Preformatted_20_Text">In this chapter we have investigated compactifications of string theory and M-theory</text:p>
      <text:p text:style-name="Preformatted_20_Text">that result in meta-stable de Sitter states where anti-branes were used in order to</text:p>
      <text:p text:style-name="Preformatted_20_Text">lift the vacuum energy to positive values. de Sitter spaces are of interest because</text:p>
      <text:p text:style-name="Preformatted_20_Text">the present day accelerated expansion of the universe matches very closely with the</text:p>
      <text:p text:style-name="Preformatted_20_Text">behavior of such a space with positive and constant, albeit very small, cosmological</text:p>
      <text:p text:style-name="Preformatted_20_Text">constant. The first model that can be argued to achieve a de Sitter space from string</text:p>
      <text:p text:style-name="Preformatted_20_Text">theory by uplifting with anti-branes is the KKLT scenario [14, 33]. This model is</text:p>
      <text:p text:style-name="Preformatted_20_Text">based in type IIB string theory and has an uplifting contribution from an anti-D3-</text:p>
      <text:p text:style-name="Preformatted_20_Text">brane. It remains one of the best studied de Sitter constructions to date and while</text:p>
      <text:p text:style-name="Preformatted_20_Text">there have been many criticisms raised, a lot of them have also been disproved or</text:p>
      <text:p text:style-name="Preformatted_20_Text">explained.</text:p>
      <text:p text:style-name="Preformatted_20_Text">In [5] and here in section 3.2, we translated this mechanism to type IIA string theory.</text:p>
      <text:p text:style-name="Preformatted_20_Text">There, the uplift is performed via the inclusion of an anti-D6-brane, which is the</text:p>
      <text:p text:style-name="Preformatted_20_Text">unique choice in type IIA for the manifolds we considered. The procedure relied on</text:p>
      <text:p text:style-name="Preformatted_20_Text">the inclusion of non-perturbative corrections in all moduli directions, some of which</text:p>
      <text:p text:style-name="Preformatted_20_Text">are non-standard. We motivated that they can still appear in the theory and that it</text:p>
      <text:p text:style-name="Preformatted_20_Text">is possible to use them to build meta-stable de Sitter states.</text:p>
      <text:p text:style-name="Preformatted_20_Text">In section 3.3, based on [6, 34] we showed that there is a simple way to guarantee <text:soft-page-break/>that</text:p>
      <text:p text:style-name="Preformatted_20_Text">a meta-stable de Sitter minimum can be obtained if one first constructs a Minkowski</text:p>
      <text:p text:style-name="Preformatted_20_Text">state without flat directions. We used a Kallosh-Linde type racetrack potential for</text:p>
      <text:p text:style-name="Preformatted_20_Text">all moduli directions. With this we will automatically not have any flat directions.</text:p>
      <text:p text:style-name="Preformatted_20_Text">Under certain conditions it is then straight forward to first go to anti-de Sitter space</text:p>
      <text:p text:style-name="Preformatted_20_Text">via a small downshift and subsequently to a de Sitter via an uplifting contribution</text:p>
      <text:p text:style-name="Preformatted_20_Text">from anti-Dp-branes. Going to AdS first allows to decouple the cosmological constant</text:p>
      <text:p text:style-name="Preformatted_20_Text"><text:s text:c="44"/>104</text:p>
      <text:p text:style-name="Preformatted_20_Text">scale from the SUSY breaking scale when aiming to achieve a realistic value of Λ =</text:p>
      <text:p text:style-name="Preformatted_20_Text">10−120 in Planck units. We showed under what conditions it is possible to predict</text:p>
      <text:p text:style-name="Preformatted_20_Text">that the masses stay positive and thus also that the dS vacuum state is meta-stable.</text:p>
      <text:p text:style-name="Preformatted_20_Text">Several examples in type IIA and IIB were presented.</text:p>
      <text:p text:style-name="Preformatted_20_Text">Models that do have perturbative contributions to the superpotential were explored</text:p>
      <text:p text:style-name="Preformatted_20_Text">in [7] and section 3.4. These scenarios are motivated by M-theory constructions and</text:p>
      <text:p text:style-name="Preformatted_20_Text">can be matched with type IIA or IIB models in certain special cases. Using tree-level</text:p>
      <text:p text:style-name="Preformatted_20_Text">flux contributions to the superpotential it is possible to follow the mass production</text:p>
      <text:p text:style-name="Preformatted_20_Text">procedure of de Sitter vacua without including the double exponent contribution</text:p>
      <text:p text:style-name="Preformatted_20_Text">to the superpotential in all directions. In fact, in type IIA models were presented</text:p>
      <text:p text:style-name="Preformatted_20_Text">that include non-perturbative corrections only in some directions. Perhaps most</text:p>
      <text:p text:style-name="Preformatted_20_Text">interestingly, a model that does not need exponential terms in the U -directions and</text:p>
      <text:p text:style-name="Preformatted_20_Text">can still be matched to type IIA string theory was presented. Including atypical</text:p>
      <text:p text:style-name="Preformatted_20_Text">fluxes, conjectured via S-duality, in IIB one finds a gauged supergravity model that</text:p>
      <text:p text:style-name="Preformatted_20_Text">even allows the procedure to work without any non-perturbative contributions to the</text:p>
      <text:p text:style-name="Preformatted_20_Text">superpotential at all.</text:p>
      <text:p text:style-name="Preformatted_20_Text">The extension of the KKLT scenario to type IIA and the development of the mass</text:p>
      <text:p text:style-name="Preformatted_20_Text">production process are interesting extensions of the string model builders toolkit.</text:p>
      <text:p text:style-name="Preformatted_20_Text">The inclusion of unusual contributions in some of the models can serve as an incentive</text:p>
      <text:p text:style-name="Preformatted_20_Text">to investigate the origin of these contributions further, especially with the growing</text:p>
      <text:p text:style-name="Preformatted_20_Text">interest in semi-realistic models that aim to describe future precision cosmology</text:p>
      <text:p text:style-name="Preformatted_20_Text">experiments.</text:p>
      <text:p text:style-name="Preformatted_20_Text"><text:s text:c="42"/>105</text:p>
      <text:p text:style-name="Preformatted_20_Text">Chapter 4</text:p>
      <text:p text:style-name="Preformatted_20_Text">The de Sitter Swampland</text:p>
      <text:p text:style-name="Preformatted_20_Text">Conjecture</text:p>
      <text:p text:style-name="Preformatted_20_Text">Critical superstring theory lives naturally in 10 spacetime dimensions. In nature or</text:p>
      <text:p text:style-name="Preformatted_20_Text">experiments we do not observe these extra dimensions and thus, in an attempt to</text:p>
      <text:p text:style-name="Preformatted_20_Text">describe the world we observe using string theory, we compactify down to 4 extended</text:p>
      <text:p text:style-name="Preformatted_20_Text">dimensions and 6 compact ones. The argument then goes such that at low energies 6</text:p>
      <text:p text:style-name="Preformatted_20_Text">dimensions curl up and become so small that we cannot observe them. If we go back</text:p>
      <text:p text:style-name="Preformatted_20_Text">to higher energies the compact directions will extend and become relevant again.</text:p>
      <text:p text:style-name="Preformatted_20_Text">Thus, a string compactification is a low energy, effective theory that we usually</text:p>
      <text:p text:style-name="Preformatted_20_Text">describe in terms of supergravity.</text:p>
      <text:p text:style-name="Preformatted_20_Text">The process of starting from 10d string theory and compactifying down to a realistic</text:p>
      <text:p text:style-name="Preformatted_20_Text">model is difficult and not every step is fully understood as of now. Not only would</text:p>
      <text:p text:style-name="Preformatted_20_Text">we need to start from full string theory but we need to choose a suitable compact</text:p>
      <text:p text:style-name="Preformatted_20_Text">manifold, extended objects like branes, that might be part of the model and fluxes on</text:p>
      <text:p text:style-name="Preformatted_20_Text"><text:soft-page-break/>different cycles of these manifolds. This is incredibly difficult and thus we often build</text:p>
      <text:p text:style-name="Preformatted_20_Text">models directly in the low energy theory and argue that they should be obtainable</text:p>
      <text:p text:style-name="Preformatted_20_Text">from string theory. This is achieved by certain requirements that we either obtain</text:p>
      <text:p text:style-name="Preformatted_20_Text">from full string theory or that are intuitive. One example is the requirement that</text:p>
      <text:p text:style-name="Preformatted_20_Text">the string coupling is weak. Only then are we able to neglect string loop corrections</text:p>
      <text:p text:style-name="Preformatted_20_Text">which would require control over string theory itself. The list of typical requirements</text:p>
      <text:p text:style-name="Preformatted_20_Text">goes on, with things like flux quantization, tadpole cancellation, large internal volume</text:p>
      <text:p text:style-name="Preformatted_20_Text">and so on. The idea behind swampland considerations is to take inspiration from</text:p>
      <text:p text:style-name="Preformatted_20_Text">these conditions to attempt to restrict possible models. Sometimes, conclusions</text:p>
      <text:p text:style-name="Preformatted_20_Text">drawn from the swampland are said to hold in any theory of quantum gravity. For</text:p>
      <text:p text:style-name="Preformatted_20_Text"><text:s text:c="43"/>107</text:p>
      <text:p text:style-name="Preformatted_20_Text">some conjectures this is very reasonable. While for others the arguments are more</text:p>
      <text:p text:style-name="Preformatted_20_Text">suggestive. We will not go into the details of this discussion and will always assume</text:p>
      <text:p text:style-name="Preformatted_20_Text">the context of string theory.</text:p>
      <text:p text:style-name="Preformatted_20_Text">In particular, the swampland program is concerned with whether the UV completion,</text:p>
      <text:p text:style-name="Preformatted_20_Text">in a sense the inverse of a compactification, of a given model is possible or not. This</text:p>
      <text:p text:style-name="Preformatted_20_Text">can be viewed as depicted in figure 4.1. There is a large amount of low energy</text:p>
      <text:p text:style-name="Preformatted_20_Text">effective theories that can be seemingly consistent at low energies, however, only a</text:p>
      <text:p text:style-name="Preformatted_20_Text">subset, called the landscape, can be lifted to full quantum gravity. The rest of the</text:p>
      <text:p text:style-name="Preformatted_20_Text">theories lie within the swampland. For a good overview of the topic see the reviews</text:p>
      <text:p text:style-name="Preformatted_20_Text">[10–12]. In this thesis we will focus on the de Sitter swampland conjecture that will</text:p>
      <text:p text:style-name="Preformatted_20_Text">be discussed in the following section. Based on [2] we investigate the scaling limits</text:p>
      <text:p text:style-name="Preformatted_20_Text">of a certain class of type IIA compactifications for the possibility of finding stable de</text:p>
      <text:p text:style-name="Preformatted_20_Text">Sitter vacua. In section 4.3 we show how the original de Sitter swampland conjecture</text:p>
      <text:p text:style-name="Preformatted_20_Text">has a critical flaw [1] and in section 4.4 we present our own refined conjecture [3].</text:p>
      <text:p text:style-name="Preformatted_20_Text">Figure 4.1. Schematic picture of the relation between the swampland, the landscape and</text:p>
      <text:p text:style-name="Preformatted_20_Text">string theory. Full string theory or quantum gravity arises at or around the Planck scale.</text:p>
      <text:p text:style-name="Preformatted_20_Text"><text:s text:c="43"/>108</text:p>
      <text:p text:style-name="Preformatted_20_Text">4.1 <text:s text:c="4"/>de Sitter Space and the Swampland</text:p>
      <text:p text:style-name="Preformatted_20_Text">In order to describe the late time accelerated expansion of our universe it is necessary</text:p>
      <text:p text:style-name="Preformatted_20_Text">to have a positive vacuum energy. One way to describe such a situation is via a de</text:p>
      <text:p text:style-name="Preformatted_20_Text">Sitter vacuum. Models from string theory, that emulate such a situation, were studied</text:p>
      <text:p text:style-name="Preformatted_20_Text">in the previous chapter. Here, we consider that it might be futile to attempt to build</text:p>
      <text:p text:style-name="Preformatted_20_Text">such models. Previously, it was argued that there should be no obstruction to obtain</text:p>
      <text:p text:style-name="Preformatted_20_Text">dS space from string theory. One, very simple, motivation for this claim is that a</text:p>
      <text:p text:style-name="Preformatted_20_Text">rough estimate of the amount of possible, different models from string theory is given</text:p>
      <text:p text:style-name="Preformatted_20_Text">by the number of different Calabi-Yau manifolds, which can be estimated to be at</text:p>
      <text:p text:style-name="Preformatted_20_Text">the very least about 10500 [199]. Considering different setups, for example F-theory,</text:p>
      <text:p text:style-name="Preformatted_20_Text"><text:soft-page-break/>the exponent can be even larger, by many orders of magnitude. Such a enormous</text:p>
      <text:p text:style-name="Preformatted_20_Text">numbers suggest that there should be many possible theories and certainly some</text:p>
      <text:p text:style-name="Preformatted_20_Text">that allow for a de Sitter vacuum with a cosmological constant that matches what</text:p>
      <text:p text:style-name="Preformatted_20_Text">we observe. Following the anthropic principle [200], one would not be surprised if</text:p>
      <text:p text:style-name="Preformatted_20_Text">everything works out. Nevertheless, explicit constructions of de Sitter spaces remain</text:p>
      <text:p text:style-name="Preformatted_20_Text">very difficult and challenging in string theory setups. As a result, after a similar</text:p>
      <text:p text:style-name="Preformatted_20_Text">argument presented already in [41], the authors of [13] proposed a conjecture that</text:p>
      <text:p text:style-name="Preformatted_20_Text">effectively rules out de Sitter vacua. For any scalar potential V there should be a</text:p>
      <text:p text:style-name="Preformatted_20_Text">bound on its gradient of form</text:p>
      <text:p text:style-name="Preformatted_20_Text"><text:s text:c="46"/>c</text:p>
      <text:p text:style-name="Preformatted_20_Text"><text:s text:c="36"/>|∇V | ≥ <text:s text:c="5"/>V, <text:s text:c="30"/>(4.1.1)</text:p>
      <text:p text:style-name="Preformatted_20_Text"><text:s text:c="45"/>MP</text:p>
      <text:p text:style-name="Preformatted_20_Text">with some O(1) number c &gt; 0. Since for dS V &gt; 0 and at a (meta-)stable minium</text:p>
      <text:p text:style-name="Preformatted_20_Text">|∇V | = 0, we see that de Sitter vacua are not allowed. The original motivation for</text:p>
      <text:p text:style-name="Preformatted_20_Text">this conjecture were “classical” flux compactifications that do not rely on uplifting</text:p>
      <text:p text:style-name="Preformatted_20_Text">contributions from branes. In a sense these models are simpler than setups that</text:p>
      <text:p text:style-name="Preformatted_20_Text">produce de Sitter vacua via an anti-brane uplift. Later, in [40] an argument, based on</text:p>
      <text:p text:style-name="Preformatted_20_Text">the entropy in de Sitter space was given in order to further motivate the conjecture.</text:p>
      <text:p text:style-name="Preformatted_20_Text">The conjecture (4.1.1) immediately has some problems. First off, it also forbids</text:p>
      <text:p text:style-name="Preformatted_20_Text">unstable maxima with positive values for the potential. Such points, however, can</text:p>
      <text:p text:style-name="Preformatted_20_Text">be abundantly found, as we showed in [1]. We will review our findings in section 4.3.</text:p>
      <text:p text:style-name="Preformatted_20_Text">Another problem appears when considering a coupling of the effective theory to the</text:p>
      <text:p text:style-name="Preformatted_20_Text">Standard Model [45]. It was shown there that the bound is violated by 50 orders</text:p>
      <text:p text:style-name="Preformatted_20_Text">of magnitude when considering the Higgs potential as a scalar potential in string</text:p>
      <text:p text:style-name="Preformatted_20_Text">theory. While the number c is not very well defined and one might even consider</text:p>
      <text:p text:style-name="Preformatted_20_Text">values ranging from 0.01 to 100 as “O(1)”, this is certainly problematic. All of these</text:p>
      <text:p text:style-name="Preformatted_20_Text">findings lead to a refinement of the conjecture, presented in [40], which is of the</text:p>
      <text:p text:style-name="Preformatted_20_Text"><text:s text:c="42"/>109</text:p>
      <text:p text:style-name="Preformatted_20_Text">form:</text:p>
      <text:p text:style-name="Preformatted_20_Text"><text:s text:c="31"/>c <text:s text:c="30"/>c0</text:p>
      <text:p text:style-name="Preformatted_20_Text"><text:s text:c="21"/>|∇V | ≥ <text:s text:c="5"/>V <text:s text:c="3"/>or <text:s text:c="2"/>min(∇i ∇j V ) ≤ − <text:s text:c="4"/>V. <text:s text:c="13"/>(4.1.2)</text:p>
      <text:p text:style-name="Preformatted_20_Text"><text:s text:c="30"/>MP <text:s text:c="29"/>MP2</text:p>
      <text:p text:style-name="Preformatted_20_Text">Here, both c and c0 are order one numbers. Any scalar potential then needs to satisfy</text:p>
      <text:p text:style-name="Preformatted_20_Text">either the first or the second condition. This disallows stable minima but does allow</text:p>
      <text:p text:style-name="Preformatted_20_Text">maxima. For the coupling to the Standard Model sector we find that</text:p>
      <text:p text:style-name="Preformatted_20_Text"><text:s text:c="42"/>|∇V | <text:s text:c="3"/>10−55</text:p>
      <text:p text:style-name="Preformatted_20_Text"><text:s text:c="48"/>∼ <text:s text:c="8"/>,</text:p>
      <text:p text:style-name="Preformatted_20_Text"><text:s text:c="43"/>V <text:s text:c="7"/>MP</text:p>
      <text:p text:style-name="Preformatted_20_Text"><text:s text:c="82"/>(4.1.3)</text:p>
      <text:p text:style-name="Preformatted_20_Text"><text:s text:c="53"/>1035</text:p>
      <text:p text:style-name="Preformatted_20_Text"><text:s text:c="33"/>min(∇i ∇j V ) ∼ − 2 .</text:p>
      <text:p text:style-name="Preformatted_20_Text"><text:s text:c="53"/>MP</text:p>
      <text:p text:style-name="Preformatted_20_Text">We see that for the Higgs potential the second condition is satisfied. In [3] we</text:p>
      <text:p text:style-name="Preformatted_20_Text">presented an alternative refinement and were able constrain the appearing parameters</text:p>
      <text:p text:style-name="Preformatted_20_Text">using data points from [1]. These results will be presented in section 4.4. However,</text:p>
      <text:p text:style-name="Preformatted_20_Text"><text:soft-page-break/>before we come to these direct investigations of the swampland conjecture, we want</text:p>
      <text:p text:style-name="Preformatted_20_Text">to have a look at scaling limits of classical type IIA compactifications and the general</text:p>
      <text:p text:style-name="Preformatted_20_Text">possibility of finding a stable de Sitter solution in such setups.</text:p>
      <text:p text:style-name="Preformatted_20_Text">4.2 <text:s text:c="4"/>Scaling Limits of de Sitter Vacua</text:p>
      <text:p text:style-name="Preformatted_20_Text">In this section we review a peculiar feature of certain type IIA flux compactifications</text:p>
      <text:p text:style-name="Preformatted_20_Text">where a certain scaling limit exists that allows for controllable solutions of the low-</text:p>
      <text:p text:style-name="Preformatted_20_Text">energy effective theory. We investigate whether or not this limit does allow for</text:p>
      <text:p text:style-name="Preformatted_20_Text">consistent de Sitter solutions. This section is based on [2] and similar research was</text:p>
      <text:p text:style-name="Preformatted_20_Text">done in [201].</text:p>
      <text:p text:style-name="Preformatted_20_Text">4.2.1 <text:s text:c="3"/>Type II Flux Compactifications</text:p>
      <text:p text:style-name="Preformatted_20_Text">The specific setups we consider here are models that are compactifications of 10d</text:p>
      <text:p text:style-name="Preformatted_20_Text">type IIA supergravity on SU (3) structure manifolds including RR- and NSNS-fluxes,</text:p>
      <text:p text:style-name="Preformatted_20_Text">orientifold planes, D-branes and potentially KK-monopoles and NS5-branes. After</text:p>
      <text:p text:style-name="Preformatted_20_Text">compactification, one obtains a 4d, N = 1 supergravity model. A less studied</text:p>
      <text:p text:style-name="Preformatted_20_Text">alternative are type IIB models with O5/O7-planes [202–204]</text:p>
      <text:p text:style-name="Preformatted_20_Text">One subset of these compactifications are massive type IIA models based on flat</text:p>
      <text:p text:style-name="Preformatted_20_Text">Calabi-Yau 3-folds that include O6-planes, NSNS-flux H3 as well as RR-fluxes F0 ,</text:p>
      <text:p text:style-name="Preformatted_20_Text">F2 and F4 . The RR-fluxes are typically constrained by tadpole conditions but in the</text:p>
      <text:p text:style-name="Preformatted_20_Text">particular setup we are investigating the F4 -flux is unconstrained. The dimensional</text:p>
      <text:p text:style-name="Preformatted_20_Text">reduction of these theories was studied in [106] and generically lead to AdS vacua</text:p>
      <text:p text:style-name="Preformatted_20_Text">[42, 179, 205, 206] and in a limit of large F4 -flux a separation between the AdS and</text:p>
      <text:p text:style-name="Preformatted_20_Text"><text:s text:c="44"/>110</text:p>
      <text:p text:style-name="Preformatted_20_Text">KK-scale is obtained. In [207] a numerical investigation of the scalar potential was</text:p>
      <text:p text:style-name="Preformatted_20_Text">performed in an attempt to find regions with positive values for the potential and</text:p>
      <text:p text:style-name="Preformatted_20_Text">very small slow-roll parameter</text:p>
      <text:p text:style-name="Preformatted_20_Text"><text:s text:c="49"/>1 |∇V |2</text:p>
      <text:p text:style-name="Preformatted_20_Text"><text:s text:c="44"/>#= <text:s text:c="13"/>, <text:s text:c="23"/>(4.2.1)</text:p>
      <text:p text:style-name="Preformatted_20_Text"><text:s text:c="49"/>2 V2</text:p>
      <text:p text:style-name="Preformatted_20_Text">corresponding to a flat region. For the models considered in [42, 179, 206] no such</text:p>
      <text:p text:style-name="Preformatted_20_Text">regions were found. This is relevenat for our discussion here because the slow-roll</text:p>
      <text:p text:style-name="Preformatted_20_Text">parameter is related to the order one parameter of the initial de Sitter conjecture</text:p>
      <text:p text:style-name="Preformatted_20_Text">(4.1.1) in the following way:</text:p>
      <text:p text:style-name="Preformatted_20_Text"><text:s text:c="52"/>c2</text:p>
      <text:p text:style-name="Preformatted_20_Text"><text:s text:c="48"/>#= . <text:s text:c="32"/>(4.2.2)</text:p>
      <text:p text:style-name="Preformatted_20_Text"><text:s text:c="53"/>2</text:p>
      <text:p text:style-name="Preformatted_20_Text">In fact it is possible to show the lack of these regions in an analytical way [208]. For</text:p>
      <text:p text:style-name="Preformatted_20_Text">this we first define:</text:p>
      <text:p text:style-name="Preformatted_20_Text"><text:s text:c="46"/>as the volume modulus and</text:p>
      <text:p text:style-name="Preformatted_20_Text"><text:s text:c="38"/>1</text:p>
      <text:p text:style-name="Preformatted_20_Text"><text:s text:c="26"/>ρ = (vol6 ) 3</text:p>
      <text:p text:style-name="Preformatted_20_Text"><text:s text:c="85"/>(4.2.3)</text:p>
      <text:p text:style-name="Preformatted_20_Text"><text:s text:c="46"/>as the dilaton.</text:p>
      <text:p text:style-name="Preformatted_20_Text"><text:s text:c="35"/>p</text:p>
      <text:p text:style-name="Preformatted_20_Text"><text:s text:c="25"/>τ = e−φ vol6</text:p>
      <text:p text:style-name="Preformatted_20_Text">With this we can schematically write the scalar potential of these models as:</text:p>
      <text:p text:style-name="Preformatted_20_Text"><text:s text:c="42"/>AH <text:s text:c="17"/>Ap <text:s text:c="6"/>AO6</text:p>
      <text:p text:style-name="Preformatted_20_Text"><text:s text:c="85"/><text:soft-page-break/>(4.2.4)</text:p>
      <text:p text:style-name="Preformatted_20_Text"><text:s text:c="51"/>X</text:p>
      <text:p text:style-name="Preformatted_20_Text"><text:s text:c="28"/>V (ρ, τ ) = <text:s text:c="2"/>3 2</text:p>
      <text:p text:style-name="Preformatted_20_Text"><text:s text:c="47"/>+ <text:s text:c="12"/>p−3 <text:s/>4</text:p>
      <text:p text:style-name="Preformatted_20_Text"><text:s text:c="68"/>− 3 ,</text:p>
      <text:p text:style-name="Preformatted_20_Text"><text:s text:c="41"/>ρτ <text:s text:c="5"/>p=0,2,4,5</text:p>
      <text:p text:style-name="Preformatted_20_Text"><text:s text:c="59"/>ρ τ <text:s text:c="9"/>τ</text:p>
      <text:p text:style-name="Preformatted_20_Text">with the A’s being positive functions of the flux quanta and possibly other moduli</text:p>
      <text:p text:style-name="Preformatted_20_Text">than ρ and τ . From this one can obtain the following condition:</text:p>
      <text:p text:style-name="Preformatted_20_Text"><text:s text:c="29"/>∂V <text:s text:c="8"/>∂V <text:s text:c="25"/>Ap</text:p>
      <text:p text:style-name="Preformatted_20_Text"><text:s text:c="85"/>(4.2.5)</text:p>
      <text:p text:style-name="Preformatted_20_Text"><text:s text:c="57"/>X</text:p>
      <text:p text:style-name="Preformatted_20_Text"><text:s text:c="25"/>−ρ <text:s text:c="6"/>− 3τ <text:s text:c="5"/>= 9V + <text:s text:c="23"/>≥ 9V .</text:p>
      <text:p text:style-name="Preformatted_20_Text"><text:s text:c="30"/>∂ρ <text:s text:c="8"/>∂τ <text:s text:c="11"/>p=0,2,4,5</text:p>
      <text:p text:style-name="Preformatted_20_Text"><text:s text:c="65"/>ρ τ4</text:p>
      <text:p text:style-name="Preformatted_20_Text"><text:s text:c="66"/>p−3</text:p>
      <text:p text:style-name="Preformatted_20_Text">This immediately forbids de Sitter critical points since for their existence the deriva-</text:p>
      <text:p text:style-name="Preformatted_20_Text">tives would vanish while the scalar potential is necessarily positive. For the models</text:p>
      <text:p text:style-name="Preformatted_20_Text">investigated in [208] it is possible to find an explicit bound for the slow roll parameter,</text:p>
      <text:p text:style-name="Preformatted_20_Text">and thus also c, as:</text:p>
      <text:p text:style-name="Preformatted_20_Text"><text:s text:c="44"/>27</text:p>
      <text:p text:style-name="Preformatted_20_Text"><text:s text:c="40"/>#≥ <text:s text:c="8"/>⇒ c &amp; 2. <text:s text:c="25"/>(4.2.6)</text:p>
      <text:p text:style-name="Preformatted_20_Text"><text:s text:c="44"/>13</text:p>
      <text:p text:style-name="Preformatted_20_Text">It is then natural to investigate broader classes of models that either relax some con-</text:p>
      <text:p text:style-name="Preformatted_20_Text">straints or include more ingredients [43, 44, 209–218]. In order to avoid the above no-</text:p>
      <text:p text:style-name="Preformatted_20_Text">go theorem and similar ones presented, for example, in [44, 210–212, 215, 219–222]1 ,</text:p>
      <text:p text:style-name="Preformatted_20_Text">the most straight forward, and also promising, generalization is to go towards non-flat</text:p>
      <text:p text:style-name="Preformatted_20_Text">manifolds. With the natural choice being SU (3) structure manifolds. Furthermore,</text:p>
      <text:p text:style-name="Preformatted_20_Text"><text:s text:c="3"/>1</text:p>
      <text:p text:style-name="Preformatted_20_Text"><text:s text:c="5"/>All of these satisfy the dS swampland conjecture with c &amp; O(1).</text:p>
      <text:p text:style-name="Preformatted_20_Text"><text:s text:c="49"/>111</text:p>
      <text:p text:style-name="Preformatted_20_Text">it is also possible to study type IIB models that can potentially evade all no-go</text:p>
      <text:p text:style-name="Preformatted_20_Text">theorems. The simplest example that can work is similar to the above Calabi-Yau</text:p>
      <text:p text:style-name="Preformatted_20_Text">case but now on an SU (3) structure manifold with curvature. Additionally, we also</text:p>
      <text:p text:style-name="Preformatted_20_Text">allow for more general sources and let AO6 → Asources . The scalar potential then</text:p>
      <text:p text:style-name="Preformatted_20_Text">becomes:</text:p>
      <text:p text:style-name="Preformatted_20_Text"><text:s text:c="33"/>AH <text:s text:c="19"/>Ap <text:s text:c="9"/>Asource AR6</text:p>
      <text:p text:style-name="Preformatted_20_Text"><text:s text:c="91"/>(4.2.7)</text:p>
      <text:p text:style-name="Preformatted_20_Text"><text:s text:c="44"/>X</text:p>
      <text:p text:style-name="Preformatted_20_Text"><text:s text:c="18"/>V (ρ, τ ) = 3 2 + <text:s text:c="18"/>p−3 <text:s text:c="3"/>4</text:p>
      <text:p text:style-name="Preformatted_20_Text"><text:s text:c="64"/>− <text:s text:c="6"/>3</text:p>
      <text:p text:style-name="Preformatted_20_Text"><text:s text:c="78"/>+ <text:s text:c="6"/>,</text:p>
      <text:p text:style-name="Preformatted_20_Text"><text:s text:c="32"/>ρτ <text:s text:c="6"/>p=0,2,4,5</text:p>
      <text:p text:style-name="Preformatted_20_Text"><text:s text:c="52"/>ρ <text:s text:c="5"/>τ <text:s text:c="9"/>τ <text:s text:c="9"/>ρτ</text:p>
      <text:p text:style-name="Preformatted_20_Text">where we have AR6 &gt; 0 for spaces with negative curvature. Asources is composed of</text:p>
      <text:p text:style-name="Preformatted_20_Text">the contributions from O6-planes and (anti-) D6-branes and behaves like:</text:p>
      <text:p text:style-name="Preformatted_20_Text"><text:s text:c="31"/>Asourecs ∼ 2NO6 − ND6 − ND6 . <text:s text:c="30"/>(4.2.8)</text:p>
      <text:p text:style-name="Preformatted_20_Text"><text:soft-page-break/>It turns out that for the non-flat case no simple no-go theorem in the spirit of (4.2.5)</text:p>
      <text:p text:style-name="Preformatted_20_Text">exists. We would, however, like to stress that this does not mean that de Sitter</text:p>
      <text:p text:style-name="Preformatted_20_Text">extrema exist [13] and, under certain conditions, there are still no-go theorems as we</text:p>
      <text:p text:style-name="Preformatted_20_Text">will review in the following. Even if no no-go theorem is known, other reasons for</text:p>
      <text:p text:style-name="Preformatted_20_Text">the lack of dS points can certainly be present.</text:p>
      <text:p text:style-name="Preformatted_20_Text">4.2.2 <text:s text:c="3"/>Maldacena-Nuñez like No-Go Theorem</text:p>
      <text:p text:style-name="Preformatted_20_Text">A well-known theorem by Maldacena-Nuñez [223] states that there are no de Sitter</text:p>
      <text:p text:style-name="Preformatted_20_Text">vacua in the absence of O6-planes. Here, we replicate this result for our model based</text:p>
      <text:p text:style-name="Preformatted_20_Text">on (4.2.7). First off, in our case we generalize to Asources ∼ 2NO6 − ND6 − ND6 &lt; 0 as</text:p>
      <text:p text:style-name="Preformatted_20_Text">this is the more general form of NO6 = 0 here. In order to arrive at a no-go theorem</text:p>
      <text:p text:style-name="Preformatted_20_Text">we calculate:</text:p>
      <text:p text:style-name="Preformatted_20_Text"><text:s text:c="27"/>AH <text:s text:c="21"/>AFp <text:s text:c="11"/>|Asources | <text:s text:c="5"/>AR6</text:p>
      <text:p text:style-name="Preformatted_20_Text"><text:s text:c="91"/>(4.2.9)</text:p>
      <text:p text:style-name="Preformatted_20_Text"><text:s text:c="41"/>X</text:p>
      <text:p text:style-name="Preformatted_20_Text"><text:s text:c="10"/>0 = ∂τ V = −2 <text:s text:c="9"/>− <text:s/>4 <text:s text:c="21"/>− <text:s text:c="3"/>3 <text:s text:c="12"/>− <text:s/>2 <text:s text:c="5"/>,</text:p>
      <text:p text:style-name="Preformatted_20_Text"><text:s text:c="26"/>ρ3 τ 3 <text:s text:c="6"/>p=0,2,4,6</text:p>
      <text:p text:style-name="Preformatted_20_Text"><text:s text:c="49"/>ρ p−3 τ 5 <text:s text:c="10"/>τ 4 <text:s text:c="10"/>ρτ 3</text:p>
      <text:p text:style-name="Preformatted_20_Text">at an extremum. In the case of manifolds with negative curvature (AR6 ∝ −R6 &gt; 0)</text:p>
      <text:p text:style-name="Preformatted_20_Text">there exists no solution to the above equation since all terms are negative definite.</text:p>
      <text:p text:style-name="Preformatted_20_Text">If the manifold is positively curved we can solve the equation above and find</text:p>
      <text:p text:style-name="Preformatted_20_Text"><text:s text:c="20"/>AR6 <text:s text:c="9"/>AH <text:s text:c="22"/>AFp <text:s text:c="8"/>3 |Asources |</text:p>
      <text:p text:style-name="Preformatted_20_Text"><text:s text:c="90"/>(4.2.10)</text:p>
      <text:p text:style-name="Preformatted_20_Text"><text:s text:c="47"/>X</text:p>
      <text:p text:style-name="Preformatted_20_Text"><text:s text:c="24"/>2</text:p>
      <text:p text:style-name="Preformatted_20_Text"><text:s text:c="26"/>= <text:s/>− <text:s text:c="3"/>3 <text:s/>2</text:p>
      <text:p text:style-name="Preformatted_20_Text"><text:s text:c="40"/>− 2 <text:s text:c="13"/>p−3 <text:s text:c="4"/>4</text:p>
      <text:p text:style-name="Preformatted_20_Text"><text:s text:c="67"/>− <text:s text:c="10"/>3</text:p>
      <text:p text:style-name="Preformatted_20_Text"><text:s text:c="84"/>,</text:p>
      <text:p text:style-name="Preformatted_20_Text"><text:s text:c="21"/>ρτ <text:s text:c="9"/>ρτ <text:s text:c="9"/>p=0,2,4,6</text:p>
      <text:p text:style-name="Preformatted_20_Text"><text:s text:c="55"/>ρ <text:s text:c="6"/>τ <text:s text:c="5"/>2 <text:s text:c="5"/>τ</text:p>
      <text:p text:style-name="Preformatted_20_Text">where we not only rearranged the terms but also multiplied the whole expression</text:p>
      <text:p text:style-name="Preformatted_20_Text">with τ . This expression can be plugged back into the scalar potential (4.2.7) which</text:p>
      <text:p text:style-name="Preformatted_20_Text"><text:s text:c="49"/>112</text:p>
      <text:p text:style-name="Preformatted_20_Text">yields that:</text:p>
      <text:p text:style-name="Preformatted_20_Text"><text:s text:c="48"/>AFp <text:s text:c="6"/>1 |Asources |</text:p>
      <text:p text:style-name="Preformatted_20_Text"><text:s text:c="80"/>(4.2.11)</text:p>
      <text:p text:style-name="Preformatted_20_Text"><text:s text:c="39"/>X</text:p>
      <text:p text:style-name="Preformatted_20_Text"><text:s text:c="27"/>V =− <text:s text:c="23"/>− <text:s text:c="15"/>&lt; 0.</text:p>
      <text:p text:style-name="Preformatted_20_Text"><text:s text:c="37"/>p=0,2,4,6</text:p>
      <text:p text:style-name="Preformatted_20_Text"><text:s text:c="47"/>ρ τ4</text:p>
      <text:p text:style-name="Preformatted_20_Text"><text:s text:c="48"/>p−3 <text:s text:c="6"/>2 <text:s text:c="5"/>τ3</text:p>
      <text:p text:style-name="Preformatted_20_Text">We thus find that if the amount of D6-branes plus the number of anti-D6-branes</text:p>
      <text:p text:style-name="Preformatted_20_Text">exceeds twice the amount of O6-planes we cannot obtain a de Sitter solution. While</text:p>
      <text:p text:style-name="Preformatted_20_Text">we can, in principle, add (anti-) D6-branes as much as we want the same does not</text:p>
      <text:p text:style-name="Preformatted_20_Text">hold for O6-planes. Their number is given by the number of fixed points under the</text:p>
      <text:p text:style-name="Preformatted_20_Text"><text:soft-page-break/>orientifold projection which is a fixed property of the internal manifold.</text:p>
      <text:p text:style-name="Preformatted_20_Text">4.2.3 <text:s text:c="3"/>The large F4 -Flux Limit for Anti-de Sitter</text:p>
      <text:p text:style-name="Preformatted_20_Text">The type IIA AdS solutions originally found in [42] have the peculiar feature that</text:p>
      <text:p text:style-name="Preformatted_20_Text">the F4 flux is not constrained by tadpole conditions and can become arbitrarily</text:p>
      <text:p text:style-name="Preformatted_20_Text">large. The authors were able to use this feature in order to obtain well-controlled,</text:p>
      <text:p text:style-name="Preformatted_20_Text">supersymmetric AdS solutions with scale separation, meaning that they have large</text:p>
      <text:p text:style-name="Preformatted_20_Text">internal volume and parametrically weak string coupling, see also [117, 141, 224–227]</text:p>
      <text:p text:style-name="Preformatted_20_Text">for more considerations about scale separation in string model constructions. In</text:p>
      <text:p text:style-name="Preformatted_20_Text">terms of the scaling behavior of F4 , which we are going to call f4 2 , the volume and</text:p>
      <text:p text:style-name="Preformatted_20_Text">string coupling respectively behave like:</text:p>
      <text:p text:style-name="Preformatted_20_Text"><text:s text:c="58"/>3</text:p>
      <text:p text:style-name="Preformatted_20_Text"><text:s text:c="45"/>vol6 ∝ (f4 ) 2 ,</text:p>
      <text:p text:style-name="Preformatted_20_Text"><text:s text:c="58"/>3 <text:s text:c="20"/>(4.2.12)</text:p>
      <text:p text:style-name="Preformatted_20_Text"><text:s text:c="46"/>e−φ ∝ (f4 ) 4 .</text:p>
      <text:p text:style-name="Preformatted_20_Text">Additionally, the 4d Hubble constant is parametrically smaller than the KK-scale</text:p>
      <text:p text:style-name="Preformatted_20_Text">1/R as H · R ∝ (f4 )−1/2 . This means that the models are truly four dimensional.</text:p>
      <text:p text:style-name="Preformatted_20_Text">We now attempt to use the scaling freedom of such models in order to circumvent or</text:p>
      <text:p text:style-name="Preformatted_20_Text">at least improve on the dS no-go theorems using our scalar potential (4.2.7). First,</text:p>
      <text:p text:style-name="Preformatted_20_Text">let us start again with flat internal spaces, in particular Calabi-Yau manifolds. We</text:p>
      <text:p text:style-name="Preformatted_20_Text">then have R6 = 0 ⇒ AR6 = 0 and if we take</text:p>
      <text:p text:style-name="Preformatted_20_Text"><text:s text:c="35"/>AF4 = aF4 (f4 )2 ,</text:p>
      <text:p text:style-name="Preformatted_20_Text"><text:s text:c="80"/>(4.2.13)</text:p>
      <text:p text:style-name="Preformatted_20_Text"><text:s text:c="52"/>1 <text:s text:c="10"/>1</text:p>
      <text:p text:style-name="Preformatted_20_Text"><text:s text:c="40"/>ρ = (vol6 ) 3 = ρ̃(f4 ) 2 ,</text:p>
      <text:p text:style-name="Preformatted_20_Text"><text:s text:c="49"/>p <text:s text:c="17"/>3</text:p>
      <text:p text:style-name="Preformatted_20_Text"><text:s text:c="39"/>τ = e−φ vol6 = τ̃ (f4 ) 2 ,</text:p>
      <text:p text:style-name="Preformatted_20_Text"><text:s text:c="3"/>2</text:p>
      <text:p text:style-name="Preformatted_20_Text"><text:s text:c="5"/>The F4 flux is given as aF4 (f4 )2 with aF4 an order one parameter.</text:p>
      <text:p text:style-name="Preformatted_20_Text"><text:s text:c="50"/>113</text:p>
      <text:p text:style-name="Preformatted_20_Text">we can write the scalar potential in the following way by making all scalings with F4</text:p>
      <text:p text:style-name="Preformatted_20_Text">explicit:</text:p>
      <text:p text:style-name="Preformatted_20_Text"><text:s text:c="17"/># <text:s text:c="40"/>#</text:p>
      <text:p text:style-name="Preformatted_20_Text"><text:s text:c="11"/>1 <text:s text:c="9"/>AH <text:s text:c="9"/>AF0 <text:s text:c="3"/>aF4 <text:s text:c="5"/>Asources <text:s text:c="8"/>1 <text:s text:c="5"/>AF2 <text:s text:c="8"/>1 AF6</text:p>
      <text:p text:style-name="Preformatted_20_Text"><text:s text:c="2"/>V = <text:s text:c="9"/>9 <text:s text:c="6"/>3 <text:s text:c="2"/>2</text:p>
      <text:p text:style-name="Preformatted_20_Text"><text:s text:c="29"/>+ −3 4 + 4 − <text:s text:c="13"/>3</text:p>
      <text:p text:style-name="Preformatted_20_Text"><text:s text:c="61"/>+ <text:s text:c="7"/>11 <text:s/>−1 <text:s/>4</text:p>
      <text:p text:style-name="Preformatted_20_Text"><text:s text:c="80"/>+ <text:s text:c="6"/>15 <text:s text:c="9"/>. (4.2.14)</text:p>
      <text:p text:style-name="Preformatted_20_Text"><text:s text:c="8"/>(f4 ) 2 <text:s text:c="5"/>ρ̃ τ̃ <text:s text:c="5"/>ρ̃ τ̃ <text:s text:c="3"/>ρ̃τ̃ <text:s text:c="6"/>τ̃ <text:s text:c="8"/>(f4 ) 2 ρ̃ τ̃ <text:s text:c="6"/>(f4 ) 2 ρ̃3 τ̃ 4</text:p>
      <text:p text:style-name="Preformatted_20_Text">It is evident that the terms involving the 2- and 6-flux become irrelevant unless they</text:p>
      <text:p text:style-name="Preformatted_20_Text">are allowed to scale as well. Note that the H, F0 and F2 flux are constrained by the</text:p>
      <text:p text:style-name="Preformatted_20_Text">tadpole condition dF2 +F0 H = NO6 and thus cannot be arbitrarily large. Fortunately,</text:p>
      <text:p text:style-name="Preformatted_20_Text">F2 and F6 are not crucial for moduli stabilization [42] as they only affect the values</text:p>
      <text:p text:style-name="Preformatted_20_Text">of the axions B2 and C3 at their minimum. This limit also allows for an order one</text:p>
      <text:p text:style-name="Preformatted_20_Text">number of O6-planes with small H- and F0 -flux as these three are related via the</text:p>
      <text:p text:style-name="Preformatted_20_Text"><text:soft-page-break/>tadpole condition:</text:p>
      <text:p text:style-name="Preformatted_20_Text"><text:s text:c="2"/>√ Z <text:s text:c="32"/>√ Z</text:p>
      <text:p text:style-name="Preformatted_20_Text"><text:s text:c="4"/>2 <text:s text:c="6"/>d (dC1 + F0 B) = 2 <text:s text:c="16"/>F0 H = (−2NO6 + ND6 + ND6 )|wrapping ΣK , (4.2.15)</text:p>
      <text:p text:style-name="Preformatted_20_Text"><text:s text:c="8"/>ΣK <text:s text:c="31"/>ΣK</text:p>
      <text:p text:style-name="Preformatted_20_Text">which holds for all 3-cycles ΣK in integer 3-homology. The conclusion thus being</text:p>
      <text:p text:style-name="Preformatted_20_Text">that even for a small amount of O6-planes one can obtain an arbitrarily well con-</text:p>
      <text:p text:style-name="Preformatted_20_Text">trolled, supersymmetric AdS point. Such AdS solutions have dual CFT3 theories</text:p>
      <text:p text:style-name="Preformatted_20_Text">with interesting features, some of which have been studied in [228].</text:p>
      <text:p text:style-name="Preformatted_20_Text">If one moves away from flat CY-manifolds to internal spaces with non-vanishing cur-</text:p>
      <text:p text:style-name="Preformatted_20_Text">vature, the large F4 -flux limit becomes obstructed. This is because the curvature</text:p>
      <text:p text:style-name="Preformatted_20_Text">term is dominant in this limit:</text:p>
      <text:p text:style-name="Preformatted_20_Text"><text:s text:c="34"/># <text:s text:c="37"/>#</text:p>
      <text:p text:style-name="Preformatted_20_Text"><text:s text:c="9"/>1 AR6 <text:s text:c="14"/>1 <text:s text:c="5"/>AH <text:s text:c="7"/>AF0 <text:s text:c="5"/>aF4 <text:s text:c="3"/>Asources <text:s text:c="9"/>1 <text:s text:c="5"/>AF2 <text:s text:c="10"/>1 AF6</text:p>
      <text:p text:style-name="Preformatted_20_Text">V = <text:s text:c="9"/>7 <text:s text:c="7"/>+ <text:s text:c="7"/>9 <text:s text:c="7"/>+ <text:s text:c="9"/>+ <text:s text:c="6"/>− <text:s text:c="13"/>+ <text:s text:c="6"/>11 <text:s text:c="9"/>+ <text:s text:c="7"/>15 <text:s text:c="6"/>.</text:p>
      <text:p text:style-name="Preformatted_20_Text"><text:s text:c="7"/>(f4 ) 2 ρ̃τ̃ 2 (f4 ) 2 ρ̃3 τ̃ 2 ρ̃−3 τ̃ 4 ρ̃τ̃ 4 <text:s text:c="9"/>τ̃ 3 <text:s text:c="7"/>(f4 ) 2 ρ̃−1 τ̃ 4 (f4 ) 2 ρ̃3 τ̃ 4</text:p>
      <text:p text:style-name="Preformatted_20_Text"><text:s text:c="102"/>(4.2.16)</text:p>
      <text:p text:style-name="Preformatted_20_Text">With such a potential it is not possible to achieve moduli stabilization at very large</text:p>
      <text:p text:style-name="Preformatted_20_Text">F4 and hence no vacua can exist.</text:p>
      <text:p text:style-name="Preformatted_20_Text">A particular concern that arises after considering the non-flat case is that even in</text:p>
      <text:p text:style-name="Preformatted_20_Text">Calabi-Yau compactifications the localization of the O6-planes might introduce an</text:p>
      <text:p text:style-name="Preformatted_20_Text">effective curvature via backreaction. In such a scenario, however, one first needs to</text:p>
      <text:p text:style-name="Preformatted_20_Text">identify the correct moduli as they will change as well due to the backreaction. Then</text:p>
      <text:p text:style-name="Preformatted_20_Text">it is necessary to fully understand the new, warped, effective field theory. Generically,</text:p>
      <text:p text:style-name="Preformatted_20_Text">it is expected that the effects of the O-plane backreaction should be negligible for</text:p>
      <text:p text:style-name="Preformatted_20_Text">weak coupling and large volume and thus the parametrically controlled AdS vacua</text:p>
      <text:p text:style-name="Preformatted_20_Text">we investigated here should be safe [225, 229–231].</text:p>
      <text:p text:style-name="Preformatted_20_Text"><text:s text:c="53"/>114</text:p>
      <text:p text:style-name="Preformatted_20_Text">4.2.4 <text:s text:c="3"/>The large F4 -Flux Limit in de Sitter</text:p>
      <text:p text:style-name="Preformatted_20_Text">We would now like to study wether or not the the models we investigated in the last</text:p>
      <text:p text:style-name="Preformatted_20_Text">subsection for the case of AdS allow, in principle, de Sitter points. Numerous no-go</text:p>
      <text:p text:style-name="Preformatted_20_Text">theorems against dS solutions with vanishing mass parameter (AF0 = 0) or positive</text:p>
      <text:p text:style-name="Preformatted_20_Text">internal curvature (AR6 ≤ 0) exist [44, 220, 232] but in general nothing forbids such</text:p>
      <text:p text:style-name="Preformatted_20_Text">points.</text:p>
      <text:p text:style-name="Preformatted_20_Text">The case with vanishing mass parameter would be interesting because then one can</text:p>
      <text:p text:style-name="Preformatted_20_Text">lift the solutions to M-theory. Looking at our simplified scalar potential (4.2.7) with</text:p>
      <text:p text:style-name="Preformatted_20_Text">AF0 = 0 we find:</text:p>
      <text:p text:style-name="Preformatted_20_Text"><text:s text:c="27"/>AH <text:s text:c="25"/>AFp <text:s text:c="8"/>Asources <text:s text:c="5"/>AR6</text:p>
      <text:p text:style-name="Preformatted_20_Text"><text:s text:c="88"/>≥ 3V , (4.2.17)</text:p>
      <text:p text:style-name="Preformatted_20_Text"><text:s text:c="36"/>X</text:p>
      <text:p text:style-name="Preformatted_20_Text"><text:s text:c="3"/>(−ρ∂ρ − τ ∂τ ) V = 5 <text:s text:c="9"/>+ <text:s text:c="7"/>(p <text:s/>+ <text:s/>1) <text:s text:c="10"/>− <text:s/>3 <text:s text:c="9"/>+ <text:s/>3</text:p>
      <text:p text:style-name="Preformatted_20_Text"><text:s text:c="26"/>ρ3 τ 2 p=2,4,6 <text:s text:c="13"/>ρp−3 τ <text:s text:c="8"/>τ3 <text:s text:c="9"/>ρτ 2</text:p>
      <text:p text:style-name="Preformatted_20_Text">so that again a stable de Sitter point cannot exist as for this V &gt; 0 and ∂τ V = ∂ρ <text:soft-page-break/>V =</text:p>
      <text:p text:style-name="Preformatted_20_Text">0 would be required. One can go further by using the above condition to calculate</text:p>
      <text:p text:style-name="Preformatted_20_Text">a bound on the first slow-roll parameter. For this purpose, we need to identify the</text:p>
      <text:p text:style-name="Preformatted_20_Text">kinetic terms of ρ and τ which are obtained from the dimensionally reduced and</text:p>
      <text:p text:style-name="Preformatted_20_Text">properly normalized Lagrangian [208]:</text:p>
      <text:p text:style-name="Preformatted_20_Text"><text:s text:c="33"/>1 <text:s text:c="5"/>3 ∂μ ρ∂ μ ρ ∂μ τ ∂ μ τ</text:p>
      <text:p text:style-name="Preformatted_20_Text"><text:s text:c="27"/>L= R− <text:s text:c="22"/>− <text:s text:c="12"/>+ ...</text:p>
      <text:p text:style-name="Preformatted_20_Text"><text:s text:c="33"/>2 <text:s text:c="5"/>4 ρ2 <text:s text:c="17"/>τ2 <text:s text:c="30"/>(4.2.18)</text:p>
      <text:p text:style-name="Preformatted_20_Text"><text:s text:c="33"/>1 <text:s text:c="5"/>1 <text:s text:c="16"/>1</text:p>
      <text:p text:style-name="Preformatted_20_Text"><text:s text:c="30"/>= R− <text:s text:c="8"/>∂μ ρ̂∂ μ ρ̂ − ∂μτ̂ ∂ μ τ̂ + . . . .</text:p>
      <text:p text:style-name="Preformatted_20_Text"><text:s text:c="33"/>2 <text:s text:c="5"/>2 <text:s text:c="16"/>2</text:p>
      <text:p text:style-name="Preformatted_20_Text">The . . . here stand for all other potential fields appearing in the action. Using this</text:p>
      <text:p text:style-name="Preformatted_20_Text">expression we find the first slow-roll parameter to be:</text:p>
      <text:p text:style-name="Preformatted_20_Text"><text:s text:c="62"/>#2 <text:s text:c="16"/>#2</text:p>
      <text:p text:style-name="Preformatted_20_Text"><text:s text:c="15"/>1 (∂ρ̂ V)2 + (∂τ̂ V)2 + . . .</text:p>
      <text:p text:style-name="Preformatted_20_Text"><text:s text:c="52"/># <text:s text:c="17"/>#</text:p>
      <text:p text:style-name="Preformatted_20_Text"><text:s text:c="49"/>1 <text:s text:c="4"/>ρ∂ρ V <text:s text:c="8"/>1 <text:s text:c="3"/>τ ∂τ V</text:p>
      <text:p text:style-name="Preformatted_20_Text"><text:s text:c="10"/>#= <text:s text:c="18"/>2</text:p>
      <text:p text:style-name="Preformatted_20_Text"><text:s text:c="45"/>≥ <text:s text:c="20"/>+ <text:s text:c="17"/>. <text:s text:c="7"/>(4.2.19)</text:p>
      <text:p text:style-name="Preformatted_20_Text"><text:s text:c="15"/>2 <text:s text:c="11"/>V <text:s text:c="19"/>3 <text:s text:c="6"/>V <text:s text:c="10"/>4 <text:s text:c="5"/>V</text:p>
      <text:p text:style-name="Preformatted_20_Text">Together with the condition we obtained for the case with AF0 = 0 (4.2.17) this</text:p>
      <text:p text:style-name="Preformatted_20_Text">yields a bound on #:</text:p>
      <text:p text:style-name="Preformatted_20_Text"><text:s text:c="33"/># <text:s text:c="13"/>#2 <text:s text:c="9"/># <text:s text:c="7"/>#2</text:p>
      <text:p text:style-name="Preformatted_20_Text"><text:s text:c="31"/>1 <text:s text:c="6"/>τ ∂τ V <text:s text:c="11"/>1 τ ∂τ V <text:s text:c="11"/>9</text:p>
      <text:p text:style-name="Preformatted_20_Text"><text:s text:c="26"/>#≥ <text:s text:c="6"/>3+ <text:s text:c="16"/>+ <text:s text:c="17"/>≥ , <text:s text:c="18"/>(4.2.20)</text:p>
      <text:p text:style-name="Preformatted_20_Text"><text:s text:c="31"/>3 <text:s text:c="10"/>V <text:s text:c="12"/>4 <text:s text:c="5"/>V <text:s text:c="11"/>7</text:p>
      <text:p text:style-name="Preformatted_20_Text">where the numeric value can be obtained by minimizing the expression with respect</text:p>
      <text:p text:style-name="Preformatted_20_Text">to τ · ∂τ V /V .</text:p>
      <text:p text:style-name="Preformatted_20_Text">A similar no-go arises if we require AR6 ≤ 0. Then one obtains:</text:p>
      <text:p text:style-name="Preformatted_20_Text"><text:s text:c="36"/>(−ρ∂ρ − 3τ ∂τ ) V ≥ 9V , <text:s text:c="34"/>(4.2.21)</text:p>
      <text:p text:style-name="Preformatted_20_Text"><text:s text:c="49"/>115</text:p>
      <text:p text:style-name="Preformatted_20_Text">which leads to a numerical bound on the slow-roll parameter: # ≥ 27/13 [208].</text:p>
      <text:p text:style-name="Preformatted_20_Text">We conclude that setups with vanishing mass parameter and/or negative internal</text:p>
      <text:p text:style-name="Preformatted_20_Text">curvature can never lead to stable de Sitter solutions.</text:p>
      <text:p text:style-name="Preformatted_20_Text">While the large F4 limit of the previous section is obstructed when we have non-</text:p>
      <text:p text:style-name="Preformatted_20_Text">zero curvature, there might still be other limits in the same vein that do allow for</text:p>
      <text:p text:style-name="Preformatted_20_Text">a controlled region with ρ, τ # 1. The hope is then that such a solution would be</text:p>
      <text:p text:style-name="Preformatted_20_Text">likewise under good control. Thus far, we have seen that we require the following</text:p>
      <text:p text:style-name="Preformatted_20_Text">conditions:</text:p>
      <text:p text:style-name="Preformatted_20_Text"><text:s text:c="39"/>Asources &gt; 0 ,</text:p>
      <text:p text:style-name="Preformatted_20_Text"><text:s text:c="42"/>AF0 6= 0 , <text:s text:c="26"/>(4.2.22)</text:p>
      <text:p text:style-name="Preformatted_20_Text"><text:s text:c="42"/>AR6 &gt; 0 .</text:p>
      <text:p text:style-name="Preformatted_20_Text">We now let the moduli scale in the following way:</text:p>
      <text:p text:style-name="Preformatted_20_Text"><text:s text:c="32"/>ρ ∝ λ cρ <text:s text:c="2"/>and τ ∝ λcτ , <text:s text:c="22"/>(4.2.23)</text:p>
      <text:p text:style-name="Preformatted_20_Text">such that λ → ∞ corresponds to a limit with large volume and small coupling. If we</text:p>
      <text:p text:style-name="Preformatted_20_Text">were to keep Asource , AF0 , and AR6 constant in the large λ limit the corresponding</text:p>
      <text:p text:style-name="Preformatted_20_Text">terms would never scale the same as for that to happen one would need:</text:p>
      <text:p text:style-name="Preformatted_20_Text"><text:s text:c="30"/>3cτ = 4cτ − 4cρ = 2cτ + cρ , <text:s text:c="20"/>(4.2.24)</text:p>
      <text:p text:style-name="Preformatted_20_Text">which is impossible to satisfy with just two free parameters, unless we allow the</text:p>
      <text:p text:style-name="Preformatted_20_Text"><text:soft-page-break/>trivial solution cρ = cτ = 0. Then, however, the volume and dilaton do not scale</text:p>
      <text:p text:style-name="Preformatted_20_Text">as well and we gain nothing. Since, due to the no-goes discussed above, we require</text:p>
      <text:p text:style-name="Preformatted_20_Text">Asource , AF0 , and AR6 to be relevant, we cannot find a limit of parametrically large</text:p>
      <text:p text:style-name="Preformatted_20_Text">volume and weak coupling in this case.</text:p>
      <text:p text:style-name="Preformatted_20_Text">The only way we can have a controlled limit is to allow scaling of other terms in</text:p>
      <text:p text:style-name="Preformatted_20_Text">the scalar potential (4.2.7). It is important to note that all terms in the scalar</text:p>
      <text:p text:style-name="Preformatted_20_Text">potential, except the source term, are quadratic in fluxes [233] with the curvature</text:p>
      <text:p text:style-name="Preformatted_20_Text">being quadratic in the metric fluxes ω. The final term in the scalar potential, Asources</text:p>
      <text:p text:style-name="Preformatted_20_Text">is linear in the number of O6-planes and (anti-) D6-branes:</text:p>
      <text:p text:style-name="Preformatted_20_Text"><text:s text:c="29"/>Asources ∝ 2NO6 − ND6 − ND6 . <text:s text:c="20"/>(4.2.25)</text:p>
      <text:p text:style-name="Preformatted_20_Text">Nevertheless, the tadpole condition involving this source terms:</text:p>
      <text:p text:style-name="Preformatted_20_Text"><text:s text:c="21"/>√ Z</text:p>
      <text:p text:style-name="Preformatted_20_Text"><text:s text:c="22"/>2 (ω · F2 + F0 H) = −2NO6 + ND6 + ND6 , <text:s text:c="17"/>(4.2.26)</text:p>
      <text:p text:style-name="Preformatted_20_Text"><text:s text:c="44"/>116</text:p>
      <text:p text:style-name="Preformatted_20_Text">allows us to replace the Asources term by something that is quadratic in fluxes. More</text:p>
      <text:p text:style-name="Preformatted_20_Text">importantly though is that we notice from the above relation that the scaling of</text:p>
      <text:p text:style-name="Preformatted_20_Text"><text:s text:c="37"/>√ R</text:p>
      <text:p text:style-name="Preformatted_20_Text">the sources has to be the same as 2 (ω · F2 + F0 H). We conclude that −2NO6 +</text:p>
      <text:p text:style-name="Preformatted_20_Text">ND6 + ND6 is necessarily negative and, since the amount of O6-planes is fixed by</text:p>
      <text:p text:style-name="Preformatted_20_Text">the compactification manifold, Asources cannot be scaled to become arbitrarily large.</text:p>
      <text:p text:style-name="Preformatted_20_Text">This conversely means that F0 and ω have to be of the same order and thus Asource ,</text:p>
      <text:p text:style-name="Preformatted_20_Text">AF0 should all be of the same order as well.</text:p>
      <text:p text:style-name="Preformatted_20_Text">However, one loophole remains. Namely, we can have small Asources and large ω · F2</text:p>
      <text:p text:style-name="Preformatted_20_Text"><text:s text:c="80"/>R</text:p>
      <text:p text:style-name="Preformatted_20_Text">and F0 H if they have approximately the same magnitude but opposite signs. The</text:p>
      <text:p text:style-name="Preformatted_20_Text"><text:s text:c="5"/>R</text:p>
      <text:p text:style-name="Preformatted_20_Text">terms then almost cancel and allow a small contribution from the sources. In order</text:p>
      <text:p text:style-name="Preformatted_20_Text">to investigate this situation we allow the following additional scalings:</text:p>
      <text:p text:style-name="Preformatted_20_Text"><text:s text:c="25"/>AH ∝ λcH , <text:s text:c="2"/>AFp ∝ λcFp , <text:s text:c="2"/>AR6 ∝ λcR6 . <text:s text:c="13"/>(4.2.27)</text:p>
      <text:p text:style-name="Preformatted_20_Text">We still need Asource , AF0 , and AR6 to be of same order which boils down to the two</text:p>
      <text:p text:style-name="Preformatted_20_Text">conditions:</text:p>
      <text:p text:style-name="Preformatted_20_Text"><text:s text:c="11"/>− 3cτ = cR6 − cρ − 2cτ <text:s text:c="4"/>and <text:s text:c="5"/>− 3cτ = cF0 + 3cρ − 4cτ . <text:s text:c="6"/>(4.2.28)</text:p>
      <text:p text:style-name="Preformatted_20_Text">This can easily be solved and the relevant terms scale the same for:</text:p>
      <text:p text:style-name="Preformatted_20_Text"><text:s text:c="54"/>1</text:p>
      <text:p text:style-name="Preformatted_20_Text"><text:s text:c="21"/>cτ = cρ − cR6 <text:s text:c="4"/>and <text:s text:c="5"/>cρ = − (cF0 + cR6 ) . <text:s text:c="9"/>(4.2.29)</text:p>
      <text:p text:style-name="Preformatted_20_Text"><text:s text:c="54"/>2</text:p>
      <text:p text:style-name="Preformatted_20_Text">Unfortunately, this does not facilitate our goal of having parametrically large volume</text:p>
      <text:p text:style-name="Preformatted_20_Text">and small coupling. The reason for this is that all fluxes are bounded from below</text:p>
      <text:p text:style-name="Preformatted_20_Text">and the second condition then implies that cρ must be negative. Which, in turn,</text:p>
      <text:p text:style-name="Preformatted_20_Text">immediately leads to a small volume in the λ → ∞ limit since vol6 = ρ3 ∝ λ3cρ =</text:p>
      <text:p text:style-name="Preformatted_20_Text">λ−3|cρ | .</text:p>
      <text:p text:style-name="Preformatted_20_Text">The conclusion of this investigation is that we are unable to establish parametrically</text:p>
      <text:p text:style-name="Preformatted_20_Text">controlled de Sitter solutions in the setup we discussed thus far. Nevertheless, there</text:p>
      <text:p text:style-name="Preformatted_20_Text">is still some hope left. If we can establish some hierarchies between the different</text:p>
      <text:p text:style-name="Preformatted_20_Text">contributions, represented by the A’s in (4.2.7), it could still be possible to arrive</text:p>
      <text:p text:style-name="Preformatted_20_Text"><text:soft-page-break/>at a de Sitter point. In setups where only one O6-plane wraps each 3-cycle [234]</text:p>
      <text:p text:style-name="Preformatted_20_Text">this seems, unfortunately, unlikely. Due to the limited amount of O6-planes, one has</text:p>
      <text:p text:style-name="Preformatted_20_Text">F0 and H fixed to a similarly small number as well. For example, let us consider a</text:p>
      <text:p text:style-name="Preformatted_20_Text">compactification on T 6 /(Z2 × Z2 ) with an orientifold projection that flips the signs</text:p>
      <text:p text:style-name="Preformatted_20_Text">of the three circle directions. In this case one has 23 = 8 O6-planes. However,</text:p>
      <text:p text:style-name="Preformatted_20_Text">due to the orbifold of Z2 × Z2 plus an additional Z2 orientifolding leading us to an</text:p>
      <text:p text:style-name="Preformatted_20_Text"><text:s text:c="43"/>117</text:p>
      <text:p text:style-name="Preformatted_20_Text">identification of 23 = 8 fixed points. This leaves us with only one O6-plane in the</text:p>
      <text:p text:style-name="Preformatted_20_Text">end. Still, it is in principle possible to have complicated internal manifold with many</text:p>
      <text:p text:style-name="Preformatted_20_Text">fixed points under the orientifold projection and thus a larger number of O-planes.</text:p>
      <text:p text:style-name="Preformatted_20_Text">While we cannot present an explicit example here we will investigate the behavior</text:p>
      <text:p text:style-name="Preformatted_20_Text">of such models in general. To this end, we now allow the sources term to scale</text:p>
      <text:p text:style-name="Preformatted_20_Text">like Asources ∝ λcs , which means that we allow a large number NO6 of O6-planes in</text:p>
      <text:p text:style-name="Preformatted_20_Text">our model. The terms Asource , AF0 , and AR6 then scale the same if we satisfy the</text:p>
      <text:p text:style-name="Preformatted_20_Text">conditions:</text:p>
      <text:p text:style-name="Preformatted_20_Text"><text:s text:c="23"/>− 3cρ + 4cτ − cF0 = 3cτ − cs = cρ + 2cτ − cR6 . <text:s text:c="10"/>(4.2.30)</text:p>
      <text:p text:style-name="Preformatted_20_Text">Furthermore, if we keep in mind that the contributions from fluxes in the scalar</text:p>
      <text:p text:style-name="Preformatted_20_Text">potential are quadratic in flux quanta, we find from the tadpole condition that:</text:p>
      <text:p text:style-name="Preformatted_20_Text"><text:s text:c="29"/>1 <text:s text:c="19"/>1</text:p>
      <text:p text:style-name="Preformatted_20_Text"><text:s text:c="31"/>(cR6 + cF2 ) = (cF0 + cH ) = cs . <text:s text:c="16"/>(4.2.31)</text:p>
      <text:p text:style-name="Preformatted_20_Text"><text:s text:c="29"/>2 <text:s text:c="19"/>2</text:p>
      <text:p text:style-name="Preformatted_20_Text">With all of these conditions we can calculate a solution that allows for all required</text:p>
      <text:p text:style-name="Preformatted_20_Text">terms to stay relevant at the same time. This is achieved for:</text:p>
      <text:p text:style-name="Preformatted_20_Text"><text:s text:c="46"/>1</text:p>
      <text:p text:style-name="Preformatted_20_Text"><text:s text:c="33"/>cρ = cs − <text:s text:c="8"/>(cF0 + cR6 ) ,</text:p>
      <text:p text:style-name="Preformatted_20_Text"><text:s text:c="46"/>2 <text:s text:c="33"/>(4.2.32)</text:p>
      <text:p text:style-name="Preformatted_20_Text"><text:s text:c="46"/>1</text:p>
      <text:p text:style-name="Preformatted_20_Text"><text:s text:c="33"/>cτ = 2cs − (cF0 + 3cR6 ) ,</text:p>
      <text:p text:style-name="Preformatted_20_Text"><text:s text:c="46"/>2</text:p>
      <text:p text:style-name="Preformatted_20_Text"><text:s text:c="38"/>cF2 = 2cs − cR6 ,</text:p>
      <text:p text:style-name="Preformatted_20_Text"><text:s text:c="39"/>cH = 2cs − cF0 .</text:p>
      <text:p text:style-name="Preformatted_20_Text"><text:s text:c="68"/>√</text:p>
      <text:p text:style-name="Preformatted_20_Text">Using these results we can now calculate vol6 = ρ3 and e−φ / vol6 to behave like:</text:p>
      <text:p text:style-name="Preformatted_20_Text"><text:s text:c="44"/>3</text:p>
      <text:p text:style-name="Preformatted_20_Text"><text:s text:c="46"/># <text:s text:c="15"/>##</text:p>
      <text:p text:style-name="Preformatted_20_Text"><text:s text:c="48"/>2cs − cF0 +cR6</text:p>
      <text:p text:style-name="Preformatted_20_Text"><text:s text:c="34"/>vol6 ∝ λ 2 <text:s text:c="21"/>,</text:p>
      <text:p text:style-name="Preformatted_20_Text"><text:s text:c="45"/>1</text:p>
      <text:p text:style-name="Preformatted_20_Text"><text:s text:c="48"/># <text:s text:c="14"/># <text:s text:c="15"/>(4.2.33)</text:p>
      <text:p text:style-name="Preformatted_20_Text"><text:s text:c="36"/>e−φ ∝ λ <text:s/>4</text:p>
      <text:p text:style-name="Preformatted_20_Text"><text:s text:c="49"/>2cs +cF0 −3cR6</text:p>
      <text:p text:style-name="Preformatted_20_Text"><text:s text:c="66"/>,</text:p>
      <text:p text:style-name="Preformatted_20_Text">in the large λ limit. For a parametrically controlled solution we need a large internal</text:p>
      <text:p text:style-name="Preformatted_20_Text">volume and small coupling. This can be obtained by requiring:</text:p>
      <text:p text:style-name="Preformatted_20_Text"><text:s text:c="43"/>3 <text:s text:c="10"/>1</text:p>
      <text:p text:style-name="Preformatted_20_Text"><text:s text:c="37"/>cs &gt; cR6 + cF0 . <text:s text:c="27"/>(4.2.34)</text:p>
      <text:p text:style-name="Preformatted_20_Text"><text:s text:c="43"/>2 <text:s text:c="10"/>2</text:p>
      <text:p text:style-name="Preformatted_20_Text">The solution holds even for the case where cF0 = 0 = cR6 , which allows us to look</text:p>
      <text:p text:style-name="Preformatted_20_Text"><text:soft-page-break/>at the interesting special case where only the number of O6-planes grows. Then we</text:p>
      <text:p text:style-name="Preformatted_20_Text">find:</text:p>
      <text:p text:style-name="Preformatted_20_Text"><text:s text:c="53"/>3</text:p>
      <text:p text:style-name="Preformatted_20_Text"><text:s text:c="39"/>vol6 ∝ NO6 <text:s text:c="6"/>,</text:p>
      <text:p text:style-name="Preformatted_20_Text"><text:s text:c="51"/>p <text:s text:c="28"/>(4.2.35)</text:p>
      <text:p text:style-name="Preformatted_20_Text"><text:s text:c="40"/>e−φ ∝ NO6 ,</text:p>
      <text:p text:style-name="Preformatted_20_Text"><text:s text:c="47"/>118</text:p>
      <text:p text:style-name="Preformatted_20_Text">which tells us that controlled solutions can exists for a large number of orientifold</text:p>
      <text:p text:style-name="Preformatted_20_Text">planes. The question remaining is wether such compactifications, that allow for</text:p>
      <text:p text:style-name="Preformatted_20_Text">a large number of orientifold planes, can exist. In the case of F-theory and IIB</text:p>
      <text:p text:style-name="Preformatted_20_Text">compactifications on Calabi-Yau manifolds it is well understood what number of O3-</text:p>
      <text:p text:style-name="Preformatted_20_Text">planes one can expect, the same is not as clear for the case of compactifications on</text:p>
      <text:p text:style-name="Preformatted_20_Text">SU (3)-structure manifolds in type IIA. Constructing an explicit example with a large</text:p>
      <text:p text:style-name="Preformatted_20_Text">number of O6-planes remains an intriguing and challenging open problem.</text:p>
      <text:p text:style-name="Preformatted_20_Text">4.2.5 <text:s text:c="3"/>Additional Ingredients</text:p>
      <text:p text:style-name="Preformatted_20_Text">Thus far we have limited ourselves to the most typical ingredients that can appear</text:p>
      <text:p text:style-name="Preformatted_20_Text">in a scalar potential of a massive type IIA flux compactification. There are, how-</text:p>
      <text:p text:style-name="Preformatted_20_Text">ever, additional contributions one might consider. The issue with including them is,</text:p>
      <text:p text:style-name="Preformatted_20_Text">however, that each new contribution comes with potential issues, like complicated</text:p>
      <text:p text:style-name="Preformatted_20_Text">backreaction effects and new degrees of freedom. Hence, one attempts to build the</text:p>
      <text:p text:style-name="Preformatted_20_Text">simplest model first and only includes more exotic contributions if absolutely nec-</text:p>
      <text:p text:style-name="Preformatted_20_Text">essary. Ingredients we will consider are N S5-branes, N SO5-planes, KK-monopoles</text:p>
      <text:p text:style-name="Preformatted_20_Text">and KKO-planes. Here, we will include them in the same manner as all other con-</text:p>
      <text:p text:style-name="Preformatted_20_Text">tributions to the scalar potential, reducing them to their scalings in ρ and τ with all</text:p>
      <text:p text:style-name="Preformatted_20_Text">additional factors packed into a coefficient. The expressions are:</text:p>
      <text:p text:style-name="Preformatted_20_Text"><text:s text:c="33"/>AN S5 <text:s text:c="18"/>AN SO5</text:p>
      <text:p text:style-name="Preformatted_20_Text"><text:s text:c="24"/>VN S5 = <text:s text:c="10"/>, <text:s text:c="2"/>VN SO5 = − <text:s text:c="9"/>,</text:p>
      <text:p text:style-name="Preformatted_20_Text"><text:s text:c="34"/>ρ2 τ 2 <text:s text:c="17"/>ρ2 τ 2</text:p>
      <text:p text:style-name="Preformatted_20_Text"><text:s text:c="81"/>(4.2.36)</text:p>
      <text:p text:style-name="Preformatted_20_Text"><text:s text:c="33"/>AKK <text:s text:c="20"/>AKKO</text:p>
      <text:p text:style-name="Preformatted_20_Text"><text:s text:c="24"/>VKK <text:s text:c="2"/>= <text:s text:c="9"/>, <text:s text:c="3"/>VKKO <text:s text:c="2"/>=− <text:s text:c="9"/>,</text:p>
      <text:p text:style-name="Preformatted_20_Text"><text:s text:c="34"/>ρτ 2 <text:s text:c="19"/>ρτ 2</text:p>
      <text:p text:style-name="Preformatted_20_Text">where the coefficients are positive. For the complete expression of these terms we</text:p>
      <text:p text:style-name="Preformatted_20_Text">refer the reader to [210].</text:p>
      <text:p text:style-name="Preformatted_20_Text">For the KK-monopoles and KKO-planes the analysis is trivial since the correspond-</text:p>
      <text:p text:style-name="Preformatted_20_Text">ing terms scale exactly like the curvature does. This allows us to group all three terms</text:p>
      <text:p text:style-name="Preformatted_20_Text">together and define an effective curvature:</text:p>
      <text:p text:style-name="Preformatted_20_Text"><text:s text:c="30"/>ÃR6 = AR6 + AKK − AKKO . <text:s text:c="25"/>(4.2.37)</text:p>
      <text:p text:style-name="Preformatted_20_Text">Again, de Sitter solutions can only exist for as long as this effective curvature term</text:p>
      <text:p text:style-name="Preformatted_20_Text">is positive: ÃR6 &gt; 0. De Sitter solutions, found in [194], including KK-sources then</text:p>
      <text:p text:style-name="Preformatted_20_Text">suffer from the same lack of a controlled limit as discussed before.</text:p>
      <text:p text:style-name="Preformatted_20_Text">N S5-sources do introduce a new scaling behavior into V . The complete scalar po-</text:p>
      <text:p text:style-name="Preformatted_20_Text"><text:s text:c="44"/>119</text:p>
      <text:p text:style-name="Preformatted_20_Text">tential, again broken down to it’s scaling behavior, is:</text:p>
      <text:p text:style-name="Preformatted_20_Text"><text:s text:c="18"/>AH <text:s text:c="19"/>Ap <text:s text:c="7"/>Asource ÃR6 AN S5 AN SO5</text:p>
      <text:p text:style-name="Preformatted_20_Text"><text:s text:c="92"/>(4.2.38)</text:p>
      <text:p text:style-name="Preformatted_20_Text"><text:s text:c="29"/>X</text:p>
      <text:p text:style-name="Preformatted_20_Text"><text:soft-page-break/><text:s text:c="5"/>V (ρ, τ ) = <text:s text:c="2"/>3 <text:s text:c="2"/>2</text:p>
      <text:p text:style-name="Preformatted_20_Text"><text:s text:c="25"/>+ <text:s text:c="12"/>p−3 <text:s text:c="2"/>4</text:p>
      <text:p text:style-name="Preformatted_20_Text"><text:s text:c="47"/>− <text:s text:c="11"/>+ <text:s text:c="7"/>+ 2 2 − 2 2 .</text:p>
      <text:p text:style-name="Preformatted_20_Text"><text:s text:c="17"/>ρτ <text:s text:c="7"/>p=0,2,4,5</text:p>
      <text:p text:style-name="Preformatted_20_Text"><text:s text:c="37"/>ρ τ <text:s text:c="12"/>τ3 <text:s text:c="8"/>ρτ <text:s text:c="5"/>ρτ <text:s text:c="9"/>ρτ</text:p>
      <text:p text:style-name="Preformatted_20_Text">We now proceed along similar lines as we did before and minimize the potential, first</text:p>
      <text:p text:style-name="Preformatted_20_Text">with respect to τ :</text:p>
      <text:p text:style-name="Preformatted_20_Text"><text:s text:c="20"/>AH <text:s text:c="20"/>Ap <text:s text:c="6"/>Asources <text:s text:c="5"/>ÃR6 <text:s text:c="5"/>AN S5 AN SO5</text:p>
      <text:p text:style-name="Preformatted_20_Text"><text:s text:c="83"/>+2 2 3 , (4.2.39)</text:p>
      <text:p text:style-name="Preformatted_20_Text"><text:s text:c="31"/>X</text:p>
      <text:p text:style-name="Preformatted_20_Text"><text:s/>0 = ∂τ V = −2 <text:s text:c="11"/>−4 <text:s text:c="20"/>+3 <text:s text:c="11"/>−2 <text:s text:c="6"/>−2</text:p>
      <text:p text:style-name="Preformatted_20_Text"><text:s text:c="19"/>ρ3 τ 3 <text:s text:c="3"/>p=0,2,4,5</text:p>
      <text:p text:style-name="Preformatted_20_Text"><text:s text:c="40"/>ρp−3 τ 5 <text:s text:c="7"/>τ 4 <text:s text:c="7"/>ρτ 3 <text:s text:c="4"/>ρ 2τ 3 <text:s text:c="4"/>ρτ</text:p>
      <text:p text:style-name="Preformatted_20_Text">which can be solved by:</text:p>
      <text:p text:style-name="Preformatted_20_Text"><text:s text:c="8"/>AH <text:s text:c="6"/>ÃR6 AN S5 AN SO5 <text:s text:c="33"/>Ap <text:s text:c="6"/>3 Asources</text:p>
      <text:p text:style-name="Preformatted_20_Text"><text:s text:c="92"/>(4.2.40)</text:p>
      <text:p text:style-name="Preformatted_20_Text"><text:s text:c="58"/>X</text:p>
      <text:p text:style-name="Preformatted_20_Text"><text:s text:c="9"/>3 <text:s/>2</text:p>
      <text:p text:style-name="Preformatted_20_Text"><text:s text:c="15"/>+ <text:s text:c="4"/>2</text:p>
      <text:p text:style-name="Preformatted_20_Text"><text:s text:c="25"/>+ <text:s/>2 <text:s/>2</text:p>
      <text:p text:style-name="Preformatted_20_Text"><text:s text:c="34"/>− <text:s text:c="5"/>2 <text:s/>2</text:p>
      <text:p text:style-name="Preformatted_20_Text"><text:s text:c="48"/>= −2 <text:s text:c="14"/>p−3 <text:s/>4</text:p>
      <text:p text:style-name="Preformatted_20_Text"><text:s text:c="75"/>+ <text:s text:c="11"/>.</text:p>
      <text:p text:style-name="Preformatted_20_Text"><text:s text:c="8"/>ρτ <text:s text:c="6"/>ρτ <text:s text:c="7"/>ρτ <text:s text:c="10"/>ρτ <text:s text:c="12"/>p=0,2,4,5</text:p>
      <text:p text:style-name="Preformatted_20_Text"><text:s text:c="65"/>ρ τ <text:s text:c="8"/>2 τ3</text:p>
      <text:p text:style-name="Preformatted_20_Text">Using this in the scalar potential (4.2.38) we find:</text:p>
      <text:p text:style-name="Preformatted_20_Text"><text:s text:c="57"/>Ap <text:s text:c="7"/>1 Asources</text:p>
      <text:p text:style-name="Preformatted_20_Text"><text:s text:c="92"/>(4.2.41)</text:p>
      <text:p text:style-name="Preformatted_20_Text"><text:s text:c="47"/>X</text:p>
      <text:p text:style-name="Preformatted_20_Text"><text:s text:c="27"/>V (ρ, τ ) = − <text:s text:c="15"/>p−3 τ 4</text:p>
      <text:p text:style-name="Preformatted_20_Text"><text:s text:c="64"/>+ <text:s text:c="8"/>3</text:p>
      <text:p text:style-name="Preformatted_20_Text"><text:s text:c="79"/>.</text:p>
      <text:p text:style-name="Preformatted_20_Text"><text:s text:c="44"/>p=0,2,4,5</text:p>
      <text:p text:style-name="Preformatted_20_Text"><text:s text:c="54"/>ρ <text:s text:c="11"/>2 <text:s text:c="3"/>τ</text:p>
      <text:p text:style-name="Preformatted_20_Text">Again, we find that de Sitter solutions are only possible for Asources ∝ 2NO6 − ND6 −</text:p>
      <text:p text:style-name="Preformatted_20_Text">ND6 &gt; 0. This means that even the inclusion of a different kind of negative tension</text:p>
      <text:p text:style-name="Preformatted_20_Text">source does not relax the condition on the O6-planes. Furthermore, it is easy to</text:p>
      <text:p text:style-name="Preformatted_20_Text">check that we still require a massive compactification, if one only uses N S5-branes.</text:p>
      <text:p text:style-name="Preformatted_20_Text">In principle, however, it seems to be possible to have a dS solution with vanishing</text:p>
      <text:p text:style-name="Preformatted_20_Text">mass parameter AF0 in type IIA if we have AN SO5 &gt; AN S5 . This then would allow</text:p>
      <text:p text:style-name="Preformatted_20_Text">for an M-theory uplift that is otherwise prohibited by the appearance of the Romans</text:p>
      <text:p text:style-name="Preformatted_20_Text">mass. The curvature term again has to satisfy AR6 ∝ −R6 ≤ 0 since otherwise the</text:p>
      <text:p text:style-name="Preformatted_20_Text">bound from above is obtained once more. For the massless case the relevant scalings</text:p>
      <text:p text:style-name="Preformatted_20_Text">now come from the curvature term, the sources and the N SO5 contribution, giving</text:p>
      <text:p text:style-name="Preformatted_20_Text">the relevant scalar potential:</text:p>
      <text:p text:style-name="Preformatted_20_Text"><text:s text:c="41"/>A R6 <text:s text:c="4"/>Asources AN SO5</text:p>
      <text:p text:style-name="Preformatted_20_Text"><text:s text:c="33"/>V = <text:s text:c="10"/>− <text:s text:c="12"/>− 2 2 , <text:s text:c="23"/>(4.2.42)</text:p>
      <text:p text:style-name="Preformatted_20_Text"><text:soft-page-break/><text:s text:c="41"/>ρτ 2 <text:s text:c="8"/>τ3 <text:s text:c="8"/>ρτ</text:p>
      <text:p text:style-name="Preformatted_20_Text">with a fixed number of O6-planes and N SO5-planes. The scaling limit yields the</text:p>
      <text:p text:style-name="Preformatted_20_Text">following condition on the scale parameters:</text:p>
      <text:p text:style-name="Preformatted_20_Text"><text:s text:c="29"/>cR6 − cρ − 2cτ = −3cτ = −2cρ − 2cτ . <text:s text:c="26"/>(4.2.43)</text:p>
      <text:p text:style-name="Preformatted_20_Text"><text:s text:c="51"/>120</text:p>
      <text:p text:style-name="Preformatted_20_Text">This can be solved by:</text:p>
      <text:p text:style-name="Preformatted_20_Text"><text:s text:c="28"/>cτ = 2cρ <text:s text:c="4"/>and <text:s text:c="3"/>cR6 = −cρ . <text:s text:c="19"/>(4.2.44)</text:p>
      <text:p text:style-name="Preformatted_20_Text">Letting λ → ∞ and requiring cρ &gt; 0 implies that the curvature goes to zero:</text:p>
      <text:p text:style-name="Preformatted_20_Text"><text:s text:c="28"/>AR6 ∝ −R6 ∝ λcR6 = λ−cρ → 0 . <text:s text:c="21"/>(4.2.45)</text:p>
      <text:p text:style-name="Preformatted_20_Text">However, the curvature is fixed for a given compactification manifold and thus cannot</text:p>
      <text:p text:style-name="Preformatted_20_Text">become parametrically small. We conclude that a de Sitter solution with a small,</text:p>
      <text:p text:style-name="Preformatted_20_Text">fixed amount of N SO5-planes is not possible.</text:p>
      <text:p text:style-name="Preformatted_20_Text">Non-geometric Q- and R- fluxes are some more potential candidates for inclusion in</text:p>
      <text:p text:style-name="Preformatted_20_Text">type IIA compactifications. These can lead to stable de Sitter solutions [198, 213,</text:p>
      <text:p text:style-name="Preformatted_20_Text">214, 235–237]. The scaling behavior of these contributions goes like:</text:p>
      <text:p text:style-name="Preformatted_20_Text"><text:s text:c="33"/>AQ <text:s text:c="21"/>AR</text:p>
      <text:p text:style-name="Preformatted_20_Text"><text:s text:c="24"/>VQ = <text:s text:c="4"/>−1</text:p>
      <text:p text:style-name="Preformatted_20_Text"><text:s text:c="42"/>and <text:s text:c="4"/>VR = <text:s text:c="2"/>−3</text:p>
      <text:p text:style-name="Preformatted_20_Text"><text:s text:c="63"/>. <text:s text:c="14"/>(4.2.46)</text:p>
      <text:p text:style-name="Preformatted_20_Text"><text:s text:c="31"/>ρ τ2 <text:s text:c="20"/>ρ τ2</text:p>
      <text:p text:style-name="Preformatted_20_Text">By duality there are also corresponding sources for these fluxes. The problem with</text:p>
      <text:p text:style-name="Preformatted_20_Text">these contributions is that, due to their non-geometric nature, it is not clear if and</text:p>
      <text:p text:style-name="Preformatted_20_Text">how α0 corrections can be handeled in their presence. Thus, we choose to omit a</text:p>
      <text:p text:style-name="Preformatted_20_Text">detailed discussion of their behavior.</text:p>
      <text:p text:style-name="Preformatted_20_Text">In the case of a different class of compactification manifold, other than an SU (3)</text:p>
      <text:p text:style-name="Preformatted_20_Text">structure manifold, it is possible to have non-trivial 1- and 5-cycles. This then</text:p>
      <text:p text:style-name="Preformatted_20_Text">allows for the corresponding Dp-branes and Op-planes to appear in the model. The</text:p>
      <text:p text:style-name="Preformatted_20_Text">scaling behavior of these sources goes like:</text:p>
      <text:p text:style-name="Preformatted_20_Text"><text:s text:c="31"/>ADp/Dp <text:s text:c="24"/>AOp</text:p>
      <text:p text:style-name="Preformatted_20_Text"><text:s text:c="19"/>VDp/Dp = <text:s text:c="5"/>6−p <text:s text:c="6"/>and <text:s text:c="4"/>VOp = − <text:s text:c="3"/>6−p <text:s text:c="3"/>. <text:s text:c="8"/>(4.2.47)</text:p>
      <text:p text:style-name="Preformatted_20_Text"><text:s text:c="31"/>ρ <text:s/>2 <text:s/>τ3 <text:s text:c="20"/>ρ <text:s/>2 <text:s/>τ3</text:p>
      <text:p text:style-name="Preformatted_20_Text">4.2.6 <text:s text:c="2"/>Isotropic Compactification of massive Type IIA</text:p>
      <text:p text:style-name="Preformatted_20_Text">Up until this point our discussion has been fairly general. In this subsection, we</text:p>
      <text:p text:style-name="Preformatted_20_Text">want to give an explicit example of a compactification in order to complement the</text:p>
      <text:p text:style-name="Preformatted_20_Text">discussion. The isotropic compactification of massive type IIA on S 3 ×S 3 /(Z2 ×Z2 ) is</text:p>
      <text:p text:style-name="Preformatted_20_Text">potentially the simplest model we could choose. It has been extensively studied in [1,</text:p>
      <text:p text:style-name="Preformatted_20_Text">43, 44, 49, 179, 194, 205, 212, 216, 232, 238–241] and admits dS critical points. This</text:p>
      <text:p text:style-name="Preformatted_20_Text">model might even be able to admit stable de Sitter points if one includes anti-D6-</text:p>
      <text:p text:style-name="Preformatted_20_Text">branes or KK-monopoles [49, 194]. Often this particular setup is referred to as</text:p>
      <text:p text:style-name="Preformatted_20_Text">the STU model due to the fact that it has three complex moduli. This is because</text:p>
      <text:p text:style-name="Preformatted_20_Text"><text:s text:c="42"/>121</text:p>
      <text:p text:style-name="Preformatted_20_Text">we identify the three 2-tori in the T 6 /(Z2 × Z2 ) internal manifold. The inclusion of</text:p>
      <text:p text:style-name="Preformatted_20_Text">metric fluxes, that we set to one, effectively changes the internal manifold to S 3 × S 3 .</text:p>
      <text:p text:style-name="Preformatted_20_Text">Furthermore, we include H-flux as well as Fp -fluxes with p = 0, 2 because the 4- and</text:p>
      <text:p text:style-name="Preformatted_20_Text">6-flux can be set to zero here via a shift of the moduli. The real part of the Kähler</text:p>
      <text:p text:style-name="Preformatted_20_Text"><text:soft-page-break/>modulus T encodes the overall size of the compactification manifold. The dilaton is</text:p>
      <text:p text:style-name="Preformatted_20_Text">packaged together with the complex structure moduli into the two complex scalars</text:p>
      <text:p text:style-name="Preformatted_20_Text">Z1 and Z2 . Relating these moduli back to what we had thus far in this section we</text:p>
      <text:p text:style-name="Preformatted_20_Text">find</text:p>
      <text:p text:style-name="Preformatted_20_Text"><text:s text:c="22"/>ρ = Re(T ) <text:s text:c="5"/>and <text:s text:c="5"/>τ 4 = Re(Z1 )Re(Z2 )3 . <text:s text:c="9"/>(4.2.48)</text:p>
      <text:p text:style-name="Preformatted_20_Text">In addition to the fluxes we also consider D6-branes in the model that can wrap two</text:p>
      <text:p text:style-name="Preformatted_20_Text">different 3-cycles [49], labelled ND6,1 and ND6,2 . These anti-branes spontaneously</text:p>
      <text:p text:style-name="Preformatted_20_Text">break supersymmetry and we will use constrained multiplets in order to describe</text:p>
      <text:p text:style-name="Preformatted_20_Text">their contribution using only the Kähler- and superpotential as was discussed in</text:p>
      <text:p text:style-name="Preformatted_20_Text">chapter 2. The potentials we are going to use in this section are:</text:p>
      <text:p text:style-name="Preformatted_20_Text"><text:s text:c="21"/>" <text:s text:c="52"/>#</text:p>
      <text:p text:style-name="Preformatted_20_Text"><text:s text:c="35"/>1 <text:s text:c="16"/>X X̄</text:p>
      <text:p text:style-name="Preformatted_20_Text"><text:s text:c="9"/>K = − log (T + T̄ )3 −</text:p>
      <text:p text:style-name="Preformatted_20_Text"><text:s text:c="35"/>2 ND6,1 (Z1 + Z̄1 ) + ND6,2 (Z2 + Z̄2 )</text:p>
      <text:p text:style-name="Preformatted_20_Text"><text:s text:c="21"/># −4 <text:s text:c="54"/>(4.2.49)</text:p>
      <text:p text:style-name="Preformatted_20_Text"><text:s text:c="15"/>− log 2 (Z1 + Z̄1 )(Z2 + Z̄2 )3 ,</text:p>
      <text:p text:style-name="Preformatted_20_Text"><text:s text:c="48"/>#</text:p>
      <text:p text:style-name="Preformatted_20_Text"><text:s text:c="9"/>W = − 3f2 T 2 + if0 T 3 + (ih − 3T )Z1 − 3(ih + T )Z2 + X ,</text:p>
      <text:p text:style-name="Preformatted_20_Text">from which we can derive the scalar potential V using the usual formula</text:p>
      <text:p text:style-name="Preformatted_20_Text"><text:s text:c="30"/>h <text:s text:c="26"/>i</text:p>
      <text:p text:style-name="Preformatted_20_Text"><text:s text:c="22"/>V =e <text:s/>K <text:s text:c="9"/>I J ̄</text:p>
      <text:p text:style-name="Preformatted_20_Text"><text:s text:c="32"/>DI W K DJ W − 3W W <text:s text:c="19"/>, <text:s text:c="8"/>(4.2.50)</text:p>
      <text:p text:style-name="Preformatted_20_Text"><text:s text:c="60"/>X→0 ,X̄→0</text:p>
      <text:p text:style-name="Preformatted_20_Text">where we have to set the nilpotent chiral fields X and X̄ to zero after performing</text:p>
      <text:p text:style-name="Preformatted_20_Text">the calculation since we are only interested in the purely bosonic scalar potential.</text:p>
      <text:p text:style-name="Preformatted_20_Text">The resulting scalar potential has a number of rescaling symmetries. One of those</text:p>
      <text:p text:style-name="Preformatted_20_Text">will precisely match the rescaling to a large number of O6-planes, which was the only</text:p>
      <text:p text:style-name="Preformatted_20_Text">possibility for a stable de Sitter solution that we found in this section. Generally, we</text:p>
      <text:p text:style-name="Preformatted_20_Text">can scale the moduli any way we desire if the scalar potential does not change by more</text:p>
      <text:p text:style-name="Preformatted_20_Text">than an overall numeric factor. This does not change the eigenvalues of the mass</text:p>
      <text:p text:style-name="Preformatted_20_Text">matrix or the fact that critical points are present. Although, it in general changes the</text:p>
      <text:p text:style-name="Preformatted_20_Text">location of the critical points in moduli space. The most general rescaling, satisfying</text:p>
      <text:p text:style-name="Preformatted_20_Text">these conditions, is T → aT and f0 → bf0 which, in turn, fixes the required scaling</text:p>
      <text:p text:style-name="Preformatted_20_Text">of all other moduli:</text:p>
      <text:p text:style-name="Preformatted_20_Text"><text:s text:c="12"/>T → aT , <text:s text:c="4"/>Z1 → a2 bZ1 , <text:s text:c="4"/>Z2 → a2 bZ2 , <text:s text:c="2"/>X → a3 bX , <text:s text:c="9"/>(4.2.51)</text:p>
      <text:p text:style-name="Preformatted_20_Text"><text:s text:c="45"/>122</text:p>
      <text:p text:style-name="Preformatted_20_Text">where the same must hold for the complex conjugates as well. Since the real parts</text:p>
      <text:p text:style-name="Preformatted_20_Text">of the moduli have to be and remain positive we restrict to a, b &gt; 0. For the flux</text:p>
      <text:p text:style-name="Preformatted_20_Text">parameter and number of O6-planes this leads to:</text:p>
      <text:p text:style-name="Preformatted_20_Text"><text:s text:c="5"/>f0 → bf0 , <text:s text:c="2"/>f2 → abf2 , <text:s text:c="3"/>h → ah , <text:s text:c="4"/>ND6,1 → abND6,1 , <text:s text:c="5"/>ND6,2 → abND6,2 .</text:p>
      <text:p text:style-name="Preformatted_20_Text"><text:s text:c="83"/>(4.2.52)</text:p>
      <text:p text:style-name="Preformatted_20_Text">The effective rescalings of the scalar- and superpotential that result from this are:</text:p>
      <text:p text:style-name="Preformatted_20_Text"><text:s text:c="24"/>W → a3 bW <text:s text:c="8"/>and <text:s text:c="7"/>V → a−5 b−2 V . <text:s text:c="14"/>(4.2.53)</text:p>
      <text:p text:style-name="Preformatted_20_Text">Evidently, this scaling freedom does have an effect on the physics of the model, by</text:p>
      <text:p text:style-name="Preformatted_20_Text">changing the cosmological constant. However, the existence of critical points is <text:soft-page-break/>not</text:p>
      <text:p text:style-name="Preformatted_20_Text">effected. This allows us to set some fluxes to 1 and thus fixing the symmetry. After</text:p>
      <text:p text:style-name="Preformatted_20_Text">finding a minimum one can once more employ the scaling symmetry to fix the values</text:p>
      <text:p text:style-name="Preformatted_20_Text">of the fluxes to appropriate numbers.</text:p>
      <text:p text:style-name="Preformatted_20_Text">The model with standard ingredients, discussed in section 4.2.4, has no scaling of</text:p>
      <text:p text:style-name="Preformatted_20_Text">0-flux and curvature. Relating this to the above discussion we have b = 0. Then, we</text:p>
      <text:p text:style-name="Preformatted_20_Text">easily find that a = NO6 and we can recover the familiar situation from the formulas</text:p>
      <text:p text:style-name="Preformatted_20_Text">we have in this section:</text:p>
      <text:p text:style-name="Preformatted_20_Text"><text:s text:c="26"/>vol6 ∼ Re(T )3 ∝ NO6 <text:s text:c="2"/>3</text:p>
      <text:p text:style-name="Preformatted_20_Text"><text:s text:c="51"/>,</text:p>
      <text:p text:style-name="Preformatted_20_Text"><text:s text:c="83"/>(4.2.54)</text:p>
      <text:p text:style-name="Preformatted_20_Text"><text:s text:c="34"/>p4</text:p>
      <text:p text:style-name="Preformatted_20_Text"><text:s text:c="37"/>Re(Z1 )Re(Z2 )3 p</text:p>
      <text:p text:style-name="Preformatted_20_Text"><text:s text:c="27"/>e−φ ∼ <text:s text:c="8"/>√ <text:s text:c="12"/>∝ NO6 .</text:p>
      <text:p text:style-name="Preformatted_20_Text"><text:s text:c="44"/>vol6</text:p>
      <text:p text:style-name="Preformatted_20_Text">4.2.7 <text:s text:c="3"/>Explicit Solutions to the isotropic Compactification</text:p>
      <text:p text:style-name="Preformatted_20_Text">Before we come to presenting explicit solutions to the rather simple model we are</text:p>
      <text:p text:style-name="Preformatted_20_Text">interested in, we need to mention that even here it can be very complicated to find</text:p>
      <text:p text:style-name="Preformatted_20_Text">a solution or even map out the part of parameter space where these solutions are</text:p>
      <text:p text:style-name="Preformatted_20_Text">possible. However, if we add anti-D6-branes, it becomes possible to find analytic</text:p>
      <text:p text:style-name="Preformatted_20_Text">solutions to the minimization problem. In order to do so, we first use the scaling</text:p>
      <text:p text:style-name="Preformatted_20_Text">symmetry of the scalar potential to fix |f0 | = 1 = |f2 |. The remaining parameters</text:p>
      <text:p text:style-name="Preformatted_20_Text">are the H-flux, represented by h and the numbers of anti-branes: ND6,1 and ND6,2 . It</text:p>
      <text:p text:style-name="Preformatted_20_Text">is then possible to solve the axionic derivatives, ∂Im(T ) V = ∂Im(Z1 ) V = ∂Im(Z2 ) V = 0</text:p>
      <text:p text:style-name="Preformatted_20_Text">and so on, in terms of the corresponding axions, Im(T ), Im(Z1 ) and Im(Z2 ). The</text:p>
      <text:p text:style-name="Preformatted_20_Text">rest of the equations, ∂Re(T ) V = ∂Re(Z1 ) V = ∂Re(Z2 ) V = 0 are more difficult to evalu-</text:p>
      <text:p text:style-name="Preformatted_20_Text">ate in terms of the moduli. Luckily, the remaining expressions with derivatives with</text:p>
      <text:p text:style-name="Preformatted_20_Text">resprect ot Z1 and Z2 are linear in the number of anti-branes. Likewise, ∂Re(T ) V = 0</text:p>
      <text:p text:style-name="Preformatted_20_Text">is quadratic in the flux parameter h and thus we can solve the expressions and obtain</text:p>
      <text:p text:style-name="Preformatted_20_Text"><text:s text:c="45"/>123</text:p>
      <text:p text:style-name="Preformatted_20_Text">two sets of solutions. The solution then depends on the values of the moduli Re(T ),</text:p>
      <text:p text:style-name="Preformatted_20_Text">Re(Z1 ) and Re(Z2 ).</text:p>
      <text:p text:style-name="Preformatted_20_Text">There are some additional criteria that need to be met in order to find a sensible</text:p>
      <text:p text:style-name="Preformatted_20_Text">solution. First, we are interested in solutions with Vmin &gt; 0 and we require that we</text:p>
      <text:p text:style-name="Preformatted_20_Text">have positive numbers of anti-D6-branes. For stable extrema we also need to have</text:p>
      <text:p text:style-name="Preformatted_20_Text">all eigenvalues of the mass matrix positive. Disregarding quantization contions, two</text:p>
      <text:p text:style-name="Preformatted_20_Text">regions emerge from our search that allow such points. They are depicted in figure</text:p>
      <text:p text:style-name="Preformatted_20_Text">4.2. The smaller, green, region even allows for stable solutions if the non-isotropic</text:p>
      <text:p text:style-name="Preformatted_20_Text">directions are included, considering a total of 14 real moduli. In principle, we should</text:p>
      <text:p text:style-name="Preformatted_20_Text">Figure 4.2. Two regions where stable de Sitter solutions are in principle possible. The</text:p>
      <text:p text:style-name="Preformatted_20_Text">larger region, in yellow, allows only for such solutions if the non-isotropic directions are</text:p>
      <text:p text:style-name="Preformatted_20_Text">fixed while the smaller, green, is tachyon free even after opening up the non-isotropic</text:p>
      <text:p text:style-name="Preformatted_20_Text"><text:soft-page-break/>directions.</text:p>
      <text:p text:style-name="Preformatted_20_Text">now be able to use the scaling freedom of the model in order to change the values of</text:p>
      <text:p text:style-name="Preformatted_20_Text">the fluxes. Due to the fact that we have NO6 = 1 in this setup we are unfortunately</text:p>
      <text:p text:style-name="Preformatted_20_Text">restricted in doing so. In particular, we cannot rescale to solution sufficiently in or-</text:p>
      <text:p text:style-name="Preformatted_20_Text">der to arrive at a trustworthy regime of ρ = Re(T ) # 1 and τ 4 Re(Z1 )Re(Z2 )3 # 1.</text:p>
      <text:p text:style-name="Preformatted_20_Text">Thus, we are not able to find de Sitter solutions that can be trusted in this simple</text:p>
      <text:p text:style-name="Preformatted_20_Text">model.</text:p>
      <text:p text:style-name="Preformatted_20_Text">Since we have analytic control over the solutions we can check what the O(1) num-</text:p>
      <text:p text:style-name="Preformatted_20_Text"><text:s text:c="44"/>124</text:p>
      <text:p text:style-name="Preformatted_20_Text">bers, appearing in front of the scaling behavior, are in our solutions. We find</text:p>
      <text:p text:style-name="Preformatted_20_Text">that:</text:p>
      <text:p text:style-name="Preformatted_20_Text"><text:s text:c="31"/>3</text:p>
      <text:p text:style-name="Preformatted_20_Text"><text:s text:c="19"/>vol6 = c1 NO6 <text:s text:c="8"/>with <text:s text:c="4"/>8 · 10−8 . c1 . 0.24 ,</text:p>
      <text:p text:style-name="Preformatted_20_Text"><text:s text:c="82"/>(4.2.55)</text:p>
      <text:p text:style-name="Preformatted_20_Text"><text:s text:c="41"/>with</text:p>
      <text:p text:style-name="Preformatted_20_Text"><text:s text:c="29"/>p</text:p>
      <text:p text:style-name="Preformatted_20_Text"><text:s text:c="20"/>e−φ = c2 NO6 <text:s text:c="17"/>4 · 10−5 . c2 . 0.12 .</text:p>
      <text:p text:style-name="Preformatted_20_Text">These small parameters make it even harder to obtain a solution with a small number</text:p>
      <text:p text:style-name="Preformatted_20_Text">of O6-planes. Since we are restricted to one single O6-plane we are unable to use the</text:p>
      <text:p text:style-name="Preformatted_20_Text">current model to build a trustworthy de Sitter solution. The numbers above should</text:p>
      <text:p text:style-name="Preformatted_20_Text">give a reasonable estimate of the number of O-planes required in related models in</text:p>
      <text:p text:style-name="Preformatted_20_Text">order to find such dS points.</text:p>
      <text:p text:style-name="Preformatted_20_Text">4.2.8 <text:s text:c="3"/>Scaling Limits of de Sitter - Interim Summary</text:p>
      <text:p text:style-name="Preformatted_20_Text">In this part we have investigated simple type IIA flux compactifications regarding the</text:p>
      <text:p text:style-name="Preformatted_20_Text">possibility of constructing controlled de Sitter solutions. Inspired by the anti-de Sitter</text:p>
      <text:p text:style-name="Preformatted_20_Text">solutions of [42], where a large F4 -flux limit allows for solutions with large internal</text:p>
      <text:p text:style-name="Preformatted_20_Text">volume and small coupling, we investigate similar models for scaling behaviors that</text:p>
      <text:p text:style-name="Preformatted_20_Text">could lead to a similar behavior for dS. We find that the only limit is the one of a</text:p>
      <text:p text:style-name="Preformatted_20_Text">large number of O6-planes. Even considering more exotic contributions, like KK and</text:p>
      <text:p text:style-name="Preformatted_20_Text">N S sources does not improve the situation. The main problem is that the number of</text:p>
      <text:p text:style-name="Preformatted_20_Text">orientifold planes is limited by the geometry of the chosen compactification manifold.</text:p>
      <text:p text:style-name="Preformatted_20_Text">In the simple example we consider here this fixes the number of O6-planes to be 1.</text:p>
      <text:p text:style-name="Preformatted_20_Text">While more complicated internal manifolds can certainly exist such models have not</text:p>
      <text:p text:style-name="Preformatted_20_Text">been explicitly investigated thus far and are likely hard, if not practically impossible,</text:p>
      <text:p text:style-name="Preformatted_20_Text">to find, given the tools currently available. We furthermore looked into a concrete</text:p>
      <text:p text:style-name="Preformatted_20_Text">example and find that our theoretical conclusions are practically realized. Due to</text:p>
      <text:p text:style-name="Preformatted_20_Text">the good control of the model we are able to give an estimate of the order of O6-</text:p>
      <text:p text:style-name="Preformatted_20_Text">planes one would require and find that we would at least require one or two orders</text:p>
      <text:p text:style-name="Preformatted_20_Text">of magnitude more orientifold planes than currently available models admit in order</text:p>
      <text:p text:style-name="Preformatted_20_Text">to arrive at stable de Sitter solutions. Of course, conclusions drawn from one class</text:p>
      <text:p text:style-name="Preformatted_20_Text">of models cannot be transferred one-to-one to others but we believe that the rough</text:p>
      <text:p text:style-name="Preformatted_20_Text">estimate still holds.</text:p>
      <text:p text:style-name="Preformatted_20_Text">4.3 <text:s text:c="4"/>de Sitter Extrema</text:p>
      <text:p text:style-name="Preformatted_20_Text">In this section we will show that it is relatively easy to find de Sitter extrema from</text:p>
      <text:p text:style-name="Preformatted_20_Text">classical type II flux compactifications. This is exactly the setup that the <text:soft-page-break/>conjecture</text:p>
      <text:p text:style-name="Preformatted_20_Text">(4.1.1) should hold in. These points violate the original conjecture but the refined</text:p>
      <text:p text:style-name="Preformatted_20_Text">version (4.1.2) still holds due to the condition on the Hessian. The contents discussed</text:p>
      <text:p text:style-name="Preformatted_20_Text"><text:s text:c="44"/>125</text:p>
      <text:p text:style-name="Preformatted_20_Text">in the following are based on [1].</text:p>
      <text:p text:style-name="Preformatted_20_Text">We are going to find numerical de Sitter points by looking explicitly at the scalar</text:p>
      <text:p text:style-name="Preformatted_20_Text">potentials of the models described in the previous section, as was first done in [43,</text:p>
      <text:p text:style-name="Preformatted_20_Text">44] and later extended upon by us in [1]. Note that the mere existence of critical</text:p>
      <text:p text:style-name="Preformatted_20_Text">de Sitter points is still not necessarily an objection to the original dS swampland</text:p>
      <text:p text:style-name="Preformatted_20_Text">conjecture. If the solutions found numerically cannot satisfy certain requirements</text:p>
      <text:p text:style-name="Preformatted_20_Text">in order to be consistent with string theory they should not be considered. These</text:p>
      <text:p text:style-name="Preformatted_20_Text">include tadpole cancellation, flux quantization and the requirement that string loop</text:p>
      <text:p text:style-name="Preformatted_20_Text">corrections should be neglibel.</text:p>
      <text:p text:style-name="Preformatted_20_Text">4.3.1 <text:s text:c="3"/>Potential Issues</text:p>
      <text:p text:style-name="Preformatted_20_Text">Before we come to presenting our results we discuss some potential problems and</text:p>
      <text:p text:style-name="Preformatted_20_Text">required consitency conditions that string compactifications should satisfy.</text:p>
      <text:p text:style-name="Preformatted_20_Text">First, we need to identify the relevant moduli. For SU (3) compactifications</text:p>
      <text:p text:style-name="Preformatted_20_Text">it is problematic to correctly isolate the lightest fields in the theory [242, 243]. This</text:p>
      <text:p text:style-name="Preformatted_20_Text">essentially disallows us from studying the low energy effective theory. Luckily, a</text:p>
      <text:p text:style-name="Preformatted_20_Text">consistent truncation exists [244] for compactifications on group manifolds. One can</text:p>
      <text:p text:style-name="Preformatted_20_Text">then expand in left-invariant forms and the 4d theory will lift consistently to 10d.</text:p>
      <text:p text:style-name="Preformatted_20_Text">The orientifold projection, which we include in the models we investigate here, should</text:p>
      <text:p text:style-name="Preformatted_20_Text">not change this expansion. It is still not guaranteed that the scalars are the lightest</text:p>
      <text:p text:style-name="Preformatted_20_Text">fields, or even below the KK-scale [245] but, since we found a solution in 4d that</text:p>
      <text:p text:style-name="Preformatted_20_Text">lifts to solutions in 10d, this is no issue. Furthermore, giving more evidence for the</text:p>
      <text:p text:style-name="Preformatted_20_Text">validity of this procedure, some of the 4d dS extrema can be explicitly lifted to 10d</text:p>
      <text:p text:style-name="Preformatted_20_Text">[216].</text:p>
      <text:p text:style-name="Preformatted_20_Text">Another concern are integrated equations of motion for intersecting sources.</text:p>
      <text:p text:style-name="Preformatted_20_Text">This can be an issue since it is not possible to solve the equations of motion for in-</text:p>
      <text:p text:style-name="Preformatted_20_Text">tersecting sources. Due to this, one usually restricts to smearing the sources. A</text:p>
      <text:p text:style-name="Preformatted_20_Text">priori this should not be allowed as, for example, O-planes are localized objects and</text:p>
      <text:p text:style-name="Preformatted_20_Text">thus cannot be smeared. For initial discussions on this topic see [230, 246–250].</text:p>
      <text:p text:style-name="Preformatted_20_Text">Rather recently, however, it has been argued that this is no issue as the smearing</text:p>
      <text:p text:style-name="Preformatted_20_Text">should give the effective result in the low energy theory. First order localizations</text:p>
      <text:p text:style-name="Preformatted_20_Text">of this problem were performed in [231, 251–253] and it seems that the smearing is</text:p>
      <text:p text:style-name="Preformatted_20_Text">an appropriate approximation. Still, in the case of only parallel sources the solution</text:p>
      <text:p text:style-name="Preformatted_20_Text">can be obtained by including simple warp factors and no no-go theorems exist when</text:p>
      <text:p text:style-name="Preformatted_20_Text">restricting to such setups [221]. However, it is not clear if geometries exist that allow</text:p>
      <text:p text:style-name="Preformatted_20_Text">for such situations. Our setups here all include intersecting sources such that we</text:p>
      <text:p text:style-name="Preformatted_20_Text"><text:s text:c="44"/>126</text:p>
      <text:p text:style-name="Preformatted_20_Text">rely on the recent investigations regarding first-order localization and the smearing</text:p>
      <text:p text:style-name="Preformatted_20_Text">argument.</text:p>
      <text:p text:style-name="Preformatted_20_Text"><text:soft-page-break/>Due to our orbifold compactification, blow-up modes could pose a potential</text:p>
      <text:p text:style-name="Preformatted_20_Text">problem for our models. The compactifications we consider are based on orbifolds</text:p>
      <text:p text:style-name="Preformatted_20_Text">of group manifolds, or so-called twisted tori. Only considering standard abelian</text:p>
      <text:p text:style-name="Preformatted_20_Text">orbifolds, we are limited to Z2 × Z2 orbifolds as for all other cases no-go theorems,</text:p>
      <text:p text:style-name="Preformatted_20_Text">forbidding de Sitter critical points, exist [44]. For non-abelian orbifolds one can find</text:p>
      <text:p text:style-name="Preformatted_20_Text">de Sitter critical points for ∆(12) which interestingly contains Z2 × Z2 as a subgroup,</text:p>
      <text:p text:style-name="Preformatted_20_Text">as discussed in [234]. Note however, that this study only contains a limited amount</text:p>
      <text:p text:style-name="Preformatted_20_Text">of such orbifolds. On such compactifications, singularities can appear due to the</text:p>
      <text:p text:style-name="Preformatted_20_Text">orbifolding. For some examples the impact of such divergencies has been studied</text:p>
      <text:p text:style-name="Preformatted_20_Text">[42, 206] and it was found that one can remove the singularities with blow-ups.</text:p>
      <text:p text:style-name="Preformatted_20_Text">These then come with additional moduli but also allow additional fluxes on the</text:p>
      <text:p text:style-name="Preformatted_20_Text">newly created cycles. It is possible, at least in these examples, to stabilize the new</text:p>
      <text:p text:style-name="Preformatted_20_Text">moduli at a smaller scale. We are going to assume that similar mechanisms will</text:p>
      <text:p text:style-name="Preformatted_20_Text">work out in the examples we consider here. Unfortunately, the new modes from the</text:p>
      <text:p text:style-name="Preformatted_20_Text">blow-ups will not be left invariant forms and thus we no longer have a consistent</text:p>
      <text:p text:style-name="Preformatted_20_Text">truncation if these modes become relevant.</text:p>
      <text:p text:style-name="Preformatted_20_Text">The mass parameter m0 = F0 in type IIA plays an important role in com-</text:p>
      <text:p text:style-name="Preformatted_20_Text">pactifications [254]. If present, it prevents the uplift to M-theory and it is not clear</text:p>
      <text:p text:style-name="Preformatted_20_Text">if perturbative string theory can describe the situation and one might not be able</text:p>
      <text:p text:style-name="Preformatted_20_Text">to define orientifold planes. These problems are not limited to solutions with posi-</text:p>
      <text:p text:style-name="Preformatted_20_Text">tive vacuum energy but even supersymmetric AdS vacua [255]. On the other hand,</text:p>
      <text:p text:style-name="Preformatted_20_Text">massive type IIA models cannot be strongly coupled in regions with weak spacetime</text:p>
      <text:p text:style-name="Preformatted_20_Text">curvature [202], which is an interesting feature certainly worth investigating.</text:p>
      <text:p text:style-name="Preformatted_20_Text">Fortunately, the mass parameter is not crucial in order to obtain dS extrema. This</text:p>
      <text:p text:style-name="Preformatted_20_Text">can be seen by formally T-dualizing the type IIA theory with curvature and O6-</text:p>
      <text:p text:style-name="Preformatted_20_Text">planes which yields a type IIB theory with O5 and O7-planes compactified on SU (2)</text:p>
      <text:p text:style-name="Preformatted_20_Text">structure manifolds [215]. There, the dual of the mass paramerter F0 is F1 which</text:p>
      <text:p text:style-name="Preformatted_20_Text">can be present for manifolds with non-trivial 1- and 5-cycles. Explicit compactifica-</text:p>
      <text:p text:style-name="Preformatted_20_Text">tions are known that have large volume and small coupling and even one explicit dS</text:p>
      <text:p text:style-name="Preformatted_20_Text">point was found using such setups. In type IIB all know solutions require intersect-</text:p>
      <text:p text:style-name="Preformatted_20_Text">ing sources, this time O5- and O7-planes, which means one relies once again on a</text:p>
      <text:p text:style-name="Preformatted_20_Text">smeared approximation.</text:p>
      <text:p text:style-name="Preformatted_20_Text">Finally, let us mention flux quantization as a condition that comes directly</text:p>
      <text:p text:style-name="Preformatted_20_Text">from string theory and restricts the low-energy effective theory. When one searches</text:p>
      <text:p text:style-name="Preformatted_20_Text"><text:s text:c="43"/>127</text:p>
      <text:p text:style-name="Preformatted_20_Text">numerically for solutions this condition is usually not imposed from the beginning</text:p>
      <text:p text:style-name="Preformatted_20_Text">and we will follow this approach in our analysis as well. The solutions that are</text:p>
      <text:p text:style-name="Preformatted_20_Text">obtained often are valid for a range of fluxes but not always.</text:p>
      <text:p text:style-name="Preformatted_20_Text">For the NSNS-flux H3 the condition boils down to the requirement that the integral of</text:p>
      <text:p text:style-name="Preformatted_20_Text">the flux over all cycles in integer holonomy has to return an integer. For the RR-fluxes</text:p>
      <text:p text:style-name="Preformatted_20_Text">the flux quantization condition changes in the presence of H3 . The correct framework</text:p>
      <text:p text:style-name="Preformatted_20_Text">to investigate this issue would be H3 -twisted K-theory [256, 257]. Luckily, for simply</text:p>
      <text:p text:style-name="Preformatted_20_Text">connected 6d manifolds this theory is isomorphic to H3 -twisted cohomology [258].</text:p>
      <text:p text:style-name="Preformatted_20_Text">Thus far, this has only be done for SU (2) × SU (2) = S 3 × S 3 [234]. For our case</text:p>
      <text:p text:style-name="Preformatted_20_Text">of SU (3) structure manifolds, where we expand everything in left-invariant forms,</text:p>
      <text:p text:style-name="Preformatted_20_Text">it seems that the fluxes do not have to be in twisted cohomology and thus not</text:p>
      <text:p text:style-name="Preformatted_20_Text">quantized. Nevertheless, the fluxes appear in the tadpole conditions and have to</text:p>
      <text:p text:style-name="Preformatted_20_Text"><text:soft-page-break/>cancel quantized charges. Then, they still have to be quantized in that sense.</text:p>
      <text:p text:style-name="Preformatted_20_Text">4.3.2 <text:s text:c="3"/>Critical de Sitter Points</text:p>
      <text:p text:style-name="Preformatted_20_Text">We now come to review de Sitter extrema that were found via numerical models</text:p>
      <text:p text:style-name="Preformatted_20_Text">in type IIA compactifications on SU (3) structure manifolds including curvature,</text:p>
      <text:p text:style-name="Preformatted_20_Text">fluxes and O6-planes. These models are similar to compactifications on T 6 . The</text:p>
      <text:p text:style-name="Preformatted_20_Text">scalar potential that should allow for the dS points comes from F − and D−terms</text:p>
      <text:p text:style-name="Preformatted_20_Text">[106, 259] in supergravity. A detailed review of these constructions, tailored for our</text:p>
      <text:p text:style-name="Preformatted_20_Text">purpose here, can be found in [234].</text:p>
      <text:p text:style-name="Preformatted_20_Text">In 4d we have a scalar potential that depends on 7 moduli at most. Among them are</text:p>
      <text:p text:style-name="Preformatted_20_Text">the axio-dilaton and the geometric scalars that appear when expanding the 3-form Ω</text:p>
      <text:p text:style-name="Preformatted_20_Text">and the Kähler form J. Appearing in V we also have parameters that come from the</text:p>
      <text:p text:style-name="Preformatted_20_Text">NSNS- and RR-fluxes and, furthermore, geometric fluxes from the SU (3) structure.</text:p>
      <text:p text:style-name="Preformatted_20_Text">The latter ones incorporate the curvature of the manifold. One can attempt to find</text:p>
      <text:p text:style-name="Preformatted_20_Text">critical points of this scalar potential using the moduli and parameters and some</text:p>
      <text:p text:style-name="Preformatted_20_Text">further conditions such as the positivity of the potential in order to find dS points.</text:p>
      <text:p text:style-name="Preformatted_20_Text">The earliest results were obtained in [43, 44], where 3 dS Extrema were found. In</text:p>
      <text:p text:style-name="Preformatted_20_Text">[238] a study covering different internal manifolds found over 100 de Sitter extrema.</text:p>
      <text:p text:style-name="Preformatted_20_Text">Then later in [1] we were able to extend this number by obtaining over 300 more</text:p>
      <text:p text:style-name="Preformatted_20_Text">such points. In the following we will discuss all of these points and their importance</text:p>
      <text:p text:style-name="Preformatted_20_Text">for the initial de Sitter swampland conjecture.</text:p>
      <text:p text:style-name="Preformatted_20_Text">One immediate issue with the numerical method of finding these points, however,</text:p>
      <text:p text:style-name="Preformatted_20_Text">is that all quantities, including the fluxes, are allowed to vary continuously. The</text:p>
      <text:p text:style-name="Preformatted_20_Text">conclusions of this would be that flux quantization or the tadpole conditions, cannot</text:p>
      <text:p text:style-name="Preformatted_20_Text">be satisfied. Fortunately, due to scaling freedoms in the models, this is not a fatal</text:p>
      <text:p text:style-name="Preformatted_20_Text"><text:s text:c="43"/>128</text:p>
      <text:p text:style-name="Preformatted_20_Text">flaw. It is possible to rescale moduli and fluxes while staying at a critical point and</text:p>
      <text:p text:style-name="Preformatted_20_Text">thus the flux quantization and tadpole conditions can be satisfied. In the particularly</text:p>
      <text:p text:style-name="Preformatted_20_Text">simple example of compactifications on S 3 × S 3 /(Z2 × Z2 ) the parameter space has</text:p>
      <text:p text:style-name="Preformatted_20_Text">been mapped out and one finds that it is possible to set all but one of the fluxes</text:p>
      <text:p text:style-name="Preformatted_20_Text">equal to 1. Effectively, the scalar potential then depends on one parameter and it</text:p>
      <text:p text:style-name="Preformatted_20_Text">is possible to attempt to find critical points. Indeed, dS critical points have been</text:p>
      <text:p text:style-name="Preformatted_20_Text">found [216] for a certain range of the parameter. Furthermore, in [234] the flux</text:p>
      <text:p text:style-name="Preformatted_20_Text">quantization contions have been worked out. Unfortunately, this leads to a small</text:p>
      <text:p text:style-name="Preformatted_20_Text">volume and strong coupling, which means that α0 and string loop corrections are</text:p>
      <text:p text:style-name="Preformatted_20_Text">significant and one cannot trust these critical points.</text:p>
      <text:p text:style-name="Preformatted_20_Text">We now move on to the different setups that were considered in [238] and, following</text:p>
      <text:p text:style-name="Preformatted_20_Text">the initial de Sitter swampland conjecture, by us in [1]. The numerical search was</text:p>
      <text:p text:style-name="Preformatted_20_Text">implemented using Mathematica and returned critical points with values for the</text:p>
      <text:p text:style-name="Preformatted_20_Text">moduli and fluxes around 1. In natural units, this typically leads to a volume of</text:p>
      <text:p text:style-name="Preformatted_20_Text">order O(10) − O(100) and an inverse string coupling of order O(10). These values</text:p>
      <text:p text:style-name="Preformatted_20_Text">can be considered to be acceptable, at least for our principal considerations here.</text:p>
      <text:p text:style-name="Preformatted_20_Text">The tadpole conditions are more troublesome with contributions of either sign of</text:p>
      <text:p text:style-name="Preformatted_20_Text">order O(10). For positive tadpoles one can, in principle, add an arbitrary number</text:p>
      <text:p text:style-name="Preformatted_20_Text">of D6-branes. On the other hand, for negative tadpoles, it would be necessary</text:p>
      <text:p text:style-name="Preformatted_20_Text">to add O6-planes. It is, however, not possible to add a large number of those as</text:p>
      <text:p text:style-name="Preformatted_20_Text">their number is fixed by the compactification to be of order one. A feature that</text:p>
      <text:p text:style-name="Preformatted_20_Text">cannot be changed and was already discussed in the previous section. In fact, the</text:p>
      <text:p text:style-name="Preformatted_20_Text">negative contributions to the tadpole from the O6-planes play an important role</text:p>
      <text:p text:style-name="Preformatted_20_Text">in avoiding the Maldacena-Núñez no-go theorem [223]. Hence, we conclude that</text:p>
      <text:p text:style-name="Preformatted_20_Text"><text:soft-page-break/>proper dS critical points should have one or more negative tadpole of O(1). Still,</text:p>
      <text:p text:style-name="Preformatted_20_Text">the points obtained in the numerical search are not doomed, as there is a scaling</text:p>
      <text:p text:style-name="Preformatted_20_Text">symmetry, universal to all investigated examples, that can be used to adjust the</text:p>
      <text:p text:style-name="Preformatted_20_Text">tadpole. Importantly, this rescaling does not change any physical results that we are</text:p>
      <text:p text:style-name="Preformatted_20_Text">interested in here. In practice, we have to scale the Kähler moduli by a constant</text:p>
      <text:p text:style-name="Preformatted_20_Text">and the complex structure moduli by its inverse. Requiring that the scalar potential</text:p>
      <text:p text:style-name="Preformatted_20_Text">changes at most by an overall multiplicative factor, which has no implications on</text:p>
      <text:p text:style-name="Preformatted_20_Text">the critical points, fixes the scaling behavior of the fluxes. The relevant physical</text:p>
      <text:p text:style-name="Preformatted_20_Text">quantities, like for example, the slow-roll parameter #, do not change at all. The</text:p>
      <text:p text:style-name="Preformatted_20_Text">geometric fluxes, depending on the model, stay invariant while the mass parameter</text:p>
      <text:p text:style-name="Preformatted_20_Text">and the tadpole change in a non-trivial manner. The models we consider have 4</text:p>
      <text:p text:style-name="Preformatted_20_Text">different, left-invariant 3-forms that each come with their own tadpole condition.</text:p>
      <text:p text:style-name="Preformatted_20_Text">Using the rescaling one can change the largest, negative tadpole such that it can be</text:p>
      <text:p text:style-name="Preformatted_20_Text"><text:s text:c="41"/>129</text:p>
      <text:p text:style-name="Preformatted_20_Text">satisfied by a single O6-plane. The rest of the tadpoles then can be accounted either</text:p>
      <text:p text:style-name="Preformatted_20_Text">by a single O6 again or some number of D6-branes. After the rescaling one has to</text:p>
      <text:p text:style-name="Preformatted_20_Text">check the internal volume and string coupling in order to see which models still have</text:p>
      <text:p text:style-name="Preformatted_20_Text">acceptable values for these two quantities. Here we found that there seems to be a</text:p>
      <text:p text:style-name="Preformatted_20_Text">correlation between the volume and the mass parameter F0 . All remaining models</text:p>
      <text:p text:style-name="Preformatted_20_Text">have</text:p>
      <text:p text:style-name="Preformatted_20_Text"><text:s text:c="30"/>F02 · vol6 ∼ O(1) − O(100) . <text:s text:c="23"/>(4.3.1)</text:p>
      <text:p text:style-name="Preformatted_20_Text">Thus, for large internal volume one would need particularly small F0 flux. This,</text:p>
      <text:p text:style-name="Preformatted_20_Text">however, cannot be since the quantization condition for F0 requires it to be an in-</text:p>
      <text:p text:style-name="Preformatted_20_Text">teger. While F0 = 1 and a volume of order 100 can be acceptable one might not</text:p>
      <text:p text:style-name="Preformatted_20_Text">be quite certain if it is safe to neglect α0 and string loop corrections. This problem</text:p>
      <text:p text:style-name="Preformatted_20_Text">deserves further attention in order to reach a satisfying conclusion. As it stands we</text:p>
      <text:p text:style-name="Preformatted_20_Text">have found models with vol6 ∼ O(100) and e−φ ∼ O(10), which are definitely in</text:p>
      <text:p text:style-name="Preformatted_20_Text">tension with the original de Sitter swampland condition.</text:p>
      <text:p text:style-name="Preformatted_20_Text">We would like to point out that the conclusion that no particularly large volume</text:p>
      <text:p text:style-name="Preformatted_20_Text">seems to be possible might be a limitation of the numerical implementation of the</text:p>
      <text:p text:style-name="Preformatted_20_Text">search. In the AdS vacua, based on CY-compactifications, found in [42], it is ana-</text:p>
      <text:p text:style-name="Preformatted_20_Text">lytically known that solutions with large volume exist in a limit with large F4 flux,</text:p>
      <text:p text:style-name="Preformatted_20_Text">as discussed in 4.2. Even though the same statements are not known for compact-</text:p>
      <text:p text:style-name="Preformatted_20_Text">ifications with curvature, examples with flux limits do exist, again, for AdS. In dS</text:p>
      <text:p text:style-name="Preformatted_20_Text">no flux limit has been identified thus far. Nevertheless, we also searched for anti-de</text:p>
      <text:p text:style-name="Preformatted_20_Text">Sitter points in our setups using the same numerical methodes as for de Sitter. The</text:p>
      <text:p text:style-name="Preformatted_20_Text">solutions obtained in this way showed the same property that F02 · vol6 is of order</text:p>
      <text:p text:style-name="Preformatted_20_Text">1 to 100. Due to the analytical existence of solutions with large volume this hints</text:p>
      <text:p text:style-name="Preformatted_20_Text">that there might be a limitation of the methodes employed at work, rather than a</text:p>
      <text:p text:style-name="Preformatted_20_Text">physical obstacle.</text:p>
      <text:p text:style-name="Preformatted_20_Text">4.3.3 <text:s text:c="3"/>de Sitter Extrema - Interim Summary</text:p>
      <text:p text:style-name="Preformatted_20_Text">In this section we discussed models where it is feasible to find de Sitter points that</text:p>
      <text:p text:style-name="Preformatted_20_Text">do not rely on an uplifting procedure and are in that sense classical. Such setups are</text:p>
      <text:p text:style-name="Preformatted_20_Text">the main target of the initial de Sitter swampland conjecture of [13]. We discussed</text:p>
      <text:p text:style-name="Preformatted_20_Text">several obstacles and potential resolutions that these constructions face. <text:soft-page-break/>Conditions</text:p>
      <text:p text:style-name="Preformatted_20_Text">that need to be met include intersecting O-planes and the flux quantization and</text:p>
      <text:p text:style-name="Preformatted_20_Text">tadpole conditions. For the first of these, recent progress [231, 252, 253] suggests that</text:p>
      <text:p text:style-name="Preformatted_20_Text">a solution is possible and that intersecting sources pose no problem. The second issue</text:p>
      <text:p text:style-name="Preformatted_20_Text">needs to be addressed in explicit examples. The numerical solutions from [1, 238] are</text:p>
      <text:p text:style-name="Preformatted_20_Text">only on the verge of being acceptable. With satisfied flux quantization and tadpole</text:p>
      <text:p text:style-name="Preformatted_20_Text"><text:s text:c="44"/>130</text:p>
      <text:p text:style-name="Preformatted_20_Text">conditions one is left with a volume that is at best around 100 in natural units. At</text:p>
      <text:p text:style-name="Preformatted_20_Text">this level it is not quite clear that α0 and string loop corrections are neglibel. Still, we</text:p>
      <text:p text:style-name="Preformatted_20_Text">argue that the solutions that were obtained are at least in tension with the de Sitter</text:p>
      <text:p text:style-name="Preformatted_20_Text">swampland conjecture and a refinement of it had to be the natural conclusion.</text:p>
      <text:p text:style-name="Preformatted_20_Text">4.4 <text:s text:c="4"/>A refined dS Conjecture</text:p>
      <text:p text:style-name="Preformatted_20_Text">Due to the criticism from both, classical dS constructions [1, 260] and Standard</text:p>
      <text:p text:style-name="Preformatted_20_Text">Model scalar potentials [45, 261–263], the initial de Sitter swampland conjecture [13],</text:p>
      <text:p text:style-name="Preformatted_20_Text">presented in (4.1.1), needed to be improved [245, 264]. In [40] the refined conjecture</text:p>
      <text:p text:style-name="Preformatted_20_Text">in (4.1.2) was presented which allows de Sitter extrema that are unstable and is no</text:p>
      <text:p text:style-name="Preformatted_20_Text">longer in tension with the Standard Model. In [3] we presented an alternative that</text:p>
      <text:p text:style-name="Preformatted_20_Text">has the advantage of condensing both conditions into one inequality and we support</text:p>
      <text:p text:style-name="Preformatted_20_Text">the parameters in the condition by the de Sitter extrema that were discussed in the</text:p>
      <text:p text:style-name="Preformatted_20_Text">previous section.</text:p>
      <text:p text:style-name="Preformatted_20_Text">4.4.1 <text:s text:c="3"/>Single Expression Conjecture</text:p>
      <text:p text:style-name="Preformatted_20_Text">When discussing the de Sitter conjecture we have an effective 4d theory in mind</text:p>
      <text:p text:style-name="Preformatted_20_Text">with scalars φi that couple to gravity. The action for such a theory can be written</text:p>
      <text:p text:style-name="Preformatted_20_Text">as: <text:s text:c="32"/># 2 <text:s text:c="31"/>#</text:p>
      <text:p text:style-name="Preformatted_20_Text"><text:s text:c="28"/>4 √</text:p>
      <text:p text:style-name="Preformatted_20_Text"><text:s text:c="24"/>Z</text:p>
      <text:p text:style-name="Preformatted_20_Text"><text:s text:c="37"/>MP <text:s text:c="8"/>1</text:p>
      <text:p text:style-name="Preformatted_20_Text"><text:s text:c="19"/>S = d x g4 <text:s text:c="29"/>i μ j <text:s text:c="4"/>i</text:p>
      <text:p text:style-name="Preformatted_20_Text"><text:s text:c="42"/>R4 − Kij ∂μ φ ∂ φ − V (φ ) , <text:s text:c="13"/>(4.4.1)</text:p>
      <text:p text:style-name="Preformatted_20_Text"><text:s text:c="39"/>2 <text:s text:c="7"/>2</text:p>
      <text:p text:style-name="Preformatted_20_Text">where R4 is the 4d Ricci scalar and the scalar potential V (φi ) determines the dy-</text:p>
      <text:p text:style-name="Preformatted_20_Text">namics of the scalars φi . In this section we will include the explicit factors of MP</text:p>
      <text:p text:style-name="Preformatted_20_Text">when necessary due to a point that will be raised further down below. In order to</text:p>
      <text:p text:style-name="Preformatted_20_Text">be precise, let us (re-) define some quantities we will be using in the following. The</text:p>
      <text:p text:style-name="Preformatted_20_Text">gradient of the scalar potential is:</text:p>
      <text:p text:style-name="Preformatted_20_Text"><text:s text:c="84"/>(4.4.2)</text:p>
      <text:p text:style-name="Preformatted_20_Text"><text:s text:c="43"/>p</text:p>
      <text:p text:style-name="Preformatted_20_Text"><text:s text:c="35"/>|∇V | = <text:s text:c="3"/>K ij ∂i V ∂j V ,</text:p>
      <text:p text:style-name="Preformatted_20_Text">and for the condition on the smallest value of the Hessian we use:</text:p>
      <text:p text:style-name="Preformatted_20_Text"><text:s text:c="21"/>min(∇i ∇j V ) = smallest eigenvalue of (∇i ∇j V ) . <text:s text:c="11"/>(4.4.3)</text:p>
      <text:p text:style-name="Preformatted_20_Text"><text:s text:c="45"/>131</text:p>
      <text:p text:style-name="Preformatted_20_Text">For a positive value of the potential we define the first and second slow-roll parame-</text:p>
      <text:p text:style-name="Preformatted_20_Text">ters3 to be:</text:p>
      <text:p text:style-name="Preformatted_20_Text"><text:s text:c="43"/>MP2 |∇V |2</text:p>
      <text:p text:style-name="Preformatted_20_Text"><text:s text:c="39"/>#= <text:s text:c="13"/>,</text:p>
      <text:p text:style-name="Preformatted_20_Text"><text:soft-page-break/><text:s text:c="44"/>2 V2 <text:s text:c="43"/>(4.4.4)</text:p>
      <text:p text:style-name="Preformatted_20_Text"><text:s text:c="45"/>2 min(∇ ∇j V )</text:p>
      <text:p text:style-name="Preformatted_20_Text"><text:s text:c="55"/>i</text:p>
      <text:p text:style-name="Preformatted_20_Text"><text:s text:c="38"/>η = MP <text:s text:c="18"/>.</text:p>
      <text:p text:style-name="Preformatted_20_Text"><text:s text:c="53"/>V</text:p>
      <text:p text:style-name="Preformatted_20_Text">Finally, for constant fields, the mass matrix is:</text:p>
      <text:p text:style-name="Preformatted_20_Text"><text:s text:c="43"/>Mji = ∇i ∇j V , <text:s text:c="33"/>(4.4.5)</text:p>
      <text:p text:style-name="Preformatted_20_Text">and the eigenvalues are the masses of the scalars. If negative eigenvalues are present</text:p>
      <text:p text:style-name="Preformatted_20_Text">we know that a tachyon is present and the extremum will be unstable. Likewise,</text:p>
      <text:p text:style-name="Preformatted_20_Text">a zero value of an eigenvalue means that we have a flat direction that might be</text:p>
      <text:p text:style-name="Preformatted_20_Text">problematic as well. The refined de Sitter conjecture (4.1.2), in terms of the quantities</text:p>
      <text:p text:style-name="Preformatted_20_Text">defined here and including factors of MP , is:</text:p>
      <text:p text:style-name="Preformatted_20_Text"><text:s text:c="36"/>c <text:s text:c="32"/>c0</text:p>
      <text:p text:style-name="Preformatted_20_Text"><text:s text:c="25"/>|∇V | ≥ <text:s text:c="6"/>V <text:s text:c="2"/>or <text:s text:c="3"/>min(∇i ∇j V ) ≤ − <text:s text:c="6"/>V, <text:s text:c="16"/>(4.4.6)</text:p>
      <text:p text:style-name="Preformatted_20_Text"><text:s text:c="34"/>MP <text:s text:c="32"/>MP2</text:p>
      <text:p text:style-name="Preformatted_20_Text">with our two order one parameters c and c0 . In terms of the slow-roll parameters,</text:p>
      <text:p text:style-name="Preformatted_20_Text">the refined de Sitter conjecture (4.1.2) reads:</text:p>
      <text:p text:style-name="Preformatted_20_Text"><text:s text:c="38"/>√</text:p>
      <text:p text:style-name="Preformatted_20_Text"><text:s text:c="40"/>2# ≥ c <text:s text:c="3"/>or η ≤ −c0 , <text:s text:c="29"/>(4.4.7)</text:p>
      <text:p text:style-name="Preformatted_20_Text">for as long as the value of the potential at the extremum is positive. Disregarding,</text:p>
      <text:p text:style-name="Preformatted_20_Text">for now, the motivation given in [40], the second part of the above expression is</text:p>
      <text:p text:style-name="Preformatted_20_Text">easily motivated if one wants to allow unstable dS extrema. The logical “or” is a</text:p>
      <text:p text:style-name="Preformatted_20_Text">strange sight in a physical expression and in [245] an attempt was made to propose</text:p>
      <text:p text:style-name="Preformatted_20_Text">a singular expression that incorporates both quantities, # and η, that reproduces the</text:p>
      <text:p text:style-name="Preformatted_20_Text">same key features, namely disallowing stable de Sitter points while allowing unstable,</text:p>
      <text:p text:style-name="Preformatted_20_Text">positive extrema. The problem of this proposal was that it was not formulated in</text:p>
      <text:p text:style-name="Preformatted_20_Text">a covariant manner. We not only rectified this issue in [3], motivate the parameter</text:p>
      <text:p text:style-name="Preformatted_20_Text">range of the parameters in the conjecture with data from [1] but also discussed the</text:p>
      <text:p text:style-name="Preformatted_20_Text">non-trivial limit of MP → ∞ of the expression. This (formal) limit is a key point</text:p>
      <text:p text:style-name="Preformatted_20_Text">in the swampland program as it corresponds to the decoupling of gravity from the</text:p>
      <text:p text:style-name="Preformatted_20_Text">field theory. For the conjectures this means that they have to be trivially satisfied in</text:p>
      <text:p text:style-name="Preformatted_20_Text">the decoupling limit as they should be valid in a regime where we have a consistent,</text:p>
      <text:p text:style-name="Preformatted_20_Text"><text:s text:c="4"/>3</text:p>
      <text:p text:style-name="Preformatted_20_Text"><text:s text:c="6"/>Strictly speaking the slow-roll parameters we use here are the ones only valid for single field</text:p>
      <text:p text:style-name="Preformatted_20_Text">slow-roll inflation, often denoted #V and ηV .</text:p>
      <text:p text:style-name="Preformatted_20_Text"><text:s text:c="49"/>132</text:p>
      <text:p text:style-name="Preformatted_20_Text">effective theory of quantum gravity. For the refined conjecture (4.4.6) this is trivially</text:p>
      <text:p text:style-name="Preformatted_20_Text">the case, in no small part due to the “or” appearing therein.</text:p>
      <text:p text:style-name="Preformatted_20_Text">We, on the other hand, propose a single expression as an alternative to the refined</text:p>
      <text:p text:style-name="Preformatted_20_Text">de Sitter conjecture that gives a simultaneous condition on # and η. Formulated as</text:p>
      <text:p text:style-name="Preformatted_20_Text">a conjecture:</text:p>
      <text:p text:style-name="Preformatted_20_Text">Any consistent, low energy, effective quantum gravity theory, that can be written as</text:p>
      <text:p text:style-name="Preformatted_20_Text">in (4.4.1), should satisfy the following condition whenever V &gt; 0:</text:p>
      <text:p text:style-name="Preformatted_20_Text"><text:s text:c="48"/>min(∇i ∇j V )</text:p>
      <text:p text:style-name="Preformatted_20_Text"><text:s text:c="24"/># <text:s text:c="10"/>#q</text:p>
      <text:p text:style-name="Preformatted_20_Text"><text:soft-page-break/><text:s text:c="30"/>|∇V |</text:p>
      <text:p text:style-name="Preformatted_20_Text"><text:s text:c="26"/>MP <text:s text:c="10"/>− <text:s text:c="2"/>aMP2 <text:s text:c="14"/>≥ b, <text:s text:c="15"/>(4.4.8)</text:p>
      <text:p text:style-name="Preformatted_20_Text"><text:s text:c="32"/>V <text:s text:c="19"/>V</text:p>
      <text:p text:style-name="Preformatted_20_Text">where the parameters are free but need to satisfy:</text:p>
      <text:p text:style-name="Preformatted_20_Text"><text:s text:c="22"/>a, b &gt; 0, <text:s text:c="4"/>a + b = 1, <text:s text:c="5"/>and <text:s text:c="6"/>q &gt; 2. <text:s text:c="13"/>(4.4.9)</text:p>
      <text:p text:style-name="Preformatted_20_Text">Written in terms of the slow-roll parameters this reads:</text:p>
      <text:p text:style-name="Preformatted_20_Text"><text:s text:c="80"/>(4.4.10)</text:p>
      <text:p text:style-name="Preformatted_20_Text"><text:s text:c="42"/>q</text:p>
      <text:p text:style-name="Preformatted_20_Text"><text:s text:c="37"/>(2#) 2 − aη ≥ b .</text:p>
      <text:p text:style-name="Preformatted_20_Text">We will motivate this conjecture, consisting of the inequality (4.4.8) and the bounds</text:p>
      <text:p text:style-name="Preformatted_20_Text">on the paramaters further down below.</text:p>
      <text:p text:style-name="Preformatted_20_Text">Before we come to that, let us mention that the decoupling limit is trivially satisfied</text:p>
      <text:p text:style-name="Preformatted_20_Text">by first dividing by MPq . Then one recovers (|∇V |/V )q ≥ 0 which is always satisfied.</text:p>
      <text:p text:style-name="Preformatted_20_Text">When going to an extremum one finds, due to the positivity of the parameters in the</text:p>
      <text:p text:style-name="Preformatted_20_Text">conjecture, that (min(∇i ∇j V )/V )|ext &lt; 0 which means that only unstable de Sitter</text:p>
      <text:p text:style-name="Preformatted_20_Text">points are allowed because we have at least one tachyon. Our conjecture thus has</text:p>
      <text:p text:style-name="Preformatted_20_Text">the same basic features as the refined dS conjecture of [40] but there are differences</text:p>
      <text:p text:style-name="Preformatted_20_Text">in the allowed values of # and η. Both conjectures disallow small values of # with</text:p>
      <text:p text:style-name="Preformatted_20_Text">positive η but differ in certain regions of the (#, η) parameter space. It is, however,</text:p>
      <text:p text:style-name="Preformatted_20_Text">not the case that one conjecture is strictly stronger than the other. This differences,</text:p>
      <text:p text:style-name="Preformatted_20_Text">depicted in figures 4.3 and 4.4, mean that the conjectures draw a different border of</text:p>
      <text:p text:style-name="Preformatted_20_Text">the swampland in the landscape and potentially allow or disallow certain models. For</text:p>
      <text:p text:style-name="Preformatted_20_Text">example, as we will discuss later on, single field slow-roll inflation is not impossible</text:p>
      <text:p text:style-name="Preformatted_20_Text">in our conjecture.</text:p>
      <text:p text:style-name="Preformatted_20_Text">We now move on to motivate our conjecture (4.4.8) by an argument based on the</text:p>
      <text:p text:style-name="Preformatted_20_Text">weak coupling regime similar to what was done in [40]. The idea is that when</text:p>
      <text:p text:style-name="Preformatted_20_Text">going to large distances in field space, corresponding to weak coupling, one is in a</text:p>
      <text:p text:style-name="Preformatted_20_Text">controlled regime of string theory. This is usually the case when the string coupling is</text:p>
      <text:p text:style-name="Preformatted_20_Text"><text:s text:c="44"/>133</text:p>
      <text:p text:style-name="Preformatted_20_Text"><text:s text:c="8"/>V’’</text:p>
      <text:p text:style-name="Preformatted_20_Text"><text:s text:c="8"/>V</text:p>
      <text:p text:style-name="Preformatted_20_Text"><text:s text:c="86"/>|V’|</text:p>
      <text:p text:style-name="Preformatted_20_Text"><text:s text:c="6"/>0 <text:s text:c="79"/>V</text:p>
      <text:p text:style-name="Preformatted_20_Text"><text:s text:c="51"/>1</text:p>
      <text:p text:style-name="Preformatted_20_Text"><text:s text:c="5"/>-1</text:p>
      <text:p text:style-name="Preformatted_20_Text">Figure 4.3. The excluded√regions of parameter space for both refined conjectures, (4.1.2)</text:p>
      <text:p text:style-name="Preformatted_20_Text">and (4.4.8). The axis are ( 2#, η), denoted in the graphs as (|V 0 |/V, V 00 /V ). The upper left</text:p>
      <text:p text:style-name="Preformatted_20_Text">quadrant of the dashed lines is excluded for the refined conjecture of [40] and everything</text:p>
      <text:p text:style-name="Preformatted_20_Text">up and left of the curved solid line is excluded for our refined conjecture. The <text:soft-page-break/>differences</text:p>
      <text:p text:style-name="Preformatted_20_Text">between the two conjectures are the approximately triangular shaped region near the cross</text:p>
      <text:p text:style-name="Preformatted_20_Text">(shaded pink) which is allowed by our conjecture and the regions right of and below the</text:p>
      <text:p text:style-name="Preformatted_20_Text">dashed lines up to the solid curved line (shaded light blue). Those are excluded by our</text:p>
      <text:p text:style-name="Preformatted_20_Text">conjecture but allowed by the conjecture (4.1.2). The selected value of a = 1/5.7 in this</text:p>
      <text:p text:style-name="Preformatted_20_Text">picture gives a good overview of the different regions. The choices c = c0 = 1 puts the</text:p>
      <text:p text:style-name="Preformatted_20_Text">dashed lines at −1 and 1. For q we chose 4.</text:p>
      <text:p text:style-name="Preformatted_20_Text">small, the dilaton is large and negative, α0 corrections are negligible and the internal</text:p>
      <text:p text:style-name="Preformatted_20_Text">volume is large. When going to large distances in field space one also has to consider</text:p>
      <text:p text:style-name="Preformatted_20_Text">the swampland distance conjecture [265] for the case of a non-zero scalar potential</text:p>
      <text:p text:style-name="Preformatted_20_Text">[266, 267]. In short, the distance conjecture proposes that infinite towers of light</text:p>
      <text:p text:style-name="Preformatted_20_Text">modes appear when going to large distances in moduli space. Since more degrees</text:p>
      <text:p text:style-name="Preformatted_20_Text">of freedom enter the effective theory one can relate this to entropy. De Sitter space</text:p>
      <text:p text:style-name="Preformatted_20_Text">has a finite amount of entropy given by the Gibbons-Hawking entropy [268]. In the</text:p>
      <text:p text:style-name="Preformatted_20_Text">weak coupling limit, we assume that the Bousso bound [269] is saturated. In order to</text:p>
      <text:p text:style-name="Preformatted_20_Text">apply these tools for our purpose in a universe that undergoes accelerated expansion</text:p>
      <text:p text:style-name="Preformatted_20_Text">we have to make sure that we remain within a semi-classical description. Concretely,</text:p>
      <text:p text:style-name="Preformatted_20_Text">this boils down to the fact that the second slow-roll parameter η has to be below</text:p>
      <text:p text:style-name="Preformatted_20_Text">−1, which corresponds to the second condition in (4.4.6). The goal of the following</text:p>
      <text:p text:style-name="Preformatted_20_Text">derivation is to motivate the conjecture (4.4.8) and the parameter ranges of a, b, and</text:p>
      <text:p text:style-name="Preformatted_20_Text"><text:s text:c="45"/>134</text:p>
      <text:p text:style-name="Preformatted_20_Text"><text:s text:c="26"/>V’’</text:p>
      <text:p text:style-name="Preformatted_20_Text"><text:s text:c="26"/>V</text:p>
      <text:p text:style-name="Preformatted_20_Text"><text:s text:c="63"/>|V’|</text:p>
      <text:p text:style-name="Preformatted_20_Text"><text:s text:c="24"/>0 <text:s text:c="38"/>V</text:p>
      <text:p text:style-name="Preformatted_20_Text"><text:s text:c="46"/>1</text:p>
      <text:p text:style-name="Preformatted_20_Text"><text:s text:c="23"/>-1</text:p>
      <text:p text:style-name="Preformatted_20_Text"><text:s text:c="25"/>V’’</text:p>
      <text:p text:style-name="Preformatted_20_Text"><text:s text:c="25"/>V</text:p>
      <text:p text:style-name="Preformatted_20_Text"><text:s text:c="62"/>|V’|</text:p>
      <text:p text:style-name="Preformatted_20_Text"><text:s text:c="23"/>0 <text:s text:c="38"/>V</text:p>
      <text:p text:style-name="Preformatted_20_Text"><text:s text:c="46"/>1</text:p>
      <text:p text:style-name="Preformatted_20_Text"><text:s text:c="22"/>-1</text:p>
      <text:p text:style-name="Preformatted_20_Text">Figure 4.4. For different values of the parameter a the differences in allowed/excluded</text:p>
      <text:p text:style-name="Preformatted_20_Text">regions change as some regions merge or disappear compared to 4.3. On the left we have</text:p>
      <text:p text:style-name="Preformatted_20_Text">a = 1. Here the region below the curved line is only excluded by the conjecture (4.1.2).</text:p>
      <text:p text:style-name="Preformatted_20_Text">On the right we have a = 1/2. There the conjectures agree for very small #. Again, the</text:p>
      <text:p text:style-name="Preformatted_20_Text">other parameters are c = c0 = 1 and q = 4</text:p>
      <text:p text:style-name="Preformatted_20_Text">q.</text:p>
      <text:p text:style-name="Preformatted_20_Text">Let us start the motivation of our conjecture by considering a single, canon-</text:p>
      <text:p text:style-name="Preformatted_20_Text">ically normalized scalar field φ with scalar potential V in the low-energy effective</text:p>
      <text:p text:style-name="Preformatted_20_Text"><text:soft-page-break/>theory. As is argued in [40], the scalar potential takes the form:</text:p>
      <text:p text:style-name="Preformatted_20_Text"><text:s text:c="80"/>(4.4.11)</text:p>
      <text:p text:style-name="Preformatted_20_Text"><text:s text:c="50"/>#−k</text:p>
      <text:p text:style-name="Preformatted_20_Text"><text:s text:c="33"/>V (φ) = n(φ)edφ <text:s text:c="6"/>,</text:p>
      <text:p text:style-name="Preformatted_20_Text">where both parameters d and k are positive. The function n(φ) counts the number</text:p>
      <text:p text:style-name="Preformatted_20_Text">of towers that become light in the asymptotic regime. This means that n(φ) &gt; 0</text:p>
      <text:p text:style-name="Preformatted_20_Text">and ∂φ n =: n0 &gt; 0 as the number of contributing towers grows when going to large</text:p>
      <text:p text:style-name="Preformatted_20_Text">distances in field space. Using this we can write:</text:p>
      <text:p text:style-name="Preformatted_20_Text"><text:s text:c="34"/>V0 <text:s text:c="12"/>n0</text:p>
      <text:p text:style-name="Preformatted_20_Text"><text:s text:c="43"/># <text:s text:c="7"/>#</text:p>
      <text:p text:style-name="Preformatted_20_Text"><text:s text:c="37"/>= −k d + <text:s text:c="8"/>, <text:s text:c="24"/>(4.4.12)</text:p>
      <text:p text:style-name="Preformatted_20_Text"><text:s text:c="34"/>V <text:s text:c="13"/>n</text:p>
      <text:p text:style-name="Preformatted_20_Text"><text:s text:c="42"/>135</text:p>
      <text:p text:style-name="Preformatted_20_Text">using n0 &gt; 0 this leads to the first condition of (4.4.6):</text:p>
      <text:p text:style-name="Preformatted_20_Text"><text:s text:c="41"/>|V 0 |</text:p>
      <text:p text:style-name="Preformatted_20_Text"><text:s text:c="48"/>≥ k · d =: c , <text:s text:c="21"/>(4.4.13)</text:p>
      <text:p text:style-name="Preformatted_20_Text"><text:s text:c="43"/>V</text:p>
      <text:p text:style-name="Preformatted_20_Text">where we now defined the familiar order one parameter c. Exponentiating this with</text:p>
      <text:p text:style-name="Preformatted_20_Text">q we find: <text:s text:c="10"/># 0 #q <text:s text:c="23"/>#q</text:p>
      <text:p text:style-name="Preformatted_20_Text"><text:s text:c="48"/>n0 <text:s text:c="19"/>n0 q−1</text:p>
      <text:p text:style-name="Preformatted_20_Text"><text:s text:c="40"/># <text:s text:c="19"/># <text:s text:c="14"/>#</text:p>
      <text:p text:style-name="Preformatted_20_Text"><text:s text:c="24"/>|V |</text:p>
      <text:p text:style-name="Preformatted_20_Text"><text:s text:c="33"/>=k d+q <text:s text:c="19"/>q</text:p>
      <text:p text:style-name="Preformatted_20_Text"><text:s text:c="55"/>≥k d +q dq</text:p>
      <text:p text:style-name="Preformatted_20_Text"><text:s text:c="79"/>, <text:s text:c="3"/>(4.4.14)</text:p>
      <text:p text:style-name="Preformatted_20_Text"><text:s text:c="26"/>V <text:s text:c="20"/>n <text:s text:c="20"/>n</text:p>
      <text:p text:style-name="Preformatted_20_Text">which holds since all terms in the power expansion are positive. This is true not only</text:p>
      <text:p text:style-name="Preformatted_20_Text">for integers q &gt; 2 but also more generally for real valued q since:</text:p>
      <text:p text:style-name="Preformatted_20_Text"><text:s text:c="31"/>Z <text:s text:c="2"/>x+y <text:s text:c="14"/>Z <text:s/>x+y</text:p>
      <text:p text:style-name="Preformatted_20_Text"><text:s text:c="19"/>q</text:p>
      <text:p text:style-name="Preformatted_20_Text"><text:s text:c="12"/>(x + y) − x = <text:s/>q</text:p>
      <text:p text:style-name="Preformatted_20_Text"><text:s text:c="39"/>dt qt q−1</text:p>
      <text:p text:style-name="Preformatted_20_Text"><text:s text:c="49"/>≥ <text:s text:c="9"/>dt qxq−1 = qyxq−1 . <text:s text:c="4"/>(4.4.15)</text:p>
      <text:p text:style-name="Preformatted_20_Text"><text:s text:c="33"/>x <text:s text:c="19"/>x</text:p>
      <text:p text:style-name="Preformatted_20_Text">In order to arrive at our conjecture (4.4.8) we also use the second derivative of the</text:p>
      <text:p text:style-name="Preformatted_20_Text">scalar potential to compute:</text:p>
      <text:p text:style-name="Preformatted_20_Text"><text:s text:c="26"/>V 00 <text:s text:c="12"/>n0 <text:s text:c="26"/>n00</text:p>
      <text:p text:style-name="Preformatted_20_Text"><text:s text:c="49"/># <text:s text:c="15"/>#</text:p>
      <text:p text:style-name="Preformatted_20_Text"><text:s text:c="52"/>k+1</text:p>
      <text:p text:style-name="Preformatted_20_Text"><text:s text:c="31"/>= k 2 d2 + k <text:s text:c="14"/>+ 2kd − k . <text:s text:c="14"/>(4.4.16)</text:p>
      <text:p text:style-name="Preformatted_20_Text"><text:s text:c="27"/>V <text:s text:c="15"/>n <text:s text:c="8"/>n <text:s text:c="17"/>n</text:p>
      <text:p text:style-name="Preformatted_20_Text">We then assume n ≥ 1 as in the asymptotic regime the number of towers that</text:p>
      <text:p text:style-name="Preformatted_20_Text">become light grows and it is therefore reasonable to start with at least one tower.</text:p>
      <text:p text:style-name="Preformatted_20_Text">Furthermore, we also consider n00 ≥ 0 as the number of towers that become relevant</text:p>
      <text:p text:style-name="Preformatted_20_Text">should continue to grow the farther one goes in field space. Writing these conditions</text:p>
      <text:p text:style-name="Preformatted_20_Text">as:</text:p>
      <text:p text:style-name="Preformatted_20_Text"><text:s text:c="59"/>n00</text:p>
      <text:p text:style-name="Preformatted_20_Text"><text:s text:c="36"/>n≥1 <text:s text:c="8"/>and <text:s text:c="11"/>≥ 0, <text:s text:c="16"/>(4.4.17)</text:p>
      <text:p text:style-name="Preformatted_20_Text"><text:s text:c="60"/>n</text:p>
      <text:p text:style-name="Preformatted_20_Text"><text:soft-page-break/>we deduce from the above expression that:</text:p>
      <text:p text:style-name="Preformatted_20_Text"><text:s text:c="32"/>V 00 <text:s text:c="13"/>n0</text:p>
      <text:p text:style-name="Preformatted_20_Text"><text:s text:c="37"/>≤ k 2 d2 + k(k + 1 + 2kd) . <text:s text:c="19"/>(4.4.18)</text:p>
      <text:p text:style-name="Preformatted_20_Text"><text:s text:c="33"/>V <text:s text:c="16"/>n</text:p>
      <text:p text:style-name="Preformatted_20_Text">Combining (4.4.14) and (4.4.18) we find:</text:p>
      <text:p text:style-name="Preformatted_20_Text"><text:s text:c="15"/>#q</text:p>
      <text:p text:style-name="Preformatted_20_Text"><text:s text:c="8"/>|V 0 | <text:s text:c="6"/>V 00 <text:s text:c="23"/>n0 # q q−1</text:p>
      <text:p text:style-name="Preformatted_20_Text"><text:s text:c="6"/>#</text:p>
      <text:p text:style-name="Preformatted_20_Text"><text:s text:c="26"/>≥ k q dq − ak 2 d2 + <text:s text:c="37"/>(4.4.19)</text:p>
      <text:p text:style-name="Preformatted_20_Text"><text:s text:c="81"/>#</text:p>
      <text:p text:style-name="Preformatted_20_Text"><text:s text:c="18"/>−a <text:s text:c="33"/>qk d <text:s text:c="5"/>− ak(k + 1 + 2kd) ,</text:p>
      <text:p text:style-name="Preformatted_20_Text"><text:s text:c="9"/>V <text:s text:c="10"/>V <text:s text:c="27"/>n</text:p>
      <text:p text:style-name="Preformatted_20_Text">where we assumed n0 /n to be constant and introduced the parameters a and b</text:p>
      <text:p text:style-name="Preformatted_20_Text">as:</text:p>
      <text:p text:style-name="Preformatted_20_Text"><text:s text:c="42"/>q(kd)q−1</text:p>
      <text:p text:style-name="Preformatted_20_Text"><text:s text:c="34"/>a= <text:s text:c="19"/>,</text:p>
      <text:p text:style-name="Preformatted_20_Text"><text:s text:c="40"/>k + 1 + 2kd <text:s text:c="32"/>(4.4.20)</text:p>
      <text:p text:style-name="Preformatted_20_Text"><text:s text:c="45"/>q k + 1 + kd(2 − q)</text:p>
      <text:p text:style-name="Preformatted_20_Text"><text:s text:c="35"/>b = (kd) <text:s text:c="24"/>.</text:p>
      <text:p text:style-name="Preformatted_20_Text"><text:s text:c="51"/>k + 1 + 2kd</text:p>
      <text:p text:style-name="Preformatted_20_Text"><text:s text:c="51"/>136</text:p>
      <text:p text:style-name="Preformatted_20_Text">With this we obtain our conjecture that was already given previously without moti-</text:p>
      <text:p text:style-name="Preformatted_20_Text">vation in (4.4.8): <text:s text:c="14"/># 0 #q</text:p>
      <text:p text:style-name="Preformatted_20_Text"><text:s text:c="36"/>|V | <text:s text:c="7"/>V 00</text:p>
      <text:p text:style-name="Preformatted_20_Text"><text:s text:c="43"/>−a <text:s text:c="7"/>≥ b. <text:s text:c="21"/>(4.4.21)</text:p>
      <text:p text:style-name="Preformatted_20_Text"><text:s text:c="37"/>V <text:s text:c="9"/>V</text:p>
      <text:p text:style-name="Preformatted_20_Text">If we require c to be of order one, as was already done in [13], we find that since</text:p>
      <text:p text:style-name="Preformatted_20_Text">c = kd ∼ 1:</text:p>
      <text:p text:style-name="Preformatted_20_Text"><text:s text:c="46"/>q</text:p>
      <text:p text:style-name="Preformatted_20_Text"><text:s text:c="39"/>a= <text:s text:c="9"/>,</text:p>
      <text:p text:style-name="Preformatted_20_Text"><text:s text:c="43"/>k+3</text:p>
      <text:p text:style-name="Preformatted_20_Text"><text:s text:c="51"/>q</text:p>
      <text:p text:style-name="Preformatted_20_Text"><text:s text:c="39"/>b=1− <text:s text:c="11"/>, <text:s text:c="22"/>(4.4.22)</text:p>
      <text:p text:style-name="Preformatted_20_Text"><text:s text:c="48"/>k+3</text:p>
      <text:p text:style-name="Preformatted_20_Text"><text:s text:c="35"/>a + b = 1.</text:p>
      <text:p text:style-name="Preformatted_20_Text">For consistency we also have to require:</text:p>
      <text:p text:style-name="Preformatted_20_Text"><text:s text:c="39"/>q &lt; k + 3, <text:s text:c="29"/>(4.4.23)</text:p>
      <text:p text:style-name="Preformatted_20_Text">because a and b have to be positive (see equation (4.4.20)). This certainly can hold</text:p>
      <text:p text:style-name="Preformatted_20_Text">for q &gt; 2 where we will allow real valued q as well.</text:p>
      <text:p text:style-name="Preformatted_20_Text">4.4.2 <text:s text:c="2"/>Constraining Parameters with known Examples</text:p>
      <text:p text:style-name="Preformatted_20_Text">Here, we will use solutions, like the ones discussed in the previous section, in order</text:p>
      <text:p text:style-name="Preformatted_20_Text">to constrain the parameters a, b and q appearing in our conjecture (4.4.8). We</text:p>
      <text:p text:style-name="Preformatted_20_Text">use points obtained from classical solutions as they have less intrinsic problems as</text:p>
      <text:p text:style-name="Preformatted_20_Text">constructions relying on anti-D-brane uplifts. Still, we have the same requirements</text:p>
      <text:p text:style-name="Preformatted_20_Text">as discussed in section 4.3.1. For a discussion about the construction and search for</text:p>
      <text:p text:style-name="Preformatted_20_Text">such classical de Sitter points look there or in [43, 44, 238]. We use two types of</text:p>
      <text:p text:style-name="Preformatted_20_Text">points, classical unstable de Sitter points that are extrema, found in [238] and later</text:p>
      <text:p text:style-name="Preformatted_20_Text">extended by us in [1] and non-extrema with V &gt; 0, obtained in [241]. The latter <text:soft-page-break/>were</text:p>
      <text:p text:style-name="Preformatted_20_Text">obtained from similar setups as our unstable dS points and they face the same issues</text:p>
      <text:p text:style-name="Preformatted_20_Text">as well. We select several points from both data sets that have acceptable values for</text:p>
      <text:p text:style-name="Preformatted_20_Text">the string coupling and internal volume in such a way that they limit the parameters</text:p>
      <text:p text:style-name="Preformatted_20_Text">of the conjecture the most. This basically means that they allow as many models</text:p>
      <text:p text:style-name="Preformatted_20_Text">in the landscape as possible from the data we have at our disposal. One interesting</text:p>
      <text:p text:style-name="Preformatted_20_Text">thing to note is that the curve, given by the conjecture (4.4.8), always runs through</text:p>
      <text:p text:style-name="Preformatted_20_Text"><text:s/>√ <text:s text:c="46"/>√</text:p>
      <text:p text:style-name="Preformatted_20_Text">( 2#, η) = (1, 1), meaning that points with 2# ≥ 1 and η ≤ 1 do not constrain</text:p>
      <text:p text:style-name="Preformatted_20_Text">the parameters. The solutions we selected are given in table 4.1 and we illustrate</text:p>
      <text:p text:style-name="Preformatted_20_Text">the situation in figure 4.5. We note that these points also conform with the refined</text:p>
      <text:p text:style-name="Preformatted_20_Text">de Sitter conjecture (4.1.2), for reasonable values of c and c0 . The deviation from 1</text:p>
      <text:p text:style-name="Preformatted_20_Text">is typically done as there is no reason that forces them to strictly be equal to that</text:p>
      <text:p text:style-name="Preformatted_20_Text">value.</text:p>
      <text:p text:style-name="Preformatted_20_Text"><text:s text:c="42"/>137</text:p>
      <text:p text:style-name="Preformatted_20_Text"><text:s text:c="15"/>√ <text:s text:c="24"/>√ <text:s text:c="21"/>√</text:p>
      <text:p text:style-name="Preformatted_20_Text"><text:s text:c="17"/>2#V <text:s text:c="9"/>ηV <text:s text:c="11"/>2#V <text:s text:c="8"/>ηV <text:s text:c="8"/>2#V <text:s text:c="5"/>ηV</text:p>
      <text:p text:style-name="Preformatted_20_Text"><text:s text:c="12"/>3.738 · 10−10 <text:s text:c="2"/>−2.495 <text:s text:c="3"/>1.728 · 10−6 <text:s text:c="3"/>−3.927 <text:s text:c="4"/>0.950 <text:s text:c="3"/>−0.077</text:p>
      <text:p text:style-name="Preformatted_20_Text"><text:s text:c="12"/>3.711 · 10−7 <text:s text:c="3"/>−3.663 <text:s text:c="3"/>1.894 · 10−6 <text:s text:c="3"/>−3.964 <text:s text:c="4"/>0.927 <text:s text:c="3"/>−0.151</text:p>
      <text:p text:style-name="Preformatted_20_Text"><text:s text:c="12"/>1.479 · 10−6 <text:s text:c="3"/>−3.673 <text:s text:c="3"/>2.378 · 10−6 <text:s text:c="3"/>−3.973 <text:s text:c="4"/>0.875 <text:s text:c="3"/>−0.162</text:p>
      <text:p text:style-name="Preformatted_20_Text"><text:s text:c="12"/>7.733 · 10−6 <text:s text:c="3"/>−3.727 <text:s text:c="3"/>1.129 · 10−6 <text:s text:c="3"/>−4.049 <text:s text:c="4"/>0.885 <text:s text:c="3"/>−0.318</text:p>
      <text:p text:style-name="Preformatted_20_Text"><text:s text:c="12"/>4.487 · 10−6 <text:s text:c="3"/>−3.904 <text:s text:c="3"/>2.859 · 10−6 <text:s text:c="3"/>−4.049</text:p>
      <text:p text:style-name="Preformatted_20_Text"><text:s text:c="12"/>2.712 · 10−6 <text:s text:c="3"/>−3.914 <text:s text:c="3"/>6.255 · 10−6 <text:s text:c="3"/>−4.145</text:p>
      <text:p text:style-name="Preformatted_20_Text"><text:s text:c="12"/>8.251 · 10−7 <text:s text:c="3"/>−3.915 <text:s text:c="3"/>1.998 · 10−6 <text:s text:c="3"/>−4.186</text:p>
      <text:p text:style-name="Preformatted_20_Text"><text:s text:c="12"/>1.105 · 10−6 <text:s text:c="3"/>−3.915 <text:s text:c="3"/>4.634 · 10−6 <text:s text:c="3"/>−4.187</text:p>
      <text:p text:style-name="Preformatted_20_Text"><text:s text:c="12"/>9.719 · 10−7 <text:s text:c="3"/>−3.918 <text:s text:c="3"/>4.289 · 10−5 <text:s text:c="3"/>−4.211</text:p>
      <text:p text:style-name="Preformatted_20_Text"><text:s text:c="12"/>1.248 · 10−6 <text:s text:c="3"/>−3.922 <text:s text:c="3"/>2.562 · 10−5 <text:s text:c="3"/>−4.297</text:p>
      <text:p text:style-name="Preformatted_20_Text">Table 4.1. 20 data points of de Sitter extrema from [1, 238] in the left and middle column</text:p>
      <text:p text:style-name="Preformatted_20_Text">and 4 points of classical non-extrema from [241] in the rightmost column.</text:p>
      <text:p text:style-name="Preformatted_20_Text"><text:s text:c="7"/>V’’</text:p>
      <text:p text:style-name="Preformatted_20_Text"><text:s text:c="7"/>V</text:p>
      <text:p text:style-name="Preformatted_20_Text"><text:s text:c="86"/>|V’|</text:p>
      <text:p text:style-name="Preformatted_20_Text"><text:s text:c="55"/>★ ★</text:p>
      <text:p text:style-name="Preformatted_20_Text"><text:s text:c="52"/>★</text:p>
      <text:p text:style-name="Preformatted_20_Text"><text:s text:c="53"/>★</text:p>
      <text:p text:style-name="Preformatted_20_Text"><text:s text:c="60"/>1</text:p>
      <text:p text:style-name="Preformatted_20_Text"><text:s text:c="87"/>V</text:p>
      <text:p text:style-name="Preformatted_20_Text"><text:s text:c="4"/>-1</text:p>
      <text:p text:style-name="Preformatted_20_Text">Figure 4.5. In this figure we present the way how known solutions, listed in table 4.1, con-</text:p>
      <text:p text:style-name="Preformatted_20_Text">strain the parameters of the conjecture (4.4.8). The red dots are the de Sitter extrema while</text:p>
      <text:p text:style-name="Preformatted_20_Text">the red stars give the saddle points. We adjusted the parameters such that the conjecture</text:p>
      <text:p text:style-name="Preformatted_20_Text">agrees with the known solutions which is in agreement with the general expected values</text:p>
      <text:p text:style-name="Preformatted_20_Text">allowed for these parameters. For the lines symbolizing the typical de Sitter conjecture</text:p>
      <text:p text:style-name="Preformatted_20_Text">c = c0 = 1 was used again.</text:p>
      <text:p text:style-name="Preformatted_20_Text"><text:soft-page-break/><text:s text:c="45"/>138</text:p>
      <text:p text:style-name="Preformatted_20_Text">The data points constrain the parameters in (4.4.8) in the following way:</text:p>
      <text:p text:style-name="Preformatted_20_Text"><text:s text:c="4"/>• The points that have # ∼ 0 give:</text:p>
      <text:p text:style-name="Preformatted_20_Text"><text:s text:c="35"/>1</text:p>
      <text:p text:style-name="Preformatted_20_Text"><text:s text:c="28"/>a≥ <text:s text:c="9"/>which leads to <text:s text:c="3"/>a ≥ 0.286 . <text:s text:c="10"/>(4.4.24)</text:p>
      <text:p text:style-name="Preformatted_20_Text"><text:s text:c="33"/>1−η</text:p>
      <text:p text:style-name="Preformatted_20_Text"><text:s text:c="4"/>• b is then given by a + b = 1 to b ≤ 0.714.</text:p>
      <text:p text:style-name="Preformatted_20_Text"><text:s text:c="4"/>• With these values the point (#, η) = (0.875, −0.162), extracted from table 4.1,</text:p>
      <text:p text:style-name="Preformatted_20_Text"><text:s text:c="7"/>provides an upper bound of q ≤ 3.03.</text:p>
      <text:p text:style-name="Preformatted_20_Text">Note, however, that the bound for q is a conservative value, where we assumed that</text:p>
      <text:p text:style-name="Preformatted_20_Text">the bound of a is saturated. If we choose a higher value of a then q can likewise be</text:p>
      <text:p text:style-name="Preformatted_20_Text">a higher number.</text:p>
      <text:p text:style-name="Preformatted_20_Text">As a final remark we want to mention some more points that were obtained in the</text:p>
      <text:p text:style-name="Preformatted_20_Text">literature. They are not more constraining than what is presented here but are</text:p>
      <text:p text:style-name="Preformatted_20_Text">generally of the same order which gives some weight to our discussion.</text:p>
      <text:p text:style-name="Preformatted_20_Text">In similar type IIA setups as discussed here the authors of [44] mention de Sitter</text:p>
      <text:p text:style-name="Preformatted_20_Text">points with η ' −3.7 and η ' −2.5.</text:p>
      <text:p text:style-name="Preformatted_20_Text">In type IIB solutions found in [215] obtained a value of η ' −3.1. This is a nice hint</text:p>
      <text:p text:style-name="Preformatted_20_Text">at the universality of these bounds.</text:p>
      <text:p text:style-name="Preformatted_20_Text">Lastly, there is an interesting analytical upper bound on η that was derived in [239]</text:p>
      <text:p text:style-name="Preformatted_20_Text">for specific constructions in 4d, N = 1 supergravities that are parametrically close to</text:p>
      <text:p text:style-name="Preformatted_20_Text">Minkowski solutions. The bound is η ≤ −4/3 which would be a bit more constraining</text:p>
      <text:p text:style-name="Preformatted_20_Text">than our explicit examples. It is, unfortunately, not clear to us if this bound can be</text:p>
      <text:p text:style-name="Preformatted_20_Text">reached via an explicit and consistent string construction.</text:p>
      <text:p text:style-name="Preformatted_20_Text">4.4.3 <text:s text:c="3"/>A Note on cosmological Implications</text:p>
      <text:p text:style-name="Preformatted_20_Text">Since the refined de Sitter conjecture gives constraints on the two slow-roll parame-</text:p>
      <text:p text:style-name="Preformatted_20_Text">ters # and η, as evident from (4.4.10), it is natural to consider potential implications</text:p>
      <text:p text:style-name="Preformatted_20_Text">for the theory of inflation. In inflationary models one does not sit at an extremum</text:p>
      <text:p text:style-name="Preformatted_20_Text">but instead on a flat slope. Nevertheless, the conjecture should hold in general, not</text:p>
      <text:p text:style-name="Preformatted_20_Text">only for specific points. Hence, we can restrict the space of allowed inflationary the-</text:p>
      <text:p text:style-name="Preformatted_20_Text">ories if we take the conditions of (4.4.10) serious.</text:p>
      <text:p text:style-name="Preformatted_20_Text">First off, our conjecture favors models with η ≤ 0 which implies that single field</text:p>
      <text:p text:style-name="Preformatted_20_Text">models that have a positive scalar potential should have a concave form of the po-</text:p>
      <text:p text:style-name="Preformatted_20_Text">tential. This is even more interesting as such potentials have recently been found to</text:p>
      <text:p text:style-name="Preformatted_20_Text">be favored by experimental data as well [9].</text:p>
      <text:p text:style-name="Preformatted_20_Text">In particular, single field inflation models are only allowed by our conjecture if they</text:p>
      <text:p text:style-name="Preformatted_20_Text"><text:s text:c="42"/>139</text:p>
      <text:p text:style-name="Preformatted_20_Text">have parameters that satisfy a ' 1 and b # 1, which is possible. A setup that has</text:p>
      <text:p text:style-name="Preformatted_20_Text"># ≤ −η ' b # 1 is favored by current observations [9] and satisfies our conjecture for</text:p>
      <text:p text:style-name="Preformatted_20_Text">all q. For q ' 2 even convex potentials are allowed and thus our conjecture (4.4.8)</text:p>
      <text:p text:style-name="Preformatted_20_Text">does allow single field slow-roll models as opposed to the original refined conjecture</text:p>
      <text:p text:style-name="Preformatted_20_Text">(4.1.2) of [40] where more complicated setups, in order to safe inflationary models,</text:p>
      <text:p text:style-name="Preformatted_20_Text">were required [270, 271].</text:p>
      <text:p text:style-name="Preformatted_20_Text"><text:soft-page-break/>As an alternative to inflation models, works on the de Sitter swampland conjecture,</text:p>
      <text:p text:style-name="Preformatted_20_Text">often advertise so-called quintessence [272]. Such models have a potential with a very</text:p>
      <text:p text:style-name="Preformatted_20_Text">flat runaway direction. The simplest example that is often used for this potential</text:p>
      <text:p text:style-name="Preformatted_20_Text">is:</text:p>
      <text:p text:style-name="Preformatted_20_Text"><text:s text:c="39"/>V (φ) = V0 e−λφ , <text:s text:c="22"/>(4.4.25)</text:p>
      <text:p text:style-name="Preformatted_20_Text">where λ &gt; 0 is some parameter. Note that this potential is convex, which is not</text:p>
      <text:p text:style-name="Preformatted_20_Text">favored by our conjecture. The current experimental bound on the parameter in</text:p>
      <text:p text:style-name="Preformatted_20_Text">(4.4.25) is λ ≤ 0.6 [272] which, as we will show, is not in agreement with our conjec-</text:p>
      <text:p text:style-name="Preformatted_20_Text">ture. Our condition in equation (4.4.8), with the quintessence potential in (4.4.25),</text:p>
      <text:p text:style-name="Preformatted_20_Text">leads to:</text:p>
      <text:p text:style-name="Preformatted_20_Text"><text:s text:c="38"/>λq − aλ2 − b ≥ 0 , <text:s text:c="22"/>(4.4.26)</text:p>
      <text:p text:style-name="Preformatted_20_Text">which is saturated for λ = 1, independent of the parameters a, b and q and only values</text:p>
      <text:p text:style-name="Preformatted_20_Text">of λ ≥ 1 are allowed. Since experimentally λ ≤ 0.6 such simple quintessence models</text:p>
      <text:p text:style-name="Preformatted_20_Text">are thus excluded by our conjecture. Quintessence models in general, however, are</text:p>
      <text:p text:style-name="Preformatted_20_Text">not completely excluded. If one still wants e−λφ with λ ≥ 0 exponentially, either due</text:p>
      <text:p text:style-name="Preformatted_20_Text">to the Dine-Seiberg argument [273], because of the upper bound obtained in [274]</text:p>
      <text:p text:style-name="Preformatted_20_Text">or the exponential decay discussed around equation (4.4.11) [40], one can make the</text:p>
      <text:p text:style-name="Preformatted_20_Text">proposal for the scalar potential:</text:p>
      <text:p text:style-name="Preformatted_20_Text"><text:s text:c="31"/>V0 <text:s text:c="28"/>e−λφ</text:p>
      <text:p text:style-name="Preformatted_20_Text"><text:s text:c="22"/>V (φ) = <text:s text:c="6"/>(1 − tanh(λφ)) = V0 λφ <text:s text:c="8"/>. <text:s text:c="10"/>(4.4.27)</text:p>
      <text:p text:style-name="Preformatted_20_Text"><text:s text:c="31"/>2 <text:s text:c="25"/>e + e−λφ</text:p>
      <text:p text:style-name="Preformatted_20_Text">Here, importantly, V0 &gt; 0 and λ &gt; 0. The form of the potential is depicted in</text:p>
      <text:p text:style-name="Preformatted_20_Text">figure 4.6. This potential has a very flat slope for negative values of φ, below about</text:p>
      <text:p text:style-name="Preformatted_20_Text">φ = −5. There, the potential is concave and quintessence seems possible with good</text:p>
      <text:p text:style-name="Preformatted_20_Text">slow-roll parameters. We can check the first and second slow-roll parameters by</text:p>
      <text:p text:style-name="Preformatted_20_Text">computing:</text:p>
      <text:p text:style-name="Preformatted_20_Text"><text:s text:c="30"/>|V 0 | <text:s text:c="10"/>eλφ</text:p>
      <text:p text:style-name="Preformatted_20_Text"><text:s text:c="37"/>= 2λ λφ <text:s text:c="9"/>,</text:p>
      <text:p text:style-name="Preformatted_20_Text"><text:s text:c="31"/>V <text:s text:c="10"/>e + e−λφ</text:p>
      <text:p text:style-name="Preformatted_20_Text"><text:s text:c="79"/>(4.4.28)</text:p>
      <text:p text:style-name="Preformatted_20_Text"><text:s text:c="31"/>V 00 <text:s text:c="7"/>2 λφ e</text:p>
      <text:p text:style-name="Preformatted_20_Text"><text:s text:c="50"/>λφ</text:p>
      <text:p text:style-name="Preformatted_20_Text"><text:s text:c="53"/>− e−λφ</text:p>
      <text:p text:style-name="Preformatted_20_Text"><text:s text:c="37"/>= 4λ e <text:s text:c="18"/>.</text:p>
      <text:p text:style-name="Preformatted_20_Text"><text:s text:c="32"/>V <text:s text:c="13"/>(eλφ + e−λφ )2</text:p>
      <text:p text:style-name="Preformatted_20_Text"><text:s text:c="46"/>140</text:p>
      <text:p text:style-name="Preformatted_20_Text"><text:s text:c="47"/>V</text:p>
      <text:p text:style-name="Preformatted_20_Text"><text:s text:c="43"/>1.5</text:p>
      <text:p text:style-name="Preformatted_20_Text"><text:s text:c="43"/>1.0</text:p>
      <text:p text:style-name="Preformatted_20_Text"><text:s text:c="43"/>0.5</text:p>
      <text:p text:style-name="Preformatted_20_Text"><text:s text:c="75"/>φ</text:p>
      <text:p text:style-name="Preformatted_20_Text"><text:s text:c="11"/>-10 <text:s text:c="12"/>-5 <text:s text:c="29"/>5 <text:s text:c="11"/>10</text:p>
      <text:p text:style-name="Preformatted_20_Text"><text:s text:c="42"/>-0.5</text:p>
      <text:p text:style-name="Preformatted_20_Text">Figure 4.6. The improved quintessence potential from equation (4.4.27) with V0 = 1 and</text:p>
      <text:p text:style-name="Preformatted_20_Text">λ = 1/2.</text:p>
      <text:p text:style-name="Preformatted_20_Text">In the limit where we let φ → −∞, we get:</text:p>
      <text:p text:style-name="Preformatted_20_Text"><text:s text:c="35"/>|V 0 |</text:p>
      <text:p text:style-name="Preformatted_20_Text"><text:s text:c="43"/>∼ 2λe−2λ|φ| ,</text:p>
      <text:p text:style-name="Preformatted_20_Text"><text:soft-page-break/><text:s text:c="36"/>V <text:s text:c="41"/>(4.4.29)</text:p>
      <text:p text:style-name="Preformatted_20_Text"><text:s text:c="36"/>V 00</text:p>
      <text:p text:style-name="Preformatted_20_Text"><text:s text:c="43"/>∼ 4λ2 e−2λ|φ| ,</text:p>
      <text:p text:style-name="Preformatted_20_Text"><text:s text:c="37"/>V</text:p>
      <text:p text:style-name="Preformatted_20_Text">which means that the slow-roll parameters # and η are exponentially suppressed in</text:p>
      <text:p text:style-name="Preformatted_20_Text">this limit. The ratio of the pressure and energy density of dark energy w is given to</text:p>
      <text:p text:style-name="Preformatted_20_Text">be [272]:</text:p>
      <text:p text:style-name="Preformatted_20_Text"><text:s text:c="50"/>2</text:p>
      <text:p text:style-name="Preformatted_20_Text"><text:s text:c="38"/>w + 1 = #, <text:s text:c="30"/>(4.4.30)</text:p>
      <text:p text:style-name="Preformatted_20_Text"><text:s text:c="50"/>3</text:p>
      <text:p text:style-name="Preformatted_20_Text">in this regime and since # basically vanishes we obtain w = −1 to very high precision,</text:p>
      <text:p text:style-name="Preformatted_20_Text">as is required by observations.</text:p>
      <text:p text:style-name="Preformatted_20_Text">What is left is to verify that this potential also works with our refined conjecture</text:p>
      <text:p text:style-name="Preformatted_20_Text">(4.4.8), for which we have to find suitable and allowed parameters b (or a) and q.</text:p>
      <text:p text:style-name="Preformatted_20_Text">As the condition is saturated for e−φ we can fix λ = 1/2 such that we get back the</text:p>
      <text:p text:style-name="Preformatted_20_Text">critical expression from V ∼ e−2λφ to which (4.4.27) converges for φ → +∞. For</text:p>
      <text:p text:style-name="Preformatted_20_Text">the limit of φ → −∞, the η part of the conjecture dominates and we can use this to</text:p>
      <text:p text:style-name="Preformatted_20_Text">fix:</text:p>
      <text:p text:style-name="Preformatted_20_Text"><text:s text:c="35"/>1 <text:s text:c="12"/># 1</text:p>
      <text:p text:style-name="Preformatted_20_Text"><text:s text:c="30"/>b= <text:s text:c="6"/>4λ2 e2λφ0 = e−10 , <text:s text:c="21"/>(4.4.31)</text:p>
      <text:p text:style-name="Preformatted_20_Text"><text:s text:c="35"/>2 <text:s text:c="17"/>2</text:p>
      <text:p text:style-name="Preformatted_20_Text">where we have used φ0 = −10 as a somewhat arbitrary cutoff related to the time</text:p>
      <text:p text:style-name="Preformatted_20_Text">in the past when quintessence started. The scalar potential is concave from −∞</text:p>
      <text:p text:style-name="Preformatted_20_Text"><text:s text:c="45"/>141</text:p>
      <text:p text:style-name="Preformatted_20_Text"><text:s text:c="39"/>a V′′ <text:s text:c="2"/>V′ 3</text:p>
      <text:p text:style-name="Preformatted_20_Text"><text:s text:c="37"/>- <text:s text:c="6"/>+ <text:s text:c="7"/>-b</text:p>
      <text:p text:style-name="Preformatted_20_Text"><text:s text:c="40"/>V <text:s text:c="6"/>V3</text:p>
      <text:p text:style-name="Preformatted_20_Text"><text:s text:c="42"/>0.15</text:p>
      <text:p text:style-name="Preformatted_20_Text"><text:s text:c="42"/>0.10</text:p>
      <text:p text:style-name="Preformatted_20_Text"><text:s text:c="42"/>0.05</text:p>
      <text:p text:style-name="Preformatted_20_Text"><text:s text:c="78"/>φ</text:p>
      <text:p text:style-name="Preformatted_20_Text"><text:s text:c="11"/>-10 <text:s text:c="13"/>-5 <text:s text:c="28"/>5 <text:s text:c="14"/>10</text:p>
      <text:p text:style-name="Preformatted_20_Text">Figure 4.7. The conjecture (4.4.8) checked for the scalar potential (4.4.27) with λ = 1/2,</text:p>
      <text:p text:style-name="Preformatted_20_Text">b = e−10 /2 and q = 3.</text:p>
      <text:p text:style-name="Preformatted_20_Text">until the origin and thus there is no issue satisfying the conjecture for that region.</text:p>
      <text:p text:style-name="Preformatted_20_Text">However, it needs to hold for any part of the range of φ and starting from φ = 0 the</text:p>
      <text:p text:style-name="Preformatted_20_Text">potential is convex. Due to # &lt; 1 we cannot have q too big. As it turns out q = 3 is</text:p>
      <text:p text:style-name="Preformatted_20_Text">acceptable. The situation with these parameters is shown in figure 4.7.</text:p>
      <text:p text:style-name="Preformatted_20_Text">As a word of caution we would like to mention that the potential we used for</text:p>
      <text:p text:style-name="Preformatted_20_Text">quintessence here (4.4.27) is purpose built in order to illustrate how our refined</text:p>
      <text:p text:style-name="Preformatted_20_Text">de Sitter conjecture (4.4.8) can accommodate quintessence. Whether such a model</text:p>
      <text:p text:style-name="Preformatted_20_Text">can realistically arise in string cosmology needs to be investigated.</text:p>
      <text:p text:style-name="Preformatted_20_Text">Finally we note that both, slow-roll inflation and quintessence models, compatible</text:p>
      <text:p text:style-name="Preformatted_20_Text">with our conjecture need to have parameters a ' 1, b # 1.</text:p>
      <text:p text:style-name="Preformatted_20_Text">4.4.4 <text:s text:c="3"/>Refined de Sitter Conjecture - Interim Summary</text:p>
      <text:p text:style-name="Preformatted_20_Text">In this subsection we discussed an alternative to the refined de Sitter conjecture</text:p>
      <text:p text:style-name="Preformatted_20_Text">(4.1.2) of [40]. Our condition (4.4.8), first presented in [3], has the advantage of</text:p>
      <text:p text:style-name="Preformatted_20_Text">giving a single expression that incorporates the same basic features as the <text:soft-page-break/>original</text:p>
      <text:p text:style-name="Preformatted_20_Text">refined conjecture. Both conjectures allow positive extrema and forbid stable de Sit-</text:p>
      <text:p text:style-name="Preformatted_20_Text">ter minima. Nevertheless, the conjectures differ in certain regions and allow different</text:p>
      <text:p text:style-name="Preformatted_20_Text">kinds of models. For example, our condition does allow certain single field slow-roll</text:p>
      <text:p text:style-name="Preformatted_20_Text">inflation models but gives restrictions on quintessence. The constructions that are</text:p>
      <text:p text:style-name="Preformatted_20_Text">favored by our conjecture also are currently prime candidates according to cosmo-</text:p>
      <text:p text:style-name="Preformatted_20_Text">logical observations [9]. Interestingly, cosmological models allowed by our conjecture</text:p>
      <text:p text:style-name="Preformatted_20_Text"><text:s text:c="47"/>142</text:p>
      <text:p text:style-name="Preformatted_20_Text">seem to prefer a ' 1 and b # 1. We also attempted to motivate our parameters</text:p>
      <text:p text:style-name="Preformatted_20_Text">a, b and q by known classical de Sitter constructions from [1, 238]. This lead to a</text:p>
      <text:p text:style-name="Preformatted_20_Text">lower bound a ≥ 0.286 and an upper bound of q ≤ 3.03 if one saturates the bound</text:p>
      <text:p text:style-name="Preformatted_20_Text">on a.</text:p>
      <text:p text:style-name="Preformatted_20_Text"><text:s text:c="39"/>143</text:p>
      <text:p text:style-name="Preformatted_20_Text">Chapter 5</text:p>
      <text:p text:style-name="Preformatted_20_Text">Summary and Outlook</text:p>
      <text:p text:style-name="Preformatted_20_Text">In the present thesis we investigated several aspects about constructing de Sitter</text:p>
      <text:p text:style-name="Preformatted_20_Text">spaces in low-energy effective theories (supergravities) originating from string theory</text:p>
      <text:p text:style-name="Preformatted_20_Text">[1–8].</text:p>
      <text:p text:style-name="Preformatted_20_Text">In chapter 2 we focused on D-branes and their description in 4d, N = 1 supergravity.</text:p>
      <text:p text:style-name="Preformatted_20_Text">For this we utilized constrained multiplets [15–18], mainly the nilpotent chiral field</text:p>
      <text:p text:style-name="Preformatted_20_Text">X. After reviewing non-linear supergravity [19, 20, 58–62] in general we proceeded</text:p>
      <text:p text:style-name="Preformatted_20_Text">to give the correct description of supersymmetry breaking branes. In the case of in-</text:p>
      <text:p text:style-name="Preformatted_20_Text">tersecting D6-branes, we cleaned up a long-standing misconception about the correct</text:p>
      <text:p text:style-name="Preformatted_20_Text">description of the situation in 4d supergravity. Previously, it was claimed that this</text:p>
      <text:p text:style-name="Preformatted_20_Text">situation can be described using the standard D-term of supergravity [28–31]. We</text:p>
      <text:p text:style-name="Preformatted_20_Text">showed, however, that this cannot be the case, as a setup with linear and non-linear</text:p>
      <text:p text:style-name="Preformatted_20_Text">supersymmetry necessarily leads to a non-linear description. In section 2.3, we used</text:p>
      <text:p text:style-name="Preformatted_20_Text">the same basic concepts in order to give the complete description of the uplifting</text:p>
      <text:p text:style-name="Preformatted_20_Text">anti-D3-brane at the bottom of a warped throat in the KKL(MM)T model [14, 33].</text:p>
      <text:p text:style-name="Preformatted_20_Text">We showed [4, 32] how all terms can be included using constrained superfields and</text:p>
      <text:p text:style-name="Preformatted_20_Text">used the so-called new D-term [55, 65, 66] in order to incorporate the sign flip that</text:p>
      <text:p text:style-name="Preformatted_20_Text">is present for the Chern-Simons part of the action. Using the new D-term we wrote</text:p>
      <text:p text:style-name="Preformatted_20_Text">this behavior in terms of a holomorphic gauge kinetic function where, ordinarily, it</text:p>
      <text:p text:style-name="Preformatted_20_Text">would seem that we require an anti-holomorphic one, which would clash with su-</text:p>
      <text:p text:style-name="Preformatted_20_Text">persymmetry. In the end, we were able to write down the complete action of the</text:p>
      <text:p text:style-name="Preformatted_20_Text">the D3-brane at the bottom of a warped throat in the KKLT setup, including all</text:p>
      <text:p text:style-name="Preformatted_20_Text">world-volume fields.</text:p>
      <text:p text:style-name="Preformatted_20_Text">The two applications that were discussed here highlight the power and utility of the</text:p>
      <text:p text:style-name="Preformatted_20_Text">formulation of non-linear supergravity using constrained multiplets. It stands to rea-</text:p>
      <text:p text:style-name="Preformatted_20_Text"><text:s text:c="42"/>145</text:p>
      <text:p text:style-name="Preformatted_20_Text">son that the formalism can be applied to many more situations. Some possibilities</text:p>
      <text:p text:style-name="Preformatted_20_Text">would be the description of other non-supersymmetric objects, such as N S-sources.</text:p>
      <text:p text:style-name="Preformatted_20_Text">In principle, the methodes discussed in section 2.2, are applicable to any source, if</text:p>
      <text:p text:style-name="Preformatted_20_Text"><text:soft-page-break/>one knows the correct scalar potential contribution. Nevertheless, working out the</text:p>
      <text:p text:style-name="Preformatted_20_Text">details requires great care. A different kind of extension would be to include all fields</text:p>
      <text:p text:style-name="Preformatted_20_Text">for a given situation. We showed this only for the anti-D3-brane in the KKLT back-</text:p>
      <text:p text:style-name="Preformatted_20_Text">ground. For other situations this has not been done thus far but would be equally</text:p>
      <text:p text:style-name="Preformatted_20_Text">interesting. The case of intersecting D6-branes in type IIA would be a worthwhile</text:p>
      <text:p text:style-name="Preformatted_20_Text">first example due to its relevance for both cosmological and Standard Model like</text:p>
      <text:p text:style-name="Preformatted_20_Text">scenarios [97–100].</text:p>
      <text:p text:style-name="Preformatted_20_Text">Chapter 3 introduced new ways to construct de Sitter vacua, along the lines of the</text:p>
      <text:p text:style-name="Preformatted_20_Text">familiar KKLT construction [5–7, 34]. All of these model rely on an uplifting anti-</text:p>
      <text:p text:style-name="Preformatted_20_Text">brane and thus are usually not considered as classical constructions in the sense of</text:p>
      <text:p text:style-name="Preformatted_20_Text">the de Sitter swampland conjecture. We extended the KKLT formalism to type IIA</text:p>
      <text:p text:style-name="Preformatted_20_Text">in section 3.2 where we found that the construction relies on non-perturbative cor-</text:p>
      <text:p text:style-name="Preformatted_20_Text">rections in all moduli directions. We claimed that these indeed can appear [166] for</text:p>
      <text:p text:style-name="Preformatted_20_Text">all moduli. For the direction of the volume modulus we argued that such corrections</text:p>
      <text:p text:style-name="Preformatted_20_Text">are motivated by M-theory triality [167–169]. Explicitly, these corrections can be</text:p>
      <text:p text:style-name="Preformatted_20_Text">sourced by worldsheet instantons [171, 172]. With this, it is relatively easy to con-</text:p>
      <text:p text:style-name="Preformatted_20_Text">struct models similar to the original KKLT proposal. Using the non-perturbative</text:p>
      <text:p text:style-name="Preformatted_20_Text">corrections and extending the setup to the Kallosh-Linde racetrack double exponent</text:p>
      <text:p text:style-name="Preformatted_20_Text">[35], we introduced the mass-production mechanism of de Sitter vacua in section 3.3.</text:p>
      <text:p text:style-name="Preformatted_20_Text">By first constructing a Minkowski progenitor solution one can guarantee that, at least</text:p>
      <text:p text:style-name="Preformatted_20_Text">for the racetrack superpotential, a stable de Sitter space can be constructed without</text:p>
      <text:p text:style-name="Preformatted_20_Text">any tachyonic directions, if the Minkowski space has no flat directions. An additional</text:p>
      <text:p text:style-name="Preformatted_20_Text">nice feature of this procedure is that one performs a downshift from Minkowski to</text:p>
      <text:p text:style-name="Preformatted_20_Text">anti-de Sitter before introducing the uplift to de Sitter. This means that the uplift</text:p>
      <text:p text:style-name="Preformatted_20_Text">does not have to be incredibly small in order to match the cosmological constant</text:p>
      <text:p text:style-name="Preformatted_20_Text">and disentangles the SUSY breaking scale from the scale of the cosmological con-</text:p>
      <text:p text:style-name="Preformatted_20_Text">stant. We tested the mass production procedure for various models with different</text:p>
      <text:p text:style-name="Preformatted_20_Text">internal geometry and confirmed that it is easy to produce stable de Sitter minima</text:p>
      <text:p text:style-name="Preformatted_20_Text">in each case, both in type IIA and IIB. Extending the range of this construction tool</text:p>
      <text:p text:style-name="Preformatted_20_Text">even further, we investigated models based on M-theory compactifications in section</text:p>
      <text:p text:style-name="Preformatted_20_Text">3.4. The models are based on compactifications on the generalized, twisted 7-torus</text:p>
      <text:p text:style-name="Preformatted_20_Text">[36–39] and we found that in certain cases it is possible to forego non-perturbative</text:p>
      <text:p text:style-name="Preformatted_20_Text">corrections in some moduli directions. This is an interesting feature since such cor-</text:p>
      <text:p text:style-name="Preformatted_20_Text">rections are traditionally tedious to deal with. Including conjectured but not yet</text:p>
      <text:p text:style-name="Preformatted_20_Text"><text:s text:c="43"/>146</text:p>
      <text:p text:style-name="Preformatted_20_Text">confirmed S-fluxes it is even possible to find a model that has no non-perturbative</text:p>
      <text:p text:style-name="Preformatted_20_Text">corrections at all. If confirmed, this would be a KKLT like construction that does not</text:p>
      <text:p text:style-name="Preformatted_20_Text">require such corrections in order to find a stable AdS point. We also considered the</text:p>
      <text:p text:style-name="Preformatted_20_Text">relation of the M-theory inspired models to type II compactifications and found that</text:p>
      <text:p text:style-name="Preformatted_20_Text">they generally can be translated to either type IIA or IIB if one excludes particularly</text:p>
      <text:p text:style-name="Preformatted_20_Text">exotic contributions.</text:p>
      <text:p text:style-name="Preformatted_20_Text">Having a way to consistently and easily build de Sitter models is a great opportunity</text:p>
      <text:p text:style-name="Preformatted_20_Text"><text:soft-page-break/>for string phenomenology. The methodes we presented here are accessible and allow</text:p>
      <text:p text:style-name="Preformatted_20_Text">for a wide variety of parameters. That means one can attempt to construct models</text:p>
      <text:p text:style-name="Preformatted_20_Text">that match desired physical observations, like the current expansion of our universe</text:p>
      <text:p text:style-name="Preformatted_20_Text">or the measured parameters from inflation. If it is possible to find a sufficiently long</text:p>
      <text:p text:style-name="Preformatted_20_Text">and flat slope for a period of inflation in our models here, it would certainly be a</text:p>
      <text:p text:style-name="Preformatted_20_Text">great success. Other than that, there are many open questions regarding the details</text:p>
      <text:p text:style-name="Preformatted_20_Text">of our setup and its relation to full string theory. Investigating whether or not the</text:p>
      <text:p text:style-name="Preformatted_20_Text">conjectured S-fluxes can explicitly appear in type IIB string theory and its compact-</text:p>
      <text:p text:style-name="Preformatted_20_Text">ifications would be a worthwhile effort.</text:p>
      <text:p text:style-name="Preformatted_20_Text">Finally, in chapter 4 we discussed matters regarding the swampland program [10–12],</text:p>
      <text:p text:style-name="Preformatted_20_Text">focusing on the conjectures that restrict de Sitter constructions [3, 13, 40, 41]. In</text:p>
      <text:p text:style-name="Preformatted_20_Text">section 4.2 we reviewed simple, classical type IIA compactifications regarding the</text:p>
      <text:p text:style-name="Preformatted_20_Text">principle possibility for controlled de Sitter vacua. Inspired by the AdS solutions of</text:p>
      <text:p text:style-name="Preformatted_20_Text">[42], we looked at different scaling limits where we might obtain parametrically large</text:p>
      <text:p text:style-name="Preformatted_20_Text">volume and small coupling. The result of this investigation is that, even considering</text:p>
      <text:p text:style-name="Preformatted_20_Text">some more non-standard ingredients [43, 44, 209–218], like KK- and N SO-sources,</text:p>
      <text:p text:style-name="Preformatted_20_Text">the only possible limit that allows for controlled vacua is the one of a large amount</text:p>
      <text:p text:style-name="Preformatted_20_Text">of O6-planes. This is particularly troublesome since the number of orientifold planes</text:p>
      <text:p text:style-name="Preformatted_20_Text">in a compactification is fixed by the geometry of the internal manifold. In typi-</text:p>
      <text:p text:style-name="Preformatted_20_Text">cal, known examples this number is restricted to be of order one. We confirmed</text:p>
      <text:p text:style-name="Preformatted_20_Text">these findings with an explicit example and found that the proportionality constants</text:p>
      <text:p text:style-name="Preformatted_20_Text">between the number of O6-planes and the behavior of the volume of the compact-</text:p>
      <text:p text:style-name="Preformatted_20_Text">ification manifold and the coupling do not favor such a limit as well. While these</text:p>
      <text:p text:style-name="Preformatted_20_Text">constants were found in a particular setup, they still should give an idea of what</text:p>
      <text:p text:style-name="Preformatted_20_Text">kinds of manifolds we need to look for regarding the number of O6-planes if we hope</text:p>
      <text:p text:style-name="Preformatted_20_Text">to find de Sitter solutions.</text:p>
      <text:p text:style-name="Preformatted_20_Text">In section 4.3 we gave several counter examples to the original de Sitter conjecture</text:p>
      <text:p text:style-name="Preformatted_20_Text">[1] that also disallowed unstable de Sitter extrema. We performed a numerical search</text:p>
      <text:p text:style-name="Preformatted_20_Text">in type IIA compactifications and found many new such points, in addition to high-</text:p>
      <text:p text:style-name="Preformatted_20_Text">lighting known ones from [43, 44], that explicitly violate the original conjecture that</text:p>
      <text:p text:style-name="Preformatted_20_Text"><text:s text:c="43"/>147</text:p>
      <text:p text:style-name="Preformatted_20_Text">was formulated only giving a constraint on the first derivative on the scalar potential.</text:p>
      <text:p text:style-name="Preformatted_20_Text">Several features of the considered models were reviewed and we showed that they</text:p>
      <text:p text:style-name="Preformatted_20_Text">can be in controlled regions. Together with other criticisms this lead to a necessary</text:p>
      <text:p text:style-name="Preformatted_20_Text">refinement of the conjecture [40] where a second condition on the Hessian of the mass</text:p>
      <text:p text:style-name="Preformatted_20_Text">matrix was added, thus allowing for unstable dS extrema.</text:p>
      <text:p text:style-name="Preformatted_20_Text">Our own refined de Sitter swampland conjecture [3] was presented in section 4.4.</text:p>
      <text:p text:style-name="Preformatted_20_Text">Motivated by a simple effective action of a scalar field we combined conditions on</text:p>
      <text:p text:style-name="Preformatted_20_Text">the first and second derivative of the scalar potential into one inequality. This, al-</text:p>
      <text:p text:style-name="Preformatted_20_Text">ternative, refined de Sitter conjecture differs from the one given in [40] in <text:soft-page-break/>physical</text:p>
      <text:p text:style-name="Preformatted_20_Text">ways but paints the same basic picture, stable de Sitter points are prohibited. The</text:p>
      <text:p text:style-name="Preformatted_20_Text">differences manifest in cosmological applications. Our conjecture allows for slow-roll</text:p>
      <text:p text:style-name="Preformatted_20_Text">inflation and favors concave potentials, a feature that aligns well with current cosmo-</text:p>
      <text:p text:style-name="Preformatted_20_Text">logical observations [9]. Interestingly, the most simple quintessence models are not</text:p>
      <text:p text:style-name="Preformatted_20_Text">allowed by our version of the conjecture and a more complicated setup is required</text:p>
      <text:p text:style-name="Preformatted_20_Text">there as well.</text:p>
      <text:p text:style-name="Preformatted_20_Text">The question if de Sitter vacua from string theory are principally impossible deserves</text:p>
      <text:p text:style-name="Preformatted_20_Text">certainly more attention. The way to proceed is twofold. The conjectures are mo-</text:p>
      <text:p text:style-name="Preformatted_20_Text">tivated by known examples but are not mathematically proven from string theory.</text:p>
      <text:p text:style-name="Preformatted_20_Text">Thus, if one finds an explicit solution that is in a controlled regime, satisfies quan-</text:p>
      <text:p text:style-name="Preformatted_20_Text">tization conditions and so on, the de Sitter swampland conjectures would need to</text:p>
      <text:p text:style-name="Preformatted_20_Text">be abandoned. The two ways are thus either proofing the conjecture, or at least,</text:p>
      <text:p text:style-name="Preformatted_20_Text">supplying more evidence or constructing an explicit solution. Both ways are worth</text:p>
      <text:p text:style-name="Preformatted_20_Text">pursuing and in the process it is clear that we will learn many things about the</text:p>
      <text:p text:style-name="Preformatted_20_Text">merits and limitations of string theory. The end result is not yet clear.</text:p>
      <text:p text:style-name="Preformatted_20_Text">Unravelling the true nature of our universe is an ongoing and daunting task. How-</text:p>
      <text:p text:style-name="Preformatted_20_Text">ever, it is full of excitement and wonder. With the onset of precision cosmology</text:p>
      <text:p text:style-name="Preformatted_20_Text">experiments we can hope to come closer to a true and fundamental understanding</text:p>
      <text:p text:style-name="Preformatted_20_Text">of nature. The author hopes that his work has made a contribution to these efforts,</text:p>
      <text:p text:style-name="Preformatted_20_Text">however small it may be.</text:p>
      <text:p text:style-name="Preformatted_20_Text"><text:s text:c="43"/>148</text:p>
      <text:p text:style-name="Preformatted_20_Text">Acknowledgements</text:p>
      <text:p text:style-name="Preformatted_20_Text">During the course of my doctoral studies I have been funded by an FWF grant with</text:p>
      <text:p text:style-name="Preformatted_20_Text">the number P 30265, a DOC grant of the Austrian Academy of Sciences and via the</text:p>
      <text:p text:style-name="Preformatted_20_Text">Doctoral College Particles and Interactions with the project number W1252-N27.</text:p>
      <text:p text:style-name="Preformatted_20_Text">My extended stay at Stanford University was made possible by an Austrian Mar-</text:p>
      <text:p text:style-name="Preformatted_20_Text">shall Plan Fellowship.</text:p>
      <text:p text:style-name="Preformatted_20_Text">I would like to offer my sincerest thanks to my advisor Timm Wrase, for all his help</text:p>
      <text:p text:style-name="Preformatted_20_Text">and patience in all things related to my doctorate, both scientific and organizational.</text:p>
      <text:p text:style-name="Preformatted_20_Text">His explanations taught me more than any book could ever have.</text:p>
      <text:p text:style-name="Preformatted_20_Text">Many thanks to Niccolò Cribiori for many explanations, discussions and encourage-</text:p>
      <text:p text:style-name="Preformatted_20_Text">ment. Many more thanks as well to Andreas Banlaki for stimulating discussions and</text:p>
      <text:p text:style-name="Preformatted_20_Text">to Abhiram Kidambi for forcing me to consider topics beyond my comfort.</text:p>
      <text:p text:style-name="Preformatted_20_Text">Special thanks to Renata Kallosh and Andrei Linde for the warm welcome at the</text:p>
      <text:p text:style-name="Preformatted_20_Text">Stanford Institute for Theoretical Physics. The discussions with you opened my eyes</text:p>
      <text:p text:style-name="Preformatted_20_Text">in many regards.</text:p>
      <text:p text:style-name="Preformatted_20_Text">Furthermore I would like to thank David Andriot and Antoine Van Proeyen for the</text:p>
      <text:p text:style-name="Preformatted_20_Text">fruitful collaborations and kind help offered and Anton Rebhan as well as all the</text:p>
      <text:p text:style-name="Preformatted_20_Text">people at the Institute for Theoretical Physics at TU Wien for all their continued</text:p>
      <text:p text:style-name="Preformatted_20_Text">support.</text:p>
      <text:p text:style-name="Preformatted_20_Text">Personal thanks go to all my friends and family for their continuous support, espe-</text:p>
      <text:p text:style-name="Preformatted_20_Text">cially to Lukas Lüftinger for being a pillar of support when needed and to Matthias</text:p>
      <text:p text:style-name="Preformatted_20_Text">Röcklinger for additional encouragement.</text:p>
      <text:p text:style-name="Preformatted_20_Text">To my wife, Anneliese, I cannot offer sufficient thanks for supporting me over so</text:p>
      <text:p text:style-name="Preformatted_20_Text">many years but I will try my best.</text:p>
      <text:p text:style-name="Preformatted_20_Text">Finally, to my parents, I am thankful for encouraging me to pursue my dreams and</text:p>
      <text:p text:style-name="Preformatted_20_Text">supporting me each step of the way.</text:p>
      <text:p text:style-name="Preformatted_20_Text"><text:s text:c="41"/>149</text:p>
      <text:p text:style-name="Preformatted_20_Text">Appendix A</text:p>
      <text:p text:style-name="Preformatted_20_Text">Some more Details</text:p>
      <text:p text:style-name="Preformatted_20_Text">A.1 <text:s text:c="4"/>Modular Properties of the anti-D3-brane Action</text:p>
      <text:p text:style-name="Preformatted_20_Text"><text:soft-page-break/>A.1.1 <text:s text:c="2"/>Modular Invariance of the Goldstino and the Fermions</text:p>
      <text:p text:style-name="Preformatted_20_Text">The anti-D3-brane has to be invariant under moduli transformations. For the Gold-</text:p>
      <text:p text:style-name="Preformatted_20_Text">stino and fermion sector the transformations under SL(2, Z) are:</text:p>
      <text:p text:style-name="Preformatted_20_Text"><text:s text:c="46"/>aτ + b</text:p>
      <text:p text:style-name="Preformatted_20_Text"><text:s text:c="35"/>τ <text:s text:c="2"/>→ <text:s text:c="15"/>,</text:p>
      <text:p text:style-name="Preformatted_20_Text"><text:s text:c="46"/>cτ + d <text:s text:c="24"/>(A.1.1)</text:p>
      <text:p text:style-name="Preformatted_20_Text"><text:s text:c="48"/>G3</text:p>
      <text:p text:style-name="Preformatted_20_Text"><text:s text:c="33"/>G3 <text:s text:c="3"/>→ <text:s text:c="15"/>,</text:p>
      <text:p text:style-name="Preformatted_20_Text"><text:s text:c="46"/>cτ + d</text:p>
      <text:p text:style-name="Preformatted_20_Text">where the a, b, c and d are integer numbers and G3 is the background 3-flux. For</text:p>
      <text:p text:style-name="Preformatted_20_Text">invariance, the fermions need to transform as well, in the following way:</text:p>
      <text:p text:style-name="Preformatted_20_Text"><text:s text:c="32"/>PL λ <text:s text:c="2"/>→ <text:s text:c="5"/>e−iδ PL λ</text:p>
      <text:p text:style-name="Preformatted_20_Text"><text:s text:c="77"/>(A.1.2)</text:p>
      <text:p text:style-name="Preformatted_20_Text"><text:s text:c="31"/>PL χ i <text:s/>→ <text:s text:c="5"/>e−iδ PL χi ,</text:p>
      <text:p text:style-name="Preformatted_20_Text">with the phase:</text:p>
      <text:p text:style-name="Preformatted_20_Text"><text:s text:c="40"/># <text:s text:c="9"/># 12</text:p>
      <text:p text:style-name="Preformatted_20_Text"><text:s text:c="42"/>cτ̄ + d</text:p>
      <text:p text:style-name="Preformatted_20_Text"><text:s text:c="32"/>e−2iδ</text:p>
      <text:p text:style-name="Preformatted_20_Text"><text:s text:c="38"/>= <text:s text:c="18"/>. <text:s text:c="17"/>(A.1.3)</text:p>
      <text:p text:style-name="Preformatted_20_Text"><text:s text:c="42"/>cτ + d</text:p>
      <text:p text:style-name="Preformatted_20_Text">To compensate for the transformation of G3 , the nilpotent multiplet X, likewise, has</text:p>
      <text:p text:style-name="Preformatted_20_Text">to change in the follwing way:</text:p>
      <text:p text:style-name="Preformatted_20_Text"><text:s text:c="48"/>X</text:p>
      <text:p text:style-name="Preformatted_20_Text"><text:s text:c="34"/>X <text:s text:c="3"/>→ <text:s text:c="14"/>, <text:s text:c="20"/>(A.1.4)</text:p>
      <text:p text:style-name="Preformatted_20_Text"><text:s text:c="45"/>cτ + d</text:p>
      <text:p text:style-name="Preformatted_20_Text"><text:s text:c="41"/>151</text:p>
      <text:p text:style-name="Preformatted_20_Text">in order such that the superpotential remains constant. This, in turn, implies that</text:p>
      <text:p text:style-name="Preformatted_20_Text">the coupling of X to the axio-dilaton:</text:p>
      <text:p text:style-name="Preformatted_20_Text"><text:s text:c="42"/>X X̄</text:p>
      <text:p text:style-name="Preformatted_20_Text"><text:s text:c="52"/>, <text:s text:c="25"/>(A.1.5)</text:p>
      <text:p text:style-name="Preformatted_20_Text"><text:s text:c="41"/>τ − τ̄</text:p>
      <text:p text:style-name="Preformatted_20_Text">has to be invariant. This fixes the coupling of the two because if the superpotential</text:p>
      <text:p text:style-name="Preformatted_20_Text">changes in the following way:</text:p>
      <text:p text:style-name="Preformatted_20_Text"><text:s text:c="54"/>W</text:p>
      <text:p text:style-name="Preformatted_20_Text"><text:s text:c="35"/>W <text:s text:c="3"/>→ <text:s text:c="15"/>, <text:s text:c="20"/>(A.1.6)</text:p>
      <text:p text:style-name="Preformatted_20_Text"><text:s text:c="50"/>cτ + d</text:p>
      <text:p text:style-name="Preformatted_20_Text">then we have to change the Kähler potential by a Kähler transformation:</text:p>
      <text:p text:style-name="Preformatted_20_Text"><text:s text:c="29"/>K <text:s text:c="4"/>→ <text:s text:c="3"/>K + log |cτ + d|2 , <text:s text:c="19"/>(A.1.7)</text:p>
      <text:p text:style-name="Preformatted_20_Text">which in turn ensures that the supergravity theory is modular invariant. Since we</text:p>
      <text:p text:style-name="Preformatted_20_Text">can only transform the first term in the Kähler potential (2.3.83) the remaining ones</text:p>
      <text:p text:style-name="Preformatted_20_Text">all have to be modular invariant individually which fixes the remaining couplings.</text:p>
      <text:p text:style-name="Preformatted_20_Text">With an analogous argument we find that</text:p>
      <text:p text:style-name="Preformatted_20_Text"><text:s text:c="44"/>Y i Ȳ ̄</text:p>
      <text:p text:style-name="Preformatted_20_Text"><text:s text:c="39"/>δi̄ <text:s text:c="10"/>, <text:s text:c="23"/>(A.1.8)</text:p>
      <text:p text:style-name="Preformatted_20_Text"><text:s text:c="44"/>τ − τ̄</text:p>
      <text:p text:style-name="Preformatted_20_Text">is modular invariant if the multiplets Y i transforma exactly like the X:</text:p>
      <text:p text:style-name="Preformatted_20_Text"><text:s text:c="54"/>Yi</text:p>
      <text:p text:style-name="Preformatted_20_Text"><text:s text:c="35"/>Yi <text:s text:c="2"/>→ <text:s text:c="15"/>. <text:s text:c="20"/><text:soft-page-break/>(A.1.9)</text:p>
      <text:p text:style-name="Preformatted_20_Text"><text:s text:c="50"/>cτ + d</text:p>
      <text:p text:style-name="Preformatted_20_Text">The remaining terms of the Kähler and superpotential then already have the correct</text:p>
      <text:p text:style-name="Preformatted_20_Text">behavior under modular transformations.</text:p>
      <text:p text:style-name="Preformatted_20_Text">A.1.2 <text:s text:c="3"/>Self-Duality of the Vector</text:p>
      <text:p text:style-name="Preformatted_20_Text">We still have to discuss the properties of the U (1) vector. When coupled to the axio-</text:p>
      <text:p text:style-name="Preformatted_20_Text">dilaton its gauge group will be enhanced to SL(2, Z) [275], which is just the modular</text:p>
      <text:p text:style-name="Preformatted_20_Text">group we are discussing here. As opposed to the other contributions, discussed in</text:p>
      <text:p text:style-name="Preformatted_20_Text">the previous subsection, the action of the vector will not be invariant. The behavior</text:p>
      <text:p text:style-name="Preformatted_20_Text">was calculated in [275] and it was found that a specific symmetry is present for the</text:p>
      <text:p text:style-name="Preformatted_20_Text">U (1) sector, called self-duality. It exchanges the electric with the magnetic field</text:p>
      <text:p text:style-name="Preformatted_20_Text">strength and the coupling goes to its inverse. We need to verify that this holds for</text:p>
      <text:p text:style-name="Preformatted_20_Text"><text:s text:c="44"/>152</text:p>
      <text:p text:style-name="Preformatted_20_Text">our description in terms of multiplets. For this we let:</text:p>
      <text:p text:style-name="Preformatted_20_Text"><text:s text:c="33"/>PL Λ α <text:s text:c="5"/>↔ <text:s text:c="3"/>PL Λ Dα ,</text:p>
      <text:p text:style-name="Preformatted_20_Text"><text:s text:c="50"/># #−1 <text:s text:c="24"/>(A.1.10)</text:p>
      <text:p text:style-name="Preformatted_20_Text"><text:s text:c="36"/>fˆD3 <text:s text:c="4"/>↔ <text:s text:c="5"/>fˆD3 <text:s text:c="5"/>,</text:p>
      <text:p text:style-name="Preformatted_20_Text">with PL ΛD α the dual of PL Λα . Self-duality is an on-shell property which allows us to</text:p>
      <text:p text:style-name="Preformatted_20_Text">consider any action that reduces the</text:p>
      <text:p text:style-name="Preformatted_20_Text"><text:s text:c="44"/>1hˆ <text:s text:c="10"/>i</text:p>
      <text:p text:style-name="Preformatted_20_Text"><text:s text:c="33"/>SV = − <text:s text:c="7"/>fD3 Λ̄PL Λ , <text:s text:c="20"/>(A.1.11)</text:p>
      <text:p text:style-name="Preformatted_20_Text"><text:s text:c="44"/>4 <text:s text:c="14"/>F</text:p>
      <text:p text:style-name="Preformatted_20_Text">after imposing the on-shell conditions. For the discussion here, it is useful to not</text:p>
      <text:p text:style-name="Preformatted_20_Text">consider constrained multiplets (in particular PL Λα ) but rather impose the constraint</text:p>
      <text:p text:style-name="Preformatted_20_Text">explicitly in form of a Lagrange multiplier:</text:p>
      <text:p text:style-name="Preformatted_20_Text"><text:s text:c="60"/># <text:s text:c="9"/>#</text:p>
      <text:p text:style-name="Preformatted_20_Text"><text:s text:c="19"/>1hˆ <text:s text:c="10"/>i <text:s text:c="6"/>1# <text:s text:c="18"/>i D</text:p>
      <text:p text:style-name="Preformatted_20_Text"><text:s text:c="80"/>(A.1.12)</text:p>
      <text:p text:style-name="Preformatted_20_Text"><text:s text:c="54"/>#</text:p>
      <text:p text:style-name="Preformatted_20_Text"><text:s text:c="11"/>S̃V = − fD3 Λ̄PL Λ + Φ̄PL ΛX F + Λ̄ PL Λ .</text:p>
      <text:p text:style-name="Preformatted_20_Text"><text:s text:c="19"/>4 <text:s text:c="14"/>F <text:s text:c="4"/>2 <text:s text:c="19"/>2 <text:s text:c="8"/>F</text:p>
      <text:p text:style-name="Preformatted_20_Text">Here PL Λα is a chiral multiplet, explicitly not constrained under (2.1.32), and PL Φα</text:p>
      <text:p text:style-name="Preformatted_20_Text">is the chiral Lagrange multiplier multiplet that reinstates the constraint. We now go</text:p>
      <text:p text:style-name="Preformatted_20_Text">on and write the dual chiral multiplet PL ΛD <text:s text:c="4"/>α using Σ and an operator Dα , that can</text:p>
      <text:p text:style-name="Preformatted_20_Text">be thought of as a superspace derivative [276]:</text:p>
      <text:p text:style-name="Preformatted_20_Text"><text:s text:c="50"/># <text:s text:c="15"/>#</text:p>
      <text:p text:style-name="Preformatted_20_Text"><text:s text:c="58"/>1 <text:s text:c="5"/>3</text:p>
      <text:p text:style-name="Preformatted_20_Text"><text:s text:c="25"/>Dα : <text:s text:c="3"/>(w, c) <text:s text:c="5"/>→ <text:s text:c="6"/>w + ,c − <text:s text:c="7"/>. <text:s text:c="9"/>(A.1.13)</text:p>
      <text:p text:style-name="Preformatted_20_Text"><text:s text:c="58"/>2 <text:s text:c="5"/>2</text:p>
      <text:p text:style-name="Preformatted_20_Text">Using this, we write:</text:p>
      <text:p text:style-name="Preformatted_20_Text"><text:s text:c="37"/>P L ΛDα = Σ (Dα U ) , <text:s text:c="21"/>(A.1.14)</text:p>
      <text:p text:style-name="Preformatted_20_Text">where U is a vector multiplet with vanishing weights: (0, 0). This allows us to</text:p>
      <text:p text:style-name="Preformatted_20_Text"><text:soft-page-break/>write</text:p>
      <text:p text:style-name="Preformatted_20_Text"><text:s text:c="22"/>iΛ̄D PL Λ F = [iΣ (Dα U PL Λα )]F</text:p>
      <text:p text:style-name="Preformatted_20_Text"><text:s text:c="21"/># <text:s text:c="8"/>#</text:p>
      <text:p text:style-name="Preformatted_20_Text"><text:s text:c="34"/>= + [iDα U PL Λα − iDα U PR Λα ]D <text:s text:c="12"/>(A.1.15)</text:p>
      <text:p text:style-name="Preformatted_20_Text"><text:s text:c="34"/>= − [iU Dα PL Λα − iU Dα PR Λα ]D ,</text:p>
      <text:p text:style-name="Preformatted_20_Text">where boundary terms were neglected. If we vary this F -term action with respect to</text:p>
      <text:p text:style-name="Preformatted_20_Text">U we find:</text:p>
      <text:p text:style-name="Preformatted_20_Text"><text:s text:c="31"/>δU : Dα PL Λα = Dα PR Λα . <text:s text:c="22"/>(A.1.16)</text:p>
      <text:p text:style-name="Preformatted_20_Text">This is just the supersymmetric version of the Bianchi identity which in turn suggests</text:p>
      <text:p text:style-name="Preformatted_20_Text">that PL Λα is the field strength of a vector multiplet via: V : PL Λα = Σ(Dα V ).</text:p>
      <text:p text:style-name="Preformatted_20_Text">Plugging these results into the Lagrange multiplier action (A.1.12) gives back the</text:p>
      <text:p text:style-name="Preformatted_20_Text"><text:s text:c="46"/>153</text:p>
      <text:p text:style-name="Preformatted_20_Text">correct on-shell expression of equation (A.1.11). If we, however, instead vary the</text:p>
      <text:p text:style-name="Preformatted_20_Text">other fields:</text:p>
      <text:p text:style-name="Preformatted_20_Text"><text:s text:c="24"/>δPL Φα : PL Λα = 0 ,</text:p>
      <text:p text:style-name="Preformatted_20_Text"><text:s text:c="79"/>(A.1.17)</text:p>
      <text:p text:style-name="Preformatted_20_Text"><text:s text:c="29"/>δPL fˆ PL Λα = iPL ΛD − PL Φα X ,</text:p>
      <text:p text:style-name="Preformatted_20_Text"><text:s text:c="36"/>D3 <text:s text:c="16"/>α</text:p>
      <text:p text:style-name="Preformatted_20_Text">and use that X is nilpotent, we find, by multiplying the second line with X that:</text:p>
      <text:p text:style-name="Preformatted_20_Text"><text:s text:c="41"/>P L ΛD</text:p>
      <text:p text:style-name="Preformatted_20_Text"><text:s text:c="46"/>αX = 0. <text:s text:c="25"/>(A.1.18)</text:p>
      <text:p text:style-name="Preformatted_20_Text">Thus, we have removed the fermion from the dual multiplet PL ΛD <text:s text:c="8"/>α . Using these</text:p>
      <text:p text:style-name="Preformatted_20_Text">conditions for the action (A.1.12), we find the following on-shell action:</text:p>
      <text:p text:style-name="Preformatted_20_Text"><text:s text:c="42"/>1 h ˆ−1 D <text:s text:c="9"/>i</text:p>
      <text:p text:style-name="Preformatted_20_Text"><text:s text:c="31"/>S̃V = − fD3 Λ̄ PL Λ <text:s text:c="8"/>D</text:p>
      <text:p text:style-name="Preformatted_20_Text"><text:s text:c="66"/>, <text:s text:c="11"/>(A.1.19)</text:p>
      <text:p text:style-name="Preformatted_20_Text"><text:s text:c="42"/>4 <text:s text:c="19"/>F</text:p>
      <text:p text:style-name="Preformatted_20_Text">and so we have shown the self dual property of the U (1) sector. As a last remark we</text:p>
      <text:p text:style-name="Preformatted_20_Text">notice that, due to the nilpotency of X, the gauge kinetic function satisfies:</text:p>
      <text:p text:style-name="Preformatted_20_Text"><text:s text:c="33"/># <text:s text:c="9"/>#−1</text:p>
      <text:p text:style-name="Preformatted_20_Text"><text:s text:c="35"/>fˆD3 (f ̄) <text:s text:c="4"/>= fˆD3 (f ̄−1 ) , <text:s text:c="13"/>(A.1.20)</text:p>
      <text:p text:style-name="Preformatted_20_Text">which can be proven by using the definition of the generalized gauge kinetic function</text:p>
      <text:p text:style-name="Preformatted_20_Text">(2.3.72). For our choice of f (τ ) = −iτ , this sends τ → −1/τ . Furthermore, τ → τ +1</text:p>
      <text:p text:style-name="Preformatted_20_Text">is a trivial symmetry of the action and thus we have the complete SL(2, Z) group</text:p>
      <text:p text:style-name="Preformatted_20_Text">realized.</text:p>
      <text:p text:style-name="Preformatted_20_Text"><text:s text:c="47"/>154</text:p>
      <text:p text:style-name="Preformatted_20_Text">Bibliography</text:p>
      <text:p text:style-name="Preformatted_20_Text"><text:s/>[1] C. Roupec and T. Wrase, de Sitter Extrema and the Swampland, Fortsch.</text:p>
      <text:p text:style-name="Preformatted_20_Text"><text:s text:c="5"/>Phys. 67 (2019) 1800082 [1807.09538].</text:p>
      <text:p text:style-name="Preformatted_20_Text"><text:s/>[2] A. Banlaki, A. Chowdhury, C. Roupec and T. Wrase, Scaling limits of dS</text:p>
      <text:p text:style-name="Preformatted_20_Text"><text:s text:c="5"/>vacua and the swampland, JHEP 03 (2019) 065 [1811.07880].</text:p>
      <text:p text:style-name="Preformatted_20_Text"><text:s/>[3] D. Andriot and C. Roupec, Further refining the de Sitter swampland</text:p>
      <text:p text:style-name="Preformatted_20_Text"><text:s text:c="5"/>conjecture, Fortsch. Phys. 67 (2019) 1800105 [1811.08889].</text:p>
      <text:p text:style-name="Preformatted_20_Text"><text:s/>[4] N. Cribiori, C. Roupec, T. Wrase and Y. Yamada, Supersymmetric</text:p>
      <text:p text:style-name="Preformatted_20_Text"><text:s text:c="5"/>anti-D3-brane action in the Kachru-Kallosh-Linde-Trivedi setup, Phys. Rev.</text:p>
      <text:p text:style-name="Preformatted_20_Text"><text:s text:c="5"/>D100 (2019) 066001 [1906.07727].</text:p>
      <text:p text:style-name="Preformatted_20_Text"><text:s/>[5] N. Cribiori, R. Kallosh, C. Roupec and T. Wrase, Uplifting Anti-D6-brane,</text:p>
      <text:p text:style-name="Preformatted_20_Text"><text:s text:c="5"/>JHEP 12 (2019) 171 [1909.08629].</text:p>
      <text:p text:style-name="Preformatted_20_Text"><text:soft-page-break/><text:s/>[6] N. Cribiori, R. Kallosh, A. Linde and C. Roupec, Mass Production of IIA and</text:p>
      <text:p text:style-name="Preformatted_20_Text"><text:s text:c="5"/>IIB dS Vacua, JHEP 02 (2020) 063 [1912.00027].</text:p>
      <text:p text:style-name="Preformatted_20_Text"><text:s/>[7] N. Cribiori, R. Kallosh, A. Linde and C. Roupec, de Sitter Minima from M</text:p>
      <text:p text:style-name="Preformatted_20_Text"><text:s text:c="5"/>theory and String theory, Phys. Rev. D 101 (2020) 046018 [1912.02791].</text:p>
      <text:p text:style-name="Preformatted_20_Text"><text:s/>[8] N. Cribiori, C. Roupec, M. Tournoy, A. Van Proeyen and T. Wrase,</text:p>
      <text:p text:style-name="Preformatted_20_Text"><text:s text:c="5"/>Non-supersymmetric branes, JHEP 07 (2020) 189 [2004.13110].</text:p>
      <text:p text:style-name="Preformatted_20_Text"><text:s/>[9] Planck collaboration, Y. Akrami et al., Planck 2018 results. X. Constraints</text:p>
      <text:p text:style-name="Preformatted_20_Text"><text:s text:c="5"/>on inflation, Astron. Astrophys. 641 (2020) A10 [1807.06211].</text:p>
      <text:p text:style-name="Preformatted_20_Text">[10] T. D. Brennan, F. Carta and C. Vafa, The String Landscape, the Swampland,</text:p>
      <text:p text:style-name="Preformatted_20_Text"><text:s text:c="5"/>and the Missing Corner, PoS TASI2017 (2017) 015 [1711.00864].</text:p>
      <text:p text:style-name="Preformatted_20_Text">[11] E. Palti, The Swampland: Introduction and Review, Fortsch. Phys. 67 (2019)</text:p>
      <text:p text:style-name="Preformatted_20_Text"><text:s text:c="5"/>1900037 [1903.06239].</text:p>
      <text:p text:style-name="Preformatted_20_Text">[12] M. van Beest, J. Calderón-Infante, D. Mirfendereski and I. Valenzuela,</text:p>
      <text:p text:style-name="Preformatted_20_Text"><text:s text:c="5"/>Lectures on the Swampland Program in String Compactifications, 2102.01111.</text:p>
      <text:p text:style-name="Preformatted_20_Text">[13] G. Obied, H. Ooguri, L. Spodyneiko and C. Vafa, De Sitter Space and the</text:p>
      <text:p text:style-name="Preformatted_20_Text"><text:s text:c="5"/>Swampland, 1806.08362.</text:p>
      <text:p text:style-name="Preformatted_20_Text"><text:s text:c="40"/>155</text:p>
      <text:p text:style-name="Preformatted_20_Text">[14] S. Kachru, R. Kallosh, A. D. Linde and S. P. Trivedi, De Sitter vacua in</text:p>
      <text:p text:style-name="Preformatted_20_Text"><text:s text:c="5"/>string theory, Phys. Rev. D68 (2003) 046005 [hep-th/0301240].</text:p>
      <text:p text:style-name="Preformatted_20_Text">[15] M. Rocek, Linearizing the Volkov-Akulov Model, Phys. Rev. Lett. 41 (1978)</text:p>
      <text:p text:style-name="Preformatted_20_Text"><text:s text:c="5"/>451.</text:p>
      <text:p text:style-name="Preformatted_20_Text">[16] U. Lindstrom and M. Rocek, CONSTRAINED LOCAL SUPERFIELDS,</text:p>
      <text:p text:style-name="Preformatted_20_Text"><text:s text:c="5"/>Phys. Rev. D 19 (1979) 2300.</text:p>
      <text:p text:style-name="Preformatted_20_Text">[17] S. Samuel and J. Wess, A Superfield Formulation of the Nonlinear Realization</text:p>
      <text:p text:style-name="Preformatted_20_Text"><text:s text:c="5"/>of Supersymmetry and Its Coupling to Supergravity, Nucl. Phys. B 221</text:p>
      <text:p text:style-name="Preformatted_20_Text"><text:s text:c="5"/>(1983) 153.</text:p>
      <text:p text:style-name="Preformatted_20_Text">[18] Z. Komargodski and N. Seiberg, From Linear SUSY to Constrained</text:p>
      <text:p text:style-name="Preformatted_20_Text"><text:s text:c="5"/>Superfields, JHEP 09 (2009) 066 [0907.2441].</text:p>
      <text:p text:style-name="Preformatted_20_Text">[19] G. Dall’Agata, E. Dudas and F. Farakos, On the origin of constrained</text:p>
      <text:p text:style-name="Preformatted_20_Text"><text:s text:c="5"/>superfields, JHEP 05 (2016) 041 [1603.03416].</text:p>
      <text:p text:style-name="Preformatted_20_Text">[20] S. Ferrara, R. Kallosh, A. Van Proeyen and T. Wrase, Linear Versus</text:p>
      <text:p text:style-name="Preformatted_20_Text"><text:s text:c="5"/>Non-linear Supersymmetry, in General, JHEP 04 (2016) 065 [1603.02653].</text:p>
      <text:p text:style-name="Preformatted_20_Text">[21] S. Sugimoto, Anomaly cancellations in type I D-9 - anti-D-9 system and the</text:p>
      <text:p text:style-name="Preformatted_20_Text"><text:s text:c="5"/>USp(32) string theory, Prog. Theor. Phys. 102 (1999) 685 [hep-th/9905159].</text:p>
      <text:p text:style-name="Preformatted_20_Text">[22] I. Antoniadis, E. Dudas and A. Sagnotti, Brane supersymmetry breaking,</text:p>
      <text:p text:style-name="Preformatted_20_Text"><text:s text:c="5"/>Phys. Lett. B 464 (1999) 38 [hep-th/9908023].</text:p>
      <text:p text:style-name="Preformatted_20_Text">[23] C. Angelantonj, Comments on open string orbifolds with a nonvanishing</text:p>
      <text:p text:style-name="Preformatted_20_Text"><text:s text:c="5"/>B(ab), Nucl. Phys. B 566 (2000) 126 [hep-th/9908064].</text:p>
      <text:p text:style-name="Preformatted_20_Text">[24] G. Aldazabal and A. M. Uranga, Tachyon free nonsupersymmetric type IIB</text:p>
      <text:p text:style-name="Preformatted_20_Text"><text:s text:c="5"/>orientifolds via Brane - anti-brane systems, JHEP 10 (1999) 024</text:p>
      <text:p text:style-name="Preformatted_20_Text"><text:s text:c="5"/>[hep-th/9908072].</text:p>
      <text:p text:style-name="Preformatted_20_Text">[25] C. Angelantonj, I. Antoniadis, G. D’Appollonio, E. Dudas and A. Sagnotti,</text:p>
      <text:p text:style-name="Preformatted_20_Text"><text:s text:c="5"/>Type I vacua with brane supersymmetry breaking, Nucl. Phys. B 572 (2000)</text:p>
      <text:p text:style-name="Preformatted_20_Text"><text:s text:c="5"/>36 [hep-th/9911081].</text:p>
      <text:p text:style-name="Preformatted_20_Text">[26] E. Dudas and J. Mourad, Consistent gravitino couplings in</text:p>
      <text:p text:style-name="Preformatted_20_Text"><text:s text:c="5"/>nonsupersymmetric strings, Phys. Lett. B 514 (2001) 173 [hep-th/0012071].</text:p>
      <text:p text:style-name="Preformatted_20_Text">[27] G. Pradisi and F. Riccioni, Geometric couplings and brane supersymmetry</text:p>
      <text:p text:style-name="Preformatted_20_Text"><text:s text:c="5"/>breaking, Nucl. Phys. B 615 (2001) 33 [hep-th/0107090].</text:p>
      <text:p text:style-name="Preformatted_20_Text">[28] G. Villadoro and F. Zwirner, D terms from D-branes, gauge invariance and</text:p>
      <text:p text:style-name="Preformatted_20_Text"><text:s text:c="5"/>moduli stabilization in flux compactifications, JHEP 03 (2006) 087</text:p>
      <text:p text:style-name="Preformatted_20_Text"><text:s text:c="5"/>[hep-th/0602120].</text:p>
      <text:p text:style-name="Preformatted_20_Text"><text:s text:c="40"/>156</text:p>
      <text:p text:style-name="Preformatted_20_Text">[29] R. Blumenhagen, V. Braun, B. Kors and D. Lust, Orientifolds of K3 and</text:p>
      <text:p text:style-name="Preformatted_20_Text"><text:s text:c="5"/>Calabi-Yau manifolds with intersecting D-branes, JHEP 07 (2002) 026</text:p>
      <text:p text:style-name="Preformatted_20_Text"><text:s text:c="5"/>[hep-th/0206038].</text:p>
      <text:p text:style-name="Preformatted_20_Text">[30] S. Kachru and J. McGreevy, Supersymmetric three cycles and supersymmetry</text:p>
      <text:p text:style-name="Preformatted_20_Text"><text:s text:c="5"/>breaking, Phys. Rev. D 61 (2000) 026001 [hep-th/9908135].</text:p>
      <text:p text:style-name="Preformatted_20_Text">[31] M. Cvetic, G. Shiu and A. M. Uranga, Chiral four-dimensional N=1</text:p>
      <text:p text:style-name="Preformatted_20_Text"><text:s text:c="5"/>supersymmetric type 2A orientifolds from intersecting D6 branes, Nucl. Phys.</text:p>
      <text:p text:style-name="Preformatted_20_Text"><text:soft-page-break/><text:s text:c="5"/>B 615 (2001) 3 [hep-th/0107166].</text:p>
      <text:p text:style-name="Preformatted_20_Text">[32] M. P. Garcia del Moral, S. Parameswaran, N. Quiroz and I. Zavala, Anti-D3</text:p>
      <text:p text:style-name="Preformatted_20_Text"><text:s text:c="5"/>branes and moduli in non-linear supergravity, JHEP 10 (2017) 185</text:p>
      <text:p text:style-name="Preformatted_20_Text"><text:s text:c="5"/>[1707.07059].</text:p>
      <text:p text:style-name="Preformatted_20_Text">[33] S. Kachru, R. Kallosh, A. D. Linde, J. M. Maldacena, L. P. McAllister and</text:p>
      <text:p text:style-name="Preformatted_20_Text"><text:s text:c="5"/>S. P. Trivedi, Towards inflation in string theory, JCAP 0310 (2003) 013</text:p>
      <text:p text:style-name="Preformatted_20_Text"><text:s text:c="5"/>[hep-th/0308055].</text:p>
      <text:p text:style-name="Preformatted_20_Text">[34] R. Kallosh and A. Linde, Mass Production of Type IIA dS Vacua, JHEP 01</text:p>
      <text:p text:style-name="Preformatted_20_Text"><text:s text:c="5"/>(2020) 169 [1910.08217].</text:p>
      <text:p text:style-name="Preformatted_20_Text">[35] R. Kallosh and A. D. Linde, Landscape, the scale of SUSY breaking, and</text:p>
      <text:p text:style-name="Preformatted_20_Text"><text:s text:c="5"/>inflation, JHEP 12 (2004) 004 [hep-th/0411011].</text:p>
      <text:p text:style-name="Preformatted_20_Text">[36] G. Dall’Agata and N. Prezas, Scherk-Schwarz reduction of M-theory on</text:p>
      <text:p text:style-name="Preformatted_20_Text"><text:s text:c="5"/>G2-manifolds with fluxes, JHEP 10 (2005) 103 [hep-th/0509052].</text:p>
      <text:p text:style-name="Preformatted_20_Text">[37] M. J. Duff and S. Ferrara, Four curious supergravities, Phys. Rev. D 83</text:p>
      <text:p text:style-name="Preformatted_20_Text"><text:s text:c="5"/>(2011) 046007 [1010.3173].</text:p>
      <text:p text:style-name="Preformatted_20_Text">[38] J.-P. Derendinger and A. Guarino, A second look at gauged supergravities</text:p>
      <text:p text:style-name="Preformatted_20_Text"><text:s text:c="5"/>from fluxes in M-theory, JHEP 09 (2014) 162 [1406.6930].</text:p>
      <text:p text:style-name="Preformatted_20_Text">[39] S. Ferrara and R. Kallosh, Seven-disk manifold, α-attractors, and B modes,</text:p>
      <text:p text:style-name="Preformatted_20_Text"><text:s text:c="5"/>Phys. Rev. D94 (2016) 126015 [1610.04163].</text:p>
      <text:p text:style-name="Preformatted_20_Text">[40] H. Ooguri, E. Palti, G. Shiu and C. Vafa, Distance and de Sitter Conjectures</text:p>
      <text:p text:style-name="Preformatted_20_Text"><text:s text:c="5"/>on the Swampland, Phys. Lett. B 788 (2019) 180 [1810.05506].</text:p>
      <text:p text:style-name="Preformatted_20_Text">[41] U. H. Danielsson and T. Van Riet, What if string theory has no de Sitter</text:p>
      <text:p text:style-name="Preformatted_20_Text"><text:s text:c="5"/>vacua?, Int. J. Mod. Phys. D 27 (2018) 1830007 [1804.01120].</text:p>
      <text:p text:style-name="Preformatted_20_Text">[42] O. DeWolfe, A. Giryavets, S. Kachru and W. Taylor, Type IIA moduli</text:p>
      <text:p text:style-name="Preformatted_20_Text"><text:s text:c="5"/>stabilization, JHEP 07 (2005) 066 [hep-th/0505160].</text:p>
      <text:p text:style-name="Preformatted_20_Text">[43] C. Caviezel, P. Koerber, S. Kors, D. Lust, T. Wrase and M. Zagermann, On</text:p>
      <text:p text:style-name="Preformatted_20_Text"><text:s text:c="5"/>the Cosmology of Type IIA Compactifications on SU(3)-structure Manifolds,</text:p>
      <text:p text:style-name="Preformatted_20_Text"><text:s text:c="5"/>JHEP 04 (2009) 010 [0812.3551].</text:p>
      <text:p text:style-name="Preformatted_20_Text"><text:s text:c="40"/>157</text:p>
      <text:p text:style-name="Preformatted_20_Text">[44] R. Flauger, S. Paban, D. Robbins and T. Wrase, Searching for slow-roll</text:p>
      <text:p text:style-name="Preformatted_20_Text"><text:s text:c="5"/>moduli inflation in massive type IIA supergravity with metric fluxes, Phys.</text:p>
      <text:p text:style-name="Preformatted_20_Text"><text:s text:c="5"/>Rev. D79 (2009) 086011 [0812.3886].</text:p>
      <text:p text:style-name="Preformatted_20_Text">[45] F. Denef, A. Hebecker and T. Wrase, de Sitter swampland conjecture and the</text:p>
      <text:p text:style-name="Preformatted_20_Text"><text:s text:c="5"/>Higgs potential, Phys. Rev. D 98 (2018) 086004 [1807.06581].</text:p>
      <text:p text:style-name="Preformatted_20_Text">[46] D. V. Volkov and V. P. Akulov, Possible universal neutrino interaction,</text:p>
      <text:p text:style-name="Preformatted_20_Text"><text:s text:c="5"/>JETP Lett. 16 (1972) 438.</text:p>
      <text:p text:style-name="Preformatted_20_Text">[47] R. Kallosh, B. Vercnocke and T. Wrase, String Theory Origin of Constrained</text:p>
      <text:p text:style-name="Preformatted_20_Text"><text:s text:c="5"/>Multiplets, JHEP 09 (2016) 063 [1606.09245].</text:p>
      <text:p text:style-name="Preformatted_20_Text">[48] B. Vercnocke and T. Wrase, Constrained superfields from an anti-D3-brane in</text:p>
      <text:p text:style-name="Preformatted_20_Text"><text:s text:c="5"/>KKLT, JHEP 08 (2016) 132 [1605.03961].</text:p>
      <text:p text:style-name="Preformatted_20_Text">[49] R. Kallosh and T. Wrase, dS Supergravity from 10d, Fortsch. Phys. 2018</text:p>
      <text:p text:style-name="Preformatted_20_Text"><text:s text:c="5"/>(2018) 1800071 [1808.09427].</text:p>
      <text:p text:style-name="Preformatted_20_Text">[50] R. Kallosh and Y. Yamada, Simple sinflaton-less α-attractors, JHEP 03</text:p>
      <text:p text:style-name="Preformatted_20_Text"><text:s text:c="5"/>(2019) 139 [1901.09046].</text:p>
      <text:p text:style-name="Preformatted_20_Text">[51] N. Cribiori, Constructing the Supersymmetric anti-D3-brane action in KKLT,</text:p>
      <text:p text:style-name="Preformatted_20_Text"><text:s text:c="5"/>PoS CORFU2019 (2020) 137 [2003.09937].</text:p>
      <text:p text:style-name="Preformatted_20_Text">[52] E. A. Bergshoeff, K. Dasgupta, R. Kallosh, A. Van Proeyen and T. Wrase,</text:p>
      <text:p text:style-name="Preformatted_20_Text"><text:s text:c="5"/>D3 and dS, JHEP 05 (2015) 058 [1502.07627].</text:p>
      <text:p text:style-name="Preformatted_20_Text">[53] I. Bandos, M. Heller, S. M. Kuzenko, L. Martucci and D. Sorokin, The</text:p>
      <text:p text:style-name="Preformatted_20_Text"><text:s text:c="5"/>Goldstino brane, the constrained superfields and matter in N = 1</text:p>
      <text:p text:style-name="Preformatted_20_Text"><text:s text:c="5"/>supergravity, JHEP 11 (2016) 109 [1608.05908].</text:p>
      <text:p text:style-name="Preformatted_20_Text">[54] G. Dall’Agata and F. Farakos, Constrained superfields in Supergravity, JHEP</text:p>
      <text:p text:style-name="Preformatted_20_Text"><text:s text:c="5"/>02 (2016) 101 [1512.02158].</text:p>
      <text:p text:style-name="Preformatted_20_Text">[55] N. Cribiori, Non-linear realisations in global and local supersymmetry, Ph.D.</text:p>
      <text:p text:style-name="Preformatted_20_Text"><text:s text:c="5"/>thesis, Padua U., 2018. 1901.02097.</text:p>
      <text:p text:style-name="Preformatted_20_Text">[56] D. Z. Freedman and A. Van Proeyen, Supergravity. Cambridge Univ. Press,</text:p>
      <text:p text:style-name="Preformatted_20_Text"><text:s text:c="5"/>Cambridge, UK, 2012.</text:p>
      <text:p text:style-name="Preformatted_20_Text">[57] S. M. Kuzenko and S. J. Tyler, On the Goldstino actions and their</text:p>
      <text:p text:style-name="Preformatted_20_Text"><text:s text:c="5"/>symmetries, JHEP 05 (2011) 055 [1102.3043].</text:p>
      <text:p text:style-name="Preformatted_20_Text"><text:soft-page-break/>[58] F. Farakos and A. Kehagias, Decoupling Limits of sGoldstino Modes in Global</text:p>
      <text:p text:style-name="Preformatted_20_Text"><text:s text:c="5"/>and Local Supersymmetry, Phys. Lett. B 724 (2013) 322 [1302.0866].</text:p>
      <text:p text:style-name="Preformatted_20_Text">[59] E. Dudas, S. Ferrara, A. Kehagias and A. Sagnotti, Properties of Nilpotent</text:p>
      <text:p text:style-name="Preformatted_20_Text"><text:s text:c="5"/>Supergravity, JHEP 09 (2015) 217 [1507.07842].</text:p>
      <text:p text:style-name="Preformatted_20_Text">[60] E. A. Bergshoeff, D. Z. Freedman, R. Kallosh and A. Van Proeyen, Pure de</text:p>
      <text:p text:style-name="Preformatted_20_Text"><text:s text:c="5"/>Sitter Supergravity, Phys. Rev. D92 (2015) 085040 [1507.08264].</text:p>
      <text:p text:style-name="Preformatted_20_Text"><text:s text:c="40"/>158</text:p>
      <text:p text:style-name="Preformatted_20_Text">[61] F. Hasegawa and Y. Yamada, Component action of nilpotent multiplet</text:p>
      <text:p text:style-name="Preformatted_20_Text"><text:s text:c="5"/>coupled to matter in 4 dimensional N = 1 supergravity, JHEP 10 (2015) 106</text:p>
      <text:p text:style-name="Preformatted_20_Text"><text:s text:c="5"/>[1507.08619].</text:p>
      <text:p text:style-name="Preformatted_20_Text">[62] S. Ferrara, M. Porrati and A. Sagnotti, Scale invariant Volkov–Akulov</text:p>
      <text:p text:style-name="Preformatted_20_Text"><text:s text:c="5"/>supergravity, Phys. Lett. B 749 (2015) 589 [1508.02939].</text:p>
      <text:p text:style-name="Preformatted_20_Text">[63] A. Brignole, F. Feruglio and F. Zwirner, On the effective interactions of a</text:p>
      <text:p text:style-name="Preformatted_20_Text"><text:s text:c="5"/>light gravitino with matter fermions, JHEP 11 (1997) 001 [hep-th/9709111].</text:p>
      <text:p text:style-name="Preformatted_20_Text">[64] G. Dall’Agata, S. Ferrara and F. Zwirner, Minimal scalar-less matter-coupled</text:p>
      <text:p text:style-name="Preformatted_20_Text"><text:s text:c="5"/>supergravity, Phys. Lett. B 752 (2016) 263 [1509.06345].</text:p>
      <text:p text:style-name="Preformatted_20_Text">[65] N. Cribiori, F. Farakos, M. Tournoy and A. van Proeyen, Fayet-Iliopoulos</text:p>
      <text:p text:style-name="Preformatted_20_Text"><text:s text:c="5"/>terms in supergravity without gauged R-symmetry, JHEP 04 (2018) 032</text:p>
      <text:p text:style-name="Preformatted_20_Text"><text:s text:c="5"/>[1712.08601].</text:p>
      <text:p text:style-name="Preformatted_20_Text">[66] N. Cribiori, F. Farakos and M. Tournoy, Supersymmetric Born-Infeld actions</text:p>
      <text:p text:style-name="Preformatted_20_Text"><text:s text:c="5"/>and new Fayet-Iliopoulos terms, JHEP 03 (2019) 050 [1811.08424].</text:p>
      <text:p text:style-name="Preformatted_20_Text">[67] S. M. Kuzenko, Taking a vector supermultiplet apart: Alternative</text:p>
      <text:p text:style-name="Preformatted_20_Text"><text:s text:c="5"/>Fayet–Iliopoulos-type terms, Phys. Lett. B 781 (2018) 723 [1801.04794].</text:p>
      <text:p text:style-name="Preformatted_20_Text">[68] I. Antoniadis, A. Chatrabhuti, H. Isono and R. Knoops, Fayet–Iliopoulos</text:p>
      <text:p text:style-name="Preformatted_20_Text"><text:s text:c="5"/>terms in supergravity and D-term inflation, Eur. Phys. J. C 78 (2018) 366</text:p>
      <text:p text:style-name="Preformatted_20_Text"><text:s text:c="5"/>[1803.03817].</text:p>
      <text:p text:style-name="Preformatted_20_Text">[69] P. Fayet and J. Iliopoulos, Spontaneously Broken Supergauge Symmetries and</text:p>
      <text:p text:style-name="Preformatted_20_Text"><text:s text:c="5"/>Goldstone Spinors, Phys. Lett. B 51 (1974) 461.</text:p>
      <text:p text:style-name="Preformatted_20_Text">[70] D. Z. Freedman, Supergravity with Axial Gauge Invariance, Phys. Rev. D 15</text:p>
      <text:p text:style-name="Preformatted_20_Text"><text:s text:c="5"/>(1977) 1173.</text:p>
      <text:p text:style-name="Preformatted_20_Text">[71] I. Antoniadis, A. Chatrabhuti, H. Isono and R. Knoops, The cosmological</text:p>
      <text:p text:style-name="Preformatted_20_Text"><text:s text:c="5"/>constant in Supergravity, Eur. Phys. J. C 78 (2018) 718 [1805.00852].</text:p>
      <text:p text:style-name="Preformatted_20_Text">[72] J. Mourad and A. Sagnotti, An Update on Brane Supersymmetry Breaking,</text:p>
      <text:p text:style-name="Preformatted_20_Text"><text:s text:c="5"/>1711.11494.</text:p>
      <text:p text:style-name="Preformatted_20_Text">[73] D. Lust, F. Marchesano, L. Martucci and D. Tsimpis, Generalized</text:p>
      <text:p text:style-name="Preformatted_20_Text"><text:s text:c="5"/>non-supersymmetric flux vacua, JHEP 11 (2008) 021 [0807.4540].</text:p>
      <text:p text:style-name="Preformatted_20_Text">[74] J. Polchinski, String theory. Vol. 2: Superstring theory and beyond,</text:p>
      <text:p text:style-name="Preformatted_20_Text"><text:s text:c="5"/>Cambridge Monographs on Mathematical Physics. Cambridge University</text:p>
      <text:p text:style-name="Preformatted_20_Text"><text:s text:c="5"/>Press, 12, 2007, 10.1017/CBO9780511618123.</text:p>
      <text:p text:style-name="Preformatted_20_Text">[75] M. Cederwall, A. von Gussich, B. E. W. Nilsson and A. Westerberg, The</text:p>
      <text:p text:style-name="Preformatted_20_Text"><text:s text:c="5"/>Dirichlet super three-brane in ten-dimensional type IIB supergravity, Nucl.</text:p>
      <text:p text:style-name="Preformatted_20_Text"><text:s text:c="5"/>Phys. B 490 (1997) 163 [hep-th/9610148].</text:p>
      <text:p text:style-name="Preformatted_20_Text"><text:s text:c="40"/>159</text:p>
      <text:p text:style-name="Preformatted_20_Text">[76] M. Aganagic, C. Popescu and J. H. Schwarz, D-brane actions with local kappa</text:p>
      <text:p text:style-name="Preformatted_20_Text"><text:s text:c="5"/>symmetry, Phys. Lett. B 393 (1997) 311 [hep-th/9610249].</text:p>
      <text:p text:style-name="Preformatted_20_Text">[77] M. Cederwall, A. von Gussich, B. E. W. Nilsson, P. Sundell and</text:p>
      <text:p text:style-name="Preformatted_20_Text"><text:s text:c="5"/>A. Westerberg, The Dirichlet super p-branes in ten-dimensional type IIA and</text:p>
      <text:p text:style-name="Preformatted_20_Text"><text:s text:c="5"/>IIB supergravity, Nucl. Phys. B 490 (1997) 179 [hep-th/9611159].</text:p>
      <text:p text:style-name="Preformatted_20_Text">[78] E. Bergshoeff and P. K. Townsend, Super D-branes, Nucl. Phys. B 490</text:p>
      <text:p text:style-name="Preformatted_20_Text"><text:s text:c="5"/>(1997) 145 [hep-th/9611173].</text:p>
      <text:p text:style-name="Preformatted_20_Text">[79] M. Aganagic, C. Popescu and J. H. Schwarz, Gauge invariant and gauge fixed</text:p>
      <text:p text:style-name="Preformatted_20_Text"><text:s text:c="5"/>D-brane actions, Nucl. Phys. B 495 (1997) 99 [hep-th/9612080].</text:p>
      <text:p text:style-name="Preformatted_20_Text">[80] C. V. Johnson, D-branes, Cambridge Monographs on Mathematical Physics.</text:p>
      <text:p text:style-name="Preformatted_20_Text"><text:s text:c="5"/>Cambridge University Press, 2005, 10.1017/CBO9780511606540.</text:p>
      <text:p text:style-name="Preformatted_20_Text">[81] P. Koerber, Lectures on Generalized Complex Geometry for Physicists,</text:p>
      <text:p text:style-name="Preformatted_20_Text"><text:s text:c="5"/>Fortsch. Phys. 59 (2011) 169 [1006.1536].</text:p>
      <text:p text:style-name="Preformatted_20_Text">[82] I. Antoniadis, E. Dudas, S. Ferrara and A. Sagnotti, The</text:p>
      <text:p text:style-name="Preformatted_20_Text"><text:s text:c="5"/>Volkov–Akulov–Starobinsky supergravity, Phys. Lett. B 733 (2014) 32</text:p>
      <text:p text:style-name="Preformatted_20_Text"><text:s text:c="5"/>[1403.3269].</text:p>
      <text:p text:style-name="Preformatted_20_Text"><text:soft-page-break/>[83] R. Kallosh, Matter-coupled de Sitter Supergravity, Theor. Math. Phys. 187</text:p>
      <text:p text:style-name="Preformatted_20_Text"><text:s text:c="5"/>(2016) 695 [1509.02136].</text:p>
      <text:p text:style-name="Preformatted_20_Text">[84] M. Schillo, E. van der Woerd and T. Wrase, The general de Sitter</text:p>
      <text:p text:style-name="Preformatted_20_Text"><text:s text:c="5"/>supergravity component action, Fortsch. Phys. 64 (2016) 292 [1511.01542].</text:p>
      <text:p text:style-name="Preformatted_20_Text">[85] D. V. Volkov and V. P. Akulov, Is the Neutrino a Goldstone Particle?, Phys.</text:p>
      <text:p text:style-name="Preformatted_20_Text"><text:s text:c="5"/>Lett. B 46 (1973) 109.</text:p>
      <text:p text:style-name="Preformatted_20_Text">[86] R. Casalbuoni, S. De Curtis, D. Dominici, F. Feruglio and R. Gatto, WHEN</text:p>
      <text:p text:style-name="Preformatted_20_Text"><text:s text:c="5"/>DOES SUPERGRAVITY BECOME STRONG?, Phys. Lett. B 216 (1989)</text:p>
      <text:p text:style-name="Preformatted_20_Text"><text:s text:c="5"/>325.</text:p>
      <text:p text:style-name="Preformatted_20_Text">[87] R. Kallosh, L. Kofman, A. D. Linde and A. Van Proeyen, Superconformal</text:p>
      <text:p text:style-name="Preformatted_20_Text"><text:s text:c="5"/>symmetry, supergravity and cosmology, Class. Quant. Grav. 17 (2000) 4269</text:p>
      <text:p text:style-name="Preformatted_20_Text"><text:s text:c="5"/>[hep-th/0006179].</text:p>
      <text:p text:style-name="Preformatted_20_Text">[88] G. Dall’Agata and F. Zwirner, On sgoldstino-less supergravity models of</text:p>
      <text:p text:style-name="Preformatted_20_Text"><text:s text:c="5"/>inflation, JHEP 12 (2014) 172 [1411.2605].</text:p>
      <text:p text:style-name="Preformatted_20_Text">[89] S. Ferrara, R. Kallosh and J. Thaler, Cosmology with orthogonal nilpotent</text:p>
      <text:p text:style-name="Preformatted_20_Text"><text:s text:c="5"/>superfields, Phys. Rev. D93 (2016) 043516 [1512.00545].</text:p>
      <text:p text:style-name="Preformatted_20_Text">[90] J. J. M. Carrasco, R. Kallosh and A. Linde, Minimal supergravity inflation,</text:p>
      <text:p text:style-name="Preformatted_20_Text"><text:s text:c="5"/>Phys. Rev. D93 (2016) 061301 [1512.00546].</text:p>
      <text:p text:style-name="Preformatted_20_Text"><text:s text:c="39"/>160</text:p>
      <text:p text:style-name="Preformatted_20_Text"><text:s/>[91] I. R. Klebanov and M. J. Strassler, Supergravity and a confining gauge theory:</text:p>
      <text:p text:style-name="Preformatted_20_Text"><text:s text:c="6"/>Duality cascades and chi SB resolution of naked singularities, JHEP 08</text:p>
      <text:p text:style-name="Preformatted_20_Text"><text:s text:c="6"/>(2000) 052 [hep-th/0007191].</text:p>
      <text:p text:style-name="Preformatted_20_Text"><text:s/>[92] S. Kachru, J. Pearson and H. L. Verlinde, Brane / flux annihilation and the</text:p>
      <text:p text:style-name="Preformatted_20_Text"><text:s text:c="6"/>string dual of a nonsupersymmetric field theory, JHEP 06 (2002) 021</text:p>
      <text:p text:style-name="Preformatted_20_Text"><text:s text:c="6"/>[hep-th/0112197].</text:p>
      <text:p text:style-name="Preformatted_20_Text"><text:s/>[93] L. Aalsma, M. Tournoy, J. P. Van Der Schaar and B. Vercnocke,</text:p>
      <text:p text:style-name="Preformatted_20_Text"><text:s text:c="6"/>Supersymmetric embedding of antibrane polarization, Phys. Rev. D98 (2018)</text:p>
      <text:p text:style-name="Preformatted_20_Text"><text:s text:c="6"/>086019 [1807.03303].</text:p>
      <text:p text:style-name="Preformatted_20_Text"><text:s/>[94] M. Berkooz, M. R. Douglas and R. G. Leigh, Branes intersecting at angles,</text:p>
      <text:p text:style-name="Preformatted_20_Text"><text:s text:c="6"/>Nucl. Phys. B 480 (1996) 265 [hep-th/9606139].</text:p>
      <text:p text:style-name="Preformatted_20_Text"><text:s/>[95] P. Anastasopoulos, M. Bianchi and R. Richter, Light stringy states, JHEP 03</text:p>
      <text:p text:style-name="Preformatted_20_Text"><text:s text:c="6"/>(2012) 068 [1110.5424].</text:p>
      <text:p text:style-name="Preformatted_20_Text"><text:s/>[96] P. Anastasopoulos and M. Bianchi, Revisiting light stringy states in view of</text:p>
      <text:p text:style-name="Preformatted_20_Text"><text:s text:c="6"/>the 750 GeV diphoton excess, Nucl. Phys. B 911 (2016) 928 [1601.07584].</text:p>
      <text:p text:style-name="Preformatted_20_Text"><text:s/>[97] M. Grana, Flux compactifications in string theory: A Comprehensive review,</text:p>
      <text:p text:style-name="Preformatted_20_Text"><text:s text:c="6"/>Phys. Rept. 423 (2006) 91 [hep-th/0509003].</text:p>
      <text:p text:style-name="Preformatted_20_Text"><text:s/>[98] M. R. Douglas and S. Kachru, Flux compactification, Rev. Mod. Phys. 79</text:p>
      <text:p text:style-name="Preformatted_20_Text"><text:s text:c="6"/>(2007) 733 [hep-th/0610102].</text:p>
      <text:p text:style-name="Preformatted_20_Text"><text:s/>[99] R. Blumenhagen, B. Kors, D. Lust and S. Stieberger, Four-dimensional</text:p>
      <text:p text:style-name="Preformatted_20_Text"><text:s text:c="6"/>String Compactifications with D-Branes, Orientifolds and Fluxes, Phys. Rept.</text:p>
      <text:p text:style-name="Preformatted_20_Text"><text:s text:c="6"/>445 (2007) 1 [hep-th/0610327].</text:p>
      <text:p text:style-name="Preformatted_20_Text">[100] R. Blumenhagen, M. Cvetic, P. Langacker and G. Shiu, Toward realistic</text:p>
      <text:p text:style-name="Preformatted_20_Text"><text:s text:c="6"/>intersecting D-brane models, Ann. Rev. Nucl. Part. Sci. 55 (2005) 71</text:p>
      <text:p text:style-name="Preformatted_20_Text"><text:s text:c="6"/>[hep-th/0502005].</text:p>
      <text:p text:style-name="Preformatted_20_Text">[101] L. Aalsma, J. P. van der Schaar and B. Vercnocke, Constrained superfields on</text:p>
      <text:p text:style-name="Preformatted_20_Text"><text:s text:c="6"/>metastable anti-D3-branes, JHEP 05 (2017) 089 [1703.05771].</text:p>
      <text:p text:style-name="Preformatted_20_Text">[102] L. Martucci and P. Smyth, Supersymmetric D-branes and calibrations on</text:p>
      <text:p text:style-name="Preformatted_20_Text"><text:s text:c="6"/>general N=1 backgrounds, JHEP 11 (2005) 048 [hep-th/0507099].</text:p>
      <text:p text:style-name="Preformatted_20_Text">[103] L. Martucci, D-branes on general N=1 backgrounds: Superpotentials and</text:p>
      <text:p text:style-name="Preformatted_20_Text"><text:s text:c="6"/>D-terms, JHEP 06 (2006) 033 [hep-th/0602129].</text:p>
      <text:p text:style-name="Preformatted_20_Text">[104] L. Martucci, Electrified branes, JHEP 02 (2012) 097 [1110.0627].</text:p>
      <text:p text:style-name="Preformatted_20_Text">[105] R. Kallosh and T. Wrase, Emergence of Spontaneously Broken Supersymmetry</text:p>
      <text:p text:style-name="Preformatted_20_Text"><text:s text:c="6"/>on an Anti-D3-Brane in KKLT dS Vacua, JHEP 12 (2014) 117 [1411.1121].</text:p>
      <text:p text:style-name="Preformatted_20_Text">[106] T. W. Grimm and J. Louis, The Effective action of type IIA Calabi-Yau</text:p>
      <text:p text:style-name="Preformatted_20_Text"><text:s text:c="6"/>orientifolds, Nucl. Phys. B718 (2005) 153 [hep-th/0412277].</text:p>
      <text:p text:style-name="Preformatted_20_Text"><text:s text:c="41"/>161</text:p>
      <text:p text:style-name="Preformatted_20_Text">[107] S. Ferrara, R. Kallosh and A. Linde, Cosmology with Nilpotent Superfields,</text:p>
      <text:p text:style-name="Preformatted_20_Text"><text:s text:c="6"/>JHEP 10 (2014) 143 [1408.4096].</text:p>
      <text:p text:style-name="Preformatted_20_Text"><text:soft-page-break/>[108] R. Kallosh, F. Quevedo and A. M. Uranga, String Theory Realizations of the</text:p>
      <text:p text:style-name="Preformatted_20_Text"><text:s text:c="6"/>Nilpotent Goldstino, JHEP 12 (2015) 039 [1507.07556].</text:p>
      <text:p text:style-name="Preformatted_20_Text">[109] I. n. García-Etxebarria, F. Quevedo and R. Valandro, Global String</text:p>
      <text:p text:style-name="Preformatted_20_Text"><text:s text:c="6"/>Embeddings for the Nilpotent Goldstino, JHEP 02 (2016) 148 [1512.06926].</text:p>
      <text:p text:style-name="Preformatted_20_Text">[110] M. Grana, D3-brane action in a supergravity background: The Fermionic</text:p>
      <text:p text:style-name="Preformatted_20_Text"><text:s text:c="6"/>story, Phys. Rev. D 66 (2002) 045014 [hep-th/0202118].</text:p>
      <text:p text:style-name="Preformatted_20_Text">[111] M. Grana, T. W. Grimm, H. Jockers and J. Louis, Soft supersymmetry</text:p>
      <text:p text:style-name="Preformatted_20_Text"><text:s text:c="6"/>breaking in Calabi-Yau orientifolds with D-branes and fluxes, Nucl. Phys. B</text:p>
      <text:p text:style-name="Preformatted_20_Text"><text:s text:c="6"/>690 (2004) 21 [hep-th/0312232].</text:p>
      <text:p text:style-name="Preformatted_20_Text">[112] D. Marolf, L. Martucci and P. J. Silva, Fermions, T duality and effective</text:p>
      <text:p text:style-name="Preformatted_20_Text"><text:s text:c="6"/>actions for D-branes in bosonic backgrounds, JHEP 04 (2003) 051</text:p>
      <text:p text:style-name="Preformatted_20_Text"><text:s text:c="6"/>[hep-th/0303209].</text:p>
      <text:p text:style-name="Preformatted_20_Text">[113] P. K. Tripathy and S. P. Trivedi, D3 brane action and fermion zero modes in</text:p>
      <text:p text:style-name="Preformatted_20_Text"><text:s text:c="6"/>presence of background flux, JHEP 06 (2005) 066 [hep-th/0503072].</text:p>
      <text:p text:style-name="Preformatted_20_Text">[114] L. Martucci, J. Rosseel, D. Van den Bleeken and A. Van Proeyen, Dirac</text:p>
      <text:p text:style-name="Preformatted_20_Text"><text:s text:c="6"/>actions for D-branes on backgrounds with fluxes, Class. Quant. Grav. 22</text:p>
      <text:p text:style-name="Preformatted_20_Text"><text:s text:c="6"/>(2005) 2745 [hep-th/0504041].</text:p>
      <text:p text:style-name="Preformatted_20_Text">[115] E. Bergshoeff, F. Coomans, R. Kallosh, C. S. Shahbazi and A. Van Proeyen,</text:p>
      <text:p text:style-name="Preformatted_20_Text"><text:s text:c="6"/>Dirac-Born-Infeld-Volkov-Akulov and Deformation of Supersymmetry, JHEP</text:p>
      <text:p text:style-name="Preformatted_20_Text"><text:s text:c="6"/>08 (2013) 100 [1303.5662].</text:p>
      <text:p text:style-name="Preformatted_20_Text">[116] K. Dasgupta, M. Emelin and E. McDonough, Fermions on the antibrane:</text:p>
      <text:p text:style-name="Preformatted_20_Text"><text:s text:c="6"/>Higher order interactions and spontaneously broken supersymmetry, Phys.</text:p>
      <text:p text:style-name="Preformatted_20_Text"><text:s text:c="6"/>Rev. D95 (2017) 026003 [1601.03409].</text:p>
      <text:p text:style-name="Preformatted_20_Text">[117] S. B. Giddings, S. Kachru and J. Polchinski, Hierarchies from fluxes in string</text:p>
      <text:p text:style-name="Preformatted_20_Text"><text:s text:c="6"/>compactifications, Phys. Rev. D 66 (2002) 106006 [hep-th/0105097].</text:p>
      <text:p text:style-name="Preformatted_20_Text">[118] A. R. Frey, G. Torroba, B. Underwood and M. R. Douglas, The Universal</text:p>
      <text:p text:style-name="Preformatted_20_Text"><text:s text:c="6"/>Kahler Modulus in Warped Compactifications, JHEP 01 (2009) 036</text:p>
      <text:p text:style-name="Preformatted_20_Text"><text:s text:c="6"/>[0810.5768].</text:p>
      <text:p text:style-name="Preformatted_20_Text">[119] S. P. de Alwis, Constraints on Dbar Uplifts, JHEP 11 (2016) 045</text:p>
      <text:p text:style-name="Preformatted_20_Text"><text:s text:c="6"/>[1605.06456].</text:p>
      <text:p text:style-name="Preformatted_20_Text">[120] P. McGuirk, G. Shiu and F. Ye, Soft branes in supersymmetry-breaking</text:p>
      <text:p text:style-name="Preformatted_20_Text"><text:s text:c="6"/>backgrounds, JHEP 07 (2012) 188 [1206.0754].</text:p>
      <text:p text:style-name="Preformatted_20_Text">[121] O. DeWolfe and S. B. Giddings, Scales and hierarchies in warped</text:p>
      <text:p text:style-name="Preformatted_20_Text"><text:s text:c="6"/>compactifications and brane worlds, Phys. Rev. D 67 (2003) 066008</text:p>
      <text:p text:style-name="Preformatted_20_Text"><text:s text:c="6"/>[hep-th/0208123].</text:p>
      <text:p text:style-name="Preformatted_20_Text"><text:s text:c="40"/>162</text:p>
      <text:p text:style-name="Preformatted_20_Text">[122] D. Baumann, A. Dymarsky, I. R. Klebanov and L. McAllister, Towards an</text:p>
      <text:p text:style-name="Preformatted_20_Text"><text:s text:c="6"/>Explicit Model of D-brane Inflation, JCAP 0801 (2008) 024 [0706.0360].</text:p>
      <text:p text:style-name="Preformatted_20_Text">[123] J. Moritz, A. Retolaza and A. Westphal, Toward de Sitter space from ten</text:p>
      <text:p text:style-name="Preformatted_20_Text"><text:s text:c="6"/>dimensions, Phys. Rev. D 97 (2018) 046010 [1707.08678].</text:p>
      <text:p text:style-name="Preformatted_20_Text">[124] J. Moritz and T. Van Riet, Racing through the swampland: de Sitter uplift vs</text:p>
      <text:p text:style-name="Preformatted_20_Text"><text:s text:c="6"/>weak gravity, JHEP 09 (2018) 099 [1805.00944].</text:p>
      <text:p text:style-name="Preformatted_20_Text">[125] R. Kallosh, A. Linde, E. McDonough and M. Scalisi, de Sitter Vacua with a</text:p>
      <text:p text:style-name="Preformatted_20_Text"><text:s text:c="6"/>Nilpotent Superfield, Fortsch. Phys. 67 (2019) 1800068 [1808.09428].</text:p>
      <text:p text:style-name="Preformatted_20_Text">[126] J. Moritz, A. Retolaza and A. Westphal, On uplifts by warped anti-D3-branes,</text:p>
      <text:p text:style-name="Preformatted_20_Text"><text:s text:c="6"/>Fortsch. Phys. 67 (2019) 1800098 [1809.06618].</text:p>
      <text:p text:style-name="Preformatted_20_Text">[127] R. Kallosh, A. Linde, E. McDonough and M. Scalisi, 4D models of de Sitter</text:p>
      <text:p text:style-name="Preformatted_20_Text"><text:s text:c="6"/>uplift, Phys. Rev. D 99 (2019) 046006 [1809.09018].</text:p>
      <text:p text:style-name="Preformatted_20_Text">[128] F. Gautason, V. Van Hemelryck and T. Van Riet, The Tension between 10D</text:p>
      <text:p text:style-name="Preformatted_20_Text"><text:s text:c="6"/>Supergravity and dS Uplifts, Fortsch. Phys. 67 (2019) 1800091 [1810.08518].</text:p>
      <text:p text:style-name="Preformatted_20_Text">[129] Y. Hamada, A. Hebecker, G. Shiu and P. Soler, On brane gaugino</text:p>
      <text:p text:style-name="Preformatted_20_Text"><text:s text:c="6"/>condensates in 10d, JHEP 04 (2019) 008 [1812.06097].</text:p>
      <text:p text:style-name="Preformatted_20_Text">[130] R. Kallosh, A. Linde, E. McDonough and M. Scalisi, dS Vacua and the</text:p>
      <text:p text:style-name="Preformatted_20_Text"><text:s text:c="6"/>Swampland, JHEP 03 (2019) 134 [1901.02022].</text:p>
      <text:p text:style-name="Preformatted_20_Text">[131] R. Kallosh, Gaugino Condensation and Geometry of the Perfect Square, Phys.</text:p>
      <text:p text:style-name="Preformatted_20_Text"><text:s text:c="6"/>Rev. D 99 (2019) 066003 [1901.02023].</text:p>
      <text:p text:style-name="Preformatted_20_Text">[132] Y. Hamada, A. Hebecker, G. Shiu and P. Soler, Understanding KKLT from a</text:p>
      <text:p text:style-name="Preformatted_20_Text"><text:s text:c="6"/>10d perspective, JHEP 06 (2019) 019 [1902.01410].</text:p>
      <text:p text:style-name="Preformatted_20_Text"><text:soft-page-break/>[133] F. Carta, J. Moritz and A. Westphal, Gaugino condensation and small uplifts</text:p>
      <text:p text:style-name="Preformatted_20_Text"><text:s text:c="6"/>in KKLT, JHEP 08 (2019) 141 [1902.01412].</text:p>
      <text:p text:style-name="Preformatted_20_Text">[134] F. F. Gautason, V. Van Hemelryck, T. Van Riet and G. Venken, A 10d view</text:p>
      <text:p text:style-name="Preformatted_20_Text"><text:s text:c="6"/>on the KKLT AdS vacuum and uplifting, JHEP 06 (2020) 074 [1902.01415].</text:p>
      <text:p text:style-name="Preformatted_20_Text">[135] S. Kachru, M. Kim, L. Mcallister and M. Zimet, de Sitter Vacua from Ten</text:p>
      <text:p text:style-name="Preformatted_20_Text"><text:s text:c="6"/>Dimensions, 1908.04788.</text:p>
      <text:p text:style-name="Preformatted_20_Text">[136] S. Gukov, C. Vafa and E. Witten, CFT’s from Calabi-Yau four folds, Nucl.</text:p>
      <text:p text:style-name="Preformatted_20_Text"><text:s text:c="6"/>Phys. B 584 (2000) 69 [hep-th/9906070].</text:p>
      <text:p text:style-name="Preformatted_20_Text">[137] D. Baumann, A. Dymarsky, S. Kachru, I. R. Klebanov and L. McAllister,</text:p>
      <text:p text:style-name="Preformatted_20_Text"><text:s text:c="6"/>D3-brane Potentials from Fluxes in AdS/CFT, JHEP 06 (2010) 072</text:p>
      <text:p text:style-name="Preformatted_20_Text"><text:s text:c="6"/>[1001.5028].</text:p>
      <text:p text:style-name="Preformatted_20_Text">[138] A. Dymarsky and L. Martucci, D-brane non-perturbative effects and</text:p>
      <text:p text:style-name="Preformatted_20_Text"><text:s text:c="6"/>geometric deformations, JHEP 04 (2011) 061 [1012.4018].</text:p>
      <text:p text:style-name="Preformatted_20_Text"><text:s text:c="40"/>163</text:p>
      <text:p text:style-name="Preformatted_20_Text">[139] E. Bergshoeff, R. Kallosh, A.-K. Kashani-Poor, D. Sorokin and</text:p>
      <text:p text:style-name="Preformatted_20_Text"><text:s text:c="6"/>A. Tomasiello, An Index for the Dirac operator on D3 branes with background</text:p>
      <text:p text:style-name="Preformatted_20_Text"><text:s text:c="6"/>fluxes, JHEP 10 (2005) 102 [hep-th/0507069].</text:p>
      <text:p text:style-name="Preformatted_20_Text">[140] S. Parameswaran and F. Tonioni, Non-supersymmetric String Models from</text:p>
      <text:p text:style-name="Preformatted_20_Text"><text:s text:c="6"/>Anti-D3-/D7-branes in Strongly Warped Throats, 2007.11333.</text:p>
      <text:p text:style-name="Preformatted_20_Text">[141] V. Balasubramanian, P. Berglund, J. P. Conlon and F. Quevedo, Systematics</text:p>
      <text:p text:style-name="Preformatted_20_Text"><text:s text:c="6"/>of moduli stabilisation in Calabi-Yau flux compactifications, JHEP 03 (2005)</text:p>
      <text:p text:style-name="Preformatted_20_Text"><text:s text:c="6"/>007 [hep-th/0502058].</text:p>
      <text:p text:style-name="Preformatted_20_Text">[142] J. P. Conlon, F. Quevedo and K. Suruliz, Large-volume flux compactifications:</text:p>
      <text:p text:style-name="Preformatted_20_Text"><text:s text:c="6"/>Moduli spectrum and D3/D7 soft supersymmetry breaking, JHEP 08 (2005)</text:p>
      <text:p text:style-name="Preformatted_20_Text"><text:s text:c="6"/>007 [hep-th/0505076].</text:p>
      <text:p text:style-name="Preformatted_20_Text">[143] D. Andriot, Open problems on classical de Sitter solutions, Fortsch. Phys. 67</text:p>
      <text:p text:style-name="Preformatted_20_Text"><text:s text:c="6"/>(2019) 1900026 [1902.10093].</text:p>
      <text:p text:style-name="Preformatted_20_Text">[144] I. Bena, M. Graña, N. Kovensky and A. Retolaza, Kähler moduli stabilization</text:p>
      <text:p text:style-name="Preformatted_20_Text"><text:s text:c="6"/>from ten dimensions, JHEP 10 (2019) 200 [1908.01785].</text:p>
      <text:p text:style-name="Preformatted_20_Text">[145] P. Koerber and L. Martucci, From ten to four and back again: How to</text:p>
      <text:p text:style-name="Preformatted_20_Text"><text:s text:c="6"/>generalize the geometry, JHEP 08 (2007) 059 [0707.1038].</text:p>
      <text:p text:style-name="Preformatted_20_Text">[146] J. Armas, N. Nguyen, V. Niarchos, N. A. Obers and T. Van Riet, Meta-stable</text:p>
      <text:p text:style-name="Preformatted_20_Text"><text:s text:c="6"/>non-extremal anti-branes, Phys. Rev. Lett. 122 (2019) 181601 [1812.01067].</text:p>
      <text:p text:style-name="Preformatted_20_Text">[147] J. Blaback, U. H. Danielsson and T. Van Riet, Resolving anti-brane</text:p>
      <text:p text:style-name="Preformatted_20_Text"><text:s text:c="6"/>singularities through time-dependence, JHEP 02 (2013) 061 [1202.1132].</text:p>
      <text:p text:style-name="Preformatted_20_Text">[148] I. Bena, M. Grana and N. Halmagyi, On the Existence of Meta-stable Vacua</text:p>
      <text:p text:style-name="Preformatted_20_Text"><text:s text:c="6"/>in Klebanov-Strassler, JHEP 09 (2010) 087 [0912.3519].</text:p>
      <text:p text:style-name="Preformatted_20_Text">[149] I. Bena, D. Junghans, S. Kuperstein, T. Van Riet, T. Wrase and</text:p>
      <text:p text:style-name="Preformatted_20_Text"><text:s text:c="6"/>M. Zagermann, Persistent anti-brane singularities, JHEP 10 (2012) 078</text:p>
      <text:p text:style-name="Preformatted_20_Text"><text:s text:c="6"/>[1205.1798].</text:p>
      <text:p text:style-name="Preformatted_20_Text">[150] P. McGuirk, G. Shiu and Y. Sumitomo, Non-supersymmetric infrared</text:p>
      <text:p text:style-name="Preformatted_20_Text"><text:s text:c="6"/>perturbations to the warped deformed conifold, Nucl. Phys. B 842 (2011) 383</text:p>
      <text:p text:style-name="Preformatted_20_Text"><text:s text:c="6"/>[0910.4581].</text:p>
      <text:p text:style-name="Preformatted_20_Text">[151] A. Dymarsky, On gravity dual of a metastable vacuum in Klebanov-Strassler</text:p>
      <text:p text:style-name="Preformatted_20_Text"><text:s text:c="6"/>theory, JHEP 05 (2011) 053 [1102.1734].</text:p>
      <text:p text:style-name="Preformatted_20_Text">[152] J. Polchinski and M. J. Strassler, The String dual of a confining</text:p>
      <text:p text:style-name="Preformatted_20_Text"><text:s text:c="6"/>four-dimensional gauge theory, hep-th/0003136.</text:p>
      <text:p text:style-name="Preformatted_20_Text">[153] J. Blåbäck, F. F. Gautason, A. Ruipérez and T. Van Riet, Anti-brane</text:p>
      <text:p text:style-name="Preformatted_20_Text"><text:s text:c="6"/>singularities as red herrings, JHEP 12 (2019) 125 [1907.05295].</text:p>
      <text:p text:style-name="Preformatted_20_Text"><text:s text:c="41"/>164</text:p>
      <text:p text:style-name="Preformatted_20_Text">[154] U. H. Danielsson, F. F. Gautason and T. Van Riet, Unstoppable brane-flux</text:p>
      <text:p text:style-name="Preformatted_20_Text"><text:s text:c="6"/>decay of D6 branes, JHEP 03 (2017) 141 [1609.06529].</text:p>
      <text:p text:style-name="Preformatted_20_Text">[155] I. Bena, J. Blaback, U. H. Danielsson and T. Van Riet, Antibranes cannot</text:p>
      <text:p text:style-name="Preformatted_20_Text"><text:s text:c="6"/>become black, Phys. Rev. D 87 (2013) 104023 [1301.7071].</text:p>
      <text:p text:style-name="Preformatted_20_Text">[156] J. Blåbäck, U. H. Danielsson, D. Junghans, T. Van Riet and S. C. Vargas,</text:p>
      <text:p text:style-name="Preformatted_20_Text"><text:s text:c="6"/>Localised anti-branes in non-compact throats at zero and finite T , JHEP 02</text:p>
      <text:p text:style-name="Preformatted_20_Text"><text:s text:c="6"/>(2015) 018 [1409.0534].</text:p>
      <text:p text:style-name="Preformatted_20_Text">[157] J. Polchinski, Brane/antibrane dynamics and KKLT stability, 1509.05710.</text:p>
      <text:p text:style-name="Preformatted_20_Text">[158] D. Cohen-Maldonado, J. Diaz, T. van Riet and B. Vercnocke, Observations</text:p>
      <text:p text:style-name="Preformatted_20_Text"><text:soft-page-break/><text:s text:c="6"/>on fluxes near anti-branes, JHEP 01 (2016) 126 [1507.01022].</text:p>
      <text:p text:style-name="Preformatted_20_Text">[159] F. F. Gautason, B. Truijen and T. Van Riet, The many faces of brane-flux</text:p>
      <text:p text:style-name="Preformatted_20_Text"><text:s text:c="6"/>annihilation, JHEP 10 (2015) 152 [1505.00159].</text:p>
      <text:p text:style-name="Preformatted_20_Text">[160] S. Kuperstein, B. Truijen and T. Van Riet, Non-SUSY fractional branes,</text:p>
      <text:p text:style-name="Preformatted_20_Text"><text:s text:c="6"/>JHEP 03 (2015) 161 [1411.3358].</text:p>
      <text:p text:style-name="Preformatted_20_Text">[161] U. H. Danielsson and T. Van Riet, Fatal attraction: more on decaying</text:p>
      <text:p text:style-name="Preformatted_20_Text"><text:s text:c="6"/>anti-branes, JHEP 03 (2015) 087 [1410.8476].</text:p>
      <text:p text:style-name="Preformatted_20_Text">[162] X. Gao, A. Hebecker and D. Junghans, Control issues of KKLT, Fortsch.</text:p>
      <text:p text:style-name="Preformatted_20_Text"><text:s text:c="6"/>Phys. 68 (2020) 2000089 [2009.03914].</text:p>
      <text:p text:style-name="Preformatted_20_Text">[163] G. Dibitetto, A. Guarino and D. Roest, Charting the landscape of N=4 flux</text:p>
      <text:p text:style-name="Preformatted_20_Text"><text:s text:c="6"/>compactifications, JHEP 03 (2011) 137 [1102.0239].</text:p>
      <text:p text:style-name="Preformatted_20_Text">[164] U. Danielsson and G. Dibitetto, An alternative to anti-branes and O-planes?,</text:p>
      <text:p text:style-name="Preformatted_20_Text"><text:s text:c="6"/>JHEP 05 (2014) 013 [1312.5331].</text:p>
      <text:p text:style-name="Preformatted_20_Text">[165] A. Retolaza, A. M. Uranga and A. Westphal, Bifid Throats for Axion</text:p>
      <text:p text:style-name="Preformatted_20_Text"><text:s text:c="6"/>Monodromy Inflation, JHEP 07 (2015) 099 [1504.02103].</text:p>
      <text:p text:style-name="Preformatted_20_Text">[166] E. Palti, G. Tasinato and J. Ward, WEAKLY-coupled IIA Flux</text:p>
      <text:p text:style-name="Preformatted_20_Text"><text:s text:c="6"/>Compactifications, JHEP 06 (2008) 084 [0804.1248].</text:p>
      <text:p text:style-name="Preformatted_20_Text">[167] C. M. Hull and P. K. Townsend, Unity of superstring dualities, Nucl. Phys.</text:p>
      <text:p text:style-name="Preformatted_20_Text"><text:s text:c="6"/>B438 (1995) 109 [hep-th/9410167].</text:p>
      <text:p text:style-name="Preformatted_20_Text">[168] J. H. Schwarz, Lectures on superstring and M theory dualities: Given at</text:p>
      <text:p text:style-name="Preformatted_20_Text"><text:s text:c="6"/>ICTP Spring School and at TASI Summer School, Nucl. Phys. Proc. Suppl.</text:p>
      <text:p text:style-name="Preformatted_20_Text"><text:s text:c="6"/>55B (1997) 1 [hep-th/9607201].</text:p>
      <text:p text:style-name="Preformatted_20_Text">[169] B. S. Acharya, K. Bobkov, G. L. Kane, P. Kumar and J. Shao, Explaining the</text:p>
      <text:p text:style-name="Preformatted_20_Text"><text:s text:c="6"/>Electroweak Scale and Stabilizing Moduli in M Theory, Phys. Rev. D 76</text:p>
      <text:p text:style-name="Preformatted_20_Text"><text:s text:c="6"/>(2007) 126010 [hep-th/0701034].</text:p>
      <text:p text:style-name="Preformatted_20_Text">[170] K. Behrndt, R. Kallosh, J. Rahmfeld, M. Shmakova and W. K. Wong, STU</text:p>
      <text:p text:style-name="Preformatted_20_Text"><text:s text:c="6"/>black holes and string triality, Phys. Rev. D54 (1996) 6293 [hep-th/9608059].</text:p>
      <text:p text:style-name="Preformatted_20_Text"><text:s text:c="42"/>165</text:p>
      <text:p text:style-name="Preformatted_20_Text">[171] S. Kachru, S. H. Katz, A. E. Lawrence and J. McGreevy, Open string</text:p>
      <text:p text:style-name="Preformatted_20_Text"><text:s text:c="6"/>instantons and superpotentials, Phys. Rev. D62 (2000) 026001</text:p>
      <text:p text:style-name="Preformatted_20_Text"><text:s text:c="6"/>[hep-th/9912151].</text:p>
      <text:p text:style-name="Preformatted_20_Text">[172] R. Blumenhagen, M. Cvetic, S. Kachru and T. Weigand, D-Brane Instantons</text:p>
      <text:p text:style-name="Preformatted_20_Text"><text:s text:c="6"/>in Type II Orientifolds, Ann. Rev. Nucl. Part. Sci. 59 (2009) 269 [0902.3251].</text:p>
      <text:p text:style-name="Preformatted_20_Text">[173] J. J. Blanco-Pillado, R. Kallosh and A. D. Linde, Supersymmetry and</text:p>
      <text:p text:style-name="Preformatted_20_Text"><text:s text:c="6"/>stability of flux vacua, JHEP 05 (2006) 053 [hep-th/0511042].</text:p>
      <text:p text:style-name="Preformatted_20_Text">[174] R. Kallosh, A. Linde, K. A. Olive and T. Rube, Chaotic inflation and</text:p>
      <text:p text:style-name="Preformatted_20_Text"><text:s text:c="6"/>supersymmetry breaking, Phys. Rev. D84 (2011) 083519 [1106.6025].</text:p>
      <text:p text:style-name="Preformatted_20_Text">[175] F. Denef and M. R. Douglas, Distributions of flux vacua, JHEP 05 (2004)</text:p>
      <text:p text:style-name="Preformatted_20_Text"><text:s text:c="6"/>072 [hep-th/0404116].</text:p>
      <text:p text:style-name="Preformatted_20_Text">[176] R. Kallosh, A. Linde, B. Vercnocke and T. Wrase, Analytic Classes of</text:p>
      <text:p text:style-name="Preformatted_20_Text"><text:s text:c="6"/>Metastable de Sitter Vacua, JHEP 10 (2014) 011 [1406.4866].</text:p>
      <text:p text:style-name="Preformatted_20_Text">[177] A. Linde, Y. Mambrini and K. A. Olive, Supersymmetry Breaking due to</text:p>
      <text:p text:style-name="Preformatted_20_Text"><text:s text:c="6"/>Moduli Stabilization in String Theory, Phys. Rev. D85 (2012) 066005</text:p>
      <text:p text:style-name="Preformatted_20_Text"><text:s text:c="6"/>[1111.1465].</text:p>
      <text:p text:style-name="Preformatted_20_Text">[178] J.-P. Derendinger, C. Kounnas, P. M. Petropoulos and F. Zwirner,</text:p>
      <text:p text:style-name="Preformatted_20_Text"><text:s text:c="6"/>Superpotentials in IIA compactifications with general fluxes, Nucl. Phys.</text:p>
      <text:p text:style-name="Preformatted_20_Text"><text:s text:c="6"/>B715 (2005) 211 [hep-th/0411276].</text:p>
      <text:p text:style-name="Preformatted_20_Text">[179] G. Villadoro and F. Zwirner, N=1 effective potential from dual type-IIA</text:p>
      <text:p text:style-name="Preformatted_20_Text"><text:s text:c="6"/>D6/O6 orientifolds with general fluxes, JHEP 06 (2005) 047</text:p>
      <text:p text:style-name="Preformatted_20_Text"><text:s text:c="6"/>[hep-th/0503169].</text:p>
      <text:p text:style-name="Preformatted_20_Text">[180] R. Kallosh, A. Linde, T. Wrase and Y. Yamada, Maximal Supersymmetry and</text:p>
      <text:p text:style-name="Preformatted_20_Text"><text:s text:c="6"/>B-Mode Targets, JHEP 04 (2017) 144 [1704.04829].</text:p>
      <text:p text:style-name="Preformatted_20_Text">[181] M. Cicoli, J. P. Conlon and F. Quevedo, General Analysis of LARGE Volume</text:p>
      <text:p text:style-name="Preformatted_20_Text"><text:s text:c="6"/>Scenarios with String Loop Moduli Stabilisation, JHEP 10 (2008) 105</text:p>
      <text:p text:style-name="Preformatted_20_Text"><text:s text:c="6"/>[0805.1029].</text:p>
      <text:p text:style-name="Preformatted_20_Text">[182] M. Cicoli, C. P. Burgess and F. Quevedo, Fibre Inflation: Observable Gravity</text:p>
      <text:p text:style-name="Preformatted_20_Text"><text:s text:c="6"/>Waves from IIB String Compactifications, JCAP 0903 (2009) 013</text:p>
      <text:p text:style-name="Preformatted_20_Text"><text:s text:c="6"/>[0808.0691].</text:p>
      <text:p text:style-name="Preformatted_20_Text"><text:soft-page-break/>[183] C. P. Burgess, M. Cicoli, S. de Alwis and F. Quevedo, Robust Inflation from</text:p>
      <text:p text:style-name="Preformatted_20_Text"><text:s text:c="6"/>Fibrous Strings, JCAP 1605 (2016) 032 [1603.06789].</text:p>
      <text:p text:style-name="Preformatted_20_Text">[184] R. Kallosh, A. Linde, D. Roest, A. Westphal and Y. Yamada, Fibre Inflation</text:p>
      <text:p text:style-name="Preformatted_20_Text"><text:s text:c="6"/>and α-attractors, JHEP 02 (2018) 117 [1707.05830].</text:p>
      <text:p text:style-name="Preformatted_20_Text">[185] K. Bobkov, V. Braun, P. Kumar and S. Raby, Stabilizing All Kahler Moduli</text:p>
      <text:p text:style-name="Preformatted_20_Text"><text:s text:c="6"/>in Type IIB Orientifolds, JHEP 12 (2010) 056 [1003.1982].</text:p>
      <text:p text:style-name="Preformatted_20_Text"><text:s text:c="41"/>166</text:p>
      <text:p text:style-name="Preformatted_20_Text">[186] T. W. Grimm and J. Louis, The Effective action of N = 1 Calabi-Yau</text:p>
      <text:p text:style-name="Preformatted_20_Text"><text:s text:c="6"/>orientifolds, Nucl. Phys. B699 (2004) 387 [hep-th/0403067].</text:p>
      <text:p text:style-name="Preformatted_20_Text">[187] F. Denef, M. R. Douglas and B. Florea, Building a better racetrack, JHEP 06</text:p>
      <text:p text:style-name="Preformatted_20_Text"><text:s text:c="6"/>(2004) 034 [hep-th/0404257].</text:p>
      <text:p text:style-name="Preformatted_20_Text">[188] A. Linde, KKLT without AdS, JHEP 05 (2020) 076 [2002.01500].</text:p>
      <text:p text:style-name="Preformatted_20_Text">[189] J. Scherk and J. H. Schwarz, Spontaneous Breaking of Supersymmetry</text:p>
      <text:p text:style-name="Preformatted_20_Text"><text:s text:c="6"/>Through Dimensional Reduction, Phys. Lett. B 82 (1979) 60.</text:p>
      <text:p text:style-name="Preformatted_20_Text">[190] J. Scherk and J. H. Schwarz, How to Get Masses from Extra Dimensions,</text:p>
      <text:p text:style-name="Preformatted_20_Text"><text:s text:c="6"/>Nucl. Phys. B 153 (1979) 61.</text:p>
      <text:p text:style-name="Preformatted_20_Text">[191] F. Mueller-Hoissen and R. Stuckl, Coset Spaces and Ten-dimensional Unified</text:p>
      <text:p text:style-name="Preformatted_20_Text"><text:s text:c="6"/>Theories, Class. Quant. Grav. 5 (1988) 27.</text:p>
      <text:p text:style-name="Preformatted_20_Text">[192] M. Graña, R. Minasian, H. Triendl and T. Van Riet, Quantization problem in</text:p>
      <text:p text:style-name="Preformatted_20_Text"><text:s text:c="6"/>Scherk-Schwarz compactifications, Phys. Rev. D 88 (2013) 085018</text:p>
      <text:p text:style-name="Preformatted_20_Text"><text:s text:c="6"/>[1305.0785].</text:p>
      <text:p text:style-name="Preformatted_20_Text">[193] E. Bergshoeff, R. Kallosh, T. Ortin, D. Roest and A. Van Proeyen, New</text:p>
      <text:p text:style-name="Preformatted_20_Text"><text:s text:c="6"/>formulations of D = 10 supersymmetry and D8 - O8 domain walls, Class.</text:p>
      <text:p text:style-name="Preformatted_20_Text"><text:s text:c="6"/>Quant. Grav. 18 (2001) 3359 [hep-th/0103233].</text:p>
      <text:p text:style-name="Preformatted_20_Text">[194] J. Blåbäck, U. Danielsson and G. Dibitetto, A new light on the darkest corner</text:p>
      <text:p text:style-name="Preformatted_20_Text"><text:s text:c="6"/>of the landscape, 1810.11365.</text:p>
      <text:p text:style-name="Preformatted_20_Text">[195] G. Villadoro and F. Zwirner, Beyond Twisted Tori, Phys. Lett. B 652 (2007)</text:p>
      <text:p text:style-name="Preformatted_20_Text"><text:s text:c="6"/>118 [0706.3049].</text:p>
      <text:p text:style-name="Preformatted_20_Text">[196] G. Aldazabal, P. G. Camara, A. Font and L. E. Ibanez, More dual fluxes and</text:p>
      <text:p text:style-name="Preformatted_20_Text"><text:s text:c="6"/>moduli fixing, JHEP 05 (2006) 070 [hep-th/0602089].</text:p>
      <text:p text:style-name="Preformatted_20_Text">[197] J. A. Harvey and G. W. Moore, Superpotentials and membrane instantons,</text:p>
      <text:p text:style-name="Preformatted_20_Text"><text:s text:c="6"/>hep-th/9907026.</text:p>
      <text:p text:style-name="Preformatted_20_Text">[198] J. Blaback, U. Danielsson and G. Dibitetto, Fully stable dS vacua from</text:p>
      <text:p text:style-name="Preformatted_20_Text"><text:s text:c="6"/>generalised fluxes, JHEP 08 (2013) 054 [1301.7073].</text:p>
      <text:p text:style-name="Preformatted_20_Text">[199] R. Blumenhagen, F. Gmeiner, G. Honecker, D. Lust and T. Weigand, The</text:p>
      <text:p text:style-name="Preformatted_20_Text"><text:s text:c="6"/>Statistics of supersymmetric D-brane models, Nucl. Phys. B 713 (2005) 83</text:p>
      <text:p text:style-name="Preformatted_20_Text"><text:s text:c="6"/>[hep-th/0411173].</text:p>
      <text:p text:style-name="Preformatted_20_Text">[200] S. Weinberg, Anthropic Bound on the Cosmological Constant, Phys. Rev.</text:p>
      <text:p text:style-name="Preformatted_20_Text"><text:s text:c="6"/>Lett. 59 (1987) 2607.</text:p>
      <text:p text:style-name="Preformatted_20_Text">[201] D. Junghans, Weakly Coupled de Sitter Vacua with Fluxes and the</text:p>
      <text:p text:style-name="Preformatted_20_Text"><text:s text:c="6"/>Swampland, JHEP 03 (2019) 150 [1811.06990].</text:p>
      <text:p text:style-name="Preformatted_20_Text">[202] O. Aharony, D. Jafferis, A. Tomasiello and A. Zaffaroni, Massive type IIA</text:p>
      <text:p text:style-name="Preformatted_20_Text"><text:s text:c="6"/>string theory cannot be strongly coupled, JHEP 11 (2010) 047 [1007.2451].</text:p>
      <text:p text:style-name="Preformatted_20_Text"><text:s text:c="41"/>167</text:p>
      <text:p text:style-name="Preformatted_20_Text">[203] D. Lust and D. Tsimpis, Classes of AdS(4) type IIA/IIB compactifications</text:p>
      <text:p text:style-name="Preformatted_20_Text"><text:s text:c="6"/>with SU(3) x SU(3) structure, JHEP 04 (2009) 111 [0901.4474].</text:p>
      <text:p text:style-name="Preformatted_20_Text">[204] M. Petrini, G. Solard and T. Van Riet, AdS vacua with scale separation from</text:p>
      <text:p text:style-name="Preformatted_20_Text"><text:s text:c="6"/>IIB supergravity, JHEP 11 (2013) 010 [1308.1265].</text:p>
      <text:p text:style-name="Preformatted_20_Text">[205] P. G. Camara, A. Font and L. E. Ibanez, Fluxes, moduli fixing and MSSM-like</text:p>
      <text:p text:style-name="Preformatted_20_Text"><text:s text:c="6"/>vacua in a simple IIA orientifold, JHEP 09 (2005) 013 [hep-th/0506066].</text:p>
      <text:p text:style-name="Preformatted_20_Text">[206] M. Ihl and T. Wrase, Towards a Realistic Type IIA T**6/Z(4) Orientifold</text:p>
      <text:p text:style-name="Preformatted_20_Text"><text:s text:c="6"/>Model with Background Fluxes. Part 1. Moduli Stabilization, JHEP 07 (2006)</text:p>
      <text:p text:style-name="Preformatted_20_Text"><text:s text:c="6"/>027 [hep-th/0604087].</text:p>
      <text:p text:style-name="Preformatted_20_Text">[207] M. P. Hertzberg, M. Tegmark, S. Kachru, J. Shelton and O. Ozcan, Searching</text:p>
      <text:p text:style-name="Preformatted_20_Text"><text:s text:c="6"/>for Inflation in Simple String Theory Models: An Astrophysical Perspective,</text:p>
      <text:p text:style-name="Preformatted_20_Text"><text:s text:c="6"/>Phys. Rev. D 76 (2007) 103521 [0709.0002].</text:p>
      <text:p text:style-name="Preformatted_20_Text">[208] M. P. Hertzberg, S. Kachru, W. Taylor and M. Tegmark, Inflationary</text:p>
      <text:p text:style-name="Preformatted_20_Text"><text:s text:c="6"/>Constraints on Type IIA String Theory, JHEP 12 (2007) 095 [0711.2512].</text:p>
      <text:p text:style-name="Preformatted_20_Text">[209] A. Saltman and E. Silverstein, A New handle on de Sitter compactifications,</text:p>
      <text:p text:style-name="Preformatted_20_Text"><text:soft-page-break/><text:s text:c="6"/>JHEP 01 (2006) 139 [hep-th/0411271].</text:p>
      <text:p text:style-name="Preformatted_20_Text">[210] E. Silverstein, Simple de Sitter Solutions, Phys. Rev. D 77 (2008) 106006</text:p>
      <text:p text:style-name="Preformatted_20_Text"><text:s text:c="6"/>[0712.1196].</text:p>
      <text:p text:style-name="Preformatted_20_Text">[211] S. S. Haque, G. Shiu, B. Underwood and T. Van Riet, Minimal simple de</text:p>
      <text:p text:style-name="Preformatted_20_Text"><text:s text:c="6"/>Sitter solutions, Phys. Rev. D79 (2009) 086005 [0810.5328].</text:p>
      <text:p text:style-name="Preformatted_20_Text">[212] U. H. Danielsson, S. S. Haque, G. Shiu and T. Van Riet, Towards Classical de</text:p>
      <text:p text:style-name="Preformatted_20_Text"><text:s text:c="6"/>Sitter Solutions in String Theory, JHEP 09 (2009) 114 [0907.2041].</text:p>
      <text:p text:style-name="Preformatted_20_Text">[213] B. de Carlos, A. Guarino and J. M. Moreno, Flux moduli stabilisation,</text:p>
      <text:p text:style-name="Preformatted_20_Text"><text:s text:c="6"/>Supergravity algebras and no-go theorems, JHEP 01 (2010) 012 [0907.5580].</text:p>
      <text:p text:style-name="Preformatted_20_Text">[214] B. de Carlos, A. Guarino and J. M. Moreno, Complete classification of</text:p>
      <text:p text:style-name="Preformatted_20_Text"><text:s text:c="6"/>Minkowski vacua in generalised flux models, JHEP 02 (2010) 076</text:p>
      <text:p text:style-name="Preformatted_20_Text"><text:s text:c="6"/>[0911.2876].</text:p>
      <text:p text:style-name="Preformatted_20_Text">[215] C. Caviezel, T. Wrase and M. Zagermann, Moduli Stabilization and</text:p>
      <text:p text:style-name="Preformatted_20_Text"><text:s text:c="6"/>Cosmology of Type IIB on SU(2)-Structure Orientifolds, JHEP 04 (2010) 011</text:p>
      <text:p text:style-name="Preformatted_20_Text"><text:s text:c="6"/>[0912.3287].</text:p>
      <text:p text:style-name="Preformatted_20_Text">[216] U. H. Danielsson, P. Koerber and T. Van Riet, Universal de Sitter solutions</text:p>
      <text:p text:style-name="Preformatted_20_Text"><text:s text:c="6"/>at tree-level, JHEP 05 (2010) 090 [1003.3590].</text:p>
      <text:p text:style-name="Preformatted_20_Text">[217] X. Dong, B. Horn, E. Silverstein and G. Torroba, Micromanaging de Sitter</text:p>
      <text:p text:style-name="Preformatted_20_Text"><text:s text:c="6"/>holography, Class. Quant. Grav. 27 (2010) 245020 [1005.5403].</text:p>
      <text:p text:style-name="Preformatted_20_Text"><text:s text:c="42"/>168</text:p>
      <text:p text:style-name="Preformatted_20_Text">[218] D. Andriot, E. Goi, R. Minasian and M. Petrini, Supersymmetry breaking</text:p>
      <text:p text:style-name="Preformatted_20_Text"><text:s text:c="6"/>branes on solvmanifolds and de Sitter vacua in string theory, JHEP 05 (2011)</text:p>
      <text:p text:style-name="Preformatted_20_Text"><text:s text:c="6"/>028 [1003.3774].</text:p>
      <text:p text:style-name="Preformatted_20_Text">[219] C. Caviezel, P. Koerber, S. Kors, D. Lust, D. Tsimpis and M. Zagermann,</text:p>
      <text:p text:style-name="Preformatted_20_Text"><text:s text:c="6"/>The Effective theory of type IIA AdS(4) compactifications on nilmanifolds and</text:p>
      <text:p text:style-name="Preformatted_20_Text"><text:s text:c="6"/>cosets, Class. Quant. Grav. 26 (2009) 025014 [0806.3458].</text:p>
      <text:p text:style-name="Preformatted_20_Text">[220] T. Wrase and M. Zagermann, On Classical de Sitter Vacua in String Theory,</text:p>
      <text:p text:style-name="Preformatted_20_Text"><text:s text:c="6"/>Fortsch. Phys. 58 (2010) 906 [1003.0029].</text:p>
      <text:p text:style-name="Preformatted_20_Text">[221] D. Andriot and J. Blaback, Refining the boundaries of the classical de Sitter</text:p>
      <text:p text:style-name="Preformatted_20_Text"><text:s text:c="6"/>landscape, JHEP 03 (2017) 102 [1609.00385].</text:p>
      <text:p text:style-name="Preformatted_20_Text">[222] D. Andriot, On classical de Sitter and Minkowski solutions with intersecting</text:p>
      <text:p text:style-name="Preformatted_20_Text"><text:s text:c="6"/>branes, JHEP 03 (2018) 054 [1710.08886].</text:p>
      <text:p text:style-name="Preformatted_20_Text">[223] J. M. Maldacena and C. Nunez, Supergravity description of field theories on</text:p>
      <text:p text:style-name="Preformatted_20_Text"><text:s text:c="6"/>curved manifolds and a no go theorem, Int. J. Mod. Phys. A 16 (2001) 822</text:p>
      <text:p text:style-name="Preformatted_20_Text"><text:s text:c="6"/>[hep-th/0007018].</text:p>
      <text:p text:style-name="Preformatted_20_Text">[224] K. Dasgupta, G. Rajesh and S. Sethi, M theory, orientifolds and G - flux,</text:p>
      <text:p text:style-name="Preformatted_20_Text"><text:s text:c="6"/>JHEP 08 (1999) 023 [hep-th/9908088].</text:p>
      <text:p text:style-name="Preformatted_20_Text">[225] F. Gautason, M. Schillo, T. Van Riet and M. Williams, Remarks on scale</text:p>
      <text:p text:style-name="Preformatted_20_Text"><text:s text:c="6"/>separation in flux vacua, JHEP 03 (2016) 061 [1512.00457].</text:p>
      <text:p text:style-name="Preformatted_20_Text">[226] A. Westphal, de Sitter string vacua from Kahler uplifting, JHEP 03 (2007)</text:p>
      <text:p text:style-name="Preformatted_20_Text"><text:s text:c="6"/>102 [hep-th/0611332].</text:p>
      <text:p text:style-name="Preformatted_20_Text">[227] F. Farakos, G. Tringas and T. Van Riet, No-scale and scale-separated flux</text:p>
      <text:p text:style-name="Preformatted_20_Text"><text:s text:c="6"/>vacua from IIA on G2 orientifolds, Eur. Phys. J. C 80 (2020) 659</text:p>
      <text:p text:style-name="Preformatted_20_Text"><text:s text:c="6"/>[2005.05246].</text:p>
      <text:p text:style-name="Preformatted_20_Text">[228] O. Aharony, Y. E. Antebi and M. Berkooz, On the Conformal Field Theory</text:p>
      <text:p text:style-name="Preformatted_20_Text"><text:s text:c="6"/>Duals of type IIA AdS(4) Flux Compactifications, JHEP 02 (2008) 093</text:p>
      <text:p text:style-name="Preformatted_20_Text"><text:s text:c="6"/>[0801.3326].</text:p>
      <text:p text:style-name="Preformatted_20_Text">[229] B. S. Acharya, F. Benini and R. Valandro, Fixing moduli in exact type IIA</text:p>
      <text:p text:style-name="Preformatted_20_Text"><text:s text:c="6"/>flux vacua, JHEP 02 (2007) 018 [hep-th/0607223].</text:p>
      <text:p text:style-name="Preformatted_20_Text">[230] F. Saracco and A. Tomasiello, Localized O6-plane solutions with Romans</text:p>
      <text:p text:style-name="Preformatted_20_Text"><text:s text:c="6"/>mass, JHEP 07 (2012) 077 [1201.5378].</text:p>
      <text:p text:style-name="Preformatted_20_Text">[231] D. Junghans, O-Plane Backreaction and Scale Separation in Type IIA Flux</text:p>
      <text:p text:style-name="Preformatted_20_Text"><text:s text:c="6"/>Vacua, Fortsch. Phys. 68 (2020) 2000040 [2003.06274].</text:p>
      <text:p text:style-name="Preformatted_20_Text">[232] D. Junghans, Tachyons in Classical de Sitter Vacua, JHEP 06 (2016) 132</text:p>
      <text:p text:style-name="Preformatted_20_Text"><text:s text:c="6"/>[1603.08939].</text:p>
      <text:p text:style-name="Preformatted_20_Text"><text:s text:c="40"/>169</text:p>
      <text:p text:style-name="Preformatted_20_Text">[233] A. Herraez, L. E. Ibanez, F. Marchesano and G. Zoccarato, The Type IIA</text:p>
      <text:p text:style-name="Preformatted_20_Text"><text:s text:c="6"/>Flux Potential, 4-forms and Freed-Witten anomalies, JHEP 09 (2018) 018</text:p>
      <text:p text:style-name="Preformatted_20_Text"><text:s text:c="6"/>[1802.05771].</text:p>
      <text:p text:style-name="Preformatted_20_Text"><text:soft-page-break/>[234] U. H. Danielsson, S. S. Haque, P. Koerber, G. Shiu, T. Van Riet and</text:p>
      <text:p text:style-name="Preformatted_20_Text"><text:s text:c="6"/>T. Wrase, De Sitter hunting in a classical landscape, Fortsch. Phys. 59 (2011)</text:p>
      <text:p text:style-name="Preformatted_20_Text"><text:s text:c="6"/>897 [1103.4858].</text:p>
      <text:p text:style-name="Preformatted_20_Text">[235] U. Danielsson and G. Dibitetto, On the distribution of stable de Sitter vacua,</text:p>
      <text:p text:style-name="Preformatted_20_Text"><text:s text:c="6"/>JHEP 03 (2013) 018 [1212.4984].</text:p>
      <text:p text:style-name="Preformatted_20_Text">[236] C. Damian, L. R. Diaz-Barron, O. Loaiza-Brito and M. Sabido, Slow-Roll</text:p>
      <text:p text:style-name="Preformatted_20_Text"><text:s text:c="6"/>Inflation in Non-geometric Flux Compactification, JHEP 06 (2013) 109</text:p>
      <text:p text:style-name="Preformatted_20_Text"><text:s text:c="6"/>[1302.0529].</text:p>
      <text:p text:style-name="Preformatted_20_Text">[237] J. Blåbäck, U. H. Danielsson, G. Dibitetto and S. C. Vargas, Universal dS</text:p>
      <text:p text:style-name="Preformatted_20_Text"><text:s text:c="6"/>vacua in STU-models, JHEP 10 (2015) 069 [1505.04283].</text:p>
      <text:p text:style-name="Preformatted_20_Text">[238] U. H. Danielsson, G. Shiu, T. Van Riet and T. Wrase, A note on obstinate</text:p>
      <text:p text:style-name="Preformatted_20_Text"><text:s text:c="6"/>tachyons in classical dS solutions, JHEP 03 (2013) 138 [1212.5178].</text:p>
      <text:p text:style-name="Preformatted_20_Text">[239] D. Junghans and M. Zagermann, A Universal Tachyon in Nearly No-scale de</text:p>
      <text:p text:style-name="Preformatted_20_Text"><text:s text:c="6"/>Sitter Compactifications, JHEP 07 (2018) 078 [1612.06847].</text:p>
      <text:p text:style-name="Preformatted_20_Text">[240] G. Aldazabal and A. Font, A Second look at N=1 supersymmetric AdS(4)</text:p>
      <text:p text:style-name="Preformatted_20_Text"><text:s text:c="6"/>vacua of type IIA supergravity, JHEP 02 (2008) 086 [0712.1021].</text:p>
      <text:p text:style-name="Preformatted_20_Text">[241] J. Blåbäck, U. Danielsson and G. Dibitetto, Accelerated Universes from type</text:p>
      <text:p text:style-name="Preformatted_20_Text"><text:s text:c="6"/>IIA Compactifications, JCAP 03 (2014) 003 [1310.8300].</text:p>
      <text:p text:style-name="Preformatted_20_Text">[242] A.-K. Kashani-Poor and R. Minasian, Towards reduction of type II theories</text:p>
      <text:p text:style-name="Preformatted_20_Text"><text:s text:c="6"/>on SU(3) structure manifolds, JHEP 03 (2007) 109 [hep-th/0611106].</text:p>
      <text:p text:style-name="Preformatted_20_Text">[243] A.-K. Kashani-Poor, Nearly Kaehler Reduction, JHEP 11 (2007) 026</text:p>
      <text:p text:style-name="Preformatted_20_Text"><text:s text:c="6"/>[0709.4482].</text:p>
      <text:p text:style-name="Preformatted_20_Text">[244] D. Cassani and A.-K. Kashani-Poor, Exploiting N=2 in consistent coset</text:p>
      <text:p text:style-name="Preformatted_20_Text"><text:s text:c="6"/>reductions of type IIA, Nucl. Phys. B 817 (2009) 25 [0901.4251].</text:p>
      <text:p text:style-name="Preformatted_20_Text">[245] D. Andriot, On the de Sitter swampland criterion, Phys. Lett. B 785 (2018)</text:p>
      <text:p text:style-name="Preformatted_20_Text"><text:s text:c="6"/>570 [1806.10999].</text:p>
      <text:p text:style-name="Preformatted_20_Text">[246] M. R. Douglas and R. Kallosh, Compactification on negatively curved</text:p>
      <text:p text:style-name="Preformatted_20_Text"><text:s text:c="6"/>manifolds, JHEP 06 (2010) 004 [1001.4008].</text:p>
      <text:p text:style-name="Preformatted_20_Text">[247] J. Blaback, U. H. Danielsson, D. Junghans, T. Van Riet, T. Wrase and</text:p>
      <text:p text:style-name="Preformatted_20_Text"><text:s text:c="6"/>M. Zagermann, Smeared versus localised sources in flux compactifications,</text:p>
      <text:p text:style-name="Preformatted_20_Text"><text:s text:c="6"/>JHEP 12 (2010) 043 [1009.1877].</text:p>
      <text:p text:style-name="Preformatted_20_Text"><text:s text:c="42"/>170</text:p>
      <text:p text:style-name="Preformatted_20_Text">[248] J. Blaback, U. H. Danielsson, D. Junghans, T. Van Riet, T. Wrase and</text:p>
      <text:p text:style-name="Preformatted_20_Text"><text:s text:c="6"/>M. Zagermann, The problematic backreaction of SUSY-breaking branes, JHEP</text:p>
      <text:p text:style-name="Preformatted_20_Text"><text:s text:c="6"/>08 (2011) 105 [1105.4879].</text:p>
      <text:p text:style-name="Preformatted_20_Text">[249] J. Blaback, U. H. Danielsson, D. Junghans, T. Van Riet, T. Wrase and</text:p>
      <text:p text:style-name="Preformatted_20_Text"><text:s text:c="6"/>M. Zagermann, (Anti-)Brane backreaction beyond perturbation theory, JHEP</text:p>
      <text:p text:style-name="Preformatted_20_Text"><text:s text:c="6"/>02 (2012) 025 [1111.2605].</text:p>
      <text:p text:style-name="Preformatted_20_Text">[250] J. McOrist and S. Sethi, M-theory and Type IIA Flux Compactifications,</text:p>
      <text:p text:style-name="Preformatted_20_Text"><text:s text:c="6"/>JHEP 12 (2012) 122 [1208.0261].</text:p>
      <text:p text:style-name="Preformatted_20_Text">[251] S. Baines and T. Van Riet, Smearing orientifolds in flux compactifications can</text:p>
      <text:p text:style-name="Preformatted_20_Text"><text:s text:c="6"/>be OK, Class. Quant. Grav. 37 (2020) 195015 [2005.09501].</text:p>
      <text:p text:style-name="Preformatted_20_Text">[252] F. Marchesano, E. Palti, J. Quirant and A. Tomasiello, On supersymmetric</text:p>
      <text:p text:style-name="Preformatted_20_Text"><text:s text:c="6"/>AdS4 orientifold vacua, JHEP 08 (2020) 087 [2003.13578].</text:p>
      <text:p text:style-name="Preformatted_20_Text">[253] N. Cribiori, D. Junghans, V. Van Hemelryck, T. Van Riet and T. Wrase,</text:p>
      <text:p text:style-name="Preformatted_20_Text"><text:s text:c="6"/>Scale-separated AdS4 vacua of IIA orientifolds and M-theory, 2107.00019.</text:p>
      <text:p text:style-name="Preformatted_20_Text">[254] L. J. Romans, Massive N=2a Supergravity in Ten-Dimensions, Phys. Lett. B</text:p>
      <text:p text:style-name="Preformatted_20_Text"><text:s text:c="6"/>169 (1986) 374.</text:p>
      <text:p text:style-name="Preformatted_20_Text">[255] T. Banks and K. van den Broek, Massive IIA flux compactifications and</text:p>
      <text:p text:style-name="Preformatted_20_Text"><text:s text:c="6"/>U-dualities, JHEP 03 (2007) 068 [hep-th/0611185].</text:p>
      <text:p text:style-name="Preformatted_20_Text">[256] G. W. Moore and E. Witten, Selfduality, Ramond-Ramond fields, and K</text:p>
      <text:p text:style-name="Preformatted_20_Text"><text:s text:c="6"/>theory, JHEP 05 (2000) 032 [hep-th/9912279].</text:p>
      <text:p text:style-name="Preformatted_20_Text">[257] R. Minasian and G. W. Moore, K theory and Ramond-Ramond charge, JHEP</text:p>
      <text:p text:style-name="Preformatted_20_Text"><text:s text:c="6"/>11 (1997) 002 [hep-th/9710230].</text:p>
      <text:p text:style-name="Preformatted_20_Text">[258] A. Collinucci and J. Evslin, Twisted Homology, JHEP 03 (2007) 058</text:p>
      <text:p text:style-name="Preformatted_20_Text"><text:s text:c="6"/>[hep-th/0611218].</text:p>
      <text:p text:style-name="Preformatted_20_Text"><text:soft-page-break/>[259] D. Robbins and T. Wrase, D-terms from generalized NS-NS fluxes in type II,</text:p>
      <text:p text:style-name="Preformatted_20_Text"><text:s text:c="6"/>JHEP 12 (2007) 058 [0709.2186].</text:p>
      <text:p text:style-name="Preformatted_20_Text">[260] D. Andriot, New constraints on classical de Sitter: flirting with the</text:p>
      <text:p text:style-name="Preformatted_20_Text"><text:s text:c="6"/>swampland, Fortsch. Phys. 67 (2019) 1800103 [1807.09698].</text:p>
      <text:p text:style-name="Preformatted_20_Text">[261] H. Murayama, M. Yamazaki and T. T. Yanagida, Do We Live in the</text:p>
      <text:p text:style-name="Preformatted_20_Text"><text:s text:c="6"/>Swampland?, JHEP 12 (2018) 032 [1809.00478].</text:p>
      <text:p text:style-name="Preformatted_20_Text">[262] K. Choi, D. Chway and C. S. Shin, The dS swampland conjecture with the</text:p>
      <text:p text:style-name="Preformatted_20_Text"><text:s text:c="6"/>electroweak symmetry and QCD chiral symmetry breaking, JHEP 11 (2018)</text:p>
      <text:p text:style-name="Preformatted_20_Text"><text:s text:c="6"/>142 [1809.01475].</text:p>
      <text:p text:style-name="Preformatted_20_Text">[263] K. Hamaguchi, M. Ibe and T. Moroi, The swampland conjecture and the</text:p>
      <text:p text:style-name="Preformatted_20_Text"><text:s text:c="6"/>Higgs expectation value, JHEP 12 (2018) 023 [1810.02095].</text:p>
      <text:p text:style-name="Preformatted_20_Text"><text:s text:c="40"/>171</text:p>
      <text:p text:style-name="Preformatted_20_Text">[264] S. K. Garg and C. Krishnan, Bounds on Slow Roll and the de Sitter</text:p>
      <text:p text:style-name="Preformatted_20_Text"><text:s text:c="6"/>Swampland, JHEP 11 (2019) 075 [1807.05193].</text:p>
      <text:p text:style-name="Preformatted_20_Text">[265] F. Baume and E. Palti, Backreacted Axion Field Ranges in String Theory,</text:p>
      <text:p text:style-name="Preformatted_20_Text"><text:s text:c="6"/>JHEP 08 (2016) 043 [1602.06517].</text:p>
      <text:p text:style-name="Preformatted_20_Text">[266] D. Klaewer and E. Palti, Super-Planckian Spatial Field Variations and</text:p>
      <text:p text:style-name="Preformatted_20_Text"><text:s text:c="6"/>Quantum Gravity, JHEP 01 (2017) 088 [1610.00010].</text:p>
      <text:p text:style-name="Preformatted_20_Text">[267] H. Ooguri and C. Vafa, On the Geometry of the String Landscape and the</text:p>
      <text:p text:style-name="Preformatted_20_Text"><text:s text:c="6"/>Swampland, Nucl. Phys. B 766 (2007) 21 [hep-th/0605264].</text:p>
      <text:p text:style-name="Preformatted_20_Text">[268] G. W. Gibbons and S. W. Hawking, Cosmological Event Horizons,</text:p>
      <text:p text:style-name="Preformatted_20_Text"><text:s text:c="6"/>Thermodynamics, and Particle Creation, Phys. Rev. D 15 (1977) 2738.</text:p>
      <text:p text:style-name="Preformatted_20_Text">[269] R. Bousso, A Covariant entropy conjecture, JHEP 07 (1999) 004</text:p>
      <text:p text:style-name="Preformatted_20_Text"><text:s text:c="6"/>[hep-th/9905177].</text:p>
      <text:p text:style-name="Preformatted_20_Text">[270] A. Achúcarro and G. A. Palma, The string swampland constraints require</text:p>
      <text:p text:style-name="Preformatted_20_Text"><text:s text:c="6"/>multi-field inflation, JCAP 02 (2019) 041 [1807.04390].</text:p>
      <text:p text:style-name="Preformatted_20_Text">[271] A. Kehagias and A. Riotto, A note on Inflation and the Swampland, Fortsch.</text:p>
      <text:p text:style-name="Preformatted_20_Text"><text:s text:c="6"/>Phys. 66 (2018) 1800052 [1807.05445].</text:p>
      <text:p text:style-name="Preformatted_20_Text">[272] P. Agrawal, G. Obied, P. J. Steinhardt and C. Vafa, On the Cosmological</text:p>
      <text:p text:style-name="Preformatted_20_Text"><text:s text:c="6"/>Implications of the String Swampland, Phys. Lett. B 784 (2018) 271</text:p>
      <text:p text:style-name="Preformatted_20_Text"><text:s text:c="6"/>[1806.09718].</text:p>
      <text:p text:style-name="Preformatted_20_Text">[273] M. Dine and N. Seiberg, Is the Superstring Weakly Coupled?, Phys. Lett. B</text:p>
      <text:p text:style-name="Preformatted_20_Text"><text:s text:c="6"/>162 (1985) 299.</text:p>
      <text:p text:style-name="Preformatted_20_Text">[274] A. Hebecker and T. Wrase, The Asymptotic dS Swampland Conjecture - a</text:p>
      <text:p text:style-name="Preformatted_20_Text"><text:s text:c="6"/>Simplified Derivation and a Potential Loophole, Fortsch. Phys. 67 (2019)</text:p>
      <text:p text:style-name="Preformatted_20_Text"><text:s text:c="6"/>1800097 [1810.08182].</text:p>
      <text:p text:style-name="Preformatted_20_Text">[275] M. K. Gaillard and B. Zumino, Duality Rotations for Interacting Fields,</text:p>
      <text:p text:style-name="Preformatted_20_Text"><text:s text:c="6"/>Nucl. Phys. B 193 (1981) 221.</text:p>
      <text:p text:style-name="Preformatted_20_Text">[276] T. Kugo and S. Uehara, N = 1 Superconformal Tensor Calculus: Multiplets</text:p>
      <text:p text:style-name="Preformatted_20_Text"><text:s text:c="6"/>With External Lorentz Indices and Spinor Derivative Operators, Prog. Theor.</text:p>
      <text:p text:style-name="Preformatted_20_Text"><text:s text:c="6"/>Phys. 73 (1985) 235.</text:p>
      <text:p text:style-name="Preformatted_20_Text"><text:s text:c="40"/>172</text:p>
      <text:p text:style-name="Preformatted_20_Text"><text:s text:c="23"/>Christoph Oliver ROUPEC</text:p>
      <text:p text:style-name="Preformatted_20_Text"><text:s text:c="8"/>Institute for Theoretical Physics, Vienna University of Technology</text:p>
      <text:p text:style-name="Preformatted_20_Text"><text:s text:c="14"/>Wiedner Hauptstraße 8-10/136, A-1040 Vienna, Austria</text:p>
      <text:p text:style-name="Preformatted_20_Text"><text:s text:c="15"/>(+43) 664 3826128 # Christoph.Roupec@gmail.com</text:p>
      <text:p text:style-name="Preformatted_20_Text">PERSONAL INFORMATION</text:p>
      <text:p text:style-name="Preformatted_20_Text"><text:s text:c="2"/>Date of Birth <text:s text:c="50"/>31st of July 1991</text:p>
      <text:p text:style-name="Preformatted_20_Text"><text:s text:c="2"/>Place of Birth <text:s text:c="45"/>Vöcklabruck, Austria</text:p>
      <text:p text:style-name="Preformatted_20_Text"><text:s text:c="2"/>Nationality <text:s text:c="62"/>Austria</text:p>
      <text:p text:style-name="Preformatted_20_Text"><text:s text:c="2"/>Address <text:s text:c="17"/>Breitenseer Straße 39a, T23-24, A-1140, Vienna, Austria</text:p>
      <text:p text:style-name="Preformatted_20_Text">EDUCATION</text:p>
      <text:p text:style-name="Preformatted_20_Text"><text:s text:c="2"/>Vienna University of Technology,</text:p>
      <text:p text:style-name="Preformatted_20_Text"><text:s text:c="2"/>Institute for Theoretical Physics <text:s text:c="35"/>2017 - 2022</text:p>
      <text:p text:style-name="Preformatted_20_Text"><text:s text:c="2"/>Doctorate in Theoretical Physics under the supervision of Timm Wrase.</text:p>
      <text:p text:style-name="Preformatted_20_Text"><text:s text:c="2"/>Thesis Title: Flux Compactifications, dS Vacua and the Swampland</text:p>
      <text:p text:style-name="Preformatted_20_Text"><text:s text:c="2"/>University of Vienna <text:s text:c="48"/>2015 - 2017</text:p>
      <text:p text:style-name="Preformatted_20_Text"><text:s text:c="2"/>Master of Physics <text:s text:c="36"/>graduated with distinction</text:p>
      <text:p text:style-name="Preformatted_20_Text"><text:s text:c="2"/>Emphasis on theoretical particle physics, gravity and cosmology.</text:p>
      <text:p text:style-name="Preformatted_20_Text"><text:soft-page-break/><text:s text:c="2"/>University of Vienna <text:s text:c="48"/>2011 - 2015</text:p>
      <text:p text:style-name="Preformatted_20_Text"><text:s text:c="2"/>Bachelor of Physics</text:p>
      <text:p text:style-name="Preformatted_20_Text"><text:s text:c="2"/>Austrian High School Equivalent Matura <text:s text:c="30"/>2006 - 2011</text:p>
      <text:p text:style-name="Preformatted_20_Text"><text:s text:c="2"/>HTL Wels <text:s text:c="46"/>graduated with distinction</text:p>
      <text:p text:style-name="Preformatted_20_Text"><text:s text:c="2"/>School with emphasis on education in technology, focus on Mechatronics.</text:p>
      <text:p text:style-name="Preformatted_20_Text">EXPERIENCE</text:p>
      <text:p text:style-name="Preformatted_20_Text"><text:s text:c="2"/>Vienna University of Technology,</text:p>
      <text:p text:style-name="Preformatted_20_Text"><text:s text:c="2"/>Institute for Theoretical Physics <text:s text:c="35"/>2017 - 2022</text:p>
      <text:p text:style-name="Preformatted_20_Text"><text:s text:c="2"/>Project Assisstent working on non-linear Supergravity with Timm Wrase.</text:p>
      <text:p text:style-name="Preformatted_20_Text"><text:s text:c="2"/>Stanford Institute for Theoretical Physics <text:s text:c="14"/>August - December 2019</text:p>
      <text:p text:style-name="Preformatted_20_Text"><text:s text:c="2"/>Visiting Scientist working with Renata Kallosh and Andrei Linde.</text:p>
      <text:p text:style-name="Preformatted_20_Text"><text:s text:c="2"/>Teaching Assistant <text:s text:c="58"/>2019</text:p>
      <text:p text:style-name="Preformatted_20_Text"><text:s text:c="2"/>Erwin Schrödinger Institute, Vienna, Austria</text:p>
      <text:p text:style-name="Preformatted_20_Text"><text:s text:c="2"/>Course on Supergravity taught by Antoine Van Proeyen.</text:p>
      <text:p text:style-name="Preformatted_20_Text"><text:s text:c="2"/>Teaching Assistant <text:s text:c="58"/>2013</text:p>
      <text:p text:style-name="Preformatted_20_Text"><text:s text:c="2"/>University of Vienna, Vienna, Austria</text:p>
      <text:p text:style-name="Preformatted_20_Text"><text:s text:c="2"/>Basics of Programming for physicists.</text:p>
      <text:p text:style-name="Preformatted_20_Text"><text:s text:c="40"/>173</text:p>
      <text:p text:style-name="Preformatted_20_Text">PUBLICATIONS</text:p>
      <text:p text:style-name="Preformatted_20_Text"><text:s text:c="2"/>Non-supersymmetric branes</text:p>
      <text:p text:style-name="Preformatted_20_Text"><text:s text:c="2"/>with: N. Cribiori, M. Tournoy, A. Van Proeyen and T. Wrase</text:p>
      <text:p text:style-name="Preformatted_20_Text"><text:s text:c="2"/>JHEP 07 (2020) 189 <text:s text:c="41"/>arXiv:2004.13110</text:p>
      <text:p text:style-name="Preformatted_20_Text"><text:s text:c="2"/>de Sitter Minima from M theory and String theory</text:p>
      <text:p text:style-name="Preformatted_20_Text"><text:s text:c="2"/>with: N. Cribiori, R. Kallosh and A. Linde</text:p>
      <text:p text:style-name="Preformatted_20_Text"><text:s text:c="2"/>Phys.Rev.D 101 (2020) 4, 046018 <text:s text:c="28"/>arXiv:1912.02791</text:p>
      <text:p text:style-name="Preformatted_20_Text"><text:s text:c="2"/>Mass Production of IIA and IIB dS Vacua</text:p>
      <text:p text:style-name="Preformatted_20_Text"><text:s text:c="2"/>with: N. Cribiori, R. Kallosh and A. Linde</text:p>
      <text:p text:style-name="Preformatted_20_Text"><text:s text:c="2"/>JHEP 02 (2020) 063 <text:s text:c="41"/>arXiv:1912.00027</text:p>
      <text:p text:style-name="Preformatted_20_Text"><text:s text:c="2"/>Uplifting Anti-D6-brane</text:p>
      <text:p text:style-name="Preformatted_20_Text"><text:s text:c="2"/>with: N. Cribiori, R. Kallosh and T. Wrase</text:p>
      <text:p text:style-name="Preformatted_20_Text"><text:s text:c="2"/>JHEP 12 (2019) 171 <text:s text:c="41"/>arXiv:1909.08629</text:p>
      <text:p text:style-name="Preformatted_20_Text"><text:s text:c="2"/>Supersymmetric anti-D3-brane action in the Kachru-Kallosh-Linde-</text:p>
      <text:p text:style-name="Preformatted_20_Text"><text:s text:c="2"/>Trivedi setup</text:p>
      <text:p text:style-name="Preformatted_20_Text"><text:s text:c="2"/>with: N. Cribiori, T. Wrase and Y. Yamada</text:p>
      <text:p text:style-name="Preformatted_20_Text"><text:s text:c="2"/>Phys.Rev. D100 (2019) no.6, 066001 <text:s text:c="25"/>arXiv:1906.07727</text:p>
      <text:p text:style-name="Preformatted_20_Text"><text:s text:c="2"/>Further refining the de Sitter swampland conjecture</text:p>
      <text:p text:style-name="Preformatted_20_Text"><text:s text:c="2"/>with: D. Andriot</text:p>
      <text:p text:style-name="Preformatted_20_Text"><text:s text:c="2"/>Fortsch. Phys. 67 (2019) no.1-2, 1800105 <text:s text:c="19"/>arXiv:1811.08889</text:p>
      <text:p text:style-name="Preformatted_20_Text"><text:s text:c="2"/>Scaling limits of dS vacua and the swampland</text:p>
      <text:p text:style-name="Preformatted_20_Text"><text:s text:c="2"/>with: A. Banlaki, A. Chowdhury and T. Wrase</text:p>
      <text:p text:style-name="Preformatted_20_Text"><text:s text:c="2"/>JHEP 1903 (2019) 065 <text:s text:c="39"/>arXiv:1811.07880</text:p>
      <text:p text:style-name="Preformatted_20_Text"><text:s text:c="2"/>de Sitter extrema and the swampland</text:p>
      <text:p text:style-name="Preformatted_20_Text"><text:s text:c="2"/>with: T. Wrase</text:p>
      <text:p text:style-name="Preformatted_20_Text"><text:s text:c="2"/>Fortsch.Phys. 67 (2019) no.1-2, 1800082 <text:s text:c="20"/>arXiv:1807.09538</text:p>
      <text:p text:style-name="Preformatted_20_Text">TALKS</text:p>
      <text:p text:style-name="Preformatted_20_Text"><text:s text:c="2"/>Non-Supersymmetric Branes <text:s text:c="40"/>17.11.2020</text:p>
      <text:p text:style-name="Preformatted_20_Text"><text:s text:c="2"/>Seminar Series on String Phenomenology, Boston, USA (online)</text:p>
      <text:p text:style-name="Preformatted_20_Text"><text:s text:c="2"/>Scaling Limits of dS Vacua <text:s text:c="39"/>27.06.2019</text:p>
      <text:p text:style-name="Preformatted_20_Text"><text:s text:c="2"/>StringPheno 2019, CERN, Geneva, Switzerland</text:p>
      <text:p text:style-name="Preformatted_20_Text"><text:s text:c="2"/>dS Vacua and Starobinsky Inflation in 4d N=1 Supergravity 27.06.2017</text:p>
      <text:p text:style-name="Preformatted_20_Text"><text:s text:c="2"/>Seminar on Mathematical Physics, University of Vienna, Vienna, Austria</text:p>
      <text:p text:style-name="Preformatted_20_Text"><text:s text:c="39"/>174</text:p>
      <text:p text:style-name="Preformatted_20_Text">CONFERENCES AND SCHOOLS</text:p>
      <text:p text:style-name="Preformatted_20_Text"><text:s text:c="2"/>StringPheno21 <text:s text:c="57"/>12.-16.7.2021</text:p>
      <text:p text:style-name="Preformatted_20_Text"><text:s text:c="2"/>Northeastern University, Boston, USA (online)</text:p>
      <text:p text:style-name="Preformatted_20_Text"><text:s text:c="2"/>CERN Winterschool <text:s text:c="54"/>01-05.2.2021</text:p>
      <text:p text:style-name="Preformatted_20_Text"><text:s text:c="2"/>CERN, Geneva, Switzerland (online)</text:p>
      <text:p text:style-name="Preformatted_20_Text"><text:soft-page-break/><text:s text:c="2"/>StringPheno20 <text:s text:c="57"/>08.-12.6.2020</text:p>
      <text:p text:style-name="Preformatted_20_Text"><text:s text:c="2"/>Northeastern University, Boston, USA (online)</text:p>
      <text:p text:style-name="Preformatted_20_Text"><text:s text:c="2"/>CERN Winterschool <text:s text:c="54"/>03-07.2.2020</text:p>
      <text:p text:style-name="Preformatted_20_Text"><text:s text:c="2"/>CERN, Geneva, Switzerland</text:p>
      <text:p text:style-name="Preformatted_20_Text"><text:s text:c="2"/>StringPheno19 <text:s text:c="57"/>24.-28.6.2019</text:p>
      <text:p text:style-name="Preformatted_20_Text"><text:s text:c="2"/>CERN, Geneva, Switzerland</text:p>
      <text:p text:style-name="Preformatted_20_Text"><text:s text:c="2"/>CERN Winterschool <text:s text:c="54"/>04-08.2.2019</text:p>
      <text:p text:style-name="Preformatted_20_Text"><text:s text:c="2"/>CERN, Geneva, Switzerland</text:p>
      <text:p text:style-name="Preformatted_20_Text"><text:s text:c="2"/>StringPheno18 <text:s text:c="57"/>02.-06.7.2018</text:p>
      <text:p text:style-name="Preformatted_20_Text"><text:s text:c="2"/>University of Warsaw, Warsaw, Poland</text:p>
      <text:p text:style-name="Preformatted_20_Text"><text:s text:c="2"/>CERN Winterschool <text:s text:c="54"/>12-16.2.2018</text:p>
      <text:p text:style-name="Preformatted_20_Text"><text:s text:c="2"/>CERN, Geneva, Switzerland</text:p>
      <text:p text:style-name="Preformatted_20_Text"><text:s text:c="2"/>Laces 2017 <text:s text:c="55"/>27.11.-15.12.2017</text:p>
      <text:p text:style-name="Preformatted_20_Text"><text:s text:c="2"/>Galileo Galilei Institute for Theoretical Physics, Florence, Italy</text:p>
      <text:p text:style-name="Preformatted_20_Text">GRANTS</text:p>
      <text:p text:style-name="Preformatted_20_Text"><text:s text:c="2"/>Austrian Marshall Plan Fellowship <text:s text:c="46"/>2019</text:p>
      <text:p text:style-name="Preformatted_20_Text"><text:s text:c="2"/>Travel grant to visit Stanford Institute for Theoretical Physics to collaborate with</text:p>
      <text:p text:style-name="Preformatted_20_Text"><text:s text:c="2"/>Renata Kallosh.</text:p>
      <text:p text:style-name="Preformatted_20_Text"><text:s text:c="2"/>DKPI Associate <text:s text:c="58"/>2019 - 2020</text:p>
      <text:p text:style-name="Preformatted_20_Text"><text:s text:c="2"/>Associate to the Doktoratskolleg Particles and Interactions under the supervision</text:p>
      <text:p text:style-name="Preformatted_20_Text"><text:s text:c="2"/>of Anton Rebhan.</text:p>
      <text:p text:style-name="Preformatted_20_Text"><text:s text:c="2"/>ÖAW DOC Stipend <text:s text:c="58"/>2019-2021</text:p>
      <text:p text:style-name="Preformatted_20_Text"><text:s text:c="2"/>Scholarship for excellent Doctorate candidates of the Austrian Academy of Sci-</text:p>
      <text:p text:style-name="Preformatted_20_Text"><text:s text:c="2"/>ences.</text:p>
      <text:p text:style-name="Preformatted_20_Text"><text:s text:c="40"/>175</text:p>
      <text:p text:style-name="Preformatted_20_Text">ADDITIONAL SKILLS</text:p>
      <text:p text:style-name="Preformatted_20_Text"><text:s text:c="2"/>Language <text:s text:c="9"/>German (native), English (fluent)</text:p>
      <text:p text:style-name="Preformatted_20_Text"><text:s text:c="2"/>Type Setting <text:s text:c="5"/>LATEX</text:p>
      <text:p text:style-name="Preformatted_20_Text"><text:s text:c="2"/>Mathematics <text:s text:c="6"/>Wolfram Mathematica</text:p>
      <text:p text:style-name="Preformatted_20_Text"><text:s text:c="2"/>Programming <text:s text:c="6"/>Python, C, Fortran</text:p>
      <text:p text:style-name="Preformatted_20_Text"><text:s text:c="2"/>Code Management <text:s text:c="2"/>Github</text:p>
      <text:p text:style-name="Preformatted_20_Text"><text:s text:c="2"/>Office Software <text:s text:c="2"/>Microsoft, Libre, Google</text:p>
      <text:p text:style-name="Preformatted_20_Text"><text:s text:c="2"/>Operating Systems Microsoft Windows, Linux (Debian/Ubuntu), Android</text:p>
      <text:p text:style-name="Preformatted_20_Text"><text:s text:c="27"/>17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13:55:45.560641189</dc:date>
    <meta:editing-duration>PT17S</meta:editing-duration>
    <meta:editing-cycles>1</meta:editing-cycles>
    <meta:document-statistic meta:table-count="0" meta:image-count="0" meta:object-count="0" meta:page-count="140" meta:paragraph-count="6534" meta:word-count="61018" meta:character-count="450618" meta:non-whitespace-character-count="269017"/>
    <meta:generator>LibreOffice/6.1.5.2$Linux_X86_64 LibreOffice_project/10$Build-2</meta:generator>
  </office:meta>
</office:document-meta>
</file>